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4571in"/>
    </style:style>
    <style:style style:name="co3" style:family="table-column">
      <style:table-column-properties fo:break-before="auto" style:column-width="1.6098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/>
          <table:table-cell table:style-name="Default"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/N</text:p>
          </table:table-cell>
          <table:table-cell table:style-name="Default"/>
          <table:table-cell table:number-columns-repeated="4" office:value-type="float" office:value="720319">
            <text:p>720319</text:p>
          </table:table-cell>
        </table:table-row>
        <table:table-row table:style-name="ro1">
          <table:table-cell office:value-type="string">
            <text:p>Type</text:p>
          </table:table-cell>
          <table:table-cell table:style-name="Default"/>
          <table:table-cell table:number-columns-repeated="4" office:value-type="string">
            <text:p>TGP-4500</text:p>
          </table:table-cell>
        </table:table-row>
        <table:table-row table:style-name="ro1">
          <table:table-cell office:value-type="string">
            <text:p>Description</text:p>
          </table:table-cell>
          <table:table-cell table:style-name="Default"/>
          <table:table-cell table:number-columns-repeated="4" office:value-type="string">
            <text:p>Light Interception #1</text:p>
          </table:table-cell>
        </table:table-row>
        <table:table-row table:style-name="ro1">
          <table:table-cell office:value-type="string">
            <text:p>Property</text:p>
          </table:table-cell>
          <table:table-cell table:style-name="Default"/>
          <table:table-cell office:value-type="string">
            <text:p>Maximum Temperature</text:p>
          </table:table-cell>
          <table:table-cell office:value-type="string">
            <text:p>Temperature</text:p>
          </table:table-cell>
          <table:table-cell office:value-type="string">
            <text:p>Maximum Humidity</text:p>
          </table:table-cell>
          <table:table-cell office:value-type="string">
            <text:p>Humid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4-07-22 12:36:43</text:p>
          </table:table-cell>
          <table:table-cell/>
          <table:table-cell office:value-type="string">
            <text:p>22.943 °C</text:p>
          </table:table-cell>
          <table:table-cell/>
          <table:table-cell office:value-type="string">
            <text:p>48.7 %R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4-07-22 12:37:13</text:p>
          </table:table-cell>
          <table:table-cell office:value-type="string">
            <text:p>22.943 °C</text:p>
          </table:table-cell>
          <table:table-cell office:value-type="string">
            <text:p>22.937 °C</text:p>
          </table:table-cell>
          <table:table-cell table:number-columns-repeated="2" office:value-type="string">
            <text:p>49.0 %R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4-07-22 12:37:43</text:p>
          </table:table-cell>
          <table:table-cell office:value-type="string">
            <text:p>22.936 °C</text:p>
          </table:table-cell>
          <table:table-cell office:value-type="string">
            <text:p>22.923 °C</text:p>
          </table:table-cell>
          <table:table-cell table:number-columns-repeated="2" office:value-type="string">
            <text:p>49.0 %R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4-07-22 12:38:13</text:p>
          </table:table-cell>
          <table:table-cell office:value-type="string">
            <text:p>22.923 °C</text:p>
          </table:table-cell>
          <table:table-cell office:value-type="string">
            <text:p>22.911 °C</text:p>
          </table:table-cell>
          <table:table-cell office:value-type="string">
            <text:p>49.0 %RH</text:p>
          </table:table-cell>
          <table:table-cell office:value-type="string">
            <text:p>48.7 %RH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4-07-22 12:38:43</text:p>
          </table:table-cell>
          <table:table-cell office:value-type="string">
            <text:p>22.910 °C</text:p>
          </table:table-cell>
          <table:table-cell office:value-type="string">
            <text:p>22.899 °C</text:p>
          </table:table-cell>
          <table:table-cell office:value-type="string">
            <text:p>49.0 %RH</text:p>
          </table:table-cell>
          <table:table-cell office:value-type="string">
            <text:p>48.7 %RH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4-07-22 12:39:13</text:p>
          </table:table-cell>
          <table:table-cell office:value-type="string">
            <text:p>22.897 °C</text:p>
          </table:table-cell>
          <table:table-cell office:value-type="string">
            <text:p>22.884 °C</text:p>
          </table:table-cell>
          <table:table-cell table:number-columns-repeated="2" office:value-type="string">
            <text:p>49.0 %RH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4-07-22 12:39:43</text:p>
          </table:table-cell>
          <table:table-cell office:value-type="string">
            <text:p>22.885 °C</text:p>
          </table:table-cell>
          <table:table-cell office:value-type="string">
            <text:p>22.872 °C</text:p>
          </table:table-cell>
          <table:table-cell office:value-type="string">
            <text:p>49.0 %RH</text:p>
          </table:table-cell>
          <table:table-cell office:value-type="string">
            <text:p>48.7 %RH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4-07-22 12:40:13</text:p>
          </table:table-cell>
          <table:table-cell office:value-type="string">
            <text:p>22.870 °C</text:p>
          </table:table-cell>
          <table:table-cell office:value-type="string">
            <text:p>22.859 °C</text:p>
          </table:table-cell>
          <table:table-cell office:value-type="string">
            <text:p>49.0 %RH</text:p>
          </table:table-cell>
          <table:table-cell office:value-type="string">
            <text:p>48.7 %RH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4-07-22 12:40:43</text:p>
          </table:table-cell>
          <table:table-cell office:value-type="string">
            <text:p>22.857 °C</text:p>
          </table:table-cell>
          <table:table-cell office:value-type="string">
            <text:p>22.847 °C</text:p>
          </table:table-cell>
          <table:table-cell table:number-columns-repeated="2" office:value-type="string">
            <text:p>51.0 %RH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4-07-22 12:41:13</text:p>
          </table:table-cell>
          <table:table-cell office:value-type="string">
            <text:p>22.850 °C</text:p>
          </table:table-cell>
          <table:table-cell office:value-type="string">
            <text:p>22.840 °C</text:p>
          </table:table-cell>
          <table:table-cell office:value-type="string">
            <text:p>51.8 %RH</text:p>
          </table:table-cell>
          <table:table-cell office:value-type="string">
            <text:p>51.5 %RH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4-07-22 12:41:43</text:p>
          </table:table-cell>
          <table:table-cell office:value-type="string">
            <text:p>22.843 °C</text:p>
          </table:table-cell>
          <table:table-cell office:value-type="string">
            <text:p>22.833 °C</text:p>
          </table:table-cell>
          <table:table-cell office:value-type="string">
            <text:p>51.5 %RH</text:p>
          </table:table-cell>
          <table:table-cell office:value-type="string">
            <text:p>51.3 %RH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4-07-22 12:42:13</text:p>
          </table:table-cell>
          <table:table-cell office:value-type="string">
            <text:p>22.836 °C</text:p>
          </table:table-cell>
          <table:table-cell office:value-type="string">
            <text:p>22.829 °C</text:p>
          </table:table-cell>
          <table:table-cell office:value-type="string">
            <text:p>51.5 %RH</text:p>
          </table:table-cell>
          <table:table-cell office:value-type="string">
            <text:p>51.0 %RH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4-07-22 12:42:43</text:p>
          </table:table-cell>
          <table:table-cell office:value-type="string">
            <text:p>22.830 °C</text:p>
          </table:table-cell>
          <table:table-cell office:value-type="string">
            <text:p>22.824 °C</text:p>
          </table:table-cell>
          <table:table-cell table:number-columns-repeated="2" office:value-type="string">
            <text:p>51.0 %RH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4-07-22 12:43:13</text:p>
          </table:table-cell>
          <table:table-cell table:number-columns-repeated="2" office:value-type="string">
            <text:p>22.833 °C</text:p>
          </table:table-cell>
          <table:table-cell table:number-columns-repeated="2" office:value-type="string">
            <text:p>55.1 %RH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4-07-22 12:43:43</text:p>
          </table:table-cell>
          <table:table-cell office:value-type="string">
            <text:p>22.839 °C</text:p>
          </table:table-cell>
          <table:table-cell office:value-type="string">
            <text:p>22.834 °C</text:p>
          </table:table-cell>
          <table:table-cell office:value-type="string">
            <text:p>56.6 %RH</text:p>
          </table:table-cell>
          <table:table-cell office:value-type="string">
            <text:p>55.8 %RH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4-07-22 12:44:13</text:p>
          </table:table-cell>
          <table:table-cell office:value-type="string">
            <text:p>22.842 °C</text:p>
          </table:table-cell>
          <table:table-cell office:value-type="string">
            <text:p>22.834 °C</text:p>
          </table:table-cell>
          <table:table-cell office:value-type="string">
            <text:p>55.6 %RH</text:p>
          </table:table-cell>
          <table:table-cell office:value-type="string">
            <text:p>54.3 %RH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4-07-22 12:44:43</text:p>
          </table:table-cell>
          <table:table-cell table:number-columns-repeated="2" office:value-type="string">
            <text:p>22.934 °C</text:p>
          </table:table-cell>
          <table:table-cell table:number-columns-repeated="2" office:value-type="string">
            <text:p>62.5 %RH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014-07-22 12:45:13</text:p>
          </table:table-cell>
          <table:table-cell table:number-columns-repeated="2" office:value-type="string">
            <text:p>23.289 °C</text:p>
          </table:table-cell>
          <table:table-cell table:number-columns-repeated="2" office:value-type="string">
            <text:p>71.2 %RH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014-07-22 12:45:43</text:p>
          </table:table-cell>
          <table:table-cell table:number-columns-repeated="2" office:value-type="string">
            <text:p>23.945 °C</text:p>
          </table:table-cell>
          <table:table-cell office:value-type="string">
            <text:p>71.7 %RH</text:p>
          </table:table-cell>
          <table:table-cell office:value-type="string">
            <text:p>62.5 %RH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4-07-22 12:46:13</text:p>
          </table:table-cell>
          <table:table-cell table:number-columns-repeated="2" office:value-type="string">
            <text:p>24.873 °C</text:p>
          </table:table-cell>
          <table:table-cell office:value-type="string">
            <text:p>62.5 %RH</text:p>
          </table:table-cell>
          <table:table-cell office:value-type="string">
            <text:p>56.3 %RH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4-07-22 12:46:43</text:p>
          </table:table-cell>
          <table:table-cell table:number-columns-repeated="2" office:value-type="string">
            <text:p>25.692 °C</text:p>
          </table:table-cell>
          <table:table-cell office:value-type="string">
            <text:p>56.3 %RH</text:p>
          </table:table-cell>
          <table:table-cell office:value-type="string">
            <text:p>53.8 %RH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014-07-22 12:47:13</text:p>
          </table:table-cell>
          <table:table-cell table:number-columns-repeated="2" office:value-type="string">
            <text:p>26.630 °C</text:p>
          </table:table-cell>
          <table:table-cell office:value-type="string">
            <text:p>53.8 %RH</text:p>
          </table:table-cell>
          <table:table-cell office:value-type="string">
            <text:p>49.0 %RH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4-07-22 12:47:43</text:p>
          </table:table-cell>
          <table:table-cell table:number-columns-repeated="2" office:value-type="string">
            <text:p>27.488 °C</text:p>
          </table:table-cell>
          <table:table-cell office:value-type="string">
            <text:p>49.8 %RH</text:p>
          </table:table-cell>
          <table:table-cell office:value-type="string">
            <text:p>48.0 %RH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4-07-22 12:48:13</text:p>
          </table:table-cell>
          <table:table-cell table:number-columns-repeated="2" office:value-type="string">
            <text:p>28.472 °C</text:p>
          </table:table-cell>
          <table:table-cell office:value-type="string">
            <text:p>48.0 %RH</text:p>
          </table:table-cell>
          <table:table-cell office:value-type="string">
            <text:p>44.7 %RH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014-07-22 12:48:43</text:p>
          </table:table-cell>
          <table:table-cell table:number-columns-repeated="2" office:value-type="string">
            <text:p>29.470 °C</text:p>
          </table:table-cell>
          <table:table-cell office:value-type="string">
            <text:p>44.7 %RH</text:p>
          </table:table-cell>
          <table:table-cell office:value-type="string">
            <text:p>42.8 %RH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014-07-22 12:49:13</text:p>
          </table:table-cell>
          <table:table-cell table:number-columns-repeated="2" office:value-type="string">
            <text:p>30.371 °C</text:p>
          </table:table-cell>
          <table:table-cell office:value-type="string">
            <text:p>43.3 %RH</text:p>
          </table:table-cell>
          <table:table-cell office:value-type="string">
            <text:p>41.8 %RH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4-07-22 12:49:43</text:p>
          </table:table-cell>
          <table:table-cell table:number-columns-repeated="2" office:value-type="string">
            <text:p>30.722 °C</text:p>
          </table:table-cell>
          <table:table-cell table:number-columns-repeated="2" office:value-type="string">
            <text:p>47.5 %RH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14-07-22 12:50:13</text:p>
          </table:table-cell>
          <table:table-cell table:number-columns-repeated="2" office:value-type="string">
            <text:p>30.914 °C</text:p>
          </table:table-cell>
          <table:table-cell office:value-type="string">
            <text:p>47.5 %RH</text:p>
          </table:table-cell>
          <table:table-cell office:value-type="string">
            <text:p>45.5 %RH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014-07-22 12:50:43</text:p>
          </table:table-cell>
          <table:table-cell table:number-columns-repeated="2" office:value-type="string">
            <text:p>31.437 °C</text:p>
          </table:table-cell>
          <table:table-cell office:value-type="string">
            <text:p>46.2 %RH</text:p>
          </table:table-cell>
          <table:table-cell office:value-type="string">
            <text:p>41.4 %RH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014-07-22 12:51:13</text:p>
          </table:table-cell>
          <table:table-cell table:number-columns-repeated="2" office:value-type="string">
            <text:p>32.071 °C</text:p>
          </table:table-cell>
          <table:table-cell table:number-columns-repeated="2" office:value-type="string">
            <text:p>43.3 %RH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2014-07-22 12:51:43</text:p>
          </table:table-cell>
          <table:table-cell office:value-type="string">
            <text:p>32.180 °C</text:p>
          </table:table-cell>
          <table:table-cell office:value-type="string">
            <text:p>32.130 °C</text:p>
          </table:table-cell>
          <table:table-cell table:number-columns-repeated="2" office:value-type="string">
            <text:p>48.7 %RH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2014-07-22 12:52:13</text:p>
          </table:table-cell>
          <table:table-cell office:value-type="string">
            <text:p>32.124 °C</text:p>
          </table:table-cell>
          <table:table-cell office:value-type="string">
            <text:p>31.864 °C</text:p>
          </table:table-cell>
          <table:table-cell table:number-columns-repeated="2" office:value-type="string">
            <text:p>52.8 %RH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014-07-22 12:52:43</text:p>
          </table:table-cell>
          <table:table-cell office:value-type="string">
            <text:p>31.852 °C</text:p>
          </table:table-cell>
          <table:table-cell office:value-type="string">
            <text:p>31.533 °C</text:p>
          </table:table-cell>
          <table:table-cell table:number-columns-repeated="2" office:value-type="string">
            <text:p>53.5 %RH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2014-07-22 12:53:13</text:p>
          </table:table-cell>
          <table:table-cell office:value-type="string">
            <text:p>31.523 °C</text:p>
          </table:table-cell>
          <table:table-cell office:value-type="string">
            <text:p>31.221 °C</text:p>
          </table:table-cell>
          <table:table-cell office:value-type="string">
            <text:p>54.6 %RH</text:p>
          </table:table-cell>
          <table:table-cell office:value-type="string">
            <text:p>54.3 %RH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2014-07-22 12:53:43</text:p>
          </table:table-cell>
          <table:table-cell office:value-type="string">
            <text:p>31.213 °C</text:p>
          </table:table-cell>
          <table:table-cell office:value-type="string">
            <text:p>30.952 °C</text:p>
          </table:table-cell>
          <table:table-cell table:number-columns-repeated="2" office:value-type="string">
            <text:p>55.3 %RH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2014-07-22 12:54:13</text:p>
          </table:table-cell>
          <table:table-cell office:value-type="string">
            <text:p>30.943 °C</text:p>
          </table:table-cell>
          <table:table-cell office:value-type="string">
            <text:p>30.726 °C</text:p>
          </table:table-cell>
          <table:table-cell office:value-type="string">
            <text:p>55.3 %RH</text:p>
          </table:table-cell>
          <table:table-cell office:value-type="string">
            <text:p>48.2 %RH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2014-07-22 12:54:43</text:p>
          </table:table-cell>
          <table:table-cell office:value-type="string">
            <text:p>30.714 °C</text:p>
          </table:table-cell>
          <table:table-cell office:value-type="string">
            <text:p>30.517 °C</text:p>
          </table:table-cell>
          <table:table-cell office:value-type="string">
            <text:p>48.2 %RH</text:p>
          </table:table-cell>
          <table:table-cell office:value-type="string">
            <text:p>42.6 %RH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2014-07-22 12:55:13</text:p>
          </table:table-cell>
          <table:table-cell office:value-type="string">
            <text:p>30.510 °C</text:p>
          </table:table-cell>
          <table:table-cell office:value-type="string">
            <text:p>30.344 °C</text:p>
          </table:table-cell>
          <table:table-cell office:value-type="string">
            <text:p>42.3 %RH</text:p>
          </table:table-cell>
          <table:table-cell office:value-type="string">
            <text:p>38.9 %RH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2014-07-22 12:55:43</text:p>
          </table:table-cell>
          <table:table-cell office:value-type="string">
            <text:p>30.341 °C</text:p>
          </table:table-cell>
          <table:table-cell office:value-type="string">
            <text:p>30.201 °C</text:p>
          </table:table-cell>
          <table:table-cell office:value-type="string">
            <text:p>38.9 %RH</text:p>
          </table:table-cell>
          <table:table-cell office:value-type="string">
            <text:p>35.5 %RH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2014-07-22 12:56:13</text:p>
          </table:table-cell>
          <table:table-cell office:value-type="string">
            <text:p>30.195 °C</text:p>
          </table:table-cell>
          <table:table-cell office:value-type="string">
            <text:p>30.078 °C</text:p>
          </table:table-cell>
          <table:table-cell office:value-type="string">
            <text:p>35.5 %RH</text:p>
          </table:table-cell>
          <table:table-cell office:value-type="string">
            <text:p>33.4 %RH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2014-07-22 12:56:43</text:p>
          </table:table-cell>
          <table:table-cell office:value-type="string">
            <text:p>30.075 °C</text:p>
          </table:table-cell>
          <table:table-cell office:value-type="string">
            <text:p>29.981 °C</text:p>
          </table:table-cell>
          <table:table-cell office:value-type="string">
            <text:p>33.6 %RH</text:p>
          </table:table-cell>
          <table:table-cell office:value-type="string">
            <text:p>31.5 %RH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2014-07-22 12:57:13</text:p>
          </table:table-cell>
          <table:table-cell office:value-type="string">
            <text:p>29.978 °C</text:p>
          </table:table-cell>
          <table:table-cell office:value-type="string">
            <text:p>29.891 °C</text:p>
          </table:table-cell>
          <table:table-cell office:value-type="string">
            <text:p>31.5 %RH</text:p>
          </table:table-cell>
          <table:table-cell office:value-type="string">
            <text:p>29.2 %RH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2014-07-22 12:57:43</text:p>
          </table:table-cell>
          <table:table-cell office:value-type="string">
            <text:p>29.890 °C</text:p>
          </table:table-cell>
          <table:table-cell office:value-type="string">
            <text:p>29.808 °C</text:p>
          </table:table-cell>
          <table:table-cell office:value-type="string">
            <text:p>29.2 %RH</text:p>
          </table:table-cell>
          <table:table-cell office:value-type="string">
            <text:p>27.6 %RH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2014-07-22 12:58:13</text:p>
          </table:table-cell>
          <table:table-cell office:value-type="string">
            <text:p>29.811 °C</text:p>
          </table:table-cell>
          <table:table-cell office:value-type="string">
            <text:p>29.743 °C</text:p>
          </table:table-cell>
          <table:table-cell office:value-type="string">
            <text:p>28.3 %RH</text:p>
          </table:table-cell>
          <table:table-cell office:value-type="string">
            <text:p>27.6 %RH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2014-07-22 12:58:43</text:p>
          </table:table-cell>
          <table:table-cell office:value-type="string">
            <text:p>29.741 °C</text:p>
          </table:table-cell>
          <table:table-cell office:value-type="string">
            <text:p>29.681 °C</text:p>
          </table:table-cell>
          <table:table-cell office:value-type="string">
            <text:p>27.3 %RH</text:p>
          </table:table-cell>
          <table:table-cell office:value-type="string">
            <text:p>26.4 %RH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2014-07-22 12:59:13</text:p>
          </table:table-cell>
          <table:table-cell office:value-type="string">
            <text:p>29.679 °C</text:p>
          </table:table-cell>
          <table:table-cell office:value-type="string">
            <text:p>29.625 °C</text:p>
          </table:table-cell>
          <table:table-cell office:value-type="string">
            <text:p>26.4 %RH</text:p>
          </table:table-cell>
          <table:table-cell office:value-type="string">
            <text:p>25.5 %RH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2014-07-22 12:59:43</text:p>
          </table:table-cell>
          <table:table-cell office:value-type="string">
            <text:p>29.624 °C</text:p>
          </table:table-cell>
          <table:table-cell office:value-type="string">
            <text:p>29.569 °C</text:p>
          </table:table-cell>
          <table:table-cell office:value-type="string">
            <text:p>25.5 %RH</text:p>
          </table:table-cell>
          <table:table-cell office:value-type="string">
            <text:p>24.8 %RH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2014-07-22 13:00:13</text:p>
          </table:table-cell>
          <table:table-cell office:value-type="string">
            <text:p>29.572 °C</text:p>
          </table:table-cell>
          <table:table-cell office:value-type="string">
            <text:p>29.522 °C</text:p>
          </table:table-cell>
          <table:table-cell office:value-type="string">
            <text:p>25.7 %RH</text:p>
          </table:table-cell>
          <table:table-cell office:value-type="string">
            <text:p>25.3 %RH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2014-07-22 13:00:43</text:p>
          </table:table-cell>
          <table:table-cell office:value-type="string">
            <text:p>29.521 °C</text:p>
          </table:table-cell>
          <table:table-cell office:value-type="string">
            <text:p>29.471 °C</text:p>
          </table:table-cell>
          <table:table-cell office:value-type="string">
            <text:p>25.7 %RH</text:p>
          </table:table-cell>
          <table:table-cell office:value-type="string">
            <text:p>25.5 %RH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2014-07-22 13:01:13</text:p>
          </table:table-cell>
          <table:table-cell office:value-type="string">
            <text:p>29.473 °C</text:p>
          </table:table-cell>
          <table:table-cell office:value-type="string">
            <text:p>29.426 °C</text:p>
          </table:table-cell>
          <table:table-cell office:value-type="string">
            <text:p>25.7 %RH</text:p>
          </table:table-cell>
          <table:table-cell office:value-type="string">
            <text:p>25.0 %RH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2014-07-22 13:01:43</text:p>
          </table:table-cell>
          <table:table-cell office:value-type="string">
            <text:p>29.426 °C</text:p>
          </table:table-cell>
          <table:table-cell office:value-type="string">
            <text:p>29.382 °C</text:p>
          </table:table-cell>
          <table:table-cell office:value-type="string">
            <text:p>25.3 %RH</text:p>
          </table:table-cell>
          <table:table-cell office:value-type="string">
            <text:p>25.0 %RH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2014-07-22 13:02:13</text:p>
          </table:table-cell>
          <table:table-cell office:value-type="string">
            <text:p>29.382 °C</text:p>
          </table:table-cell>
          <table:table-cell office:value-type="string">
            <text:p>29.331 °C</text:p>
          </table:table-cell>
          <table:table-cell office:value-type="string">
            <text:p>25.5 %RH</text:p>
          </table:table-cell>
          <table:table-cell office:value-type="string">
            <text:p>25.3 %RH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014-07-22 13:02:43</text:p>
          </table:table-cell>
          <table:table-cell office:value-type="string">
            <text:p>29.331 °C</text:p>
          </table:table-cell>
          <table:table-cell office:value-type="string">
            <text:p>29.284 °C</text:p>
          </table:table-cell>
          <table:table-cell office:value-type="string">
            <text:p>25.3 %RH</text:p>
          </table:table-cell>
          <table:table-cell office:value-type="string">
            <text:p>24.8 %RH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2014-07-22 13:03:13</text:p>
          </table:table-cell>
          <table:table-cell office:value-type="string">
            <text:p>29.284 °C</text:p>
          </table:table-cell>
          <table:table-cell office:value-type="string">
            <text:p>29.239 °C</text:p>
          </table:table-cell>
          <table:table-cell office:value-type="string">
            <text:p>25.3 %RH</text:p>
          </table:table-cell>
          <table:table-cell office:value-type="string">
            <text:p>25.0 %RH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2014-07-22 13:03:43</text:p>
          </table:table-cell>
          <table:table-cell office:value-type="string">
            <text:p>29.242 °C</text:p>
          </table:table-cell>
          <table:table-cell office:value-type="string">
            <text:p>29.194 °C</text:p>
          </table:table-cell>
          <table:table-cell office:value-type="string">
            <text:p>25.0 %RH</text:p>
          </table:table-cell>
          <table:table-cell office:value-type="string">
            <text:p>24.6 %RH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2014-07-22 13:04:13</text:p>
          </table:table-cell>
          <table:table-cell office:value-type="string">
            <text:p>29.195 °C</text:p>
          </table:table-cell>
          <table:table-cell office:value-type="string">
            <text:p>29.152 °C</text:p>
          </table:table-cell>
          <table:table-cell office:value-type="string">
            <text:p>25.3 %RH</text:p>
          </table:table-cell>
          <table:table-cell office:value-type="string">
            <text:p>25.0 %RH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2014-07-22 13:04:43</text:p>
          </table:table-cell>
          <table:table-cell office:value-type="string">
            <text:p>29.153 °C</text:p>
          </table:table-cell>
          <table:table-cell office:value-type="string">
            <text:p>29.106 °C</text:p>
          </table:table-cell>
          <table:table-cell office:value-type="string">
            <text:p>25.3 %RH</text:p>
          </table:table-cell>
          <table:table-cell office:value-type="string">
            <text:p>24.8 %RH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2014-07-22 13:05:13</text:p>
          </table:table-cell>
          <table:table-cell office:value-type="string">
            <text:p>29.105 °C</text:p>
          </table:table-cell>
          <table:table-cell office:value-type="string">
            <text:p>29.063 °C</text:p>
          </table:table-cell>
          <table:table-cell office:value-type="string">
            <text:p>25.9 %RH</text:p>
          </table:table-cell>
          <table:table-cell office:value-type="string">
            <text:p>25.7 %RH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2014-07-22 13:05:43</text:p>
          </table:table-cell>
          <table:table-cell office:value-type="string">
            <text:p>29.061 °C</text:p>
          </table:table-cell>
          <table:table-cell office:value-type="string">
            <text:p>29.022 °C</text:p>
          </table:table-cell>
          <table:table-cell office:value-type="string">
            <text:p>25.9 %RH</text:p>
          </table:table-cell>
          <table:table-cell office:value-type="string">
            <text:p>25.5 %RH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2014-07-22 13:06:13</text:p>
          </table:table-cell>
          <table:table-cell office:value-type="string">
            <text:p>29.021 °C</text:p>
          </table:table-cell>
          <table:table-cell office:value-type="string">
            <text:p>28.980 °C</text:p>
          </table:table-cell>
          <table:table-cell office:value-type="string">
            <text:p>25.5 %RH</text:p>
          </table:table-cell>
          <table:table-cell office:value-type="string">
            <text:p>25.3 %RH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2014-07-22 13:06:43</text:p>
          </table:table-cell>
          <table:table-cell office:value-type="string">
            <text:p>28.979 °C</text:p>
          </table:table-cell>
          <table:table-cell office:value-type="string">
            <text:p>28.937 °C</text:p>
          </table:table-cell>
          <table:table-cell table:number-columns-repeated="2" office:value-type="string">
            <text:p>27.1 %RH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2014-07-22 13:07:13</text:p>
          </table:table-cell>
          <table:table-cell office:value-type="string">
            <text:p>28.937 °C</text:p>
          </table:table-cell>
          <table:table-cell office:value-type="string">
            <text:p>28.904 °C</text:p>
          </table:table-cell>
          <table:table-cell table:number-columns-repeated="2" office:value-type="string">
            <text:p>28.7 %RH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2014-07-22 13:07:43</text:p>
          </table:table-cell>
          <table:table-cell office:value-type="string">
            <text:p>28.904 °C</text:p>
          </table:table-cell>
          <table:table-cell office:value-type="string">
            <text:p>28.869 °C</text:p>
          </table:table-cell>
          <table:table-cell table:number-columns-repeated="2" office:value-type="string">
            <text:p>29.4 %RH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2014-07-22 13:08:13</text:p>
          </table:table-cell>
          <table:table-cell office:value-type="string">
            <text:p>28.871 °C</text:p>
          </table:table-cell>
          <table:table-cell office:value-type="string">
            <text:p>28.838 °C</text:p>
          </table:table-cell>
          <table:table-cell table:number-columns-repeated="2" office:value-type="string">
            <text:p>30.1 %RH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2014-07-22 13:08:43</text:p>
          </table:table-cell>
          <table:table-cell office:value-type="string">
            <text:p>28.838 °C</text:p>
          </table:table-cell>
          <table:table-cell office:value-type="string">
            <text:p>28.807 °C</text:p>
          </table:table-cell>
          <table:table-cell table:number-columns-repeated="2" office:value-type="string">
            <text:p>31.0 %RH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2014-07-22 13:09:13</text:p>
          </table:table-cell>
          <table:table-cell table:number-columns-repeated="2" office:value-type="string">
            <text:p>28.833 °C</text:p>
          </table:table-cell>
          <table:table-cell table:number-columns-repeated="2" office:value-type="string">
            <text:p>39.7 %RH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2014-07-22 13:09:43</text:p>
          </table:table-cell>
          <table:table-cell table:number-columns-repeated="2" office:value-type="string">
            <text:p>28.965 °C</text:p>
          </table:table-cell>
          <table:table-cell table:number-columns-repeated="2" office:value-type="string">
            <text:p>59.4 %RH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2014-07-22 13:10:13</text:p>
          </table:table-cell>
          <table:table-cell table:number-columns-repeated="2" office:value-type="string">
            <text:p>29.152 °C</text:p>
          </table:table-cell>
          <table:table-cell office:value-type="string">
            <text:p>59.6 %RH</text:p>
          </table:table-cell>
          <table:table-cell office:value-type="string">
            <text:p>57.8 %RH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2014-07-22 13:10:43</text:p>
          </table:table-cell>
          <table:table-cell table:number-columns-repeated="2" office:value-type="string">
            <text:p>29.353 °C</text:p>
          </table:table-cell>
          <table:table-cell office:value-type="string">
            <text:p>61.5 %RH</text:p>
          </table:table-cell>
          <table:table-cell office:value-type="string">
            <text:p>58.9 %RH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014-07-22 13:11:13</text:p>
          </table:table-cell>
          <table:table-cell table:number-columns-repeated="2" office:value-type="string">
            <text:p>29.578 °C</text:p>
          </table:table-cell>
          <table:table-cell office:value-type="string">
            <text:p>62.8 %RH</text:p>
          </table:table-cell>
          <table:table-cell office:value-type="string">
            <text:p>59.1 %RH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4-07-22 13:11:43</text:p>
          </table:table-cell>
          <table:table-cell table:number-columns-repeated="2" office:value-type="string">
            <text:p>29.784 °C</text:p>
          </table:table-cell>
          <table:table-cell office:value-type="string">
            <text:p>58.6 %RH</text:p>
          </table:table-cell>
          <table:table-cell office:value-type="string">
            <text:p>54.3 %RH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4-07-22 13:12:13</text:p>
          </table:table-cell>
          <table:table-cell table:number-columns-repeated="2" office:value-type="string">
            <text:p>29.979 °C</text:p>
          </table:table-cell>
          <table:table-cell table:number-columns-repeated="2" office:value-type="string">
            <text:p>55.1 %RH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2014-07-22 13:12:43</text:p>
          </table:table-cell>
          <table:table-cell table:number-columns-repeated="2" office:value-type="string">
            <text:p>30.157 °C</text:p>
          </table:table-cell>
          <table:table-cell office:value-type="string">
            <text:p>55.8 %RH</text:p>
          </table:table-cell>
          <table:table-cell office:value-type="string">
            <text:p>55.1 %RH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2014-07-22 13:13:13</text:p>
          </table:table-cell>
          <table:table-cell table:number-columns-repeated="2" office:value-type="string">
            <text:p>30.283 °C</text:p>
          </table:table-cell>
          <table:table-cell office:value-type="string">
            <text:p>54.8 %RH</text:p>
          </table:table-cell>
          <table:table-cell office:value-type="string">
            <text:p>53.5 %RH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2014-07-22 13:13:43</text:p>
          </table:table-cell>
          <table:table-cell table:number-columns-repeated="2" office:value-type="string">
            <text:p>30.328 °C</text:p>
          </table:table-cell>
          <table:table-cell office:value-type="string">
            <text:p>53.5 %RH</text:p>
          </table:table-cell>
          <table:table-cell office:value-type="string">
            <text:p>53.3 %RH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2014-07-22 13:14:13</text:p>
          </table:table-cell>
          <table:table-cell table:number-columns-repeated="2" office:value-type="string">
            <text:p>30.350 °C</text:p>
          </table:table-cell>
          <table:table-cell table:number-columns-repeated="2" office:value-type="string">
            <text:p>56.8 %RH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2014-07-22 13:14:43</text:p>
          </table:table-cell>
          <table:table-cell table:number-columns-repeated="2" office:value-type="string">
            <text:p>30.403 °C</text:p>
          </table:table-cell>
          <table:table-cell office:value-type="string">
            <text:p>58.6 %RH</text:p>
          </table:table-cell>
          <table:table-cell office:value-type="string">
            <text:p>58.1 %RH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2014-07-22 13:15:13</text:p>
          </table:table-cell>
          <table:table-cell table:number-columns-repeated="2" office:value-type="string">
            <text:p>30.461 °C</text:p>
          </table:table-cell>
          <table:table-cell office:value-type="string">
            <text:p>58.1 %RH</text:p>
          </table:table-cell>
          <table:table-cell office:value-type="string">
            <text:p>57.6 %RH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2014-07-22 13:15:43</text:p>
          </table:table-cell>
          <table:table-cell table:number-columns-repeated="2" office:value-type="string">
            <text:p>30.531 °C</text:p>
          </table:table-cell>
          <table:table-cell table:number-columns-repeated="2" office:value-type="string">
            <text:p>57.6 %RH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2014-07-22 13:16:13</text:p>
          </table:table-cell>
          <table:table-cell table:number-columns-repeated="2" office:value-type="string">
            <text:p>30.603 °C</text:p>
          </table:table-cell>
          <table:table-cell office:value-type="string">
            <text:p>57.3 %RH</text:p>
          </table:table-cell>
          <table:table-cell office:value-type="string">
            <text:p>57.1 %RH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4-07-22 13:16:43</text:p>
          </table:table-cell>
          <table:table-cell office:value-type="string">
            <text:p>30.691 °C</text:p>
          </table:table-cell>
          <table:table-cell office:value-type="string">
            <text:p>30.688 °C</text:p>
          </table:table-cell>
          <table:table-cell office:value-type="string">
            <text:p>57.3 %RH</text:p>
          </table:table-cell>
          <table:table-cell office:value-type="string">
            <text:p>56.8 %RH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2014-07-22 13:17:13</text:p>
          </table:table-cell>
          <table:table-cell table:number-columns-repeated="2" office:value-type="string">
            <text:p>30.796 °C</text:p>
          </table:table-cell>
          <table:table-cell office:value-type="string">
            <text:p>57.1 %RH</text:p>
          </table:table-cell>
          <table:table-cell office:value-type="string">
            <text:p>56.8 %RH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2014-07-22 13:17:43</text:p>
          </table:table-cell>
          <table:table-cell table:number-columns-repeated="2" office:value-type="string">
            <text:p>30.903 °C</text:p>
          </table:table-cell>
          <table:table-cell table:number-columns-repeated="2" office:value-type="string">
            <text:p>57.1 %RH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4-07-22 13:18:13</text:p>
          </table:table-cell>
          <table:table-cell table:number-columns-repeated="2" office:value-type="string">
            <text:p>31.009 °C</text:p>
          </table:table-cell>
          <table:table-cell office:value-type="string">
            <text:p>57.1 %RH</text:p>
          </table:table-cell>
          <table:table-cell office:value-type="string">
            <text:p>56.6 %RH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4-07-22 13:18:43</text:p>
          </table:table-cell>
          <table:table-cell office:value-type="string">
            <text:p>31.106 °C</text:p>
          </table:table-cell>
          <table:table-cell office:value-type="string">
            <text:p>31.104 °C</text:p>
          </table:table-cell>
          <table:table-cell office:value-type="string">
            <text:p>56.6 %RH</text:p>
          </table:table-cell>
          <table:table-cell office:value-type="string">
            <text:p>56.1 %RH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2014-07-22 13:19:13</text:p>
          </table:table-cell>
          <table:table-cell office:value-type="string">
            <text:p>31.199 °C</text:p>
          </table:table-cell>
          <table:table-cell office:value-type="string">
            <text:p>31.195 °C</text:p>
          </table:table-cell>
          <table:table-cell office:value-type="string">
            <text:p>56.6 %RH</text:p>
          </table:table-cell>
          <table:table-cell office:value-type="string">
            <text:p>56.3 %RH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014-07-22 13:19:43</text:p>
          </table:table-cell>
          <table:table-cell table:number-columns-repeated="2" office:value-type="string">
            <text:p>31.290 °C</text:p>
          </table:table-cell>
          <table:table-cell office:value-type="string">
            <text:p>56.6 %RH</text:p>
          </table:table-cell>
          <table:table-cell office:value-type="string">
            <text:p>56.3 %RH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4-07-22 13:20:13</text:p>
          </table:table-cell>
          <table:table-cell table:number-columns-repeated="2" office:value-type="string">
            <text:p>31.385 °C</text:p>
          </table:table-cell>
          <table:table-cell table:number-columns-repeated="2" office:value-type="string">
            <text:p>56.6 %RH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2014-07-22 13:20:43</text:p>
          </table:table-cell>
          <table:table-cell office:value-type="string">
            <text:p>31.483 °C</text:p>
          </table:table-cell>
          <table:table-cell office:value-type="string">
            <text:p>31.480 °C</text:p>
          </table:table-cell>
          <table:table-cell office:value-type="string">
            <text:p>56.6 %RH</text:p>
          </table:table-cell>
          <table:table-cell office:value-type="string">
            <text:p>56.3 %RH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2014-07-22 13:21:13</text:p>
          </table:table-cell>
          <table:table-cell table:number-columns-repeated="2" office:value-type="string">
            <text:p>31.574 °C</text:p>
          </table:table-cell>
          <table:table-cell office:value-type="string">
            <text:p>56.6 %RH</text:p>
          </table:table-cell>
          <table:table-cell office:value-type="string">
            <text:p>56.3 %RH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2014-07-22 13:21:43</text:p>
          </table:table-cell>
          <table:table-cell table:number-columns-repeated="2" office:value-type="string">
            <text:p>31.668 °C</text:p>
          </table:table-cell>
          <table:table-cell table:number-columns-repeated="2" office:value-type="string">
            <text:p>56.8 %RH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2014-07-22 13:22:13</text:p>
          </table:table-cell>
          <table:table-cell table:number-columns-repeated="2" office:value-type="string">
            <text:p>31.764 °C</text:p>
          </table:table-cell>
          <table:table-cell table:number-columns-repeated="2" office:value-type="string">
            <text:p>57.1 %RH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4-07-22 13:22:43</text:p>
          </table:table-cell>
          <table:table-cell table:number-columns-repeated="2" office:value-type="string">
            <text:p>31.858 °C</text:p>
          </table:table-cell>
          <table:table-cell office:value-type="string">
            <text:p>57.1 %RH</text:p>
          </table:table-cell>
          <table:table-cell office:value-type="string">
            <text:p>56.8 %R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2014-07-22 13:23:13</text:p>
          </table:table-cell>
          <table:table-cell table:number-columns-repeated="2" office:value-type="string">
            <text:p>31.951 °C</text:p>
          </table:table-cell>
          <table:table-cell office:value-type="string">
            <text:p>56.8 %RH</text:p>
          </table:table-cell>
          <table:table-cell office:value-type="string">
            <text:p>56.6 %RH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2014-07-22 13:23:43</text:p>
          </table:table-cell>
          <table:table-cell office:value-type="string">
            <text:p>32.043 °C</text:p>
          </table:table-cell>
          <table:table-cell office:value-type="string">
            <text:p>32.042 °C</text:p>
          </table:table-cell>
          <table:table-cell table:number-columns-repeated="2" office:value-type="string">
            <text:p>56.3 %RH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2014-07-22 13:24:13</text:p>
          </table:table-cell>
          <table:table-cell table:number-columns-repeated="2" office:value-type="string">
            <text:p>32.138 °C</text:p>
          </table:table-cell>
          <table:table-cell table:number-columns-repeated="2" office:value-type="string">
            <text:p>56.8 %RH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2014-07-22 13:24:43</text:p>
          </table:table-cell>
          <table:table-cell table:number-columns-repeated="2" office:value-type="string">
            <text:p>32.234 °C</text:p>
          </table:table-cell>
          <table:table-cell table:number-columns-repeated="2" office:value-type="string">
            <text:p>56.8 %RH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14-07-22 13:25:13</text:p>
          </table:table-cell>
          <table:table-cell office:value-type="string">
            <text:p>32.327 °C</text:p>
          </table:table-cell>
          <table:table-cell office:value-type="string">
            <text:p>32.326 °C</text:p>
          </table:table-cell>
          <table:table-cell office:value-type="string">
            <text:p>56.8 %RH</text:p>
          </table:table-cell>
          <table:table-cell office:value-type="string">
            <text:p>56.6 %RH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4-07-22 13:25:43</text:p>
          </table:table-cell>
          <table:table-cell office:value-type="string">
            <text:p>32.423 °C</text:p>
          </table:table-cell>
          <table:table-cell office:value-type="string">
            <text:p>32.422 °C</text:p>
          </table:table-cell>
          <table:table-cell table:number-columns-repeated="2" office:value-type="string">
            <text:p>56.6 %RH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2014-07-22 13:26:13</text:p>
          </table:table-cell>
          <table:table-cell table:number-columns-repeated="2" office:value-type="string">
            <text:p>32.523 °C</text:p>
          </table:table-cell>
          <table:table-cell table:number-columns-repeated="2" office:value-type="string">
            <text:p>56.8 %RH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4-07-22 13:26:43</text:p>
          </table:table-cell>
          <table:table-cell table:number-columns-repeated="2" office:value-type="string">
            <text:p>32.624 °C</text:p>
          </table:table-cell>
          <table:table-cell office:value-type="string">
            <text:p>56.8 %RH</text:p>
          </table:table-cell>
          <table:table-cell office:value-type="string">
            <text:p>56.3 %RH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4-07-22 13:27:13</text:p>
          </table:table-cell>
          <table:table-cell table:number-columns-repeated="2" office:value-type="string">
            <text:p>32.722 °C</text:p>
          </table:table-cell>
          <table:table-cell office:value-type="string">
            <text:p>56.3 %RH</text:p>
          </table:table-cell>
          <table:table-cell office:value-type="string">
            <text:p>55.8 %RH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2014-07-22 13:27:43</text:p>
          </table:table-cell>
          <table:table-cell table:number-columns-repeated="2" office:value-type="string">
            <text:p>32.828 °C</text:p>
          </table:table-cell>
          <table:table-cell office:value-type="string">
            <text:p>55.8 %RH</text:p>
          </table:table-cell>
          <table:table-cell office:value-type="string">
            <text:p>55.6 %RH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2014-07-22 13:28:13</text:p>
          </table:table-cell>
          <table:table-cell table:number-columns-repeated="2" office:value-type="string">
            <text:p>32.930 °C</text:p>
          </table:table-cell>
          <table:table-cell table:number-columns-repeated="2" office:value-type="string">
            <text:p>55.8 %RH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2014-07-22 13:28:43</text:p>
          </table:table-cell>
          <table:table-cell table:number-columns-repeated="2" office:value-type="string">
            <text:p>33.049 °C</text:p>
          </table:table-cell>
          <table:table-cell office:value-type="string">
            <text:p>56.1 %RH</text:p>
          </table:table-cell>
          <table:table-cell office:value-type="string">
            <text:p>55.8 %RH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4-07-22 13:29:13</text:p>
          </table:table-cell>
          <table:table-cell table:number-columns-repeated="2" office:value-type="string">
            <text:p>33.162 °C</text:p>
          </table:table-cell>
          <table:table-cell table:number-columns-repeated="2" office:value-type="string">
            <text:p>56.6 %RH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2014-07-22 13:29:43</text:p>
          </table:table-cell>
          <table:table-cell table:number-columns-repeated="2" office:value-type="string">
            <text:p>33.284 °C</text:p>
          </table:table-cell>
          <table:table-cell office:value-type="string">
            <text:p>56.6 %RH</text:p>
          </table:table-cell>
          <table:table-cell office:value-type="string">
            <text:p>56.3 %RH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2014-07-22 13:30:13</text:p>
          </table:table-cell>
          <table:table-cell table:number-columns-repeated="2" office:value-type="string">
            <text:p>33.394 °C</text:p>
          </table:table-cell>
          <table:table-cell office:value-type="string">
            <text:p>56.6 %RH</text:p>
          </table:table-cell>
          <table:table-cell office:value-type="string">
            <text:p>56.1 %RH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4-07-22 13:30:43</text:p>
          </table:table-cell>
          <table:table-cell table:number-columns-repeated="2" office:value-type="string">
            <text:p>33.493 °C</text:p>
          </table:table-cell>
          <table:table-cell office:value-type="string">
            <text:p>56.1 %RH</text:p>
          </table:table-cell>
          <table:table-cell office:value-type="string">
            <text:p>55.8 %RH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2014-07-22 13:31:13</text:p>
          </table:table-cell>
          <table:table-cell office:value-type="string">
            <text:p>33.587 °C</text:p>
          </table:table-cell>
          <table:table-cell office:value-type="string">
            <text:p>33.586 °C</text:p>
          </table:table-cell>
          <table:table-cell table:number-columns-repeated="2" office:value-type="string">
            <text:p>55.8 %RH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2014-07-22 13:31:43</text:p>
          </table:table-cell>
          <table:table-cell table:number-columns-repeated="2" office:value-type="string">
            <text:p>33.693 °C</text:p>
          </table:table-cell>
          <table:table-cell office:value-type="string">
            <text:p>56.3 %RH</text:p>
          </table:table-cell>
          <table:table-cell office:value-type="string">
            <text:p>56.1 %RH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4-07-22 13:32:13</text:p>
          </table:table-cell>
          <table:table-cell table:number-columns-repeated="2" office:value-type="string">
            <text:p>33.784 °C</text:p>
          </table:table-cell>
          <table:table-cell office:value-type="string">
            <text:p>56.1 %RH</text:p>
          </table:table-cell>
          <table:table-cell office:value-type="string">
            <text:p>55.6 %RH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4-07-22 13:32:43</text:p>
          </table:table-cell>
          <table:table-cell table:number-columns-repeated="2" office:value-type="string">
            <text:p>33.871 °C</text:p>
          </table:table-cell>
          <table:table-cell office:value-type="string">
            <text:p>55.8 %RH</text:p>
          </table:table-cell>
          <table:table-cell office:value-type="string">
            <text:p>54.8 %RH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2014-07-22 13:33:13</text:p>
          </table:table-cell>
          <table:table-cell table:number-columns-repeated="2" office:value-type="string">
            <text:p>33.960 °C</text:p>
          </table:table-cell>
          <table:table-cell table:number-columns-repeated="2" office:value-type="string">
            <text:p>55.6 %RH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2014-07-22 13:33:43</text:p>
          </table:table-cell>
          <table:table-cell table:number-columns-repeated="2" office:value-type="string">
            <text:p>34.029 °C</text:p>
          </table:table-cell>
          <table:table-cell office:value-type="string">
            <text:p>55.8 %RH</text:p>
          </table:table-cell>
          <table:table-cell office:value-type="string">
            <text:p>55.6 %RH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2014-07-22 13:34:13</text:p>
          </table:table-cell>
          <table:table-cell table:number-columns-repeated="2" office:value-type="string">
            <text:p>34.098 °C</text:p>
          </table:table-cell>
          <table:table-cell office:value-type="string">
            <text:p>55.3 %RH</text:p>
          </table:table-cell>
          <table:table-cell office:value-type="string">
            <text:p>54.6 %RH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2014-07-22 13:34:43</text:p>
          </table:table-cell>
          <table:table-cell table:number-columns-repeated="2" office:value-type="string">
            <text:p>34.224 °C</text:p>
          </table:table-cell>
          <table:table-cell office:value-type="string">
            <text:p>54.6 %RH</text:p>
          </table:table-cell>
          <table:table-cell office:value-type="string">
            <text:p>52.3 %RH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2014-07-22 13:35:13</text:p>
          </table:table-cell>
          <table:table-cell table:number-columns-repeated="2" office:value-type="string">
            <text:p>34.412 °C</text:p>
          </table:table-cell>
          <table:table-cell office:value-type="string">
            <text:p>52.3 %RH</text:p>
          </table:table-cell>
          <table:table-cell office:value-type="string">
            <text:p>51.5 %RH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2014-07-22 13:35:43</text:p>
          </table:table-cell>
          <table:table-cell table:number-columns-repeated="2" office:value-type="string">
            <text:p>34.552 °C</text:p>
          </table:table-cell>
          <table:table-cell table:number-columns-repeated="2" office:value-type="string">
            <text:p>51.8 %RH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2014-07-22 13:36:13</text:p>
          </table:table-cell>
          <table:table-cell table:number-columns-repeated="2" office:value-type="string">
            <text:p>34.643 °C</text:p>
          </table:table-cell>
          <table:table-cell office:value-type="string">
            <text:p>51.8 %RH</text:p>
          </table:table-cell>
          <table:table-cell office:value-type="string">
            <text:p>51.5 %RH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4-07-22 13:36:43</text:p>
          </table:table-cell>
          <table:table-cell table:number-columns-repeated="2" office:value-type="string">
            <text:p>34.696 °C</text:p>
          </table:table-cell>
          <table:table-cell table:number-columns-repeated="2" office:value-type="string">
            <text:p>51.8 %RH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4-07-22 13:37:13</text:p>
          </table:table-cell>
          <table:table-cell table:number-columns-repeated="2" office:value-type="string">
            <text:p>34.719 °C</text:p>
          </table:table-cell>
          <table:table-cell table:number-columns-repeated="2" office:value-type="string">
            <text:p>52.3 %RH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4-07-22 13:37:43</text:p>
          </table:table-cell>
          <table:table-cell office:value-type="string">
            <text:p>34.737 °C</text:p>
          </table:table-cell>
          <table:table-cell office:value-type="string">
            <text:p>34.734 °C</text:p>
          </table:table-cell>
          <table:table-cell office:value-type="string">
            <text:p>52.8 %RH</text:p>
          </table:table-cell>
          <table:table-cell office:value-type="string">
            <text:p>52.5 %RH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4-07-22 13:38:13</text:p>
          </table:table-cell>
          <table:table-cell table:number-columns-repeated="2" office:value-type="string">
            <text:p>34.753 °C</text:p>
          </table:table-cell>
          <table:table-cell office:value-type="string">
            <text:p>53.0 %RH</text:p>
          </table:table-cell>
          <table:table-cell office:value-type="string">
            <text:p>52.8 %RH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2014-07-22 13:38:43</text:p>
          </table:table-cell>
          <table:table-cell table:number-columns-repeated="2" office:value-type="string">
            <text:p>34.799 °C</text:p>
          </table:table-cell>
          <table:table-cell table:number-columns-repeated="2" office:value-type="string">
            <text:p>52.8 %RH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4-07-22 13:39:13</text:p>
          </table:table-cell>
          <table:table-cell table:number-columns-repeated="2" office:value-type="string">
            <text:p>34.918 °C</text:p>
          </table:table-cell>
          <table:table-cell office:value-type="string">
            <text:p>52.8 %RH</text:p>
          </table:table-cell>
          <table:table-cell office:value-type="string">
            <text:p>51.8 %RH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4-07-22 13:39:43</text:p>
          </table:table-cell>
          <table:table-cell table:number-columns-repeated="2" office:value-type="string">
            <text:p>35.131 °C</text:p>
          </table:table-cell>
          <table:table-cell office:value-type="string">
            <text:p>51.5 %RH</text:p>
          </table:table-cell>
          <table:table-cell office:value-type="string">
            <text:p>49.5 %RH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4-07-22 13:40:13</text:p>
          </table:table-cell>
          <table:table-cell table:number-columns-repeated="2" office:value-type="string">
            <text:p>35.335 °C</text:p>
          </table:table-cell>
          <table:table-cell office:value-type="string">
            <text:p>49.5 %RH</text:p>
          </table:table-cell>
          <table:table-cell office:value-type="string">
            <text:p>48.7 %RH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4-07-22 13:40:43</text:p>
          </table:table-cell>
          <table:table-cell table:number-columns-repeated="2" office:value-type="string">
            <text:p>35.467 °C</text:p>
          </table:table-cell>
          <table:table-cell table:number-columns-repeated="2" office:value-type="string">
            <text:p>49.5 %RH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4-07-22 13:41:13</text:p>
          </table:table-cell>
          <table:table-cell table:number-columns-repeated="2" office:value-type="string">
            <text:p>35.548 °C</text:p>
          </table:table-cell>
          <table:table-cell table:number-columns-repeated="2" office:value-type="string">
            <text:p>50.0 %RH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2014-07-22 13:41:43</text:p>
          </table:table-cell>
          <table:table-cell table:number-columns-repeated="2" office:value-type="string">
            <text:p>35.604 °C</text:p>
          </table:table-cell>
          <table:table-cell table:number-columns-repeated="2" office:value-type="string">
            <text:p>50.3 %RH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4-07-22 13:42:13</text:p>
          </table:table-cell>
          <table:table-cell table:number-columns-repeated="2" office:value-type="string">
            <text:p>35.654 °C</text:p>
          </table:table-cell>
          <table:table-cell office:value-type="string">
            <text:p>50.3 %RH</text:p>
          </table:table-cell>
          <table:table-cell office:value-type="string">
            <text:p>49.8 %RH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4-07-22 13:42:43</text:p>
          </table:table-cell>
          <table:table-cell table:number-columns-repeated="2" office:value-type="string">
            <text:p>35.713 °C</text:p>
          </table:table-cell>
          <table:table-cell table:number-columns-repeated="2" office:value-type="string">
            <text:p>50.0 %RH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2014-07-22 13:43:13</text:p>
          </table:table-cell>
          <table:table-cell office:value-type="string">
            <text:p>35.755 °C</text:p>
          </table:table-cell>
          <table:table-cell office:value-type="string">
            <text:p>35.753 °C</text:p>
          </table:table-cell>
          <table:table-cell table:number-columns-repeated="2" office:value-type="string">
            <text:p>50.3 %RH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4-07-22 13:43:43</text:p>
          </table:table-cell>
          <table:table-cell office:value-type="string">
            <text:p>35.810 °C</text:p>
          </table:table-cell>
          <table:table-cell office:value-type="string">
            <text:p>35.808 °C</text:p>
          </table:table-cell>
          <table:table-cell office:value-type="string">
            <text:p>50.3 %RH</text:p>
          </table:table-cell>
          <table:table-cell office:value-type="string">
            <text:p>49.5 %RH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4-07-22 13:44:13</text:p>
          </table:table-cell>
          <table:table-cell table:number-columns-repeated="2" office:value-type="string">
            <text:p>35.910 °C</text:p>
          </table:table-cell>
          <table:table-cell office:value-type="string">
            <text:p>49.5 %RH</text:p>
          </table:table-cell>
          <table:table-cell office:value-type="string">
            <text:p>49.2 %RH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2014-07-22 13:44:43</text:p>
          </table:table-cell>
          <table:table-cell table:number-columns-repeated="2" office:value-type="string">
            <text:p>36.016 °C</text:p>
          </table:table-cell>
          <table:table-cell table:number-columns-repeated="2" office:value-type="string">
            <text:p>49.5 %RH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4-07-22 13:45:13</text:p>
          </table:table-cell>
          <table:table-cell table:number-columns-repeated="2" office:value-type="string">
            <text:p>36.082 °C</text:p>
          </table:table-cell>
          <table:table-cell table:number-columns-repeated="2" office:value-type="string">
            <text:p>49.8 %RH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4-07-22 13:45:43</text:p>
          </table:table-cell>
          <table:table-cell table:number-columns-repeated="2" office:value-type="string">
            <text:p>36.126 °C</text:p>
          </table:table-cell>
          <table:table-cell table:number-columns-repeated="2" office:value-type="string">
            <text:p>50.3 %RH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2014-07-22 13:46:13</text:p>
          </table:table-cell>
          <table:table-cell table:number-columns-repeated="2" office:value-type="string">
            <text:p>36.164 °C</text:p>
          </table:table-cell>
          <table:table-cell office:value-type="string">
            <text:p>50.3 %RH</text:p>
          </table:table-cell>
          <table:table-cell office:value-type="string">
            <text:p>50.0 %RH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2014-07-22 13:46:43</text:p>
          </table:table-cell>
          <table:table-cell table:number-columns-repeated="2" office:value-type="string">
            <text:p>36.217 °C</text:p>
          </table:table-cell>
          <table:table-cell office:value-type="string">
            <text:p>50.3 %RH</text:p>
          </table:table-cell>
          <table:table-cell office:value-type="string">
            <text:p>50.0 %RH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4-07-22 13:47:13</text:p>
          </table:table-cell>
          <table:table-cell table:number-columns-repeated="2" office:value-type="string">
            <text:p>36.312 °C</text:p>
          </table:table-cell>
          <table:table-cell office:value-type="string">
            <text:p>50.0 %RH</text:p>
          </table:table-cell>
          <table:table-cell office:value-type="string">
            <text:p>49.5 %RH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4-07-22 13:47:43</text:p>
          </table:table-cell>
          <table:table-cell table:number-columns-repeated="2" office:value-type="string">
            <text:p>36.437 °C</text:p>
          </table:table-cell>
          <table:table-cell office:value-type="string">
            <text:p>49.5 %RH</text:p>
          </table:table-cell>
          <table:table-cell office:value-type="string">
            <text:p>49.0 %RH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2014-07-22 13:48:13</text:p>
          </table:table-cell>
          <table:table-cell table:number-columns-repeated="2" office:value-type="string">
            <text:p>36.589 °C</text:p>
          </table:table-cell>
          <table:table-cell office:value-type="string">
            <text:p>49.2 %RH</text:p>
          </table:table-cell>
          <table:table-cell office:value-type="string">
            <text:p>49.0 %RH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4-07-22 13:48:43</text:p>
          </table:table-cell>
          <table:table-cell table:number-columns-repeated="2" office:value-type="string">
            <text:p>36.789 °C</text:p>
          </table:table-cell>
          <table:table-cell office:value-type="string">
            <text:p>49.0 %RH</text:p>
          </table:table-cell>
          <table:table-cell office:value-type="string">
            <text:p>48.2 %RH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2014-07-22 13:49:13</text:p>
          </table:table-cell>
          <table:table-cell table:number-columns-repeated="2" office:value-type="string">
            <text:p>37.011 °C</text:p>
          </table:table-cell>
          <table:table-cell table:number-columns-repeated="2" office:value-type="string">
            <text:p>50.5 %RH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2014-07-22 13:49:43</text:p>
          </table:table-cell>
          <table:table-cell office:value-type="string">
            <text:p>37.097 °C</text:p>
          </table:table-cell>
          <table:table-cell office:value-type="string">
            <text:p>37.095 °C</text:p>
          </table:table-cell>
          <table:table-cell office:value-type="string">
            <text:p>52.8 %RH</text:p>
          </table:table-cell>
          <table:table-cell office:value-type="string">
            <text:p>51.8 %RH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2014-07-22 13:50:13</text:p>
          </table:table-cell>
          <table:table-cell office:value-type="string">
            <text:p>37.097 °C</text:p>
          </table:table-cell>
          <table:table-cell office:value-type="string">
            <text:p>37.072 °C</text:p>
          </table:table-cell>
          <table:table-cell office:value-type="string">
            <text:p>52.8 %RH</text:p>
          </table:table-cell>
          <table:table-cell office:value-type="string">
            <text:p>52.3 %RH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2014-07-22 13:50:43</text:p>
          </table:table-cell>
          <table:table-cell office:value-type="string">
            <text:p>37.074 °C</text:p>
          </table:table-cell>
          <table:table-cell office:value-type="string">
            <text:p>37.011 °C</text:p>
          </table:table-cell>
          <table:table-cell office:value-type="string">
            <text:p>54.8 %RH</text:p>
          </table:table-cell>
          <table:table-cell office:value-type="string">
            <text:p>54.0 %RH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2014-07-22 13:51:13</text:p>
          </table:table-cell>
          <table:table-cell office:value-type="string">
            <text:p>37.005 °C</text:p>
          </table:table-cell>
          <table:table-cell office:value-type="string">
            <text:p>36.901 °C</text:p>
          </table:table-cell>
          <table:table-cell office:value-type="string">
            <text:p>53.8 %RH</text:p>
          </table:table-cell>
          <table:table-cell office:value-type="string">
            <text:p>52.3 %RH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2014-07-22 13:51:43</text:p>
          </table:table-cell>
          <table:table-cell office:value-type="string">
            <text:p>36.896 °C</text:p>
          </table:table-cell>
          <table:table-cell office:value-type="string">
            <text:p>36.758 °C</text:p>
          </table:table-cell>
          <table:table-cell office:value-type="string">
            <text:p>52.5 %RH</text:p>
          </table:table-cell>
          <table:table-cell office:value-type="string">
            <text:p>50.8 %RH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2014-07-22 13:52:13</text:p>
          </table:table-cell>
          <table:table-cell office:value-type="string">
            <text:p>36.750 °C</text:p>
          </table:table-cell>
          <table:table-cell office:value-type="string">
            <text:p>36.625 °C</text:p>
          </table:table-cell>
          <table:table-cell table:number-columns-repeated="2" office:value-type="string">
            <text:p>52.3 %RH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2014-07-22 13:52:43</text:p>
          </table:table-cell>
          <table:table-cell office:value-type="string">
            <text:p>36.622 °C</text:p>
          </table:table-cell>
          <table:table-cell office:value-type="string">
            <text:p>36.503 °C</text:p>
          </table:table-cell>
          <table:table-cell office:value-type="string">
            <text:p>56.3 %RH</text:p>
          </table:table-cell>
          <table:table-cell office:value-type="string">
            <text:p>51.5 %RH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2014-07-22 13:53:13</text:p>
          </table:table-cell>
          <table:table-cell office:value-type="string">
            <text:p>36.499 °C</text:p>
          </table:table-cell>
          <table:table-cell office:value-type="string">
            <text:p>36.331 °C</text:p>
          </table:table-cell>
          <table:table-cell table:number-columns-repeated="2" office:value-type="string">
            <text:p>54.6 %RH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2014-07-22 13:53:43</text:p>
          </table:table-cell>
          <table:table-cell office:value-type="string">
            <text:p>36.328 °C</text:p>
          </table:table-cell>
          <table:table-cell office:value-type="string">
            <text:p>36.175 °C</text:p>
          </table:table-cell>
          <table:table-cell office:value-type="string">
            <text:p>62.8 %RH</text:p>
          </table:table-cell>
          <table:table-cell office:value-type="string">
            <text:p>62.3 %RH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4-07-22 13:54:13</text:p>
          </table:table-cell>
          <table:table-cell office:value-type="string">
            <text:p>36.167 °C</text:p>
          </table:table-cell>
          <table:table-cell office:value-type="string">
            <text:p>36.017 °C</text:p>
          </table:table-cell>
          <table:table-cell table:number-columns-repeated="2" office:value-type="string">
            <text:p>63.9 %RH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4-07-22 13:54:43</text:p>
          </table:table-cell>
          <table:table-cell office:value-type="string">
            <text:p>36.017 °C</text:p>
          </table:table-cell>
          <table:table-cell office:value-type="string">
            <text:p>35.874 °C</text:p>
          </table:table-cell>
          <table:table-cell office:value-type="string">
            <text:p>64.4 %RH</text:p>
          </table:table-cell>
          <table:table-cell office:value-type="string">
            <text:p>63.6 %RH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2014-07-22 13:55:13</text:p>
          </table:table-cell>
          <table:table-cell office:value-type="string">
            <text:p>35.865 °C</text:p>
          </table:table-cell>
          <table:table-cell office:value-type="string">
            <text:p>35.742 °C</text:p>
          </table:table-cell>
          <table:table-cell table:number-columns-repeated="2" office:value-type="string">
            <text:p>65.7 %RH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4-07-22 13:55:43</text:p>
          </table:table-cell>
          <table:table-cell office:value-type="string">
            <text:p>35.743 °C</text:p>
          </table:table-cell>
          <table:table-cell office:value-type="string">
            <text:p>35.612 °C</text:p>
          </table:table-cell>
          <table:table-cell office:value-type="string">
            <text:p>66.7 %RH</text:p>
          </table:table-cell>
          <table:table-cell office:value-type="string">
            <text:p>62.0 %RH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2014-07-22 13:56:13</text:p>
          </table:table-cell>
          <table:table-cell office:value-type="string">
            <text:p>35.612 °C</text:p>
          </table:table-cell>
          <table:table-cell office:value-type="string">
            <text:p>35.485 °C</text:p>
          </table:table-cell>
          <table:table-cell office:value-type="string">
            <text:p>64.9 %RH</text:p>
          </table:table-cell>
          <table:table-cell office:value-type="string">
            <text:p>62.0 %RH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2014-07-22 13:56:43</text:p>
          </table:table-cell>
          <table:table-cell office:value-type="string">
            <text:p>35.475 °C</text:p>
          </table:table-cell>
          <table:table-cell office:value-type="string">
            <text:p>35.340 °C</text:p>
          </table:table-cell>
          <table:table-cell office:value-type="string">
            <text:p>63.9 %RH</text:p>
          </table:table-cell>
          <table:table-cell office:value-type="string">
            <text:p>63.3 %RH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2014-07-22 13:57:13</text:p>
          </table:table-cell>
          <table:table-cell office:value-type="string">
            <text:p>35.337 °C</text:p>
          </table:table-cell>
          <table:table-cell office:value-type="string">
            <text:p>35.195 °C</text:p>
          </table:table-cell>
          <table:table-cell office:value-type="string">
            <text:p>68.3 %RH</text:p>
          </table:table-cell>
          <table:table-cell office:value-type="string">
            <text:p>67.5 %RH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4-07-22 13:57:43</text:p>
          </table:table-cell>
          <table:table-cell office:value-type="string">
            <text:p>35.195 °C</text:p>
          </table:table-cell>
          <table:table-cell office:value-type="string">
            <text:p>35.070 °C</text:p>
          </table:table-cell>
          <table:table-cell office:value-type="string">
            <text:p>68.1 %RH</text:p>
          </table:table-cell>
          <table:table-cell office:value-type="string">
            <text:p>67.8 %RH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4-07-22 13:58:13</text:p>
          </table:table-cell>
          <table:table-cell office:value-type="string">
            <text:p>35.062 °C</text:p>
          </table:table-cell>
          <table:table-cell office:value-type="string">
            <text:p>34.940 °C</text:p>
          </table:table-cell>
          <table:table-cell table:number-columns-repeated="2" office:value-type="string">
            <text:p>68.1 %RH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4-07-22 13:58:43</text:p>
          </table:table-cell>
          <table:table-cell office:value-type="string">
            <text:p>34.932 °C</text:p>
          </table:table-cell>
          <table:table-cell office:value-type="string">
            <text:p>34.804 °C</text:p>
          </table:table-cell>
          <table:table-cell office:value-type="string">
            <text:p>69.1 %RH</text:p>
          </table:table-cell>
          <table:table-cell office:value-type="string">
            <text:p>65.2 %RH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4-07-22 13:59:13</text:p>
          </table:table-cell>
          <table:table-cell office:value-type="string">
            <text:p>34.809 °C</text:p>
          </table:table-cell>
          <table:table-cell office:value-type="string">
            <text:p>34.700 °C</text:p>
          </table:table-cell>
          <table:table-cell office:value-type="string">
            <text:p>64.6 %RH</text:p>
          </table:table-cell>
          <table:table-cell office:value-type="string">
            <text:p>63.9 %RH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2014-07-22 13:59:43</text:p>
          </table:table-cell>
          <table:table-cell office:value-type="string">
            <text:p>34.696 °C</text:p>
          </table:table-cell>
          <table:table-cell office:value-type="string">
            <text:p>34.640 °C</text:p>
          </table:table-cell>
          <table:table-cell office:value-type="string">
            <text:p>65.4 %RH</text:p>
          </table:table-cell>
          <table:table-cell office:value-type="string">
            <text:p>62.8 %RH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4-07-22 14:00:13</text:p>
          </table:table-cell>
          <table:table-cell office:value-type="string">
            <text:p>34.636 °C</text:p>
          </table:table-cell>
          <table:table-cell office:value-type="string">
            <text:p>34.587 °C</text:p>
          </table:table-cell>
          <table:table-cell office:value-type="string">
            <text:p>65.4 %RH</text:p>
          </table:table-cell>
          <table:table-cell office:value-type="string">
            <text:p>64.9 %RH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2014-07-22 14:00:43</text:p>
          </table:table-cell>
          <table:table-cell office:value-type="string">
            <text:p>34.592 °C</text:p>
          </table:table-cell>
          <table:table-cell office:value-type="string">
            <text:p>34.539 °C</text:p>
          </table:table-cell>
          <table:table-cell office:value-type="string">
            <text:p>66.0 %RH</text:p>
          </table:table-cell>
          <table:table-cell office:value-type="string">
            <text:p>65.2 %RH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2014-07-22 14:01:13</text:p>
          </table:table-cell>
          <table:table-cell office:value-type="string">
            <text:p>34.534 °C</text:p>
          </table:table-cell>
          <table:table-cell office:value-type="string">
            <text:p>34.444 °C</text:p>
          </table:table-cell>
          <table:table-cell office:value-type="string">
            <text:p>65.2 %RH</text:p>
          </table:table-cell>
          <table:table-cell office:value-type="string">
            <text:p>54.8 %RH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4-07-22 14:01:43</text:p>
          </table:table-cell>
          <table:table-cell office:value-type="string">
            <text:p>34.442 °C</text:p>
          </table:table-cell>
          <table:table-cell office:value-type="string">
            <text:p>34.332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2014-07-22 14:02:13</text:p>
          </table:table-cell>
          <table:table-cell office:value-type="string">
            <text:p>34.326 °C</text:p>
          </table:table-cell>
          <table:table-cell office:value-type="string">
            <text:p>34.243 °C</text:p>
          </table:table-cell>
          <table:table-cell office:value-type="string">
            <text:p>89.9 %RH</text:p>
          </table:table-cell>
          <table:table-cell office:value-type="string">
            <text:p>89.6 %RH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2014-07-22 14:02:43</text:p>
          </table:table-cell>
          <table:table-cell office:value-type="string">
            <text:p>34.240 °C</text:p>
          </table:table-cell>
          <table:table-cell office:value-type="string">
            <text:p>34.091 °C</text:p>
          </table:table-cell>
          <table:table-cell office:value-type="string">
            <text:p>90.5 %RH</text:p>
          </table:table-cell>
          <table:table-cell office:value-type="string">
            <text:p>72.8 %RH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4-07-22 14:03:13</text:p>
          </table:table-cell>
          <table:table-cell office:value-type="string">
            <text:p>34.086 °C</text:p>
          </table:table-cell>
          <table:table-cell office:value-type="string">
            <text:p>33.863 °C</text:p>
          </table:table-cell>
          <table:table-cell office:value-type="string">
            <text:p>73.9 %RH</text:p>
          </table:table-cell>
          <table:table-cell office:value-type="string">
            <text:p>72.8 %RH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4-07-22 14:03:43</text:p>
          </table:table-cell>
          <table:table-cell office:value-type="string">
            <text:p>33.865 °C</text:p>
          </table:table-cell>
          <table:table-cell office:value-type="string">
            <text:p>33.701 °C</text:p>
          </table:table-cell>
          <table:table-cell office:value-type="string">
            <text:p>73.1 %RH</text:p>
          </table:table-cell>
          <table:table-cell office:value-type="string">
            <text:p>67.5 %RH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2014-07-22 14:04:13</text:p>
          </table:table-cell>
          <table:table-cell office:value-type="string">
            <text:p>33.691 °C</text:p>
          </table:table-cell>
          <table:table-cell office:value-type="string">
            <text:p>33.592 °C</text:p>
          </table:table-cell>
          <table:table-cell office:value-type="string">
            <text:p>66.7 %RH</text:p>
          </table:table-cell>
          <table:table-cell office:value-type="string">
            <text:p>63.6 %RH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2014-07-22 14:04:43</text:p>
          </table:table-cell>
          <table:table-cell office:value-type="string">
            <text:p>33.590 °C</text:p>
          </table:table-cell>
          <table:table-cell office:value-type="string">
            <text:p>33.540 °C</text:p>
          </table:table-cell>
          <table:table-cell office:value-type="string">
            <text:p>64.1 %RH</text:p>
          </table:table-cell>
          <table:table-cell office:value-type="string">
            <text:p>63.6 %RH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2014-07-22 14:05:13</text:p>
          </table:table-cell>
          <table:table-cell office:value-type="string">
            <text:p>33.542 °C</text:p>
          </table:table-cell>
          <table:table-cell office:value-type="string">
            <text:p>33.524 °C</text:p>
          </table:table-cell>
          <table:table-cell office:value-type="string">
            <text:p>63.6 %RH</text:p>
          </table:table-cell>
          <table:table-cell office:value-type="string">
            <text:p>61.5 %RH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2014-07-22 14:05:43</text:p>
          </table:table-cell>
          <table:table-cell office:value-type="string">
            <text:p>33.529 °C</text:p>
          </table:table-cell>
          <table:table-cell office:value-type="string">
            <text:p>33.524 °C</text:p>
          </table:table-cell>
          <table:table-cell table:number-columns-repeated="2" office:value-type="string">
            <text:p>62.3 %RH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2014-07-22 14:06:13</text:p>
          </table:table-cell>
          <table:table-cell office:value-type="string">
            <text:p>33.537 °C</text:p>
          </table:table-cell>
          <table:table-cell office:value-type="string">
            <text:p>33.535 °C</text:p>
          </table:table-cell>
          <table:table-cell office:value-type="string">
            <text:p>62.8 %RH</text:p>
          </table:table-cell>
          <table:table-cell office:value-type="string">
            <text:p>61.5 %RH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2014-07-22 14:06:43</text:p>
          </table:table-cell>
          <table:table-cell office:value-type="string">
            <text:p>33.559 °C</text:p>
          </table:table-cell>
          <table:table-cell office:value-type="string">
            <text:p>33.557 °C</text:p>
          </table:table-cell>
          <table:table-cell office:value-type="string">
            <text:p>62.5 %RH</text:p>
          </table:table-cell>
          <table:table-cell office:value-type="string">
            <text:p>61.0 %RH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2014-07-22 14:07:13</text:p>
          </table:table-cell>
          <table:table-cell office:value-type="string">
            <text:p>33.576 °C</text:p>
          </table:table-cell>
          <table:table-cell office:value-type="string">
            <text:p>33.575 °C</text:p>
          </table:table-cell>
          <table:table-cell table:number-columns-repeated="2" office:value-type="string">
            <text:p>62.5 %RH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14-07-22 14:07:43</text:p>
          </table:table-cell>
          <table:table-cell office:value-type="string">
            <text:p>33.605 °C</text:p>
          </table:table-cell>
          <table:table-cell office:value-type="string">
            <text:p>33.601 °C</text:p>
          </table:table-cell>
          <table:table-cell table:number-columns-repeated="2" office:value-type="string">
            <text:p>64.4 %RH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2014-07-22 14:08:13</text:p>
          </table:table-cell>
          <table:table-cell table:number-columns-repeated="2" office:value-type="string">
            <text:p>33.639 °C</text:p>
          </table:table-cell>
          <table:table-cell office:value-type="string">
            <text:p>65.4 %RH</text:p>
          </table:table-cell>
          <table:table-cell office:value-type="string">
            <text:p>60.7 %RH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2014-07-22 14:08:43</text:p>
          </table:table-cell>
          <table:table-cell table:number-columns-repeated="2" office:value-type="string">
            <text:p>33.672 °C</text:p>
          </table:table-cell>
          <table:table-cell table:number-columns-repeated="2" office:value-type="string">
            <text:p>66.5 %RH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2014-07-22 14:09:13</text:p>
          </table:table-cell>
          <table:table-cell table:number-columns-repeated="2" office:value-type="string">
            <text:p>33.707 °C</text:p>
          </table:table-cell>
          <table:table-cell office:value-type="string">
            <text:p>66.2 %RH</text:p>
          </table:table-cell>
          <table:table-cell office:value-type="string">
            <text:p>56.8 %RH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014-07-22 14:09:43</text:p>
          </table:table-cell>
          <table:table-cell table:number-columns-repeated="2" office:value-type="string">
            <text:p>33.731 °C</text:p>
          </table:table-cell>
          <table:table-cell table:number-columns-repeated="2" office:value-type="string">
            <text:p>62.8 %RH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4-07-22 14:10:13</text:p>
          </table:table-cell>
          <table:table-cell table:number-columns-repeated="2" office:value-type="string">
            <text:p>33.770 °C</text:p>
          </table:table-cell>
          <table:table-cell office:value-type="string">
            <text:p>64.1 %RH</text:p>
          </table:table-cell>
          <table:table-cell office:value-type="string">
            <text:p>55.8 %RH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014-07-22 14:10:43</text:p>
          </table:table-cell>
          <table:table-cell table:number-columns-repeated="2" office:value-type="string">
            <text:p>33.791 °C</text:p>
          </table:table-cell>
          <table:table-cell table:number-columns-repeated="2" office:value-type="string">
            <text:p>56.6 %RH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4-07-22 14:11:13</text:p>
          </table:table-cell>
          <table:table-cell office:value-type="string">
            <text:p>33.811 °C</text:p>
          </table:table-cell>
          <table:table-cell office:value-type="string">
            <text:p>33.807 °C</text:p>
          </table:table-cell>
          <table:table-cell office:value-type="string">
            <text:p>56.1 %RH</text:p>
          </table:table-cell>
          <table:table-cell office:value-type="string">
            <text:p>54.6 %RH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2014-07-22 14:11:43</text:p>
          </table:table-cell>
          <table:table-cell office:value-type="string">
            <text:p>33.830 °C</text:p>
          </table:table-cell>
          <table:table-cell office:value-type="string">
            <text:p>33.829 °C</text:p>
          </table:table-cell>
          <table:table-cell office:value-type="string">
            <text:p>57.8 %RH</text:p>
          </table:table-cell>
          <table:table-cell office:value-type="string">
            <text:p>57.3 %RH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2014-07-22 14:12:13</text:p>
          </table:table-cell>
          <table:table-cell table:number-columns-repeated="2" office:value-type="string">
            <text:p>33.857 °C</text:p>
          </table:table-cell>
          <table:table-cell office:value-type="string">
            <text:p>57.1 %RH</text:p>
          </table:table-cell>
          <table:table-cell office:value-type="string">
            <text:p>52.8 %RH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2014-07-22 14:12:43</text:p>
          </table:table-cell>
          <table:table-cell office:value-type="string">
            <text:p>33.889 °C</text:p>
          </table:table-cell>
          <table:table-cell office:value-type="string">
            <text:p>33.887 °C</text:p>
          </table:table-cell>
          <table:table-cell table:number-columns-repeated="2" office:value-type="string">
            <text:p>55.1 %RH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2014-07-22 14:13:13</text:p>
          </table:table-cell>
          <table:table-cell office:value-type="string">
            <text:p>33.920 °C</text:p>
          </table:table-cell>
          <table:table-cell office:value-type="string">
            <text:p>33.916 °C</text:p>
          </table:table-cell>
          <table:table-cell office:value-type="string">
            <text:p>57.6 %RH</text:p>
          </table:table-cell>
          <table:table-cell office:value-type="string">
            <text:p>56.8 %RH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4-07-22 14:13:43</text:p>
          </table:table-cell>
          <table:table-cell table:number-columns-repeated="2" office:value-type="string">
            <text:p>33.949 °C</text:p>
          </table:table-cell>
          <table:table-cell office:value-type="string">
            <text:p>57.6 %RH</text:p>
          </table:table-cell>
          <table:table-cell office:value-type="string">
            <text:p>52.8 %RH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2014-07-22 14:14:13</text:p>
          </table:table-cell>
          <table:table-cell table:number-columns-repeated="2" office:value-type="string">
            <text:p>33.976 °C</text:p>
          </table:table-cell>
          <table:table-cell office:value-type="string">
            <text:p>52.5 %RH</text:p>
          </table:table-cell>
          <table:table-cell office:value-type="string">
            <text:p>51.5 %RH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2014-07-22 14:14:43</text:p>
          </table:table-cell>
          <table:table-cell office:value-type="string">
            <text:p>34.001 °C</text:p>
          </table:table-cell>
          <table:table-cell office:value-type="string">
            <text:p>33.999 °C</text:p>
          </table:table-cell>
          <table:table-cell office:value-type="string">
            <text:p>53.3 %RH</text:p>
          </table:table-cell>
          <table:table-cell office:value-type="string">
            <text:p>51.8 %RH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2014-07-22 14:15:13</text:p>
          </table:table-cell>
          <table:table-cell office:value-type="string">
            <text:p>34.031 °C</text:p>
          </table:table-cell>
          <table:table-cell office:value-type="string">
            <text:p>34.028 °C</text:p>
          </table:table-cell>
          <table:table-cell office:value-type="string">
            <text:p>53.5 %RH</text:p>
          </table:table-cell>
          <table:table-cell office:value-type="string">
            <text:p>52.8 %RH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2014-07-22 14:15:43</text:p>
          </table:table-cell>
          <table:table-cell table:number-columns-repeated="2" office:value-type="string">
            <text:p>34.061 °C</text:p>
          </table:table-cell>
          <table:table-cell office:value-type="string">
            <text:p>53.8 %RH</text:p>
          </table:table-cell>
          <table:table-cell office:value-type="string">
            <text:p>52.3 %RH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2014-07-22 14:16:13</text:p>
          </table:table-cell>
          <table:table-cell table:number-columns-repeated="2" office:value-type="string">
            <text:p>34.091 °C</text:p>
          </table:table-cell>
          <table:table-cell office:value-type="string">
            <text:p>52.8 %RH</text:p>
          </table:table-cell>
          <table:table-cell office:value-type="string">
            <text:p>51.0 %RH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2014-07-22 14:16:43</text:p>
          </table:table-cell>
          <table:table-cell office:value-type="string">
            <text:p>34.123 °C</text:p>
          </table:table-cell>
          <table:table-cell office:value-type="string">
            <text:p>34.121 °C</text:p>
          </table:table-cell>
          <table:table-cell table:number-columns-repeated="2" office:value-type="string">
            <text:p>57.1 %RH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4-07-22 14:17:13</text:p>
          </table:table-cell>
          <table:table-cell office:value-type="string">
            <text:p>34.158 °C</text:p>
          </table:table-cell>
          <table:table-cell office:value-type="string">
            <text:p>34.156 °C</text:p>
          </table:table-cell>
          <table:table-cell office:value-type="string">
            <text:p>57.6 %RH</text:p>
          </table:table-cell>
          <table:table-cell office:value-type="string">
            <text:p>55.3 %RH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4-07-22 14:17:43</text:p>
          </table:table-cell>
          <table:table-cell table:number-columns-repeated="2" office:value-type="string">
            <text:p>34.193 °C</text:p>
          </table:table-cell>
          <table:table-cell office:value-type="string">
            <text:p>57.8 %RH</text:p>
          </table:table-cell>
          <table:table-cell office:value-type="string">
            <text:p>53.8 %RH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2014-07-22 14:18:13</text:p>
          </table:table-cell>
          <table:table-cell table:number-columns-repeated="2" office:value-type="string">
            <text:p>34.213 °C</text:p>
          </table:table-cell>
          <table:table-cell table:number-columns-repeated="2" office:value-type="string">
            <text:p>54.3 %RH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2014-07-22 14:18:43</text:p>
          </table:table-cell>
          <table:table-cell table:number-columns-repeated="2" office:value-type="string">
            <text:p>34.234 °C</text:p>
          </table:table-cell>
          <table:table-cell office:value-type="string">
            <text:p>58.6 %RH</text:p>
          </table:table-cell>
          <table:table-cell office:value-type="string">
            <text:p>58.1 %RH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2014-07-22 14:19:13</text:p>
          </table:table-cell>
          <table:table-cell table:number-columns-repeated="2" office:value-type="string">
            <text:p>34.258 °C</text:p>
          </table:table-cell>
          <table:table-cell office:value-type="string">
            <text:p>59.1 %RH</text:p>
          </table:table-cell>
          <table:table-cell office:value-type="string">
            <text:p>55.6 %RH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2014-07-22 14:19:43</text:p>
          </table:table-cell>
          <table:table-cell office:value-type="string">
            <text:p>34.285 °C</text:p>
          </table:table-cell>
          <table:table-cell office:value-type="string">
            <text:p>34.282 °C</text:p>
          </table:table-cell>
          <table:table-cell office:value-type="string">
            <text:p>55.8 %RH</text:p>
          </table:table-cell>
          <table:table-cell office:value-type="string">
            <text:p>51.5 %RH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2014-07-22 14:20:13</text:p>
          </table:table-cell>
          <table:table-cell table:number-columns-repeated="2" office:value-type="string">
            <text:p>34.318 °C</text:p>
          </table:table-cell>
          <table:table-cell office:value-type="string">
            <text:p>54.6 %RH</text:p>
          </table:table-cell>
          <table:table-cell office:value-type="string">
            <text:p>53.3 %RH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14-07-22 14:20:43</text:p>
          </table:table-cell>
          <table:table-cell table:number-columns-repeated="2" office:value-type="string">
            <text:p>34.359 °C</text:p>
          </table:table-cell>
          <table:table-cell table:number-columns-repeated="2" office:value-type="string">
            <text:p>55.6 %RH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4-07-22 14:21:13</text:p>
          </table:table-cell>
          <table:table-cell table:number-columns-repeated="2" office:value-type="string">
            <text:p>34.393 °C</text:p>
          </table:table-cell>
          <table:table-cell office:value-type="string">
            <text:p>55.6 %RH</text:p>
          </table:table-cell>
          <table:table-cell office:value-type="string">
            <text:p>53.0 %RH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2014-07-22 14:21:43</text:p>
          </table:table-cell>
          <table:table-cell table:number-columns-repeated="2" office:value-type="string">
            <text:p>34.420 °C</text:p>
          </table:table-cell>
          <table:table-cell office:value-type="string">
            <text:p>54.6 %RH</text:p>
          </table:table-cell>
          <table:table-cell office:value-type="string">
            <text:p>54.3 %RH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2014-07-22 14:22:13</text:p>
          </table:table-cell>
          <table:table-cell office:value-type="string">
            <text:p>34.450 °C</text:p>
          </table:table-cell>
          <table:table-cell office:value-type="string">
            <text:p>34.448 °C</text:p>
          </table:table-cell>
          <table:table-cell office:value-type="string">
            <text:p>54.3 %RH</text:p>
          </table:table-cell>
          <table:table-cell office:value-type="string">
            <text:p>53.5 %RH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2014-07-22 14:22:43</text:p>
          </table:table-cell>
          <table:table-cell office:value-type="string">
            <text:p>34.476 °C</text:p>
          </table:table-cell>
          <table:table-cell office:value-type="string">
            <text:p>34.474 °C</text:p>
          </table:table-cell>
          <table:table-cell table:number-columns-repeated="2" office:value-type="string">
            <text:p>62.3 %RH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4-07-22 14:23:13</text:p>
          </table:table-cell>
          <table:table-cell table:number-columns-repeated="2" office:value-type="string">
            <text:p>34.511 °C</text:p>
          </table:table-cell>
          <table:table-cell office:value-type="string">
            <text:p>64.4 %RH</text:p>
          </table:table-cell>
          <table:table-cell office:value-type="string">
            <text:p>59.1 %RH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2014-07-22 14:23:43</text:p>
          </table:table-cell>
          <table:table-cell table:number-columns-repeated="2" office:value-type="string">
            <text:p>34.547 °C</text:p>
          </table:table-cell>
          <table:table-cell office:value-type="string">
            <text:p>58.9 %RH</text:p>
          </table:table-cell>
          <table:table-cell office:value-type="string">
            <text:p>57.8 %RH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4-07-22 14:24:13</text:p>
          </table:table-cell>
          <table:table-cell table:number-columns-repeated="2" office:value-type="string">
            <text:p>34.581 °C</text:p>
          </table:table-cell>
          <table:table-cell office:value-type="string">
            <text:p>57.6 %RH</text:p>
          </table:table-cell>
          <table:table-cell office:value-type="string">
            <text:p>54.0 %RH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2014-07-22 14:24:43</text:p>
          </table:table-cell>
          <table:table-cell office:value-type="string">
            <text:p>34.617 °C</text:p>
          </table:table-cell>
          <table:table-cell office:value-type="string">
            <text:p>34.616 °C</text:p>
          </table:table-cell>
          <table:table-cell office:value-type="string">
            <text:p>54.8 %RH</text:p>
          </table:table-cell>
          <table:table-cell office:value-type="string">
            <text:p>52.8 %RH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4-07-22 14:25:13</text:p>
          </table:table-cell>
          <table:table-cell table:number-columns-repeated="2" office:value-type="string">
            <text:p>34.644 °C</text:p>
          </table:table-cell>
          <table:table-cell table:number-columns-repeated="2" office:value-type="string">
            <text:p>54.6 %RH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4-07-22 14:25:43</text:p>
          </table:table-cell>
          <table:table-cell office:value-type="string">
            <text:p>34.681 °C</text:p>
          </table:table-cell>
          <table:table-cell office:value-type="string">
            <text:p>34.678 °C</text:p>
          </table:table-cell>
          <table:table-cell office:value-type="string">
            <text:p>55.1 %RH</text:p>
          </table:table-cell>
          <table:table-cell office:value-type="string">
            <text:p>53.8 %RH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2014-07-22 14:26:13</text:p>
          </table:table-cell>
          <table:table-cell table:number-columns-repeated="2" office:value-type="string">
            <text:p>34.718 °C</text:p>
          </table:table-cell>
          <table:table-cell office:value-type="string">
            <text:p>55.1 %RH</text:p>
          </table:table-cell>
          <table:table-cell office:value-type="string">
            <text:p>52.8 %RH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4-07-22 14:26:43</text:p>
          </table:table-cell>
          <table:table-cell table:number-columns-repeated="2" office:value-type="string">
            <text:p>34.745 °C</text:p>
          </table:table-cell>
          <table:table-cell office:value-type="string">
            <text:p>54.6 %RH</text:p>
          </table:table-cell>
          <table:table-cell office:value-type="string">
            <text:p>53.3 %RH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4-07-22 14:27:13</text:p>
          </table:table-cell>
          <table:table-cell table:number-columns-repeated="2" office:value-type="string">
            <text:p>34.774 °C</text:p>
          </table:table-cell>
          <table:table-cell office:value-type="string">
            <text:p>53.8 %RH</text:p>
          </table:table-cell>
          <table:table-cell office:value-type="string">
            <text:p>50.8 %RH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2014-07-22 14:27:43</text:p>
          </table:table-cell>
          <table:table-cell table:number-columns-repeated="2" office:value-type="string">
            <text:p>34.799 °C</text:p>
          </table:table-cell>
          <table:table-cell table:number-columns-repeated="2" office:value-type="string">
            <text:p>51.5 %RH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2014-07-22 14:28:13</text:p>
          </table:table-cell>
          <table:table-cell table:number-columns-repeated="2" office:value-type="string">
            <text:p>34.831 °C</text:p>
          </table:table-cell>
          <table:table-cell office:value-type="string">
            <text:p>52.3 %RH</text:p>
          </table:table-cell>
          <table:table-cell office:value-type="string">
            <text:p>49.5 %RH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2014-07-22 14:28:43</text:p>
          </table:table-cell>
          <table:table-cell office:value-type="string">
            <text:p>34.862 °C</text:p>
          </table:table-cell>
          <table:table-cell office:value-type="string">
            <text:p>34.860 °C</text:p>
          </table:table-cell>
          <table:table-cell table:number-columns-repeated="2" office:value-type="string">
            <text:p>51.0 %RH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4-07-22 14:29:13</text:p>
          </table:table-cell>
          <table:table-cell office:value-type="string">
            <text:p>34.897 °C</text:p>
          </table:table-cell>
          <table:table-cell office:value-type="string">
            <text:p>34.895 °C</text:p>
          </table:table-cell>
          <table:table-cell office:value-type="string">
            <text:p>54.6 %RH</text:p>
          </table:table-cell>
          <table:table-cell office:value-type="string">
            <text:p>53.3 %RH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4-07-22 14:29:43</text:p>
          </table:table-cell>
          <table:table-cell table:number-columns-repeated="2" office:value-type="string">
            <text:p>34.959 °C</text:p>
          </table:table-cell>
          <table:table-cell office:value-type="string">
            <text:p>53.0 %RH</text:p>
          </table:table-cell>
          <table:table-cell office:value-type="string">
            <text:p>52.3 %RH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2014-07-22 14:30:13</text:p>
          </table:table-cell>
          <table:table-cell office:value-type="string">
            <text:p>35.030 °C</text:p>
          </table:table-cell>
          <table:table-cell office:value-type="string">
            <text:p>35.028 °C</text:p>
          </table:table-cell>
          <table:table-cell office:value-type="string">
            <text:p>51.8 %RH</text:p>
          </table:table-cell>
          <table:table-cell office:value-type="string">
            <text:p>50.0 %RH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4-07-22 14:30:43</text:p>
          </table:table-cell>
          <table:table-cell table:number-columns-repeated="2" office:value-type="string">
            <text:p>35.078 °C</text:p>
          </table:table-cell>
          <table:table-cell office:value-type="string">
            <text:p>50.3 %RH</text:p>
          </table:table-cell>
          <table:table-cell office:value-type="string">
            <text:p>50.0 %RH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2014-07-22 14:31:13</text:p>
          </table:table-cell>
          <table:table-cell table:number-columns-repeated="2" office:value-type="string">
            <text:p>35.133 °C</text:p>
          </table:table-cell>
          <table:table-cell office:value-type="string">
            <text:p>50.5 %RH</text:p>
          </table:table-cell>
          <table:table-cell office:value-type="string">
            <text:p>49.5 %RH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4-07-22 14:31:43</text:p>
          </table:table-cell>
          <table:table-cell table:number-columns-repeated="2" office:value-type="string">
            <text:p>35.195 °C</text:p>
          </table:table-cell>
          <table:table-cell office:value-type="string">
            <text:p>49.8 %RH</text:p>
          </table:table-cell>
          <table:table-cell office:value-type="string">
            <text:p>49.2 %RH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2014-07-22 14:32:13</text:p>
          </table:table-cell>
          <table:table-cell office:value-type="string">
            <text:p>35.261 °C</text:p>
          </table:table-cell>
          <table:table-cell office:value-type="string">
            <text:p>35.250 °C</text:p>
          </table:table-cell>
          <table:table-cell office:value-type="string">
            <text:p>48.7 %RH</text:p>
          </table:table-cell>
          <table:table-cell office:value-type="string">
            <text:p>47.7 %RH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2014-07-22 14:32:43</text:p>
          </table:table-cell>
          <table:table-cell table:number-columns-repeated="2" office:value-type="string">
            <text:p>35.314 °C</text:p>
          </table:table-cell>
          <table:table-cell table:number-columns-repeated="2" office:value-type="string">
            <text:p>49.0 %RH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2014-07-22 14:33:13</text:p>
          </table:table-cell>
          <table:table-cell table:number-columns-repeated="2" office:value-type="string">
            <text:p>35.367 °C</text:p>
          </table:table-cell>
          <table:table-cell office:value-type="string">
            <text:p>49.5 %RH</text:p>
          </table:table-cell>
          <table:table-cell office:value-type="string">
            <text:p>48.2 %RH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014-07-22 14:33:43</text:p>
          </table:table-cell>
          <table:table-cell table:number-columns-repeated="2" office:value-type="string">
            <text:p>35.427 °C</text:p>
          </table:table-cell>
          <table:table-cell table:number-columns-repeated="2" office:value-type="string">
            <text:p>50.0 %RH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2014-07-22 14:34:13</text:p>
          </table:table-cell>
          <table:table-cell table:number-columns-repeated="2" office:value-type="string">
            <text:p>35.491 °C</text:p>
          </table:table-cell>
          <table:table-cell office:value-type="string">
            <text:p>52.8 %RH</text:p>
          </table:table-cell>
          <table:table-cell office:value-type="string">
            <text:p>52.3 %RH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4-07-22 14:34:43</text:p>
          </table:table-cell>
          <table:table-cell table:number-columns-repeated="2" office:value-type="string">
            <text:p>35.546 °C</text:p>
          </table:table-cell>
          <table:table-cell office:value-type="string">
            <text:p>52.0 %RH</text:p>
          </table:table-cell>
          <table:table-cell office:value-type="string">
            <text:p>50.8 %RH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2014-07-22 14:35:13</text:p>
          </table:table-cell>
          <table:table-cell office:value-type="string">
            <text:p>35.612 °C</text:p>
          </table:table-cell>
          <table:table-cell office:value-type="string">
            <text:p>35.611 °C</text:p>
          </table:table-cell>
          <table:table-cell office:value-type="string">
            <text:p>51.0 %RH</text:p>
          </table:table-cell>
          <table:table-cell office:value-type="string">
            <text:p>47.7 %RH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4-07-22 14:35:43</text:p>
          </table:table-cell>
          <table:table-cell table:number-columns-repeated="2" office:value-type="string">
            <text:p>35.685 °C</text:p>
          </table:table-cell>
          <table:table-cell office:value-type="string">
            <text:p>47.7 %RH</text:p>
          </table:table-cell>
          <table:table-cell office:value-type="string">
            <text:p>47.0 %RH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2014-07-22 14:36:13</text:p>
          </table:table-cell>
          <table:table-cell office:value-type="string">
            <text:p>35.766 °C</text:p>
          </table:table-cell>
          <table:table-cell office:value-type="string">
            <text:p>35.747 °C</text:p>
          </table:table-cell>
          <table:table-cell table:number-columns-repeated="2" office:value-type="string">
            <text:p>48.0 %RH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2014-07-22 14:36:43</text:p>
          </table:table-cell>
          <table:table-cell table:number-columns-repeated="2" office:value-type="string">
            <text:p>35.832 °C</text:p>
          </table:table-cell>
          <table:table-cell office:value-type="string">
            <text:p>48.2 %RH</text:p>
          </table:table-cell>
          <table:table-cell office:value-type="string">
            <text:p>46.7 %RH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4-07-22 14:37:13</text:p>
          </table:table-cell>
          <table:table-cell office:value-type="string">
            <text:p>35.900 °C</text:p>
          </table:table-cell>
          <table:table-cell office:value-type="string">
            <text:p>35.899 °C</text:p>
          </table:table-cell>
          <table:table-cell office:value-type="string">
            <text:p>47.5 %RH</text:p>
          </table:table-cell>
          <table:table-cell office:value-type="string">
            <text:p>46.2 %RH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2014-07-22 14:37:43</text:p>
          </table:table-cell>
          <table:table-cell table:number-columns-repeated="2" office:value-type="string">
            <text:p>35.962 °C</text:p>
          </table:table-cell>
          <table:table-cell table:number-columns-repeated="2" office:value-type="string">
            <text:p>47.2 %RH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2014-07-22 14:38:13</text:p>
          </table:table-cell>
          <table:table-cell table:number-columns-repeated="2" office:value-type="string">
            <text:p>36.056 °C</text:p>
          </table:table-cell>
          <table:table-cell office:value-type="string">
            <text:p>48.7 %RH</text:p>
          </table:table-cell>
          <table:table-cell office:value-type="string">
            <text:p>48.2 %RH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2014-07-22 14:38:43</text:p>
          </table:table-cell>
          <table:table-cell table:number-columns-repeated="2" office:value-type="string">
            <text:p>36.141 °C</text:p>
          </table:table-cell>
          <table:table-cell office:value-type="string">
            <text:p>48.5 %RH</text:p>
          </table:table-cell>
          <table:table-cell office:value-type="string">
            <text:p>47.7 %RH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2014-07-22 14:39:13</text:p>
          </table:table-cell>
          <table:table-cell office:value-type="string">
            <text:p>36.185 °C</text:p>
          </table:table-cell>
          <table:table-cell office:value-type="string">
            <text:p>36.183 °C</text:p>
          </table:table-cell>
          <table:table-cell office:value-type="string">
            <text:p>47.7 %RH</text:p>
          </table:table-cell>
          <table:table-cell office:value-type="string">
            <text:p>46.0 %RH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2014-07-22 14:39:43</text:p>
          </table:table-cell>
          <table:table-cell office:value-type="string">
            <text:p>36.240 °C</text:p>
          </table:table-cell>
          <table:table-cell office:value-type="string">
            <text:p>36.237 °C</text:p>
          </table:table-cell>
          <table:table-cell office:value-type="string">
            <text:p>46.0 %RH</text:p>
          </table:table-cell>
          <table:table-cell office:value-type="string">
            <text:p>45.5 %RH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2014-07-22 14:40:13</text:p>
          </table:table-cell>
          <table:table-cell office:value-type="string">
            <text:p>36.308 °C</text:p>
          </table:table-cell>
          <table:table-cell office:value-type="string">
            <text:p>36.304 °C</text:p>
          </table:table-cell>
          <table:table-cell table:number-columns-repeated="2" office:value-type="string">
            <text:p>47.0 %RH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2014-07-22 14:40:43</text:p>
          </table:table-cell>
          <table:table-cell table:number-columns-repeated="2" office:value-type="string">
            <text:p>36.367 °C</text:p>
          </table:table-cell>
          <table:table-cell office:value-type="string">
            <text:p>47.5 %RH</text:p>
          </table:table-cell>
          <table:table-cell office:value-type="string">
            <text:p>46.2 %RH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4-07-22 14:41:13</text:p>
          </table:table-cell>
          <table:table-cell table:number-columns-repeated="2" office:value-type="string">
            <text:p>36.421 °C</text:p>
          </table:table-cell>
          <table:table-cell table:number-columns-repeated="2" office:value-type="string">
            <text:p>47.0 %RH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2014-07-22 14:41:43</text:p>
          </table:table-cell>
          <table:table-cell table:number-columns-repeated="2" office:value-type="string">
            <text:p>36.465 °C</text:p>
          </table:table-cell>
          <table:table-cell office:value-type="string">
            <text:p>48.2 %RH</text:p>
          </table:table-cell>
          <table:table-cell office:value-type="string">
            <text:p>46.5 %RH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2014-07-22 14:42:13</text:p>
          </table:table-cell>
          <table:table-cell table:number-columns-repeated="2" office:value-type="string">
            <text:p>36.531 °C</text:p>
          </table:table-cell>
          <table:table-cell office:value-type="string">
            <text:p>48.7 %RH</text:p>
          </table:table-cell>
          <table:table-cell office:value-type="string">
            <text:p>48.5 %RH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2014-07-22 14:42:43</text:p>
          </table:table-cell>
          <table:table-cell office:value-type="string">
            <text:p>36.570 °C</text:p>
          </table:table-cell>
          <table:table-cell office:value-type="string">
            <text:p>36.562 °C</text:p>
          </table:table-cell>
          <table:table-cell office:value-type="string">
            <text:p>49.0 %RH</text:p>
          </table:table-cell>
          <table:table-cell office:value-type="string">
            <text:p>47.0 %RH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2014-07-22 14:43:13</text:p>
          </table:table-cell>
          <table:table-cell office:value-type="string">
            <text:p>36.565 °C</text:p>
          </table:table-cell>
          <table:table-cell office:value-type="string">
            <text:p>36.511 °C</text:p>
          </table:table-cell>
          <table:table-cell table:number-columns-repeated="2" office:value-type="string">
            <text:p>48.7 %RH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2014-07-22 14:43:43</text:p>
          </table:table-cell>
          <table:table-cell office:value-type="string">
            <text:p>36.509 °C</text:p>
          </table:table-cell>
          <table:table-cell office:value-type="string">
            <text:p>36.478 °C</text:p>
          </table:table-cell>
          <table:table-cell office:value-type="string">
            <text:p>49.5 %RH</text:p>
          </table:table-cell>
          <table:table-cell office:value-type="string">
            <text:p>48.5 %RH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2014-07-22 14:44:13</text:p>
          </table:table-cell>
          <table:table-cell table:number-columns-repeated="2" office:value-type="string">
            <text:p>36.504 °C</text:p>
          </table:table-cell>
          <table:table-cell office:value-type="string">
            <text:p>48.2 %RH</text:p>
          </table:table-cell>
          <table:table-cell office:value-type="string">
            <text:p>45.0 %RH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2014-07-22 14:44:43</text:p>
          </table:table-cell>
          <table:table-cell table:number-columns-repeated="2" office:value-type="string">
            <text:p>36.629 °C</text:p>
          </table:table-cell>
          <table:table-cell table:number-columns-repeated="2" office:value-type="string">
            <text:p>45.5 %RH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2014-07-22 14:45:13</text:p>
          </table:table-cell>
          <table:table-cell office:value-type="string">
            <text:p>36.643 °C</text:p>
          </table:table-cell>
          <table:table-cell office:value-type="string">
            <text:p>36.627 °C</text:p>
          </table:table-cell>
          <table:table-cell table:number-columns-repeated="2" office:value-type="string">
            <text:p>51.0 %RH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2014-07-22 14:45:43</text:p>
          </table:table-cell>
          <table:table-cell office:value-type="string">
            <text:p>36.630 °C</text:p>
          </table:table-cell>
          <table:table-cell office:value-type="string">
            <text:p>36.612 °C</text:p>
          </table:table-cell>
          <table:table-cell office:value-type="string">
            <text:p>50.5 %RH</text:p>
          </table:table-cell>
          <table:table-cell office:value-type="string">
            <text:p>47.7 %RH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2014-07-22 14:46:13</text:p>
          </table:table-cell>
          <table:table-cell office:value-type="string">
            <text:p>36.612 °C</text:p>
          </table:table-cell>
          <table:table-cell office:value-type="string">
            <text:p>36.545 °C</text:p>
          </table:table-cell>
          <table:table-cell office:value-type="string">
            <text:p>49.2 %RH</text:p>
          </table:table-cell>
          <table:table-cell office:value-type="string">
            <text:p>49.0 %RH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2014-07-22 14:46:43</text:p>
          </table:table-cell>
          <table:table-cell office:value-type="string">
            <text:p>36.544 °C</text:p>
          </table:table-cell>
          <table:table-cell office:value-type="string">
            <text:p>36.526 °C</text:p>
          </table:table-cell>
          <table:table-cell office:value-type="string">
            <text:p>49.0 %RH</text:p>
          </table:table-cell>
          <table:table-cell office:value-type="string">
            <text:p>46.5 %RH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4-07-22 14:47:13</text:p>
          </table:table-cell>
          <table:table-cell table:number-columns-repeated="2" office:value-type="string">
            <text:p>36.550 °C</text:p>
          </table:table-cell>
          <table:table-cell office:value-type="string">
            <text:p>51.8 %RH</text:p>
          </table:table-cell>
          <table:table-cell office:value-type="string">
            <text:p>51.0 %RH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4-07-22 14:47:43</text:p>
          </table:table-cell>
          <table:table-cell table:number-columns-repeated="2" office:value-type="string">
            <text:p>36.612 °C</text:p>
          </table:table-cell>
          <table:table-cell office:value-type="string">
            <text:p>50.8 %RH</text:p>
          </table:table-cell>
          <table:table-cell office:value-type="string">
            <text:p>47.0 %RH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2014-07-22 14:48:13</text:p>
          </table:table-cell>
          <table:table-cell table:number-columns-repeated="2" office:value-type="string">
            <text:p>36.686 °C</text:p>
          </table:table-cell>
          <table:table-cell table:number-columns-repeated="2" office:value-type="string">
            <text:p>47.2 %RH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4-07-22 14:48:43</text:p>
          </table:table-cell>
          <table:table-cell table:number-columns-repeated="2" office:value-type="string">
            <text:p>36.766 °C</text:p>
          </table:table-cell>
          <table:table-cell office:value-type="string">
            <text:p>47.7 %RH</text:p>
          </table:table-cell>
          <table:table-cell office:value-type="string">
            <text:p>46.2 %RH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2014-07-22 14:49:13</text:p>
          </table:table-cell>
          <table:table-cell table:number-columns-repeated="2" office:value-type="string">
            <text:p>36.847 °C</text:p>
          </table:table-cell>
          <table:table-cell office:value-type="string">
            <text:p>46.2 %RH</text:p>
          </table:table-cell>
          <table:table-cell office:value-type="string">
            <text:p>45.2 %RH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2014-07-22 14:49:43</text:p>
          </table:table-cell>
          <table:table-cell office:value-type="string">
            <text:p>36.919 °C</text:p>
          </table:table-cell>
          <table:table-cell office:value-type="string">
            <text:p>36.917 °C</text:p>
          </table:table-cell>
          <table:table-cell office:value-type="string">
            <text:p>46.7 %RH</text:p>
          </table:table-cell>
          <table:table-cell office:value-type="string">
            <text:p>45.7 %RH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4-07-22 14:50:13</text:p>
          </table:table-cell>
          <table:table-cell table:number-columns-repeated="2" office:value-type="string">
            <text:p>36.982 °C</text:p>
          </table:table-cell>
          <table:table-cell office:value-type="string">
            <text:p>46.2 %RH</text:p>
          </table:table-cell>
          <table:table-cell office:value-type="string">
            <text:p>45.5 %RH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2014-07-22 14:50:43</text:p>
          </table:table-cell>
          <table:table-cell table:number-columns-repeated="2" office:value-type="string">
            <text:p>37.046 °C</text:p>
          </table:table-cell>
          <table:table-cell office:value-type="string">
            <text:p>46.7 %RH</text:p>
          </table:table-cell>
          <table:table-cell office:value-type="string">
            <text:p>46.2 %RH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4-07-22 14:51:13</text:p>
          </table:table-cell>
          <table:table-cell table:number-columns-repeated="2" office:value-type="string">
            <text:p>37.125 °C</text:p>
          </table:table-cell>
          <table:table-cell office:value-type="string">
            <text:p>46.0 %RH</text:p>
          </table:table-cell>
          <table:table-cell office:value-type="string">
            <text:p>44.7 %RH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2014-07-22 14:51:43</text:p>
          </table:table-cell>
          <table:table-cell table:number-columns-repeated="2" office:value-type="string">
            <text:p>37.188 °C</text:p>
          </table:table-cell>
          <table:table-cell office:value-type="string">
            <text:p>45.2 %RH</text:p>
          </table:table-cell>
          <table:table-cell office:value-type="string">
            <text:p>44.5 %RH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4-07-22 14:52:13</text:p>
          </table:table-cell>
          <table:table-cell table:number-columns-repeated="2" office:value-type="string">
            <text:p>37.351 °C</text:p>
          </table:table-cell>
          <table:table-cell office:value-type="string">
            <text:p>44.5 %RH</text:p>
          </table:table-cell>
          <table:table-cell office:value-type="string">
            <text:p>40.1 %RH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2014-07-22 14:52:43</text:p>
          </table:table-cell>
          <table:table-cell table:number-columns-repeated="2" office:value-type="string">
            <text:p>37.661 °C</text:p>
          </table:table-cell>
          <table:table-cell office:value-type="string">
            <text:p>40.1 %RH</text:p>
          </table:table-cell>
          <table:table-cell office:value-type="string">
            <text:p>39.4 %RH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2014-07-22 14:53:13</text:p>
          </table:table-cell>
          <table:table-cell table:number-columns-repeated="2" office:value-type="string">
            <text:p>37.981 °C</text:p>
          </table:table-cell>
          <table:table-cell office:value-type="string">
            <text:p>40.1 %RH</text:p>
          </table:table-cell>
          <table:table-cell office:value-type="string">
            <text:p>39.4 %RH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2014-07-22 14:53:43</text:p>
          </table:table-cell>
          <table:table-cell table:number-columns-repeated="2" office:value-type="string">
            <text:p>38.197 °C</text:p>
          </table:table-cell>
          <table:table-cell office:value-type="string">
            <text:p>41.1 %RH</text:p>
          </table:table-cell>
          <table:table-cell office:value-type="string">
            <text:p>40.6 %RH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4-07-22 14:54:13</text:p>
          </table:table-cell>
          <table:table-cell table:number-columns-repeated="2" office:value-type="string">
            <text:p>38.334 °C</text:p>
          </table:table-cell>
          <table:table-cell office:value-type="string">
            <text:p>40.6 %RH</text:p>
          </table:table-cell>
          <table:table-cell office:value-type="string">
            <text:p>39.4 %RH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2014-07-22 14:54:43</text:p>
          </table:table-cell>
          <table:table-cell table:number-columns-repeated="2" office:value-type="string">
            <text:p>38.445 °C</text:p>
          </table:table-cell>
          <table:table-cell office:value-type="string">
            <text:p>40.6 %RH</text:p>
          </table:table-cell>
          <table:table-cell office:value-type="string">
            <text:p>40.1 %RH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2014-07-22 14:55:13</text:p>
          </table:table-cell>
          <table:table-cell office:value-type="string">
            <text:p>38.522 °C</text:p>
          </table:table-cell>
          <table:table-cell office:value-type="string">
            <text:p>38.510 °C</text:p>
          </table:table-cell>
          <table:table-cell office:value-type="string">
            <text:p>41.8 %RH</text:p>
          </table:table-cell>
          <table:table-cell office:value-type="string">
            <text:p>39.9 %RH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2014-07-22 14:55:43</text:p>
          </table:table-cell>
          <table:table-cell table:number-columns-repeated="2" office:value-type="string">
            <text:p>38.563 °C</text:p>
          </table:table-cell>
          <table:table-cell table:number-columns-repeated="2" office:value-type="string">
            <text:p>43.3 %RH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2014-07-22 14:56:13</text:p>
          </table:table-cell>
          <table:table-cell table:number-columns-repeated="2" office:value-type="string">
            <text:p>38.608 °C</text:p>
          </table:table-cell>
          <table:table-cell office:value-type="string">
            <text:p>43.3 %RH</text:p>
          </table:table-cell>
          <table:table-cell office:value-type="string">
            <text:p>41.8 %RH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4-07-22 14:56:43</text:p>
          </table:table-cell>
          <table:table-cell table:number-columns-repeated="2" office:value-type="string">
            <text:p>38.736 °C</text:p>
          </table:table-cell>
          <table:table-cell office:value-type="string">
            <text:p>43.3 %RH</text:p>
          </table:table-cell>
          <table:table-cell office:value-type="string">
            <text:p>41.8 %RH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2014-07-22 14:57:13</text:p>
          </table:table-cell>
          <table:table-cell table:number-columns-repeated="2" office:value-type="string">
            <text:p>38.904 °C</text:p>
          </table:table-cell>
          <table:table-cell office:value-type="string">
            <text:p>41.8 %RH</text:p>
          </table:table-cell>
          <table:table-cell office:value-type="string">
            <text:p>40.6 %RH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2014-07-22 14:57:43</text:p>
          </table:table-cell>
          <table:table-cell office:value-type="string">
            <text:p>39.015 °C</text:p>
          </table:table-cell>
          <table:table-cell office:value-type="string">
            <text:p>39.009 °C</text:p>
          </table:table-cell>
          <table:table-cell office:value-type="string">
            <text:p>40.6 %RH</text:p>
          </table:table-cell>
          <table:table-cell office:value-type="string">
            <text:p>39.4 %RH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4-07-22 14:58:13</text:p>
          </table:table-cell>
          <table:table-cell table:number-columns-repeated="2" office:value-type="string">
            <text:p>39.180 °C</text:p>
          </table:table-cell>
          <table:table-cell office:value-type="string">
            <text:p>40.4 %RH</text:p>
          </table:table-cell>
          <table:table-cell office:value-type="string">
            <text:p>39.7 %RH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2014-07-22 14:58:43</text:p>
          </table:table-cell>
          <table:table-cell office:value-type="string">
            <text:p>39.480 °C</text:p>
          </table:table-cell>
          <table:table-cell office:value-type="string">
            <text:p>39.471 °C</text:p>
          </table:table-cell>
          <table:table-cell office:value-type="string">
            <text:p>39.2 %RH</text:p>
          </table:table-cell>
          <table:table-cell office:value-type="string">
            <text:p>38.0 %RH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2014-07-22 14:59:13</text:p>
          </table:table-cell>
          <table:table-cell table:number-columns-repeated="2" office:value-type="string">
            <text:p>39.901 °C</text:p>
          </table:table-cell>
          <table:table-cell office:value-type="string">
            <text:p>38.0 %RH</text:p>
          </table:table-cell>
          <table:table-cell office:value-type="string">
            <text:p>37.7 %RH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2014-07-22 14:59:43</text:p>
          </table:table-cell>
          <table:table-cell table:number-columns-repeated="2" office:value-type="string">
            <text:p>40.261 °C</text:p>
          </table:table-cell>
          <table:table-cell office:value-type="string">
            <text:p>38.0 %RH</text:p>
          </table:table-cell>
          <table:table-cell office:value-type="string">
            <text:p>37.5 %RH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2014-07-22 15:00:13</text:p>
          </table:table-cell>
          <table:table-cell table:number-columns-repeated="2" office:value-type="string">
            <text:p>40.493 °C</text:p>
          </table:table-cell>
          <table:table-cell office:value-type="string">
            <text:p>38.7 %RH</text:p>
          </table:table-cell>
          <table:table-cell office:value-type="string">
            <text:p>38.4 %RH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2014-07-22 15:00:43</text:p>
          </table:table-cell>
          <table:table-cell office:value-type="string">
            <text:p>40.525 °C</text:p>
          </table:table-cell>
          <table:table-cell office:value-type="string">
            <text:p>40.499 °C</text:p>
          </table:table-cell>
          <table:table-cell office:value-type="string">
            <text:p>41.1 %RH</text:p>
          </table:table-cell>
          <table:table-cell office:value-type="string">
            <text:p>40.4 %RH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2014-07-22 15:01:13</text:p>
          </table:table-cell>
          <table:table-cell office:value-type="string">
            <text:p>40.495 °C</text:p>
          </table:table-cell>
          <table:table-cell office:value-type="string">
            <text:p>40.334 °C</text:p>
          </table:table-cell>
          <table:table-cell office:value-type="string">
            <text:p>43.0 %RH</text:p>
          </table:table-cell>
          <table:table-cell office:value-type="string">
            <text:p>42.6 %RH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2014-07-22 15:01:43</text:p>
          </table:table-cell>
          <table:table-cell office:value-type="string">
            <text:p>40.327 °C</text:p>
          </table:table-cell>
          <table:table-cell office:value-type="string">
            <text:p>40.094 °C</text:p>
          </table:table-cell>
          <table:table-cell office:value-type="string">
            <text:p>43.8 %RH</text:p>
          </table:table-cell>
          <table:table-cell office:value-type="string">
            <text:p>43.5 %RH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2014-07-22 15:02:13</text:p>
          </table:table-cell>
          <table:table-cell office:value-type="string">
            <text:p>40.085 °C</text:p>
          </table:table-cell>
          <table:table-cell office:value-type="string">
            <text:p>39.845 °C</text:p>
          </table:table-cell>
          <table:table-cell table:number-columns-repeated="2" office:value-type="string">
            <text:p>44.7 %RH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4-07-22 15:02:43</text:p>
          </table:table-cell>
          <table:table-cell office:value-type="string">
            <text:p>39.838 °C</text:p>
          </table:table-cell>
          <table:table-cell office:value-type="string">
            <text:p>39.610 °C</text:p>
          </table:table-cell>
          <table:table-cell office:value-type="string">
            <text:p>46.5 %RH</text:p>
          </table:table-cell>
          <table:table-cell office:value-type="string">
            <text:p>45.5 %RH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2014-07-22 15:03:13</text:p>
          </table:table-cell>
          <table:table-cell office:value-type="string">
            <text:p>39.605 °C</text:p>
          </table:table-cell>
          <table:table-cell office:value-type="string">
            <text:p>39.366 °C</text:p>
          </table:table-cell>
          <table:table-cell office:value-type="string">
            <text:p>45.5 %RH</text:p>
          </table:table-cell>
          <table:table-cell office:value-type="string">
            <text:p>45.2 %RH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2014-07-22 15:03:43</text:p>
          </table:table-cell>
          <table:table-cell office:value-type="string">
            <text:p>39.357 °C</text:p>
          </table:table-cell>
          <table:table-cell office:value-type="string">
            <text:p>39.143 °C</text:p>
          </table:table-cell>
          <table:table-cell office:value-type="string">
            <text:p>45.5 %RH</text:p>
          </table:table-cell>
          <table:table-cell office:value-type="string">
            <text:p>45.2 %RH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4-07-22 15:04:13</text:p>
          </table:table-cell>
          <table:table-cell office:value-type="string">
            <text:p>39.136 °C</text:p>
          </table:table-cell>
          <table:table-cell office:value-type="string">
            <text:p>38.951 °C</text:p>
          </table:table-cell>
          <table:table-cell office:value-type="string">
            <text:p>45.5 %RH</text:p>
          </table:table-cell>
          <table:table-cell office:value-type="string">
            <text:p>45.2 %RH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4-07-22 15:04:43</text:p>
          </table:table-cell>
          <table:table-cell office:value-type="string">
            <text:p>38.944 °C</text:p>
          </table:table-cell>
          <table:table-cell office:value-type="string">
            <text:p>38.773 °C</text:p>
          </table:table-cell>
          <table:table-cell office:value-type="string">
            <text:p>45.2 %RH</text:p>
          </table:table-cell>
          <table:table-cell office:value-type="string">
            <text:p>44.7 %RH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2014-07-22 15:05:13</text:p>
          </table:table-cell>
          <table:table-cell office:value-type="string">
            <text:p>38.770 °C</text:p>
          </table:table-cell>
          <table:table-cell office:value-type="string">
            <text:p>38.596 °C</text:p>
          </table:table-cell>
          <table:table-cell office:value-type="string">
            <text:p>45.0 %RH</text:p>
          </table:table-cell>
          <table:table-cell office:value-type="string">
            <text:p>44.3 %RH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4-07-22 15:05:43</text:p>
          </table:table-cell>
          <table:table-cell office:value-type="string">
            <text:p>38.591 °C</text:p>
          </table:table-cell>
          <table:table-cell office:value-type="string">
            <text:p>38.421 °C</text:p>
          </table:table-cell>
          <table:table-cell office:value-type="string">
            <text:p>44.5 %RH</text:p>
          </table:table-cell>
          <table:table-cell office:value-type="string">
            <text:p>44.0 %RH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2014-07-22 15:06:13</text:p>
          </table:table-cell>
          <table:table-cell office:value-type="string">
            <text:p>38.421 °C</text:p>
          </table:table-cell>
          <table:table-cell office:value-type="string">
            <text:p>38.269 °C</text:p>
          </table:table-cell>
          <table:table-cell table:number-columns-repeated="2" office:value-type="string">
            <text:p>44.7 %RH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2014-07-22 15:06:43</text:p>
          </table:table-cell>
          <table:table-cell office:value-type="string">
            <text:p>38.264 °C</text:p>
          </table:table-cell>
          <table:table-cell office:value-type="string">
            <text:p>38.108 °C</text:p>
          </table:table-cell>
          <table:table-cell office:value-type="string">
            <text:p>45.0 %RH</text:p>
          </table:table-cell>
          <table:table-cell office:value-type="string">
            <text:p>44.5 %RH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2014-07-22 15:07:13</text:p>
          </table:table-cell>
          <table:table-cell office:value-type="string">
            <text:p>38.105 °C</text:p>
          </table:table-cell>
          <table:table-cell office:value-type="string">
            <text:p>37.969 °C</text:p>
          </table:table-cell>
          <table:table-cell office:value-type="string">
            <text:p>44.5 %RH</text:p>
          </table:table-cell>
          <table:table-cell office:value-type="string">
            <text:p>44.3 %RH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2014-07-22 15:07:43</text:p>
          </table:table-cell>
          <table:table-cell office:value-type="string">
            <text:p>37.961 °C</text:p>
          </table:table-cell>
          <table:table-cell office:value-type="string">
            <text:p>37.843 °C</text:p>
          </table:table-cell>
          <table:table-cell office:value-type="string">
            <text:p>45.0 %RH</text:p>
          </table:table-cell>
          <table:table-cell office:value-type="string">
            <text:p>44.7 %RH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4-07-22 15:08:13</text:p>
          </table:table-cell>
          <table:table-cell office:value-type="string">
            <text:p>37.838 °C</text:p>
          </table:table-cell>
          <table:table-cell office:value-type="string">
            <text:p>37.728 °C</text:p>
          </table:table-cell>
          <table:table-cell office:value-type="string">
            <text:p>45.0 %RH</text:p>
          </table:table-cell>
          <table:table-cell office:value-type="string">
            <text:p>44.3 %RH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4-07-22 15:08:43</text:p>
          </table:table-cell>
          <table:table-cell office:value-type="string">
            <text:p>37.721 °C</text:p>
          </table:table-cell>
          <table:table-cell office:value-type="string">
            <text:p>37.618 °C</text:p>
          </table:table-cell>
          <table:table-cell office:value-type="string">
            <text:p>44.5 %RH</text:p>
          </table:table-cell>
          <table:table-cell office:value-type="string">
            <text:p>44.3 %RH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4-07-22 15:09:13</text:p>
          </table:table-cell>
          <table:table-cell office:value-type="string">
            <text:p>37.616 °C</text:p>
          </table:table-cell>
          <table:table-cell office:value-type="string">
            <text:p>37.523 °C</text:p>
          </table:table-cell>
          <table:table-cell office:value-type="string">
            <text:p>45.0 %RH</text:p>
          </table:table-cell>
          <table:table-cell office:value-type="string">
            <text:p>44.0 %RH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2014-07-22 15:09:43</text:p>
          </table:table-cell>
          <table:table-cell office:value-type="string">
            <text:p>37.522 °C</text:p>
          </table:table-cell>
          <table:table-cell office:value-type="string">
            <text:p>37.439 °C</text:p>
          </table:table-cell>
          <table:table-cell table:number-columns-repeated="2" office:value-type="string">
            <text:p>45.5 %RH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4-07-22 15:10:13</text:p>
          </table:table-cell>
          <table:table-cell office:value-type="string">
            <text:p>37.437 °C</text:p>
          </table:table-cell>
          <table:table-cell office:value-type="string">
            <text:p>37.366 °C</text:p>
          </table:table-cell>
          <table:table-cell office:value-type="string">
            <text:p>46.0 %RH</text:p>
          </table:table-cell>
          <table:table-cell office:value-type="string">
            <text:p>45.7 %RH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2014-07-22 15:10:43</text:p>
          </table:table-cell>
          <table:table-cell office:value-type="string">
            <text:p>37.363 °C</text:p>
          </table:table-cell>
          <table:table-cell office:value-type="string">
            <text:p>37.310 °C</text:p>
          </table:table-cell>
          <table:table-cell office:value-type="string">
            <text:p>46.0 %RH</text:p>
          </table:table-cell>
          <table:table-cell office:value-type="string">
            <text:p>45.5 %RH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4-07-22 15:11:13</text:p>
          </table:table-cell>
          <table:table-cell office:value-type="string">
            <text:p>37.310 °C</text:p>
          </table:table-cell>
          <table:table-cell office:value-type="string">
            <text:p>37.254 °C</text:p>
          </table:table-cell>
          <table:table-cell office:value-type="string">
            <text:p>47.2 %RH</text:p>
          </table:table-cell>
          <table:table-cell office:value-type="string">
            <text:p>46.7 %RH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4-07-22 15:11:43</text:p>
          </table:table-cell>
          <table:table-cell office:value-type="string">
            <text:p>37.254 °C</text:p>
          </table:table-cell>
          <table:table-cell office:value-type="string">
            <text:p>37.186 °C</text:p>
          </table:table-cell>
          <table:table-cell office:value-type="string">
            <text:p>46.7 %RH</text:p>
          </table:table-cell>
          <table:table-cell office:value-type="string">
            <text:p>46.0 %RH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2014-07-22 15:12:13</text:p>
          </table:table-cell>
          <table:table-cell office:value-type="string">
            <text:p>37.191 °C</text:p>
          </table:table-cell>
          <table:table-cell office:value-type="string">
            <text:p>37.127 °C</text:p>
          </table:table-cell>
          <table:table-cell office:value-type="string">
            <text:p>47.7 %RH</text:p>
          </table:table-cell>
          <table:table-cell office:value-type="string">
            <text:p>47.5 %RH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2014-07-22 15:12:43</text:p>
          </table:table-cell>
          <table:table-cell table:number-columns-repeated="2" office:value-type="string">
            <text:p>37.133 °C</text:p>
          </table:table-cell>
          <table:table-cell office:value-type="string">
            <text:p>47.5 %RH</text:p>
          </table:table-cell>
          <table:table-cell office:value-type="string">
            <text:p>44.5 %RH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4-07-22 15:13:13</text:p>
          </table:table-cell>
          <table:table-cell table:number-columns-repeated="2" office:value-type="string">
            <text:p>37.383 °C</text:p>
          </table:table-cell>
          <table:table-cell office:value-type="string">
            <text:p>44.3 %RH</text:p>
          </table:table-cell>
          <table:table-cell office:value-type="string">
            <text:p>40.6 %RH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2014-07-22 15:13:43</text:p>
          </table:table-cell>
          <table:table-cell table:number-columns-repeated="2" office:value-type="string">
            <text:p>37.826 °C</text:p>
          </table:table-cell>
          <table:table-cell office:value-type="string">
            <text:p>40.9 %RH</text:p>
          </table:table-cell>
          <table:table-cell office:value-type="string">
            <text:p>39.9 %RH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2014-07-22 15:14:13</text:p>
          </table:table-cell>
          <table:table-cell table:number-columns-repeated="2" office:value-type="string">
            <text:p>38.250 °C</text:p>
          </table:table-cell>
          <table:table-cell table:number-columns-repeated="2" office:value-type="string">
            <text:p>41.1 %RH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2014-07-22 15:14:43</text:p>
          </table:table-cell>
          <table:table-cell table:number-columns-repeated="2" office:value-type="string">
            <text:p>38.684 °C</text:p>
          </table:table-cell>
          <table:table-cell office:value-type="string">
            <text:p>41.1 %RH</text:p>
          </table:table-cell>
          <table:table-cell office:value-type="string">
            <text:p>39.2 %RH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2014-07-22 15:15:13</text:p>
          </table:table-cell>
          <table:table-cell table:number-columns-repeated="2" office:value-type="string">
            <text:p>39.138 °C</text:p>
          </table:table-cell>
          <table:table-cell office:value-type="string">
            <text:p>39.9 %RH</text:p>
          </table:table-cell>
          <table:table-cell office:value-type="string">
            <text:p>38.2 %RH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4-07-22 15:15:43</text:p>
          </table:table-cell>
          <table:table-cell table:number-columns-repeated="2" office:value-type="string">
            <text:p>39.617 °C</text:p>
          </table:table-cell>
          <table:table-cell office:value-type="string">
            <text:p>38.4 %RH</text:p>
          </table:table-cell>
          <table:table-cell office:value-type="string">
            <text:p>38.0 %RH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4-07-22 15:16:13</text:p>
          </table:table-cell>
          <table:table-cell table:number-columns-repeated="2" office:value-type="string">
            <text:p>40.037 °C</text:p>
          </table:table-cell>
          <table:table-cell office:value-type="string">
            <text:p>38.2 %RH</text:p>
          </table:table-cell>
          <table:table-cell office:value-type="string">
            <text:p>37.7 %RH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2014-07-22 15:16:43</text:p>
          </table:table-cell>
          <table:table-cell table:number-columns-repeated="2" office:value-type="string">
            <text:p>40.350 °C</text:p>
          </table:table-cell>
          <table:table-cell office:value-type="string">
            <text:p>38.2 %RH</text:p>
          </table:table-cell>
          <table:table-cell office:value-type="string">
            <text:p>37.2 %RH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2014-07-22 15:17:13</text:p>
          </table:table-cell>
          <table:table-cell table:number-columns-repeated="2" office:value-type="string">
            <text:p>40.650 °C</text:p>
          </table:table-cell>
          <table:table-cell office:value-type="string">
            <text:p>37.5 %RH</text:p>
          </table:table-cell>
          <table:table-cell office:value-type="string">
            <text:p>35.8 %RH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2014-07-22 15:17:43</text:p>
          </table:table-cell>
          <table:table-cell table:number-columns-repeated="2" office:value-type="string">
            <text:p>40.899 °C</text:p>
          </table:table-cell>
          <table:table-cell office:value-type="string">
            <text:p>36.3 %RH</text:p>
          </table:table-cell>
          <table:table-cell office:value-type="string">
            <text:p>35.5 %RH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2014-07-22 15:18:13</text:p>
          </table:table-cell>
          <table:table-cell table:number-columns-repeated="2" office:value-type="string">
            <text:p>41.132 °C</text:p>
          </table:table-cell>
          <table:table-cell office:value-type="string">
            <text:p>36.0 %RH</text:p>
          </table:table-cell>
          <table:table-cell office:value-type="string">
            <text:p>35.5 %RH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2014-07-22 15:18:43</text:p>
          </table:table-cell>
          <table:table-cell table:number-columns-repeated="2" office:value-type="string">
            <text:p>41.385 °C</text:p>
          </table:table-cell>
          <table:table-cell office:value-type="string">
            <text:p>35.8 %RH</text:p>
          </table:table-cell>
          <table:table-cell office:value-type="string">
            <text:p>34.6 %RH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014-07-22 15:19:13</text:p>
          </table:table-cell>
          <table:table-cell table:number-columns-repeated="2" office:value-type="string">
            <text:p>41.637 °C</text:p>
          </table:table-cell>
          <table:table-cell office:value-type="string">
            <text:p>36.5 %RH</text:p>
          </table:table-cell>
          <table:table-cell office:value-type="string">
            <text:p>35.1 %RH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2014-07-22 15:19:43</text:p>
          </table:table-cell>
          <table:table-cell table:number-columns-repeated="2" office:value-type="string">
            <text:p>41.841 °C</text:p>
          </table:table-cell>
          <table:table-cell office:value-type="string">
            <text:p>37.0 %RH</text:p>
          </table:table-cell>
          <table:table-cell office:value-type="string">
            <text:p>35.5 %RH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2014-07-22 15:20:13</text:p>
          </table:table-cell>
          <table:table-cell table:number-columns-repeated="2" office:value-type="string">
            <text:p>42.022 °C</text:p>
          </table:table-cell>
          <table:table-cell table:number-columns-repeated="2" office:value-type="string">
            <text:p>38.0 %RH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4-07-22 15:20:43</text:p>
          </table:table-cell>
          <table:table-cell table:number-columns-repeated="2" office:value-type="string">
            <text:p>42.152 °C</text:p>
          </table:table-cell>
          <table:table-cell office:value-type="string">
            <text:p>38.2 %RH</text:p>
          </table:table-cell>
          <table:table-cell office:value-type="string">
            <text:p>35.5 %RH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2014-07-22 15:21:13</text:p>
          </table:table-cell>
          <table:table-cell table:number-columns-repeated="2" office:value-type="string">
            <text:p>42.253 °C</text:p>
          </table:table-cell>
          <table:table-cell office:value-type="string">
            <text:p>35.5 %RH</text:p>
          </table:table-cell>
          <table:table-cell office:value-type="string">
            <text:p>34.8 %RH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2014-07-22 15:21:43</text:p>
          </table:table-cell>
          <table:table-cell office:value-type="string">
            <text:p>42.334 °C</text:p>
          </table:table-cell>
          <table:table-cell office:value-type="string">
            <text:p>42.329 °C</text:p>
          </table:table-cell>
          <table:table-cell table:number-columns-repeated="2" office:value-type="string">
            <text:p>36.0 %RH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2014-07-22 15:22:13</text:p>
          </table:table-cell>
          <table:table-cell office:value-type="string">
            <text:p>42.434 °C</text:p>
          </table:table-cell>
          <table:table-cell office:value-type="string">
            <text:p>42.416 °C</text:p>
          </table:table-cell>
          <table:table-cell office:value-type="string">
            <text:p>36.0 %RH</text:p>
          </table:table-cell>
          <table:table-cell office:value-type="string">
            <text:p>35.1 %RH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2014-07-22 15:22:43</text:p>
          </table:table-cell>
          <table:table-cell office:value-type="string">
            <text:p>42.457 °C</text:p>
          </table:table-cell>
          <table:table-cell office:value-type="string">
            <text:p>42.388 °C</text:p>
          </table:table-cell>
          <table:table-cell table:number-columns-repeated="2" office:value-type="string">
            <text:p>38.0 %RH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4-07-22 15:23:13</text:p>
          </table:table-cell>
          <table:table-cell office:value-type="string">
            <text:p>42.363 °C</text:p>
          </table:table-cell>
          <table:table-cell office:value-type="string">
            <text:p>42.179 °C</text:p>
          </table:table-cell>
          <table:table-cell office:value-type="string">
            <text:p>38.7 %RH</text:p>
          </table:table-cell>
          <table:table-cell office:value-type="string">
            <text:p>38.2 %RH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4-07-22 15:23:43</text:p>
          </table:table-cell>
          <table:table-cell office:value-type="string">
            <text:p>42.168 °C</text:p>
          </table:table-cell>
          <table:table-cell office:value-type="string">
            <text:p>41.943 °C</text:p>
          </table:table-cell>
          <table:table-cell office:value-type="string">
            <text:p>39.2 %RH</text:p>
          </table:table-cell>
          <table:table-cell office:value-type="string">
            <text:p>38.9 %RH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2014-07-22 15:24:13</text:p>
          </table:table-cell>
          <table:table-cell office:value-type="string">
            <text:p>41.935 °C</text:p>
          </table:table-cell>
          <table:table-cell office:value-type="string">
            <text:p>41.653 °C</text:p>
          </table:table-cell>
          <table:table-cell office:value-type="string">
            <text:p>42.8 %RH</text:p>
          </table:table-cell>
          <table:table-cell office:value-type="string">
            <text:p>42.1 %RH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2014-07-22 15:24:43</text:p>
          </table:table-cell>
          <table:table-cell office:value-type="string">
            <text:p>41.640 °C</text:p>
          </table:table-cell>
          <table:table-cell office:value-type="string">
            <text:p>41.332 °C</text:p>
          </table:table-cell>
          <table:table-cell table:number-columns-repeated="2" office:value-type="string">
            <text:p>44.0 %RH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2014-07-22 15:25:13</text:p>
          </table:table-cell>
          <table:table-cell office:value-type="string">
            <text:p>41.320 °C</text:p>
          </table:table-cell>
          <table:table-cell office:value-type="string">
            <text:p>40.986 °C</text:p>
          </table:table-cell>
          <table:table-cell office:value-type="string">
            <text:p>44.7 %RH</text:p>
          </table:table-cell>
          <table:table-cell office:value-type="string">
            <text:p>44.3 %RH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2014-07-22 15:25:43</text:p>
          </table:table-cell>
          <table:table-cell office:value-type="string">
            <text:p>40.972 °C</text:p>
          </table:table-cell>
          <table:table-cell office:value-type="string">
            <text:p>40.620 °C</text:p>
          </table:table-cell>
          <table:table-cell office:value-type="string">
            <text:p>44.5 %RH</text:p>
          </table:table-cell>
          <table:table-cell office:value-type="string">
            <text:p>44.3 %RH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2014-07-22 15:26:13</text:p>
          </table:table-cell>
          <table:table-cell office:value-type="string">
            <text:p>40.606 °C</text:p>
          </table:table-cell>
          <table:table-cell office:value-type="string">
            <text:p>40.272 °C</text:p>
          </table:table-cell>
          <table:table-cell table:number-columns-repeated="2" office:value-type="string">
            <text:p>48.0 %RH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2014-07-22 15:26:43</text:p>
          </table:table-cell>
          <table:table-cell office:value-type="string">
            <text:p>40.263 °C</text:p>
          </table:table-cell>
          <table:table-cell office:value-type="string">
            <text:p>39.884 °C</text:p>
          </table:table-cell>
          <table:table-cell office:value-type="string">
            <text:p>50.8 %RH</text:p>
          </table:table-cell>
          <table:table-cell office:value-type="string">
            <text:p>44.0 %RH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4-07-22 15:27:13</text:p>
          </table:table-cell>
          <table:table-cell office:value-type="string">
            <text:p>39.875 °C</text:p>
          </table:table-cell>
          <table:table-cell office:value-type="string">
            <text:p>39.562 °C</text:p>
          </table:table-cell>
          <table:table-cell office:value-type="string">
            <text:p>43.8 %RH</text:p>
          </table:table-cell>
          <table:table-cell office:value-type="string">
            <text:p>43.0 %RH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2014-07-22 15:27:43</text:p>
          </table:table-cell>
          <table:table-cell office:value-type="string">
            <text:p>39.553 °C</text:p>
          </table:table-cell>
          <table:table-cell office:value-type="string">
            <text:p>39.318 °C</text:p>
          </table:table-cell>
          <table:table-cell table:number-columns-repeated="2" office:value-type="string">
            <text:p>44.5 %RH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2014-07-22 15:28:13</text:p>
          </table:table-cell>
          <table:table-cell office:value-type="string">
            <text:p>39.311 °C</text:p>
          </table:table-cell>
          <table:table-cell office:value-type="string">
            <text:p>39.143 °C</text:p>
          </table:table-cell>
          <table:table-cell table:number-columns-repeated="2" office:value-type="string">
            <text:p>45.0 %RH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2014-07-22 15:28:43</text:p>
          </table:table-cell>
          <table:table-cell office:value-type="string">
            <text:p>39.143 °C</text:p>
          </table:table-cell>
          <table:table-cell office:value-type="string">
            <text:p>39.032 °C</text:p>
          </table:table-cell>
          <table:table-cell office:value-type="string">
            <text:p>45.5 %RH</text:p>
          </table:table-cell>
          <table:table-cell office:value-type="string">
            <text:p>43.0 %RH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2014-07-22 15:29:13</text:p>
          </table:table-cell>
          <table:table-cell office:value-type="string">
            <text:p>39.031 °C</text:p>
          </table:table-cell>
          <table:table-cell office:value-type="string">
            <text:p>38.941 °C</text:p>
          </table:table-cell>
          <table:table-cell table:number-columns-repeated="2" office:value-type="string">
            <text:p>44.0 %RH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2014-07-22 15:29:43</text:p>
          </table:table-cell>
          <table:table-cell office:value-type="string">
            <text:p>38.941 °C</text:p>
          </table:table-cell>
          <table:table-cell office:value-type="string">
            <text:p>38.866 °C</text:p>
          </table:table-cell>
          <table:table-cell office:value-type="string">
            <text:p>46.0 %RH</text:p>
          </table:table-cell>
          <table:table-cell office:value-type="string">
            <text:p>45.7 %RH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2014-07-22 15:30:13</text:p>
          </table:table-cell>
          <table:table-cell office:value-type="string">
            <text:p>38.861 °C</text:p>
          </table:table-cell>
          <table:table-cell office:value-type="string">
            <text:p>38.768 °C</text:p>
          </table:table-cell>
          <table:table-cell table:number-columns-repeated="2" office:value-type="string">
            <text:p>45.7 %RH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4-07-22 15:30:43</text:p>
          </table:table-cell>
          <table:table-cell office:value-type="string">
            <text:p>38.763 °C</text:p>
          </table:table-cell>
          <table:table-cell office:value-type="string">
            <text:p>38.650 °C</text:p>
          </table:table-cell>
          <table:table-cell office:value-type="string">
            <text:p>46.2 %RH</text:p>
          </table:table-cell>
          <table:table-cell office:value-type="string">
            <text:p>45.5 %RH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4-07-22 15:31:13</text:p>
          </table:table-cell>
          <table:table-cell office:value-type="string">
            <text:p>38.643 °C</text:p>
          </table:table-cell>
          <table:table-cell office:value-type="string">
            <text:p>38.583 °C</text:p>
          </table:table-cell>
          <table:table-cell office:value-type="string">
            <text:p>46.5 %RH</text:p>
          </table:table-cell>
          <table:table-cell office:value-type="string">
            <text:p>46.2 %RH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4-07-22 15:31:43</text:p>
          </table:table-cell>
          <table:table-cell office:value-type="string">
            <text:p>38.581 °C</text:p>
          </table:table-cell>
          <table:table-cell office:value-type="string">
            <text:p>38.532 °C</text:p>
          </table:table-cell>
          <table:table-cell office:value-type="string">
            <text:p>46.2 %RH</text:p>
          </table:table-cell>
          <table:table-cell office:value-type="string">
            <text:p>44.5 %RH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2014-07-22 15:32:13</text:p>
          </table:table-cell>
          <table:table-cell office:value-type="string">
            <text:p>38.532 °C</text:p>
          </table:table-cell>
          <table:table-cell office:value-type="string">
            <text:p>38.467 °C</text:p>
          </table:table-cell>
          <table:table-cell table:number-columns-repeated="2" office:value-type="string">
            <text:p>45.2 %RH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4-07-22 15:32:43</text:p>
          </table:table-cell>
          <table:table-cell office:value-type="string">
            <text:p>38.465 °C</text:p>
          </table:table-cell>
          <table:table-cell office:value-type="string">
            <text:p>38.438 °C</text:p>
          </table:table-cell>
          <table:table-cell office:value-type="string">
            <text:p>45.2 %RH</text:p>
          </table:table-cell>
          <table:table-cell office:value-type="string">
            <text:p>43.8 %RH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2014-07-22 15:33:13</text:p>
          </table:table-cell>
          <table:table-cell office:value-type="string">
            <text:p>38.436 °C</text:p>
          </table:table-cell>
          <table:table-cell office:value-type="string">
            <text:p>38.386 °C</text:p>
          </table:table-cell>
          <table:table-cell office:value-type="string">
            <text:p>45.0 %RH</text:p>
          </table:table-cell>
          <table:table-cell office:value-type="string">
            <text:p>44.7 %RH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2014-07-22 15:33:43</text:p>
          </table:table-cell>
          <table:table-cell office:value-type="string">
            <text:p>38.383 °C</text:p>
          </table:table-cell>
          <table:table-cell office:value-type="string">
            <text:p>38.299 °C</text:p>
          </table:table-cell>
          <table:table-cell office:value-type="string">
            <text:p>45.0 %RH</text:p>
          </table:table-cell>
          <table:table-cell office:value-type="string">
            <text:p>42.8 %RH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4-07-22 15:34:13</text:p>
          </table:table-cell>
          <table:table-cell office:value-type="string">
            <text:p>38.297 °C</text:p>
          </table:table-cell>
          <table:table-cell office:value-type="string">
            <text:p>38.242 °C</text:p>
          </table:table-cell>
          <table:table-cell table:number-columns-repeated="2" office:value-type="string">
            <text:p>43.8 %RH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2014-07-22 15:34:43</text:p>
          </table:table-cell>
          <table:table-cell office:value-type="string">
            <text:p>38.242 °C</text:p>
          </table:table-cell>
          <table:table-cell office:value-type="string">
            <text:p>38.225 °C</text:p>
          </table:table-cell>
          <table:table-cell office:value-type="string">
            <text:p>45.5 %RH</text:p>
          </table:table-cell>
          <table:table-cell office:value-type="string">
            <text:p>44.0 %RH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014-07-22 15:35:13</text:p>
          </table:table-cell>
          <table:table-cell office:value-type="string">
            <text:p>38.222 °C</text:p>
          </table:table-cell>
          <table:table-cell office:value-type="string">
            <text:p>38.185 °C</text:p>
          </table:table-cell>
          <table:table-cell office:value-type="string">
            <text:p>46.2 %RH</text:p>
          </table:table-cell>
          <table:table-cell office:value-type="string">
            <text:p>45.7 %RH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2014-07-22 15:35:43</text:p>
          </table:table-cell>
          <table:table-cell office:value-type="string">
            <text:p>38.182 °C</text:p>
          </table:table-cell>
          <table:table-cell office:value-type="string">
            <text:p>38.076 °C</text:p>
          </table:table-cell>
          <table:table-cell office:value-type="string">
            <text:p>45.7 %RH</text:p>
          </table:table-cell>
          <table:table-cell office:value-type="string">
            <text:p>45.5 %RH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2014-07-22 15:36:13</text:p>
          </table:table-cell>
          <table:table-cell office:value-type="string">
            <text:p>38.071 °C</text:p>
          </table:table-cell>
          <table:table-cell office:value-type="string">
            <text:p>37.949 °C</text:p>
          </table:table-cell>
          <table:table-cell office:value-type="string">
            <text:p>46.2 %RH</text:p>
          </table:table-cell>
          <table:table-cell office:value-type="string">
            <text:p>45.0 %RH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2014-07-22 15:36:43</text:p>
          </table:table-cell>
          <table:table-cell office:value-type="string">
            <text:p>37.946 °C</text:p>
          </table:table-cell>
          <table:table-cell office:value-type="string">
            <text:p>37.894 °C</text:p>
          </table:table-cell>
          <table:table-cell office:value-type="string">
            <text:p>45.2 %RH</text:p>
          </table:table-cell>
          <table:table-cell office:value-type="string">
            <text:p>44.0 %RH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2014-07-22 15:37:13</text:p>
          </table:table-cell>
          <table:table-cell table:number-columns-repeated="2" office:value-type="string">
            <text:p>38.014 °C</text:p>
          </table:table-cell>
          <table:table-cell office:value-type="string">
            <text:p>44.0 %RH</text:p>
          </table:table-cell>
          <table:table-cell office:value-type="string">
            <text:p>41.4 %RH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2014-07-22 15:37:43</text:p>
          </table:table-cell>
          <table:table-cell table:number-columns-repeated="2" office:value-type="string">
            <text:p>38.398 °C</text:p>
          </table:table-cell>
          <table:table-cell office:value-type="string">
            <text:p>41.1 %RH</text:p>
          </table:table-cell>
          <table:table-cell office:value-type="string">
            <text:p>37.7 %RH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4-07-22 15:38:13</text:p>
          </table:table-cell>
          <table:table-cell table:number-columns-repeated="2" office:value-type="string">
            <text:p>38.888 °C</text:p>
          </table:table-cell>
          <table:table-cell office:value-type="string">
            <text:p>38.4 %RH</text:p>
          </table:table-cell>
          <table:table-cell office:value-type="string">
            <text:p>38.2 %RH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2014-07-22 15:38:43</text:p>
          </table:table-cell>
          <table:table-cell table:number-columns-repeated="2" office:value-type="string">
            <text:p>39.144 °C</text:p>
          </table:table-cell>
          <table:table-cell office:value-type="string">
            <text:p>42.8 %RH</text:p>
          </table:table-cell>
          <table:table-cell office:value-type="string">
            <text:p>42.3 %RH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2014-07-22 15:39:13</text:p>
          </table:table-cell>
          <table:table-cell office:value-type="string">
            <text:p>39.151 °C</text:p>
          </table:table-cell>
          <table:table-cell office:value-type="string">
            <text:p>39.080 °C</text:p>
          </table:table-cell>
          <table:table-cell office:value-type="string">
            <text:p>45.2 %RH</text:p>
          </table:table-cell>
          <table:table-cell office:value-type="string">
            <text:p>45.0 %RH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2014-07-22 15:39:43</text:p>
          </table:table-cell>
          <table:table-cell office:value-type="string">
            <text:p>39.076 °C</text:p>
          </table:table-cell>
          <table:table-cell office:value-type="string">
            <text:p>38.922 °C</text:p>
          </table:table-cell>
          <table:table-cell table:number-columns-repeated="2" office:value-type="string">
            <text:p>46.7 %RH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2014-07-22 15:40:13</text:p>
          </table:table-cell>
          <table:table-cell office:value-type="string">
            <text:p>38.917 °C</text:p>
          </table:table-cell>
          <table:table-cell office:value-type="string">
            <text:p>38.723 °C</text:p>
          </table:table-cell>
          <table:table-cell office:value-type="string">
            <text:p>48.0 %RH</text:p>
          </table:table-cell>
          <table:table-cell office:value-type="string">
            <text:p>47.7 %RH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4-07-22 15:40:43</text:p>
          </table:table-cell>
          <table:table-cell office:value-type="string">
            <text:p>38.718 °C</text:p>
          </table:table-cell>
          <table:table-cell office:value-type="string">
            <text:p>38.480 °C</text:p>
          </table:table-cell>
          <table:table-cell office:value-type="string">
            <text:p>48.0 %RH</text:p>
          </table:table-cell>
          <table:table-cell office:value-type="string">
            <text:p>47.5 %RH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2014-07-22 15:41:13</text:p>
          </table:table-cell>
          <table:table-cell office:value-type="string">
            <text:p>38.477 °C</text:p>
          </table:table-cell>
          <table:table-cell office:value-type="string">
            <text:p>38.218 °C</text:p>
          </table:table-cell>
          <table:table-cell office:value-type="string">
            <text:p>47.7 %RH</text:p>
          </table:table-cell>
          <table:table-cell office:value-type="string">
            <text:p>46.7 %RH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2014-07-22 15:41:43</text:p>
          </table:table-cell>
          <table:table-cell office:value-type="string">
            <text:p>38.210 °C</text:p>
          </table:table-cell>
          <table:table-cell office:value-type="string">
            <text:p>37.929 °C</text:p>
          </table:table-cell>
          <table:table-cell office:value-type="string">
            <text:p>47.2 %RH</text:p>
          </table:table-cell>
          <table:table-cell office:value-type="string">
            <text:p>46.7 %RH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2014-07-22 15:42:13</text:p>
          </table:table-cell>
          <table:table-cell office:value-type="string">
            <text:p>37.924 °C</text:p>
          </table:table-cell>
          <table:table-cell office:value-type="string">
            <text:p>37.684 °C</text:p>
          </table:table-cell>
          <table:table-cell office:value-type="string">
            <text:p>47.7 %RH</text:p>
          </table:table-cell>
          <table:table-cell office:value-type="string">
            <text:p>47.2 %RH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4-07-22 15:42:43</text:p>
          </table:table-cell>
          <table:table-cell office:value-type="string">
            <text:p>37.668 °C</text:p>
          </table:table-cell>
          <table:table-cell office:value-type="string">
            <text:p>37.459 °C</text:p>
          </table:table-cell>
          <table:table-cell table:number-columns-repeated="2" office:value-type="string">
            <text:p>47.2 %RH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2014-07-22 15:43:13</text:p>
          </table:table-cell>
          <table:table-cell office:value-type="string">
            <text:p>37.457 °C</text:p>
          </table:table-cell>
          <table:table-cell office:value-type="string">
            <text:p>37.293 °C</text:p>
          </table:table-cell>
          <table:table-cell office:value-type="string">
            <text:p>48.0 %RH</text:p>
          </table:table-cell>
          <table:table-cell office:value-type="string">
            <text:p>47.5 %RH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2014-07-22 15:43:43</text:p>
          </table:table-cell>
          <table:table-cell office:value-type="string">
            <text:p>37.288 °C</text:p>
          </table:table-cell>
          <table:table-cell office:value-type="string">
            <text:p>37.166 °C</text:p>
          </table:table-cell>
          <table:table-cell office:value-type="string">
            <text:p>48.5 %RH</text:p>
          </table:table-cell>
          <table:table-cell office:value-type="string">
            <text:p>47.5 %RH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2014-07-22 15:44:13</text:p>
          </table:table-cell>
          <table:table-cell office:value-type="string">
            <text:p>37.161 °C</text:p>
          </table:table-cell>
          <table:table-cell office:value-type="string">
            <text:p>37.089 °C</text:p>
          </table:table-cell>
          <table:table-cell office:value-type="string">
            <text:p>47.7 %RH</text:p>
          </table:table-cell>
          <table:table-cell office:value-type="string">
            <text:p>46.0 %RH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2014-07-22 15:44:43</text:p>
          </table:table-cell>
          <table:table-cell table:number-columns-repeated="2" office:value-type="string">
            <text:p>37.222 °C</text:p>
          </table:table-cell>
          <table:table-cell office:value-type="string">
            <text:p>46.2 %RH</text:p>
          </table:table-cell>
          <table:table-cell office:value-type="string">
            <text:p>46.0 %RH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2014-07-22 15:45:13</text:p>
          </table:table-cell>
          <table:table-cell table:number-columns-repeated="2" office:value-type="string">
            <text:p>37.447 °C</text:p>
          </table:table-cell>
          <table:table-cell office:value-type="string">
            <text:p>46.0 %RH</text:p>
          </table:table-cell>
          <table:table-cell office:value-type="string">
            <text:p>43.5 %RH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2014-07-22 15:45:43</text:p>
          </table:table-cell>
          <table:table-cell table:number-columns-repeated="2" office:value-type="string">
            <text:p>37.691 °C</text:p>
          </table:table-cell>
          <table:table-cell office:value-type="string">
            <text:p>45.2 %RH</text:p>
          </table:table-cell>
          <table:table-cell office:value-type="string">
            <text:p>45.0 %RH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4-07-22 15:46:13</text:p>
          </table:table-cell>
          <table:table-cell table:number-columns-repeated="2" office:value-type="string">
            <text:p>37.918 °C</text:p>
          </table:table-cell>
          <table:table-cell office:value-type="string">
            <text:p>45.2 %RH</text:p>
          </table:table-cell>
          <table:table-cell office:value-type="string">
            <text:p>43.3 %RH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4-07-22 15:46:43</text:p>
          </table:table-cell>
          <table:table-cell table:number-columns-repeated="2" office:value-type="string">
            <text:p>38.044 °C</text:p>
          </table:table-cell>
          <table:table-cell office:value-type="string">
            <text:p>43.5 %RH</text:p>
          </table:table-cell>
          <table:table-cell office:value-type="string">
            <text:p>43.0 %RH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2014-07-22 15:47:13</text:p>
          </table:table-cell>
          <table:table-cell table:number-columns-repeated="2" office:value-type="string">
            <text:p>38.163 °C</text:p>
          </table:table-cell>
          <table:table-cell table:number-columns-repeated="2" office:value-type="string">
            <text:p>44.7 %RH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2014-07-22 15:47:43</text:p>
          </table:table-cell>
          <table:table-cell table:number-columns-repeated="2" office:value-type="string">
            <text:p>38.327 °C</text:p>
          </table:table-cell>
          <table:table-cell office:value-type="string">
            <text:p>45.5 %RH</text:p>
          </table:table-cell>
          <table:table-cell office:value-type="string">
            <text:p>45.2 %RH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2014-07-22 15:48:13</text:p>
          </table:table-cell>
          <table:table-cell table:number-columns-repeated="2" office:value-type="string">
            <text:p>38.521 °C</text:p>
          </table:table-cell>
          <table:table-cell office:value-type="string">
            <text:p>46.2 %RH</text:p>
          </table:table-cell>
          <table:table-cell office:value-type="string">
            <text:p>42.6 %RH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2014-07-22 15:48:43</text:p>
          </table:table-cell>
          <table:table-cell table:number-columns-repeated="2" office:value-type="string">
            <text:p>38.719 °C</text:p>
          </table:table-cell>
          <table:table-cell office:value-type="string">
            <text:p>44.7 %RH</text:p>
          </table:table-cell>
          <table:table-cell office:value-type="string">
            <text:p>42.1 %RH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4-07-22 15:49:13</text:p>
          </table:table-cell>
          <table:table-cell table:number-columns-repeated="2" office:value-type="string">
            <text:p>38.839 °C</text:p>
          </table:table-cell>
          <table:table-cell office:value-type="string">
            <text:p>42.1 %RH</text:p>
          </table:table-cell>
          <table:table-cell office:value-type="string">
            <text:p>41.8 %RH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4-07-22 15:49:43</text:p>
          </table:table-cell>
          <table:table-cell office:value-type="string">
            <text:p>38.843 °C</text:p>
          </table:table-cell>
          <table:table-cell office:value-type="string">
            <text:p>38.807 °C</text:p>
          </table:table-cell>
          <table:table-cell office:value-type="string">
            <text:p>43.5 %RH</text:p>
          </table:table-cell>
          <table:table-cell office:value-type="string">
            <text:p>42.8 %RH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2014-07-22 15:50:13</text:p>
          </table:table-cell>
          <table:table-cell office:value-type="string">
            <text:p>38.806 °C</text:p>
          </table:table-cell>
          <table:table-cell office:value-type="string">
            <text:p>38.755 °C</text:p>
          </table:table-cell>
          <table:table-cell office:value-type="string">
            <text:p>43.8 %RH</text:p>
          </table:table-cell>
          <table:table-cell office:value-type="string">
            <text:p>41.6 %RH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2014-07-22 15:50:43</text:p>
          </table:table-cell>
          <table:table-cell table:number-columns-repeated="2" office:value-type="string">
            <text:p>38.785 °C</text:p>
          </table:table-cell>
          <table:table-cell office:value-type="string">
            <text:p>43.3 %RH</text:p>
          </table:table-cell>
          <table:table-cell office:value-type="string">
            <text:p>43.0 %RH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2014-07-22 15:51:13</text:p>
          </table:table-cell>
          <table:table-cell table:number-columns-repeated="2" office:value-type="string">
            <text:p>38.821 °C</text:p>
          </table:table-cell>
          <table:table-cell office:value-type="string">
            <text:p>43.8 %RH</text:p>
          </table:table-cell>
          <table:table-cell office:value-type="string">
            <text:p>43.0 %RH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4-07-22 15:51:43</text:p>
          </table:table-cell>
          <table:table-cell office:value-type="string">
            <text:p>38.839 °C</text:p>
          </table:table-cell>
          <table:table-cell office:value-type="string">
            <text:p>38.838 °C</text:p>
          </table:table-cell>
          <table:table-cell office:value-type="string">
            <text:p>43.0 %RH</text:p>
          </table:table-cell>
          <table:table-cell office:value-type="string">
            <text:p>42.6 %RH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2014-07-22 15:52:13</text:p>
          </table:table-cell>
          <table:table-cell table:number-columns-repeated="2" office:value-type="string">
            <text:p>38.863 °C</text:p>
          </table:table-cell>
          <table:table-cell office:value-type="string">
            <text:p>42.8 %RH</text:p>
          </table:table-cell>
          <table:table-cell office:value-type="string">
            <text:p>42.3 %RH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2014-07-22 15:52:43</text:p>
          </table:table-cell>
          <table:table-cell table:number-columns-repeated="2" office:value-type="string">
            <text:p>38.900 °C</text:p>
          </table:table-cell>
          <table:table-cell office:value-type="string">
            <text:p>42.6 %RH</text:p>
          </table:table-cell>
          <table:table-cell office:value-type="string">
            <text:p>40.9 %RH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2014-07-22 15:53:13</text:p>
          </table:table-cell>
          <table:table-cell office:value-type="string">
            <text:p>38.937 °C</text:p>
          </table:table-cell>
          <table:table-cell office:value-type="string">
            <text:p>38.934 °C</text:p>
          </table:table-cell>
          <table:table-cell table:number-columns-repeated="2" office:value-type="string">
            <text:p>41.8 %RH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2014-07-22 15:53:43</text:p>
          </table:table-cell>
          <table:table-cell table:number-columns-repeated="2" office:value-type="string">
            <text:p>38.973 °C</text:p>
          </table:table-cell>
          <table:table-cell table:number-columns-repeated="2" office:value-type="string">
            <text:p>42.8 %RH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2014-07-22 15:54:13</text:p>
          </table:table-cell>
          <table:table-cell office:value-type="string">
            <text:p>38.995 °C</text:p>
          </table:table-cell>
          <table:table-cell office:value-type="string">
            <text:p>38.992 °C</text:p>
          </table:table-cell>
          <table:table-cell office:value-type="string">
            <text:p>44.0 %RH</text:p>
          </table:table-cell>
          <table:table-cell office:value-type="string">
            <text:p>41.6 %RH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4-07-22 15:54:43</text:p>
          </table:table-cell>
          <table:table-cell table:number-columns-repeated="2" office:value-type="string">
            <text:p>39.037 °C</text:p>
          </table:table-cell>
          <table:table-cell office:value-type="string">
            <text:p>43.8 %RH</text:p>
          </table:table-cell>
          <table:table-cell office:value-type="string">
            <text:p>43.3 %RH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2014-07-22 15:55:13</text:p>
          </table:table-cell>
          <table:table-cell table:number-columns-repeated="2" office:value-type="string">
            <text:p>39.180 °C</text:p>
          </table:table-cell>
          <table:table-cell office:value-type="string">
            <text:p>43.0 %RH</text:p>
          </table:table-cell>
          <table:table-cell office:value-type="string">
            <text:p>40.6 %RH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2014-07-22 15:55:43</text:p>
          </table:table-cell>
          <table:table-cell table:number-columns-repeated="2" office:value-type="string">
            <text:p>39.260 °C</text:p>
          </table:table-cell>
          <table:table-cell office:value-type="string">
            <text:p>42.1 %RH</text:p>
          </table:table-cell>
          <table:table-cell office:value-type="string">
            <text:p>41.8 %RH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014-07-22 15:56:13</text:p>
          </table:table-cell>
          <table:table-cell office:value-type="string">
            <text:p>39.260 °C</text:p>
          </table:table-cell>
          <table:table-cell office:value-type="string">
            <text:p>39.206 °C</text:p>
          </table:table-cell>
          <table:table-cell office:value-type="string">
            <text:p>44.3 %RH</text:p>
          </table:table-cell>
          <table:table-cell office:value-type="string">
            <text:p>44.0 %RH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2014-07-22 15:56:43</text:p>
          </table:table-cell>
          <table:table-cell office:value-type="string">
            <text:p>39.206 °C</text:p>
          </table:table-cell>
          <table:table-cell office:value-type="string">
            <text:p>39.117 °C</text:p>
          </table:table-cell>
          <table:table-cell office:value-type="string">
            <text:p>44.5 %RH</text:p>
          </table:table-cell>
          <table:table-cell office:value-type="string">
            <text:p>43.5 %RH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2014-07-22 15:57:13</text:p>
          </table:table-cell>
          <table:table-cell office:value-type="string">
            <text:p>39.110 °C</text:p>
          </table:table-cell>
          <table:table-cell office:value-type="string">
            <text:p>39.031 °C</text:p>
          </table:table-cell>
          <table:table-cell table:number-columns-repeated="2" office:value-type="string">
            <text:p>44.7 %RH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2014-07-22 15:57:43</text:p>
          </table:table-cell>
          <table:table-cell office:value-type="string">
            <text:p>39.027 °C</text:p>
          </table:table-cell>
          <table:table-cell office:value-type="string">
            <text:p>38.882 °C</text:p>
          </table:table-cell>
          <table:table-cell office:value-type="string">
            <text:p>45.5 %RH</text:p>
          </table:table-cell>
          <table:table-cell office:value-type="string">
            <text:p>43.8 %RH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2014-07-22 15:58:13</text:p>
          </table:table-cell>
          <table:table-cell office:value-type="string">
            <text:p>38.875 °C</text:p>
          </table:table-cell>
          <table:table-cell office:value-type="string">
            <text:p>38.605 °C</text:p>
          </table:table-cell>
          <table:table-cell office:value-type="string">
            <text:p>45.0 %RH</text:p>
          </table:table-cell>
          <table:table-cell office:value-type="string">
            <text:p>44.3 %RH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4-07-22 15:58:43</text:p>
          </table:table-cell>
          <table:table-cell office:value-type="string">
            <text:p>38.598 °C</text:p>
          </table:table-cell>
          <table:table-cell office:value-type="string">
            <text:p>38.339 °C</text:p>
          </table:table-cell>
          <table:table-cell office:value-type="string">
            <text:p>44.5 %RH</text:p>
          </table:table-cell>
          <table:table-cell office:value-type="string">
            <text:p>44.0 %RH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4-07-22 15:59:13</text:p>
          </table:table-cell>
          <table:table-cell office:value-type="string">
            <text:p>38.327 °C</text:p>
          </table:table-cell>
          <table:table-cell office:value-type="string">
            <text:p>38.084 °C</text:p>
          </table:table-cell>
          <table:table-cell table:number-columns-repeated="2" office:value-type="string">
            <text:p>45.5 %RH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2014-07-22 15:59:43</text:p>
          </table:table-cell>
          <table:table-cell office:value-type="string">
            <text:p>38.078 °C</text:p>
          </table:table-cell>
          <table:table-cell office:value-type="string">
            <text:p>37.888 °C</text:p>
          </table:table-cell>
          <table:table-cell table:number-columns-repeated="2" office:value-type="string">
            <text:p>45.7 %RH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4-07-22 16:00:13</text:p>
          </table:table-cell>
          <table:table-cell office:value-type="string">
            <text:p>37.879 °C</text:p>
          </table:table-cell>
          <table:table-cell office:value-type="string">
            <text:p>37.703 °C</text:p>
          </table:table-cell>
          <table:table-cell office:value-type="string">
            <text:p>46.0 %RH</text:p>
          </table:table-cell>
          <table:table-cell office:value-type="string">
            <text:p>45.5 %RH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2014-07-22 16:00:43</text:p>
          </table:table-cell>
          <table:table-cell office:value-type="string">
            <text:p>37.696 °C</text:p>
          </table:table-cell>
          <table:table-cell office:value-type="string">
            <text:p>37.510 °C</text:p>
          </table:table-cell>
          <table:table-cell office:value-type="string">
            <text:p>46.2 %RH</text:p>
          </table:table-cell>
          <table:table-cell office:value-type="string">
            <text:p>46.0 %RH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2014-07-22 16:01:13</text:p>
          </table:table-cell>
          <table:table-cell office:value-type="string">
            <text:p>37.502 °C</text:p>
          </table:table-cell>
          <table:table-cell office:value-type="string">
            <text:p>37.333 °C</text:p>
          </table:table-cell>
          <table:table-cell office:value-type="string">
            <text:p>46.0 %RH</text:p>
          </table:table-cell>
          <table:table-cell office:value-type="string">
            <text:p>45.5 %RH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2014-07-22 16:01:43</text:p>
          </table:table-cell>
          <table:table-cell office:value-type="string">
            <text:p>37.328 °C</text:p>
          </table:table-cell>
          <table:table-cell office:value-type="string">
            <text:p>37.204 °C</text:p>
          </table:table-cell>
          <table:table-cell office:value-type="string">
            <text:p>47.2 %RH</text:p>
          </table:table-cell>
          <table:table-cell office:value-type="string">
            <text:p>47.0 %RH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2014-07-22 16:02:13</text:p>
          </table:table-cell>
          <table:table-cell office:value-type="string">
            <text:p>37.191 °C</text:p>
          </table:table-cell>
          <table:table-cell office:value-type="string">
            <text:p>37.085 °C</text:p>
          </table:table-cell>
          <table:table-cell office:value-type="string">
            <text:p>48.5 %RH</text:p>
          </table:table-cell>
          <table:table-cell office:value-type="string">
            <text:p>48.2 %RH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2014-07-22 16:02:43</text:p>
          </table:table-cell>
          <table:table-cell office:value-type="string">
            <text:p>37.079 °C</text:p>
          </table:table-cell>
          <table:table-cell office:value-type="string">
            <text:p>36.954 °C</text:p>
          </table:table-cell>
          <table:table-cell office:value-type="string">
            <text:p>48.2 %RH</text:p>
          </table:table-cell>
          <table:table-cell office:value-type="string">
            <text:p>47.2 %RH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2014-07-22 16:03:13</text:p>
          </table:table-cell>
          <table:table-cell office:value-type="string">
            <text:p>36.950 °C</text:p>
          </table:table-cell>
          <table:table-cell office:value-type="string">
            <text:p>36.844 °C</text:p>
          </table:table-cell>
          <table:table-cell office:value-type="string">
            <text:p>50.5 %RH</text:p>
          </table:table-cell>
          <table:table-cell office:value-type="string">
            <text:p>50.3 %RH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2014-07-22 16:03:43</text:p>
          </table:table-cell>
          <table:table-cell office:value-type="string">
            <text:p>36.842 °C</text:p>
          </table:table-cell>
          <table:table-cell office:value-type="string">
            <text:p>36.734 °C</text:p>
          </table:table-cell>
          <table:table-cell office:value-type="string">
            <text:p>50.5 %RH</text:p>
          </table:table-cell>
          <table:table-cell office:value-type="string">
            <text:p>47.5 %RH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2014-07-22 16:04:13</text:p>
          </table:table-cell>
          <table:table-cell office:value-type="string">
            <text:p>36.730 °C</text:p>
          </table:table-cell>
          <table:table-cell office:value-type="string">
            <text:p>36.616 °C</text:p>
          </table:table-cell>
          <table:table-cell office:value-type="string">
            <text:p>48.0 %RH</text:p>
          </table:table-cell>
          <table:table-cell office:value-type="string">
            <text:p>47.0 %RH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2014-07-22 16:04:43</text:p>
          </table:table-cell>
          <table:table-cell office:value-type="string">
            <text:p>36.612 °C</text:p>
          </table:table-cell>
          <table:table-cell office:value-type="string">
            <text:p>36.483 °C</text:p>
          </table:table-cell>
          <table:table-cell table:number-columns-repeated="2" office:value-type="string">
            <text:p>48.0 %RH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2014-07-22 16:05:13</text:p>
          </table:table-cell>
          <table:table-cell office:value-type="string">
            <text:p>36.483 °C</text:p>
          </table:table-cell>
          <table:table-cell office:value-type="string">
            <text:p>36.364 °C</text:p>
          </table:table-cell>
          <table:table-cell office:value-type="string">
            <text:p>49.2 %RH</text:p>
          </table:table-cell>
          <table:table-cell office:value-type="string">
            <text:p>49.0 %RH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2014-07-22 16:05:43</text:p>
          </table:table-cell>
          <table:table-cell office:value-type="string">
            <text:p>36.364 °C</text:p>
          </table:table-cell>
          <table:table-cell office:value-type="string">
            <text:p>36.284 °C</text:p>
          </table:table-cell>
          <table:table-cell table:number-columns-repeated="2" office:value-type="string">
            <text:p>50.8 %RH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2014-07-22 16:06:13</text:p>
          </table:table-cell>
          <table:table-cell office:value-type="string">
            <text:p>36.281 °C</text:p>
          </table:table-cell>
          <table:table-cell office:value-type="string">
            <text:p>36.212 °C</text:p>
          </table:table-cell>
          <table:table-cell office:value-type="string">
            <text:p>51.0 %RH</text:p>
          </table:table-cell>
          <table:table-cell office:value-type="string">
            <text:p>49.8 %RH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2014-07-22 16:06:43</text:p>
          </table:table-cell>
          <table:table-cell office:value-type="string">
            <text:p>36.211 °C</text:p>
          </table:table-cell>
          <table:table-cell office:value-type="string">
            <text:p>36.146 °C</text:p>
          </table:table-cell>
          <table:table-cell office:value-type="string">
            <text:p>50.0 %RH</text:p>
          </table:table-cell>
          <table:table-cell office:value-type="string">
            <text:p>49.2 %RH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2014-07-22 16:07:13</text:p>
          </table:table-cell>
          <table:table-cell office:value-type="string">
            <text:p>36.144 °C</text:p>
          </table:table-cell>
          <table:table-cell office:value-type="string">
            <text:p>36.094 °C</text:p>
          </table:table-cell>
          <table:table-cell table:number-columns-repeated="2" office:value-type="string">
            <text:p>51.8 %RH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2014-07-22 16:07:43</text:p>
          </table:table-cell>
          <table:table-cell office:value-type="string">
            <text:p>36.094 °C</text:p>
          </table:table-cell>
          <table:table-cell office:value-type="string">
            <text:p>36.055 °C</text:p>
          </table:table-cell>
          <table:table-cell office:value-type="string">
            <text:p>52.5 %RH</text:p>
          </table:table-cell>
          <table:table-cell office:value-type="string">
            <text:p>51.5 %RH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2014-07-22 16:08:13</text:p>
          </table:table-cell>
          <table:table-cell office:value-type="string">
            <text:p>36.055 °C</text:p>
          </table:table-cell>
          <table:table-cell office:value-type="string">
            <text:p>36.048 °C</text:p>
          </table:table-cell>
          <table:table-cell office:value-type="string">
            <text:p>51.5 %RH</text:p>
          </table:table-cell>
          <table:table-cell office:value-type="string">
            <text:p>50.5 %RH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2014-07-22 16:08:43</text:p>
          </table:table-cell>
          <table:table-cell table:number-columns-repeated="2" office:value-type="string">
            <text:p>36.079 °C</text:p>
          </table:table-cell>
          <table:table-cell office:value-type="string">
            <text:p>51.8 %RH</text:p>
          </table:table-cell>
          <table:table-cell office:value-type="string">
            <text:p>46.7 %RH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2014-07-22 16:09:13</text:p>
          </table:table-cell>
          <table:table-cell table:number-columns-repeated="2" office:value-type="string">
            <text:p>36.118 °C</text:p>
          </table:table-cell>
          <table:table-cell table:number-columns-repeated="2" office:value-type="string">
            <text:p>47.2 %RH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2014-07-22 16:09:43</text:p>
          </table:table-cell>
          <table:table-cell office:value-type="string">
            <text:p>36.144 °C</text:p>
          </table:table-cell>
          <table:table-cell office:value-type="string">
            <text:p>36.141 °C</text:p>
          </table:table-cell>
          <table:table-cell table:number-columns-repeated="2" office:value-type="string">
            <text:p>48.2 %RH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2014-07-22 16:10:13</text:p>
          </table:table-cell>
          <table:table-cell office:value-type="string">
            <text:p>36.151 °C</text:p>
          </table:table-cell>
          <table:table-cell office:value-type="string">
            <text:p>36.149 °C</text:p>
          </table:table-cell>
          <table:table-cell table:number-columns-repeated="2" office:value-type="string">
            <text:p>49.8 %RH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2014-07-22 16:10:43</text:p>
          </table:table-cell>
          <table:table-cell office:value-type="string">
            <text:p>36.173 °C</text:p>
          </table:table-cell>
          <table:table-cell office:value-type="string">
            <text:p>36.167 °C</text:p>
          </table:table-cell>
          <table:table-cell office:value-type="string">
            <text:p>49.8 %RH</text:p>
          </table:table-cell>
          <table:table-cell office:value-type="string">
            <text:p>45.5 %RH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2014-07-22 16:11:13</text:p>
          </table:table-cell>
          <table:table-cell office:value-type="string">
            <text:p>36.173 °C</text:p>
          </table:table-cell>
          <table:table-cell office:value-type="string">
            <text:p>36.146 °C</text:p>
          </table:table-cell>
          <table:table-cell office:value-type="string">
            <text:p>46.7 %RH</text:p>
          </table:table-cell>
          <table:table-cell office:value-type="string">
            <text:p>46.5 %RH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2014-07-22 16:11:43</text:p>
          </table:table-cell>
          <table:table-cell office:value-type="string">
            <text:p>36.144 °C</text:p>
          </table:table-cell>
          <table:table-cell office:value-type="string">
            <text:p>36.105 °C</text:p>
          </table:table-cell>
          <table:table-cell table:number-columns-repeated="2" office:value-type="string">
            <text:p>46.7 %RH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2014-07-22 16:12:13</text:p>
          </table:table-cell>
          <table:table-cell office:value-type="string">
            <text:p>36.115 °C</text:p>
          </table:table-cell>
          <table:table-cell office:value-type="string">
            <text:p>36.107 °C</text:p>
          </table:table-cell>
          <table:table-cell office:value-type="string">
            <text:p>48.7 %RH</text:p>
          </table:table-cell>
          <table:table-cell office:value-type="string">
            <text:p>47.5 %RH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2014-07-22 16:12:43</text:p>
          </table:table-cell>
          <table:table-cell office:value-type="string">
            <text:p>36.116 °C</text:p>
          </table:table-cell>
          <table:table-cell office:value-type="string">
            <text:p>36.108 °C</text:p>
          </table:table-cell>
          <table:table-cell table:number-columns-repeated="2" office:value-type="string">
            <text:p>52.3 %RH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2014-07-22 16:13:13</text:p>
          </table:table-cell>
          <table:table-cell office:value-type="string">
            <text:p>36.108 °C</text:p>
          </table:table-cell>
          <table:table-cell office:value-type="string">
            <text:p>36.090 °C</text:p>
          </table:table-cell>
          <table:table-cell office:value-type="string">
            <text:p>54.8 %RH</text:p>
          </table:table-cell>
          <table:table-cell office:value-type="string">
            <text:p>54.3 %RH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2014-07-22 16:13:43</text:p>
          </table:table-cell>
          <table:table-cell office:value-type="string">
            <text:p>36.090 °C</text:p>
          </table:table-cell>
          <table:table-cell office:value-type="string">
            <text:p>36.058 °C</text:p>
          </table:table-cell>
          <table:table-cell office:value-type="string">
            <text:p>54.3 %RH</text:p>
          </table:table-cell>
          <table:table-cell office:value-type="string">
            <text:p>51.5 %RH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2014-07-22 16:14:13</text:p>
          </table:table-cell>
          <table:table-cell office:value-type="string">
            <text:p>36.058 °C</text:p>
          </table:table-cell>
          <table:table-cell office:value-type="string">
            <text:p>36.025 °C</text:p>
          </table:table-cell>
          <table:table-cell table:number-columns-repeated="2" office:value-type="string">
            <text:p>52.5 %RH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2014-07-22 16:14:43</text:p>
          </table:table-cell>
          <table:table-cell office:value-type="string">
            <text:p>36.029 °C</text:p>
          </table:table-cell>
          <table:table-cell office:value-type="string">
            <text:p>36.022 °C</text:p>
          </table:table-cell>
          <table:table-cell office:value-type="string">
            <text:p>53.0 %RH</text:p>
          </table:table-cell>
          <table:table-cell office:value-type="string">
            <text:p>50.0 %RH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2014-07-22 16:15:13</text:p>
          </table:table-cell>
          <table:table-cell office:value-type="string">
            <text:p>36.033 °C</text:p>
          </table:table-cell>
          <table:table-cell office:value-type="string">
            <text:p>36.025 °C</text:p>
          </table:table-cell>
          <table:table-cell office:value-type="string">
            <text:p>49.5 %RH</text:p>
          </table:table-cell>
          <table:table-cell office:value-type="string">
            <text:p>49.0 %RH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2014-07-22 16:15:43</text:p>
          </table:table-cell>
          <table:table-cell table:number-columns-repeated="2" office:value-type="string">
            <text:p>36.037 °C</text:p>
          </table:table-cell>
          <table:table-cell table:number-columns-repeated="2" office:value-type="string">
            <text:p>50.3 %RH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2014-07-22 16:16:13</text:p>
          </table:table-cell>
          <table:table-cell table:number-columns-repeated="2" office:value-type="string">
            <text:p>36.055 °C</text:p>
          </table:table-cell>
          <table:table-cell table:number-columns-repeated="2" office:value-type="string">
            <text:p>50.5 %RH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2014-07-22 16:16:43</text:p>
          </table:table-cell>
          <table:table-cell table:number-columns-repeated="2" office:value-type="string">
            <text:p>36.079 °C</text:p>
          </table:table-cell>
          <table:table-cell table:number-columns-repeated="2" office:value-type="string">
            <text:p>51.5 %RH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2014-07-22 16:17:13</text:p>
          </table:table-cell>
          <table:table-cell office:value-type="string">
            <text:p>36.094 °C</text:p>
          </table:table-cell>
          <table:table-cell office:value-type="string">
            <text:p>36.090 °C</text:p>
          </table:table-cell>
          <table:table-cell office:value-type="string">
            <text:p>51.5 %RH</text:p>
          </table:table-cell>
          <table:table-cell office:value-type="string">
            <text:p>50.8 %RH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2014-07-22 16:17:43</text:p>
          </table:table-cell>
          <table:table-cell office:value-type="string">
            <text:p>36.092 °C</text:p>
          </table:table-cell>
          <table:table-cell office:value-type="string">
            <text:p>36.056 °C</text:p>
          </table:table-cell>
          <table:table-cell table:number-columns-repeated="2" office:value-type="string">
            <text:p>56.8 %RH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2014-07-22 16:18:13</text:p>
          </table:table-cell>
          <table:table-cell office:value-type="string">
            <text:p>36.053 °C</text:p>
          </table:table-cell>
          <table:table-cell office:value-type="string">
            <text:p>35.983 °C</text:p>
          </table:table-cell>
          <table:table-cell office:value-type="string">
            <text:p>56.6 %RH</text:p>
          </table:table-cell>
          <table:table-cell office:value-type="string">
            <text:p>48.2 %RH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2014-07-22 16:18:43</text:p>
          </table:table-cell>
          <table:table-cell office:value-type="string">
            <text:p>35.977 °C</text:p>
          </table:table-cell>
          <table:table-cell office:value-type="string">
            <text:p>35.871 °C</text:p>
          </table:table-cell>
          <table:table-cell office:value-type="string">
            <text:p>49.0 %RH</text:p>
          </table:table-cell>
          <table:table-cell office:value-type="string">
            <text:p>48.5 %RH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2014-07-22 16:19:13</text:p>
          </table:table-cell>
          <table:table-cell office:value-type="string">
            <text:p>35.866 °C</text:p>
          </table:table-cell>
          <table:table-cell office:value-type="string">
            <text:p>35.743 °C</text:p>
          </table:table-cell>
          <table:table-cell table:number-columns-repeated="2" office:value-type="string">
            <text:p>49.8 %RH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2014-07-22 16:19:43</text:p>
          </table:table-cell>
          <table:table-cell office:value-type="string">
            <text:p>35.738 °C</text:p>
          </table:table-cell>
          <table:table-cell office:value-type="string">
            <text:p>35.617 °C</text:p>
          </table:table-cell>
          <table:table-cell table:number-columns-repeated="2" office:value-type="string">
            <text:p>51.3 %RH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2014-07-22 16:20:13</text:p>
          </table:table-cell>
          <table:table-cell office:value-type="string">
            <text:p>35.614 °C</text:p>
          </table:table-cell>
          <table:table-cell office:value-type="string">
            <text:p>35.530 °C</text:p>
          </table:table-cell>
          <table:table-cell office:value-type="string">
            <text:p>52.5 %RH</text:p>
          </table:table-cell>
          <table:table-cell office:value-type="string">
            <text:p>49.2 %RH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2014-07-22 16:20:43</text:p>
          </table:table-cell>
          <table:table-cell office:value-type="string">
            <text:p>35.528 °C</text:p>
          </table:table-cell>
          <table:table-cell office:value-type="string">
            <text:p>35.472 °C</text:p>
          </table:table-cell>
          <table:table-cell office:value-type="string">
            <text:p>49.2 %RH</text:p>
          </table:table-cell>
          <table:table-cell office:value-type="string">
            <text:p>48.0 %RH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2014-07-22 16:21:13</text:p>
          </table:table-cell>
          <table:table-cell office:value-type="string">
            <text:p>35.472 °C</text:p>
          </table:table-cell>
          <table:table-cell office:value-type="string">
            <text:p>35.454 °C</text:p>
          </table:table-cell>
          <table:table-cell office:value-type="string">
            <text:p>49.2 %RH</text:p>
          </table:table-cell>
          <table:table-cell office:value-type="string">
            <text:p>49.0 %RH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2014-07-22 16:21:43</text:p>
          </table:table-cell>
          <table:table-cell table:number-columns-repeated="2" office:value-type="string">
            <text:p>35.466 °C</text:p>
          </table:table-cell>
          <table:table-cell office:value-type="string">
            <text:p>50.3 %RH</text:p>
          </table:table-cell>
          <table:table-cell office:value-type="string">
            <text:p>49.0 %RH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2014-07-22 16:22:13</text:p>
          </table:table-cell>
          <table:table-cell table:number-columns-repeated="2" office:value-type="string">
            <text:p>35.495 °C</text:p>
          </table:table-cell>
          <table:table-cell table:number-columns-repeated="2" office:value-type="string">
            <text:p>51.5 %RH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2014-07-22 16:22:43</text:p>
          </table:table-cell>
          <table:table-cell table:number-columns-repeated="2" office:value-type="string">
            <text:p>35.527 °C</text:p>
          </table:table-cell>
          <table:table-cell office:value-type="string">
            <text:p>53.3 %RH</text:p>
          </table:table-cell>
          <table:table-cell office:value-type="string">
            <text:p>50.5 %RH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2014-07-22 16:23:13</text:p>
          </table:table-cell>
          <table:table-cell office:value-type="string">
            <text:p>35.543 °C</text:p>
          </table:table-cell>
          <table:table-cell office:value-type="string">
            <text:p>35.538 °C</text:p>
          </table:table-cell>
          <table:table-cell office:value-type="string">
            <text:p>53.3 %RH</text:p>
          </table:table-cell>
          <table:table-cell office:value-type="string">
            <text:p>52.5 %RH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2014-07-22 16:23:43</text:p>
          </table:table-cell>
          <table:table-cell office:value-type="string">
            <text:p>35.545 °C</text:p>
          </table:table-cell>
          <table:table-cell office:value-type="string">
            <text:p>35.520 °C</text:p>
          </table:table-cell>
          <table:table-cell office:value-type="string">
            <text:p>52.5 %RH</text:p>
          </table:table-cell>
          <table:table-cell office:value-type="string">
            <text:p>51.3 %RH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2014-07-22 16:24:13</text:p>
          </table:table-cell>
          <table:table-cell office:value-type="string">
            <text:p>35.517 °C</text:p>
          </table:table-cell>
          <table:table-cell office:value-type="string">
            <text:p>35.475 °C</text:p>
          </table:table-cell>
          <table:table-cell office:value-type="string">
            <text:p>51.8 %RH</text:p>
          </table:table-cell>
          <table:table-cell office:value-type="string">
            <text:p>51.0 %RH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2014-07-22 16:24:43</text:p>
          </table:table-cell>
          <table:table-cell office:value-type="string">
            <text:p>35.474 °C</text:p>
          </table:table-cell>
          <table:table-cell office:value-type="string">
            <text:p>35.414 °C</text:p>
          </table:table-cell>
          <table:table-cell office:value-type="string">
            <text:p>52.3 %RH</text:p>
          </table:table-cell>
          <table:table-cell office:value-type="string">
            <text:p>51.3 %RH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2014-07-22 16:25:13</text:p>
          </table:table-cell>
          <table:table-cell office:value-type="string">
            <text:p>35.412 °C</text:p>
          </table:table-cell>
          <table:table-cell office:value-type="string">
            <text:p>35.364 °C</text:p>
          </table:table-cell>
          <table:table-cell office:value-type="string">
            <text:p>53.8 %RH</text:p>
          </table:table-cell>
          <table:table-cell office:value-type="string">
            <text:p>52.8 %RH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2014-07-22 16:25:43</text:p>
          </table:table-cell>
          <table:table-cell office:value-type="string">
            <text:p>35.364 °C</text:p>
          </table:table-cell>
          <table:table-cell office:value-type="string">
            <text:p>35.329 °C</text:p>
          </table:table-cell>
          <table:table-cell office:value-type="string">
            <text:p>52.5 %RH</text:p>
          </table:table-cell>
          <table:table-cell office:value-type="string">
            <text:p>51.3 %RH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2014-07-22 16:26:13</text:p>
          </table:table-cell>
          <table:table-cell office:value-type="string">
            <text:p>35.327 °C</text:p>
          </table:table-cell>
          <table:table-cell office:value-type="string">
            <text:p>35.295 °C</text:p>
          </table:table-cell>
          <table:table-cell table:number-columns-repeated="2" office:value-type="string">
            <text:p>51.3 %RH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2014-07-22 16:26:43</text:p>
          </table:table-cell>
          <table:table-cell office:value-type="string">
            <text:p>35.295 °C</text:p>
          </table:table-cell>
          <table:table-cell office:value-type="string">
            <text:p>35.274 °C</text:p>
          </table:table-cell>
          <table:table-cell office:value-type="string">
            <text:p>53.0 %RH</text:p>
          </table:table-cell>
          <table:table-cell office:value-type="string">
            <text:p>48.7 %RH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2014-07-22 16:27:13</text:p>
          </table:table-cell>
          <table:table-cell office:value-type="string">
            <text:p>35.277 °C</text:p>
          </table:table-cell>
          <table:table-cell office:value-type="string">
            <text:p>35.263 °C</text:p>
          </table:table-cell>
          <table:table-cell office:value-type="string">
            <text:p>48.5 %RH</text:p>
          </table:table-cell>
          <table:table-cell office:value-type="string">
            <text:p>48.0 %RH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2014-07-22 16:27:43</text:p>
          </table:table-cell>
          <table:table-cell office:value-type="string">
            <text:p>35.267 °C</text:p>
          </table:table-cell>
          <table:table-cell office:value-type="string">
            <text:p>35.240 °C</text:p>
          </table:table-cell>
          <table:table-cell office:value-type="string">
            <text:p>49.8 %RH</text:p>
          </table:table-cell>
          <table:table-cell office:value-type="string">
            <text:p>49.5 %RH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2014-07-22 16:28:13</text:p>
          </table:table-cell>
          <table:table-cell office:value-type="string">
            <text:p>35.242 °C</text:p>
          </table:table-cell>
          <table:table-cell office:value-type="string">
            <text:p>35.226 °C</text:p>
          </table:table-cell>
          <table:table-cell office:value-type="string">
            <text:p>53.0 %RH</text:p>
          </table:table-cell>
          <table:table-cell office:value-type="string">
            <text:p>50.5 %RH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2014-07-22 16:28:43</text:p>
          </table:table-cell>
          <table:table-cell office:value-type="string">
            <text:p>35.227 °C</text:p>
          </table:table-cell>
          <table:table-cell office:value-type="string">
            <text:p>35.210 °C</text:p>
          </table:table-cell>
          <table:table-cell office:value-type="string">
            <text:p>51.8 %RH</text:p>
          </table:table-cell>
          <table:table-cell office:value-type="string">
            <text:p>51.5 %RH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2014-07-22 16:29:13</text:p>
          </table:table-cell>
          <table:table-cell office:value-type="string">
            <text:p>35.208 °C</text:p>
          </table:table-cell>
          <table:table-cell office:value-type="string">
            <text:p>35.173 °C</text:p>
          </table:table-cell>
          <table:table-cell office:value-type="string">
            <text:p>55.3 %RH</text:p>
          </table:table-cell>
          <table:table-cell office:value-type="string">
            <text:p>54.0 %RH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2014-07-22 16:29:43</text:p>
          </table:table-cell>
          <table:table-cell office:value-type="string">
            <text:p>35.174 °C</text:p>
          </table:table-cell>
          <table:table-cell office:value-type="string">
            <text:p>35.129 °C</text:p>
          </table:table-cell>
          <table:table-cell table:number-columns-repeated="2" office:value-type="string">
            <text:p>55.8 %RH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2014-07-22 16:30:13</text:p>
          </table:table-cell>
          <table:table-cell office:value-type="string">
            <text:p>35.126 °C</text:p>
          </table:table-cell>
          <table:table-cell office:value-type="string">
            <text:p>35.059 °C</text:p>
          </table:table-cell>
          <table:table-cell office:value-type="string">
            <text:p>59.4 %RH</text:p>
          </table:table-cell>
          <table:table-cell office:value-type="string">
            <text:p>59.1 %RH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2014-07-22 16:30:43</text:p>
          </table:table-cell>
          <table:table-cell office:value-type="string">
            <text:p>35.054 °C</text:p>
          </table:table-cell>
          <table:table-cell office:value-type="string">
            <text:p>34.988 °C</text:p>
          </table:table-cell>
          <table:table-cell office:value-type="string">
            <text:p>68.6 %RH</text:p>
          </table:table-cell>
          <table:table-cell office:value-type="string">
            <text:p>58.1 %RH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2014-07-22 16:31:13</text:p>
          </table:table-cell>
          <table:table-cell office:value-type="string">
            <text:p>34.988 °C</text:p>
          </table:table-cell>
          <table:table-cell office:value-type="string">
            <text:p>34.905 °C</text:p>
          </table:table-cell>
          <table:table-cell office:value-type="string">
            <text:p>57.3 %RH</text:p>
          </table:table-cell>
          <table:table-cell office:value-type="string">
            <text:p>53.0 %RH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2014-07-22 16:31:43</text:p>
          </table:table-cell>
          <table:table-cell office:value-type="string">
            <text:p>34.900 °C</text:p>
          </table:table-cell>
          <table:table-cell office:value-type="string">
            <text:p>34.809 °C</text:p>
          </table:table-cell>
          <table:table-cell office:value-type="string">
            <text:p>53.3 %RH</text:p>
          </table:table-cell>
          <table:table-cell office:value-type="string">
            <text:p>51.3 %RH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2014-07-22 16:32:13</text:p>
          </table:table-cell>
          <table:table-cell office:value-type="string">
            <text:p>34.799 °C</text:p>
          </table:table-cell>
          <table:table-cell office:value-type="string">
            <text:p>34.713 °C</text:p>
          </table:table-cell>
          <table:table-cell office:value-type="string">
            <text:p>51.5 %RH</text:p>
          </table:table-cell>
          <table:table-cell office:value-type="string">
            <text:p>51.3 %RH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2014-07-22 16:32:43</text:p>
          </table:table-cell>
          <table:table-cell office:value-type="string">
            <text:p>34.711 °C</text:p>
          </table:table-cell>
          <table:table-cell office:value-type="string">
            <text:p>34.630 °C</text:p>
          </table:table-cell>
          <table:table-cell office:value-type="string">
            <text:p>51.5 %RH</text:p>
          </table:table-cell>
          <table:table-cell office:value-type="string">
            <text:p>50.5 %RH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2014-07-22 16:33:13</text:p>
          </table:table-cell>
          <table:table-cell office:value-type="string">
            <text:p>34.627 °C</text:p>
          </table:table-cell>
          <table:table-cell office:value-type="string">
            <text:p>34.547 °C</text:p>
          </table:table-cell>
          <table:table-cell table:number-columns-repeated="2" office:value-type="string">
            <text:p>52.5 %RH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2014-07-22 16:33:43</text:p>
          </table:table-cell>
          <table:table-cell office:value-type="string">
            <text:p>34.544 °C</text:p>
          </table:table-cell>
          <table:table-cell office:value-type="string">
            <text:p>34.469 °C</text:p>
          </table:table-cell>
          <table:table-cell table:number-columns-repeated="2" office:value-type="string">
            <text:p>56.6 %RH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2014-07-22 16:34:13</text:p>
          </table:table-cell>
          <table:table-cell office:value-type="string">
            <text:p>34.464 °C</text:p>
          </table:table-cell>
          <table:table-cell office:value-type="string">
            <text:p>34.391 °C</text:p>
          </table:table-cell>
          <table:table-cell office:value-type="string">
            <text:p>56.6 %RH</text:p>
          </table:table-cell>
          <table:table-cell office:value-type="string">
            <text:p>55.6 %RH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2014-07-22 16:34:43</text:p>
          </table:table-cell>
          <table:table-cell office:value-type="string">
            <text:p>34.386 °C</text:p>
          </table:table-cell>
          <table:table-cell office:value-type="string">
            <text:p>34.309 °C</text:p>
          </table:table-cell>
          <table:table-cell table:number-columns-repeated="2" office:value-type="string">
            <text:p>57.1 %RH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2014-07-22 16:35:13</text:p>
          </table:table-cell>
          <table:table-cell office:value-type="string">
            <text:p>34.310 °C</text:p>
          </table:table-cell>
          <table:table-cell office:value-type="string">
            <text:p>34.248 °C</text:p>
          </table:table-cell>
          <table:table-cell office:value-type="string">
            <text:p>58.3 %RH</text:p>
          </table:table-cell>
          <table:table-cell office:value-type="string">
            <text:p>58.1 %RH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2014-07-22 16:35:43</text:p>
          </table:table-cell>
          <table:table-cell office:value-type="string">
            <text:p>34.250 °C</text:p>
          </table:table-cell>
          <table:table-cell office:value-type="string">
            <text:p>34.194 °C</text:p>
          </table:table-cell>
          <table:table-cell table:number-columns-repeated="2" office:value-type="string">
            <text:p>58.3 %RH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2014-07-22 16:36:13</text:p>
          </table:table-cell>
          <table:table-cell office:value-type="string">
            <text:p>34.193 °C</text:p>
          </table:table-cell>
          <table:table-cell office:value-type="string">
            <text:p>34.124 °C</text:p>
          </table:table-cell>
          <table:table-cell office:value-type="string">
            <text:p>58.3 %RH</text:p>
          </table:table-cell>
          <table:table-cell office:value-type="string">
            <text:p>54.8 %RH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2014-07-22 16:36:43</text:p>
          </table:table-cell>
          <table:table-cell office:value-type="string">
            <text:p>34.126 °C</text:p>
          </table:table-cell>
          <table:table-cell office:value-type="string">
            <text:p>34.058 °C</text:p>
          </table:table-cell>
          <table:table-cell office:value-type="string">
            <text:p>54.8 %RH</text:p>
          </table:table-cell>
          <table:table-cell office:value-type="string">
            <text:p>52.0 %RH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2014-07-22 16:37:13</text:p>
          </table:table-cell>
          <table:table-cell office:value-type="string">
            <text:p>34.060 °C</text:p>
          </table:table-cell>
          <table:table-cell office:value-type="string">
            <text:p>34.004 °C</text:p>
          </table:table-cell>
          <table:table-cell table:number-columns-repeated="2" office:value-type="string">
            <text:p>53.8 %RH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2014-07-22 16:37:43</text:p>
          </table:table-cell>
          <table:table-cell office:value-type="string">
            <text:p>33.998 °C</text:p>
          </table:table-cell>
          <table:table-cell office:value-type="string">
            <text:p>33.949 °C</text:p>
          </table:table-cell>
          <table:table-cell table:number-columns-repeated="2" office:value-type="string">
            <text:p>55.3 %RH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2014-07-22 16:38:13</text:p>
          </table:table-cell>
          <table:table-cell office:value-type="string">
            <text:p>33.950 °C</text:p>
          </table:table-cell>
          <table:table-cell office:value-type="string">
            <text:p>33.904 °C</text:p>
          </table:table-cell>
          <table:table-cell table:number-columns-repeated="2" office:value-type="string">
            <text:p>57.6 %RH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2014-07-22 16:38:43</text:p>
          </table:table-cell>
          <table:table-cell office:value-type="string">
            <text:p>33.912 °C</text:p>
          </table:table-cell>
          <table:table-cell office:value-type="string">
            <text:p>33.871 °C</text:p>
          </table:table-cell>
          <table:table-cell office:value-type="string">
            <text:p>57.8 %RH</text:p>
          </table:table-cell>
          <table:table-cell office:value-type="string">
            <text:p>56.1 %RH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2014-07-22 16:39:13</text:p>
          </table:table-cell>
          <table:table-cell office:value-type="string">
            <text:p>33.870 °C</text:p>
          </table:table-cell>
          <table:table-cell office:value-type="string">
            <text:p>33.830 °C</text:p>
          </table:table-cell>
          <table:table-cell office:value-type="string">
            <text:p>57.1 %RH</text:p>
          </table:table-cell>
          <table:table-cell office:value-type="string">
            <text:p>55.8 %RH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2014-07-22 16:39:43</text:p>
          </table:table-cell>
          <table:table-cell office:value-type="string">
            <text:p>33.829 °C</text:p>
          </table:table-cell>
          <table:table-cell office:value-type="string">
            <text:p>33.789 °C</text:p>
          </table:table-cell>
          <table:table-cell table:number-columns-repeated="2" office:value-type="string">
            <text:p>58.3 %RH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2014-07-22 16:40:13</text:p>
          </table:table-cell>
          <table:table-cell office:value-type="string">
            <text:p>33.792 °C</text:p>
          </table:table-cell>
          <table:table-cell office:value-type="string">
            <text:p>33.762 °C</text:p>
          </table:table-cell>
          <table:table-cell office:value-type="string">
            <text:p>62.3 %RH</text:p>
          </table:table-cell>
          <table:table-cell office:value-type="string">
            <text:p>60.2 %RH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2014-07-22 16:40:43</text:p>
          </table:table-cell>
          <table:table-cell office:value-type="string">
            <text:p>33.758 °C</text:p>
          </table:table-cell>
          <table:table-cell office:value-type="string">
            <text:p>33.712 °C</text:p>
          </table:table-cell>
          <table:table-cell office:value-type="string">
            <text:p>66.0 %RH</text:p>
          </table:table-cell>
          <table:table-cell office:value-type="string">
            <text:p>65.2 %RH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2014-07-22 16:41:13</text:p>
          </table:table-cell>
          <table:table-cell office:value-type="string">
            <text:p>33.712 °C</text:p>
          </table:table-cell>
          <table:table-cell office:value-type="string">
            <text:p>33.690 °C</text:p>
          </table:table-cell>
          <table:table-cell table:number-columns-repeated="2" office:value-type="string">
            <text:p>88.5 %RH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2014-07-22 16:41:43</text:p>
          </table:table-cell>
          <table:table-cell table:number-columns-repeated="2" office:value-type="string">
            <text:p>33.724 °C</text:p>
          </table:table-cell>
          <table:table-cell office:value-type="string">
            <text:p>89.1 %RH</text:p>
          </table:table-cell>
          <table:table-cell office:value-type="string">
            <text:p>86.5 %RH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2014-07-22 16:42:13</text:p>
          </table:table-cell>
          <table:table-cell office:value-type="string">
            <text:p>33.723 °C</text:p>
          </table:table-cell>
          <table:table-cell office:value-type="string">
            <text:p>33.712 °C</text:p>
          </table:table-cell>
          <table:table-cell office:value-type="string">
            <text:p>88.8 %RH</text:p>
          </table:table-cell>
          <table:table-cell office:value-type="string">
            <text:p>65.7 %RH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2014-07-22 16:42:43</text:p>
          </table:table-cell>
          <table:table-cell table:number-columns-repeated="2" office:value-type="string">
            <text:p>33.751 °C</text:p>
          </table:table-cell>
          <table:table-cell office:value-type="string">
            <text:p>64.4 %RH</text:p>
          </table:table-cell>
          <table:table-cell office:value-type="string">
            <text:p>54.8 %RH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2014-07-22 16:43:13</text:p>
          </table:table-cell>
          <table:table-cell table:number-columns-repeated="2" office:value-type="string">
            <text:p>33.958 °C</text:p>
          </table:table-cell>
          <table:table-cell office:value-type="string">
            <text:p>56.3 %RH</text:p>
          </table:table-cell>
          <table:table-cell office:value-type="string">
            <text:p>54.0 %RH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2014-07-22 16:43:43</text:p>
          </table:table-cell>
          <table:table-cell table:number-columns-repeated="2" office:value-type="string">
            <text:p>34.216 °C</text:p>
          </table:table-cell>
          <table:table-cell table:number-columns-repeated="2" office:value-type="string">
            <text:p>56.6 %RH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2014-07-22 16:44:13</text:p>
          </table:table-cell>
          <table:table-cell table:number-columns-repeated="2" office:value-type="string">
            <text:p>34.501 °C</text:p>
          </table:table-cell>
          <table:table-cell office:value-type="string">
            <text:p>58.1 %RH</text:p>
          </table:table-cell>
          <table:table-cell office:value-type="string">
            <text:p>52.3 %RH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2014-07-22 16:44:43</text:p>
          </table:table-cell>
          <table:table-cell table:number-columns-repeated="2" office:value-type="string">
            <text:p>34.783 °C</text:p>
          </table:table-cell>
          <table:table-cell table:number-columns-repeated="2" office:value-type="string">
            <text:p>56.6 %RH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2014-07-22 16:45:13</text:p>
          </table:table-cell>
          <table:table-cell table:number-columns-repeated="2" office:value-type="string">
            <text:p>35.076 °C</text:p>
          </table:table-cell>
          <table:table-cell office:value-type="string">
            <text:p>56.3 %RH</text:p>
          </table:table-cell>
          <table:table-cell office:value-type="string">
            <text:p>51.0 %RH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2014-07-22 16:45:43</text:p>
          </table:table-cell>
          <table:table-cell table:number-columns-repeated="2" office:value-type="string">
            <text:p>35.388 °C</text:p>
          </table:table-cell>
          <table:table-cell office:value-type="string">
            <text:p>52.3 %RH</text:p>
          </table:table-cell>
          <table:table-cell office:value-type="string">
            <text:p>48.7 %RH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2014-07-22 16:46:13</text:p>
          </table:table-cell>
          <table:table-cell table:number-columns-repeated="2" office:value-type="string">
            <text:p>35.696 °C</text:p>
          </table:table-cell>
          <table:table-cell office:value-type="string">
            <text:p>49.5 %RH</text:p>
          </table:table-cell>
          <table:table-cell office:value-type="string">
            <text:p>49.2 %RH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2014-07-22 16:46:43</text:p>
          </table:table-cell>
          <table:table-cell table:number-columns-repeated="2" office:value-type="string">
            <text:p>36.040 °C</text:p>
          </table:table-cell>
          <table:table-cell office:value-type="string">
            <text:p>51.0 %RH</text:p>
          </table:table-cell>
          <table:table-cell office:value-type="string">
            <text:p>46.2 %RH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2014-07-22 16:47:13</text:p>
          </table:table-cell>
          <table:table-cell table:number-columns-repeated="2" office:value-type="string">
            <text:p>36.374 °C</text:p>
          </table:table-cell>
          <table:table-cell office:value-type="string">
            <text:p>46.0 %RH</text:p>
          </table:table-cell>
          <table:table-cell office:value-type="string">
            <text:p>42.1 %RH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2014-07-22 16:47:43</text:p>
          </table:table-cell>
          <table:table-cell table:number-columns-repeated="2" office:value-type="string">
            <text:p>36.689 °C</text:p>
          </table:table-cell>
          <table:table-cell office:value-type="string">
            <text:p>47.5 %RH</text:p>
          </table:table-cell>
          <table:table-cell office:value-type="string">
            <text:p>47.2 %RH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2014-07-22 16:48:13</text:p>
          </table:table-cell>
          <table:table-cell table:number-columns-repeated="2" office:value-type="string">
            <text:p>37.000 °C</text:p>
          </table:table-cell>
          <table:table-cell office:value-type="string">
            <text:p>46.5 %RH</text:p>
          </table:table-cell>
          <table:table-cell office:value-type="string">
            <text:p>46.2 %RH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2014-07-22 16:48:43</text:p>
          </table:table-cell>
          <table:table-cell table:number-columns-repeated="2" office:value-type="string">
            <text:p>37.283 °C</text:p>
          </table:table-cell>
          <table:table-cell office:value-type="string">
            <text:p>46.7 %RH</text:p>
          </table:table-cell>
          <table:table-cell office:value-type="string">
            <text:p>45.5 %RH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2014-07-22 16:49:13</text:p>
          </table:table-cell>
          <table:table-cell table:number-columns-repeated="2" office:value-type="string">
            <text:p>37.540 °C</text:p>
          </table:table-cell>
          <table:table-cell table:number-columns-repeated="2" office:value-type="string">
            <text:p>46.0 %RH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2014-07-22 16:49:43</text:p>
          </table:table-cell>
          <table:table-cell table:number-columns-repeated="2" office:value-type="string">
            <text:p>37.786 °C</text:p>
          </table:table-cell>
          <table:table-cell office:value-type="string">
            <text:p>47.0 %RH</text:p>
          </table:table-cell>
          <table:table-cell office:value-type="string">
            <text:p>43.5 %RH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2014-07-22 16:50:13</text:p>
          </table:table-cell>
          <table:table-cell table:number-columns-repeated="2" office:value-type="string">
            <text:p>38.026 °C</text:p>
          </table:table-cell>
          <table:table-cell office:value-type="string">
            <text:p>48.0 %RH</text:p>
          </table:table-cell>
          <table:table-cell office:value-type="string">
            <text:p>46.5 %RH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2014-07-22 16:50:43</text:p>
          </table:table-cell>
          <table:table-cell table:number-columns-repeated="2" office:value-type="string">
            <text:p>38.245 °C</text:p>
          </table:table-cell>
          <table:table-cell office:value-type="string">
            <text:p>48.0 %RH</text:p>
          </table:table-cell>
          <table:table-cell office:value-type="string">
            <text:p>46.2 %RH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2014-07-22 16:51:13</text:p>
          </table:table-cell>
          <table:table-cell table:number-columns-repeated="2" office:value-type="string">
            <text:p>38.495 °C</text:p>
          </table:table-cell>
          <table:table-cell office:value-type="string">
            <text:p>46.5 %RH</text:p>
          </table:table-cell>
          <table:table-cell office:value-type="string">
            <text:p>44.0 %RH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2014-07-22 16:51:43</text:p>
          </table:table-cell>
          <table:table-cell table:number-columns-repeated="2" office:value-type="string">
            <text:p>38.730 °C</text:p>
          </table:table-cell>
          <table:table-cell office:value-type="string">
            <text:p>48.7 %RH</text:p>
          </table:table-cell>
          <table:table-cell office:value-type="string">
            <text:p>44.0 %RH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2014-07-22 16:52:13</text:p>
          </table:table-cell>
          <table:table-cell table:number-columns-repeated="2" office:value-type="string">
            <text:p>38.944 °C</text:p>
          </table:table-cell>
          <table:table-cell office:value-type="string">
            <text:p>45.0 %RH</text:p>
          </table:table-cell>
          <table:table-cell office:value-type="string">
            <text:p>43.8 %RH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2014-07-22 16:52:43</text:p>
          </table:table-cell>
          <table:table-cell table:number-columns-repeated="2" office:value-type="string">
            <text:p>39.121 °C</text:p>
          </table:table-cell>
          <table:table-cell office:value-type="string">
            <text:p>44.0 %RH</text:p>
          </table:table-cell>
          <table:table-cell office:value-type="string">
            <text:p>43.5 %RH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2014-07-22 16:53:13</text:p>
          </table:table-cell>
          <table:table-cell table:number-columns-repeated="2" office:value-type="string">
            <text:p>39.248 °C</text:p>
          </table:table-cell>
          <table:table-cell office:value-type="string">
            <text:p>47.7 %RH</text:p>
          </table:table-cell>
          <table:table-cell office:value-type="string">
            <text:p>47.0 %RH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2014-07-22 16:53:43</text:p>
          </table:table-cell>
          <table:table-cell table:number-columns-repeated="2" office:value-type="string">
            <text:p>39.354 °C</text:p>
          </table:table-cell>
          <table:table-cell table:number-columns-repeated="2" office:value-type="string">
            <text:p>47.5 %RH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2014-07-22 16:54:13</text:p>
          </table:table-cell>
          <table:table-cell office:value-type="string">
            <text:p>39.388 °C</text:p>
          </table:table-cell>
          <table:table-cell office:value-type="string">
            <text:p>39.381 °C</text:p>
          </table:table-cell>
          <table:table-cell table:number-columns-repeated="2" office:value-type="string">
            <text:p>50.5 %RH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2014-07-22 16:54:43</text:p>
          </table:table-cell>
          <table:table-cell office:value-type="string">
            <text:p>39.398 °C</text:p>
          </table:table-cell>
          <table:table-cell office:value-type="string">
            <text:p>39.396 °C</text:p>
          </table:table-cell>
          <table:table-cell table:number-columns-repeated="2" office:value-type="string">
            <text:p>51.8 %RH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2014-07-22 16:55:13</text:p>
          </table:table-cell>
          <table:table-cell office:value-type="string">
            <text:p>39.403 °C</text:p>
          </table:table-cell>
          <table:table-cell office:value-type="string">
            <text:p>39.401 °C</text:p>
          </table:table-cell>
          <table:table-cell office:value-type="string">
            <text:p>52.5 %RH</text:p>
          </table:table-cell>
          <table:table-cell office:value-type="string">
            <text:p>50.8 %RH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2014-07-22 16:55:43</text:p>
          </table:table-cell>
          <table:table-cell office:value-type="string">
            <text:p>39.401 °C</text:p>
          </table:table-cell>
          <table:table-cell office:value-type="string">
            <text:p>39.396 °C</text:p>
          </table:table-cell>
          <table:table-cell table:number-columns-repeated="2" office:value-type="string">
            <text:p>51.8 %RH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2014-07-22 16:56:13</text:p>
          </table:table-cell>
          <table:table-cell office:value-type="string">
            <text:p>39.401 °C</text:p>
          </table:table-cell>
          <table:table-cell office:value-type="string">
            <text:p>39.384 °C</text:p>
          </table:table-cell>
          <table:table-cell office:value-type="string">
            <text:p>52.3 %RH</text:p>
          </table:table-cell>
          <table:table-cell office:value-type="string">
            <text:p>50.8 %RH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2014-07-22 16:56:43</text:p>
          </table:table-cell>
          <table:table-cell office:value-type="string">
            <text:p>39.386 °C</text:p>
          </table:table-cell>
          <table:table-cell office:value-type="string">
            <text:p>39.367 °C</text:p>
          </table:table-cell>
          <table:table-cell table:number-columns-repeated="2" office:value-type="string">
            <text:p>53.3 %RH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2014-07-22 16:57:13</text:p>
          </table:table-cell>
          <table:table-cell office:value-type="string">
            <text:p>39.369 °C</text:p>
          </table:table-cell>
          <table:table-cell office:value-type="string">
            <text:p>39.352 °C</text:p>
          </table:table-cell>
          <table:table-cell table:number-columns-repeated="2" office:value-type="string">
            <text:p>54.6 %RH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2014-07-22 16:57:43</text:p>
          </table:table-cell>
          <table:table-cell office:value-type="string">
            <text:p>39.350 °C</text:p>
          </table:table-cell>
          <table:table-cell office:value-type="string">
            <text:p>39.326 °C</text:p>
          </table:table-cell>
          <table:table-cell table:number-columns-repeated="2" office:value-type="string">
            <text:p>54.6 %RH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2014-07-22 16:58:13</text:p>
          </table:table-cell>
          <table:table-cell office:value-type="string">
            <text:p>39.328 °C</text:p>
          </table:table-cell>
          <table:table-cell office:value-type="string">
            <text:p>39.308 °C</text:p>
          </table:table-cell>
          <table:table-cell table:number-columns-repeated="2" office:value-type="string">
            <text:p>57.3 %RH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2014-07-22 16:58:43</text:p>
          </table:table-cell>
          <table:table-cell office:value-type="string">
            <text:p>39.309 °C</text:p>
          </table:table-cell>
          <table:table-cell office:value-type="string">
            <text:p>39.284 °C</text:p>
          </table:table-cell>
          <table:table-cell office:value-type="string">
            <text:p>58.9 %RH</text:p>
          </table:table-cell>
          <table:table-cell office:value-type="string">
            <text:p>57.6 %RH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2014-07-22 16:59:13</text:p>
          </table:table-cell>
          <table:table-cell office:value-type="string">
            <text:p>39.282 °C</text:p>
          </table:table-cell>
          <table:table-cell office:value-type="string">
            <text:p>39.251 °C</text:p>
          </table:table-cell>
          <table:table-cell office:value-type="string">
            <text:p>57.8 %RH</text:p>
          </table:table-cell>
          <table:table-cell office:value-type="string">
            <text:p>56.3 %RH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2014-07-22 16:59:43</text:p>
          </table:table-cell>
          <table:table-cell office:value-type="string">
            <text:p>39.253 °C</text:p>
          </table:table-cell>
          <table:table-cell office:value-type="string">
            <text:p>39.214 °C</text:p>
          </table:table-cell>
          <table:table-cell office:value-type="string">
            <text:p>56.6 %RH</text:p>
          </table:table-cell>
          <table:table-cell office:value-type="string">
            <text:p>53.0 %RH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2014-07-22 17:00:13</text:p>
          </table:table-cell>
          <table:table-cell office:value-type="string">
            <text:p>39.219 °C</text:p>
          </table:table-cell>
          <table:table-cell office:value-type="string">
            <text:p>39.177 °C</text:p>
          </table:table-cell>
          <table:table-cell office:value-type="string">
            <text:p>57.6 %RH</text:p>
          </table:table-cell>
          <table:table-cell office:value-type="string">
            <text:p>57.1 %RH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2014-07-22 17:00:43</text:p>
          </table:table-cell>
          <table:table-cell office:value-type="string">
            <text:p>39.175 °C</text:p>
          </table:table-cell>
          <table:table-cell office:value-type="string">
            <text:p>39.138 °C</text:p>
          </table:table-cell>
          <table:table-cell office:value-type="string">
            <text:p>58.1 %RH</text:p>
          </table:table-cell>
          <table:table-cell office:value-type="string">
            <text:p>56.1 %RH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2014-07-22 17:01:13</text:p>
          </table:table-cell>
          <table:table-cell office:value-type="string">
            <text:p>39.132 °C</text:p>
          </table:table-cell>
          <table:table-cell office:value-type="string">
            <text:p>39.093 °C</text:p>
          </table:table-cell>
          <table:table-cell office:value-type="string">
            <text:p>56.8 %RH</text:p>
          </table:table-cell>
          <table:table-cell office:value-type="string">
            <text:p>56.3 %RH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2014-07-22 17:01:43</text:p>
          </table:table-cell>
          <table:table-cell office:value-type="string">
            <text:p>39.092 °C</text:p>
          </table:table-cell>
          <table:table-cell office:value-type="string">
            <text:p>39.044 °C</text:p>
          </table:table-cell>
          <table:table-cell office:value-type="string">
            <text:p>58.1 %RH</text:p>
          </table:table-cell>
          <table:table-cell office:value-type="string">
            <text:p>56.1 %RH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2014-07-22 17:02:13</text:p>
          </table:table-cell>
          <table:table-cell office:value-type="string">
            <text:p>39.044 °C</text:p>
          </table:table-cell>
          <table:table-cell office:value-type="string">
            <text:p>38.992 °C</text:p>
          </table:table-cell>
          <table:table-cell office:value-type="string">
            <text:p>56.1 %RH</text:p>
          </table:table-cell>
          <table:table-cell office:value-type="string">
            <text:p>53.3 %RH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2014-07-22 17:02:43</text:p>
          </table:table-cell>
          <table:table-cell office:value-type="string">
            <text:p>38.992 °C</text:p>
          </table:table-cell>
          <table:table-cell office:value-type="string">
            <text:p>38.934 °C</text:p>
          </table:table-cell>
          <table:table-cell office:value-type="string">
            <text:p>54.0 %RH</text:p>
          </table:table-cell>
          <table:table-cell office:value-type="string">
            <text:p>53.3 %RH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2014-07-22 17:03:13</text:p>
          </table:table-cell>
          <table:table-cell office:value-type="string">
            <text:p>38.936 °C</text:p>
          </table:table-cell>
          <table:table-cell office:value-type="string">
            <text:p>38.870 °C</text:p>
          </table:table-cell>
          <table:table-cell office:value-type="string">
            <text:p>56.8 %RH</text:p>
          </table:table-cell>
          <table:table-cell office:value-type="string">
            <text:p>49.5 %RH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2014-07-22 17:03:43</text:p>
          </table:table-cell>
          <table:table-cell office:value-type="string">
            <text:p>38.877 °C</text:p>
          </table:table-cell>
          <table:table-cell office:value-type="string">
            <text:p>38.819 °C</text:p>
          </table:table-cell>
          <table:table-cell office:value-type="string">
            <text:p>55.8 %RH</text:p>
          </table:table-cell>
          <table:table-cell office:value-type="string">
            <text:p>52.5 %RH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2014-07-22 17:04:13</text:p>
          </table:table-cell>
          <table:table-cell office:value-type="string">
            <text:p>38.819 °C</text:p>
          </table:table-cell>
          <table:table-cell office:value-type="string">
            <text:p>38.751 °C</text:p>
          </table:table-cell>
          <table:table-cell office:value-type="string">
            <text:p>52.0 %RH</text:p>
          </table:table-cell>
          <table:table-cell office:value-type="string">
            <text:p>51.0 %RH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2014-07-22 17:04:43</text:p>
          </table:table-cell>
          <table:table-cell office:value-type="string">
            <text:p>38.746 °C</text:p>
          </table:table-cell>
          <table:table-cell office:value-type="string">
            <text:p>38.689 °C</text:p>
          </table:table-cell>
          <table:table-cell office:value-type="string">
            <text:p>58.6 %RH</text:p>
          </table:table-cell>
          <table:table-cell office:value-type="string">
            <text:p>57.6 %RH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2014-07-22 17:05:13</text:p>
          </table:table-cell>
          <table:table-cell office:value-type="string">
            <text:p>38.684 °C</text:p>
          </table:table-cell>
          <table:table-cell office:value-type="string">
            <text:p>38.615 °C</text:p>
          </table:table-cell>
          <table:table-cell office:value-type="string">
            <text:p>57.6 %RH</text:p>
          </table:table-cell>
          <table:table-cell office:value-type="string">
            <text:p>49.8 %RH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2014-07-22 17:05:43</text:p>
          </table:table-cell>
          <table:table-cell office:value-type="string">
            <text:p>38.618 °C</text:p>
          </table:table-cell>
          <table:table-cell office:value-type="string">
            <text:p>38.551 °C</text:p>
          </table:table-cell>
          <table:table-cell table:number-columns-repeated="2" office:value-type="string">
            <text:p>56.6 %RH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2014-07-22 17:06:13</text:p>
          </table:table-cell>
          <table:table-cell office:value-type="string">
            <text:p>38.549 °C</text:p>
          </table:table-cell>
          <table:table-cell office:value-type="string">
            <text:p>38.478 °C</text:p>
          </table:table-cell>
          <table:table-cell office:value-type="string">
            <text:p>57.3 %RH</text:p>
          </table:table-cell>
          <table:table-cell office:value-type="string">
            <text:p>53.0 %RH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2014-07-22 17:06:43</text:p>
          </table:table-cell>
          <table:table-cell office:value-type="string">
            <text:p>38.477 °C</text:p>
          </table:table-cell>
          <table:table-cell office:value-type="string">
            <text:p>38.403 °C</text:p>
          </table:table-cell>
          <table:table-cell office:value-type="string">
            <text:p>56.3 %RH</text:p>
          </table:table-cell>
          <table:table-cell office:value-type="string">
            <text:p>54.8 %RH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2014-07-22 17:07:13</text:p>
          </table:table-cell>
          <table:table-cell office:value-type="string">
            <text:p>38.401 °C</text:p>
          </table:table-cell>
          <table:table-cell office:value-type="string">
            <text:p>38.329 °C</text:p>
          </table:table-cell>
          <table:table-cell office:value-type="string">
            <text:p>56.3 %RH</text:p>
          </table:table-cell>
          <table:table-cell office:value-type="string">
            <text:p>49.2 %RH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2014-07-22 17:07:43</text:p>
          </table:table-cell>
          <table:table-cell office:value-type="string">
            <text:p>38.324 °C</text:p>
          </table:table-cell>
          <table:table-cell office:value-type="string">
            <text:p>38.238 °C</text:p>
          </table:table-cell>
          <table:table-cell table:number-columns-repeated="2" office:value-type="string">
            <text:p>53.3 %RH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2014-07-22 17:08:13</text:p>
          </table:table-cell>
          <table:table-cell office:value-type="string">
            <text:p>38.235 °C</text:p>
          </table:table-cell>
          <table:table-cell office:value-type="string">
            <text:p>38.156 °C</text:p>
          </table:table-cell>
          <table:table-cell office:value-type="string">
            <text:p>53.0 %RH</text:p>
          </table:table-cell>
          <table:table-cell office:value-type="string">
            <text:p>48.5 %RH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2014-07-22 17:08:43</text:p>
          </table:table-cell>
          <table:table-cell office:value-type="string">
            <text:p>38.158 °C</text:p>
          </table:table-cell>
          <table:table-cell office:value-type="string">
            <text:p>38.068 °C</text:p>
          </table:table-cell>
          <table:table-cell table:number-columns-repeated="2" office:value-type="string">
            <text:p>50.3 %RH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2014-07-22 17:09:13</text:p>
          </table:table-cell>
          <table:table-cell office:value-type="string">
            <text:p>38.064 °C</text:p>
          </table:table-cell>
          <table:table-cell office:value-type="string">
            <text:p>37.979 °C</text:p>
          </table:table-cell>
          <table:table-cell office:value-type="string">
            <text:p>53.3 %RH</text:p>
          </table:table-cell>
          <table:table-cell office:value-type="string">
            <text:p>49.8 %RH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2014-07-22 17:09:43</text:p>
          </table:table-cell>
          <table:table-cell office:value-type="string">
            <text:p>37.979 °C</text:p>
          </table:table-cell>
          <table:table-cell office:value-type="string">
            <text:p>37.893 °C</text:p>
          </table:table-cell>
          <table:table-cell office:value-type="string">
            <text:p>50.8 %RH</text:p>
          </table:table-cell>
          <table:table-cell office:value-type="string">
            <text:p>46.2 %RH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2014-07-22 17:10:13</text:p>
          </table:table-cell>
          <table:table-cell office:value-type="string">
            <text:p>37.886 °C</text:p>
          </table:table-cell>
          <table:table-cell office:value-type="string">
            <text:p>37.793 °C</text:p>
          </table:table-cell>
          <table:table-cell office:value-type="string">
            <text:p>47.0 %RH</text:p>
          </table:table-cell>
          <table:table-cell office:value-type="string">
            <text:p>43.3 %RH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2014-07-22 17:10:43</text:p>
          </table:table-cell>
          <table:table-cell office:value-type="string">
            <text:p>37.788 °C</text:p>
          </table:table-cell>
          <table:table-cell office:value-type="string">
            <text:p>37.698 °C</text:p>
          </table:table-cell>
          <table:table-cell office:value-type="string">
            <text:p>45.7 %RH</text:p>
          </table:table-cell>
          <table:table-cell office:value-type="string">
            <text:p>41.6 %RH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2014-07-22 17:11:13</text:p>
          </table:table-cell>
          <table:table-cell office:value-type="string">
            <text:p>37.694 °C</text:p>
          </table:table-cell>
          <table:table-cell office:value-type="string">
            <text:p>37.598 °C</text:p>
          </table:table-cell>
          <table:table-cell office:value-type="string">
            <text:p>44.5 %RH</text:p>
          </table:table-cell>
          <table:table-cell office:value-type="string">
            <text:p>44.0 %RH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2014-07-22 17:11:43</text:p>
          </table:table-cell>
          <table:table-cell office:value-type="string">
            <text:p>37.593 °C</text:p>
          </table:table-cell>
          <table:table-cell office:value-type="string">
            <text:p>37.500 °C</text:p>
          </table:table-cell>
          <table:table-cell table:number-columns-repeated="2" office:value-type="string">
            <text:p>51.3 %RH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2014-07-22 17:12:13</text:p>
          </table:table-cell>
          <table:table-cell office:value-type="string">
            <text:p>37.500 °C</text:p>
          </table:table-cell>
          <table:table-cell office:value-type="string">
            <text:p>37.412 °C</text:p>
          </table:table-cell>
          <table:table-cell office:value-type="string">
            <text:p>53.3 %RH</text:p>
          </table:table-cell>
          <table:table-cell office:value-type="string">
            <text:p>44.7 %RH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2014-07-22 17:12:43</text:p>
          </table:table-cell>
          <table:table-cell office:value-type="string">
            <text:p>37.411 °C</text:p>
          </table:table-cell>
          <table:table-cell office:value-type="string">
            <text:p>37.316 °C</text:p>
          </table:table-cell>
          <table:table-cell office:value-type="string">
            <text:p>47.5 %RH</text:p>
          </table:table-cell>
          <table:table-cell office:value-type="string">
            <text:p>45.2 %RH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2014-07-22 17:13:13</text:p>
          </table:table-cell>
          <table:table-cell office:value-type="string">
            <text:p>37.313 °C</text:p>
          </table:table-cell>
          <table:table-cell office:value-type="string">
            <text:p>37.214 °C</text:p>
          </table:table-cell>
          <table:table-cell table:number-columns-repeated="2" office:value-type="string">
            <text:p>52.5 %RH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2014-07-22 17:13:43</text:p>
          </table:table-cell>
          <table:table-cell office:value-type="string">
            <text:p>37.211 °C</text:p>
          </table:table-cell>
          <table:table-cell office:value-type="string">
            <text:p>37.112 °C</text:p>
          </table:table-cell>
          <table:table-cell office:value-type="string">
            <text:p>53.5 %RH</text:p>
          </table:table-cell>
          <table:table-cell office:value-type="string">
            <text:p>50.8 %RH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2014-07-22 17:14:13</text:p>
          </table:table-cell>
          <table:table-cell office:value-type="string">
            <text:p>37.112 °C</text:p>
          </table:table-cell>
          <table:table-cell office:value-type="string">
            <text:p>37.016 °C</text:p>
          </table:table-cell>
          <table:table-cell office:value-type="string">
            <text:p>54.3 %RH</text:p>
          </table:table-cell>
          <table:table-cell office:value-type="string">
            <text:p>53.5 %RH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2014-07-22 17:14:43</text:p>
          </table:table-cell>
          <table:table-cell office:value-type="string">
            <text:p>37.011 °C</text:p>
          </table:table-cell>
          <table:table-cell office:value-type="string">
            <text:p>36.921 °C</text:p>
          </table:table-cell>
          <table:table-cell office:value-type="string">
            <text:p>55.3 %RH</text:p>
          </table:table-cell>
          <table:table-cell office:value-type="string">
            <text:p>53.0 %RH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2014-07-22 17:15:13</text:p>
          </table:table-cell>
          <table:table-cell office:value-type="string">
            <text:p>36.917 °C</text:p>
          </table:table-cell>
          <table:table-cell office:value-type="string">
            <text:p>36.822 °C</text:p>
          </table:table-cell>
          <table:table-cell office:value-type="string">
            <text:p>54.0 %RH</text:p>
          </table:table-cell>
          <table:table-cell office:value-type="string">
            <text:p>47.0 %RH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2014-07-22 17:15:43</text:p>
          </table:table-cell>
          <table:table-cell office:value-type="string">
            <text:p>36.817 °C</text:p>
          </table:table-cell>
          <table:table-cell office:value-type="string">
            <text:p>36.711 °C</text:p>
          </table:table-cell>
          <table:table-cell office:value-type="string">
            <text:p>51.3 %RH</text:p>
          </table:table-cell>
          <table:table-cell office:value-type="string">
            <text:p>50.0 %RH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2014-07-22 17:16:13</text:p>
          </table:table-cell>
          <table:table-cell office:value-type="string">
            <text:p>36.709 °C</text:p>
          </table:table-cell>
          <table:table-cell office:value-type="string">
            <text:p>36.607 °C</text:p>
          </table:table-cell>
          <table:table-cell office:value-type="string">
            <text:p>53.0 %RH</text:p>
          </table:table-cell>
          <table:table-cell office:value-type="string">
            <text:p>48.2 %RH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2014-07-22 17:16:43</text:p>
          </table:table-cell>
          <table:table-cell office:value-type="string">
            <text:p>36.601 °C</text:p>
          </table:table-cell>
          <table:table-cell office:value-type="string">
            <text:p>36.501 °C</text:p>
          </table:table-cell>
          <table:table-cell table:number-columns-repeated="2" office:value-type="string">
            <text:p>49.2 %RH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2014-07-22 17:17:13</text:p>
          </table:table-cell>
          <table:table-cell office:value-type="string">
            <text:p>36.498 °C</text:p>
          </table:table-cell>
          <table:table-cell office:value-type="string">
            <text:p>36.413 °C</text:p>
          </table:table-cell>
          <table:table-cell office:value-type="string">
            <text:p>53.5 %RH</text:p>
          </table:table-cell>
          <table:table-cell office:value-type="string">
            <text:p>52.8 %RH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2014-07-22 17:17:43</text:p>
          </table:table-cell>
          <table:table-cell office:value-type="string">
            <text:p>36.408 °C</text:p>
          </table:table-cell>
          <table:table-cell office:value-type="string">
            <text:p>36.336 °C</text:p>
          </table:table-cell>
          <table:table-cell table:number-columns-repeated="2" office:value-type="string">
            <text:p>56.3 %RH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2014-07-22 17:18:13</text:p>
          </table:table-cell>
          <table:table-cell office:value-type="string">
            <text:p>36.335 °C</text:p>
          </table:table-cell>
          <table:table-cell office:value-type="string">
            <text:p>36.281 °C</text:p>
          </table:table-cell>
          <table:table-cell table:number-columns-repeated="2" office:value-type="string">
            <text:p>57.3 %RH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2014-07-22 17:18:43</text:p>
          </table:table-cell>
          <table:table-cell office:value-type="string">
            <text:p>36.281 °C</text:p>
          </table:table-cell>
          <table:table-cell office:value-type="string">
            <text:p>36.229 °C</text:p>
          </table:table-cell>
          <table:table-cell office:value-type="string">
            <text:p>57.8 %RH</text:p>
          </table:table-cell>
          <table:table-cell office:value-type="string">
            <text:p>57.3 %RH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2014-07-22 17:19:13</text:p>
          </table:table-cell>
          <table:table-cell office:value-type="string">
            <text:p>36.230 °C</text:p>
          </table:table-cell>
          <table:table-cell office:value-type="string">
            <text:p>36.185 °C</text:p>
          </table:table-cell>
          <table:table-cell office:value-type="string">
            <text:p>57.3 %RH</text:p>
          </table:table-cell>
          <table:table-cell office:value-type="string">
            <text:p>56.6 %RH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2014-07-22 17:19:43</text:p>
          </table:table-cell>
          <table:table-cell office:value-type="string">
            <text:p>36.183 °C</text:p>
          </table:table-cell>
          <table:table-cell office:value-type="string">
            <text:p>36.146 °C</text:p>
          </table:table-cell>
          <table:table-cell office:value-type="string">
            <text:p>56.8 %RH</text:p>
          </table:table-cell>
          <table:table-cell office:value-type="string">
            <text:p>53.3 %RH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2014-07-22 17:20:13</text:p>
          </table:table-cell>
          <table:table-cell office:value-type="string">
            <text:p>36.144 °C</text:p>
          </table:table-cell>
          <table:table-cell office:value-type="string">
            <text:p>36.108 °C</text:p>
          </table:table-cell>
          <table:table-cell office:value-type="string">
            <text:p>53.5 %RH</text:p>
          </table:table-cell>
          <table:table-cell office:value-type="string">
            <text:p>52.8 %RH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2014-07-22 17:20:43</text:p>
          </table:table-cell>
          <table:table-cell office:value-type="string">
            <text:p>36.107 °C</text:p>
          </table:table-cell>
          <table:table-cell office:value-type="string">
            <text:p>36.069 °C</text:p>
          </table:table-cell>
          <table:table-cell office:value-type="string">
            <text:p>52.5 %RH</text:p>
          </table:table-cell>
          <table:table-cell office:value-type="string">
            <text:p>48.5 %RH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2014-07-22 17:21:13</text:p>
          </table:table-cell>
          <table:table-cell office:value-type="string">
            <text:p>36.066 °C</text:p>
          </table:table-cell>
          <table:table-cell office:value-type="string">
            <text:p>36.037 °C</text:p>
          </table:table-cell>
          <table:table-cell table:number-columns-repeated="2" office:value-type="string">
            <text:p>53.5 %RH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2014-07-22 17:21:43</text:p>
          </table:table-cell>
          <table:table-cell office:value-type="string">
            <text:p>36.035 °C</text:p>
          </table:table-cell>
          <table:table-cell office:value-type="string">
            <text:p>36.001 °C</text:p>
          </table:table-cell>
          <table:table-cell office:value-type="string">
            <text:p>53.5 %RH</text:p>
          </table:table-cell>
          <table:table-cell office:value-type="string">
            <text:p>52.5 %RH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2014-07-22 17:22:13</text:p>
          </table:table-cell>
          <table:table-cell office:value-type="string">
            <text:p>36.003 °C</text:p>
          </table:table-cell>
          <table:table-cell office:value-type="string">
            <text:p>35.973 °C</text:p>
          </table:table-cell>
          <table:table-cell office:value-type="string">
            <text:p>52.8 %RH</text:p>
          </table:table-cell>
          <table:table-cell office:value-type="string">
            <text:p>52.0 %RH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2014-07-22 17:22:43</text:p>
          </table:table-cell>
          <table:table-cell office:value-type="string">
            <text:p>35.972 °C</text:p>
          </table:table-cell>
          <table:table-cell office:value-type="string">
            <text:p>35.939 °C</text:p>
          </table:table-cell>
          <table:table-cell office:value-type="string">
            <text:p>52.0 %RH</text:p>
          </table:table-cell>
          <table:table-cell office:value-type="string">
            <text:p>50.0 %RH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2014-07-22 17:23:13</text:p>
          </table:table-cell>
          <table:table-cell office:value-type="string">
            <text:p>35.939 °C</text:p>
          </table:table-cell>
          <table:table-cell office:value-type="string">
            <text:p>35.909 °C</text:p>
          </table:table-cell>
          <table:table-cell table:number-columns-repeated="2" office:value-type="string">
            <text:p>52.3 %RH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2014-07-22 17:23:43</text:p>
          </table:table-cell>
          <table:table-cell office:value-type="string">
            <text:p>35.909 °C</text:p>
          </table:table-cell>
          <table:table-cell office:value-type="string">
            <text:p>35.878 °C</text:p>
          </table:table-cell>
          <table:table-cell table:number-columns-repeated="2" office:value-type="string">
            <text:p>55.1 %RH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2014-07-22 17:24:13</text:p>
          </table:table-cell>
          <table:table-cell office:value-type="string">
            <text:p>35.881 °C</text:p>
          </table:table-cell>
          <table:table-cell office:value-type="string">
            <text:p>35.852 °C</text:p>
          </table:table-cell>
          <table:table-cell office:value-type="string">
            <text:p>55.6 %RH</text:p>
          </table:table-cell>
          <table:table-cell office:value-type="string">
            <text:p>49.8 %RH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2014-07-22 17:24:43</text:p>
          </table:table-cell>
          <table:table-cell office:value-type="string">
            <text:p>35.850 °C</text:p>
          </table:table-cell>
          <table:table-cell office:value-type="string">
            <text:p>35.826 °C</text:p>
          </table:table-cell>
          <table:table-cell table:number-columns-repeated="2" office:value-type="string">
            <text:p>50.0 %RH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2014-07-22 17:25:13</text:p>
          </table:table-cell>
          <table:table-cell office:value-type="string">
            <text:p>35.826 °C</text:p>
          </table:table-cell>
          <table:table-cell office:value-type="string">
            <text:p>35.813 °C</text:p>
          </table:table-cell>
          <table:table-cell office:value-type="string">
            <text:p>50.5 %RH</text:p>
          </table:table-cell>
          <table:table-cell office:value-type="string">
            <text:p>49.8 %RH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2014-07-22 17:25:43</text:p>
          </table:table-cell>
          <table:table-cell office:value-type="string">
            <text:p>35.813 °C</text:p>
          </table:table-cell>
          <table:table-cell office:value-type="string">
            <text:p>35.808 °C</text:p>
          </table:table-cell>
          <table:table-cell table:number-columns-repeated="2" office:value-type="string">
            <text:p>51.5 %RH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2014-07-22 17:26:13</text:p>
          </table:table-cell>
          <table:table-cell office:value-type="string">
            <text:p>35.808 °C</text:p>
          </table:table-cell>
          <table:table-cell office:value-type="string">
            <text:p>35.803 °C</text:p>
          </table:table-cell>
          <table:table-cell office:value-type="string">
            <text:p>51.8 %RH</text:p>
          </table:table-cell>
          <table:table-cell office:value-type="string">
            <text:p>50.0 %RH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2014-07-22 17:26:43</text:p>
          </table:table-cell>
          <table:table-cell office:value-type="string">
            <text:p>35.805 °C</text:p>
          </table:table-cell>
          <table:table-cell office:value-type="string">
            <text:p>35.793 °C</text:p>
          </table:table-cell>
          <table:table-cell office:value-type="string">
            <text:p>52.3 %RH</text:p>
          </table:table-cell>
          <table:table-cell office:value-type="string">
            <text:p>51.0 %RH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2014-07-22 17:27:13</text:p>
          </table:table-cell>
          <table:table-cell office:value-type="string">
            <text:p>35.795 °C</text:p>
          </table:table-cell>
          <table:table-cell office:value-type="string">
            <text:p>35.772 °C</text:p>
          </table:table-cell>
          <table:table-cell office:value-type="string">
            <text:p>50.8 %RH</text:p>
          </table:table-cell>
          <table:table-cell office:value-type="string">
            <text:p>49.2 %RH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2014-07-22 17:27:43</text:p>
          </table:table-cell>
          <table:table-cell office:value-type="string">
            <text:p>35.774 °C</text:p>
          </table:table-cell>
          <table:table-cell office:value-type="string">
            <text:p>35.738 °C</text:p>
          </table:table-cell>
          <table:table-cell office:value-type="string">
            <text:p>48.7 %RH</text:p>
          </table:table-cell>
          <table:table-cell office:value-type="string">
            <text:p>38.4 %RH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2014-07-22 17:28:13</text:p>
          </table:table-cell>
          <table:table-cell office:value-type="string">
            <text:p>35.737 °C</text:p>
          </table:table-cell>
          <table:table-cell office:value-type="string">
            <text:p>35.669 °C</text:p>
          </table:table-cell>
          <table:table-cell table:number-columns-repeated="2" office:value-type="string">
            <text:p>42.1 %RH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2014-07-22 17:28:43</text:p>
          </table:table-cell>
          <table:table-cell office:value-type="string">
            <text:p>35.683 °C</text:p>
          </table:table-cell>
          <table:table-cell office:value-type="string">
            <text:p>35.622 °C</text:p>
          </table:table-cell>
          <table:table-cell office:value-type="string">
            <text:p>43.8 %RH</text:p>
          </table:table-cell>
          <table:table-cell office:value-type="string">
            <text:p>35.8 %RH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2014-07-22 17:29:13</text:p>
          </table:table-cell>
          <table:table-cell office:value-type="string">
            <text:p>35.619 °C</text:p>
          </table:table-cell>
          <table:table-cell office:value-type="string">
            <text:p>35.551 °C</text:p>
          </table:table-cell>
          <table:table-cell office:value-type="string">
            <text:p>35.3 %RH</text:p>
          </table:table-cell>
          <table:table-cell office:value-type="string">
            <text:p>34.3 %RH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2014-07-22 17:29:43</text:p>
          </table:table-cell>
          <table:table-cell office:value-type="string">
            <text:p>35.556 °C</text:p>
          </table:table-cell>
          <table:table-cell office:value-type="string">
            <text:p>35.480 °C</text:p>
          </table:table-cell>
          <table:table-cell office:value-type="string">
            <text:p>34.6 %RH</text:p>
          </table:table-cell>
          <table:table-cell office:value-type="string">
            <text:p>34.3 %RH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2014-07-22 17:30:13</text:p>
          </table:table-cell>
          <table:table-cell office:value-type="string">
            <text:p>35.477 °C</text:p>
          </table:table-cell>
          <table:table-cell office:value-type="string">
            <text:p>35.414 °C</text:p>
          </table:table-cell>
          <table:table-cell table:number-columns-repeated="2" office:value-type="string">
            <text:p>38.4 %RH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2014-07-22 17:30:43</text:p>
          </table:table-cell>
          <table:table-cell office:value-type="string">
            <text:p>35.414 °C</text:p>
          </table:table-cell>
          <table:table-cell office:value-type="string">
            <text:p>35.359 °C</text:p>
          </table:table-cell>
          <table:table-cell office:value-type="string">
            <text:p>38.9 %RH</text:p>
          </table:table-cell>
          <table:table-cell office:value-type="string">
            <text:p>38.7 %RH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2014-07-22 17:31:13</text:p>
          </table:table-cell>
          <table:table-cell office:value-type="string">
            <text:p>35.353 °C</text:p>
          </table:table-cell>
          <table:table-cell office:value-type="string">
            <text:p>35.300 °C</text:p>
          </table:table-cell>
          <table:table-cell office:value-type="string">
            <text:p>38.7 %RH</text:p>
          </table:table-cell>
          <table:table-cell office:value-type="string">
            <text:p>37.2 %RH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2014-07-22 17:31:43</text:p>
          </table:table-cell>
          <table:table-cell office:value-type="string">
            <text:p>35.298 °C</text:p>
          </table:table-cell>
          <table:table-cell office:value-type="string">
            <text:p>35.239 °C</text:p>
          </table:table-cell>
          <table:table-cell office:value-type="string">
            <text:p>37.7 %RH</text:p>
          </table:table-cell>
          <table:table-cell office:value-type="string">
            <text:p>36.0 %RH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2014-07-22 17:32:13</text:p>
          </table:table-cell>
          <table:table-cell office:value-type="string">
            <text:p>35.240 °C</text:p>
          </table:table-cell>
          <table:table-cell office:value-type="string">
            <text:p>35.179 °C</text:p>
          </table:table-cell>
          <table:table-cell office:value-type="string">
            <text:p>37.2 %RH</text:p>
          </table:table-cell>
          <table:table-cell office:value-type="string">
            <text:p>36.5 %RH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2014-07-22 17:32:43</text:p>
          </table:table-cell>
          <table:table-cell office:value-type="string">
            <text:p>35.176 °C</text:p>
          </table:table-cell>
          <table:table-cell office:value-type="string">
            <text:p>35.115 °C</text:p>
          </table:table-cell>
          <table:table-cell office:value-type="string">
            <text:p>36.5 %RH</text:p>
          </table:table-cell>
          <table:table-cell office:value-type="string">
            <text:p>34.1 %RH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2014-07-22 17:33:13</text:p>
          </table:table-cell>
          <table:table-cell office:value-type="string">
            <text:p>35.110 °C</text:p>
          </table:table-cell>
          <table:table-cell office:value-type="string">
            <text:p>35.049 °C</text:p>
          </table:table-cell>
          <table:table-cell office:value-type="string">
            <text:p>35.3 %RH</text:p>
          </table:table-cell>
          <table:table-cell office:value-type="string">
            <text:p>35.1 %RH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2014-07-22 17:33:43</text:p>
          </table:table-cell>
          <table:table-cell office:value-type="string">
            <text:p>35.041 °C</text:p>
          </table:table-cell>
          <table:table-cell office:value-type="string">
            <text:p>34.980 °C</text:p>
          </table:table-cell>
          <table:table-cell office:value-type="string">
            <text:p>35.8 %RH</text:p>
          </table:table-cell>
          <table:table-cell office:value-type="string">
            <text:p>35.5 %RH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2014-07-22 17:34:13</text:p>
          </table:table-cell>
          <table:table-cell office:value-type="string">
            <text:p>34.977 °C</text:p>
          </table:table-cell>
          <table:table-cell office:value-type="string">
            <text:p>34.911 °C</text:p>
          </table:table-cell>
          <table:table-cell office:value-type="string">
            <text:p>35.5 %RH</text:p>
          </table:table-cell>
          <table:table-cell office:value-type="string">
            <text:p>35.3 %RH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2014-07-22 17:34:43</text:p>
          </table:table-cell>
          <table:table-cell office:value-type="string">
            <text:p>34.908 °C</text:p>
          </table:table-cell>
          <table:table-cell office:value-type="string">
            <text:p>34.846 °C</text:p>
          </table:table-cell>
          <table:table-cell table:number-columns-repeated="2" office:value-type="string">
            <text:p>35.5 %RH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2014-07-22 17:35:13</text:p>
          </table:table-cell>
          <table:table-cell office:value-type="string">
            <text:p>34.843 °C</text:p>
          </table:table-cell>
          <table:table-cell office:value-type="string">
            <text:p>34.777 °C</text:p>
          </table:table-cell>
          <table:table-cell table:number-columns-repeated="2" office:value-type="string">
            <text:p>35.8 %RH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2014-07-22 17:35:43</text:p>
          </table:table-cell>
          <table:table-cell office:value-type="string">
            <text:p>34.779 °C</text:p>
          </table:table-cell>
          <table:table-cell office:value-type="string">
            <text:p>34.715 °C</text:p>
          </table:table-cell>
          <table:table-cell table:number-columns-repeated="2" office:value-type="string">
            <text:p>36.0 %RH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2014-07-22 17:36:13</text:p>
          </table:table-cell>
          <table:table-cell office:value-type="string">
            <text:p>34.715 °C</text:p>
          </table:table-cell>
          <table:table-cell office:value-type="string">
            <text:p>34.654 °C</text:p>
          </table:table-cell>
          <table:table-cell office:value-type="string">
            <text:p>36.0 %RH</text:p>
          </table:table-cell>
          <table:table-cell office:value-type="string">
            <text:p>35.5 %RH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2014-07-22 17:36:43</text:p>
          </table:table-cell>
          <table:table-cell office:value-type="string">
            <text:p>34.651 °C</text:p>
          </table:table-cell>
          <table:table-cell office:value-type="string">
            <text:p>34.585 °C</text:p>
          </table:table-cell>
          <table:table-cell table:number-columns-repeated="2" office:value-type="string">
            <text:p>36.0 %RH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2014-07-22 17:37:13</text:p>
          </table:table-cell>
          <table:table-cell office:value-type="string">
            <text:p>34.582 °C</text:p>
          </table:table-cell>
          <table:table-cell office:value-type="string">
            <text:p>34.523 °C</text:p>
          </table:table-cell>
          <table:table-cell office:value-type="string">
            <text:p>36.8 %RH</text:p>
          </table:table-cell>
          <table:table-cell office:value-type="string">
            <text:p>35.3 %RH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2014-07-22 17:37:43</text:p>
          </table:table-cell>
          <table:table-cell office:value-type="string">
            <text:p>34.519 °C</text:p>
          </table:table-cell>
          <table:table-cell office:value-type="string">
            <text:p>34.458 °C</text:p>
          </table:table-cell>
          <table:table-cell table:number-columns-repeated="2" office:value-type="string">
            <text:p>36.3 %RH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2014-07-22 17:38:13</text:p>
          </table:table-cell>
          <table:table-cell office:value-type="string">
            <text:p>34.453 °C</text:p>
          </table:table-cell>
          <table:table-cell office:value-type="string">
            <text:p>34.394 °C</text:p>
          </table:table-cell>
          <table:table-cell office:value-type="string">
            <text:p>36.3 %RH</text:p>
          </table:table-cell>
          <table:table-cell office:value-type="string">
            <text:p>35.3 %RH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2014-07-22 17:38:43</text:p>
          </table:table-cell>
          <table:table-cell office:value-type="string">
            <text:p>34.390 °C</text:p>
          </table:table-cell>
          <table:table-cell office:value-type="string">
            <text:p>34.328 °C</text:p>
          </table:table-cell>
          <table:table-cell office:value-type="string">
            <text:p>36.5 %RH</text:p>
          </table:table-cell>
          <table:table-cell office:value-type="string">
            <text:p>36.3 %RH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2014-07-22 17:39:13</text:p>
          </table:table-cell>
          <table:table-cell office:value-type="string">
            <text:p>34.329 °C</text:p>
          </table:table-cell>
          <table:table-cell office:value-type="string">
            <text:p>34.263 °C</text:p>
          </table:table-cell>
          <table:table-cell office:value-type="string">
            <text:p>36.3 %RH</text:p>
          </table:table-cell>
          <table:table-cell office:value-type="string">
            <text:p>36.0 %RH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2014-07-22 17:39:43</text:p>
          </table:table-cell>
          <table:table-cell office:value-type="string">
            <text:p>34.263 °C</text:p>
          </table:table-cell>
          <table:table-cell office:value-type="string">
            <text:p>34.201 °C</text:p>
          </table:table-cell>
          <table:table-cell office:value-type="string">
            <text:p>36.3 %RH</text:p>
          </table:table-cell>
          <table:table-cell office:value-type="string">
            <text:p>35.8 %RH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2014-07-22 17:40:13</text:p>
          </table:table-cell>
          <table:table-cell office:value-type="string">
            <text:p>34.201 °C</text:p>
          </table:table-cell>
          <table:table-cell office:value-type="string">
            <text:p>34.134 °C</text:p>
          </table:table-cell>
          <table:table-cell office:value-type="string">
            <text:p>35.5 %RH</text:p>
          </table:table-cell>
          <table:table-cell office:value-type="string">
            <text:p>32.9 %RH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2014-07-22 17:40:43</text:p>
          </table:table-cell>
          <table:table-cell office:value-type="string">
            <text:p>34.131 °C</text:p>
          </table:table-cell>
          <table:table-cell office:value-type="string">
            <text:p>34.058 °C</text:p>
          </table:table-cell>
          <table:table-cell office:value-type="string">
            <text:p>36.5 %RH</text:p>
          </table:table-cell>
          <table:table-cell office:value-type="string">
            <text:p>36.3 %RH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2014-07-22 17:41:13</text:p>
          </table:table-cell>
          <table:table-cell office:value-type="string">
            <text:p>34.058 °C</text:p>
          </table:table-cell>
          <table:table-cell office:value-type="string">
            <text:p>33.988 °C</text:p>
          </table:table-cell>
          <table:table-cell table:number-columns-repeated="2" office:value-type="string">
            <text:p>36.5 %RH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2014-07-22 17:41:43</text:p>
          </table:table-cell>
          <table:table-cell office:value-type="string">
            <text:p>33.984 °C</text:p>
          </table:table-cell>
          <table:table-cell office:value-type="string">
            <text:p>33.908 °C</text:p>
          </table:table-cell>
          <table:table-cell office:value-type="string">
            <text:p>36.5 %RH</text:p>
          </table:table-cell>
          <table:table-cell office:value-type="string">
            <text:p>35.3 %RH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2014-07-22 17:42:13</text:p>
          </table:table-cell>
          <table:table-cell office:value-type="string">
            <text:p>33.906 °C</text:p>
          </table:table-cell>
          <table:table-cell office:value-type="string">
            <text:p>33.843 °C</text:p>
          </table:table-cell>
          <table:table-cell table:number-columns-repeated="2" office:value-type="string">
            <text:p>37.5 %RH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2014-07-22 17:42:43</text:p>
          </table:table-cell>
          <table:table-cell office:value-type="string">
            <text:p>33.841 °C</text:p>
          </table:table-cell>
          <table:table-cell office:value-type="string">
            <text:p>33.780 °C</text:p>
          </table:table-cell>
          <table:table-cell office:value-type="string">
            <text:p>40.4 %RH</text:p>
          </table:table-cell>
          <table:table-cell office:value-type="string">
            <text:p>40.1 %RH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2014-07-22 17:43:13</text:p>
          </table:table-cell>
          <table:table-cell office:value-type="string">
            <text:p>33.780 °C</text:p>
          </table:table-cell>
          <table:table-cell office:value-type="string">
            <text:p>33.729 °C</text:p>
          </table:table-cell>
          <table:table-cell table:number-columns-repeated="2" office:value-type="string">
            <text:p>42.6 %RH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2014-07-22 17:43:43</text:p>
          </table:table-cell>
          <table:table-cell office:value-type="string">
            <text:p>33.726 °C</text:p>
          </table:table-cell>
          <table:table-cell office:value-type="string">
            <text:p>33.674 °C</text:p>
          </table:table-cell>
          <table:table-cell table:number-columns-repeated="2" office:value-type="string">
            <text:p>44.0 %RH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2014-07-22 17:44:13</text:p>
          </table:table-cell>
          <table:table-cell office:value-type="string">
            <text:p>33.672 °C</text:p>
          </table:table-cell>
          <table:table-cell office:value-type="string">
            <text:p>33.619 °C</text:p>
          </table:table-cell>
          <table:table-cell office:value-type="string">
            <text:p>45.0 %RH</text:p>
          </table:table-cell>
          <table:table-cell office:value-type="string">
            <text:p>44.7 %RH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2014-07-22 17:44:43</text:p>
          </table:table-cell>
          <table:table-cell office:value-type="string">
            <text:p>33.617 °C</text:p>
          </table:table-cell>
          <table:table-cell office:value-type="string">
            <text:p>33.584 °C</text:p>
          </table:table-cell>
          <table:table-cell office:value-type="string">
            <text:p>46.0 %RH</text:p>
          </table:table-cell>
          <table:table-cell office:value-type="string">
            <text:p>45.7 %RH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2014-07-22 17:45:13</text:p>
          </table:table-cell>
          <table:table-cell office:value-type="string">
            <text:p>33.583 °C</text:p>
          </table:table-cell>
          <table:table-cell office:value-type="string">
            <text:p>33.542 °C</text:p>
          </table:table-cell>
          <table:table-cell table:number-columns-repeated="2" office:value-type="string">
            <text:p>46.7 %RH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2014-07-22 17:45:43</text:p>
          </table:table-cell>
          <table:table-cell office:value-type="string">
            <text:p>33.542 °C</text:p>
          </table:table-cell>
          <table:table-cell office:value-type="string">
            <text:p>33.488 °C</text:p>
          </table:table-cell>
          <table:table-cell office:value-type="string">
            <text:p>47.7 %RH</text:p>
          </table:table-cell>
          <table:table-cell office:value-type="string">
            <text:p>47.5 %RH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2014-07-22 17:46:13</text:p>
          </table:table-cell>
          <table:table-cell office:value-type="string">
            <text:p>33.487 °C</text:p>
          </table:table-cell>
          <table:table-cell office:value-type="string">
            <text:p>33.446 °C</text:p>
          </table:table-cell>
          <table:table-cell table:number-columns-repeated="2" office:value-type="string">
            <text:p>48.2 %RH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2014-07-22 17:46:43</text:p>
          </table:table-cell>
          <table:table-cell office:value-type="string">
            <text:p>33.444 °C</text:p>
          </table:table-cell>
          <table:table-cell office:value-type="string">
            <text:p>33.397 °C</text:p>
          </table:table-cell>
          <table:table-cell table:number-columns-repeated="2" office:value-type="string">
            <text:p>48.5 %RH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2014-07-22 17:47:13</text:p>
          </table:table-cell>
          <table:table-cell office:value-type="string">
            <text:p>33.395 °C</text:p>
          </table:table-cell>
          <table:table-cell office:value-type="string">
            <text:p>33.348 °C</text:p>
          </table:table-cell>
          <table:table-cell table:number-columns-repeated="2" office:value-type="string">
            <text:p>48.7 %RH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2014-07-22 17:47:43</text:p>
          </table:table-cell>
          <table:table-cell office:value-type="string">
            <text:p>33.345 °C</text:p>
          </table:table-cell>
          <table:table-cell office:value-type="string">
            <text:p>33.298 °C</text:p>
          </table:table-cell>
          <table:table-cell table:number-columns-repeated="2" office:value-type="string">
            <text:p>49.2 %RH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2014-07-22 17:48:13</text:p>
          </table:table-cell>
          <table:table-cell office:value-type="string">
            <text:p>33.296 °C</text:p>
          </table:table-cell>
          <table:table-cell office:value-type="string">
            <text:p>33.251 °C</text:p>
          </table:table-cell>
          <table:table-cell table:number-columns-repeated="2" office:value-type="string">
            <text:p>49.5 %RH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2014-07-22 17:48:43</text:p>
          </table:table-cell>
          <table:table-cell office:value-type="string">
            <text:p>33.248 °C</text:p>
          </table:table-cell>
          <table:table-cell office:value-type="string">
            <text:p>33.201 °C</text:p>
          </table:table-cell>
          <table:table-cell table:number-columns-repeated="2" office:value-type="string">
            <text:p>49.8 %RH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2014-07-22 17:49:13</text:p>
          </table:table-cell>
          <table:table-cell office:value-type="string">
            <text:p>33.198 °C</text:p>
          </table:table-cell>
          <table:table-cell office:value-type="string">
            <text:p>33.151 °C</text:p>
          </table:table-cell>
          <table:table-cell table:number-columns-repeated="2" office:value-type="string">
            <text:p>50.3 %RH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2014-07-22 17:49:43</text:p>
          </table:table-cell>
          <table:table-cell office:value-type="string">
            <text:p>33.147 °C</text:p>
          </table:table-cell>
          <table:table-cell office:value-type="string">
            <text:p>33.102 °C</text:p>
          </table:table-cell>
          <table:table-cell office:value-type="string">
            <text:p>50.5 %RH</text:p>
          </table:table-cell>
          <table:table-cell office:value-type="string">
            <text:p>50.3 %RH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2014-07-22 17:50:13</text:p>
          </table:table-cell>
          <table:table-cell office:value-type="string">
            <text:p>33.100 °C</text:p>
          </table:table-cell>
          <table:table-cell office:value-type="string">
            <text:p>33.050 °C</text:p>
          </table:table-cell>
          <table:table-cell table:number-columns-repeated="2" office:value-type="string">
            <text:p>50.8 %RH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2014-07-22 17:50:43</text:p>
          </table:table-cell>
          <table:table-cell office:value-type="string">
            <text:p>33.050 °C</text:p>
          </table:table-cell>
          <table:table-cell office:value-type="string">
            <text:p>33.002 °C</text:p>
          </table:table-cell>
          <table:table-cell table:number-columns-repeated="2" office:value-type="string">
            <text:p>51.0 %RH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2014-07-22 17:51:13</text:p>
          </table:table-cell>
          <table:table-cell office:value-type="string">
            <text:p>32.999 °C</text:p>
          </table:table-cell>
          <table:table-cell office:value-type="string">
            <text:p>32.950 °C</text:p>
          </table:table-cell>
          <table:table-cell table:number-columns-repeated="2" office:value-type="string">
            <text:p>51.3 %RH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2014-07-22 17:51:43</text:p>
          </table:table-cell>
          <table:table-cell office:value-type="string">
            <text:p>32.952 °C</text:p>
          </table:table-cell>
          <table:table-cell office:value-type="string">
            <text:p>32.900 °C</text:p>
          </table:table-cell>
          <table:table-cell office:value-type="string">
            <text:p>51.5 %RH</text:p>
          </table:table-cell>
          <table:table-cell office:value-type="string">
            <text:p>51.3 %RH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2014-07-22 17:52:13</text:p>
          </table:table-cell>
          <table:table-cell office:value-type="string">
            <text:p>32.900 °C</text:p>
          </table:table-cell>
          <table:table-cell office:value-type="string">
            <text:p>32.852 °C</text:p>
          </table:table-cell>
          <table:table-cell table:number-columns-repeated="2" office:value-type="string">
            <text:p>51.5 %RH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2014-07-22 17:52:43</text:p>
          </table:table-cell>
          <table:table-cell office:value-type="string">
            <text:p>32.853 °C</text:p>
          </table:table-cell>
          <table:table-cell office:value-type="string">
            <text:p>32.805 °C</text:p>
          </table:table-cell>
          <table:table-cell table:number-columns-repeated="2" office:value-type="string">
            <text:p>51.8 %RH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2014-07-22 17:53:13</text:p>
          </table:table-cell>
          <table:table-cell office:value-type="string">
            <text:p>32.802 °C</text:p>
          </table:table-cell>
          <table:table-cell office:value-type="string">
            <text:p>32.750 °C</text:p>
          </table:table-cell>
          <table:table-cell table:number-columns-repeated="2" office:value-type="string">
            <text:p>51.8 %RH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2014-07-22 17:53:43</text:p>
          </table:table-cell>
          <table:table-cell office:value-type="string">
            <text:p>32.750 °C</text:p>
          </table:table-cell>
          <table:table-cell office:value-type="string">
            <text:p>32.705 °C</text:p>
          </table:table-cell>
          <table:table-cell table:number-columns-repeated="2" office:value-type="string">
            <text:p>52.0 %RH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2014-07-22 17:54:13</text:p>
          </table:table-cell>
          <table:table-cell office:value-type="string">
            <text:p>32.701 °C</text:p>
          </table:table-cell>
          <table:table-cell office:value-type="string">
            <text:p>32.651 °C</text:p>
          </table:table-cell>
          <table:table-cell table:number-columns-repeated="2" office:value-type="string">
            <text:p>52.0 %RH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2014-07-22 17:54:43</text:p>
          </table:table-cell>
          <table:table-cell office:value-type="string">
            <text:p>32.651 °C</text:p>
          </table:table-cell>
          <table:table-cell office:value-type="string">
            <text:p>32.607 °C</text:p>
          </table:table-cell>
          <table:table-cell office:value-type="string">
            <text:p>52.3 %RH</text:p>
          </table:table-cell>
          <table:table-cell office:value-type="string">
            <text:p>52.0 %RH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2014-07-22 17:55:13</text:p>
          </table:table-cell>
          <table:table-cell office:value-type="string">
            <text:p>32.607 °C</text:p>
          </table:table-cell>
          <table:table-cell office:value-type="string">
            <text:p>32.557 °C</text:p>
          </table:table-cell>
          <table:table-cell office:value-type="string">
            <text:p>52.3 %RH</text:p>
          </table:table-cell>
          <table:table-cell office:value-type="string">
            <text:p>51.8 %RH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2014-07-22 17:55:43</text:p>
          </table:table-cell>
          <table:table-cell office:value-type="string">
            <text:p>32.554 °C</text:p>
          </table:table-cell>
          <table:table-cell office:value-type="string">
            <text:p>32.503 °C</text:p>
          </table:table-cell>
          <table:table-cell table:number-columns-repeated="2" office:value-type="string">
            <text:p>52.0 %RH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2014-07-22 17:56:13</text:p>
          </table:table-cell>
          <table:table-cell office:value-type="string">
            <text:p>32.503 °C</text:p>
          </table:table-cell>
          <table:table-cell office:value-type="string">
            <text:p>32.455 °C</text:p>
          </table:table-cell>
          <table:table-cell table:number-columns-repeated="2" office:value-type="string">
            <text:p>52.0 %RH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2014-07-22 17:56:43</text:p>
          </table:table-cell>
          <table:table-cell office:value-type="string">
            <text:p>32.451 °C</text:p>
          </table:table-cell>
          <table:table-cell office:value-type="string">
            <text:p>32.402 °C</text:p>
          </table:table-cell>
          <table:table-cell office:value-type="string">
            <text:p>52.3 %RH</text:p>
          </table:table-cell>
          <table:table-cell office:value-type="string">
            <text:p>52.0 %RH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2014-07-22 17:57:13</text:p>
          </table:table-cell>
          <table:table-cell office:value-type="string">
            <text:p>32.403 °C</text:p>
          </table:table-cell>
          <table:table-cell office:value-type="string">
            <text:p>32.355 °C</text:p>
          </table:table-cell>
          <table:table-cell table:number-columns-repeated="2" office:value-type="string">
            <text:p>52.3 %RH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2014-07-22 17:57:43</text:p>
          </table:table-cell>
          <table:table-cell office:value-type="string">
            <text:p>32.349 °C</text:p>
          </table:table-cell>
          <table:table-cell office:value-type="string">
            <text:p>32.304 °C</text:p>
          </table:table-cell>
          <table:table-cell office:value-type="string">
            <text:p>52.5 %RH</text:p>
          </table:table-cell>
          <table:table-cell office:value-type="string">
            <text:p>52.3 %RH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2014-07-22 17:58:13</text:p>
          </table:table-cell>
          <table:table-cell office:value-type="string">
            <text:p>32.302 °C</text:p>
          </table:table-cell>
          <table:table-cell office:value-type="string">
            <text:p>32.257 °C</text:p>
          </table:table-cell>
          <table:table-cell table:number-columns-repeated="2" office:value-type="string">
            <text:p>52.5 %RH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2014-07-22 17:58:43</text:p>
          </table:table-cell>
          <table:table-cell office:value-type="string">
            <text:p>32.256 °C</text:p>
          </table:table-cell>
          <table:table-cell office:value-type="string">
            <text:p>32.212 °C</text:p>
          </table:table-cell>
          <table:table-cell table:number-columns-repeated="2" office:value-type="string">
            <text:p>52.8 %RH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2014-07-22 17:59:13</text:p>
          </table:table-cell>
          <table:table-cell office:value-type="string">
            <text:p>32.208 °C</text:p>
          </table:table-cell>
          <table:table-cell office:value-type="string">
            <text:p>32.157 °C</text:p>
          </table:table-cell>
          <table:table-cell table:number-columns-repeated="2" office:value-type="string">
            <text:p>52.8 %RH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2014-07-22 17:59:43</text:p>
          </table:table-cell>
          <table:table-cell office:value-type="string">
            <text:p>32.158 °C</text:p>
          </table:table-cell>
          <table:table-cell office:value-type="string">
            <text:p>32.110 °C</text:p>
          </table:table-cell>
          <table:table-cell table:number-columns-repeated="2" office:value-type="string">
            <text:p>53.0 %RH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2014-07-22 18:00:13</text:p>
          </table:table-cell>
          <table:table-cell office:value-type="string">
            <text:p>32.110 °C</text:p>
          </table:table-cell>
          <table:table-cell office:value-type="string">
            <text:p>32.065 °C</text:p>
          </table:table-cell>
          <table:table-cell table:number-columns-repeated="2" office:value-type="string">
            <text:p>53.0 %RH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2014-07-22 18:00:43</text:p>
          </table:table-cell>
          <table:table-cell office:value-type="string">
            <text:p>32.062 °C</text:p>
          </table:table-cell>
          <table:table-cell office:value-type="string">
            <text:p>32.014 °C</text:p>
          </table:table-cell>
          <table:table-cell table:number-columns-repeated="2" office:value-type="string">
            <text:p>53.0 %RH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2014-07-22 18:01:13</text:p>
          </table:table-cell>
          <table:table-cell office:value-type="string">
            <text:p>32.016 °C</text:p>
          </table:table-cell>
          <table:table-cell office:value-type="string">
            <text:p>31.971 °C</text:p>
          </table:table-cell>
          <table:table-cell office:value-type="string">
            <text:p>53.3 %RH</text:p>
          </table:table-cell>
          <table:table-cell office:value-type="string">
            <text:p>53.0 %RH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2014-07-22 18:01:43</text:p>
          </table:table-cell>
          <table:table-cell office:value-type="string">
            <text:p>31.968 °C</text:p>
          </table:table-cell>
          <table:table-cell office:value-type="string">
            <text:p>31.923 °C</text:p>
          </table:table-cell>
          <table:table-cell table:number-columns-repeated="2" office:value-type="string">
            <text:p>53.3 %RH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2014-07-22 18:02:13</text:p>
          </table:table-cell>
          <table:table-cell office:value-type="string">
            <text:p>31.921 °C</text:p>
          </table:table-cell>
          <table:table-cell office:value-type="string">
            <text:p>31.876 °C</text:p>
          </table:table-cell>
          <table:table-cell office:value-type="string">
            <text:p>53.5 %RH</text:p>
          </table:table-cell>
          <table:table-cell office:value-type="string">
            <text:p>53.3 %RH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2014-07-22 18:02:43</text:p>
          </table:table-cell>
          <table:table-cell office:value-type="string">
            <text:p>31.872 °C</text:p>
          </table:table-cell>
          <table:table-cell office:value-type="string">
            <text:p>31.829 °C</text:p>
          </table:table-cell>
          <table:table-cell table:number-columns-repeated="2" office:value-type="string">
            <text:p>53.5 %RH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2014-07-22 18:03:13</text:p>
          </table:table-cell>
          <table:table-cell office:value-type="string">
            <text:p>31.827 °C</text:p>
          </table:table-cell>
          <table:table-cell office:value-type="string">
            <text:p>31.784 °C</text:p>
          </table:table-cell>
          <table:table-cell office:value-type="string">
            <text:p>53.8 %RH</text:p>
          </table:table-cell>
          <table:table-cell office:value-type="string">
            <text:p>53.5 %RH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2014-07-22 18:03:43</text:p>
          </table:table-cell>
          <table:table-cell office:value-type="string">
            <text:p>31.784 °C</text:p>
          </table:table-cell>
          <table:table-cell office:value-type="string">
            <text:p>31.736 °C</text:p>
          </table:table-cell>
          <table:table-cell table:number-columns-repeated="2" office:value-type="string">
            <text:p>53.8 %RH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2014-07-22 18:04:13</text:p>
          </table:table-cell>
          <table:table-cell office:value-type="string">
            <text:p>31.736 °C</text:p>
          </table:table-cell>
          <table:table-cell office:value-type="string">
            <text:p>31.693 °C</text:p>
          </table:table-cell>
          <table:table-cell table:number-columns-repeated="2" office:value-type="string">
            <text:p>53.8 %RH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2014-07-22 18:04:43</text:p>
          </table:table-cell>
          <table:table-cell office:value-type="string">
            <text:p>31.690 °C</text:p>
          </table:table-cell>
          <table:table-cell office:value-type="string">
            <text:p>31.642 °C</text:p>
          </table:table-cell>
          <table:table-cell table:number-columns-repeated="2" office:value-type="string">
            <text:p>53.8 %RH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2014-07-22 18:05:13</text:p>
          </table:table-cell>
          <table:table-cell office:value-type="string">
            <text:p>31.640 °C</text:p>
          </table:table-cell>
          <table:table-cell office:value-type="string">
            <text:p>31.600 °C</text:p>
          </table:table-cell>
          <table:table-cell table:number-columns-repeated="2" office:value-type="string">
            <text:p>54.0 %RH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2014-07-22 18:05:43</text:p>
          </table:table-cell>
          <table:table-cell office:value-type="string">
            <text:p>31.597 °C</text:p>
          </table:table-cell>
          <table:table-cell office:value-type="string">
            <text:p>31.559 °C</text:p>
          </table:table-cell>
          <table:table-cell table:number-columns-repeated="2" office:value-type="string">
            <text:p>54.0 %RH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2014-07-22 18:06:13</text:p>
          </table:table-cell>
          <table:table-cell office:value-type="string">
            <text:p>31.556 °C</text:p>
          </table:table-cell>
          <table:table-cell office:value-type="string">
            <text:p>31.510 °C</text:p>
          </table:table-cell>
          <table:table-cell table:number-columns-repeated="2" office:value-type="string">
            <text:p>54.3 %RH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2014-07-22 18:06:43</text:p>
          </table:table-cell>
          <table:table-cell office:value-type="string">
            <text:p>31.505 °C</text:p>
          </table:table-cell>
          <table:table-cell office:value-type="string">
            <text:p>31.462 °C</text:p>
          </table:table-cell>
          <table:table-cell table:number-columns-repeated="2" office:value-type="string">
            <text:p>54.3 %RH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2014-07-22 18:07:13</text:p>
          </table:table-cell>
          <table:table-cell office:value-type="string">
            <text:p>31.460 °C</text:p>
          </table:table-cell>
          <table:table-cell office:value-type="string">
            <text:p>31.414 °C</text:p>
          </table:table-cell>
          <table:table-cell table:number-columns-repeated="2" office:value-type="string">
            <text:p>54.3 %RH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2014-07-22 18:07:43</text:p>
          </table:table-cell>
          <table:table-cell office:value-type="string">
            <text:p>31.414 °C</text:p>
          </table:table-cell>
          <table:table-cell office:value-type="string">
            <text:p>31.373 °C</text:p>
          </table:table-cell>
          <table:table-cell office:value-type="string">
            <text:p>54.6 %RH</text:p>
          </table:table-cell>
          <table:table-cell office:value-type="string">
            <text:p>54.3 %RH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2014-07-22 18:08:13</text:p>
          </table:table-cell>
          <table:table-cell office:value-type="string">
            <text:p>31.371 °C</text:p>
          </table:table-cell>
          <table:table-cell office:value-type="string">
            <text:p>31.330 °C</text:p>
          </table:table-cell>
          <table:table-cell table:number-columns-repeated="2" office:value-type="string">
            <text:p>54.6 %RH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2014-07-22 18:08:43</text:p>
          </table:table-cell>
          <table:table-cell office:value-type="string">
            <text:p>31.327 °C</text:p>
          </table:table-cell>
          <table:table-cell office:value-type="string">
            <text:p>31.284 °C</text:p>
          </table:table-cell>
          <table:table-cell table:number-columns-repeated="2" office:value-type="string">
            <text:p>54.6 %RH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2014-07-22 18:09:13</text:p>
          </table:table-cell>
          <table:table-cell office:value-type="string">
            <text:p>31.284 °C</text:p>
          </table:table-cell>
          <table:table-cell office:value-type="string">
            <text:p>31.241 °C</text:p>
          </table:table-cell>
          <table:table-cell office:value-type="string">
            <text:p>54.8 %RH</text:p>
          </table:table-cell>
          <table:table-cell office:value-type="string">
            <text:p>54.6 %RH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2014-07-22 18:09:43</text:p>
          </table:table-cell>
          <table:table-cell office:value-type="string">
            <text:p>31.241 °C</text:p>
          </table:table-cell>
          <table:table-cell office:value-type="string">
            <text:p>31.195 °C</text:p>
          </table:table-cell>
          <table:table-cell table:number-columns-repeated="2" office:value-type="string">
            <text:p>54.8 %RH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2014-07-22 18:10:13</text:p>
          </table:table-cell>
          <table:table-cell office:value-type="string">
            <text:p>31.196 °C</text:p>
          </table:table-cell>
          <table:table-cell office:value-type="string">
            <text:p>31.153 °C</text:p>
          </table:table-cell>
          <table:table-cell table:number-columns-repeated="2" office:value-type="string">
            <text:p>54.8 %RH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2014-07-22 18:10:43</text:p>
          </table:table-cell>
          <table:table-cell office:value-type="string">
            <text:p>31.149 °C</text:p>
          </table:table-cell>
          <table:table-cell office:value-type="string">
            <text:p>31.106 °C</text:p>
          </table:table-cell>
          <table:table-cell table:number-columns-repeated="2" office:value-type="string">
            <text:p>54.8 %RH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2014-07-22 18:11:13</text:p>
          </table:table-cell>
          <table:table-cell office:value-type="string">
            <text:p>31.106 °C</text:p>
          </table:table-cell>
          <table:table-cell office:value-type="string">
            <text:p>31.063 °C</text:p>
          </table:table-cell>
          <table:table-cell table:number-columns-repeated="2" office:value-type="string">
            <text:p>55.1 %RH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2014-07-22 18:11:43</text:p>
          </table:table-cell>
          <table:table-cell office:value-type="string">
            <text:p>31.063 °C</text:p>
          </table:table-cell>
          <table:table-cell office:value-type="string">
            <text:p>31.021 °C</text:p>
          </table:table-cell>
          <table:table-cell table:number-columns-repeated="2" office:value-type="string">
            <text:p>55.1 %RH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2014-07-22 18:12:13</text:p>
          </table:table-cell>
          <table:table-cell office:value-type="string">
            <text:p>31.020 °C</text:p>
          </table:table-cell>
          <table:table-cell office:value-type="string">
            <text:p>30.977 °C</text:p>
          </table:table-cell>
          <table:table-cell table:number-columns-repeated="2" office:value-type="string">
            <text:p>55.3 %RH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2014-07-22 18:12:43</text:p>
          </table:table-cell>
          <table:table-cell office:value-type="string">
            <text:p>30.978 °C</text:p>
          </table:table-cell>
          <table:table-cell office:value-type="string">
            <text:p>30.934 °C</text:p>
          </table:table-cell>
          <table:table-cell office:value-type="string">
            <text:p>55.3 %RH</text:p>
          </table:table-cell>
          <table:table-cell office:value-type="string">
            <text:p>55.1 %RH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2014-07-22 18:13:13</text:p>
          </table:table-cell>
          <table:table-cell office:value-type="string">
            <text:p>30.934 °C</text:p>
          </table:table-cell>
          <table:table-cell office:value-type="string">
            <text:p>30.891 °C</text:p>
          </table:table-cell>
          <table:table-cell table:number-columns-repeated="2" office:value-type="string">
            <text:p>55.3 %RH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2014-07-22 18:13:43</text:p>
          </table:table-cell>
          <table:table-cell office:value-type="string">
            <text:p>30.891 °C</text:p>
          </table:table-cell>
          <table:table-cell office:value-type="string">
            <text:p>30.847 °C</text:p>
          </table:table-cell>
          <table:table-cell table:number-columns-repeated="2" office:value-type="string">
            <text:p>55.6 %RH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2014-07-22 18:14:13</text:p>
          </table:table-cell>
          <table:table-cell office:value-type="string">
            <text:p>30.845 °C</text:p>
          </table:table-cell>
          <table:table-cell office:value-type="string">
            <text:p>30.806 °C</text:p>
          </table:table-cell>
          <table:table-cell office:value-type="string">
            <text:p>55.6 %RH</text:p>
          </table:table-cell>
          <table:table-cell office:value-type="string">
            <text:p>55.3 %RH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2014-07-22 18:14:43</text:p>
          </table:table-cell>
          <table:table-cell office:value-type="string">
            <text:p>30.806 °C</text:p>
          </table:table-cell>
          <table:table-cell office:value-type="string">
            <text:p>30.764 °C</text:p>
          </table:table-cell>
          <table:table-cell table:number-columns-repeated="2" office:value-type="string">
            <text:p>55.6 %RH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2014-07-22 18:15:13</text:p>
          </table:table-cell>
          <table:table-cell office:value-type="string">
            <text:p>30.763 °C</text:p>
          </table:table-cell>
          <table:table-cell office:value-type="string">
            <text:p>30.722 °C</text:p>
          </table:table-cell>
          <table:table-cell office:value-type="string">
            <text:p>55.8 %RH</text:p>
          </table:table-cell>
          <table:table-cell office:value-type="string">
            <text:p>55.6 %RH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2014-07-22 18:15:43</text:p>
          </table:table-cell>
          <table:table-cell office:value-type="string">
            <text:p>30.723 °C</text:p>
          </table:table-cell>
          <table:table-cell office:value-type="string">
            <text:p>30.677 °C</text:p>
          </table:table-cell>
          <table:table-cell table:number-columns-repeated="2" office:value-type="string">
            <text:p>55.6 %RH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2014-07-22 18:16:13</text:p>
          </table:table-cell>
          <table:table-cell office:value-type="string">
            <text:p>30.677 °C</text:p>
          </table:table-cell>
          <table:table-cell office:value-type="string">
            <text:p>30.636 °C</text:p>
          </table:table-cell>
          <table:table-cell table:number-columns-repeated="2" office:value-type="string">
            <text:p>55.8 %RH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2014-07-22 18:16:43</text:p>
          </table:table-cell>
          <table:table-cell office:value-type="string">
            <text:p>30.635 °C</text:p>
          </table:table-cell>
          <table:table-cell office:value-type="string">
            <text:p>30.593 °C</text:p>
          </table:table-cell>
          <table:table-cell table:number-columns-repeated="2" office:value-type="string">
            <text:p>55.8 %RH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2014-07-22 18:17:13</text:p>
          </table:table-cell>
          <table:table-cell office:value-type="string">
            <text:p>30.597 °C</text:p>
          </table:table-cell>
          <table:table-cell office:value-type="string">
            <text:p>30.554 °C</text:p>
          </table:table-cell>
          <table:table-cell table:number-columns-repeated="2" office:value-type="string">
            <text:p>55.8 %RH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2014-07-22 18:17:43</text:p>
          </table:table-cell>
          <table:table-cell office:value-type="string">
            <text:p>30.551 °C</text:p>
          </table:table-cell>
          <table:table-cell office:value-type="string">
            <text:p>30.513 °C</text:p>
          </table:table-cell>
          <table:table-cell table:number-columns-repeated="2" office:value-type="string">
            <text:p>56.1 %RH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2014-07-22 18:18:13</text:p>
          </table:table-cell>
          <table:table-cell office:value-type="string">
            <text:p>30.510 °C</text:p>
          </table:table-cell>
          <table:table-cell office:value-type="string">
            <text:p>30.470 °C</text:p>
          </table:table-cell>
          <table:table-cell office:value-type="string">
            <text:p>56.1 %RH</text:p>
          </table:table-cell>
          <table:table-cell office:value-type="string">
            <text:p>55.8 %RH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2014-07-22 18:18:43</text:p>
          </table:table-cell>
          <table:table-cell office:value-type="string">
            <text:p>30.469 °C</text:p>
          </table:table-cell>
          <table:table-cell office:value-type="string">
            <text:p>30.432 °C</text:p>
          </table:table-cell>
          <table:table-cell table:number-columns-repeated="2" office:value-type="string">
            <text:p>56.1 %RH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2014-07-22 18:19:13</text:p>
          </table:table-cell>
          <table:table-cell office:value-type="string">
            <text:p>30.427 °C</text:p>
          </table:table-cell>
          <table:table-cell office:value-type="string">
            <text:p>30.388 °C</text:p>
          </table:table-cell>
          <table:table-cell table:number-columns-repeated="2" office:value-type="string">
            <text:p>56.1 %RH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2014-07-22 18:19:43</text:p>
          </table:table-cell>
          <table:table-cell office:value-type="string">
            <text:p>30.386 °C</text:p>
          </table:table-cell>
          <table:table-cell office:value-type="string">
            <text:p>30.345 °C</text:p>
          </table:table-cell>
          <table:table-cell table:number-columns-repeated="2" office:value-type="string">
            <text:p>56.3 %RH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2014-07-22 18:20:13</text:p>
          </table:table-cell>
          <table:table-cell office:value-type="string">
            <text:p>30.347 °C</text:p>
          </table:table-cell>
          <table:table-cell office:value-type="string">
            <text:p>30.304 °C</text:p>
          </table:table-cell>
          <table:table-cell office:value-type="string">
            <text:p>56.3 %RH</text:p>
          </table:table-cell>
          <table:table-cell office:value-type="string">
            <text:p>56.1 %RH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2014-07-22 18:20:43</text:p>
          </table:table-cell>
          <table:table-cell office:value-type="string">
            <text:p>30.306 °C</text:p>
          </table:table-cell>
          <table:table-cell office:value-type="string">
            <text:p>30.269 °C</text:p>
          </table:table-cell>
          <table:table-cell table:number-columns-repeated="2" office:value-type="string">
            <text:p>56.3 %RH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2014-07-22 18:21:13</text:p>
          </table:table-cell>
          <table:table-cell office:value-type="string">
            <text:p>30.266 °C</text:p>
          </table:table-cell>
          <table:table-cell office:value-type="string">
            <text:p>30.228 °C</text:p>
          </table:table-cell>
          <table:table-cell table:number-columns-repeated="2" office:value-type="string">
            <text:p>56.6 %RH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2014-07-22 18:21:43</text:p>
          </table:table-cell>
          <table:table-cell office:value-type="string">
            <text:p>30.224 °C</text:p>
          </table:table-cell>
          <table:table-cell office:value-type="string">
            <text:p>30.189 °C</text:p>
          </table:table-cell>
          <table:table-cell office:value-type="string">
            <text:p>56.6 %RH</text:p>
          </table:table-cell>
          <table:table-cell office:value-type="string">
            <text:p>56.3 %RH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2014-07-22 18:22:13</text:p>
          </table:table-cell>
          <table:table-cell office:value-type="string">
            <text:p>30.189 °C</text:p>
          </table:table-cell>
          <table:table-cell office:value-type="string">
            <text:p>30.148 °C</text:p>
          </table:table-cell>
          <table:table-cell table:number-columns-repeated="2" office:value-type="string">
            <text:p>56.6 %RH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2014-07-22 18:22:43</text:p>
          </table:table-cell>
          <table:table-cell office:value-type="string">
            <text:p>30.146 °C</text:p>
          </table:table-cell>
          <table:table-cell office:value-type="string">
            <text:p>30.104 °C</text:p>
          </table:table-cell>
          <table:table-cell table:number-columns-repeated="2" office:value-type="string">
            <text:p>56.6 %RH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2014-07-22 18:23:13</text:p>
          </table:table-cell>
          <table:table-cell office:value-type="string">
            <text:p>30.108 °C</text:p>
          </table:table-cell>
          <table:table-cell office:value-type="string">
            <text:p>30.064 °C</text:p>
          </table:table-cell>
          <table:table-cell office:value-type="string">
            <text:p>56.8 %RH</text:p>
          </table:table-cell>
          <table:table-cell office:value-type="string">
            <text:p>56.6 %RH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2014-07-22 18:23:43</text:p>
          </table:table-cell>
          <table:table-cell office:value-type="string">
            <text:p>30.064 °C</text:p>
          </table:table-cell>
          <table:table-cell office:value-type="string">
            <text:p>30.025 °C</text:p>
          </table:table-cell>
          <table:table-cell table:number-columns-repeated="2" office:value-type="string">
            <text:p>56.6 %RH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2014-07-22 18:24:13</text:p>
          </table:table-cell>
          <table:table-cell office:value-type="string">
            <text:p>30.025 °C</text:p>
          </table:table-cell>
          <table:table-cell office:value-type="string">
            <text:p>29.988 °C</text:p>
          </table:table-cell>
          <table:table-cell table:number-columns-repeated="2" office:value-type="string">
            <text:p>56.8 %RH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2014-07-22 18:24:43</text:p>
          </table:table-cell>
          <table:table-cell office:value-type="string">
            <text:p>29.985 °C</text:p>
          </table:table-cell>
          <table:table-cell office:value-type="string">
            <text:p>29.944 °C</text:p>
          </table:table-cell>
          <table:table-cell table:number-columns-repeated="2" office:value-type="string">
            <text:p>56.8 %RH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2014-07-22 18:25:13</text:p>
          </table:table-cell>
          <table:table-cell office:value-type="string">
            <text:p>29.947 °C</text:p>
          </table:table-cell>
          <table:table-cell office:value-type="string">
            <text:p>29.908 °C</text:p>
          </table:table-cell>
          <table:table-cell table:number-columns-repeated="2" office:value-type="string">
            <text:p>56.8 %RH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2014-07-22 18:25:43</text:p>
          </table:table-cell>
          <table:table-cell office:value-type="string">
            <text:p>29.908 °C</text:p>
          </table:table-cell>
          <table:table-cell office:value-type="string">
            <text:p>29.869 °C</text:p>
          </table:table-cell>
          <table:table-cell table:number-columns-repeated="2" office:value-type="string">
            <text:p>57.1 %RH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2014-07-22 18:26:13</text:p>
          </table:table-cell>
          <table:table-cell office:value-type="string">
            <text:p>29.869 °C</text:p>
          </table:table-cell>
          <table:table-cell office:value-type="string">
            <text:p>29.831 °C</text:p>
          </table:table-cell>
          <table:table-cell table:number-columns-repeated="2" office:value-type="string">
            <text:p>57.1 %RH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2014-07-22 18:26:43</text:p>
          </table:table-cell>
          <table:table-cell office:value-type="string">
            <text:p>29.831 °C</text:p>
          </table:table-cell>
          <table:table-cell office:value-type="string">
            <text:p>29.791 °C</text:p>
          </table:table-cell>
          <table:table-cell table:number-columns-repeated="2" office:value-type="string">
            <text:p>57.1 %RH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2014-07-22 18:27:13</text:p>
          </table:table-cell>
          <table:table-cell office:value-type="string">
            <text:p>29.793 °C</text:p>
          </table:table-cell>
          <table:table-cell office:value-type="string">
            <text:p>29.752 °C</text:p>
          </table:table-cell>
          <table:table-cell table:number-columns-repeated="2" office:value-type="string">
            <text:p>57.1 %RH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2014-07-22 18:27:43</text:p>
          </table:table-cell>
          <table:table-cell office:value-type="string">
            <text:p>29.755 °C</text:p>
          </table:table-cell>
          <table:table-cell office:value-type="string">
            <text:p>29.713 °C</text:p>
          </table:table-cell>
          <table:table-cell table:number-columns-repeated="2" office:value-type="string">
            <text:p>57.3 %RH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2014-07-22 18:28:13</text:p>
          </table:table-cell>
          <table:table-cell office:value-type="string">
            <text:p>29.714 °C</text:p>
          </table:table-cell>
          <table:table-cell office:value-type="string">
            <text:p>29.676 °C</text:p>
          </table:table-cell>
          <table:table-cell office:value-type="string">
            <text:p>57.3 %RH</text:p>
          </table:table-cell>
          <table:table-cell office:value-type="string">
            <text:p>57.1 %RH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2014-07-22 18:28:43</text:p>
          </table:table-cell>
          <table:table-cell office:value-type="string">
            <text:p>29.675 °C</text:p>
          </table:table-cell>
          <table:table-cell office:value-type="string">
            <text:p>29.636 °C</text:p>
          </table:table-cell>
          <table:table-cell table:number-columns-repeated="2" office:value-type="string">
            <text:p>57.3 %RH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2014-07-22 18:29:13</text:p>
          </table:table-cell>
          <table:table-cell office:value-type="string">
            <text:p>29.639 °C</text:p>
          </table:table-cell>
          <table:table-cell office:value-type="string">
            <text:p>29.602 °C</text:p>
          </table:table-cell>
          <table:table-cell table:number-columns-repeated="2" office:value-type="string">
            <text:p>57.3 %RH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2014-07-22 18:29:43</text:p>
          </table:table-cell>
          <table:table-cell office:value-type="string">
            <text:p>29.599 °C</text:p>
          </table:table-cell>
          <table:table-cell office:value-type="string">
            <text:p>29.559 °C</text:p>
          </table:table-cell>
          <table:table-cell table:number-columns-repeated="2" office:value-type="string">
            <text:p>57.6 %RH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2014-07-22 18:30:13</text:p>
          </table:table-cell>
          <table:table-cell office:value-type="string">
            <text:p>29.565 °C</text:p>
          </table:table-cell>
          <table:table-cell office:value-type="string">
            <text:p>29.524 °C</text:p>
          </table:table-cell>
          <table:table-cell office:value-type="string">
            <text:p>57.6 %RH</text:p>
          </table:table-cell>
          <table:table-cell office:value-type="string">
            <text:p>57.3 %RH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2014-07-22 18:30:43</text:p>
          </table:table-cell>
          <table:table-cell office:value-type="string">
            <text:p>29.527 °C</text:p>
          </table:table-cell>
          <table:table-cell office:value-type="string">
            <text:p>29.488 °C</text:p>
          </table:table-cell>
          <table:table-cell table:number-columns-repeated="2" office:value-type="string">
            <text:p>57.6 %RH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2014-07-22 18:31:13</text:p>
          </table:table-cell>
          <table:table-cell office:value-type="string">
            <text:p>29.486 °C</text:p>
          </table:table-cell>
          <table:table-cell office:value-type="string">
            <text:p>29.450 °C</text:p>
          </table:table-cell>
          <table:table-cell table:number-columns-repeated="2" office:value-type="string">
            <text:p>57.8 %RH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2014-07-22 18:31:43</text:p>
          </table:table-cell>
          <table:table-cell office:value-type="string">
            <text:p>29.451 °C</text:p>
          </table:table-cell>
          <table:table-cell office:value-type="string">
            <text:p>29.414 °C</text:p>
          </table:table-cell>
          <table:table-cell office:value-type="string">
            <text:p>57.8 %RH</text:p>
          </table:table-cell>
          <table:table-cell office:value-type="string">
            <text:p>57.6 %RH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2014-07-22 18:32:13</text:p>
          </table:table-cell>
          <table:table-cell office:value-type="string">
            <text:p>29.412 °C</text:p>
          </table:table-cell>
          <table:table-cell office:value-type="string">
            <text:p>29.381 °C</text:p>
          </table:table-cell>
          <table:table-cell table:number-columns-repeated="2" office:value-type="string">
            <text:p>57.6 %RH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2014-07-22 18:32:43</text:p>
          </table:table-cell>
          <table:table-cell office:value-type="string">
            <text:p>29.376 °C</text:p>
          </table:table-cell>
          <table:table-cell office:value-type="string">
            <text:p>29.344 °C</text:p>
          </table:table-cell>
          <table:table-cell table:number-columns-repeated="2" office:value-type="string">
            <text:p>57.8 %RH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2014-07-22 18:33:13</text:p>
          </table:table-cell>
          <table:table-cell office:value-type="string">
            <text:p>29.340 °C</text:p>
          </table:table-cell>
          <table:table-cell office:value-type="string">
            <text:p>29.305 °C</text:p>
          </table:table-cell>
          <table:table-cell table:number-columns-repeated="2" office:value-type="string">
            <text:p>57.8 %RH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2014-07-22 18:33:43</text:p>
          </table:table-cell>
          <table:table-cell office:value-type="string">
            <text:p>29.304 °C</text:p>
          </table:table-cell>
          <table:table-cell office:value-type="string">
            <text:p>29.274 °C</text:p>
          </table:table-cell>
          <table:table-cell table:number-columns-repeated="2" office:value-type="string">
            <text:p>57.8 %RH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2014-07-22 18:34:13</text:p>
          </table:table-cell>
          <table:table-cell office:value-type="string">
            <text:p>29.268 °C</text:p>
          </table:table-cell>
          <table:table-cell office:value-type="string">
            <text:p>29.236 °C</text:p>
          </table:table-cell>
          <table:table-cell office:value-type="string">
            <text:p>58.1 %RH</text:p>
          </table:table-cell>
          <table:table-cell office:value-type="string">
            <text:p>57.8 %RH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2014-07-22 18:34:43</text:p>
          </table:table-cell>
          <table:table-cell office:value-type="string">
            <text:p>29.233 °C</text:p>
          </table:table-cell>
          <table:table-cell office:value-type="string">
            <text:p>29.201 °C</text:p>
          </table:table-cell>
          <table:table-cell office:value-type="string">
            <text:p>58.1 %RH</text:p>
          </table:table-cell>
          <table:table-cell office:value-type="string">
            <text:p>57.8 %RH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2014-07-22 18:35:13</text:p>
          </table:table-cell>
          <table:table-cell office:value-type="string">
            <text:p>29.200 °C</text:p>
          </table:table-cell>
          <table:table-cell office:value-type="string">
            <text:p>29.152 °C</text:p>
          </table:table-cell>
          <table:table-cell table:number-columns-repeated="2" office:value-type="string">
            <text:p>58.1 %RH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2014-07-22 18:35:43</text:p>
          </table:table-cell>
          <table:table-cell office:value-type="string">
            <text:p>29.164 °C</text:p>
          </table:table-cell>
          <table:table-cell office:value-type="string">
            <text:p>29.129 °C</text:p>
          </table:table-cell>
          <table:table-cell table:number-columns-repeated="2" office:value-type="string">
            <text:p>58.1 %RH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2014-07-22 18:36:13</text:p>
          </table:table-cell>
          <table:table-cell office:value-type="string">
            <text:p>29.126 °C</text:p>
          </table:table-cell>
          <table:table-cell office:value-type="string">
            <text:p>29.093 °C</text:p>
          </table:table-cell>
          <table:table-cell table:number-columns-repeated="2" office:value-type="string">
            <text:p>58.1 %RH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2014-07-22 18:36:43</text:p>
          </table:table-cell>
          <table:table-cell office:value-type="string">
            <text:p>29.093 °C</text:p>
          </table:table-cell>
          <table:table-cell office:value-type="string">
            <text:p>29.054 °C</text:p>
          </table:table-cell>
          <table:table-cell table:number-columns-repeated="2" office:value-type="string">
            <text:p>58.3 %RH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2014-07-22 18:37:13</text:p>
          </table:table-cell>
          <table:table-cell office:value-type="string">
            <text:p>29.055 °C</text:p>
          </table:table-cell>
          <table:table-cell office:value-type="string">
            <text:p>29.021 °C</text:p>
          </table:table-cell>
          <table:table-cell office:value-type="string">
            <text:p>58.3 %RH</text:p>
          </table:table-cell>
          <table:table-cell office:value-type="string">
            <text:p>58.1 %RH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2014-07-22 18:37:43</text:p>
          </table:table-cell>
          <table:table-cell office:value-type="string">
            <text:p>29.021 °C</text:p>
          </table:table-cell>
          <table:table-cell office:value-type="string">
            <text:p>28.985 °C</text:p>
          </table:table-cell>
          <table:table-cell table:number-columns-repeated="2" office:value-type="string">
            <text:p>58.3 %RH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2014-07-22 18:38:13</text:p>
          </table:table-cell>
          <table:table-cell office:value-type="string">
            <text:p>28.983 °C</text:p>
          </table:table-cell>
          <table:table-cell office:value-type="string">
            <text:p>28.950 °C</text:p>
          </table:table-cell>
          <table:table-cell table:number-columns-repeated="2" office:value-type="string">
            <text:p>58.6 %RH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2014-07-22 18:38:43</text:p>
          </table:table-cell>
          <table:table-cell office:value-type="string">
            <text:p>28.949 °C</text:p>
          </table:table-cell>
          <table:table-cell office:value-type="string">
            <text:p>28.914 °C</text:p>
          </table:table-cell>
          <table:table-cell table:number-columns-repeated="2" office:value-type="string">
            <text:p>58.6 %RH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2014-07-22 18:39:13</text:p>
          </table:table-cell>
          <table:table-cell office:value-type="string">
            <text:p>28.917 °C</text:p>
          </table:table-cell>
          <table:table-cell office:value-type="string">
            <text:p>28.883 °C</text:p>
          </table:table-cell>
          <table:table-cell office:value-type="string">
            <text:p>58.6 %RH</text:p>
          </table:table-cell>
          <table:table-cell office:value-type="string">
            <text:p>58.3 %RH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2014-07-22 18:39:43</text:p>
          </table:table-cell>
          <table:table-cell office:value-type="string">
            <text:p>28.883 °C</text:p>
          </table:table-cell>
          <table:table-cell office:value-type="string">
            <text:p>28.847 °C</text:p>
          </table:table-cell>
          <table:table-cell table:number-columns-repeated="2" office:value-type="string">
            <text:p>58.6 %RH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2014-07-22 18:40:13</text:p>
          </table:table-cell>
          <table:table-cell office:value-type="string">
            <text:p>28.850 °C</text:p>
          </table:table-cell>
          <table:table-cell office:value-type="string">
            <text:p>28.815 °C</text:p>
          </table:table-cell>
          <table:table-cell table:number-columns-repeated="2" office:value-type="string">
            <text:p>58.9 %RH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2014-07-22 18:40:43</text:p>
          </table:table-cell>
          <table:table-cell office:value-type="string">
            <text:p>28.816 °C</text:p>
          </table:table-cell>
          <table:table-cell office:value-type="string">
            <text:p>28.780 °C</text:p>
          </table:table-cell>
          <table:table-cell table:number-columns-repeated="2" office:value-type="string">
            <text:p>58.9 %RH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2014-07-22 18:41:13</text:p>
          </table:table-cell>
          <table:table-cell office:value-type="string">
            <text:p>28.780 °C</text:p>
          </table:table-cell>
          <table:table-cell office:value-type="string">
            <text:p>28.746 °C</text:p>
          </table:table-cell>
          <table:table-cell table:number-columns-repeated="2" office:value-type="string">
            <text:p>58.6 %RH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2014-07-22 18:41:43</text:p>
          </table:table-cell>
          <table:table-cell office:value-type="string">
            <text:p>28.746 °C</text:p>
          </table:table-cell>
          <table:table-cell office:value-type="string">
            <text:p>28.710 °C</text:p>
          </table:table-cell>
          <table:table-cell table:number-columns-repeated="2" office:value-type="string">
            <text:p>58.9 %RH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2014-07-22 18:42:13</text:p>
          </table:table-cell>
          <table:table-cell office:value-type="string">
            <text:p>28.712 °C</text:p>
          </table:table-cell>
          <table:table-cell office:value-type="string">
            <text:p>28.683 °C</text:p>
          </table:table-cell>
          <table:table-cell table:number-columns-repeated="2" office:value-type="string">
            <text:p>58.9 %RH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2014-07-22 18:42:43</text:p>
          </table:table-cell>
          <table:table-cell office:value-type="string">
            <text:p>28.680 °C</text:p>
          </table:table-cell>
          <table:table-cell office:value-type="string">
            <text:p>28.644 °C</text:p>
          </table:table-cell>
          <table:table-cell office:value-type="string">
            <text:p>59.1 %RH</text:p>
          </table:table-cell>
          <table:table-cell office:value-type="string">
            <text:p>58.9 %RH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2014-07-22 18:43:13</text:p>
          </table:table-cell>
          <table:table-cell office:value-type="string">
            <text:p>28.643 °C</text:p>
          </table:table-cell>
          <table:table-cell office:value-type="string">
            <text:p>28.613 °C</text:p>
          </table:table-cell>
          <table:table-cell office:value-type="string">
            <text:p>59.1 %RH</text:p>
          </table:table-cell>
          <table:table-cell office:value-type="string">
            <text:p>58.9 %RH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2014-07-22 18:43:43</text:p>
          </table:table-cell>
          <table:table-cell office:value-type="string">
            <text:p>28.611 °C</text:p>
          </table:table-cell>
          <table:table-cell office:value-type="string">
            <text:p>28.581 °C</text:p>
          </table:table-cell>
          <table:table-cell table:number-columns-repeated="2" office:value-type="string">
            <text:p>59.1 %RH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2014-07-22 18:44:13</text:p>
          </table:table-cell>
          <table:table-cell office:value-type="string">
            <text:p>28.581 °C</text:p>
          </table:table-cell>
          <table:table-cell office:value-type="string">
            <text:p>28.548 °C</text:p>
          </table:table-cell>
          <table:table-cell table:number-columns-repeated="2" office:value-type="string">
            <text:p>59.1 %RH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2014-07-22 18:44:43</text:p>
          </table:table-cell>
          <table:table-cell office:value-type="string">
            <text:p>28.545 °C</text:p>
          </table:table-cell>
          <table:table-cell office:value-type="string">
            <text:p>28.512 °C</text:p>
          </table:table-cell>
          <table:table-cell office:value-type="string">
            <text:p>59.1 %RH</text:p>
          </table:table-cell>
          <table:table-cell office:value-type="string">
            <text:p>58.9 %RH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2014-07-22 18:45:13</text:p>
          </table:table-cell>
          <table:table-cell office:value-type="string">
            <text:p>28.512 °C</text:p>
          </table:table-cell>
          <table:table-cell office:value-type="string">
            <text:p>28.484 °C</text:p>
          </table:table-cell>
          <table:table-cell table:number-columns-repeated="2" office:value-type="string">
            <text:p>59.1 %RH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2014-07-22 18:45:43</text:p>
          </table:table-cell>
          <table:table-cell office:value-type="string">
            <text:p>28.482 °C</text:p>
          </table:table-cell>
          <table:table-cell office:value-type="string">
            <text:p>28.451 °C</text:p>
          </table:table-cell>
          <table:table-cell table:number-columns-repeated="2" office:value-type="string">
            <text:p>59.4 %RH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2014-07-22 18:46:13</text:p>
          </table:table-cell>
          <table:table-cell office:value-type="string">
            <text:p>28.449 °C</text:p>
          </table:table-cell>
          <table:table-cell office:value-type="string">
            <text:p>28.418 °C</text:p>
          </table:table-cell>
          <table:table-cell table:number-columns-repeated="2" office:value-type="string">
            <text:p>59.4 %RH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2014-07-22 18:46:43</text:p>
          </table:table-cell>
          <table:table-cell office:value-type="string">
            <text:p>28.418 °C</text:p>
          </table:table-cell>
          <table:table-cell office:value-type="string">
            <text:p>28.390 °C</text:p>
          </table:table-cell>
          <table:table-cell table:number-columns-repeated="2" office:value-type="string">
            <text:p>59.4 %RH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2014-07-22 18:47:13</text:p>
          </table:table-cell>
          <table:table-cell office:value-type="string">
            <text:p>28.387 °C</text:p>
          </table:table-cell>
          <table:table-cell office:value-type="string">
            <text:p>28.355 °C</text:p>
          </table:table-cell>
          <table:table-cell table:number-columns-repeated="2" office:value-type="string">
            <text:p>59.4 %RH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2014-07-22 18:47:43</text:p>
          </table:table-cell>
          <table:table-cell office:value-type="string">
            <text:p>28.352 °C</text:p>
          </table:table-cell>
          <table:table-cell office:value-type="string">
            <text:p>28.324 °C</text:p>
          </table:table-cell>
          <table:table-cell table:number-columns-repeated="2" office:value-type="string">
            <text:p>59.4 %RH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2014-07-22 18:48:13</text:p>
          </table:table-cell>
          <table:table-cell office:value-type="string">
            <text:p>28.321 °C</text:p>
          </table:table-cell>
          <table:table-cell office:value-type="string">
            <text:p>28.291 °C</text:p>
          </table:table-cell>
          <table:table-cell office:value-type="string">
            <text:p>59.6 %RH</text:p>
          </table:table-cell>
          <table:table-cell office:value-type="string">
            <text:p>59.4 %RH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2014-07-22 18:48:43</text:p>
          </table:table-cell>
          <table:table-cell office:value-type="string">
            <text:p>28.289 °C</text:p>
          </table:table-cell>
          <table:table-cell office:value-type="string">
            <text:p>28.258 °C</text:p>
          </table:table-cell>
          <table:table-cell table:number-columns-repeated="2" office:value-type="string">
            <text:p>59.4 %RH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2014-07-22 18:49:13</text:p>
          </table:table-cell>
          <table:table-cell office:value-type="string">
            <text:p>28.258 °C</text:p>
          </table:table-cell>
          <table:table-cell office:value-type="string">
            <text:p>28.230 °C</text:p>
          </table:table-cell>
          <table:table-cell table:number-columns-repeated="2" office:value-type="string">
            <text:p>59.6 %RH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2014-07-22 18:49:43</text:p>
          </table:table-cell>
          <table:table-cell office:value-type="string">
            <text:p>28.228 °C</text:p>
          </table:table-cell>
          <table:table-cell office:value-type="string">
            <text:p>28.195 °C</text:p>
          </table:table-cell>
          <table:table-cell table:number-columns-repeated="2" office:value-type="string">
            <text:p>59.6 %RH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2014-07-22 18:50:13</text:p>
          </table:table-cell>
          <table:table-cell office:value-type="string">
            <text:p>28.194 °C</text:p>
          </table:table-cell>
          <table:table-cell office:value-type="string">
            <text:p>28.163 °C</text:p>
          </table:table-cell>
          <table:table-cell office:value-type="string">
            <text:p>59.9 %RH</text:p>
          </table:table-cell>
          <table:table-cell office:value-type="string">
            <text:p>59.6 %RH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2014-07-22 18:50:43</text:p>
          </table:table-cell>
          <table:table-cell office:value-type="string">
            <text:p>28.164 °C</text:p>
          </table:table-cell>
          <table:table-cell office:value-type="string">
            <text:p>28.136 °C</text:p>
          </table:table-cell>
          <table:table-cell table:number-columns-repeated="2" office:value-type="string">
            <text:p>59.6 %RH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2014-07-22 18:51:13</text:p>
          </table:table-cell>
          <table:table-cell office:value-type="string">
            <text:p>28.136 °C</text:p>
          </table:table-cell>
          <table:table-cell office:value-type="string">
            <text:p>28.103 °C</text:p>
          </table:table-cell>
          <table:table-cell office:value-type="string">
            <text:p>59.9 %RH</text:p>
          </table:table-cell>
          <table:table-cell office:value-type="string">
            <text:p>59.6 %RH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2014-07-22 18:51:43</text:p>
          </table:table-cell>
          <table:table-cell office:value-type="string">
            <text:p>28.104 °C</text:p>
          </table:table-cell>
          <table:table-cell office:value-type="string">
            <text:p>28.073 °C</text:p>
          </table:table-cell>
          <table:table-cell table:number-columns-repeated="2" office:value-type="string">
            <text:p>59.9 %RH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2014-07-22 18:52:13</text:p>
          </table:table-cell>
          <table:table-cell office:value-type="string">
            <text:p>28.075 °C</text:p>
          </table:table-cell>
          <table:table-cell office:value-type="string">
            <text:p>28.042 °C</text:p>
          </table:table-cell>
          <table:table-cell table:number-columns-repeated="2" office:value-type="string">
            <text:p>59.9 %RH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2014-07-22 18:52:43</text:p>
          </table:table-cell>
          <table:table-cell office:value-type="string">
            <text:p>28.043 °C</text:p>
          </table:table-cell>
          <table:table-cell office:value-type="string">
            <text:p>28.013 °C</text:p>
          </table:table-cell>
          <table:table-cell office:value-type="string">
            <text:p>60.2 %RH</text:p>
          </table:table-cell>
          <table:table-cell office:value-type="string">
            <text:p>59.9 %RH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2014-07-22 18:53:13</text:p>
          </table:table-cell>
          <table:table-cell office:value-type="string">
            <text:p>28.013 °C</text:p>
          </table:table-cell>
          <table:table-cell office:value-type="string">
            <text:p>27.985 °C</text:p>
          </table:table-cell>
          <table:table-cell table:number-columns-repeated="2" office:value-type="string">
            <text:p>59.9 %RH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2014-07-22 18:53:43</text:p>
          </table:table-cell>
          <table:table-cell office:value-type="string">
            <text:p>27.985 °C</text:p>
          </table:table-cell>
          <table:table-cell office:value-type="string">
            <text:p>27.952 °C</text:p>
          </table:table-cell>
          <table:table-cell table:number-columns-repeated="2" office:value-type="string">
            <text:p>60.2 %RH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2014-07-22 18:54:13</text:p>
          </table:table-cell>
          <table:table-cell office:value-type="string">
            <text:p>27.951 °C</text:p>
          </table:table-cell>
          <table:table-cell office:value-type="string">
            <text:p>27.924 °C</text:p>
          </table:table-cell>
          <table:table-cell table:number-columns-repeated="2" office:value-type="string">
            <text:p>60.2 %RH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2014-07-22 18:54:43</text:p>
          </table:table-cell>
          <table:table-cell office:value-type="string">
            <text:p>27.924 °C</text:p>
          </table:table-cell>
          <table:table-cell office:value-type="string">
            <text:p>27.893 °C</text:p>
          </table:table-cell>
          <table:table-cell table:number-columns-repeated="2" office:value-type="string">
            <text:p>60.2 %RH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2014-07-22 18:55:13</text:p>
          </table:table-cell>
          <table:table-cell office:value-type="string">
            <text:p>27.893 °C</text:p>
          </table:table-cell>
          <table:table-cell office:value-type="string">
            <text:p>27.863 °C</text:p>
          </table:table-cell>
          <table:table-cell table:number-columns-repeated="2" office:value-type="string">
            <text:p>60.2 %RH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2014-07-22 18:55:43</text:p>
          </table:table-cell>
          <table:table-cell office:value-type="string">
            <text:p>27.864 °C</text:p>
          </table:table-cell>
          <table:table-cell office:value-type="string">
            <text:p>27.838 °C</text:p>
          </table:table-cell>
          <table:table-cell table:number-columns-repeated="2" office:value-type="string">
            <text:p>60.2 %RH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2014-07-22 18:56:13</text:p>
          </table:table-cell>
          <table:table-cell office:value-type="string">
            <text:p>27.835 °C</text:p>
          </table:table-cell>
          <table:table-cell office:value-type="string">
            <text:p>27.806 °C</text:p>
          </table:table-cell>
          <table:table-cell table:number-columns-repeated="2" office:value-type="string">
            <text:p>60.2 %RH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2014-07-22 18:56:43</text:p>
          </table:table-cell>
          <table:table-cell office:value-type="string">
            <text:p>27.805 °C</text:p>
          </table:table-cell>
          <table:table-cell office:value-type="string">
            <text:p>27.777 °C</text:p>
          </table:table-cell>
          <table:table-cell table:number-columns-repeated="2" office:value-type="string">
            <text:p>60.4 %RH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2014-07-22 18:57:13</text:p>
          </table:table-cell>
          <table:table-cell office:value-type="string">
            <text:p>27.774 °C</text:p>
          </table:table-cell>
          <table:table-cell office:value-type="string">
            <text:p>27.747 °C</text:p>
          </table:table-cell>
          <table:table-cell office:value-type="string">
            <text:p>60.4 %RH</text:p>
          </table:table-cell>
          <table:table-cell office:value-type="string">
            <text:p>60.2 %RH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2014-07-22 18:57:43</text:p>
          </table:table-cell>
          <table:table-cell office:value-type="string">
            <text:p>27.744 °C</text:p>
          </table:table-cell>
          <table:table-cell office:value-type="string">
            <text:p>27.719 °C</text:p>
          </table:table-cell>
          <table:table-cell table:number-columns-repeated="2" office:value-type="string">
            <text:p>60.4 %RH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2014-07-22 18:58:13</text:p>
          </table:table-cell>
          <table:table-cell office:value-type="string">
            <text:p>27.717 °C</text:p>
          </table:table-cell>
          <table:table-cell office:value-type="string">
            <text:p>27.692 °C</text:p>
          </table:table-cell>
          <table:table-cell table:number-columns-repeated="2" office:value-type="string">
            <text:p>60.4 %RH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2014-07-22 18:58:43</text:p>
          </table:table-cell>
          <table:table-cell office:value-type="string">
            <text:p>27.690 °C</text:p>
          </table:table-cell>
          <table:table-cell office:value-type="string">
            <text:p>27.656 °C</text:p>
          </table:table-cell>
          <table:table-cell table:number-columns-repeated="2" office:value-type="string">
            <text:p>60.7 %RH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2014-07-22 18:59:13</text:p>
          </table:table-cell>
          <table:table-cell office:value-type="string">
            <text:p>27.664 °C</text:p>
          </table:table-cell>
          <table:table-cell office:value-type="string">
            <text:p>27.634 °C</text:p>
          </table:table-cell>
          <table:table-cell table:number-columns-repeated="2" office:value-type="string">
            <text:p>60.7 %RH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2014-07-22 18:59:43</text:p>
          </table:table-cell>
          <table:table-cell office:value-type="string">
            <text:p>27.631 °C</text:p>
          </table:table-cell>
          <table:table-cell office:value-type="string">
            <text:p>27.603 °C</text:p>
          </table:table-cell>
          <table:table-cell office:value-type="string">
            <text:p>60.7 %RH</text:p>
          </table:table-cell>
          <table:table-cell office:value-type="string">
            <text:p>60.4 %RH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2014-07-22 19:00:13</text:p>
          </table:table-cell>
          <table:table-cell office:value-type="string">
            <text:p>27.604 °C</text:p>
          </table:table-cell>
          <table:table-cell office:value-type="string">
            <text:p>27.574 °C</text:p>
          </table:table-cell>
          <table:table-cell table:number-columns-repeated="2" office:value-type="string">
            <text:p>60.7 %RH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2014-07-22 19:00:43</text:p>
          </table:table-cell>
          <table:table-cell office:value-type="string">
            <text:p>27.576 °C</text:p>
          </table:table-cell>
          <table:table-cell office:value-type="string">
            <text:p>27.545 °C</text:p>
          </table:table-cell>
          <table:table-cell table:number-columns-repeated="2" office:value-type="string">
            <text:p>60.7 %RH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2014-07-22 19:01:13</text:p>
          </table:table-cell>
          <table:table-cell office:value-type="string">
            <text:p>27.546 °C</text:p>
          </table:table-cell>
          <table:table-cell office:value-type="string">
            <text:p>27.521 °C</text:p>
          </table:table-cell>
          <table:table-cell table:number-columns-repeated="2" office:value-type="string">
            <text:p>60.7 %RH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2014-07-22 19:01:43</text:p>
          </table:table-cell>
          <table:table-cell office:value-type="string">
            <text:p>27.518 °C</text:p>
          </table:table-cell>
          <table:table-cell office:value-type="string">
            <text:p>27.494 °C</text:p>
          </table:table-cell>
          <table:table-cell office:value-type="string">
            <text:p>61.0 %RH</text:p>
          </table:table-cell>
          <table:table-cell office:value-type="string">
            <text:p>60.7 %RH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2014-07-22 19:02:13</text:p>
          </table:table-cell>
          <table:table-cell office:value-type="string">
            <text:p>27.491 °C</text:p>
          </table:table-cell>
          <table:table-cell office:value-type="string">
            <text:p>27.466 °C</text:p>
          </table:table-cell>
          <table:table-cell table:number-columns-repeated="2" office:value-type="string">
            <text:p>60.7 %RH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2014-07-22 19:02:43</text:p>
          </table:table-cell>
          <table:table-cell office:value-type="string">
            <text:p>27.466 °C</text:p>
          </table:table-cell>
          <table:table-cell office:value-type="string">
            <text:p>27.436 °C</text:p>
          </table:table-cell>
          <table:table-cell table:number-columns-repeated="2" office:value-type="string">
            <text:p>61.0 %RH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2014-07-22 19:03:13</text:p>
          </table:table-cell>
          <table:table-cell office:value-type="string">
            <text:p>27.436 °C</text:p>
          </table:table-cell>
          <table:table-cell office:value-type="string">
            <text:p>27.413 °C</text:p>
          </table:table-cell>
          <table:table-cell table:number-columns-repeated="2" office:value-type="string">
            <text:p>61.0 %RH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2014-07-22 19:03:43</text:p>
          </table:table-cell>
          <table:table-cell office:value-type="string">
            <text:p>27.411 °C</text:p>
          </table:table-cell>
          <table:table-cell office:value-type="string">
            <text:p>27.381 °C</text:p>
          </table:table-cell>
          <table:table-cell office:value-type="string">
            <text:p>61.2 %RH</text:p>
          </table:table-cell>
          <table:table-cell office:value-type="string">
            <text:p>61.0 %RH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2014-07-22 19:04:13</text:p>
          </table:table-cell>
          <table:table-cell office:value-type="string">
            <text:p>27.384 °C</text:p>
          </table:table-cell>
          <table:table-cell office:value-type="string">
            <text:p>27.356 °C</text:p>
          </table:table-cell>
          <table:table-cell office:value-type="string">
            <text:p>61.2 %RH</text:p>
          </table:table-cell>
          <table:table-cell office:value-type="string">
            <text:p>61.0 %RH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2014-07-22 19:04:43</text:p>
          </table:table-cell>
          <table:table-cell office:value-type="string">
            <text:p>27.355 °C</text:p>
          </table:table-cell>
          <table:table-cell office:value-type="string">
            <text:p>27.325 °C</text:p>
          </table:table-cell>
          <table:table-cell table:number-columns-repeated="2" office:value-type="string">
            <text:p>61.0 %RH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2014-07-22 19:05:13</text:p>
          </table:table-cell>
          <table:table-cell office:value-type="string">
            <text:p>27.328 °C</text:p>
          </table:table-cell>
          <table:table-cell office:value-type="string">
            <text:p>27.306 °C</text:p>
          </table:table-cell>
          <table:table-cell table:number-columns-repeated="2" office:value-type="string">
            <text:p>61.2 %RH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2014-07-22 19:05:43</text:p>
          </table:table-cell>
          <table:table-cell office:value-type="string">
            <text:p>27.304 °C</text:p>
          </table:table-cell>
          <table:table-cell office:value-type="string">
            <text:p>27.272 °C</text:p>
          </table:table-cell>
          <table:table-cell office:value-type="string">
            <text:p>61.2 %RH</text:p>
          </table:table-cell>
          <table:table-cell office:value-type="string">
            <text:p>61.0 %RH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2014-07-22 19:06:13</text:p>
          </table:table-cell>
          <table:table-cell office:value-type="string">
            <text:p>27.276 °C</text:p>
          </table:table-cell>
          <table:table-cell office:value-type="string">
            <text:p>27.249 °C</text:p>
          </table:table-cell>
          <table:table-cell table:number-columns-repeated="2" office:value-type="string">
            <text:p>61.2 %RH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2014-07-22 19:06:43</text:p>
          </table:table-cell>
          <table:table-cell office:value-type="string">
            <text:p>27.249 °C</text:p>
          </table:table-cell>
          <table:table-cell office:value-type="string">
            <text:p>27.226 °C</text:p>
          </table:table-cell>
          <table:table-cell table:number-columns-repeated="2" office:value-type="string">
            <text:p>61.2 %RH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2014-07-22 19:07:13</text:p>
          </table:table-cell>
          <table:table-cell office:value-type="string">
            <text:p>27.223 °C</text:p>
          </table:table-cell>
          <table:table-cell office:value-type="string">
            <text:p>27.198 °C</text:p>
          </table:table-cell>
          <table:table-cell table:number-columns-repeated="2" office:value-type="string">
            <text:p>61.5 %RH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2014-07-22 19:07:43</text:p>
          </table:table-cell>
          <table:table-cell office:value-type="string">
            <text:p>27.198 °C</text:p>
          </table:table-cell>
          <table:table-cell office:value-type="string">
            <text:p>27.172 °C</text:p>
          </table:table-cell>
          <table:table-cell table:number-columns-repeated="2" office:value-type="string">
            <text:p>61.5 %RH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2014-07-22 19:08:13</text:p>
          </table:table-cell>
          <table:table-cell office:value-type="string">
            <text:p>27.172 °C</text:p>
          </table:table-cell>
          <table:table-cell office:value-type="string">
            <text:p>27.146 °C</text:p>
          </table:table-cell>
          <table:table-cell table:number-columns-repeated="2" office:value-type="string">
            <text:p>61.5 %RH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2014-07-22 19:08:43</text:p>
          </table:table-cell>
          <table:table-cell office:value-type="string">
            <text:p>27.147 °C</text:p>
          </table:table-cell>
          <table:table-cell office:value-type="string">
            <text:p>27.123 °C</text:p>
          </table:table-cell>
          <table:table-cell table:number-columns-repeated="2" office:value-type="string">
            <text:p>61.5 %RH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2014-07-22 19:09:13</text:p>
          </table:table-cell>
          <table:table-cell office:value-type="string">
            <text:p>27.122 °C</text:p>
          </table:table-cell>
          <table:table-cell office:value-type="string">
            <text:p>27.094 °C</text:p>
          </table:table-cell>
          <table:table-cell table:number-columns-repeated="2" office:value-type="string">
            <text:p>61.5 %RH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2014-07-22 19:09:43</text:p>
          </table:table-cell>
          <table:table-cell office:value-type="string">
            <text:p>27.095 °C</text:p>
          </table:table-cell>
          <table:table-cell office:value-type="string">
            <text:p>27.073 °C</text:p>
          </table:table-cell>
          <table:table-cell table:number-columns-repeated="2" office:value-type="string">
            <text:p>61.8 %RH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2014-07-22 19:10:13</text:p>
          </table:table-cell>
          <table:table-cell office:value-type="string">
            <text:p>27.069 °C</text:p>
          </table:table-cell>
          <table:table-cell office:value-type="string">
            <text:p>27.045 °C</text:p>
          </table:table-cell>
          <table:table-cell office:value-type="string">
            <text:p>61.8 %RH</text:p>
          </table:table-cell>
          <table:table-cell office:value-type="string">
            <text:p>61.5 %RH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2014-07-22 19:10:43</text:p>
          </table:table-cell>
          <table:table-cell office:value-type="string">
            <text:p>27.044 °C</text:p>
          </table:table-cell>
          <table:table-cell office:value-type="string">
            <text:p>27.017 °C</text:p>
          </table:table-cell>
          <table:table-cell table:number-columns-repeated="2" office:value-type="string">
            <text:p>61.5 %RH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2014-07-22 19:11:13</text:p>
          </table:table-cell>
          <table:table-cell office:value-type="string">
            <text:p>27.020 °C</text:p>
          </table:table-cell>
          <table:table-cell office:value-type="string">
            <text:p>26.996 °C</text:p>
          </table:table-cell>
          <table:table-cell table:number-columns-repeated="2" office:value-type="string">
            <text:p>61.8 %RH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2014-07-22 19:11:43</text:p>
          </table:table-cell>
          <table:table-cell office:value-type="string">
            <text:p>26.993 °C</text:p>
          </table:table-cell>
          <table:table-cell office:value-type="string">
            <text:p>26.971 °C</text:p>
          </table:table-cell>
          <table:table-cell table:number-columns-repeated="2" office:value-type="string">
            <text:p>61.8 %RH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2014-07-22 19:12:13</text:p>
          </table:table-cell>
          <table:table-cell office:value-type="string">
            <text:p>26.971 °C</text:p>
          </table:table-cell>
          <table:table-cell office:value-type="string">
            <text:p>26.946 °C</text:p>
          </table:table-cell>
          <table:table-cell table:number-columns-repeated="2" office:value-type="string">
            <text:p>62.0 %RH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2014-07-22 19:12:43</text:p>
          </table:table-cell>
          <table:table-cell office:value-type="string">
            <text:p>26.946 °C</text:p>
          </table:table-cell>
          <table:table-cell office:value-type="string">
            <text:p>26.921 °C</text:p>
          </table:table-cell>
          <table:table-cell office:value-type="string">
            <text:p>62.0 %RH</text:p>
          </table:table-cell>
          <table:table-cell office:value-type="string">
            <text:p>61.8 %RH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2014-07-22 19:13:13</text:p>
          </table:table-cell>
          <table:table-cell office:value-type="string">
            <text:p>26.921 °C</text:p>
          </table:table-cell>
          <table:table-cell office:value-type="string">
            <text:p>26.897 °C</text:p>
          </table:table-cell>
          <table:table-cell table:number-columns-repeated="2" office:value-type="string">
            <text:p>61.8 %RH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2014-07-22 19:13:43</text:p>
          </table:table-cell>
          <table:table-cell office:value-type="string">
            <text:p>26.897 °C</text:p>
          </table:table-cell>
          <table:table-cell office:value-type="string">
            <text:p>26.870 °C</text:p>
          </table:table-cell>
          <table:table-cell table:number-columns-repeated="2" office:value-type="string">
            <text:p>62.0 %RH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2014-07-22 19:14:13</text:p>
          </table:table-cell>
          <table:table-cell office:value-type="string">
            <text:p>26.873 °C</text:p>
          </table:table-cell>
          <table:table-cell office:value-type="string">
            <text:p>26.850 °C</text:p>
          </table:table-cell>
          <table:table-cell table:number-columns-repeated="2" office:value-type="string">
            <text:p>62.0 %RH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2014-07-22 19:14:43</text:p>
          </table:table-cell>
          <table:table-cell office:value-type="string">
            <text:p>26.848 °C</text:p>
          </table:table-cell>
          <table:table-cell office:value-type="string">
            <text:p>26.826 °C</text:p>
          </table:table-cell>
          <table:table-cell table:number-columns-repeated="2" office:value-type="string">
            <text:p>62.3 %RH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2014-07-22 19:15:13</text:p>
          </table:table-cell>
          <table:table-cell office:value-type="string">
            <text:p>26.825 °C</text:p>
          </table:table-cell>
          <table:table-cell office:value-type="string">
            <text:p>26.800 °C</text:p>
          </table:table-cell>
          <table:table-cell office:value-type="string">
            <text:p>62.3 %RH</text:p>
          </table:table-cell>
          <table:table-cell office:value-type="string">
            <text:p>62.0 %RH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2014-07-22 19:15:43</text:p>
          </table:table-cell>
          <table:table-cell office:value-type="string">
            <text:p>26.798 °C</text:p>
          </table:table-cell>
          <table:table-cell office:value-type="string">
            <text:p>26.777 °C</text:p>
          </table:table-cell>
          <table:table-cell table:number-columns-repeated="2" office:value-type="string">
            <text:p>62.0 %RH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2014-07-22 19:16:13</text:p>
          </table:table-cell>
          <table:table-cell office:value-type="string">
            <text:p>26.776 °C</text:p>
          </table:table-cell>
          <table:table-cell office:value-type="string">
            <text:p>26.752 °C</text:p>
          </table:table-cell>
          <table:table-cell table:number-columns-repeated="2" office:value-type="string">
            <text:p>62.3 %RH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2014-07-22 19:16:43</text:p>
          </table:table-cell>
          <table:table-cell office:value-type="string">
            <text:p>26.752 °C</text:p>
          </table:table-cell>
          <table:table-cell office:value-type="string">
            <text:p>26.727 °C</text:p>
          </table:table-cell>
          <table:table-cell table:number-columns-repeated="2" office:value-type="string">
            <text:p>62.3 %RH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2014-07-22 19:17:13</text:p>
          </table:table-cell>
          <table:table-cell office:value-type="string">
            <text:p>26.727 °C</text:p>
          </table:table-cell>
          <table:table-cell office:value-type="string">
            <text:p>26.706 °C</text:p>
          </table:table-cell>
          <table:table-cell table:number-columns-repeated="2" office:value-type="string">
            <text:p>62.3 %RH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2014-07-22 19:17:43</text:p>
          </table:table-cell>
          <table:table-cell office:value-type="string">
            <text:p>26.704 °C</text:p>
          </table:table-cell>
          <table:table-cell office:value-type="string">
            <text:p>26.678 °C</text:p>
          </table:table-cell>
          <table:table-cell table:number-columns-repeated="2" office:value-type="string">
            <text:p>62.3 %RH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2014-07-22 19:18:13</text:p>
          </table:table-cell>
          <table:table-cell office:value-type="string">
            <text:p>26.680 °C</text:p>
          </table:table-cell>
          <table:table-cell office:value-type="string">
            <text:p>26.658 °C</text:p>
          </table:table-cell>
          <table:table-cell table:number-columns-repeated="2" office:value-type="string">
            <text:p>62.3 %RH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2014-07-22 19:18:43</text:p>
          </table:table-cell>
          <table:table-cell office:value-type="string">
            <text:p>26.658 °C</text:p>
          </table:table-cell>
          <table:table-cell office:value-type="string">
            <text:p>26.630 °C</text:p>
          </table:table-cell>
          <table:table-cell table:number-columns-repeated="2" office:value-type="string">
            <text:p>62.5 %RH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2014-07-22 19:19:13</text:p>
          </table:table-cell>
          <table:table-cell office:value-type="string">
            <text:p>26.634 °C</text:p>
          </table:table-cell>
          <table:table-cell office:value-type="string">
            <text:p>26.612 °C</text:p>
          </table:table-cell>
          <table:table-cell table:number-columns-repeated="2" office:value-type="string">
            <text:p>62.5 %RH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2014-07-22 19:19:43</text:p>
          </table:table-cell>
          <table:table-cell office:value-type="string">
            <text:p>26.613 °C</text:p>
          </table:table-cell>
          <table:table-cell office:value-type="string">
            <text:p>26.588 °C</text:p>
          </table:table-cell>
          <table:table-cell office:value-type="string">
            <text:p>62.5 %RH</text:p>
          </table:table-cell>
          <table:table-cell office:value-type="string">
            <text:p>62.3 %RH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2014-07-22 19:20:13</text:p>
          </table:table-cell>
          <table:table-cell office:value-type="string">
            <text:p>26.587 °C</text:p>
          </table:table-cell>
          <table:table-cell office:value-type="string">
            <text:p>26.568 °C</text:p>
          </table:table-cell>
          <table:table-cell table:number-columns-repeated="2" office:value-type="string">
            <text:p>62.5 %RH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2014-07-22 19:20:43</text:p>
          </table:table-cell>
          <table:table-cell office:value-type="string">
            <text:p>26.566 °C</text:p>
          </table:table-cell>
          <table:table-cell office:value-type="string">
            <text:p>26.544 °C</text:p>
          </table:table-cell>
          <table:table-cell table:number-columns-repeated="2" office:value-type="string">
            <text:p>62.5 %RH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2014-07-22 19:21:13</text:p>
          </table:table-cell>
          <table:table-cell office:value-type="string">
            <text:p>26.541 °C</text:p>
          </table:table-cell>
          <table:table-cell office:value-type="string">
            <text:p>26.522 °C</text:p>
          </table:table-cell>
          <table:table-cell table:number-columns-repeated="2" office:value-type="string">
            <text:p>62.5 %RH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2014-07-22 19:21:43</text:p>
          </table:table-cell>
          <table:table-cell office:value-type="string">
            <text:p>26.521 °C</text:p>
          </table:table-cell>
          <table:table-cell office:value-type="string">
            <text:p>26.497 °C</text:p>
          </table:table-cell>
          <table:table-cell table:number-columns-repeated="2" office:value-type="string">
            <text:p>62.8 %RH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2014-07-22 19:22:13</text:p>
          </table:table-cell>
          <table:table-cell office:value-type="string">
            <text:p>26.498 °C</text:p>
          </table:table-cell>
          <table:table-cell office:value-type="string">
            <text:p>26.475 °C</text:p>
          </table:table-cell>
          <table:table-cell table:number-columns-repeated="2" office:value-type="string">
            <text:p>62.8 %RH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2014-07-22 19:22:43</text:p>
          </table:table-cell>
          <table:table-cell office:value-type="string">
            <text:p>26.473 °C</text:p>
          </table:table-cell>
          <table:table-cell office:value-type="string">
            <text:p>26.453 °C</text:p>
          </table:table-cell>
          <table:table-cell office:value-type="string">
            <text:p>62.8 %RH</text:p>
          </table:table-cell>
          <table:table-cell office:value-type="string">
            <text:p>62.5 %RH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2014-07-22 19:23:13</text:p>
          </table:table-cell>
          <table:table-cell office:value-type="string">
            <text:p>26.454 °C</text:p>
          </table:table-cell>
          <table:table-cell office:value-type="string">
            <text:p>26.431 °C</text:p>
          </table:table-cell>
          <table:table-cell table:number-columns-repeated="2" office:value-type="string">
            <text:p>62.8 %RH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2014-07-22 19:23:43</text:p>
          </table:table-cell>
          <table:table-cell office:value-type="string">
            <text:p>26.431 °C</text:p>
          </table:table-cell>
          <table:table-cell office:value-type="string">
            <text:p>26.407 °C</text:p>
          </table:table-cell>
          <table:table-cell table:number-columns-repeated="2" office:value-type="string">
            <text:p>62.8 %RH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2014-07-22 19:24:13</text:p>
          </table:table-cell>
          <table:table-cell office:value-type="string">
            <text:p>26.408 °C</text:p>
          </table:table-cell>
          <table:table-cell office:value-type="string">
            <text:p>26.386 °C</text:p>
          </table:table-cell>
          <table:table-cell table:number-columns-repeated="2" office:value-type="string">
            <text:p>63.1 %RH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2014-07-22 19:24:43</text:p>
          </table:table-cell>
          <table:table-cell office:value-type="string">
            <text:p>26.386 °C</text:p>
          </table:table-cell>
          <table:table-cell office:value-type="string">
            <text:p>26.363 °C</text:p>
          </table:table-cell>
          <table:table-cell table:number-columns-repeated="2" office:value-type="string">
            <text:p>63.1 %RH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2014-07-22 19:25:13</text:p>
          </table:table-cell>
          <table:table-cell office:value-type="string">
            <text:p>26.364 °C</text:p>
          </table:table-cell>
          <table:table-cell office:value-type="string">
            <text:p>26.341 °C</text:p>
          </table:table-cell>
          <table:table-cell office:value-type="string">
            <text:p>63.1 %RH</text:p>
          </table:table-cell>
          <table:table-cell office:value-type="string">
            <text:p>62.8 %RH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2014-07-22 19:25:43</text:p>
          </table:table-cell>
          <table:table-cell office:value-type="string">
            <text:p>26.344 °C</text:p>
          </table:table-cell>
          <table:table-cell office:value-type="string">
            <text:p>26.320 °C</text:p>
          </table:table-cell>
          <table:table-cell table:number-columns-repeated="2" office:value-type="string">
            <text:p>63.1 %RH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2014-07-22 19:26:13</text:p>
          </table:table-cell>
          <table:table-cell office:value-type="string">
            <text:p>26.323 °C</text:p>
          </table:table-cell>
          <table:table-cell office:value-type="string">
            <text:p>26.299 °C</text:p>
          </table:table-cell>
          <table:table-cell table:number-columns-repeated="2" office:value-type="string">
            <text:p>63.1 %RH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2014-07-22 19:26:43</text:p>
          </table:table-cell>
          <table:table-cell office:value-type="string">
            <text:p>26.298 °C</text:p>
          </table:table-cell>
          <table:table-cell office:value-type="string">
            <text:p>26.282 °C</text:p>
          </table:table-cell>
          <table:table-cell table:number-columns-repeated="2" office:value-type="string">
            <text:p>63.1 %RH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2014-07-22 19:27:13</text:p>
          </table:table-cell>
          <table:table-cell office:value-type="string">
            <text:p>26.276 °C</text:p>
          </table:table-cell>
          <table:table-cell office:value-type="string">
            <text:p>26.260 °C</text:p>
          </table:table-cell>
          <table:table-cell office:value-type="string">
            <text:p>63.3 %RH</text:p>
          </table:table-cell>
          <table:table-cell office:value-type="string">
            <text:p>63.1 %RH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2014-07-22 19:27:43</text:p>
          </table:table-cell>
          <table:table-cell office:value-type="string">
            <text:p>26.252 °C</text:p>
          </table:table-cell>
          <table:table-cell office:value-type="string">
            <text:p>26.233 °C</text:p>
          </table:table-cell>
          <table:table-cell office:value-type="string">
            <text:p>63.3 %RH</text:p>
          </table:table-cell>
          <table:table-cell office:value-type="string">
            <text:p>63.1 %RH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2014-07-22 19:28:13</text:p>
          </table:table-cell>
          <table:table-cell office:value-type="string">
            <text:p>26.236 °C</text:p>
          </table:table-cell>
          <table:table-cell office:value-type="string">
            <text:p>26.214 °C</text:p>
          </table:table-cell>
          <table:table-cell office:value-type="string">
            <text:p>63.3 %RH</text:p>
          </table:table-cell>
          <table:table-cell office:value-type="string">
            <text:p>63.1 %RH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2014-07-22 19:28:43</text:p>
          </table:table-cell>
          <table:table-cell office:value-type="string">
            <text:p>26.214 °C</text:p>
          </table:table-cell>
          <table:table-cell office:value-type="string">
            <text:p>26.193 °C</text:p>
          </table:table-cell>
          <table:table-cell table:number-columns-repeated="2" office:value-type="string">
            <text:p>63.3 %RH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2014-07-22 19:29:13</text:p>
          </table:table-cell>
          <table:table-cell office:value-type="string">
            <text:p>26.193 °C</text:p>
          </table:table-cell>
          <table:table-cell office:value-type="string">
            <text:p>26.170 °C</text:p>
          </table:table-cell>
          <table:table-cell table:number-columns-repeated="2" office:value-type="string">
            <text:p>63.3 %RH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2014-07-22 19:29:43</text:p>
          </table:table-cell>
          <table:table-cell office:value-type="string">
            <text:p>26.171 °C</text:p>
          </table:table-cell>
          <table:table-cell office:value-type="string">
            <text:p>26.149 °C</text:p>
          </table:table-cell>
          <table:table-cell office:value-type="string">
            <text:p>63.6 %RH</text:p>
          </table:table-cell>
          <table:table-cell office:value-type="string">
            <text:p>63.3 %RH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2014-07-22 19:30:13</text:p>
          </table:table-cell>
          <table:table-cell office:value-type="string">
            <text:p>26.148 °C</text:p>
          </table:table-cell>
          <table:table-cell office:value-type="string">
            <text:p>26.130 °C</text:p>
          </table:table-cell>
          <table:table-cell office:value-type="string">
            <text:p>63.6 %RH</text:p>
          </table:table-cell>
          <table:table-cell office:value-type="string">
            <text:p>63.3 %RH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2014-07-22 19:30:43</text:p>
          </table:table-cell>
          <table:table-cell office:value-type="string">
            <text:p>26.130 °C</text:p>
          </table:table-cell>
          <table:table-cell office:value-type="string">
            <text:p>26.110 °C</text:p>
          </table:table-cell>
          <table:table-cell table:number-columns-repeated="2" office:value-type="string">
            <text:p>63.3 %RH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2014-07-22 19:31:13</text:p>
          </table:table-cell>
          <table:table-cell office:value-type="string">
            <text:p>26.110 °C</text:p>
          </table:table-cell>
          <table:table-cell office:value-type="string">
            <text:p>26.091 °C</text:p>
          </table:table-cell>
          <table:table-cell table:number-columns-repeated="2" office:value-type="string">
            <text:p>63.6 %RH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2014-07-22 19:31:43</text:p>
          </table:table-cell>
          <table:table-cell office:value-type="string">
            <text:p>26.093 °C</text:p>
          </table:table-cell>
          <table:table-cell office:value-type="string">
            <text:p>26.064 °C</text:p>
          </table:table-cell>
          <table:table-cell table:number-columns-repeated="2" office:value-type="string">
            <text:p>63.6 %RH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2014-07-22 19:32:13</text:p>
          </table:table-cell>
          <table:table-cell office:value-type="string">
            <text:p>26.067 °C</text:p>
          </table:table-cell>
          <table:table-cell office:value-type="string">
            <text:p>26.048 °C</text:p>
          </table:table-cell>
          <table:table-cell office:value-type="string">
            <text:p>63.6 %RH</text:p>
          </table:table-cell>
          <table:table-cell office:value-type="string">
            <text:p>63.3 %RH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2014-07-22 19:32:43</text:p>
          </table:table-cell>
          <table:table-cell office:value-type="string">
            <text:p>26.046 °C</text:p>
          </table:table-cell>
          <table:table-cell office:value-type="string">
            <text:p>26.032 °C</text:p>
          </table:table-cell>
          <table:table-cell table:number-columns-repeated="2" office:value-type="string">
            <text:p>63.6 %RH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2014-07-22 19:33:13</text:p>
          </table:table-cell>
          <table:table-cell office:value-type="string">
            <text:p>26.035 °C</text:p>
          </table:table-cell>
          <table:table-cell office:value-type="string">
            <text:p>25.999 °C</text:p>
          </table:table-cell>
          <table:table-cell table:number-columns-repeated="2" office:value-type="string">
            <text:p>63.6 %RH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2014-07-22 19:33:43</text:p>
          </table:table-cell>
          <table:table-cell office:value-type="string">
            <text:p>26.002 °C</text:p>
          </table:table-cell>
          <table:table-cell office:value-type="string">
            <text:p>25.985 °C</text:p>
          </table:table-cell>
          <table:table-cell table:number-columns-repeated="2" office:value-type="string">
            <text:p>63.6 %RH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2014-07-22 19:34:13</text:p>
          </table:table-cell>
          <table:table-cell office:value-type="string">
            <text:p>25.988 °C</text:p>
          </table:table-cell>
          <table:table-cell office:value-type="string">
            <text:p>25.969 °C</text:p>
          </table:table-cell>
          <table:table-cell table:number-columns-repeated="2" office:value-type="string">
            <text:p>63.9 %RH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2014-07-22 19:34:43</text:p>
          </table:table-cell>
          <table:table-cell office:value-type="string">
            <text:p>25.969 °C</text:p>
          </table:table-cell>
          <table:table-cell office:value-type="string">
            <text:p>25.949 °C</text:p>
          </table:table-cell>
          <table:table-cell table:number-columns-repeated="2" office:value-type="string">
            <text:p>63.9 %RH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2014-07-22 19:35:13</text:p>
          </table:table-cell>
          <table:table-cell office:value-type="string">
            <text:p>25.949 °C</text:p>
          </table:table-cell>
          <table:table-cell office:value-type="string">
            <text:p>25.923 °C</text:p>
          </table:table-cell>
          <table:table-cell office:value-type="string">
            <text:p>63.9 %RH</text:p>
          </table:table-cell>
          <table:table-cell office:value-type="string">
            <text:p>63.6 %RH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2014-07-22 19:35:43</text:p>
          </table:table-cell>
          <table:table-cell office:value-type="string">
            <text:p>25.927 °C</text:p>
          </table:table-cell>
          <table:table-cell office:value-type="string">
            <text:p>25.908 °C</text:p>
          </table:table-cell>
          <table:table-cell office:value-type="string">
            <text:p>63.9 %RH</text:p>
          </table:table-cell>
          <table:table-cell office:value-type="string">
            <text:p>63.6 %RH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2014-07-22 19:36:13</text:p>
          </table:table-cell>
          <table:table-cell office:value-type="string">
            <text:p>25.908 °C</text:p>
          </table:table-cell>
          <table:table-cell office:value-type="string">
            <text:p>25.886 °C</text:p>
          </table:table-cell>
          <table:table-cell table:number-columns-repeated="2" office:value-type="string">
            <text:p>63.9 %RH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2014-07-22 19:36:43</text:p>
          </table:table-cell>
          <table:table-cell office:value-type="string">
            <text:p>25.886 °C</text:p>
          </table:table-cell>
          <table:table-cell office:value-type="string">
            <text:p>25.864 °C</text:p>
          </table:table-cell>
          <table:table-cell table:number-columns-repeated="2" office:value-type="string">
            <text:p>63.9 %RH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2014-07-22 19:37:13</text:p>
          </table:table-cell>
          <table:table-cell office:value-type="string">
            <text:p>25.867 °C</text:p>
          </table:table-cell>
          <table:table-cell office:value-type="string">
            <text:p>25.845 °C</text:p>
          </table:table-cell>
          <table:table-cell table:number-columns-repeated="2" office:value-type="string">
            <text:p>64.1 %RH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2014-07-22 19:37:43</text:p>
          </table:table-cell>
          <table:table-cell office:value-type="string">
            <text:p>25.845 °C</text:p>
          </table:table-cell>
          <table:table-cell office:value-type="string">
            <text:p>25.827 °C</text:p>
          </table:table-cell>
          <table:table-cell table:number-columns-repeated="2" office:value-type="string">
            <text:p>64.1 %RH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2014-07-22 19:38:13</text:p>
          </table:table-cell>
          <table:table-cell office:value-type="string">
            <text:p>25.827 °C</text:p>
          </table:table-cell>
          <table:table-cell office:value-type="string">
            <text:p>25.807 °C</text:p>
          </table:table-cell>
          <table:table-cell office:value-type="string">
            <text:p>64.1 %RH</text:p>
          </table:table-cell>
          <table:table-cell office:value-type="string">
            <text:p>63.9 %RH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2014-07-22 19:38:43</text:p>
          </table:table-cell>
          <table:table-cell office:value-type="string">
            <text:p>25.807 °C</text:p>
          </table:table-cell>
          <table:table-cell office:value-type="string">
            <text:p>25.786 °C</text:p>
          </table:table-cell>
          <table:table-cell table:number-columns-repeated="2" office:value-type="string">
            <text:p>63.9 %RH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2014-07-22 19:39:13</text:p>
          </table:table-cell>
          <table:table-cell office:value-type="string">
            <text:p>25.788 °C</text:p>
          </table:table-cell>
          <table:table-cell office:value-type="string">
            <text:p>25.767 °C</text:p>
          </table:table-cell>
          <table:table-cell table:number-columns-repeated="2" office:value-type="string">
            <text:p>64.1 %RH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2014-07-22 19:39:43</text:p>
          </table:table-cell>
          <table:table-cell office:value-type="string">
            <text:p>25.767 °C</text:p>
          </table:table-cell>
          <table:table-cell office:value-type="string">
            <text:p>25.747 °C</text:p>
          </table:table-cell>
          <table:table-cell table:number-columns-repeated="2" office:value-type="string">
            <text:p>64.1 %RH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2014-07-22 19:40:13</text:p>
          </table:table-cell>
          <table:table-cell office:value-type="string">
            <text:p>25.748 °C</text:p>
          </table:table-cell>
          <table:table-cell office:value-type="string">
            <text:p>25.729 °C</text:p>
          </table:table-cell>
          <table:table-cell table:number-columns-repeated="2" office:value-type="string">
            <text:p>64.1 %RH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2014-07-22 19:40:43</text:p>
          </table:table-cell>
          <table:table-cell office:value-type="string">
            <text:p>25.726 °C</text:p>
          </table:table-cell>
          <table:table-cell office:value-type="string">
            <text:p>25.707 °C</text:p>
          </table:table-cell>
          <table:table-cell table:number-columns-repeated="2" office:value-type="string">
            <text:p>64.4 %RH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2014-07-22 19:41:13</text:p>
          </table:table-cell>
          <table:table-cell office:value-type="string">
            <text:p>25.709 °C</text:p>
          </table:table-cell>
          <table:table-cell office:value-type="string">
            <text:p>25.691 °C</text:p>
          </table:table-cell>
          <table:table-cell office:value-type="string">
            <text:p>64.4 %RH</text:p>
          </table:table-cell>
          <table:table-cell office:value-type="string">
            <text:p>64.1 %RH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2014-07-22 19:41:43</text:p>
          </table:table-cell>
          <table:table-cell office:value-type="string">
            <text:p>25.690 °C</text:p>
          </table:table-cell>
          <table:table-cell office:value-type="string">
            <text:p>25.670 °C</text:p>
          </table:table-cell>
          <table:table-cell table:number-columns-repeated="2" office:value-type="string">
            <text:p>64.1 %RH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2014-07-22 19:42:13</text:p>
          </table:table-cell>
          <table:table-cell office:value-type="string">
            <text:p>25.670 °C</text:p>
          </table:table-cell>
          <table:table-cell office:value-type="string">
            <text:p>25.653 °C</text:p>
          </table:table-cell>
          <table:table-cell table:number-columns-repeated="2" office:value-type="string">
            <text:p>64.4 %RH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2014-07-22 19:42:43</text:p>
          </table:table-cell>
          <table:table-cell office:value-type="string">
            <text:p>25.654 °C</text:p>
          </table:table-cell>
          <table:table-cell office:value-type="string">
            <text:p>25.631 °C</text:p>
          </table:table-cell>
          <table:table-cell table:number-columns-repeated="2" office:value-type="string">
            <text:p>64.4 %RH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2014-07-22 19:43:13</text:p>
          </table:table-cell>
          <table:table-cell office:value-type="string">
            <text:p>25.634 °C</text:p>
          </table:table-cell>
          <table:table-cell office:value-type="string">
            <text:p>25.615 °C</text:p>
          </table:table-cell>
          <table:table-cell table:number-columns-repeated="2" office:value-type="string">
            <text:p>64.4 %RH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2014-07-22 19:43:43</text:p>
          </table:table-cell>
          <table:table-cell office:value-type="string">
            <text:p>25.615 °C</text:p>
          </table:table-cell>
          <table:table-cell office:value-type="string">
            <text:p>25.593 °C</text:p>
          </table:table-cell>
          <table:table-cell table:number-columns-repeated="2" office:value-type="string">
            <text:p>64.4 %RH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2014-07-22 19:44:13</text:p>
          </table:table-cell>
          <table:table-cell office:value-type="string">
            <text:p>25.596 °C</text:p>
          </table:table-cell>
          <table:table-cell office:value-type="string">
            <text:p>25.578 °C</text:p>
          </table:table-cell>
          <table:table-cell office:value-type="string">
            <text:p>64.6 %RH</text:p>
          </table:table-cell>
          <table:table-cell office:value-type="string">
            <text:p>64.4 %RH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2014-07-22 19:44:43</text:p>
          </table:table-cell>
          <table:table-cell office:value-type="string">
            <text:p>25.575 °C</text:p>
          </table:table-cell>
          <table:table-cell office:value-type="string">
            <text:p>25.558 °C</text:p>
          </table:table-cell>
          <table:table-cell table:number-columns-repeated="2" office:value-type="string">
            <text:p>64.4 %RH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2014-07-22 19:45:13</text:p>
          </table:table-cell>
          <table:table-cell office:value-type="string">
            <text:p>25.559 °C</text:p>
          </table:table-cell>
          <table:table-cell office:value-type="string">
            <text:p>25.543 °C</text:p>
          </table:table-cell>
          <table:table-cell table:number-columns-repeated="2" office:value-type="string">
            <text:p>64.4 %RH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2014-07-22 19:45:43</text:p>
          </table:table-cell>
          <table:table-cell office:value-type="string">
            <text:p>25.543 °C</text:p>
          </table:table-cell>
          <table:table-cell office:value-type="string">
            <text:p>25.522 °C</text:p>
          </table:table-cell>
          <table:table-cell office:value-type="string">
            <text:p>64.6 %RH</text:p>
          </table:table-cell>
          <table:table-cell office:value-type="string">
            <text:p>64.4 %RH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2014-07-22 19:46:13</text:p>
          </table:table-cell>
          <table:table-cell office:value-type="string">
            <text:p>25.522 °C</text:p>
          </table:table-cell>
          <table:table-cell office:value-type="string">
            <text:p>25.503 °C</text:p>
          </table:table-cell>
          <table:table-cell table:number-columns-repeated="2" office:value-type="string">
            <text:p>64.6 %RH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2014-07-22 19:46:43</text:p>
          </table:table-cell>
          <table:table-cell office:value-type="string">
            <text:p>25.505 °C</text:p>
          </table:table-cell>
          <table:table-cell office:value-type="string">
            <text:p>25.483 °C</text:p>
          </table:table-cell>
          <table:table-cell table:number-columns-repeated="2" office:value-type="string">
            <text:p>64.6 %RH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2014-07-22 19:47:13</text:p>
          </table:table-cell>
          <table:table-cell office:value-type="string">
            <text:p>25.483 °C</text:p>
          </table:table-cell>
          <table:table-cell office:value-type="string">
            <text:p>25.464 °C</text:p>
          </table:table-cell>
          <table:table-cell table:number-columns-repeated="2" office:value-type="string">
            <text:p>64.6 %RH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2014-07-22 19:47:43</text:p>
          </table:table-cell>
          <table:table-cell office:value-type="string">
            <text:p>25.467 °C</text:p>
          </table:table-cell>
          <table:table-cell office:value-type="string">
            <text:p>25.448 °C</text:p>
          </table:table-cell>
          <table:table-cell table:number-columns-repeated="2" office:value-type="string">
            <text:p>64.6 %RH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2014-07-22 19:48:13</text:p>
          </table:table-cell>
          <table:table-cell office:value-type="string">
            <text:p>25.448 °C</text:p>
          </table:table-cell>
          <table:table-cell office:value-type="string">
            <text:p>25.432 °C</text:p>
          </table:table-cell>
          <table:table-cell table:number-columns-repeated="2" office:value-type="string">
            <text:p>64.6 %RH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2014-07-22 19:48:43</text:p>
          </table:table-cell>
          <table:table-cell office:value-type="string">
            <text:p>25.433 °C</text:p>
          </table:table-cell>
          <table:table-cell office:value-type="string">
            <text:p>25.413 °C</text:p>
          </table:table-cell>
          <table:table-cell table:number-columns-repeated="2" office:value-type="string">
            <text:p>64.6 %RH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2014-07-22 19:49:13</text:p>
          </table:table-cell>
          <table:table-cell office:value-type="string">
            <text:p>25.413 °C</text:p>
          </table:table-cell>
          <table:table-cell office:value-type="string">
            <text:p>25.395 °C</text:p>
          </table:table-cell>
          <table:table-cell table:number-columns-repeated="2" office:value-type="string">
            <text:p>64.9 %RH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2014-07-22 19:49:43</text:p>
          </table:table-cell>
          <table:table-cell office:value-type="string">
            <text:p>25.396 °C</text:p>
          </table:table-cell>
          <table:table-cell office:value-type="string">
            <text:p>25.376 °C</text:p>
          </table:table-cell>
          <table:table-cell table:number-columns-repeated="2" office:value-type="string">
            <text:p>64.9 %RH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2014-07-22 19:50:13</text:p>
          </table:table-cell>
          <table:table-cell office:value-type="string">
            <text:p>25.376 °C</text:p>
          </table:table-cell>
          <table:table-cell office:value-type="string">
            <text:p>25.357 °C</text:p>
          </table:table-cell>
          <table:table-cell table:number-columns-repeated="2" office:value-type="string">
            <text:p>64.9 %RH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2014-07-22 19:50:43</text:p>
          </table:table-cell>
          <table:table-cell office:value-type="string">
            <text:p>25.358 °C</text:p>
          </table:table-cell>
          <table:table-cell office:value-type="string">
            <text:p>25.341 °C</text:p>
          </table:table-cell>
          <table:table-cell office:value-type="string">
            <text:p>64.9 %RH</text:p>
          </table:table-cell>
          <table:table-cell office:value-type="string">
            <text:p>64.6 %RH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2014-07-22 19:51:13</text:p>
          </table:table-cell>
          <table:table-cell office:value-type="string">
            <text:p>25.338 °C</text:p>
          </table:table-cell>
          <table:table-cell office:value-type="string">
            <text:p>25.320 °C</text:p>
          </table:table-cell>
          <table:table-cell table:number-columns-repeated="2" office:value-type="string">
            <text:p>64.9 %RH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2014-07-22 19:51:43</text:p>
          </table:table-cell>
          <table:table-cell office:value-type="string">
            <text:p>25.322 °C</text:p>
          </table:table-cell>
          <table:table-cell office:value-type="string">
            <text:p>25.303 °C</text:p>
          </table:table-cell>
          <table:table-cell table:number-columns-repeated="2" office:value-type="string">
            <text:p>64.9 %RH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2014-07-22 19:52:13</text:p>
          </table:table-cell>
          <table:table-cell office:value-type="string">
            <text:p>25.307 °C</text:p>
          </table:table-cell>
          <table:table-cell office:value-type="string">
            <text:p>25.285 °C</text:p>
          </table:table-cell>
          <table:table-cell table:number-columns-repeated="2" office:value-type="string">
            <text:p>64.9 %RH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2014-07-22 19:52:43</text:p>
          </table:table-cell>
          <table:table-cell office:value-type="string">
            <text:p>25.287 °C</text:p>
          </table:table-cell>
          <table:table-cell office:value-type="string">
            <text:p>25.273 °C</text:p>
          </table:table-cell>
          <table:table-cell table:number-columns-repeated="2" office:value-type="string">
            <text:p>65.2 %RH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2014-07-22 19:53:13</text:p>
          </table:table-cell>
          <table:table-cell office:value-type="string">
            <text:p>25.273 °C</text:p>
          </table:table-cell>
          <table:table-cell office:value-type="string">
            <text:p>25.260 °C</text:p>
          </table:table-cell>
          <table:table-cell table:number-columns-repeated="2" office:value-type="string">
            <text:p>65.2 %RH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2014-07-22 19:53:43</text:p>
          </table:table-cell>
          <table:table-cell office:value-type="string">
            <text:p>25.259 °C</text:p>
          </table:table-cell>
          <table:table-cell office:value-type="string">
            <text:p>25.230 °C</text:p>
          </table:table-cell>
          <table:table-cell table:number-columns-repeated="2" office:value-type="string">
            <text:p>64.9 %RH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2014-07-22 19:54:13</text:p>
          </table:table-cell>
          <table:table-cell office:value-type="string">
            <text:p>25.232 °C</text:p>
          </table:table-cell>
          <table:table-cell office:value-type="string">
            <text:p>25.219 °C</text:p>
          </table:table-cell>
          <table:table-cell table:number-columns-repeated="2" office:value-type="string">
            <text:p>64.9 %RH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2014-07-22 19:54:43</text:p>
          </table:table-cell>
          <table:table-cell office:value-type="string">
            <text:p>25.218 °C</text:p>
          </table:table-cell>
          <table:table-cell office:value-type="string">
            <text:p>25.197 °C</text:p>
          </table:table-cell>
          <table:table-cell table:number-columns-repeated="2" office:value-type="string">
            <text:p>65.2 %RH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2014-07-22 19:55:13</text:p>
          </table:table-cell>
          <table:table-cell office:value-type="string">
            <text:p>25.200 °C</text:p>
          </table:table-cell>
          <table:table-cell office:value-type="string">
            <text:p>25.192 °C</text:p>
          </table:table-cell>
          <table:table-cell table:number-columns-repeated="2" office:value-type="string">
            <text:p>65.2 %RH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2014-07-22 19:55:43</text:p>
          </table:table-cell>
          <table:table-cell office:value-type="string">
            <text:p>25.187 °C</text:p>
          </table:table-cell>
          <table:table-cell office:value-type="string">
            <text:p>25.172 °C</text:p>
          </table:table-cell>
          <table:table-cell table:number-columns-repeated="2" office:value-type="string">
            <text:p>65.2 %RH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2014-07-22 19:56:13</text:p>
          </table:table-cell>
          <table:table-cell office:value-type="string">
            <text:p>25.167 °C</text:p>
          </table:table-cell>
          <table:table-cell office:value-type="string">
            <text:p>25.149 °C</text:p>
          </table:table-cell>
          <table:table-cell table:number-columns-repeated="2" office:value-type="string">
            <text:p>65.4 %RH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2014-07-22 19:56:43</text:p>
          </table:table-cell>
          <table:table-cell office:value-type="string">
            <text:p>25.152 °C</text:p>
          </table:table-cell>
          <table:table-cell office:value-type="string">
            <text:p>25.132 °C</text:p>
          </table:table-cell>
          <table:table-cell office:value-type="string">
            <text:p>65.4 %RH</text:p>
          </table:table-cell>
          <table:table-cell office:value-type="string">
            <text:p>65.2 %RH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2014-07-22 19:57:13</text:p>
          </table:table-cell>
          <table:table-cell office:value-type="string">
            <text:p>25.134 °C</text:p>
          </table:table-cell>
          <table:table-cell office:value-type="string">
            <text:p>25.117 °C</text:p>
          </table:table-cell>
          <table:table-cell table:number-columns-repeated="2" office:value-type="string">
            <text:p>65.2 %RH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2014-07-22 19:57:43</text:p>
          </table:table-cell>
          <table:table-cell office:value-type="string">
            <text:p>25.117 °C</text:p>
          </table:table-cell>
          <table:table-cell office:value-type="string">
            <text:p>25.101 °C</text:p>
          </table:table-cell>
          <table:table-cell table:number-columns-repeated="2" office:value-type="string">
            <text:p>65.4 %RH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2014-07-22 19:58:13</text:p>
          </table:table-cell>
          <table:table-cell office:value-type="string">
            <text:p>25.099 °C</text:p>
          </table:table-cell>
          <table:table-cell office:value-type="string">
            <text:p>25.085 °C</text:p>
          </table:table-cell>
          <table:table-cell table:number-columns-repeated="2" office:value-type="string">
            <text:p>65.4 %RH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2014-07-22 19:58:43</text:p>
          </table:table-cell>
          <table:table-cell office:value-type="string">
            <text:p>25.085 °C</text:p>
          </table:table-cell>
          <table:table-cell office:value-type="string">
            <text:p>25.067 °C</text:p>
          </table:table-cell>
          <table:table-cell table:number-columns-repeated="2" office:value-type="string">
            <text:p>65.4 %RH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2014-07-22 19:59:13</text:p>
          </table:table-cell>
          <table:table-cell office:value-type="string">
            <text:p>25.069 °C</text:p>
          </table:table-cell>
          <table:table-cell office:value-type="string">
            <text:p>25.053 °C</text:p>
          </table:table-cell>
          <table:table-cell table:number-columns-repeated="2" office:value-type="string">
            <text:p>65.4 %RH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2014-07-22 19:59:43</text:p>
          </table:table-cell>
          <table:table-cell office:value-type="string">
            <text:p>25.050 °C</text:p>
          </table:table-cell>
          <table:table-cell office:value-type="string">
            <text:p>25.035 °C</text:p>
          </table:table-cell>
          <table:table-cell table:number-columns-repeated="2" office:value-type="string">
            <text:p>65.7 %RH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2014-07-22 20:00:13</text:p>
          </table:table-cell>
          <table:table-cell office:value-type="string">
            <text:p>25.035 °C</text:p>
          </table:table-cell>
          <table:table-cell office:value-type="string">
            <text:p>25.016 °C</text:p>
          </table:table-cell>
          <table:table-cell office:value-type="string">
            <text:p>65.7 %RH</text:p>
          </table:table-cell>
          <table:table-cell office:value-type="string">
            <text:p>65.4 %RH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2014-07-22 20:00:43</text:p>
          </table:table-cell>
          <table:table-cell office:value-type="string">
            <text:p>25.018 °C</text:p>
          </table:table-cell>
          <table:table-cell office:value-type="string">
            <text:p>25.000 °C</text:p>
          </table:table-cell>
          <table:table-cell table:number-columns-repeated="2" office:value-type="string">
            <text:p>65.4 %RH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2014-07-22 20:01:13</text:p>
          </table:table-cell>
          <table:table-cell office:value-type="string">
            <text:p>25.003 °C</text:p>
          </table:table-cell>
          <table:table-cell office:value-type="string">
            <text:p>24.984 °C</text:p>
          </table:table-cell>
          <table:table-cell table:number-columns-repeated="2" office:value-type="string">
            <text:p>65.4 %RH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2014-07-22 20:01:43</text:p>
          </table:table-cell>
          <table:table-cell office:value-type="string">
            <text:p>24.985 °C</text:p>
          </table:table-cell>
          <table:table-cell office:value-type="string">
            <text:p>24.968 °C</text:p>
          </table:table-cell>
          <table:table-cell table:number-columns-repeated="2" office:value-type="string">
            <text:p>65.7 %RH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2014-07-22 20:02:13</text:p>
          </table:table-cell>
          <table:table-cell office:value-type="string">
            <text:p>24.968 °C</text:p>
          </table:table-cell>
          <table:table-cell office:value-type="string">
            <text:p>24.950 °C</text:p>
          </table:table-cell>
          <table:table-cell table:number-columns-repeated="2" office:value-type="string">
            <text:p>65.7 %RH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2014-07-22 20:02:43</text:p>
          </table:table-cell>
          <table:table-cell office:value-type="string">
            <text:p>24.952 °C</text:p>
          </table:table-cell>
          <table:table-cell office:value-type="string">
            <text:p>24.937 °C</text:p>
          </table:table-cell>
          <table:table-cell table:number-columns-repeated="2" office:value-type="string">
            <text:p>65.7 %RH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2014-07-22 20:03:13</text:p>
          </table:table-cell>
          <table:table-cell office:value-type="string">
            <text:p>24.937 °C</text:p>
          </table:table-cell>
          <table:table-cell office:value-type="string">
            <text:p>24.921 °C</text:p>
          </table:table-cell>
          <table:table-cell table:number-columns-repeated="2" office:value-type="string">
            <text:p>65.7 %RH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2014-07-22 20:03:43</text:p>
          </table:table-cell>
          <table:table-cell office:value-type="string">
            <text:p>24.921 °C</text:p>
          </table:table-cell>
          <table:table-cell office:value-type="string">
            <text:p>24.905 °C</text:p>
          </table:table-cell>
          <table:table-cell table:number-columns-repeated="2" office:value-type="string">
            <text:p>65.7 %RH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2014-07-22 20:04:13</text:p>
          </table:table-cell>
          <table:table-cell office:value-type="string">
            <text:p>24.904 °C</text:p>
          </table:table-cell>
          <table:table-cell office:value-type="string">
            <text:p>24.888 °C</text:p>
          </table:table-cell>
          <table:table-cell table:number-columns-repeated="2" office:value-type="string">
            <text:p>65.7 %RH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2014-07-22 20:04:43</text:p>
          </table:table-cell>
          <table:table-cell office:value-type="string">
            <text:p>24.888 °C</text:p>
          </table:table-cell>
          <table:table-cell office:value-type="string">
            <text:p>24.874 °C</text:p>
          </table:table-cell>
          <table:table-cell table:number-columns-repeated="2" office:value-type="string">
            <text:p>65.7 %RH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2014-07-22 20:05:13</text:p>
          </table:table-cell>
          <table:table-cell office:value-type="string">
            <text:p>24.871 °C</text:p>
          </table:table-cell>
          <table:table-cell office:value-type="string">
            <text:p>24.857 °C</text:p>
          </table:table-cell>
          <table:table-cell table:number-columns-repeated="2" office:value-type="string">
            <text:p>66.0 %RH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2014-07-22 20:05:43</text:p>
          </table:table-cell>
          <table:table-cell office:value-type="string">
            <text:p>24.858 °C</text:p>
          </table:table-cell>
          <table:table-cell office:value-type="string">
            <text:p>24.841 °C</text:p>
          </table:table-cell>
          <table:table-cell table:number-columns-repeated="2" office:value-type="string">
            <text:p>66.0 %RH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2014-07-22 20:06:13</text:p>
          </table:table-cell>
          <table:table-cell office:value-type="string">
            <text:p>24.841 °C</text:p>
          </table:table-cell>
          <table:table-cell office:value-type="string">
            <text:p>24.826 °C</text:p>
          </table:table-cell>
          <table:table-cell office:value-type="string">
            <text:p>66.0 %RH</text:p>
          </table:table-cell>
          <table:table-cell office:value-type="string">
            <text:p>65.7 %RH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2014-07-22 20:06:43</text:p>
          </table:table-cell>
          <table:table-cell office:value-type="string">
            <text:p>24.825 °C</text:p>
          </table:table-cell>
          <table:table-cell office:value-type="string">
            <text:p>24.810 °C</text:p>
          </table:table-cell>
          <table:table-cell table:number-columns-repeated="2" office:value-type="string">
            <text:p>66.0 %RH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2014-07-22 20:07:13</text:p>
          </table:table-cell>
          <table:table-cell office:value-type="string">
            <text:p>24.809 °C</text:p>
          </table:table-cell>
          <table:table-cell office:value-type="string">
            <text:p>24.797 °C</text:p>
          </table:table-cell>
          <table:table-cell table:number-columns-repeated="2" office:value-type="string">
            <text:p>66.0 %RH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2014-07-22 20:07:43</text:p>
          </table:table-cell>
          <table:table-cell office:value-type="string">
            <text:p>24.796 °C</text:p>
          </table:table-cell>
          <table:table-cell office:value-type="string">
            <text:p>24.778 °C</text:p>
          </table:table-cell>
          <table:table-cell table:number-columns-repeated="2" office:value-type="string">
            <text:p>66.0 %RH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2014-07-22 20:08:13</text:p>
          </table:table-cell>
          <table:table-cell office:value-type="string">
            <text:p>24.777 °C</text:p>
          </table:table-cell>
          <table:table-cell office:value-type="string">
            <text:p>24.765 °C</text:p>
          </table:table-cell>
          <table:table-cell table:number-columns-repeated="2" office:value-type="string">
            <text:p>66.2 %RH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2014-07-22 20:08:43</text:p>
          </table:table-cell>
          <table:table-cell office:value-type="string">
            <text:p>24.762 °C</text:p>
          </table:table-cell>
          <table:table-cell office:value-type="string">
            <text:p>24.747 °C</text:p>
          </table:table-cell>
          <table:table-cell table:number-columns-repeated="2" office:value-type="string">
            <text:p>66.2 %RH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2014-07-22 20:09:13</text:p>
          </table:table-cell>
          <table:table-cell office:value-type="string">
            <text:p>24.747 °C</text:p>
          </table:table-cell>
          <table:table-cell office:value-type="string">
            <text:p>24.731 °C</text:p>
          </table:table-cell>
          <table:table-cell office:value-type="string">
            <text:p>66.2 %RH</text:p>
          </table:table-cell>
          <table:table-cell office:value-type="string">
            <text:p>66.0 %RH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2014-07-22 20:09:43</text:p>
          </table:table-cell>
          <table:table-cell office:value-type="string">
            <text:p>24.730 °C</text:p>
          </table:table-cell>
          <table:table-cell office:value-type="string">
            <text:p>24.718 °C</text:p>
          </table:table-cell>
          <table:table-cell table:number-columns-repeated="2" office:value-type="string">
            <text:p>66.2 %RH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2014-07-22 20:10:13</text:p>
          </table:table-cell>
          <table:table-cell office:value-type="string">
            <text:p>24.718 °C</text:p>
          </table:table-cell>
          <table:table-cell office:value-type="string">
            <text:p>24.702 °C</text:p>
          </table:table-cell>
          <table:table-cell table:number-columns-repeated="2" office:value-type="string">
            <text:p>66.2 %RH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2014-07-22 20:10:43</text:p>
          </table:table-cell>
          <table:table-cell office:value-type="string">
            <text:p>24.702 °C</text:p>
          </table:table-cell>
          <table:table-cell office:value-type="string">
            <text:p>24.686 °C</text:p>
          </table:table-cell>
          <table:table-cell table:number-columns-repeated="2" office:value-type="string">
            <text:p>66.2 %RH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2014-07-22 20:11:13</text:p>
          </table:table-cell>
          <table:table-cell office:value-type="string">
            <text:p>24.688 °C</text:p>
          </table:table-cell>
          <table:table-cell office:value-type="string">
            <text:p>24.670 °C</text:p>
          </table:table-cell>
          <table:table-cell table:number-columns-repeated="2" office:value-type="string">
            <text:p>66.5 %RH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2014-07-22 20:11:43</text:p>
          </table:table-cell>
          <table:table-cell office:value-type="string">
            <text:p>24.669 °C</text:p>
          </table:table-cell>
          <table:table-cell office:value-type="string">
            <text:p>24.655 °C</text:p>
          </table:table-cell>
          <table:table-cell table:number-columns-repeated="2" office:value-type="string">
            <text:p>66.5 %RH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2014-07-22 20:12:13</text:p>
          </table:table-cell>
          <table:table-cell office:value-type="string">
            <text:p>24.654 °C</text:p>
          </table:table-cell>
          <table:table-cell office:value-type="string">
            <text:p>24.641 °C</text:p>
          </table:table-cell>
          <table:table-cell office:value-type="string">
            <text:p>66.5 %RH</text:p>
          </table:table-cell>
          <table:table-cell office:value-type="string">
            <text:p>66.2 %RH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2014-07-22 20:12:43</text:p>
          </table:table-cell>
          <table:table-cell office:value-type="string">
            <text:p>24.641 °C</text:p>
          </table:table-cell>
          <table:table-cell office:value-type="string">
            <text:p>24.625 °C</text:p>
          </table:table-cell>
          <table:table-cell table:number-columns-repeated="2" office:value-type="string">
            <text:p>66.2 %RH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2014-07-22 20:13:13</text:p>
          </table:table-cell>
          <table:table-cell office:value-type="string">
            <text:p>24.628 °C</text:p>
          </table:table-cell>
          <table:table-cell office:value-type="string">
            <text:p>24.606 °C</text:p>
          </table:table-cell>
          <table:table-cell table:number-columns-repeated="2" office:value-type="string">
            <text:p>66.5 %RH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2014-07-22 20:13:43</text:p>
          </table:table-cell>
          <table:table-cell office:value-type="string">
            <text:p>24.610 °C</text:p>
          </table:table-cell>
          <table:table-cell office:value-type="string">
            <text:p>24.596 °C</text:p>
          </table:table-cell>
          <table:table-cell table:number-columns-repeated="2" office:value-type="string">
            <text:p>66.5 %RH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2014-07-22 20:14:13</text:p>
          </table:table-cell>
          <table:table-cell office:value-type="string">
            <text:p>24.597 °C</text:p>
          </table:table-cell>
          <table:table-cell office:value-type="string">
            <text:p>24.583 °C</text:p>
          </table:table-cell>
          <table:table-cell table:number-columns-repeated="2" office:value-type="string">
            <text:p>66.5 %RH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2014-07-22 20:14:43</text:p>
          </table:table-cell>
          <table:table-cell office:value-type="string">
            <text:p>24.583 °C</text:p>
          </table:table-cell>
          <table:table-cell office:value-type="string">
            <text:p>24.569 °C</text:p>
          </table:table-cell>
          <table:table-cell table:number-columns-repeated="2" office:value-type="string">
            <text:p>66.5 %RH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2014-07-22 20:15:13</text:p>
          </table:table-cell>
          <table:table-cell office:value-type="string">
            <text:p>24.567 °C</text:p>
          </table:table-cell>
          <table:table-cell office:value-type="string">
            <text:p>24.555 °C</text:p>
          </table:table-cell>
          <table:table-cell office:value-type="string">
            <text:p>66.7 %RH</text:p>
          </table:table-cell>
          <table:table-cell office:value-type="string">
            <text:p>66.5 %RH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2014-07-22 20:15:43</text:p>
          </table:table-cell>
          <table:table-cell office:value-type="string">
            <text:p>24.556 °C</text:p>
          </table:table-cell>
          <table:table-cell office:value-type="string">
            <text:p>24.539 °C</text:p>
          </table:table-cell>
          <table:table-cell table:number-columns-repeated="2" office:value-type="string">
            <text:p>66.5 %RH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2014-07-22 20:16:13</text:p>
          </table:table-cell>
          <table:table-cell office:value-type="string">
            <text:p>24.540 °C</text:p>
          </table:table-cell>
          <table:table-cell office:value-type="string">
            <text:p>24.524 °C</text:p>
          </table:table-cell>
          <table:table-cell table:number-columns-repeated="2" office:value-type="string">
            <text:p>66.5 %RH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2014-07-22 20:16:43</text:p>
          </table:table-cell>
          <table:table-cell office:value-type="string">
            <text:p>24.526 °C</text:p>
          </table:table-cell>
          <table:table-cell office:value-type="string">
            <text:p>24.510 °C</text:p>
          </table:table-cell>
          <table:table-cell table:number-columns-repeated="2" office:value-type="string">
            <text:p>66.5 %RH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2014-07-22 20:17:13</text:p>
          </table:table-cell>
          <table:table-cell office:value-type="string">
            <text:p>24.511 °C</text:p>
          </table:table-cell>
          <table:table-cell office:value-type="string">
            <text:p>24.498 °C</text:p>
          </table:table-cell>
          <table:table-cell table:number-columns-repeated="2" office:value-type="string">
            <text:p>66.7 %RH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2014-07-22 20:17:43</text:p>
          </table:table-cell>
          <table:table-cell office:value-type="string">
            <text:p>24.495 °C</text:p>
          </table:table-cell>
          <table:table-cell office:value-type="string">
            <text:p>24.483 °C</text:p>
          </table:table-cell>
          <table:table-cell table:number-columns-repeated="2" office:value-type="string">
            <text:p>66.7 %RH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2014-07-22 20:18:13</text:p>
          </table:table-cell>
          <table:table-cell office:value-type="string">
            <text:p>24.483 °C</text:p>
          </table:table-cell>
          <table:table-cell office:value-type="string">
            <text:p>24.467 °C</text:p>
          </table:table-cell>
          <table:table-cell table:number-columns-repeated="2" office:value-type="string">
            <text:p>66.7 %RH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2014-07-22 20:18:43</text:p>
          </table:table-cell>
          <table:table-cell office:value-type="string">
            <text:p>24.467 °C</text:p>
          </table:table-cell>
          <table:table-cell office:value-type="string">
            <text:p>24.453 °C</text:p>
          </table:table-cell>
          <table:table-cell table:number-columns-repeated="2" office:value-type="string">
            <text:p>66.7 %RH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2014-07-22 20:19:13</text:p>
          </table:table-cell>
          <table:table-cell office:value-type="string">
            <text:p>24.457 °C</text:p>
          </table:table-cell>
          <table:table-cell office:value-type="string">
            <text:p>24.438 °C</text:p>
          </table:table-cell>
          <table:table-cell table:number-columns-repeated="2" office:value-type="string">
            <text:p>66.7 %RH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2014-07-22 20:19:43</text:p>
          </table:table-cell>
          <table:table-cell office:value-type="string">
            <text:p>24.441 °C</text:p>
          </table:table-cell>
          <table:table-cell office:value-type="string">
            <text:p>24.427 °C</text:p>
          </table:table-cell>
          <table:table-cell office:value-type="string">
            <text:p>67.0 %RH</text:p>
          </table:table-cell>
          <table:table-cell office:value-type="string">
            <text:p>66.7 %RH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2014-07-22 20:20:13</text:p>
          </table:table-cell>
          <table:table-cell office:value-type="string">
            <text:p>24.427 °C</text:p>
          </table:table-cell>
          <table:table-cell office:value-type="string">
            <text:p>24.414 °C</text:p>
          </table:table-cell>
          <table:table-cell table:number-columns-repeated="2" office:value-type="string">
            <text:p>66.7 %RH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2014-07-22 20:20:43</text:p>
          </table:table-cell>
          <table:table-cell office:value-type="string">
            <text:p>24.414 °C</text:p>
          </table:table-cell>
          <table:table-cell office:value-type="string">
            <text:p>24.399 °C</text:p>
          </table:table-cell>
          <table:table-cell table:number-columns-repeated="2" office:value-type="string">
            <text:p>66.7 %RH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2014-07-22 20:21:13</text:p>
          </table:table-cell>
          <table:table-cell office:value-type="string">
            <text:p>24.400 °C</text:p>
          </table:table-cell>
          <table:table-cell office:value-type="string">
            <text:p>24.386 °C</text:p>
          </table:table-cell>
          <table:table-cell table:number-columns-repeated="2" office:value-type="string">
            <text:p>66.7 %RH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2014-07-22 20:21:43</text:p>
          </table:table-cell>
          <table:table-cell office:value-type="string">
            <text:p>24.387 °C</text:p>
          </table:table-cell>
          <table:table-cell office:value-type="string">
            <text:p>24.374 °C</text:p>
          </table:table-cell>
          <table:table-cell table:number-columns-repeated="2" office:value-type="string">
            <text:p>66.7 %RH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2014-07-22 20:22:13</text:p>
          </table:table-cell>
          <table:table-cell office:value-type="string">
            <text:p>24.376 °C</text:p>
          </table:table-cell>
          <table:table-cell office:value-type="string">
            <text:p>24.354 °C</text:p>
          </table:table-cell>
          <table:table-cell table:number-columns-repeated="2" office:value-type="string">
            <text:p>67.0 %RH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2014-07-22 20:22:43</text:p>
          </table:table-cell>
          <table:table-cell office:value-type="string">
            <text:p>24.355 °C</text:p>
          </table:table-cell>
          <table:table-cell office:value-type="string">
            <text:p>24.344 °C</text:p>
          </table:table-cell>
          <table:table-cell table:number-columns-repeated="2" office:value-type="string">
            <text:p>67.0 %RH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2014-07-22 20:23:13</text:p>
          </table:table-cell>
          <table:table-cell office:value-type="string">
            <text:p>24.344 °C</text:p>
          </table:table-cell>
          <table:table-cell office:value-type="string">
            <text:p>24.333 °C</text:p>
          </table:table-cell>
          <table:table-cell table:number-columns-repeated="2" office:value-type="string">
            <text:p>67.0 %RH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2014-07-22 20:23:43</text:p>
          </table:table-cell>
          <table:table-cell office:value-type="string">
            <text:p>24.335 °C</text:p>
          </table:table-cell>
          <table:table-cell office:value-type="string">
            <text:p>24.322 °C</text:p>
          </table:table-cell>
          <table:table-cell office:value-type="string">
            <text:p>67.0 %RH</text:p>
          </table:table-cell>
          <table:table-cell office:value-type="string">
            <text:p>66.7 %RH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2014-07-22 20:24:13</text:p>
          </table:table-cell>
          <table:table-cell office:value-type="string">
            <text:p>24.323 °C</text:p>
          </table:table-cell>
          <table:table-cell office:value-type="string">
            <text:p>24.304 °C</text:p>
          </table:table-cell>
          <table:table-cell table:number-columns-repeated="2" office:value-type="string">
            <text:p>67.0 %RH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2014-07-22 20:24:43</text:p>
          </table:table-cell>
          <table:table-cell office:value-type="string">
            <text:p>24.307 °C</text:p>
          </table:table-cell>
          <table:table-cell office:value-type="string">
            <text:p>24.296 °C</text:p>
          </table:table-cell>
          <table:table-cell table:number-columns-repeated="2" office:value-type="string">
            <text:p>67.0 %RH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2014-07-22 20:25:13</text:p>
          </table:table-cell>
          <table:table-cell office:value-type="string">
            <text:p>24.294 °C</text:p>
          </table:table-cell>
          <table:table-cell office:value-type="string">
            <text:p>24.282 °C</text:p>
          </table:table-cell>
          <table:table-cell table:number-columns-repeated="2" office:value-type="string">
            <text:p>67.0 %RH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2014-07-22 20:25:43</text:p>
          </table:table-cell>
          <table:table-cell office:value-type="string">
            <text:p>24.284 °C</text:p>
          </table:table-cell>
          <table:table-cell office:value-type="string">
            <text:p>24.265 °C</text:p>
          </table:table-cell>
          <table:table-cell table:number-columns-repeated="2" office:value-type="string">
            <text:p>67.0 %RH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2014-07-22 20:26:13</text:p>
          </table:table-cell>
          <table:table-cell office:value-type="string">
            <text:p>24.266 °C</text:p>
          </table:table-cell>
          <table:table-cell office:value-type="string">
            <text:p>24.255 °C</text:p>
          </table:table-cell>
          <table:table-cell table:number-columns-repeated="2" office:value-type="string">
            <text:p>67.3 %RH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2014-07-22 20:26:43</text:p>
          </table:table-cell>
          <table:table-cell office:value-type="string">
            <text:p>24.255 °C</text:p>
          </table:table-cell>
          <table:table-cell office:value-type="string">
            <text:p>24.240 °C</text:p>
          </table:table-cell>
          <table:table-cell table:number-columns-repeated="2" office:value-type="string">
            <text:p>67.3 %RH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2014-07-22 20:27:13</text:p>
          </table:table-cell>
          <table:table-cell office:value-type="string">
            <text:p>24.242 °C</text:p>
          </table:table-cell>
          <table:table-cell office:value-type="string">
            <text:p>24.227 °C</text:p>
          </table:table-cell>
          <table:table-cell office:value-type="string">
            <text:p>67.3 %RH</text:p>
          </table:table-cell>
          <table:table-cell office:value-type="string">
            <text:p>67.0 %RH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2014-07-22 20:27:43</text:p>
          </table:table-cell>
          <table:table-cell office:value-type="string">
            <text:p>24.227 °C</text:p>
          </table:table-cell>
          <table:table-cell office:value-type="string">
            <text:p>24.214 °C</text:p>
          </table:table-cell>
          <table:table-cell office:value-type="string">
            <text:p>67.3 %RH</text:p>
          </table:table-cell>
          <table:table-cell office:value-type="string">
            <text:p>67.0 %RH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2014-07-22 20:28:13</text:p>
          </table:table-cell>
          <table:table-cell office:value-type="string">
            <text:p>24.214 °C</text:p>
          </table:table-cell>
          <table:table-cell office:value-type="string">
            <text:p>24.201 °C</text:p>
          </table:table-cell>
          <table:table-cell table:number-columns-repeated="2" office:value-type="string">
            <text:p>67.3 %RH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2014-07-22 20:28:43</text:p>
          </table:table-cell>
          <table:table-cell office:value-type="string">
            <text:p>24.205 °C</text:p>
          </table:table-cell>
          <table:table-cell office:value-type="string">
            <text:p>24.189 °C</text:p>
          </table:table-cell>
          <table:table-cell table:number-columns-repeated="2" office:value-type="string">
            <text:p>67.3 %RH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2014-07-22 20:29:13</text:p>
          </table:table-cell>
          <table:table-cell office:value-type="string">
            <text:p>24.192 °C</text:p>
          </table:table-cell>
          <table:table-cell office:value-type="string">
            <text:p>24.175 °C</text:p>
          </table:table-cell>
          <table:table-cell table:number-columns-repeated="2" office:value-type="string">
            <text:p>67.3 %RH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2014-07-22 20:29:43</text:p>
          </table:table-cell>
          <table:table-cell office:value-type="string">
            <text:p>24.178 °C</text:p>
          </table:table-cell>
          <table:table-cell office:value-type="string">
            <text:p>24.165 °C</text:p>
          </table:table-cell>
          <table:table-cell office:value-type="string">
            <text:p>67.5 %RH</text:p>
          </table:table-cell>
          <table:table-cell office:value-type="string">
            <text:p>67.3 %RH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2014-07-22 20:30:13</text:p>
          </table:table-cell>
          <table:table-cell office:value-type="string">
            <text:p>24.165 °C</text:p>
          </table:table-cell>
          <table:table-cell office:value-type="string">
            <text:p>24.151 °C</text:p>
          </table:table-cell>
          <table:table-cell table:number-columns-repeated="2" office:value-type="string">
            <text:p>67.5 %RH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2014-07-22 20:30:43</text:p>
          </table:table-cell>
          <table:table-cell office:value-type="string">
            <text:p>24.154 °C</text:p>
          </table:table-cell>
          <table:table-cell office:value-type="string">
            <text:p>24.143 °C</text:p>
          </table:table-cell>
          <table:table-cell office:value-type="string">
            <text:p>67.5 %RH</text:p>
          </table:table-cell>
          <table:table-cell office:value-type="string">
            <text:p>67.3 %RH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2014-07-22 20:31:13</text:p>
          </table:table-cell>
          <table:table-cell office:value-type="string">
            <text:p>24.141 °C</text:p>
          </table:table-cell>
          <table:table-cell office:value-type="string">
            <text:p>24.128 °C</text:p>
          </table:table-cell>
          <table:table-cell office:value-type="string">
            <text:p>67.5 %RH</text:p>
          </table:table-cell>
          <table:table-cell office:value-type="string">
            <text:p>67.3 %RH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2014-07-22 20:31:43</text:p>
          </table:table-cell>
          <table:table-cell office:value-type="string">
            <text:p>24.130 °C</text:p>
          </table:table-cell>
          <table:table-cell office:value-type="string">
            <text:p>24.115 °C</text:p>
          </table:table-cell>
          <table:table-cell table:number-columns-repeated="2" office:value-type="string">
            <text:p>67.3 %RH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2014-07-22 20:32:13</text:p>
          </table:table-cell>
          <table:table-cell office:value-type="string">
            <text:p>24.118 °C</text:p>
          </table:table-cell>
          <table:table-cell office:value-type="string">
            <text:p>24.102 °C</text:p>
          </table:table-cell>
          <table:table-cell office:value-type="string">
            <text:p>67.5 %RH</text:p>
          </table:table-cell>
          <table:table-cell office:value-type="string">
            <text:p>67.3 %RH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2014-07-22 20:32:43</text:p>
          </table:table-cell>
          <table:table-cell office:value-type="string">
            <text:p>24.103 °C</text:p>
          </table:table-cell>
          <table:table-cell office:value-type="string">
            <text:p>24.093 °C</text:p>
          </table:table-cell>
          <table:table-cell table:number-columns-repeated="2" office:value-type="string">
            <text:p>67.5 %RH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2014-07-22 20:33:13</text:p>
          </table:table-cell>
          <table:table-cell office:value-type="string">
            <text:p>24.093 °C</text:p>
          </table:table-cell>
          <table:table-cell office:value-type="string">
            <text:p>24.077 °C</text:p>
          </table:table-cell>
          <table:table-cell table:number-columns-repeated="2" office:value-type="string">
            <text:p>67.5 %RH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2014-07-22 20:33:43</text:p>
          </table:table-cell>
          <table:table-cell office:value-type="string">
            <text:p>24.079 °C</text:p>
          </table:table-cell>
          <table:table-cell office:value-type="string">
            <text:p>24.064 °C</text:p>
          </table:table-cell>
          <table:table-cell table:number-columns-repeated="2" office:value-type="string">
            <text:p>67.5 %RH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2014-07-22 20:34:13</text:p>
          </table:table-cell>
          <table:table-cell office:value-type="string">
            <text:p>24.067 °C</text:p>
          </table:table-cell>
          <table:table-cell office:value-type="string">
            <text:p>24.055 °C</text:p>
          </table:table-cell>
          <table:table-cell table:number-columns-repeated="2" office:value-type="string">
            <text:p>67.5 %RH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2014-07-22 20:34:43</text:p>
          </table:table-cell>
          <table:table-cell office:value-type="string">
            <text:p>24.055 °C</text:p>
          </table:table-cell>
          <table:table-cell office:value-type="string">
            <text:p>24.042 °C</text:p>
          </table:table-cell>
          <table:table-cell table:number-columns-repeated="2" office:value-type="string">
            <text:p>67.8 %RH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2014-07-22 20:35:13</text:p>
          </table:table-cell>
          <table:table-cell office:value-type="string">
            <text:p>24.045 °C</text:p>
          </table:table-cell>
          <table:table-cell office:value-type="string">
            <text:p>24.034 °C</text:p>
          </table:table-cell>
          <table:table-cell office:value-type="string">
            <text:p>67.8 %RH</text:p>
          </table:table-cell>
          <table:table-cell office:value-type="string">
            <text:p>67.5 %RH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2014-07-22 20:35:43</text:p>
          </table:table-cell>
          <table:table-cell office:value-type="string">
            <text:p>24.031 °C</text:p>
          </table:table-cell>
          <table:table-cell office:value-type="string">
            <text:p>24.018 °C</text:p>
          </table:table-cell>
          <table:table-cell table:number-columns-repeated="2" office:value-type="string">
            <text:p>67.5 %RH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2014-07-22 20:36:13</text:p>
          </table:table-cell>
          <table:table-cell office:value-type="string">
            <text:p>24.018 °C</text:p>
          </table:table-cell>
          <table:table-cell office:value-type="string">
            <text:p>24.007 °C</text:p>
          </table:table-cell>
          <table:table-cell table:number-columns-repeated="2" office:value-type="string">
            <text:p>67.5 %RH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2014-07-22 20:36:43</text:p>
          </table:table-cell>
          <table:table-cell office:value-type="string">
            <text:p>24.010 °C</text:p>
          </table:table-cell>
          <table:table-cell office:value-type="string">
            <text:p>23.996 °C</text:p>
          </table:table-cell>
          <table:table-cell table:number-columns-repeated="2" office:value-type="string">
            <text:p>67.8 %RH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2014-07-22 20:37:13</text:p>
          </table:table-cell>
          <table:table-cell office:value-type="string">
            <text:p>23.996 °C</text:p>
          </table:table-cell>
          <table:table-cell office:value-type="string">
            <text:p>23.987 °C</text:p>
          </table:table-cell>
          <table:table-cell table:number-columns-repeated="2" office:value-type="string">
            <text:p>67.8 %RH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2014-07-22 20:37:43</text:p>
          </table:table-cell>
          <table:table-cell office:value-type="string">
            <text:p>23.984 °C</text:p>
          </table:table-cell>
          <table:table-cell office:value-type="string">
            <text:p>23.973 °C</text:p>
          </table:table-cell>
          <table:table-cell table:number-columns-repeated="2" office:value-type="string">
            <text:p>67.8 %RH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2014-07-22 20:38:13</text:p>
          </table:table-cell>
          <table:table-cell office:value-type="string">
            <text:p>23.974 °C</text:p>
          </table:table-cell>
          <table:table-cell office:value-type="string">
            <text:p>23.962 °C</text:p>
          </table:table-cell>
          <table:table-cell table:number-columns-repeated="2" office:value-type="string">
            <text:p>67.8 %RH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2014-07-22 20:38:43</text:p>
          </table:table-cell>
          <table:table-cell office:value-type="string">
            <text:p>23.961 °C</text:p>
          </table:table-cell>
          <table:table-cell office:value-type="string">
            <text:p>23.949 °C</text:p>
          </table:table-cell>
          <table:table-cell table:number-columns-repeated="2" office:value-type="string">
            <text:p>67.8 %RH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2014-07-22 20:39:13</text:p>
          </table:table-cell>
          <table:table-cell office:value-type="string">
            <text:p>23.949 °C</text:p>
          </table:table-cell>
          <table:table-cell office:value-type="string">
            <text:p>23.941 °C</text:p>
          </table:table-cell>
          <table:table-cell office:value-type="string">
            <text:p>68.1 %RH</text:p>
          </table:table-cell>
          <table:table-cell office:value-type="string">
            <text:p>67.8 %RH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2014-07-22 20:39:43</text:p>
          </table:table-cell>
          <table:table-cell office:value-type="string">
            <text:p>23.939 °C</text:p>
          </table:table-cell>
          <table:table-cell office:value-type="string">
            <text:p>23.929 °C</text:p>
          </table:table-cell>
          <table:table-cell table:number-columns-repeated="2" office:value-type="string">
            <text:p>67.8 %RH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2014-07-22 20:40:13</text:p>
          </table:table-cell>
          <table:table-cell office:value-type="string">
            <text:p>23.929 °C</text:p>
          </table:table-cell>
          <table:table-cell office:value-type="string">
            <text:p>23.914 °C</text:p>
          </table:table-cell>
          <table:table-cell table:number-columns-repeated="2" office:value-type="string">
            <text:p>67.8 %RH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2014-07-22 20:40:43</text:p>
          </table:table-cell>
          <table:table-cell office:value-type="string">
            <text:p>23.917 °C</text:p>
          </table:table-cell>
          <table:table-cell office:value-type="string">
            <text:p>23.904 °C</text:p>
          </table:table-cell>
          <table:table-cell table:number-columns-repeated="2" office:value-type="string">
            <text:p>67.8 %RH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2014-07-22 20:41:13</text:p>
          </table:table-cell>
          <table:table-cell office:value-type="string">
            <text:p>23.906 °C</text:p>
          </table:table-cell>
          <table:table-cell office:value-type="string">
            <text:p>23.894 °C</text:p>
          </table:table-cell>
          <table:table-cell table:number-columns-repeated="2" office:value-type="string">
            <text:p>68.1 %RH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2014-07-22 20:41:43</text:p>
          </table:table-cell>
          <table:table-cell office:value-type="string">
            <text:p>23.894 °C</text:p>
          </table:table-cell>
          <table:table-cell office:value-type="string">
            <text:p>23.878 °C</text:p>
          </table:table-cell>
          <table:table-cell table:number-columns-repeated="2" office:value-type="string">
            <text:p>68.1 %RH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2014-07-22 20:42:13</text:p>
          </table:table-cell>
          <table:table-cell office:value-type="string">
            <text:p>23.881 °C</text:p>
          </table:table-cell>
          <table:table-cell office:value-type="string">
            <text:p>23.869 °C</text:p>
          </table:table-cell>
          <table:table-cell table:number-columns-repeated="2" office:value-type="string">
            <text:p>68.1 %RH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2014-07-22 20:42:43</text:p>
          </table:table-cell>
          <table:table-cell office:value-type="string">
            <text:p>23.869 °C</text:p>
          </table:table-cell>
          <table:table-cell office:value-type="string">
            <text:p>23.858 °C</text:p>
          </table:table-cell>
          <table:table-cell table:number-columns-repeated="2" office:value-type="string">
            <text:p>68.1 %RH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2014-07-22 20:43:13</text:p>
          </table:table-cell>
          <table:table-cell office:value-type="string">
            <text:p>23.861 °C</text:p>
          </table:table-cell>
          <table:table-cell office:value-type="string">
            <text:p>23.848 °C</text:p>
          </table:table-cell>
          <table:table-cell office:value-type="string">
            <text:p>68.1 %RH</text:p>
          </table:table-cell>
          <table:table-cell office:value-type="string">
            <text:p>67.8 %RH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2014-07-22 20:43:43</text:p>
          </table:table-cell>
          <table:table-cell office:value-type="string">
            <text:p>23.849 °C</text:p>
          </table:table-cell>
          <table:table-cell office:value-type="string">
            <text:p>23.835 °C</text:p>
          </table:table-cell>
          <table:table-cell table:number-columns-repeated="2" office:value-type="string">
            <text:p>68.1 %RH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2014-07-22 20:44:13</text:p>
          </table:table-cell>
          <table:table-cell office:value-type="string">
            <text:p>23.839 °C</text:p>
          </table:table-cell>
          <table:table-cell office:value-type="string">
            <text:p>23.826 °C</text:p>
          </table:table-cell>
          <table:table-cell table:number-columns-repeated="2" office:value-type="string">
            <text:p>68.1 %RH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2014-07-22 20:44:43</text:p>
          </table:table-cell>
          <table:table-cell office:value-type="string">
            <text:p>23.827 °C</text:p>
          </table:table-cell>
          <table:table-cell office:value-type="string">
            <text:p>23.821 °C</text:p>
          </table:table-cell>
          <table:table-cell table:number-columns-repeated="2" office:value-type="string">
            <text:p>68.1 %RH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2014-07-22 20:45:13</text:p>
          </table:table-cell>
          <table:table-cell office:value-type="string">
            <text:p>23.819 °C</text:p>
          </table:table-cell>
          <table:table-cell office:value-type="string">
            <text:p>23.803 °C</text:p>
          </table:table-cell>
          <table:table-cell table:number-columns-repeated="2" office:value-type="string">
            <text:p>68.1 %RH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2014-07-22 20:45:43</text:p>
          </table:table-cell>
          <table:table-cell office:value-type="string">
            <text:p>23.804 °C</text:p>
          </table:table-cell>
          <table:table-cell office:value-type="string">
            <text:p>23.792 °C</text:p>
          </table:table-cell>
          <table:table-cell office:value-type="string">
            <text:p>68.3 %RH</text:p>
          </table:table-cell>
          <table:table-cell office:value-type="string">
            <text:p>68.1 %RH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2014-07-22 20:46:13</text:p>
          </table:table-cell>
          <table:table-cell office:value-type="string">
            <text:p>23.794 °C</text:p>
          </table:table-cell>
          <table:table-cell office:value-type="string">
            <text:p>23.784 °C</text:p>
          </table:table-cell>
          <table:table-cell table:number-columns-repeated="2" office:value-type="string">
            <text:p>68.3 %RH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2014-07-22 20:46:43</text:p>
          </table:table-cell>
          <table:table-cell office:value-type="string">
            <text:p>23.784 °C</text:p>
          </table:table-cell>
          <table:table-cell office:value-type="string">
            <text:p>23.775 °C</text:p>
          </table:table-cell>
          <table:table-cell table:number-columns-repeated="2" office:value-type="string">
            <text:p>68.3 %RH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2014-07-22 20:47:13</text:p>
          </table:table-cell>
          <table:table-cell office:value-type="string">
            <text:p>23.774 °C</text:p>
          </table:table-cell>
          <table:table-cell office:value-type="string">
            <text:p>23.758 °C</text:p>
          </table:table-cell>
          <table:table-cell office:value-type="string">
            <text:p>68.3 %RH</text:p>
          </table:table-cell>
          <table:table-cell office:value-type="string">
            <text:p>68.1 %RH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2014-07-22 20:47:43</text:p>
          </table:table-cell>
          <table:table-cell office:value-type="string">
            <text:p>23.760 °C</text:p>
          </table:table-cell>
          <table:table-cell office:value-type="string">
            <text:p>23.752 °C</text:p>
          </table:table-cell>
          <table:table-cell office:value-type="string">
            <text:p>68.3 %RH</text:p>
          </table:table-cell>
          <table:table-cell office:value-type="string">
            <text:p>68.1 %RH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2014-07-22 20:48:13</text:p>
          </table:table-cell>
          <table:table-cell office:value-type="string">
            <text:p>23.753 °C</text:p>
          </table:table-cell>
          <table:table-cell office:value-type="string">
            <text:p>23.739 °C</text:p>
          </table:table-cell>
          <table:table-cell table:number-columns-repeated="2" office:value-type="string">
            <text:p>68.1 %RH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2014-07-22 20:48:43</text:p>
          </table:table-cell>
          <table:table-cell office:value-type="string">
            <text:p>23.742 °C</text:p>
          </table:table-cell>
          <table:table-cell office:value-type="string">
            <text:p>23.726 °C</text:p>
          </table:table-cell>
          <table:table-cell table:number-columns-repeated="2" office:value-type="string">
            <text:p>68.3 %RH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2014-07-22 20:49:13</text:p>
          </table:table-cell>
          <table:table-cell office:value-type="string">
            <text:p>23.730 °C</text:p>
          </table:table-cell>
          <table:table-cell office:value-type="string">
            <text:p>23.717 °C</text:p>
          </table:table-cell>
          <table:table-cell table:number-columns-repeated="2" office:value-type="string">
            <text:p>68.3 %RH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2014-07-22 20:49:43</text:p>
          </table:table-cell>
          <table:table-cell office:value-type="string">
            <text:p>23.720 °C</text:p>
          </table:table-cell>
          <table:table-cell office:value-type="string">
            <text:p>23.705 °C</text:p>
          </table:table-cell>
          <table:table-cell table:number-columns-repeated="2" office:value-type="string">
            <text:p>68.3 %RH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2014-07-22 20:50:13</text:p>
          </table:table-cell>
          <table:table-cell office:value-type="string">
            <text:p>23.710 °C</text:p>
          </table:table-cell>
          <table:table-cell office:value-type="string">
            <text:p>23.697 °C</text:p>
          </table:table-cell>
          <table:table-cell table:number-columns-repeated="2" office:value-type="string">
            <text:p>68.3 %RH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2014-07-22 20:50:43</text:p>
          </table:table-cell>
          <table:table-cell office:value-type="string">
            <text:p>23.698 °C</text:p>
          </table:table-cell>
          <table:table-cell office:value-type="string">
            <text:p>23.688 °C</text:p>
          </table:table-cell>
          <table:table-cell table:number-columns-repeated="2" office:value-type="string">
            <text:p>68.3 %RH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2014-07-22 20:51:13</text:p>
          </table:table-cell>
          <table:table-cell office:value-type="string">
            <text:p>23.691 °C</text:p>
          </table:table-cell>
          <table:table-cell office:value-type="string">
            <text:p>23.675 °C</text:p>
          </table:table-cell>
          <table:table-cell table:number-columns-repeated="2" office:value-type="string">
            <text:p>68.3 %RH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2014-07-22 20:51:43</text:p>
          </table:table-cell>
          <table:table-cell office:value-type="string">
            <text:p>23.679 °C</text:p>
          </table:table-cell>
          <table:table-cell office:value-type="string">
            <text:p>23.669 °C</text:p>
          </table:table-cell>
          <table:table-cell table:number-columns-repeated="2" office:value-type="string">
            <text:p>68.6 %RH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2014-07-22 20:52:13</text:p>
          </table:table-cell>
          <table:table-cell office:value-type="string">
            <text:p>23.672 °C</text:p>
          </table:table-cell>
          <table:table-cell office:value-type="string">
            <text:p>23.659 °C</text:p>
          </table:table-cell>
          <table:table-cell table:number-columns-repeated="2" office:value-type="string">
            <text:p>68.6 %RH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2014-07-22 20:52:43</text:p>
          </table:table-cell>
          <table:table-cell office:value-type="string">
            <text:p>23.663 °C</text:p>
          </table:table-cell>
          <table:table-cell office:value-type="string">
            <text:p>23.646 °C</text:p>
          </table:table-cell>
          <table:table-cell office:value-type="string">
            <text:p>68.6 %RH</text:p>
          </table:table-cell>
          <table:table-cell office:value-type="string">
            <text:p>68.3 %RH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2014-07-22 20:53:13</text:p>
          </table:table-cell>
          <table:table-cell office:value-type="string">
            <text:p>23.647 °C</text:p>
          </table:table-cell>
          <table:table-cell office:value-type="string">
            <text:p>23.636 °C</text:p>
          </table:table-cell>
          <table:table-cell table:number-columns-repeated="2" office:value-type="string">
            <text:p>68.3 %RH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2014-07-22 20:53:43</text:p>
          </table:table-cell>
          <table:table-cell office:value-type="string">
            <text:p>23.637 °C</text:p>
          </table:table-cell>
          <table:table-cell office:value-type="string">
            <text:p>23.625 °C</text:p>
          </table:table-cell>
          <table:table-cell table:number-columns-repeated="2" office:value-type="string">
            <text:p>68.3 %RH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2014-07-22 20:54:13</text:p>
          </table:table-cell>
          <table:table-cell office:value-type="string">
            <text:p>23.627 °C</text:p>
          </table:table-cell>
          <table:table-cell office:value-type="string">
            <text:p>23.615 °C</text:p>
          </table:table-cell>
          <table:table-cell table:number-columns-repeated="2" office:value-type="string">
            <text:p>68.3 %RH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2014-07-22 20:54:43</text:p>
          </table:table-cell>
          <table:table-cell office:value-type="string">
            <text:p>23.615 °C</text:p>
          </table:table-cell>
          <table:table-cell office:value-type="string">
            <text:p>23.604 °C</text:p>
          </table:table-cell>
          <table:table-cell table:number-columns-repeated="2" office:value-type="string">
            <text:p>68.6 %RH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2014-07-22 20:55:13</text:p>
          </table:table-cell>
          <table:table-cell office:value-type="string">
            <text:p>23.607 °C</text:p>
          </table:table-cell>
          <table:table-cell office:value-type="string">
            <text:p>23.595 °C</text:p>
          </table:table-cell>
          <table:table-cell table:number-columns-repeated="2" office:value-type="string">
            <text:p>68.6 %RH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2014-07-22 20:55:43</text:p>
          </table:table-cell>
          <table:table-cell office:value-type="string">
            <text:p>23.596 °C</text:p>
          </table:table-cell>
          <table:table-cell office:value-type="string">
            <text:p>23.585 °C</text:p>
          </table:table-cell>
          <table:table-cell table:number-columns-repeated="2" office:value-type="string">
            <text:p>68.6 %RH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2014-07-22 20:56:13</text:p>
          </table:table-cell>
          <table:table-cell office:value-type="string">
            <text:p>23.586 °C</text:p>
          </table:table-cell>
          <table:table-cell office:value-type="string">
            <text:p>23.573 °C</text:p>
          </table:table-cell>
          <table:table-cell table:number-columns-repeated="2" office:value-type="string">
            <text:p>68.6 %RH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2014-07-22 20:56:43</text:p>
          </table:table-cell>
          <table:table-cell office:value-type="string">
            <text:p>23.576 °C</text:p>
          </table:table-cell>
          <table:table-cell office:value-type="string">
            <text:p>23.567 °C</text:p>
          </table:table-cell>
          <table:table-cell table:number-columns-repeated="2" office:value-type="string">
            <text:p>68.6 %RH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2014-07-22 20:57:13</text:p>
          </table:table-cell>
          <table:table-cell office:value-type="string">
            <text:p>23.565 °C</text:p>
          </table:table-cell>
          <table:table-cell office:value-type="string">
            <text:p>23.554 °C</text:p>
          </table:table-cell>
          <table:table-cell table:number-columns-repeated="2" office:value-type="string">
            <text:p>68.6 %RH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2014-07-22 20:57:43</text:p>
          </table:table-cell>
          <table:table-cell office:value-type="string">
            <text:p>23.556 °C</text:p>
          </table:table-cell>
          <table:table-cell office:value-type="string">
            <text:p>23.546 °C</text:p>
          </table:table-cell>
          <table:table-cell table:number-columns-repeated="2" office:value-type="string">
            <text:p>68.6 %RH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2014-07-22 20:58:13</text:p>
          </table:table-cell>
          <table:table-cell office:value-type="string">
            <text:p>23.550 °C</text:p>
          </table:table-cell>
          <table:table-cell office:value-type="string">
            <text:p>23.537 °C</text:p>
          </table:table-cell>
          <table:table-cell table:number-columns-repeated="2" office:value-type="string">
            <text:p>68.9 %RH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2014-07-22 20:58:43</text:p>
          </table:table-cell>
          <table:table-cell office:value-type="string">
            <text:p>23.537 °C</text:p>
          </table:table-cell>
          <table:table-cell office:value-type="string">
            <text:p>23.524 °C</text:p>
          </table:table-cell>
          <table:table-cell office:value-type="string">
            <text:p>68.9 %RH</text:p>
          </table:table-cell>
          <table:table-cell office:value-type="string">
            <text:p>68.6 %RH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2014-07-22 20:59:13</text:p>
          </table:table-cell>
          <table:table-cell office:value-type="string">
            <text:p>23.528 °C</text:p>
          </table:table-cell>
          <table:table-cell office:value-type="string">
            <text:p>23.517 °C</text:p>
          </table:table-cell>
          <table:table-cell table:number-columns-repeated="2" office:value-type="string">
            <text:p>68.6 %RH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2014-07-22 20:59:43</text:p>
          </table:table-cell>
          <table:table-cell office:value-type="string">
            <text:p>23.517 °C</text:p>
          </table:table-cell>
          <table:table-cell office:value-type="string">
            <text:p>23.506 °C</text:p>
          </table:table-cell>
          <table:table-cell table:number-columns-repeated="2" office:value-type="string">
            <text:p>68.6 %RH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2014-07-22 21:00:13</text:p>
          </table:table-cell>
          <table:table-cell office:value-type="string">
            <text:p>23.508 °C</text:p>
          </table:table-cell>
          <table:table-cell office:value-type="string">
            <text:p>23.493 °C</text:p>
          </table:table-cell>
          <table:table-cell table:number-columns-repeated="2" office:value-type="string">
            <text:p>68.9 %RH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2014-07-22 21:00:43</text:p>
          </table:table-cell>
          <table:table-cell office:value-type="string">
            <text:p>23.496 °C</text:p>
          </table:table-cell>
          <table:table-cell office:value-type="string">
            <text:p>23.483 °C</text:p>
          </table:table-cell>
          <table:table-cell table:number-columns-repeated="2" office:value-type="string">
            <text:p>68.9 %RH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2014-07-22 21:01:13</text:p>
          </table:table-cell>
          <table:table-cell office:value-type="string">
            <text:p>23.488 °C</text:p>
          </table:table-cell>
          <table:table-cell office:value-type="string">
            <text:p>23.477 °C</text:p>
          </table:table-cell>
          <table:table-cell table:number-columns-repeated="2" office:value-type="string">
            <text:p>68.9 %RH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2014-07-22 21:01:43</text:p>
          </table:table-cell>
          <table:table-cell office:value-type="string">
            <text:p>23.477 °C</text:p>
          </table:table-cell>
          <table:table-cell office:value-type="string">
            <text:p>23.469 °C</text:p>
          </table:table-cell>
          <table:table-cell table:number-columns-repeated="2" office:value-type="string">
            <text:p>68.9 %RH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2014-07-22 21:02:13</text:p>
          </table:table-cell>
          <table:table-cell office:value-type="string">
            <text:p>23.469 °C</text:p>
          </table:table-cell>
          <table:table-cell office:value-type="string">
            <text:p>23.460 °C</text:p>
          </table:table-cell>
          <table:table-cell table:number-columns-repeated="2" office:value-type="string">
            <text:p>68.9 %RH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2014-07-22 21:02:43</text:p>
          </table:table-cell>
          <table:table-cell office:value-type="string">
            <text:p>23.457 °C</text:p>
          </table:table-cell>
          <table:table-cell office:value-type="string">
            <text:p>23.447 °C</text:p>
          </table:table-cell>
          <table:table-cell table:number-columns-repeated="2" office:value-type="string">
            <text:p>68.9 %RH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2014-07-22 21:03:13</text:p>
          </table:table-cell>
          <table:table-cell office:value-type="string">
            <text:p>23.448 °C</text:p>
          </table:table-cell>
          <table:table-cell office:value-type="string">
            <text:p>23.435 °C</text:p>
          </table:table-cell>
          <table:table-cell table:number-columns-repeated="2" office:value-type="string">
            <text:p>68.9 %RH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2014-07-22 21:03:43</text:p>
          </table:table-cell>
          <table:table-cell office:value-type="string">
            <text:p>23.438 °C</text:p>
          </table:table-cell>
          <table:table-cell office:value-type="string">
            <text:p>23.427 °C</text:p>
          </table:table-cell>
          <table:table-cell table:number-columns-repeated="2" office:value-type="string">
            <text:p>68.9 %RH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2014-07-22 21:04:13</text:p>
          </table:table-cell>
          <table:table-cell office:value-type="string">
            <text:p>23.430 °C</text:p>
          </table:table-cell>
          <table:table-cell office:value-type="string">
            <text:p>23.418 °C</text:p>
          </table:table-cell>
          <table:table-cell office:value-type="string">
            <text:p>69.1 %RH</text:p>
          </table:table-cell>
          <table:table-cell office:value-type="string">
            <text:p>68.9 %RH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2014-07-22 21:04:43</text:p>
          </table:table-cell>
          <table:table-cell office:value-type="string">
            <text:p>23.421 °C</text:p>
          </table:table-cell>
          <table:table-cell office:value-type="string">
            <text:p>23.412 °C</text:p>
          </table:table-cell>
          <table:table-cell table:number-columns-repeated="2" office:value-type="string">
            <text:p>68.9 %RH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2014-07-22 21:05:13</text:p>
          </table:table-cell>
          <table:table-cell office:value-type="string">
            <text:p>23.411 °C</text:p>
          </table:table-cell>
          <table:table-cell office:value-type="string">
            <text:p>23.399 °C</text:p>
          </table:table-cell>
          <table:table-cell table:number-columns-repeated="2" office:value-type="string">
            <text:p>68.9 %RH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2014-07-22 21:05:43</text:p>
          </table:table-cell>
          <table:table-cell office:value-type="string">
            <text:p>23.402 °C</text:p>
          </table:table-cell>
          <table:table-cell office:value-type="string">
            <text:p>23.390 °C</text:p>
          </table:table-cell>
          <table:table-cell table:number-columns-repeated="2" office:value-type="string">
            <text:p>68.9 %RH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2014-07-22 21:06:13</text:p>
          </table:table-cell>
          <table:table-cell office:value-type="string">
            <text:p>23.393 °C</text:p>
          </table:table-cell>
          <table:table-cell office:value-type="string">
            <text:p>23.379 °C</text:p>
          </table:table-cell>
          <table:table-cell office:value-type="string">
            <text:p>69.1 %RH</text:p>
          </table:table-cell>
          <table:table-cell office:value-type="string">
            <text:p>68.9 %RH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2014-07-22 21:06:43</text:p>
          </table:table-cell>
          <table:table-cell office:value-type="string">
            <text:p>23.380 °C</text:p>
          </table:table-cell>
          <table:table-cell office:value-type="string">
            <text:p>23.373 °C</text:p>
          </table:table-cell>
          <table:table-cell table:number-columns-repeated="2" office:value-type="string">
            <text:p>69.1 %RH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2014-07-22 21:07:13</text:p>
          </table:table-cell>
          <table:table-cell office:value-type="string">
            <text:p>23.373 °C</text:p>
          </table:table-cell>
          <table:table-cell office:value-type="string">
            <text:p>23.364 °C</text:p>
          </table:table-cell>
          <table:table-cell table:number-columns-repeated="2" office:value-type="string">
            <text:p>69.1 %RH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2014-07-22 21:07:43</text:p>
          </table:table-cell>
          <table:table-cell office:value-type="string">
            <text:p>23.364 °C</text:p>
          </table:table-cell>
          <table:table-cell office:value-type="string">
            <text:p>23.353 °C</text:p>
          </table:table-cell>
          <table:table-cell table:number-columns-repeated="2" office:value-type="string">
            <text:p>69.1 %RH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2014-07-22 21:08:13</text:p>
          </table:table-cell>
          <table:table-cell office:value-type="string">
            <text:p>23.357 °C</text:p>
          </table:table-cell>
          <table:table-cell office:value-type="string">
            <text:p>23.346 °C</text:p>
          </table:table-cell>
          <table:table-cell table:number-columns-repeated="2" office:value-type="string">
            <text:p>69.1 %RH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2014-07-22 21:08:43</text:p>
          </table:table-cell>
          <table:table-cell office:value-type="string">
            <text:p>23.346 °C</text:p>
          </table:table-cell>
          <table:table-cell office:value-type="string">
            <text:p>23.337 °C</text:p>
          </table:table-cell>
          <table:table-cell office:value-type="string">
            <text:p>69.1 %RH</text:p>
          </table:table-cell>
          <table:table-cell office:value-type="string">
            <text:p>68.9 %RH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2014-07-22 21:09:13</text:p>
          </table:table-cell>
          <table:table-cell office:value-type="string">
            <text:p>23.337 °C</text:p>
          </table:table-cell>
          <table:table-cell office:value-type="string">
            <text:p>23.324 °C</text:p>
          </table:table-cell>
          <table:table-cell table:number-columns-repeated="2" office:value-type="string">
            <text:p>69.1 %RH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2014-07-22 21:09:43</text:p>
          </table:table-cell>
          <table:table-cell office:value-type="string">
            <text:p>23.327 °C</text:p>
          </table:table-cell>
          <table:table-cell office:value-type="string">
            <text:p>23.317 °C</text:p>
          </table:table-cell>
          <table:table-cell table:number-columns-repeated="2" office:value-type="string">
            <text:p>69.1 %RH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2014-07-22 21:10:13</text:p>
          </table:table-cell>
          <table:table-cell office:value-type="string">
            <text:p>23.319 °C</text:p>
          </table:table-cell>
          <table:table-cell office:value-type="string">
            <text:p>23.308 °C</text:p>
          </table:table-cell>
          <table:table-cell table:number-columns-repeated="2" office:value-type="string">
            <text:p>69.1 %RH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2014-07-22 21:10:43</text:p>
          </table:table-cell>
          <table:table-cell office:value-type="string">
            <text:p>23.308 °C</text:p>
          </table:table-cell>
          <table:table-cell office:value-type="string">
            <text:p>23.301 °C</text:p>
          </table:table-cell>
          <table:table-cell table:number-columns-repeated="2" office:value-type="string">
            <text:p>69.1 %RH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2014-07-22 21:11:13</text:p>
          </table:table-cell>
          <table:table-cell office:value-type="string">
            <text:p>23.301 °C</text:p>
          </table:table-cell>
          <table:table-cell office:value-type="string">
            <text:p>23.292 °C</text:p>
          </table:table-cell>
          <table:table-cell office:value-type="string">
            <text:p>69.4 %RH</text:p>
          </table:table-cell>
          <table:table-cell office:value-type="string">
            <text:p>69.1 %RH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2014-07-22 21:11:43</text:p>
          </table:table-cell>
          <table:table-cell office:value-type="string">
            <text:p>23.292 °C</text:p>
          </table:table-cell>
          <table:table-cell office:value-type="string">
            <text:p>23.279 °C</text:p>
          </table:table-cell>
          <table:table-cell table:number-columns-repeated="2" office:value-type="string">
            <text:p>69.4 %RH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2014-07-22 21:12:13</text:p>
          </table:table-cell>
          <table:table-cell office:value-type="string">
            <text:p>23.282 °C</text:p>
          </table:table-cell>
          <table:table-cell office:value-type="string">
            <text:p>23.270 °C</text:p>
          </table:table-cell>
          <table:table-cell table:number-columns-repeated="2" office:value-type="string">
            <text:p>69.4 %RH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2014-07-22 21:12:43</text:p>
          </table:table-cell>
          <table:table-cell office:value-type="string">
            <text:p>23.274 °C</text:p>
          </table:table-cell>
          <table:table-cell office:value-type="string">
            <text:p>23.266 °C</text:p>
          </table:table-cell>
          <table:table-cell table:number-columns-repeated="2" office:value-type="string">
            <text:p>69.4 %RH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2014-07-22 21:13:13</text:p>
          </table:table-cell>
          <table:table-cell office:value-type="string">
            <text:p>23.264 °C</text:p>
          </table:table-cell>
          <table:table-cell office:value-type="string">
            <text:p>23.260 °C</text:p>
          </table:table-cell>
          <table:table-cell office:value-type="string">
            <text:p>69.4 %RH</text:p>
          </table:table-cell>
          <table:table-cell office:value-type="string">
            <text:p>69.1 %RH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2014-07-22 21:13:43</text:p>
          </table:table-cell>
          <table:table-cell office:value-type="string">
            <text:p>23.257 °C</text:p>
          </table:table-cell>
          <table:table-cell office:value-type="string">
            <text:p>23.250 °C</text:p>
          </table:table-cell>
          <table:table-cell office:value-type="string">
            <text:p>69.4 %RH</text:p>
          </table:table-cell>
          <table:table-cell office:value-type="string">
            <text:p>69.1 %RH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2014-07-22 21:14:13</text:p>
          </table:table-cell>
          <table:table-cell office:value-type="string">
            <text:p>23.250 °C</text:p>
          </table:table-cell>
          <table:table-cell office:value-type="string">
            <text:p>23.240 °C</text:p>
          </table:table-cell>
          <table:table-cell table:number-columns-repeated="2" office:value-type="string">
            <text:p>69.4 %RH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2014-07-22 21:14:43</text:p>
          </table:table-cell>
          <table:table-cell office:value-type="string">
            <text:p>23.241 °C</text:p>
          </table:table-cell>
          <table:table-cell office:value-type="string">
            <text:p>23.230 °C</text:p>
          </table:table-cell>
          <table:table-cell table:number-columns-repeated="2" office:value-type="string">
            <text:p>69.4 %RH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2014-07-22 21:15:13</text:p>
          </table:table-cell>
          <table:table-cell office:value-type="string">
            <text:p>23.228 °C</text:p>
          </table:table-cell>
          <table:table-cell office:value-type="string">
            <text:p>23.219 °C</text:p>
          </table:table-cell>
          <table:table-cell table:number-columns-repeated="2" office:value-type="string">
            <text:p>69.4 %RH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2014-07-22 21:15:43</text:p>
          </table:table-cell>
          <table:table-cell office:value-type="string">
            <text:p>23.221 °C</text:p>
          </table:table-cell>
          <table:table-cell office:value-type="string">
            <text:p>23.214 °C</text:p>
          </table:table-cell>
          <table:table-cell table:number-columns-repeated="2" office:value-type="string">
            <text:p>69.4 %RH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2014-07-22 21:16:13</text:p>
          </table:table-cell>
          <table:table-cell office:value-type="string">
            <text:p>23.212 °C</text:p>
          </table:table-cell>
          <table:table-cell office:value-type="string">
            <text:p>23.202 °C</text:p>
          </table:table-cell>
          <table:table-cell table:number-columns-repeated="2" office:value-type="string">
            <text:p>69.4 %RH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2014-07-22 21:16:43</text:p>
          </table:table-cell>
          <table:table-cell office:value-type="string">
            <text:p>23.202 °C</text:p>
          </table:table-cell>
          <table:table-cell office:value-type="string">
            <text:p>23.195 °C</text:p>
          </table:table-cell>
          <table:table-cell table:number-columns-repeated="2" office:value-type="string">
            <text:p>69.6 %RH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2014-07-22 21:17:13</text:p>
          </table:table-cell>
          <table:table-cell office:value-type="string">
            <text:p>23.196 °C</text:p>
          </table:table-cell>
          <table:table-cell office:value-type="string">
            <text:p>23.190 °C</text:p>
          </table:table-cell>
          <table:table-cell table:number-columns-repeated="2" office:value-type="string">
            <text:p>69.6 %RH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2014-07-22 21:17:43</text:p>
          </table:table-cell>
          <table:table-cell office:value-type="string">
            <text:p>23.188 °C</text:p>
          </table:table-cell>
          <table:table-cell office:value-type="string">
            <text:p>23.180 °C</text:p>
          </table:table-cell>
          <table:table-cell office:value-type="string">
            <text:p>69.6 %RH</text:p>
          </table:table-cell>
          <table:table-cell office:value-type="string">
            <text:p>69.4 %RH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2014-07-22 21:18:13</text:p>
          </table:table-cell>
          <table:table-cell office:value-type="string">
            <text:p>23.182 °C</text:p>
          </table:table-cell>
          <table:table-cell office:value-type="string">
            <text:p>23.170 °C</text:p>
          </table:table-cell>
          <table:table-cell table:number-columns-repeated="2" office:value-type="string">
            <text:p>69.6 %RH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2014-07-22 21:18:43</text:p>
          </table:table-cell>
          <table:table-cell office:value-type="string">
            <text:p>23.169 °C</text:p>
          </table:table-cell>
          <table:table-cell office:value-type="string">
            <text:p>23.161 °C</text:p>
          </table:table-cell>
          <table:table-cell table:number-columns-repeated="2" office:value-type="string">
            <text:p>69.6 %RH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2014-07-22 21:19:13</text:p>
          </table:table-cell>
          <table:table-cell office:value-type="string">
            <text:p>23.164 °C</text:p>
          </table:table-cell>
          <table:table-cell office:value-type="string">
            <text:p>23.151 °C</text:p>
          </table:table-cell>
          <table:table-cell table:number-columns-repeated="2" office:value-type="string">
            <text:p>69.9 %RH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2014-07-22 21:19:43</text:p>
          </table:table-cell>
          <table:table-cell office:value-type="string">
            <text:p>23.156 °C</text:p>
          </table:table-cell>
          <table:table-cell office:value-type="string">
            <text:p>23.143 °C</text:p>
          </table:table-cell>
          <table:table-cell office:value-type="string">
            <text:p>69.9 %RH</text:p>
          </table:table-cell>
          <table:table-cell office:value-type="string">
            <text:p>69.6 %RH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2014-07-22 21:20:13</text:p>
          </table:table-cell>
          <table:table-cell office:value-type="string">
            <text:p>23.146 °C</text:p>
          </table:table-cell>
          <table:table-cell office:value-type="string">
            <text:p>23.137 °C</text:p>
          </table:table-cell>
          <table:table-cell office:value-type="string">
            <text:p>69.9 %RH</text:p>
          </table:table-cell>
          <table:table-cell office:value-type="string">
            <text:p>69.6 %RH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2014-07-22 21:20:43</text:p>
          </table:table-cell>
          <table:table-cell office:value-type="string">
            <text:p>23.140 °C</text:p>
          </table:table-cell>
          <table:table-cell office:value-type="string">
            <text:p>23.130 °C</text:p>
          </table:table-cell>
          <table:table-cell table:number-columns-repeated="2" office:value-type="string">
            <text:p>69.9 %RH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2014-07-22 21:21:13</text:p>
          </table:table-cell>
          <table:table-cell office:value-type="string">
            <text:p>23.134 °C</text:p>
          </table:table-cell>
          <table:table-cell office:value-type="string">
            <text:p>23.121 °C</text:p>
          </table:table-cell>
          <table:table-cell table:number-columns-repeated="2" office:value-type="string">
            <text:p>69.9 %RH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2014-07-22 21:21:43</text:p>
          </table:table-cell>
          <table:table-cell office:value-type="string">
            <text:p>23.124 °C</text:p>
          </table:table-cell>
          <table:table-cell office:value-type="string">
            <text:p>23.114 °C</text:p>
          </table:table-cell>
          <table:table-cell office:value-type="string">
            <text:p>70.2 %RH</text:p>
          </table:table-cell>
          <table:table-cell office:value-type="string">
            <text:p>69.9 %RH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2014-07-22 21:22:13</text:p>
          </table:table-cell>
          <table:table-cell office:value-type="string">
            <text:p>23.115 °C</text:p>
          </table:table-cell>
          <table:table-cell office:value-type="string">
            <text:p>23.105 °C</text:p>
          </table:table-cell>
          <table:table-cell table:number-columns-repeated="2" office:value-type="string">
            <text:p>70.2 %RH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2014-07-22 21:22:43</text:p>
          </table:table-cell>
          <table:table-cell office:value-type="string">
            <text:p>23.108 °C</text:p>
          </table:table-cell>
          <table:table-cell office:value-type="string">
            <text:p>23.099 °C</text:p>
          </table:table-cell>
          <table:table-cell table:number-columns-repeated="2" office:value-type="string">
            <text:p>70.2 %RH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2014-07-22 21:23:13</text:p>
          </table:table-cell>
          <table:table-cell office:value-type="string">
            <text:p>23.099 °C</text:p>
          </table:table-cell>
          <table:table-cell office:value-type="string">
            <text:p>23.091 °C</text:p>
          </table:table-cell>
          <table:table-cell table:number-columns-repeated="2" office:value-type="string">
            <text:p>70.2 %RH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2014-07-22 21:23:43</text:p>
          </table:table-cell>
          <table:table-cell office:value-type="string">
            <text:p>23.093 °C</text:p>
          </table:table-cell>
          <table:table-cell office:value-type="string">
            <text:p>23.085 °C</text:p>
          </table:table-cell>
          <table:table-cell table:number-columns-repeated="2" office:value-type="string">
            <text:p>70.2 %RH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2014-07-22 21:24:13</text:p>
          </table:table-cell>
          <table:table-cell office:value-type="string">
            <text:p>23.085 °C</text:p>
          </table:table-cell>
          <table:table-cell office:value-type="string">
            <text:p>23.076 °C</text:p>
          </table:table-cell>
          <table:table-cell table:number-columns-repeated="2" office:value-type="string">
            <text:p>70.2 %RH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2014-07-22 21:24:43</text:p>
          </table:table-cell>
          <table:table-cell office:value-type="string">
            <text:p>23.077 °C</text:p>
          </table:table-cell>
          <table:table-cell office:value-type="string">
            <text:p>23.069 °C</text:p>
          </table:table-cell>
          <table:table-cell table:number-columns-repeated="2" office:value-type="string">
            <text:p>70.2 %RH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2014-07-22 21:25:13</text:p>
          </table:table-cell>
          <table:table-cell office:value-type="string">
            <text:p>23.069 °C</text:p>
          </table:table-cell>
          <table:table-cell office:value-type="string">
            <text:p>23.062 °C</text:p>
          </table:table-cell>
          <table:table-cell table:number-columns-repeated="2" office:value-type="string">
            <text:p>70.2 %RH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2014-07-22 21:25:43</text:p>
          </table:table-cell>
          <table:table-cell office:value-type="string">
            <text:p>23.062 °C</text:p>
          </table:table-cell>
          <table:table-cell office:value-type="string">
            <text:p>23.051 °C</text:p>
          </table:table-cell>
          <table:table-cell table:number-columns-repeated="2" office:value-type="string">
            <text:p>70.2 %RH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2014-07-22 21:26:13</text:p>
          </table:table-cell>
          <table:table-cell office:value-type="string">
            <text:p>23.054 °C</text:p>
          </table:table-cell>
          <table:table-cell office:value-type="string">
            <text:p>23.046 °C</text:p>
          </table:table-cell>
          <table:table-cell table:number-columns-repeated="2" office:value-type="string">
            <text:p>70.2 %RH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2014-07-22 21:26:43</text:p>
          </table:table-cell>
          <table:table-cell office:value-type="string">
            <text:p>23.047 °C</text:p>
          </table:table-cell>
          <table:table-cell office:value-type="string">
            <text:p>23.037 °C</text:p>
          </table:table-cell>
          <table:table-cell table:number-columns-repeated="2" office:value-type="string">
            <text:p>70.4 %RH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2014-07-22 21:27:13</text:p>
          </table:table-cell>
          <table:table-cell office:value-type="string">
            <text:p>23.038 °C</text:p>
          </table:table-cell>
          <table:table-cell office:value-type="string">
            <text:p>23.031 °C</text:p>
          </table:table-cell>
          <table:table-cell office:value-type="string">
            <text:p>70.4 %RH</text:p>
          </table:table-cell>
          <table:table-cell office:value-type="string">
            <text:p>70.2 %RH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2014-07-22 21:27:43</text:p>
          </table:table-cell>
          <table:table-cell office:value-type="string">
            <text:p>23.031 °C</text:p>
          </table:table-cell>
          <table:table-cell office:value-type="string">
            <text:p>23.025 °C</text:p>
          </table:table-cell>
          <table:table-cell office:value-type="string">
            <text:p>70.4 %RH</text:p>
          </table:table-cell>
          <table:table-cell office:value-type="string">
            <text:p>70.2 %RH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2014-07-22 21:28:13</text:p>
          </table:table-cell>
          <table:table-cell office:value-type="string">
            <text:p>23.022 °C</text:p>
          </table:table-cell>
          <table:table-cell office:value-type="string">
            <text:p>23.015 °C</text:p>
          </table:table-cell>
          <table:table-cell table:number-columns-repeated="2" office:value-type="string">
            <text:p>70.4 %RH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2014-07-22 21:28:43</text:p>
          </table:table-cell>
          <table:table-cell office:value-type="string">
            <text:p>23.018 °C</text:p>
          </table:table-cell>
          <table:table-cell office:value-type="string">
            <text:p>23.008 °C</text:p>
          </table:table-cell>
          <table:table-cell office:value-type="string">
            <text:p>70.4 %RH</text:p>
          </table:table-cell>
          <table:table-cell office:value-type="string">
            <text:p>70.2 %RH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2014-07-22 21:29:13</text:p>
          </table:table-cell>
          <table:table-cell office:value-type="string">
            <text:p>23.011 °C</text:p>
          </table:table-cell>
          <table:table-cell office:value-type="string">
            <text:p>22.998 °C</text:p>
          </table:table-cell>
          <table:table-cell table:number-columns-repeated="2" office:value-type="string">
            <text:p>70.4 %RH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2014-07-22 21:29:43</text:p>
          </table:table-cell>
          <table:table-cell office:value-type="string">
            <text:p>23.002 °C</text:p>
          </table:table-cell>
          <table:table-cell office:value-type="string">
            <text:p>22.993 °C</text:p>
          </table:table-cell>
          <table:table-cell table:number-columns-repeated="2" office:value-type="string">
            <text:p>70.4 %RH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2014-07-22 21:30:13</text:p>
          </table:table-cell>
          <table:table-cell office:value-type="string">
            <text:p>22.996 °C</text:p>
          </table:table-cell>
          <table:table-cell office:value-type="string">
            <text:p>22.988 °C</text:p>
          </table:table-cell>
          <table:table-cell table:number-columns-repeated="2" office:value-type="string">
            <text:p>70.4 %RH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2014-07-22 21:30:43</text:p>
          </table:table-cell>
          <table:table-cell office:value-type="string">
            <text:p>22.989 °C</text:p>
          </table:table-cell>
          <table:table-cell office:value-type="string">
            <text:p>22.985 °C</text:p>
          </table:table-cell>
          <table:table-cell table:number-columns-repeated="2" office:value-type="string">
            <text:p>70.4 %RH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2014-07-22 21:31:13</text:p>
          </table:table-cell>
          <table:table-cell office:value-type="string">
            <text:p>22.983 °C</text:p>
          </table:table-cell>
          <table:table-cell office:value-type="string">
            <text:p>22.975 °C</text:p>
          </table:table-cell>
          <table:table-cell table:number-columns-repeated="2" office:value-type="string">
            <text:p>70.4 %RH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2014-07-22 21:31:43</text:p>
          </table:table-cell>
          <table:table-cell office:value-type="string">
            <text:p>22.975 °C</text:p>
          </table:table-cell>
          <table:table-cell office:value-type="string">
            <text:p>22.967 °C</text:p>
          </table:table-cell>
          <table:table-cell table:number-columns-repeated="2" office:value-type="string">
            <text:p>70.4 %RH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2014-07-22 21:32:13</text:p>
          </table:table-cell>
          <table:table-cell office:value-type="string">
            <text:p>22.969 °C</text:p>
          </table:table-cell>
          <table:table-cell office:value-type="string">
            <text:p>22.960 °C</text:p>
          </table:table-cell>
          <table:table-cell table:number-columns-repeated="2" office:value-type="string">
            <text:p>70.7 %RH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2014-07-22 21:32:43</text:p>
          </table:table-cell>
          <table:table-cell office:value-type="string">
            <text:p>22.963 °C</text:p>
          </table:table-cell>
          <table:table-cell office:value-type="string">
            <text:p>22.952 °C</text:p>
          </table:table-cell>
          <table:table-cell table:number-columns-repeated="2" office:value-type="string">
            <text:p>70.7 %RH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2014-07-22 21:33:13</text:p>
          </table:table-cell>
          <table:table-cell office:value-type="string">
            <text:p>22.954 °C</text:p>
          </table:table-cell>
          <table:table-cell office:value-type="string">
            <text:p>22.946 °C</text:p>
          </table:table-cell>
          <table:table-cell table:number-columns-repeated="2" office:value-type="string">
            <text:p>70.7 %RH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2014-07-22 21:33:43</text:p>
          </table:table-cell>
          <table:table-cell office:value-type="string">
            <text:p>22.947 °C</text:p>
          </table:table-cell>
          <table:table-cell office:value-type="string">
            <text:p>22.940 °C</text:p>
          </table:table-cell>
          <table:table-cell office:value-type="string">
            <text:p>70.7 %RH</text:p>
          </table:table-cell>
          <table:table-cell office:value-type="string">
            <text:p>70.4 %RH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2014-07-22 21:34:13</text:p>
          </table:table-cell>
          <table:table-cell office:value-type="string">
            <text:p>22.938 °C</text:p>
          </table:table-cell>
          <table:table-cell office:value-type="string">
            <text:p>22.931 °C</text:p>
          </table:table-cell>
          <table:table-cell office:value-type="string">
            <text:p>70.7 %RH</text:p>
          </table:table-cell>
          <table:table-cell office:value-type="string">
            <text:p>70.4 %RH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string">
            <text:p>2014-07-22 21:34:43</text:p>
          </table:table-cell>
          <table:table-cell office:value-type="string">
            <text:p>22.936 °C</text:p>
          </table:table-cell>
          <table:table-cell office:value-type="string">
            <text:p>22.927 °C</text:p>
          </table:table-cell>
          <table:table-cell office:value-type="string">
            <text:p>70.7 %RH</text:p>
          </table:table-cell>
          <table:table-cell office:value-type="string">
            <text:p>70.4 %RH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2014-07-22 21:35:13</text:p>
          </table:table-cell>
          <table:table-cell office:value-type="string">
            <text:p>22.928 °C</text:p>
          </table:table-cell>
          <table:table-cell office:value-type="string">
            <text:p>22.915 °C</text:p>
          </table:table-cell>
          <table:table-cell office:value-type="string">
            <text:p>70.7 %RH</text:p>
          </table:table-cell>
          <table:table-cell office:value-type="string">
            <text:p>70.4 %RH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2014-07-22 21:35:43</text:p>
          </table:table-cell>
          <table:table-cell office:value-type="string">
            <text:p>22.918 °C</text:p>
          </table:table-cell>
          <table:table-cell office:value-type="string">
            <text:p>22.912 °C</text:p>
          </table:table-cell>
          <table:table-cell table:number-columns-repeated="2" office:value-type="string">
            <text:p>70.7 %RH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2014-07-22 21:36:13</text:p>
          </table:table-cell>
          <table:table-cell office:value-type="string">
            <text:p>22.912 °C</text:p>
          </table:table-cell>
          <table:table-cell office:value-type="string">
            <text:p>22.905 °C</text:p>
          </table:table-cell>
          <table:table-cell table:number-columns-repeated="2" office:value-type="string">
            <text:p>70.7 %RH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2014-07-22 21:36:43</text:p>
          </table:table-cell>
          <table:table-cell office:value-type="string">
            <text:p>22.907 °C</text:p>
          </table:table-cell>
          <table:table-cell office:value-type="string">
            <text:p>22.898 °C</text:p>
          </table:table-cell>
          <table:table-cell table:number-columns-repeated="2" office:value-type="string">
            <text:p>70.7 %RH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2014-07-22 21:37:13</text:p>
          </table:table-cell>
          <table:table-cell office:value-type="string">
            <text:p>22.898 °C</text:p>
          </table:table-cell>
          <table:table-cell office:value-type="string">
            <text:p>22.892 °C</text:p>
          </table:table-cell>
          <table:table-cell table:number-columns-repeated="2" office:value-type="string">
            <text:p>70.7 %RH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2014-07-22 21:37:43</text:p>
          </table:table-cell>
          <table:table-cell office:value-type="string">
            <text:p>22.894 °C</text:p>
          </table:table-cell>
          <table:table-cell office:value-type="string">
            <text:p>22.882 °C</text:p>
          </table:table-cell>
          <table:table-cell table:number-columns-repeated="2" office:value-type="string">
            <text:p>70.7 %RH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2014-07-22 21:38:13</text:p>
          </table:table-cell>
          <table:table-cell office:value-type="string">
            <text:p>22.888 °C</text:p>
          </table:table-cell>
          <table:table-cell office:value-type="string">
            <text:p>22.875 °C</text:p>
          </table:table-cell>
          <table:table-cell table:number-columns-repeated="2" office:value-type="string">
            <text:p>70.7 %RH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2014-07-22 21:38:43</text:p>
          </table:table-cell>
          <table:table-cell office:value-type="string">
            <text:p>22.881 °C</text:p>
          </table:table-cell>
          <table:table-cell office:value-type="string">
            <text:p>22.870 °C</text:p>
          </table:table-cell>
          <table:table-cell table:number-columns-repeated="2" office:value-type="string">
            <text:p>70.7 %RH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2014-07-22 21:39:13</text:p>
          </table:table-cell>
          <table:table-cell office:value-type="string">
            <text:p>22.870 °C</text:p>
          </table:table-cell>
          <table:table-cell office:value-type="string">
            <text:p>22.866 °C</text:p>
          </table:table-cell>
          <table:table-cell table:number-columns-repeated="2" office:value-type="string">
            <text:p>70.7 %RH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2014-07-22 21:39:43</text:p>
          </table:table-cell>
          <table:table-cell office:value-type="string">
            <text:p>22.866 °C</text:p>
          </table:table-cell>
          <table:table-cell office:value-type="string">
            <text:p>22.857 °C</text:p>
          </table:table-cell>
          <table:table-cell table:number-columns-repeated="2" office:value-type="string">
            <text:p>70.7 %RH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2014-07-22 21:40:13</text:p>
          </table:table-cell>
          <table:table-cell office:value-type="string">
            <text:p>22.859 °C</text:p>
          </table:table-cell>
          <table:table-cell office:value-type="string">
            <text:p>22.853 °C</text:p>
          </table:table-cell>
          <table:table-cell office:value-type="string">
            <text:p>71.0 %RH</text:p>
          </table:table-cell>
          <table:table-cell office:value-type="string">
            <text:p>70.7 %RH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2014-07-22 21:40:43</text:p>
          </table:table-cell>
          <table:table-cell office:value-type="string">
            <text:p>22.852 °C</text:p>
          </table:table-cell>
          <table:table-cell office:value-type="string">
            <text:p>22.846 °C</text:p>
          </table:table-cell>
          <table:table-cell office:value-type="string">
            <text:p>71.0 %RH</text:p>
          </table:table-cell>
          <table:table-cell office:value-type="string">
            <text:p>70.7 %RH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2014-07-22 21:41:13</text:p>
          </table:table-cell>
          <table:table-cell office:value-type="string">
            <text:p>22.846 °C</text:p>
          </table:table-cell>
          <table:table-cell office:value-type="string">
            <text:p>22.842 °C</text:p>
          </table:table-cell>
          <table:table-cell table:number-columns-repeated="2" office:value-type="string">
            <text:p>71.0 %RH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2014-07-22 21:41:43</text:p>
          </table:table-cell>
          <table:table-cell office:value-type="string">
            <text:p>22.840 °C</text:p>
          </table:table-cell>
          <table:table-cell office:value-type="string">
            <text:p>22.830 °C</text:p>
          </table:table-cell>
          <table:table-cell table:number-columns-repeated="2" office:value-type="string">
            <text:p>71.0 %RH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2014-07-22 21:42:13</text:p>
          </table:table-cell>
          <table:table-cell office:value-type="string">
            <text:p>22.833 °C</text:p>
          </table:table-cell>
          <table:table-cell office:value-type="string">
            <text:p>22.829 °C</text:p>
          </table:table-cell>
          <table:table-cell table:number-columns-repeated="2" office:value-type="string">
            <text:p>71.0 %RH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2014-07-22 21:42:43</text:p>
          </table:table-cell>
          <table:table-cell office:value-type="string">
            <text:p>22.827 °C</text:p>
          </table:table-cell>
          <table:table-cell office:value-type="string">
            <text:p>22.818 °C</text:p>
          </table:table-cell>
          <table:table-cell table:number-columns-repeated="2" office:value-type="string">
            <text:p>71.0 %RH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2014-07-22 21:43:13</text:p>
          </table:table-cell>
          <table:table-cell office:value-type="string">
            <text:p>22.818 °C</text:p>
          </table:table-cell>
          <table:table-cell office:value-type="string">
            <text:p>22.813 °C</text:p>
          </table:table-cell>
          <table:table-cell office:value-type="string">
            <text:p>71.2 %RH</text:p>
          </table:table-cell>
          <table:table-cell office:value-type="string">
            <text:p>71.0 %RH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2014-07-22 21:43:43</text:p>
          </table:table-cell>
          <table:table-cell office:value-type="string">
            <text:p>22.814 °C</text:p>
          </table:table-cell>
          <table:table-cell office:value-type="string">
            <text:p>22.807 °C</text:p>
          </table:table-cell>
          <table:table-cell table:number-columns-repeated="2" office:value-type="string">
            <text:p>71.0 %RH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2014-07-22 21:44:13</text:p>
          </table:table-cell>
          <table:table-cell office:value-type="string">
            <text:p>22.808 °C</text:p>
          </table:table-cell>
          <table:table-cell office:value-type="string">
            <text:p>22.797 °C</text:p>
          </table:table-cell>
          <table:table-cell table:number-columns-repeated="2" office:value-type="string">
            <text:p>71.0 %RH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2014-07-22 21:44:43</text:p>
          </table:table-cell>
          <table:table-cell office:value-type="string">
            <text:p>22.802 °C</text:p>
          </table:table-cell>
          <table:table-cell office:value-type="string">
            <text:p>22.797 °C</text:p>
          </table:table-cell>
          <table:table-cell table:number-columns-repeated="2" office:value-type="string">
            <text:p>71.0 %RH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2014-07-22 21:45:13</text:p>
          </table:table-cell>
          <table:table-cell office:value-type="string">
            <text:p>22.797 °C</text:p>
          </table:table-cell>
          <table:table-cell office:value-type="string">
            <text:p>22.788 °C</text:p>
          </table:table-cell>
          <table:table-cell table:number-columns-repeated="2" office:value-type="string">
            <text:p>71.0 %RH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2014-07-22 21:45:43</text:p>
          </table:table-cell>
          <table:table-cell office:value-type="string">
            <text:p>22.789 °C</text:p>
          </table:table-cell>
          <table:table-cell office:value-type="string">
            <text:p>22.782 °C</text:p>
          </table:table-cell>
          <table:table-cell table:number-columns-repeated="2" office:value-type="string">
            <text:p>71.0 %RH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2014-07-22 21:46:13</text:p>
          </table:table-cell>
          <table:table-cell office:value-type="string">
            <text:p>22.782 °C</text:p>
          </table:table-cell>
          <table:table-cell office:value-type="string">
            <text:p>22.774 °C</text:p>
          </table:table-cell>
          <table:table-cell table:number-columns-repeated="2" office:value-type="string">
            <text:p>71.2 %RH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2014-07-22 21:46:43</text:p>
          </table:table-cell>
          <table:table-cell office:value-type="string">
            <text:p>22.776 °C</text:p>
          </table:table-cell>
          <table:table-cell office:value-type="string">
            <text:p>22.771 °C</text:p>
          </table:table-cell>
          <table:table-cell table:number-columns-repeated="2" office:value-type="string">
            <text:p>71.2 %RH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2014-07-22 21:47:13</text:p>
          </table:table-cell>
          <table:table-cell office:value-type="string">
            <text:p>22.771 °C</text:p>
          </table:table-cell>
          <table:table-cell office:value-type="string">
            <text:p>22.763 °C</text:p>
          </table:table-cell>
          <table:table-cell table:number-columns-repeated="2" office:value-type="string">
            <text:p>71.2 %RH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2014-07-22 21:47:43</text:p>
          </table:table-cell>
          <table:table-cell office:value-type="string">
            <text:p>22.765 °C</text:p>
          </table:table-cell>
          <table:table-cell office:value-type="string">
            <text:p>22.755 °C</text:p>
          </table:table-cell>
          <table:table-cell office:value-type="string">
            <text:p>71.2 %RH</text:p>
          </table:table-cell>
          <table:table-cell office:value-type="string">
            <text:p>71.0 %RH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2014-07-22 21:48:13</text:p>
          </table:table-cell>
          <table:table-cell office:value-type="string">
            <text:p>22.756 °C</text:p>
          </table:table-cell>
          <table:table-cell office:value-type="string">
            <text:p>22.750 °C</text:p>
          </table:table-cell>
          <table:table-cell table:number-columns-repeated="2" office:value-type="string">
            <text:p>71.2 %RH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2014-07-22 21:48:43</text:p>
          </table:table-cell>
          <table:table-cell office:value-type="string">
            <text:p>22.750 °C</text:p>
          </table:table-cell>
          <table:table-cell office:value-type="string">
            <text:p>22.743 °C</text:p>
          </table:table-cell>
          <table:table-cell table:number-columns-repeated="2" office:value-type="string">
            <text:p>71.2 %RH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2014-07-22 21:49:13</text:p>
          </table:table-cell>
          <table:table-cell office:value-type="string">
            <text:p>22.745 °C</text:p>
          </table:table-cell>
          <table:table-cell office:value-type="string">
            <text:p>22.734 °C</text:p>
          </table:table-cell>
          <table:table-cell table:number-columns-repeated="2" office:value-type="string">
            <text:p>71.2 %RH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2014-07-22 21:49:43</text:p>
          </table:table-cell>
          <table:table-cell office:value-type="string">
            <text:p>22.742 °C</text:p>
          </table:table-cell>
          <table:table-cell office:value-type="string">
            <text:p>22.733 °C</text:p>
          </table:table-cell>
          <table:table-cell table:number-columns-repeated="2" office:value-type="string">
            <text:p>71.2 %RH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2014-07-22 21:50:13</text:p>
          </table:table-cell>
          <table:table-cell office:value-type="string">
            <text:p>22.733 °C</text:p>
          </table:table-cell>
          <table:table-cell office:value-type="string">
            <text:p>22.724 °C</text:p>
          </table:table-cell>
          <table:table-cell table:number-columns-repeated="2" office:value-type="string">
            <text:p>71.2 %RH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string">
            <text:p>2014-07-22 21:50:43</text:p>
          </table:table-cell>
          <table:table-cell office:value-type="string">
            <text:p>22.726 °C</text:p>
          </table:table-cell>
          <table:table-cell office:value-type="string">
            <text:p>22.721 °C</text:p>
          </table:table-cell>
          <table:table-cell table:number-columns-repeated="2" office:value-type="string">
            <text:p>71.2 %RH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2014-07-22 21:51:13</text:p>
          </table:table-cell>
          <table:table-cell office:value-type="string">
            <text:p>22.720 °C</text:p>
          </table:table-cell>
          <table:table-cell office:value-type="string">
            <text:p>22.713 °C</text:p>
          </table:table-cell>
          <table:table-cell table:number-columns-repeated="2" office:value-type="string">
            <text:p>71.2 %RH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2014-07-22 21:51:43</text:p>
          </table:table-cell>
          <table:table-cell office:value-type="string">
            <text:p>22.714 °C</text:p>
          </table:table-cell>
          <table:table-cell office:value-type="string">
            <text:p>22.707 °C</text:p>
          </table:table-cell>
          <table:table-cell table:number-columns-repeated="2" office:value-type="string">
            <text:p>71.2 %RH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2014-07-22 21:52:13</text:p>
          </table:table-cell>
          <table:table-cell office:value-type="string">
            <text:p>22.708 °C</text:p>
          </table:table-cell>
          <table:table-cell office:value-type="string">
            <text:p>22.701 °C</text:p>
          </table:table-cell>
          <table:table-cell table:number-columns-repeated="2" office:value-type="string">
            <text:p>71.5 %RH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2014-07-22 21:52:43</text:p>
          </table:table-cell>
          <table:table-cell office:value-type="string">
            <text:p>22.703 °C</text:p>
          </table:table-cell>
          <table:table-cell office:value-type="string">
            <text:p>22.693 °C</text:p>
          </table:table-cell>
          <table:table-cell table:number-columns-repeated="2" office:value-type="string">
            <text:p>71.5 %RH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string">
            <text:p>2014-07-22 21:53:13</text:p>
          </table:table-cell>
          <table:table-cell office:value-type="string">
            <text:p>22.697 °C</text:p>
          </table:table-cell>
          <table:table-cell office:value-type="string">
            <text:p>22.687 °C</text:p>
          </table:table-cell>
          <table:table-cell table:number-columns-repeated="2" office:value-type="string">
            <text:p>71.5 %RH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2014-07-22 21:53:43</text:p>
          </table:table-cell>
          <table:table-cell office:value-type="string">
            <text:p>22.691 °C</text:p>
          </table:table-cell>
          <table:table-cell office:value-type="string">
            <text:p>22.682 °C</text:p>
          </table:table-cell>
          <table:table-cell table:number-columns-repeated="2" office:value-type="string">
            <text:p>71.5 %RH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2014-07-22 21:54:13</text:p>
          </table:table-cell>
          <table:table-cell office:value-type="string">
            <text:p>22.685 °C</text:p>
          </table:table-cell>
          <table:table-cell office:value-type="string">
            <text:p>22.675 °C</text:p>
          </table:table-cell>
          <table:table-cell table:number-columns-repeated="2" office:value-type="string">
            <text:p>71.5 %RH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string">
            <text:p>2014-07-22 21:54:43</text:p>
          </table:table-cell>
          <table:table-cell office:value-type="string">
            <text:p>22.678 °C</text:p>
          </table:table-cell>
          <table:table-cell office:value-type="string">
            <text:p>22.668 °C</text:p>
          </table:table-cell>
          <table:table-cell office:value-type="string">
            <text:p>71.5 %RH</text:p>
          </table:table-cell>
          <table:table-cell office:value-type="string">
            <text:p>71.2 %RH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2014-07-22 21:55:13</text:p>
          </table:table-cell>
          <table:table-cell office:value-type="string">
            <text:p>22.671 °C</text:p>
          </table:table-cell>
          <table:table-cell office:value-type="string">
            <text:p>22.661 °C</text:p>
          </table:table-cell>
          <table:table-cell table:number-columns-repeated="2" office:value-type="string">
            <text:p>71.5 %RH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2014-07-22 21:55:43</text:p>
          </table:table-cell>
          <table:table-cell office:value-type="string">
            <text:p>22.668 °C</text:p>
          </table:table-cell>
          <table:table-cell office:value-type="string">
            <text:p>22.659 °C</text:p>
          </table:table-cell>
          <table:table-cell table:number-columns-repeated="2" office:value-type="string">
            <text:p>71.5 %RH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2014-07-22 21:56:13</text:p>
          </table:table-cell>
          <table:table-cell office:value-type="string">
            <text:p>22.659 °C</text:p>
          </table:table-cell>
          <table:table-cell office:value-type="string">
            <text:p>22.649 °C</text:p>
          </table:table-cell>
          <table:table-cell table:number-columns-repeated="2" office:value-type="string">
            <text:p>71.5 %RH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2014-07-22 21:56:43</text:p>
          </table:table-cell>
          <table:table-cell office:value-type="string">
            <text:p>22.652 °C</text:p>
          </table:table-cell>
          <table:table-cell office:value-type="string">
            <text:p>22.646 °C</text:p>
          </table:table-cell>
          <table:table-cell table:number-columns-repeated="2" office:value-type="string">
            <text:p>71.5 %RH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2014-07-22 21:57:13</text:p>
          </table:table-cell>
          <table:table-cell office:value-type="string">
            <text:p>22.648 °C</text:p>
          </table:table-cell>
          <table:table-cell office:value-type="string">
            <text:p>22.641 °C</text:p>
          </table:table-cell>
          <table:table-cell table:number-columns-repeated="2" office:value-type="string">
            <text:p>71.5 %RH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2014-07-22 21:57:43</text:p>
          </table:table-cell>
          <table:table-cell office:value-type="string">
            <text:p>22.642 °C</text:p>
          </table:table-cell>
          <table:table-cell office:value-type="string">
            <text:p>22.633 °C</text:p>
          </table:table-cell>
          <table:table-cell table:number-columns-repeated="2" office:value-type="string">
            <text:p>71.5 %RH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2014-07-22 21:58:13</text:p>
          </table:table-cell>
          <table:table-cell office:value-type="string">
            <text:p>22.639 °C</text:p>
          </table:table-cell>
          <table:table-cell office:value-type="string">
            <text:p>22.632 °C</text:p>
          </table:table-cell>
          <table:table-cell table:number-columns-repeated="2" office:value-type="string">
            <text:p>71.7 %RH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2014-07-22 21:58:43</text:p>
          </table:table-cell>
          <table:table-cell office:value-type="string">
            <text:p>22.635 °C</text:p>
          </table:table-cell>
          <table:table-cell office:value-type="string">
            <text:p>22.625 °C</text:p>
          </table:table-cell>
          <table:table-cell table:number-columns-repeated="2" office:value-type="string">
            <text:p>71.7 %RH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2014-07-22 21:59:13</text:p>
          </table:table-cell>
          <table:table-cell office:value-type="string">
            <text:p>22.627 °C</text:p>
          </table:table-cell>
          <table:table-cell office:value-type="string">
            <text:p>22.619 °C</text:p>
          </table:table-cell>
          <table:table-cell table:number-columns-repeated="2" office:value-type="string">
            <text:p>71.7 %RH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string">
            <text:p>2014-07-22 21:59:43</text:p>
          </table:table-cell>
          <table:table-cell office:value-type="string">
            <text:p>22.622 °C</text:p>
          </table:table-cell>
          <table:table-cell office:value-type="string">
            <text:p>22.614 °C</text:p>
          </table:table-cell>
          <table:table-cell table:number-columns-repeated="2" office:value-type="string">
            <text:p>71.7 %RH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2014-07-22 22:00:13</text:p>
          </table:table-cell>
          <table:table-cell office:value-type="string">
            <text:p>22.617 °C</text:p>
          </table:table-cell>
          <table:table-cell office:value-type="string">
            <text:p>22.610 °C</text:p>
          </table:table-cell>
          <table:table-cell table:number-columns-repeated="2" office:value-type="string">
            <text:p>71.7 %RH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string">
            <text:p>2014-07-22 22:00:43</text:p>
          </table:table-cell>
          <table:table-cell office:value-type="string">
            <text:p>22.612 °C</text:p>
          </table:table-cell>
          <table:table-cell office:value-type="string">
            <text:p>22.594 °C</text:p>
          </table:table-cell>
          <table:table-cell office:value-type="string">
            <text:p>71.7 %RH</text:p>
          </table:table-cell>
          <table:table-cell office:value-type="string">
            <text:p>71.5 %RH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2014-07-22 22:01:13</text:p>
          </table:table-cell>
          <table:table-cell office:value-type="string">
            <text:p>22.600 °C</text:p>
          </table:table-cell>
          <table:table-cell office:value-type="string">
            <text:p>22.588 °C</text:p>
          </table:table-cell>
          <table:table-cell table:number-columns-repeated="2" office:value-type="string">
            <text:p>71.7 %RH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2014-07-22 22:01:43</text:p>
          </table:table-cell>
          <table:table-cell office:value-type="string">
            <text:p>22.597 °C</text:p>
          </table:table-cell>
          <table:table-cell office:value-type="string">
            <text:p>22.580 °C</text:p>
          </table:table-cell>
          <table:table-cell table:number-columns-repeated="2" office:value-type="string">
            <text:p>71.7 %RH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2014-07-22 22:02:13</text:p>
          </table:table-cell>
          <table:table-cell office:value-type="string">
            <text:p>22.599 °C</text:p>
          </table:table-cell>
          <table:table-cell office:value-type="string">
            <text:p>22.586 °C</text:p>
          </table:table-cell>
          <table:table-cell table:number-columns-repeated="2" office:value-type="string">
            <text:p>71.7 %RH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2014-07-22 22:02:43</text:p>
          </table:table-cell>
          <table:table-cell office:value-type="string">
            <text:p>22.587 °C</text:p>
          </table:table-cell>
          <table:table-cell office:value-type="string">
            <text:p>22.573 °C</text:p>
          </table:table-cell>
          <table:table-cell table:number-columns-repeated="2" office:value-type="string">
            <text:p>71.7 %RH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2014-07-22 22:03:13</text:p>
          </table:table-cell>
          <table:table-cell office:value-type="string">
            <text:p>22.590 °C</text:p>
          </table:table-cell>
          <table:table-cell office:value-type="string">
            <text:p>22.584 °C</text:p>
          </table:table-cell>
          <table:table-cell table:number-columns-repeated="2" office:value-type="string">
            <text:p>71.7 %RH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2014-07-22 22:03:43</text:p>
          </table:table-cell>
          <table:table-cell office:value-type="string">
            <text:p>22.587 °C</text:p>
          </table:table-cell>
          <table:table-cell office:value-type="string">
            <text:p>22.561 °C</text:p>
          </table:table-cell>
          <table:table-cell table:number-columns-repeated="2" office:value-type="string">
            <text:p>72.0 %RH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string">
            <text:p>2014-07-22 22:04:13</text:p>
          </table:table-cell>
          <table:table-cell office:value-type="string">
            <text:p>22.567 °C</text:p>
          </table:table-cell>
          <table:table-cell office:value-type="string">
            <text:p>22.561 °C</text:p>
          </table:table-cell>
          <table:table-cell office:value-type="string">
            <text:p>72.0 %RH</text:p>
          </table:table-cell>
          <table:table-cell office:value-type="string">
            <text:p>71.7 %RH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string">
            <text:p>2014-07-22 22:04:43</text:p>
          </table:table-cell>
          <table:table-cell office:value-type="string">
            <text:p>22.565 °C</text:p>
          </table:table-cell>
          <table:table-cell office:value-type="string">
            <text:p>22.548 °C</text:p>
          </table:table-cell>
          <table:table-cell office:value-type="string">
            <text:p>72.0 %RH</text:p>
          </table:table-cell>
          <table:table-cell office:value-type="string">
            <text:p>71.7 %RH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2014-07-22 22:05:13</text:p>
          </table:table-cell>
          <table:table-cell office:value-type="string">
            <text:p>22.561 °C</text:p>
          </table:table-cell>
          <table:table-cell office:value-type="string">
            <text:p>22.542 °C</text:p>
          </table:table-cell>
          <table:table-cell table:number-columns-repeated="2" office:value-type="string">
            <text:p>71.7 %RH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2014-07-22 22:05:43</text:p>
          </table:table-cell>
          <table:table-cell office:value-type="string">
            <text:p>22.535 °C</text:p>
          </table:table-cell>
          <table:table-cell office:value-type="string">
            <text:p>22.525 °C</text:p>
          </table:table-cell>
          <table:table-cell table:number-columns-repeated="2" office:value-type="string">
            <text:p>71.7 %RH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2014-07-22 22:06:13</text:p>
          </table:table-cell>
          <table:table-cell office:value-type="string">
            <text:p>22.535 °C</text:p>
          </table:table-cell>
          <table:table-cell office:value-type="string">
            <text:p>22.519 °C</text:p>
          </table:table-cell>
          <table:table-cell table:number-columns-repeated="2" office:value-type="string">
            <text:p>71.7 %RH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string">
            <text:p>2014-07-22 22:06:43</text:p>
          </table:table-cell>
          <table:table-cell office:value-type="string">
            <text:p>22.535 °C</text:p>
          </table:table-cell>
          <table:table-cell office:value-type="string">
            <text:p>22.525 °C</text:p>
          </table:table-cell>
          <table:table-cell table:number-columns-repeated="2" office:value-type="string">
            <text:p>71.7 %RH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2014-07-22 22:07:13</text:p>
          </table:table-cell>
          <table:table-cell office:value-type="string">
            <text:p>22.536 °C</text:p>
          </table:table-cell>
          <table:table-cell office:value-type="string">
            <text:p>22.521 °C</text:p>
          </table:table-cell>
          <table:table-cell table:number-columns-repeated="2" office:value-type="string">
            <text:p>72.0 %RH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2014-07-22 22:07:43</text:p>
          </table:table-cell>
          <table:table-cell office:value-type="string">
            <text:p>22.531 °C</text:p>
          </table:table-cell>
          <table:table-cell office:value-type="string">
            <text:p>22.515 °C</text:p>
          </table:table-cell>
          <table:table-cell table:number-columns-repeated="2" office:value-type="string">
            <text:p>72.0 %RH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2014-07-22 22:08:13</text:p>
          </table:table-cell>
          <table:table-cell office:value-type="string">
            <text:p>22.534 °C</text:p>
          </table:table-cell>
          <table:table-cell office:value-type="string">
            <text:p>22.522 °C</text:p>
          </table:table-cell>
          <table:table-cell table:number-columns-repeated="2" office:value-type="string">
            <text:p>72.0 %RH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2014-07-22 22:08:43</text:p>
          </table:table-cell>
          <table:table-cell office:value-type="string">
            <text:p>22.526 °C</text:p>
          </table:table-cell>
          <table:table-cell office:value-type="string">
            <text:p>22.519 °C</text:p>
          </table:table-cell>
          <table:table-cell table:number-columns-repeated="2" office:value-type="string">
            <text:p>72.0 %RH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2014-07-22 22:09:13</text:p>
          </table:table-cell>
          <table:table-cell office:value-type="string">
            <text:p>22.522 °C</text:p>
          </table:table-cell>
          <table:table-cell office:value-type="string">
            <text:p>22.500 °C</text:p>
          </table:table-cell>
          <table:table-cell table:number-columns-repeated="2" office:value-type="string">
            <text:p>72.0 %RH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2014-07-22 22:09:43</text:p>
          </table:table-cell>
          <table:table-cell office:value-type="string">
            <text:p>22.515 °C</text:p>
          </table:table-cell>
          <table:table-cell office:value-type="string">
            <text:p>22.489 °C</text:p>
          </table:table-cell>
          <table:table-cell office:value-type="string">
            <text:p>72.3 %RH</text:p>
          </table:table-cell>
          <table:table-cell office:value-type="string">
            <text:p>72.0 %RH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2014-07-22 22:10:13</text:p>
          </table:table-cell>
          <table:table-cell office:value-type="string">
            <text:p>22.509 °C</text:p>
          </table:table-cell>
          <table:table-cell office:value-type="string">
            <text:p>22.493 °C</text:p>
          </table:table-cell>
          <table:table-cell office:value-type="string">
            <text:p>72.3 %RH</text:p>
          </table:table-cell>
          <table:table-cell office:value-type="string">
            <text:p>72.0 %RH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string">
            <text:p>2014-07-22 22:10:43</text:p>
          </table:table-cell>
          <table:table-cell office:value-type="string">
            <text:p>22.487 °C</text:p>
          </table:table-cell>
          <table:table-cell office:value-type="string">
            <text:p>22.483 °C</text:p>
          </table:table-cell>
          <table:table-cell table:number-columns-repeated="2" office:value-type="string">
            <text:p>72.0 %RH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2014-07-22 22:11:13</text:p>
          </table:table-cell>
          <table:table-cell office:value-type="string">
            <text:p>22.484 °C</text:p>
          </table:table-cell>
          <table:table-cell office:value-type="string">
            <text:p>22.474 °C</text:p>
          </table:table-cell>
          <table:table-cell table:number-columns-repeated="2" office:value-type="string">
            <text:p>72.0 %RH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2014-07-22 22:11:43</text:p>
          </table:table-cell>
          <table:table-cell office:value-type="string">
            <text:p>22.480 °C</text:p>
          </table:table-cell>
          <table:table-cell office:value-type="string">
            <text:p>22.471 °C</text:p>
          </table:table-cell>
          <table:table-cell table:number-columns-repeated="2" office:value-type="string">
            <text:p>72.0 %RH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2014-07-22 22:12:13</text:p>
          </table:table-cell>
          <table:table-cell office:value-type="string">
            <text:p>22.473 °C</text:p>
          </table:table-cell>
          <table:table-cell office:value-type="string">
            <text:p>22.471 °C</text:p>
          </table:table-cell>
          <table:table-cell table:number-columns-repeated="2" office:value-type="string">
            <text:p>72.0 %RH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2014-07-22 22:12:43</text:p>
          </table:table-cell>
          <table:table-cell office:value-type="string">
            <text:p>22.471 °C</text:p>
          </table:table-cell>
          <table:table-cell office:value-type="string">
            <text:p>22.458 °C</text:p>
          </table:table-cell>
          <table:table-cell table:number-columns-repeated="2" office:value-type="string">
            <text:p>72.0 %RH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string">
            <text:p>2014-07-22 22:13:13</text:p>
          </table:table-cell>
          <table:table-cell office:value-type="string">
            <text:p>22.466 °C</text:p>
          </table:table-cell>
          <table:table-cell office:value-type="string">
            <text:p>22.460 °C</text:p>
          </table:table-cell>
          <table:table-cell table:number-columns-repeated="2" office:value-type="string">
            <text:p>72.3 %RH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2014-07-22 22:13:43</text:p>
          </table:table-cell>
          <table:table-cell office:value-type="string">
            <text:p>22.458 °C</text:p>
          </table:table-cell>
          <table:table-cell office:value-type="string">
            <text:p>22.453 °C</text:p>
          </table:table-cell>
          <table:table-cell table:number-columns-repeated="2" office:value-type="string">
            <text:p>72.3 %RH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2014-07-22 22:14:13</text:p>
          </table:table-cell>
          <table:table-cell office:value-type="string">
            <text:p>22.454 °C</text:p>
          </table:table-cell>
          <table:table-cell office:value-type="string">
            <text:p>22.447 °C</text:p>
          </table:table-cell>
          <table:table-cell table:number-columns-repeated="2" office:value-type="string">
            <text:p>72.3 %RH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2014-07-22 22:14:43</text:p>
          </table:table-cell>
          <table:table-cell office:value-type="string">
            <text:p>22.448 °C</text:p>
          </table:table-cell>
          <table:table-cell office:value-type="string">
            <text:p>22.440 °C</text:p>
          </table:table-cell>
          <table:table-cell table:number-columns-repeated="2" office:value-type="string">
            <text:p>72.3 %RH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string">
            <text:p>2014-07-22 22:15:13</text:p>
          </table:table-cell>
          <table:table-cell office:value-type="string">
            <text:p>22.443 °C</text:p>
          </table:table-cell>
          <table:table-cell office:value-type="string">
            <text:p>22.434 °C</text:p>
          </table:table-cell>
          <table:table-cell table:number-columns-repeated="2" office:value-type="string">
            <text:p>72.3 %RH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string">
            <text:p>2014-07-22 22:15:43</text:p>
          </table:table-cell>
          <table:table-cell office:value-type="string">
            <text:p>22.437 °C</text:p>
          </table:table-cell>
          <table:table-cell office:value-type="string">
            <text:p>22.428 °C</text:p>
          </table:table-cell>
          <table:table-cell office:value-type="string">
            <text:p>72.3 %RH</text:p>
          </table:table-cell>
          <table:table-cell office:value-type="string">
            <text:p>72.0 %RH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2014-07-22 22:16:13</text:p>
          </table:table-cell>
          <table:table-cell office:value-type="string">
            <text:p>22.431 °C</text:p>
          </table:table-cell>
          <table:table-cell office:value-type="string">
            <text:p>22.425 °C</text:p>
          </table:table-cell>
          <table:table-cell table:number-columns-repeated="2" office:value-type="string">
            <text:p>72.3 %RH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2014-07-22 22:16:43</text:p>
          </table:table-cell>
          <table:table-cell office:value-type="string">
            <text:p>22.425 °C</text:p>
          </table:table-cell>
          <table:table-cell office:value-type="string">
            <text:p>22.418 °C</text:p>
          </table:table-cell>
          <table:table-cell table:number-columns-repeated="2" office:value-type="string">
            <text:p>72.3 %RH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string">
            <text:p>2014-07-22 22:17:13</text:p>
          </table:table-cell>
          <table:table-cell office:value-type="string">
            <text:p>22.421 °C</text:p>
          </table:table-cell>
          <table:table-cell office:value-type="string">
            <text:p>22.414 °C</text:p>
          </table:table-cell>
          <table:table-cell table:number-columns-repeated="2" office:value-type="string">
            <text:p>72.3 %RH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2014-07-22 22:17:43</text:p>
          </table:table-cell>
          <table:table-cell office:value-type="string">
            <text:p>22.415 °C</text:p>
          </table:table-cell>
          <table:table-cell office:value-type="string">
            <text:p>22.406 °C</text:p>
          </table:table-cell>
          <table:table-cell table:number-columns-repeated="2" office:value-type="string">
            <text:p>72.3 %RH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2014-07-22 22:18:13</text:p>
          </table:table-cell>
          <table:table-cell office:value-type="string">
            <text:p>22.411 °C</text:p>
          </table:table-cell>
          <table:table-cell office:value-type="string">
            <text:p>22.404 °C</text:p>
          </table:table-cell>
          <table:table-cell table:number-columns-repeated="2" office:value-type="string">
            <text:p>72.3 %RH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2014-07-22 22:18:43</text:p>
          </table:table-cell>
          <table:table-cell office:value-type="string">
            <text:p>22.408 °C</text:p>
          </table:table-cell>
          <table:table-cell office:value-type="string">
            <text:p>22.399 °C</text:p>
          </table:table-cell>
          <table:table-cell table:number-columns-repeated="2" office:value-type="string">
            <text:p>72.3 %RH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string">
            <text:p>2014-07-22 22:19:13</text:p>
          </table:table-cell>
          <table:table-cell office:value-type="string">
            <text:p>22.402 °C</text:p>
          </table:table-cell>
          <table:table-cell office:value-type="string">
            <text:p>22.396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2014-07-22 22:19:43</text:p>
          </table:table-cell>
          <table:table-cell office:value-type="string">
            <text:p>22.395 °C</text:p>
          </table:table-cell>
          <table:table-cell office:value-type="string">
            <text:p>22.389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2014-07-22 22:20:13</text:p>
          </table:table-cell>
          <table:table-cell office:value-type="string">
            <text:p>22.391 °C</text:p>
          </table:table-cell>
          <table:table-cell office:value-type="string">
            <text:p>22.385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2014-07-22 22:20:43</text:p>
          </table:table-cell>
          <table:table-cell office:value-type="string">
            <text:p>22.385 °C</text:p>
          </table:table-cell>
          <table:table-cell office:value-type="string">
            <text:p>22.376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string">
            <text:p>2014-07-22 22:21:13</text:p>
          </table:table-cell>
          <table:table-cell office:value-type="string">
            <text:p>22.379 °C</text:p>
          </table:table-cell>
          <table:table-cell office:value-type="string">
            <text:p>22.376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string">
            <text:p>2014-07-22 22:21:43</text:p>
          </table:table-cell>
          <table:table-cell office:value-type="string">
            <text:p>22.376 °C</text:p>
          </table:table-cell>
          <table:table-cell office:value-type="string">
            <text:p>22.367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2014-07-22 22:22:13</text:p>
          </table:table-cell>
          <table:table-cell office:value-type="string">
            <text:p>22.369 °C</text:p>
          </table:table-cell>
          <table:table-cell office:value-type="string">
            <text:p>22.362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2014-07-22 22:22:43</text:p>
          </table:table-cell>
          <table:table-cell office:value-type="string">
            <text:p>22.365 °C</text:p>
          </table:table-cell>
          <table:table-cell office:value-type="string">
            <text:p>22.357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string">
            <text:p>2014-07-22 22:23:13</text:p>
          </table:table-cell>
          <table:table-cell office:value-type="string">
            <text:p>22.359 °C</text:p>
          </table:table-cell>
          <table:table-cell office:value-type="string">
            <text:p>22.352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string">
            <text:p>2014-07-22 22:23:43</text:p>
          </table:table-cell>
          <table:table-cell office:value-type="string">
            <text:p>22.354 °C</text:p>
          </table:table-cell>
          <table:table-cell office:value-type="string">
            <text:p>22.347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2014-07-22 22:24:13</text:p>
          </table:table-cell>
          <table:table-cell office:value-type="string">
            <text:p>22.352 °C</text:p>
          </table:table-cell>
          <table:table-cell office:value-type="string">
            <text:p>22.341 °C</text:p>
          </table:table-cell>
          <table:table-cell office:value-type="string">
            <text:p>72.6 %RH</text:p>
          </table:table-cell>
          <table:table-cell office:value-type="string">
            <text:p>72.3 %RH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string">
            <text:p>2014-07-22 22:24:43</text:p>
          </table:table-cell>
          <table:table-cell office:value-type="string">
            <text:p>22.341 °C</text:p>
          </table:table-cell>
          <table:table-cell office:value-type="string">
            <text:p>22.334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string">
            <text:p>2014-07-22 22:25:13</text:p>
          </table:table-cell>
          <table:table-cell office:value-type="string">
            <text:p>22.337 °C</text:p>
          </table:table-cell>
          <table:table-cell office:value-type="string">
            <text:p>22.333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string">
            <text:p>2014-07-22 22:25:43</text:p>
          </table:table-cell>
          <table:table-cell office:value-type="string">
            <text:p>22.331 °C</text:p>
          </table:table-cell>
          <table:table-cell office:value-type="string">
            <text:p>22.326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2014-07-22 22:26:13</text:p>
          </table:table-cell>
          <table:table-cell office:value-type="string">
            <text:p>22.328 °C</text:p>
          </table:table-cell>
          <table:table-cell office:value-type="string">
            <text:p>22.321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string">
            <text:p>2014-07-22 22:26:43</text:p>
          </table:table-cell>
          <table:table-cell office:value-type="string">
            <text:p>22.324 °C</text:p>
          </table:table-cell>
          <table:table-cell office:value-type="string">
            <text:p>22.317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2014-07-22 22:27:13</text:p>
          </table:table-cell>
          <table:table-cell office:value-type="string">
            <text:p>22.317 °C</text:p>
          </table:table-cell>
          <table:table-cell office:value-type="string">
            <text:p>22.310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string">
            <text:p>2014-07-22 22:27:43</text:p>
          </table:table-cell>
          <table:table-cell office:value-type="string">
            <text:p>22.311 °C</text:p>
          </table:table-cell>
          <table:table-cell office:value-type="string">
            <text:p>22.308 °C</text:p>
          </table:table-cell>
          <table:table-cell table:number-columns-repeated="2" office:value-type="string">
            <text:p>72.8 %RH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2014-07-22 22:28:13</text:p>
          </table:table-cell>
          <table:table-cell office:value-type="string">
            <text:p>22.307 °C</text:p>
          </table:table-cell>
          <table:table-cell office:value-type="string">
            <text:p>22.304 °C</text:p>
          </table:table-cell>
          <table:table-cell table:number-columns-repeated="2" office:value-type="string">
            <text:p>72.8 %RH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string">
            <text:p>2014-07-22 22:28:43</text:p>
          </table:table-cell>
          <table:table-cell office:value-type="string">
            <text:p>22.305 °C</text:p>
          </table:table-cell>
          <table:table-cell office:value-type="string">
            <text:p>22.300 °C</text:p>
          </table:table-cell>
          <table:table-cell table:number-columns-repeated="2" office:value-type="string">
            <text:p>72.8 %RH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2014-07-22 22:29:13</text:p>
          </table:table-cell>
          <table:table-cell office:value-type="string">
            <text:p>22.298 °C</text:p>
          </table:table-cell>
          <table:table-cell office:value-type="string">
            <text:p>22.291 °C</text:p>
          </table:table-cell>
          <table:table-cell table:number-columns-repeated="2" office:value-type="string">
            <text:p>72.8 %RH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2014-07-22 22:29:43</text:p>
          </table:table-cell>
          <table:table-cell office:value-type="string">
            <text:p>22.295 °C</text:p>
          </table:table-cell>
          <table:table-cell office:value-type="string">
            <text:p>22.291 °C</text:p>
          </table:table-cell>
          <table:table-cell office:value-type="string">
            <text:p>72.8 %RH</text:p>
          </table:table-cell>
          <table:table-cell office:value-type="string">
            <text:p>72.6 %RH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2014-07-22 22:30:13</text:p>
          </table:table-cell>
          <table:table-cell office:value-type="string">
            <text:p>22.289 °C</text:p>
          </table:table-cell>
          <table:table-cell office:value-type="string">
            <text:p>22.284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string">
            <text:p>2014-07-22 22:30:43</text:p>
          </table:table-cell>
          <table:table-cell office:value-type="string">
            <text:p>22.285 °C</text:p>
          </table:table-cell>
          <table:table-cell office:value-type="string">
            <text:p>22.281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string">
            <text:p>2014-07-22 22:31:13</text:p>
          </table:table-cell>
          <table:table-cell office:value-type="string">
            <text:p>22.279 °C</text:p>
          </table:table-cell>
          <table:table-cell office:value-type="string">
            <text:p>22.272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string">
            <text:p>2014-07-22 22:31:43</text:p>
          </table:table-cell>
          <table:table-cell office:value-type="string">
            <text:p>22.274 °C</text:p>
          </table:table-cell>
          <table:table-cell office:value-type="string">
            <text:p>22.268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2014-07-22 22:32:13</text:p>
          </table:table-cell>
          <table:table-cell office:value-type="string">
            <text:p>22.271 °C</text:p>
          </table:table-cell>
          <table:table-cell office:value-type="string">
            <text:p>22.265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string">
            <text:p>2014-07-22 22:32:43</text:p>
          </table:table-cell>
          <table:table-cell office:value-type="string">
            <text:p>22.265 °C</text:p>
          </table:table-cell>
          <table:table-cell office:value-type="string">
            <text:p>22.258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string">
            <text:p>2014-07-22 22:33:13</text:p>
          </table:table-cell>
          <table:table-cell office:value-type="string">
            <text:p>22.262 °C</text:p>
          </table:table-cell>
          <table:table-cell office:value-type="string">
            <text:p>22.255 °C</text:p>
          </table:table-cell>
          <table:table-cell table:number-columns-repeated="2" office:value-type="string">
            <text:p>72.6 %RH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string">
            <text:p>2014-07-22 22:33:43</text:p>
          </table:table-cell>
          <table:table-cell office:value-type="string">
            <text:p>22.256 °C</text:p>
          </table:table-cell>
          <table:table-cell office:value-type="string">
            <text:p>22.253 °C</text:p>
          </table:table-cell>
          <table:table-cell table:number-columns-repeated="2" office:value-type="string">
            <text:p>72.8 %RH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2014-07-22 22:34:13</text:p>
          </table:table-cell>
          <table:table-cell office:value-type="string">
            <text:p>22.253 °C</text:p>
          </table:table-cell>
          <table:table-cell office:value-type="string">
            <text:p>22.245 °C</text:p>
          </table:table-cell>
          <table:table-cell office:value-type="string">
            <text:p>72.8 %RH</text:p>
          </table:table-cell>
          <table:table-cell office:value-type="string">
            <text:p>72.6 %RH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string">
            <text:p>2014-07-22 22:34:43</text:p>
          </table:table-cell>
          <table:table-cell office:value-type="string">
            <text:p>22.248 °C</text:p>
          </table:table-cell>
          <table:table-cell office:value-type="string">
            <text:p>22.237 °C</text:p>
          </table:table-cell>
          <table:table-cell office:value-type="string">
            <text:p>72.8 %RH</text:p>
          </table:table-cell>
          <table:table-cell office:value-type="string">
            <text:p>72.6 %RH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string">
            <text:p>2014-07-22 22:35:13</text:p>
          </table:table-cell>
          <table:table-cell office:value-type="string">
            <text:p>22.243 °C</text:p>
          </table:table-cell>
          <table:table-cell office:value-type="string">
            <text:p>22.236 °C</text:p>
          </table:table-cell>
          <table:table-cell table:number-columns-repeated="2" office:value-type="string">
            <text:p>72.8 %RH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2014-07-22 22:35:43</text:p>
          </table:table-cell>
          <table:table-cell office:value-type="string">
            <text:p>22.239 °C</text:p>
          </table:table-cell>
          <table:table-cell office:value-type="string">
            <text:p>22.230 °C</text:p>
          </table:table-cell>
          <table:table-cell table:number-columns-repeated="2" office:value-type="string">
            <text:p>72.8 %RH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2014-07-22 22:36:13</text:p>
          </table:table-cell>
          <table:table-cell office:value-type="string">
            <text:p>22.235 °C</text:p>
          </table:table-cell>
          <table:table-cell office:value-type="string">
            <text:p>22.223 °C</text:p>
          </table:table-cell>
          <table:table-cell table:number-columns-repeated="2" office:value-type="string">
            <text:p>72.8 %RH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2014-07-22 22:36:43</text:p>
          </table:table-cell>
          <table:table-cell office:value-type="string">
            <text:p>22.230 °C</text:p>
          </table:table-cell>
          <table:table-cell office:value-type="string">
            <text:p>22.222 °C</text:p>
          </table:table-cell>
          <table:table-cell table:number-columns-repeated="2" office:value-type="string">
            <text:p>72.8 %RH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2014-07-22 22:37:13</text:p>
          </table:table-cell>
          <table:table-cell office:value-type="string">
            <text:p>22.224 °C</text:p>
          </table:table-cell>
          <table:table-cell office:value-type="string">
            <text:p>22.216 °C</text:p>
          </table:table-cell>
          <table:table-cell table:number-columns-repeated="2" office:value-type="string">
            <text:p>72.8 %RH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2014-07-22 22:37:43</text:p>
          </table:table-cell>
          <table:table-cell office:value-type="string">
            <text:p>22.220 °C</text:p>
          </table:table-cell>
          <table:table-cell office:value-type="string">
            <text:p>22.213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2014-07-22 22:38:13</text:p>
          </table:table-cell>
          <table:table-cell office:value-type="string">
            <text:p>22.213 °C</text:p>
          </table:table-cell>
          <table:table-cell office:value-type="string">
            <text:p>22.211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2014-07-22 22:38:43</text:p>
          </table:table-cell>
          <table:table-cell office:value-type="string">
            <text:p>22.210 °C</text:p>
          </table:table-cell>
          <table:table-cell office:value-type="string">
            <text:p>22.203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2014-07-22 22:39:13</text:p>
          </table:table-cell>
          <table:table-cell office:value-type="string">
            <text:p>22.206 °C</text:p>
          </table:table-cell>
          <table:table-cell office:value-type="string">
            <text:p>22.197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2014-07-22 22:39:43</text:p>
          </table:table-cell>
          <table:table-cell office:value-type="string">
            <text:p>22.201 °C</text:p>
          </table:table-cell>
          <table:table-cell office:value-type="string">
            <text:p>22.197 °C</text:p>
          </table:table-cell>
          <table:table-cell office:value-type="string">
            <text:p>73.1 %RH</text:p>
          </table:table-cell>
          <table:table-cell office:value-type="string">
            <text:p>72.8 %RH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2014-07-22 22:40:13</text:p>
          </table:table-cell>
          <table:table-cell office:value-type="string">
            <text:p>22.198 °C</text:p>
          </table:table-cell>
          <table:table-cell office:value-type="string">
            <text:p>22.188 °C</text:p>
          </table:table-cell>
          <table:table-cell table:number-columns-repeated="2" office:value-type="string">
            <text:p>72.8 %RH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2014-07-22 22:40:43</text:p>
          </table:table-cell>
          <table:table-cell office:value-type="string">
            <text:p>22.191 °C</text:p>
          </table:table-cell>
          <table:table-cell office:value-type="string">
            <text:p>22.185 °C</text:p>
          </table:table-cell>
          <table:table-cell table:number-columns-repeated="2" office:value-type="string">
            <text:p>72.8 %RH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2014-07-22 22:41:13</text:p>
          </table:table-cell>
          <table:table-cell office:value-type="string">
            <text:p>22.190 °C</text:p>
          </table:table-cell>
          <table:table-cell office:value-type="string">
            <text:p>22.181 °C</text:p>
          </table:table-cell>
          <table:table-cell table:number-columns-repeated="2" office:value-type="string">
            <text:p>72.8 %RH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string">
            <text:p>2014-07-22 22:41:43</text:p>
          </table:table-cell>
          <table:table-cell office:value-type="string">
            <text:p>22.183 °C</text:p>
          </table:table-cell>
          <table:table-cell office:value-type="string">
            <text:p>22.177 °C</text:p>
          </table:table-cell>
          <table:table-cell table:number-columns-repeated="2" office:value-type="string">
            <text:p>72.8 %RH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2014-07-22 22:42:13</text:p>
          </table:table-cell>
          <table:table-cell office:value-type="string">
            <text:p>22.180 °C</text:p>
          </table:table-cell>
          <table:table-cell office:value-type="string">
            <text:p>22.171 °C</text:p>
          </table:table-cell>
          <table:table-cell table:number-columns-repeated="2" office:value-type="string">
            <text:p>72.8 %RH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2014-07-22 22:42:43</text:p>
          </table:table-cell>
          <table:table-cell office:value-type="string">
            <text:p>22.175 °C</text:p>
          </table:table-cell>
          <table:table-cell office:value-type="string">
            <text:p>22.170 °C</text:p>
          </table:table-cell>
          <table:table-cell table:number-columns-repeated="2" office:value-type="string">
            <text:p>72.8 %RH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string">
            <text:p>2014-07-22 22:43:13</text:p>
          </table:table-cell>
          <table:table-cell office:value-type="string">
            <text:p>22.171 °C</text:p>
          </table:table-cell>
          <table:table-cell office:value-type="string">
            <text:p>22.164 °C</text:p>
          </table:table-cell>
          <table:table-cell table:number-columns-repeated="2" office:value-type="string">
            <text:p>72.8 %RH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string">
            <text:p>2014-07-22 22:43:43</text:p>
          </table:table-cell>
          <table:table-cell office:value-type="string">
            <text:p>22.165 °C</text:p>
          </table:table-cell>
          <table:table-cell office:value-type="string">
            <text:p>22.162 °C</text:p>
          </table:table-cell>
          <table:table-cell office:value-type="string">
            <text:p>73.1 %RH</text:p>
          </table:table-cell>
          <table:table-cell office:value-type="string">
            <text:p>72.8 %RH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2014-07-22 22:44:13</text:p>
          </table:table-cell>
          <table:table-cell office:value-type="string">
            <text:p>22.161 °C</text:p>
          </table:table-cell>
          <table:table-cell office:value-type="string">
            <text:p>22.157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string">
            <text:p>2014-07-22 22:44:43</text:p>
          </table:table-cell>
          <table:table-cell office:value-type="string">
            <text:p>22.158 °C</text:p>
          </table:table-cell>
          <table:table-cell office:value-type="string">
            <text:p>22.152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string">
            <text:p>2014-07-22 22:45:13</text:p>
          </table:table-cell>
          <table:table-cell office:value-type="string">
            <text:p>22.152 °C</text:p>
          </table:table-cell>
          <table:table-cell office:value-type="string">
            <text:p>22.148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string">
            <text:p>2014-07-22 22:45:43</text:p>
          </table:table-cell>
          <table:table-cell office:value-type="string">
            <text:p>22.148 °C</text:p>
          </table:table-cell>
          <table:table-cell office:value-type="string">
            <text:p>22.144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2014-07-22 22:46:13</text:p>
          </table:table-cell>
          <table:table-cell office:value-type="string">
            <text:p>22.144 °C</text:p>
          </table:table-cell>
          <table:table-cell office:value-type="string">
            <text:p>22.141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2014-07-22 22:46:43</text:p>
          </table:table-cell>
          <table:table-cell office:value-type="string">
            <text:p>22.141 °C</text:p>
          </table:table-cell>
          <table:table-cell office:value-type="string">
            <text:p>22.133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string">
            <text:p>2014-07-22 22:47:13</text:p>
          </table:table-cell>
          <table:table-cell office:value-type="string">
            <text:p>22.133 °C</text:p>
          </table:table-cell>
          <table:table-cell office:value-type="string">
            <text:p>22.132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string">
            <text:p>2014-07-22 22:47:43</text:p>
          </table:table-cell>
          <table:table-cell office:value-type="string">
            <text:p>22.131 °C</text:p>
          </table:table-cell>
          <table:table-cell office:value-type="string">
            <text:p>22.123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2014-07-22 22:48:13</text:p>
          </table:table-cell>
          <table:table-cell office:value-type="string">
            <text:p>22.126 °C</text:p>
          </table:table-cell>
          <table:table-cell office:value-type="string">
            <text:p>22.118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2014-07-22 22:48:43</text:p>
          </table:table-cell>
          <table:table-cell office:value-type="string">
            <text:p>22.122 °C</text:p>
          </table:table-cell>
          <table:table-cell office:value-type="string">
            <text:p>22.116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2014-07-22 22:49:13</text:p>
          </table:table-cell>
          <table:table-cell office:value-type="string">
            <text:p>22.119 °C</text:p>
          </table:table-cell>
          <table:table-cell office:value-type="string">
            <text:p>22.118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2014-07-22 22:49:43</text:p>
          </table:table-cell>
          <table:table-cell office:value-type="string">
            <text:p>22.118 °C</text:p>
          </table:table-cell>
          <table:table-cell office:value-type="string">
            <text:p>22.110 °C</text:p>
          </table:table-cell>
          <table:table-cell office:value-type="string">
            <text:p>73.4 %RH</text:p>
          </table:table-cell>
          <table:table-cell office:value-type="string">
            <text:p>73.1 %RH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2014-07-22 22:50:13</text:p>
          </table:table-cell>
          <table:table-cell office:value-type="string">
            <text:p>22.110 °C</text:p>
          </table:table-cell>
          <table:table-cell office:value-type="string">
            <text:p>22.103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2014-07-22 22:50:43</text:p>
          </table:table-cell>
          <table:table-cell office:value-type="string">
            <text:p>22.106 °C</text:p>
          </table:table-cell>
          <table:table-cell office:value-type="string">
            <text:p>22.102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2014-07-22 22:51:13</text:p>
          </table:table-cell>
          <table:table-cell office:value-type="string">
            <text:p>22.105 °C</text:p>
          </table:table-cell>
          <table:table-cell office:value-type="string">
            <text:p>22.095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2014-07-22 22:51:43</text:p>
          </table:table-cell>
          <table:table-cell office:value-type="string">
            <text:p>22.100 °C</text:p>
          </table:table-cell>
          <table:table-cell office:value-type="string">
            <text:p>22.090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2014-07-22 22:52:13</text:p>
          </table:table-cell>
          <table:table-cell office:value-type="string">
            <text:p>22.095 °C</text:p>
          </table:table-cell>
          <table:table-cell office:value-type="string">
            <text:p>22.087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string">
            <text:p>2014-07-22 22:52:43</text:p>
          </table:table-cell>
          <table:table-cell office:value-type="string">
            <text:p>22.089 °C</text:p>
          </table:table-cell>
          <table:table-cell office:value-type="string">
            <text:p>22.087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2014-07-22 22:53:13</text:p>
          </table:table-cell>
          <table:table-cell office:value-type="string">
            <text:p>22.087 °C</text:p>
          </table:table-cell>
          <table:table-cell office:value-type="string">
            <text:p>22.079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string">
            <text:p>2014-07-22 22:53:43</text:p>
          </table:table-cell>
          <table:table-cell office:value-type="string">
            <text:p>22.082 °C</text:p>
          </table:table-cell>
          <table:table-cell office:value-type="string">
            <text:p>22.073 °C</text:p>
          </table:table-cell>
          <table:table-cell table:number-columns-repeated="2" office:value-type="string">
            <text:p>73.1 %RH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2014-07-22 22:54:13</text:p>
          </table:table-cell>
          <table:table-cell office:value-type="string">
            <text:p>22.079 °C</text:p>
          </table:table-cell>
          <table:table-cell office:value-type="string">
            <text:p>22.076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2014-07-22 22:54:43</text:p>
          </table:table-cell>
          <table:table-cell office:value-type="string">
            <text:p>22.076 °C</text:p>
          </table:table-cell>
          <table:table-cell office:value-type="string">
            <text:p>22.070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2014-07-22 22:55:13</text:p>
          </table:table-cell>
          <table:table-cell office:value-type="string">
            <text:p>22.069 °C</text:p>
          </table:table-cell>
          <table:table-cell office:value-type="string">
            <text:p>22.066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2014-07-22 22:55:43</text:p>
          </table:table-cell>
          <table:table-cell office:value-type="string">
            <text:p>22.069 °C</text:p>
          </table:table-cell>
          <table:table-cell office:value-type="string">
            <text:p>22.060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2014-07-22 22:56:13</text:p>
          </table:table-cell>
          <table:table-cell office:value-type="string">
            <text:p>22.061 °C</text:p>
          </table:table-cell>
          <table:table-cell office:value-type="string">
            <text:p>22.056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string">
            <text:p>2014-07-22 22:56:43</text:p>
          </table:table-cell>
          <table:table-cell office:value-type="string">
            <text:p>22.057 °C</text:p>
          </table:table-cell>
          <table:table-cell office:value-type="string">
            <text:p>22.054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string">
            <text:p>2014-07-22 22:57:13</text:p>
          </table:table-cell>
          <table:table-cell office:value-type="string">
            <text:p>22.056 °C</text:p>
          </table:table-cell>
          <table:table-cell office:value-type="string">
            <text:p>22.048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2014-07-22 22:57:43</text:p>
          </table:table-cell>
          <table:table-cell office:value-type="string">
            <text:p>22.050 °C</text:p>
          </table:table-cell>
          <table:table-cell office:value-type="string">
            <text:p>22.043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2014-07-22 22:58:13</text:p>
          </table:table-cell>
          <table:table-cell office:value-type="string">
            <text:p>22.045 °C</text:p>
          </table:table-cell>
          <table:table-cell office:value-type="string">
            <text:p>22.038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string">
            <text:p>2014-07-22 22:58:43</text:p>
          </table:table-cell>
          <table:table-cell office:value-type="string">
            <text:p>22.040 °C</text:p>
          </table:table-cell>
          <table:table-cell office:value-type="string">
            <text:p>22.034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string">
            <text:p>2014-07-22 22:59:13</text:p>
          </table:table-cell>
          <table:table-cell office:value-type="string">
            <text:p>22.037 °C</text:p>
          </table:table-cell>
          <table:table-cell office:value-type="string">
            <text:p>22.031 °C</text:p>
          </table:table-cell>
          <table:table-cell office:value-type="string">
            <text:p>73.4 %RH</text:p>
          </table:table-cell>
          <table:table-cell office:value-type="string">
            <text:p>73.1 %RH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2014-07-22 22:59:43</text:p>
          </table:table-cell>
          <table:table-cell office:value-type="string">
            <text:p>22.034 °C</text:p>
          </table:table-cell>
          <table:table-cell office:value-type="string">
            <text:p>22.027 °C</text:p>
          </table:table-cell>
          <table:table-cell office:value-type="string">
            <text:p>73.4 %RH</text:p>
          </table:table-cell>
          <table:table-cell office:value-type="string">
            <text:p>73.1 %RH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2014-07-22 23:00:13</text:p>
          </table:table-cell>
          <table:table-cell office:value-type="string">
            <text:p>22.031 °C</text:p>
          </table:table-cell>
          <table:table-cell office:value-type="string">
            <text:p>22.022 °C</text:p>
          </table:table-cell>
          <table:table-cell office:value-type="string">
            <text:p>73.4 %RH</text:p>
          </table:table-cell>
          <table:table-cell office:value-type="string">
            <text:p>73.1 %RH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string">
            <text:p>2014-07-22 23:00:43</text:p>
          </table:table-cell>
          <table:table-cell office:value-type="string">
            <text:p>22.027 °C</text:p>
          </table:table-cell>
          <table:table-cell office:value-type="string">
            <text:p>22.019 °C</text:p>
          </table:table-cell>
          <table:table-cell office:value-type="string">
            <text:p>73.4 %RH</text:p>
          </table:table-cell>
          <table:table-cell office:value-type="string">
            <text:p>73.1 %RH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2014-07-22 23:01:13</text:p>
          </table:table-cell>
          <table:table-cell office:value-type="string">
            <text:p>22.022 °C</text:p>
          </table:table-cell>
          <table:table-cell office:value-type="string">
            <text:p>22.015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string">
            <text:p>2014-07-22 23:01:43</text:p>
          </table:table-cell>
          <table:table-cell office:value-type="string">
            <text:p>22.018 °C</text:p>
          </table:table-cell>
          <table:table-cell office:value-type="string">
            <text:p>22.011 °C</text:p>
          </table:table-cell>
          <table:table-cell office:value-type="string">
            <text:p>73.4 %RH</text:p>
          </table:table-cell>
          <table:table-cell office:value-type="string">
            <text:p>73.1 %RH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2014-07-22 23:02:13</text:p>
          </table:table-cell>
          <table:table-cell office:value-type="string">
            <text:p>22.014 °C</text:p>
          </table:table-cell>
          <table:table-cell office:value-type="string">
            <text:p>22.009 °C</text:p>
          </table:table-cell>
          <table:table-cell office:value-type="string">
            <text:p>73.4 %RH</text:p>
          </table:table-cell>
          <table:table-cell office:value-type="string">
            <text:p>73.1 %RH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2014-07-22 23:02:43</text:p>
          </table:table-cell>
          <table:table-cell office:value-type="string">
            <text:p>22.012 °C</text:p>
          </table:table-cell>
          <table:table-cell office:value-type="string">
            <text:p>22.005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string">
            <text:p>2014-07-22 23:03:13</text:p>
          </table:table-cell>
          <table:table-cell office:value-type="string">
            <text:p>22.009 °C</text:p>
          </table:table-cell>
          <table:table-cell office:value-type="string">
            <text:p>22.001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2014-07-22 23:03:43</text:p>
          </table:table-cell>
          <table:table-cell office:value-type="string">
            <text:p>22.007 °C</text:p>
          </table:table-cell>
          <table:table-cell office:value-type="string">
            <text:p>21.998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2014-07-22 23:04:13</text:p>
          </table:table-cell>
          <table:table-cell office:value-type="string">
            <text:p>22.001 °C</text:p>
          </table:table-cell>
          <table:table-cell office:value-type="string">
            <text:p>21.996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2014-07-22 23:04:43</text:p>
          </table:table-cell>
          <table:table-cell office:value-type="string">
            <text:p>21.998 °C</text:p>
          </table:table-cell>
          <table:table-cell office:value-type="string">
            <text:p>21.994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string">
            <text:p>2014-07-22 23:05:13</text:p>
          </table:table-cell>
          <table:table-cell office:value-type="string">
            <text:p>21.994 °C</text:p>
          </table:table-cell>
          <table:table-cell office:value-type="string">
            <text:p>21.989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string">
            <text:p>2014-07-22 23:05:43</text:p>
          </table:table-cell>
          <table:table-cell office:value-type="string">
            <text:p>21.989 °C</text:p>
          </table:table-cell>
          <table:table-cell office:value-type="string">
            <text:p>21.985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2014-07-22 23:06:13</text:p>
          </table:table-cell>
          <table:table-cell office:value-type="string">
            <text:p>21.985 °C</text:p>
          </table:table-cell>
          <table:table-cell office:value-type="string">
            <text:p>21.983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2014-07-22 23:06:43</text:p>
          </table:table-cell>
          <table:table-cell office:value-type="string">
            <text:p>21.982 °C</text:p>
          </table:table-cell>
          <table:table-cell office:value-type="string">
            <text:p>21.975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string">
            <text:p>2014-07-22 23:07:13</text:p>
          </table:table-cell>
          <table:table-cell office:value-type="string">
            <text:p>21.975 °C</text:p>
          </table:table-cell>
          <table:table-cell office:value-type="string">
            <text:p>21.970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2014-07-22 23:07:43</text:p>
          </table:table-cell>
          <table:table-cell office:value-type="string">
            <text:p>21.973 °C</text:p>
          </table:table-cell>
          <table:table-cell office:value-type="string">
            <text:p>21.966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2014-07-22 23:08:13</text:p>
          </table:table-cell>
          <table:table-cell office:value-type="string">
            <text:p>21.969 °C</text:p>
          </table:table-cell>
          <table:table-cell office:value-type="string">
            <text:p>21.963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string">
            <text:p>2014-07-22 23:08:43</text:p>
          </table:table-cell>
          <table:table-cell office:value-type="string">
            <text:p>21.965 °C</text:p>
          </table:table-cell>
          <table:table-cell office:value-type="string">
            <text:p>21.962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2014-07-22 23:09:13</text:p>
          </table:table-cell>
          <table:table-cell office:value-type="string">
            <text:p>21.963 °C</text:p>
          </table:table-cell>
          <table:table-cell office:value-type="string">
            <text:p>21.955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string">
            <text:p>2014-07-22 23:09:43</text:p>
          </table:table-cell>
          <table:table-cell office:value-type="string">
            <text:p>21.959 °C</text:p>
          </table:table-cell>
          <table:table-cell office:value-type="string">
            <text:p>21.952 °C</text:p>
          </table:table-cell>
          <table:table-cell office:value-type="string">
            <text:p>73.6 %RH</text:p>
          </table:table-cell>
          <table:table-cell office:value-type="string">
            <text:p>73.4 %RH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2014-07-22 23:10:13</text:p>
          </table:table-cell>
          <table:table-cell office:value-type="string">
            <text:p>21.956 °C</text:p>
          </table:table-cell>
          <table:table-cell office:value-type="string">
            <text:p>21.949 °C</text:p>
          </table:table-cell>
          <table:table-cell office:value-type="string">
            <text:p>73.6 %RH</text:p>
          </table:table-cell>
          <table:table-cell office:value-type="string">
            <text:p>73.4 %RH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string">
            <text:p>2014-07-22 23:10:43</text:p>
          </table:table-cell>
          <table:table-cell office:value-type="string">
            <text:p>21.952 °C</text:p>
          </table:table-cell>
          <table:table-cell office:value-type="string">
            <text:p>21.943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string">
            <text:p>2014-07-22 23:11:13</text:p>
          </table:table-cell>
          <table:table-cell office:value-type="string">
            <text:p>21.946 °C</text:p>
          </table:table-cell>
          <table:table-cell office:value-type="string">
            <text:p>21.943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2014-07-22 23:11:43</text:p>
          </table:table-cell>
          <table:table-cell office:value-type="string">
            <text:p>21.943 °C</text:p>
          </table:table-cell>
          <table:table-cell office:value-type="string">
            <text:p>21.936 °C</text:p>
          </table:table-cell>
          <table:table-cell office:value-type="string">
            <text:p>73.6 %RH</text:p>
          </table:table-cell>
          <table:table-cell office:value-type="string">
            <text:p>73.4 %RH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2014-07-22 23:12:13</text:p>
          </table:table-cell>
          <table:table-cell office:value-type="string">
            <text:p>21.939 °C</text:p>
          </table:table-cell>
          <table:table-cell office:value-type="string">
            <text:p>21.936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2014-07-22 23:12:43</text:p>
          </table:table-cell>
          <table:table-cell office:value-type="string">
            <text:p>21.939 °C</text:p>
          </table:table-cell>
          <table:table-cell office:value-type="string">
            <text:p>21.934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string">
            <text:p>2014-07-22 23:13:13</text:p>
          </table:table-cell>
          <table:table-cell office:value-type="string">
            <text:p>21.934 °C</text:p>
          </table:table-cell>
          <table:table-cell office:value-type="string">
            <text:p>21.927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2014-07-22 23:13:43</text:p>
          </table:table-cell>
          <table:table-cell office:value-type="string">
            <text:p>21.930 °C</text:p>
          </table:table-cell>
          <table:table-cell office:value-type="string">
            <text:p>21.926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2014-07-22 23:14:13</text:p>
          </table:table-cell>
          <table:table-cell office:value-type="string">
            <text:p>21.929 °C</text:p>
          </table:table-cell>
          <table:table-cell office:value-type="string">
            <text:p>21.923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string">
            <text:p>2014-07-22 23:14:43</text:p>
          </table:table-cell>
          <table:table-cell office:value-type="string">
            <text:p>21.924 °C</text:p>
          </table:table-cell>
          <table:table-cell office:value-type="string">
            <text:p>21.917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string">
            <text:p>2014-07-22 23:15:13</text:p>
          </table:table-cell>
          <table:table-cell office:value-type="string">
            <text:p>21.919 °C</text:p>
          </table:table-cell>
          <table:table-cell office:value-type="string">
            <text:p>21.914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string">
            <text:p>2014-07-22 23:15:43</text:p>
          </table:table-cell>
          <table:table-cell office:value-type="string">
            <text:p>21.916 °C</text:p>
          </table:table-cell>
          <table:table-cell office:value-type="string">
            <text:p>21.907 °C</text:p>
          </table:table-cell>
          <table:table-cell office:value-type="string">
            <text:p>73.6 %RH</text:p>
          </table:table-cell>
          <table:table-cell office:value-type="string">
            <text:p>73.4 %RH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2014-07-22 23:16:13</text:p>
          </table:table-cell>
          <table:table-cell office:value-type="string">
            <text:p>21.911 °C</text:p>
          </table:table-cell>
          <table:table-cell office:value-type="string">
            <text:p>21.907 °C</text:p>
          </table:table-cell>
          <table:table-cell office:value-type="string">
            <text:p>73.6 %RH</text:p>
          </table:table-cell>
          <table:table-cell office:value-type="string">
            <text:p>73.4 %RH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2014-07-22 23:16:43</text:p>
          </table:table-cell>
          <table:table-cell office:value-type="string">
            <text:p>21.908 °C</text:p>
          </table:table-cell>
          <table:table-cell office:value-type="string">
            <text:p>21.901 °C</text:p>
          </table:table-cell>
          <table:table-cell table:number-columns-repeated="2" office:value-type="string">
            <text:p>73.4 %RH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2014-07-22 23:17:13</text:p>
          </table:table-cell>
          <table:table-cell office:value-type="string">
            <text:p>21.906 °C</text:p>
          </table:table-cell>
          <table:table-cell office:value-type="string">
            <text:p>21.897 °C</text:p>
          </table:table-cell>
          <table:table-cell office:value-type="string">
            <text:p>73.6 %RH</text:p>
          </table:table-cell>
          <table:table-cell office:value-type="string">
            <text:p>73.4 %RH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2014-07-22 23:17:43</text:p>
          </table:table-cell>
          <table:table-cell office:value-type="string">
            <text:p>21.903 °C</text:p>
          </table:table-cell>
          <table:table-cell office:value-type="string">
            <text:p>21.894 °C</text:p>
          </table:table-cell>
          <table:table-cell office:value-type="string">
            <text:p>73.6 %RH</text:p>
          </table:table-cell>
          <table:table-cell office:value-type="string">
            <text:p>73.4 %RH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2014-07-22 23:18:13</text:p>
          </table:table-cell>
          <table:table-cell office:value-type="string">
            <text:p>21.898 °C</text:p>
          </table:table-cell>
          <table:table-cell office:value-type="string">
            <text:p>21.893 °C</text:p>
          </table:table-cell>
          <table:table-cell office:value-type="string">
            <text:p>73.6 %RH</text:p>
          </table:table-cell>
          <table:table-cell office:value-type="string">
            <text:p>73.4 %RH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2014-07-22 23:18:43</text:p>
          </table:table-cell>
          <table:table-cell office:value-type="string">
            <text:p>21.897 °C</text:p>
          </table:table-cell>
          <table:table-cell office:value-type="string">
            <text:p>21.888 °C</text:p>
          </table:table-cell>
          <table:table-cell office:value-type="string">
            <text:p>73.6 %RH</text:p>
          </table:table-cell>
          <table:table-cell office:value-type="string">
            <text:p>73.4 %RH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string">
            <text:p>2014-07-22 23:19:13</text:p>
          </table:table-cell>
          <table:table-cell office:value-type="string">
            <text:p>21.890 °C</text:p>
          </table:table-cell>
          <table:table-cell office:value-type="string">
            <text:p>21.887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string">
            <text:p>2014-07-22 23:19:43</text:p>
          </table:table-cell>
          <table:table-cell office:value-type="string">
            <text:p>21.887 °C</text:p>
          </table:table-cell>
          <table:table-cell office:value-type="string">
            <text:p>21.880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2014-07-22 23:20:13</text:p>
          </table:table-cell>
          <table:table-cell office:value-type="string">
            <text:p>21.884 °C</text:p>
          </table:table-cell>
          <table:table-cell office:value-type="string">
            <text:p>21.878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string">
            <text:p>2014-07-22 23:20:43</text:p>
          </table:table-cell>
          <table:table-cell office:value-type="string">
            <text:p>21.880 °C</text:p>
          </table:table-cell>
          <table:table-cell office:value-type="string">
            <text:p>21.878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2014-07-22 23:21:13</text:p>
          </table:table-cell>
          <table:table-cell office:value-type="string">
            <text:p>21.880 °C</text:p>
          </table:table-cell>
          <table:table-cell office:value-type="string">
            <text:p>21.875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string">
            <text:p>2014-07-22 23:21:43</text:p>
          </table:table-cell>
          <table:table-cell office:value-type="string">
            <text:p>21.875 °C</text:p>
          </table:table-cell>
          <table:table-cell office:value-type="string">
            <text:p>21.874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string">
            <text:p>2014-07-22 23:22:13</text:p>
          </table:table-cell>
          <table:table-cell office:value-type="string">
            <text:p>21.871 °C</text:p>
          </table:table-cell>
          <table:table-cell office:value-type="string">
            <text:p>21.864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2014-07-22 23:22:43</text:p>
          </table:table-cell>
          <table:table-cell office:value-type="string">
            <text:p>21.868 °C</text:p>
          </table:table-cell>
          <table:table-cell office:value-type="string">
            <text:p>21.861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string">
            <text:p>2014-07-22 23:23:13</text:p>
          </table:table-cell>
          <table:table-cell office:value-type="string">
            <text:p>21.864 °C</text:p>
          </table:table-cell>
          <table:table-cell office:value-type="string">
            <text:p>21.859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2014-07-22 23:23:43</text:p>
          </table:table-cell>
          <table:table-cell office:value-type="string">
            <text:p>21.861 °C</text:p>
          </table:table-cell>
          <table:table-cell office:value-type="string">
            <text:p>21.854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string">
            <text:p>2014-07-22 23:24:13</text:p>
          </table:table-cell>
          <table:table-cell office:value-type="string">
            <text:p>21.858 °C</text:p>
          </table:table-cell>
          <table:table-cell office:value-type="string">
            <text:p>21.854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2014-07-22 23:24:43</text:p>
          </table:table-cell>
          <table:table-cell office:value-type="string">
            <text:p>21.854 °C</text:p>
          </table:table-cell>
          <table:table-cell office:value-type="string">
            <text:p>21.851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string">
            <text:p>2014-07-22 23:25:13</text:p>
          </table:table-cell>
          <table:table-cell office:value-type="string">
            <text:p>21.851 °C</text:p>
          </table:table-cell>
          <table:table-cell office:value-type="string">
            <text:p>21.845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office:value-type="string">
            <text:p>2014-07-22 23:25:43</text:p>
          </table:table-cell>
          <table:table-cell office:value-type="string">
            <text:p>21.848 °C</text:p>
          </table:table-cell>
          <table:table-cell office:value-type="string">
            <text:p>21.846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2014-07-22 23:26:13</text:p>
          </table:table-cell>
          <table:table-cell office:value-type="string">
            <text:p>21.845 °C</text:p>
          </table:table-cell>
          <table:table-cell office:value-type="string">
            <text:p>21.839 °C</text:p>
          </table:table-cell>
          <table:table-cell office:value-type="string">
            <text:p>73.9 %RH</text:p>
          </table:table-cell>
          <table:table-cell office:value-type="string">
            <text:p>73.6 %RH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string">
            <text:p>2014-07-22 23:26:43</text:p>
          </table:table-cell>
          <table:table-cell office:value-type="string">
            <text:p>21.841 °C</text:p>
          </table:table-cell>
          <table:table-cell office:value-type="string">
            <text:p>21.835 °C</text:p>
          </table:table-cell>
          <table:table-cell office:value-type="string">
            <text:p>73.9 %RH</text:p>
          </table:table-cell>
          <table:table-cell office:value-type="string">
            <text:p>73.6 %RH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string">
            <text:p>2014-07-22 23:27:13</text:p>
          </table:table-cell>
          <table:table-cell office:value-type="string">
            <text:p>21.836 °C</text:p>
          </table:table-cell>
          <table:table-cell office:value-type="string">
            <text:p>21.829 °C</text:p>
          </table:table-cell>
          <table:table-cell office:value-type="string">
            <text:p>73.9 %RH</text:p>
          </table:table-cell>
          <table:table-cell office:value-type="string">
            <text:p>73.6 %RH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string">
            <text:p>2014-07-22 23:27:43</text:p>
          </table:table-cell>
          <table:table-cell office:value-type="string">
            <text:p>21.835 °C</text:p>
          </table:table-cell>
          <table:table-cell office:value-type="string">
            <text:p>21.828 °C</text:p>
          </table:table-cell>
          <table:table-cell office:value-type="string">
            <text:p>73.9 %RH</text:p>
          </table:table-cell>
          <table:table-cell office:value-type="string">
            <text:p>73.6 %RH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2014-07-22 23:28:13</text:p>
          </table:table-cell>
          <table:table-cell office:value-type="string">
            <text:p>21.831 °C</text:p>
          </table:table-cell>
          <table:table-cell office:value-type="string">
            <text:p>21.826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string">
            <text:p>2014-07-22 23:28:43</text:p>
          </table:table-cell>
          <table:table-cell office:value-type="string">
            <text:p>21.829 °C</text:p>
          </table:table-cell>
          <table:table-cell office:value-type="string">
            <text:p>21.823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string">
            <text:p>2014-07-22 23:29:13</text:p>
          </table:table-cell>
          <table:table-cell office:value-type="string">
            <text:p>21.825 °C</text:p>
          </table:table-cell>
          <table:table-cell office:value-type="string">
            <text:p>21.816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string">
            <text:p>2014-07-22 23:29:43</text:p>
          </table:table-cell>
          <table:table-cell office:value-type="string">
            <text:p>21.819 °C</text:p>
          </table:table-cell>
          <table:table-cell office:value-type="string">
            <text:p>21.816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2014-07-22 23:30:13</text:p>
          </table:table-cell>
          <table:table-cell office:value-type="string">
            <text:p>21.819 °C</text:p>
          </table:table-cell>
          <table:table-cell office:value-type="string">
            <text:p>21.815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string">
            <text:p>2014-07-22 23:30:43</text:p>
          </table:table-cell>
          <table:table-cell office:value-type="string">
            <text:p>21.816 °C</text:p>
          </table:table-cell>
          <table:table-cell office:value-type="string">
            <text:p>21.807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string">
            <text:p>2014-07-22 23:31:13</text:p>
          </table:table-cell>
          <table:table-cell office:value-type="string">
            <text:p>21.813 °C</text:p>
          </table:table-cell>
          <table:table-cell office:value-type="string">
            <text:p>21.805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2014-07-22 23:31:43</text:p>
          </table:table-cell>
          <table:table-cell office:value-type="string">
            <text:p>21.809 °C</text:p>
          </table:table-cell>
          <table:table-cell office:value-type="string">
            <text:p>21.805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string">
            <text:p>2014-07-22 23:32:13</text:p>
          </table:table-cell>
          <table:table-cell office:value-type="string">
            <text:p>21.806 °C</text:p>
          </table:table-cell>
          <table:table-cell office:value-type="string">
            <text:p>21.802 °C</text:p>
          </table:table-cell>
          <table:table-cell office:value-type="string">
            <text:p>73.9 %RH</text:p>
          </table:table-cell>
          <table:table-cell office:value-type="string">
            <text:p>73.6 %RH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string">
            <text:p>2014-07-22 23:32:43</text:p>
          </table:table-cell>
          <table:table-cell office:value-type="string">
            <text:p>21.802 °C</text:p>
          </table:table-cell>
          <table:table-cell office:value-type="string">
            <text:p>21.796 °C</text:p>
          </table:table-cell>
          <table:table-cell office:value-type="string">
            <text:p>73.9 %RH</text:p>
          </table:table-cell>
          <table:table-cell office:value-type="string">
            <text:p>73.6 %RH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string">
            <text:p>2014-07-22 23:33:13</text:p>
          </table:table-cell>
          <table:table-cell office:value-type="string">
            <text:p>21.799 °C</text:p>
          </table:table-cell>
          <table:table-cell office:value-type="string">
            <text:p>21.792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string">
            <text:p>2014-07-22 23:33:43</text:p>
          </table:table-cell>
          <table:table-cell office:value-type="string">
            <text:p>21.794 °C</text:p>
          </table:table-cell>
          <table:table-cell office:value-type="string">
            <text:p>21.787 °C</text:p>
          </table:table-cell>
          <table:table-cell office:value-type="string">
            <text:p>73.9 %RH</text:p>
          </table:table-cell>
          <table:table-cell office:value-type="string">
            <text:p>73.6 %RH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string">
            <text:p>2014-07-22 23:34:13</text:p>
          </table:table-cell>
          <table:table-cell office:value-type="string">
            <text:p>21.793 °C</text:p>
          </table:table-cell>
          <table:table-cell office:value-type="string">
            <text:p>21.789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office:value-type="string">
            <text:p>2014-07-22 23:34:43</text:p>
          </table:table-cell>
          <table:table-cell table:number-columns-repeated="2" office:value-type="string">
            <text:p>21.789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2014-07-22 23:35:13</text:p>
          </table:table-cell>
          <table:table-cell office:value-type="string">
            <text:p>21.786 °C</text:p>
          </table:table-cell>
          <table:table-cell office:value-type="string">
            <text:p>21.783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2014-07-22 23:35:43</text:p>
          </table:table-cell>
          <table:table-cell office:value-type="string">
            <text:p>21.782 °C</text:p>
          </table:table-cell>
          <table:table-cell office:value-type="string">
            <text:p>21.773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string">
            <text:p>2014-07-22 23:36:13</text:p>
          </table:table-cell>
          <table:table-cell office:value-type="string">
            <text:p>21.779 °C</text:p>
          </table:table-cell>
          <table:table-cell office:value-type="string">
            <text:p>21.773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2014-07-22 23:36:43</text:p>
          </table:table-cell>
          <table:table-cell office:value-type="string">
            <text:p>21.779 °C</text:p>
          </table:table-cell>
          <table:table-cell office:value-type="string">
            <text:p>21.773 °C</text:p>
          </table:table-cell>
          <table:table-cell table:number-columns-repeated="2" office:value-type="string">
            <text:p>73.6 %RH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string">
            <text:p>2014-07-22 23:37:13</text:p>
          </table:table-cell>
          <table:table-cell office:value-type="string">
            <text:p>21.776 °C</text:p>
          </table:table-cell>
          <table:table-cell office:value-type="string">
            <text:p>21.770 °C</text:p>
          </table:table-cell>
          <table:table-cell office:value-type="string">
            <text:p>73.9 %RH</text:p>
          </table:table-cell>
          <table:table-cell office:value-type="string">
            <text:p>73.6 %RH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2014-07-22 23:37:43</text:p>
          </table:table-cell>
          <table:table-cell office:value-type="string">
            <text:p>21.771 °C</text:p>
          </table:table-cell>
          <table:table-cell office:value-type="string">
            <text:p>21.763 °C</text:p>
          </table:table-cell>
          <table:table-cell office:value-type="string">
            <text:p>73.9 %RH</text:p>
          </table:table-cell>
          <table:table-cell office:value-type="string">
            <text:p>73.6 %RH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string">
            <text:p>2014-07-22 23:38:13</text:p>
          </table:table-cell>
          <table:table-cell office:value-type="string">
            <text:p>21.770 °C</text:p>
          </table:table-cell>
          <table:table-cell office:value-type="string">
            <text:p>21.764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2014-07-22 23:38:43</text:p>
          </table:table-cell>
          <table:table-cell office:value-type="string">
            <text:p>21.764 °C</text:p>
          </table:table-cell>
          <table:table-cell office:value-type="string">
            <text:p>21.760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string">
            <text:p>2014-07-22 23:39:13</text:p>
          </table:table-cell>
          <table:table-cell office:value-type="string">
            <text:p>21.763 °C</text:p>
          </table:table-cell>
          <table:table-cell office:value-type="string">
            <text:p>21.756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office:value-type="string">
            <text:p>2014-07-22 23:39:43</text:p>
          </table:table-cell>
          <table:table-cell office:value-type="string">
            <text:p>21.761 °C</text:p>
          </table:table-cell>
          <table:table-cell office:value-type="string">
            <text:p>21.753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2014-07-22 23:40:13</text:p>
          </table:table-cell>
          <table:table-cell office:value-type="string">
            <text:p>21.756 °C</text:p>
          </table:table-cell>
          <table:table-cell office:value-type="string">
            <text:p>21.753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2014-07-22 23:40:43</text:p>
          </table:table-cell>
          <table:table-cell office:value-type="string">
            <text:p>21.751 °C</text:p>
          </table:table-cell>
          <table:table-cell office:value-type="string">
            <text:p>21.747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string">
            <text:p>2014-07-22 23:41:13</text:p>
          </table:table-cell>
          <table:table-cell office:value-type="string">
            <text:p>21.750 °C</text:p>
          </table:table-cell>
          <table:table-cell office:value-type="string">
            <text:p>21.743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2014-07-22 23:41:43</text:p>
          </table:table-cell>
          <table:table-cell office:value-type="string">
            <text:p>21.750 °C</text:p>
          </table:table-cell>
          <table:table-cell office:value-type="string">
            <text:p>21.743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2014-07-22 23:42:13</text:p>
          </table:table-cell>
          <table:table-cell office:value-type="string">
            <text:p>21.747 °C</text:p>
          </table:table-cell>
          <table:table-cell office:value-type="string">
            <text:p>21.735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2014-07-22 23:42:43</text:p>
          </table:table-cell>
          <table:table-cell office:value-type="string">
            <text:p>21.743 °C</text:p>
          </table:table-cell>
          <table:table-cell office:value-type="string">
            <text:p>21.738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string">
            <text:p>2014-07-22 23:43:13</text:p>
          </table:table-cell>
          <table:table-cell office:value-type="string">
            <text:p>21.743 °C</text:p>
          </table:table-cell>
          <table:table-cell office:value-type="string">
            <text:p>21.734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2014-07-22 23:43:43</text:p>
          </table:table-cell>
          <table:table-cell office:value-type="string">
            <text:p>21.737 °C</text:p>
          </table:table-cell>
          <table:table-cell office:value-type="string">
            <text:p>21.731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office:value-type="string">
            <text:p>2014-07-22 23:44:13</text:p>
          </table:table-cell>
          <table:table-cell office:value-type="string">
            <text:p>21.732 °C</text:p>
          </table:table-cell>
          <table:table-cell office:value-type="string">
            <text:p>21.728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2014-07-22 23:44:43</text:p>
          </table:table-cell>
          <table:table-cell office:value-type="string">
            <text:p>21.732 °C</text:p>
          </table:table-cell>
          <table:table-cell office:value-type="string">
            <text:p>21.722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string">
            <text:p>2014-07-22 23:45:13</text:p>
          </table:table-cell>
          <table:table-cell office:value-type="string">
            <text:p>21.732 °C</text:p>
          </table:table-cell>
          <table:table-cell office:value-type="string">
            <text:p>21.720 °C</text:p>
          </table:table-cell>
          <table:table-cell office:value-type="string">
            <text:p>74.2 %RH</text:p>
          </table:table-cell>
          <table:table-cell office:value-type="string">
            <text:p>73.9 %RH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office:value-type="string">
            <text:p>2014-07-22 23:45:43</text:p>
          </table:table-cell>
          <table:table-cell office:value-type="string">
            <text:p>21.727 °C</text:p>
          </table:table-cell>
          <table:table-cell office:value-type="string">
            <text:p>21.721 °C</text:p>
          </table:table-cell>
          <table:table-cell office:value-type="string">
            <text:p>74.2 %RH</text:p>
          </table:table-cell>
          <table:table-cell office:value-type="string">
            <text:p>73.9 %RH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string">
            <text:p>2014-07-22 23:46:13</text:p>
          </table:table-cell>
          <table:table-cell office:value-type="string">
            <text:p>21.722 °C</text:p>
          </table:table-cell>
          <table:table-cell office:value-type="string">
            <text:p>21.720 °C</text:p>
          </table:table-cell>
          <table:table-cell office:value-type="string">
            <text:p>74.2 %RH</text:p>
          </table:table-cell>
          <table:table-cell office:value-type="string">
            <text:p>73.9 %RH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string">
            <text:p>2014-07-22 23:46:43</text:p>
          </table:table-cell>
          <table:table-cell office:value-type="string">
            <text:p>21.722 °C</text:p>
          </table:table-cell>
          <table:table-cell office:value-type="string">
            <text:p>21.715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2014-07-22 23:47:13</text:p>
          </table:table-cell>
          <table:table-cell office:value-type="string">
            <text:p>21.722 °C</text:p>
          </table:table-cell>
          <table:table-cell office:value-type="string">
            <text:p>21.708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2014-07-22 23:47:43</text:p>
          </table:table-cell>
          <table:table-cell office:value-type="string">
            <text:p>21.715 °C</text:p>
          </table:table-cell>
          <table:table-cell office:value-type="string">
            <text:p>21.712 °C</text:p>
          </table:table-cell>
          <table:table-cell office:value-type="string">
            <text:p>74.2 %RH</text:p>
          </table:table-cell>
          <table:table-cell office:value-type="string">
            <text:p>73.9 %RH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string">
            <text:p>2014-07-22 23:48:13</text:p>
          </table:table-cell>
          <table:table-cell table:number-columns-repeated="2" office:value-type="string">
            <text:p>21.709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2014-07-22 23:48:43</text:p>
          </table:table-cell>
          <table:table-cell office:value-type="string">
            <text:p>21.709 °C</text:p>
          </table:table-cell>
          <table:table-cell office:value-type="string">
            <text:p>21.702 °C</text:p>
          </table:table-cell>
          <table:table-cell office:value-type="string">
            <text:p>74.2 %RH</text:p>
          </table:table-cell>
          <table:table-cell office:value-type="string">
            <text:p>73.9 %RH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string">
            <text:p>2014-07-22 23:49:13</text:p>
          </table:table-cell>
          <table:table-cell office:value-type="string">
            <text:p>21.705 °C</text:p>
          </table:table-cell>
          <table:table-cell office:value-type="string">
            <text:p>21.696 °C</text:p>
          </table:table-cell>
          <table:table-cell office:value-type="string">
            <text:p>74.2 %RH</text:p>
          </table:table-cell>
          <table:table-cell office:value-type="string">
            <text:p>73.9 %RH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string">
            <text:p>2014-07-22 23:49:43</text:p>
          </table:table-cell>
          <table:table-cell office:value-type="string">
            <text:p>21.702 °C</text:p>
          </table:table-cell>
          <table:table-cell office:value-type="string">
            <text:p>21.698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2014-07-22 23:50:13</text:p>
          </table:table-cell>
          <table:table-cell office:value-type="string">
            <text:p>21.699 °C</text:p>
          </table:table-cell>
          <table:table-cell office:value-type="string">
            <text:p>21.692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string">
            <text:p>2014-07-22 23:50:43</text:p>
          </table:table-cell>
          <table:table-cell office:value-type="string">
            <text:p>21.696 °C</text:p>
          </table:table-cell>
          <table:table-cell office:value-type="string">
            <text:p>21.691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string">
            <text:p>2014-07-22 23:51:13</text:p>
          </table:table-cell>
          <table:table-cell office:value-type="string">
            <text:p>21.694 °C</text:p>
          </table:table-cell>
          <table:table-cell office:value-type="string">
            <text:p>21.688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string">
            <text:p>2014-07-22 23:51:43</text:p>
          </table:table-cell>
          <table:table-cell office:value-type="string">
            <text:p>21.691 °C</text:p>
          </table:table-cell>
          <table:table-cell office:value-type="string">
            <text:p>21.686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string">
            <text:p>2014-07-22 23:52:13</text:p>
          </table:table-cell>
          <table:table-cell office:value-type="string">
            <text:p>21.689 °C</text:p>
          </table:table-cell>
          <table:table-cell office:value-type="string">
            <text:p>21.683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string">
            <text:p>2014-07-22 23:52:43</text:p>
          </table:table-cell>
          <table:table-cell office:value-type="string">
            <text:p>21.685 °C</text:p>
          </table:table-cell>
          <table:table-cell office:value-type="string">
            <text:p>21.679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string">
            <text:p>2014-07-22 23:53:13</text:p>
          </table:table-cell>
          <table:table-cell office:value-type="string">
            <text:p>21.682 °C</text:p>
          </table:table-cell>
          <table:table-cell office:value-type="string">
            <text:p>21.679 °C</text:p>
          </table:table-cell>
          <table:table-cell office:value-type="string">
            <text:p>74.2 %RH</text:p>
          </table:table-cell>
          <table:table-cell office:value-type="string">
            <text:p>73.9 %RH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string">
            <text:p>2014-07-22 23:53:43</text:p>
          </table:table-cell>
          <table:table-cell office:value-type="string">
            <text:p>21.681 °C</text:p>
          </table:table-cell>
          <table:table-cell office:value-type="string">
            <text:p>21.675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office:value-type="string">
            <text:p>2014-07-22 23:54:13</text:p>
          </table:table-cell>
          <table:table-cell office:value-type="string">
            <text:p>21.676 °C</text:p>
          </table:table-cell>
          <table:table-cell office:value-type="string">
            <text:p>21.673 °C</text:p>
          </table:table-cell>
          <table:table-cell table:number-columns-repeated="2" office:value-type="string">
            <text:p>73.9 %RH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string">
            <text:p>2014-07-22 23:54:43</text:p>
          </table:table-cell>
          <table:table-cell table:number-columns-repeated="2" office:value-type="string">
            <text:p>21.675 °C</text:p>
          </table:table-cell>
          <table:table-cell office:value-type="string">
            <text:p>74.2 %RH</text:p>
          </table:table-cell>
          <table:table-cell office:value-type="string">
            <text:p>73.9 %RH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string">
            <text:p>2014-07-22 23:55:13</text:p>
          </table:table-cell>
          <table:table-cell office:value-type="string">
            <text:p>21.673 °C</text:p>
          </table:table-cell>
          <table:table-cell office:value-type="string">
            <text:p>21.668 °C</text:p>
          </table:table-cell>
          <table:table-cell office:value-type="string">
            <text:p>74.2 %RH</text:p>
          </table:table-cell>
          <table:table-cell office:value-type="string">
            <text:p>73.9 %RH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string">
            <text:p>2014-07-22 23:55:43</text:p>
          </table:table-cell>
          <table:table-cell office:value-type="string">
            <text:p>21.668 °C</text:p>
          </table:table-cell>
          <table:table-cell office:value-type="string">
            <text:p>21.666 °C</text:p>
          </table:table-cell>
          <table:table-cell office:value-type="string">
            <text:p>74.2 %RH</text:p>
          </table:table-cell>
          <table:table-cell office:value-type="string">
            <text:p>73.9 %RH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string">
            <text:p>2014-07-22 23:56:13</text:p>
          </table:table-cell>
          <table:table-cell office:value-type="string">
            <text:p>21.666 °C</text:p>
          </table:table-cell>
          <table:table-cell office:value-type="string">
            <text:p>21.660 °C</text:p>
          </table:table-cell>
          <table:table-cell office:value-type="string">
            <text:p>74.2 %RH</text:p>
          </table:table-cell>
          <table:table-cell office:value-type="string">
            <text:p>73.9 %RH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string">
            <text:p>2014-07-22 23:56:43</text:p>
          </table:table-cell>
          <table:table-cell office:value-type="string">
            <text:p>21.663 °C</text:p>
          </table:table-cell>
          <table:table-cell office:value-type="string">
            <text:p>21.658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string">
            <text:p>2014-07-22 23:57:13</text:p>
          </table:table-cell>
          <table:table-cell office:value-type="string">
            <text:p>21.663 °C</text:p>
          </table:table-cell>
          <table:table-cell office:value-type="string">
            <text:p>21.655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string">
            <text:p>2014-07-22 23:57:43</text:p>
          </table:table-cell>
          <table:table-cell office:value-type="string">
            <text:p>21.659 °C</text:p>
          </table:table-cell>
          <table:table-cell office:value-type="string">
            <text:p>21.653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string">
            <text:p>2014-07-22 23:58:13</text:p>
          </table:table-cell>
          <table:table-cell office:value-type="string">
            <text:p>21.656 °C</text:p>
          </table:table-cell>
          <table:table-cell office:value-type="string">
            <text:p>21.652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string">
            <text:p>2014-07-22 23:58:43</text:p>
          </table:table-cell>
          <table:table-cell office:value-type="string">
            <text:p>21.653 °C</text:p>
          </table:table-cell>
          <table:table-cell office:value-type="string">
            <text:p>21.647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string">
            <text:p>2014-07-22 23:59:13</text:p>
          </table:table-cell>
          <table:table-cell office:value-type="string">
            <text:p>21.649 °C</text:p>
          </table:table-cell>
          <table:table-cell office:value-type="string">
            <text:p>21.647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string">
            <text:p>2014-07-22 23:59:43</text:p>
          </table:table-cell>
          <table:table-cell office:value-type="string">
            <text:p>21.647 °C</text:p>
          </table:table-cell>
          <table:table-cell office:value-type="string">
            <text:p>21.642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string">
            <text:p>2014-07-23 00:00:13</text:p>
          </table:table-cell>
          <table:table-cell office:value-type="string">
            <text:p>21.647 °C</text:p>
          </table:table-cell>
          <table:table-cell office:value-type="string">
            <text:p>21.639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string">
            <text:p>2014-07-23 00:00:43</text:p>
          </table:table-cell>
          <table:table-cell office:value-type="string">
            <text:p>21.642 °C</text:p>
          </table:table-cell>
          <table:table-cell office:value-type="string">
            <text:p>21.637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string">
            <text:p>2014-07-23 00:01:13</text:p>
          </table:table-cell>
          <table:table-cell office:value-type="string">
            <text:p>21.639 °C</text:p>
          </table:table-cell>
          <table:table-cell office:value-type="string">
            <text:p>21.636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string">
            <text:p>2014-07-23 00:01:43</text:p>
          </table:table-cell>
          <table:table-cell table:number-columns-repeated="2" office:value-type="string">
            <text:p>21.636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string">
            <text:p>2014-07-23 00:02:13</text:p>
          </table:table-cell>
          <table:table-cell table:number-columns-repeated="2" office:value-type="string">
            <text:p>21.636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string">
            <text:p>2014-07-23 00:02:43</text:p>
          </table:table-cell>
          <table:table-cell office:value-type="string">
            <text:p>21.634 °C</text:p>
          </table:table-cell>
          <table:table-cell office:value-type="string">
            <text:p>21.627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string">
            <text:p>2014-07-23 00:03:13</text:p>
          </table:table-cell>
          <table:table-cell office:value-type="string">
            <text:p>21.630 °C</text:p>
          </table:table-cell>
          <table:table-cell office:value-type="string">
            <text:p>21.626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string">
            <text:p>2014-07-23 00:03:43</text:p>
          </table:table-cell>
          <table:table-cell office:value-type="string">
            <text:p>21.629 °C</text:p>
          </table:table-cell>
          <table:table-cell office:value-type="string">
            <text:p>21.620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string">
            <text:p>2014-07-23 00:04:13</text:p>
          </table:table-cell>
          <table:table-cell office:value-type="string">
            <text:p>21.623 °C</text:p>
          </table:table-cell>
          <table:table-cell office:value-type="string">
            <text:p>21.620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2014-07-23 00:04:43</text:p>
          </table:table-cell>
          <table:table-cell office:value-type="string">
            <text:p>21.622 °C</text:p>
          </table:table-cell>
          <table:table-cell office:value-type="string">
            <text:p>21.619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string">
            <text:p>2014-07-23 00:05:13</text:p>
          </table:table-cell>
          <table:table-cell table:number-columns-repeated="2" office:value-type="string">
            <text:p>21.620 °C</text:p>
          </table:table-cell>
          <table:table-cell office:value-type="string">
            <text:p>74.5 %RH</text:p>
          </table:table-cell>
          <table:table-cell office:value-type="string">
            <text:p>74.2 %RH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string">
            <text:p>2014-07-23 00:05:43</text:p>
          </table:table-cell>
          <table:table-cell office:value-type="string">
            <text:p>21.619 °C</text:p>
          </table:table-cell>
          <table:table-cell office:value-type="string">
            <text:p>21.617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string">
            <text:p>2014-07-23 00:06:13</text:p>
          </table:table-cell>
          <table:table-cell office:value-type="string">
            <text:p>21.614 °C</text:p>
          </table:table-cell>
          <table:table-cell office:value-type="string">
            <text:p>21.610 °C</text:p>
          </table:table-cell>
          <table:table-cell office:value-type="string">
            <text:p>74.5 %RH</text:p>
          </table:table-cell>
          <table:table-cell office:value-type="string">
            <text:p>74.2 %RH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office:value-type="string">
            <text:p>2014-07-23 00:06:43</text:p>
          </table:table-cell>
          <table:table-cell office:value-type="string">
            <text:p>21.613 °C</text:p>
          </table:table-cell>
          <table:table-cell office:value-type="string">
            <text:p>21.609 °C</text:p>
          </table:table-cell>
          <table:table-cell office:value-type="string">
            <text:p>74.5 %RH</text:p>
          </table:table-cell>
          <table:table-cell office:value-type="string">
            <text:p>74.2 %RH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string">
            <text:p>2014-07-23 00:07:13</text:p>
          </table:table-cell>
          <table:table-cell office:value-type="string">
            <text:p>21.611 °C</text:p>
          </table:table-cell>
          <table:table-cell office:value-type="string">
            <text:p>21.607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string">
            <text:p>2014-07-23 00:07:43</text:p>
          </table:table-cell>
          <table:table-cell office:value-type="string">
            <text:p>21.607 °C</text:p>
          </table:table-cell>
          <table:table-cell office:value-type="string">
            <text:p>21.604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office:value-type="string">
            <text:p>2014-07-23 00:08:13</text:p>
          </table:table-cell>
          <table:table-cell office:value-type="string">
            <text:p>21.604 °C</text:p>
          </table:table-cell>
          <table:table-cell office:value-type="string">
            <text:p>21.601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office:value-type="string">
            <text:p>2014-07-23 00:08:43</text:p>
          </table:table-cell>
          <table:table-cell office:value-type="string">
            <text:p>21.603 °C</text:p>
          </table:table-cell>
          <table:table-cell office:value-type="string">
            <text:p>21.600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2014-07-23 00:09:13</text:p>
          </table:table-cell>
          <table:table-cell office:value-type="string">
            <text:p>21.601 °C</text:p>
          </table:table-cell>
          <table:table-cell office:value-type="string">
            <text:p>21.594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office:value-type="string">
            <text:p>2014-07-23 00:09:43</text:p>
          </table:table-cell>
          <table:table-cell office:value-type="string">
            <text:p>21.598 °C</text:p>
          </table:table-cell>
          <table:table-cell office:value-type="string">
            <text:p>21.594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string">
            <text:p>2014-07-23 00:10:13</text:p>
          </table:table-cell>
          <table:table-cell office:value-type="string">
            <text:p>21.594 °C</text:p>
          </table:table-cell>
          <table:table-cell office:value-type="string">
            <text:p>21.591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office:value-type="string">
            <text:p>2014-07-23 00:10:43</text:p>
          </table:table-cell>
          <table:table-cell office:value-type="string">
            <text:p>21.594 °C</text:p>
          </table:table-cell>
          <table:table-cell office:value-type="string">
            <text:p>21.590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2014-07-23 00:11:13</text:p>
          </table:table-cell>
          <table:table-cell office:value-type="string">
            <text:p>21.590 °C</text:p>
          </table:table-cell>
          <table:table-cell office:value-type="string">
            <text:p>21.584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office:value-type="string">
            <text:p>2014-07-23 00:11:43</text:p>
          </table:table-cell>
          <table:table-cell office:value-type="string">
            <text:p>21.588 °C</text:p>
          </table:table-cell>
          <table:table-cell office:value-type="string">
            <text:p>21.587 °C</text:p>
          </table:table-cell>
          <table:table-cell office:value-type="string">
            <text:p>74.5 %RH</text:p>
          </table:table-cell>
          <table:table-cell office:value-type="string">
            <text:p>74.2 %RH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2014-07-23 00:12:13</text:p>
          </table:table-cell>
          <table:table-cell office:value-type="string">
            <text:p>21.587 °C</text:p>
          </table:table-cell>
          <table:table-cell office:value-type="string">
            <text:p>21.583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2014-07-23 00:12:43</text:p>
          </table:table-cell>
          <table:table-cell office:value-type="string">
            <text:p>21.584 °C</text:p>
          </table:table-cell>
          <table:table-cell office:value-type="string">
            <text:p>21.580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string">
            <text:p>2014-07-23 00:13:13</text:p>
          </table:table-cell>
          <table:table-cell office:value-type="string">
            <text:p>21.583 °C</text:p>
          </table:table-cell>
          <table:table-cell office:value-type="string">
            <text:p>21.580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string">
            <text:p>2014-07-23 00:13:43</text:p>
          </table:table-cell>
          <table:table-cell office:value-type="string">
            <text:p>21.578 °C</text:p>
          </table:table-cell>
          <table:table-cell office:value-type="string">
            <text:p>21.573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2014-07-23 00:14:13</text:p>
          </table:table-cell>
          <table:table-cell office:value-type="string">
            <text:p>21.577 °C</text:p>
          </table:table-cell>
          <table:table-cell office:value-type="string">
            <text:p>21.571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string">
            <text:p>2014-07-23 00:14:43</text:p>
          </table:table-cell>
          <table:table-cell office:value-type="string">
            <text:p>21.577 °C</text:p>
          </table:table-cell>
          <table:table-cell office:value-type="string">
            <text:p>21.574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office:value-type="string">
            <text:p>2014-07-23 00:15:13</text:p>
          </table:table-cell>
          <table:table-cell office:value-type="string">
            <text:p>21.575 °C</text:p>
          </table:table-cell>
          <table:table-cell office:value-type="string">
            <text:p>21.567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string">
            <text:p>2014-07-23 00:15:43</text:p>
          </table:table-cell>
          <table:table-cell office:value-type="string">
            <text:p>21.570 °C</text:p>
          </table:table-cell>
          <table:table-cell office:value-type="string">
            <text:p>21.562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2014-07-23 00:16:13</text:p>
          </table:table-cell>
          <table:table-cell office:value-type="string">
            <text:p>21.568 °C</text:p>
          </table:table-cell>
          <table:table-cell office:value-type="string">
            <text:p>21.564 °C</text:p>
          </table:table-cell>
          <table:table-cell office:value-type="string">
            <text:p>74.5 %RH</text:p>
          </table:table-cell>
          <table:table-cell office:value-type="string">
            <text:p>74.2 %RH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string">
            <text:p>2014-07-23 00:16:43</text:p>
          </table:table-cell>
          <table:table-cell office:value-type="string">
            <text:p>21.565 °C</text:p>
          </table:table-cell>
          <table:table-cell office:value-type="string">
            <text:p>21.561 °C</text:p>
          </table:table-cell>
          <table:table-cell office:value-type="string">
            <text:p>74.5 %RH</text:p>
          </table:table-cell>
          <table:table-cell office:value-type="string">
            <text:p>74.2 %RH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2014-07-23 00:17:13</text:p>
          </table:table-cell>
          <table:table-cell office:value-type="string">
            <text:p>21.564 °C</text:p>
          </table:table-cell>
          <table:table-cell office:value-type="string">
            <text:p>21.561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2014-07-23 00:17:43</text:p>
          </table:table-cell>
          <table:table-cell office:value-type="string">
            <text:p>21.564 °C</text:p>
          </table:table-cell>
          <table:table-cell office:value-type="string">
            <text:p>21.558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string">
            <text:p>2014-07-23 00:18:13</text:p>
          </table:table-cell>
          <table:table-cell office:value-type="string">
            <text:p>21.560 °C</text:p>
          </table:table-cell>
          <table:table-cell office:value-type="string">
            <text:p>21.554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string">
            <text:p>2014-07-23 00:18:43</text:p>
          </table:table-cell>
          <table:table-cell office:value-type="string">
            <text:p>21.557 °C</text:p>
          </table:table-cell>
          <table:table-cell office:value-type="string">
            <text:p>21.552 °C</text:p>
          </table:table-cell>
          <table:table-cell office:value-type="string">
            <text:p>74.5 %RH</text:p>
          </table:table-cell>
          <table:table-cell office:value-type="string">
            <text:p>74.2 %RH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office:value-type="string">
            <text:p>2014-07-23 00:19:13</text:p>
          </table:table-cell>
          <table:table-cell office:value-type="string">
            <text:p>21.554 °C</text:p>
          </table:table-cell>
          <table:table-cell office:value-type="string">
            <text:p>21.549 °C</text:p>
          </table:table-cell>
          <table:table-cell office:value-type="string">
            <text:p>74.5 %RH</text:p>
          </table:table-cell>
          <table:table-cell office:value-type="string">
            <text:p>74.2 %RH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2014-07-23 00:19:43</text:p>
          </table:table-cell>
          <table:table-cell office:value-type="string">
            <text:p>21.554 °C</text:p>
          </table:table-cell>
          <table:table-cell office:value-type="string">
            <text:p>21.547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2014-07-23 00:20:13</text:p>
          </table:table-cell>
          <table:table-cell office:value-type="string">
            <text:p>21.552 °C</text:p>
          </table:table-cell>
          <table:table-cell office:value-type="string">
            <text:p>21.547 °C</text:p>
          </table:table-cell>
          <table:table-cell office:value-type="string">
            <text:p>74.5 %RH</text:p>
          </table:table-cell>
          <table:table-cell office:value-type="string">
            <text:p>74.2 %RH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office:value-type="string">
            <text:p>2014-07-23 00:20:43</text:p>
          </table:table-cell>
          <table:table-cell office:value-type="string">
            <text:p>21.548 °C</text:p>
          </table:table-cell>
          <table:table-cell office:value-type="string">
            <text:p>21.544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string">
            <text:p>2014-07-23 00:21:13</text:p>
          </table:table-cell>
          <table:table-cell office:value-type="string">
            <text:p>21.547 °C</text:p>
          </table:table-cell>
          <table:table-cell office:value-type="string">
            <text:p>21.541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2014-07-23 00:21:43</text:p>
          </table:table-cell>
          <table:table-cell office:value-type="string">
            <text:p>21.542 °C</text:p>
          </table:table-cell>
          <table:table-cell office:value-type="string">
            <text:p>21.539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string">
            <text:p>2014-07-23 00:22:13</text:p>
          </table:table-cell>
          <table:table-cell office:value-type="string">
            <text:p>21.541 °C</text:p>
          </table:table-cell>
          <table:table-cell office:value-type="string">
            <text:p>21.535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office:value-type="string">
            <text:p>2014-07-23 00:22:43</text:p>
          </table:table-cell>
          <table:table-cell office:value-type="string">
            <text:p>21.538 °C</text:p>
          </table:table-cell>
          <table:table-cell office:value-type="string">
            <text:p>21.536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string">
            <text:p>2014-07-23 00:23:13</text:p>
          </table:table-cell>
          <table:table-cell office:value-type="string">
            <text:p>21.538 °C</text:p>
          </table:table-cell>
          <table:table-cell office:value-type="string">
            <text:p>21.534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office:value-type="string">
            <text:p>2014-07-23 00:23:43</text:p>
          </table:table-cell>
          <table:table-cell office:value-type="string">
            <text:p>21.535 °C</text:p>
          </table:table-cell>
          <table:table-cell office:value-type="string">
            <text:p>21.531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office:value-type="string">
            <text:p>2014-07-23 00:24:13</text:p>
          </table:table-cell>
          <table:table-cell office:value-type="string">
            <text:p>21.532 °C</text:p>
          </table:table-cell>
          <table:table-cell office:value-type="string">
            <text:p>21.528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string">
            <text:p>2014-07-23 00:24:43</text:p>
          </table:table-cell>
          <table:table-cell office:value-type="string">
            <text:p>21.531 °C</text:p>
          </table:table-cell>
          <table:table-cell office:value-type="string">
            <text:p>21.525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string">
            <text:p>2014-07-23 00:25:13</text:p>
          </table:table-cell>
          <table:table-cell office:value-type="string">
            <text:p>21.531 °C</text:p>
          </table:table-cell>
          <table:table-cell office:value-type="string">
            <text:p>21.526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string">
            <text:p>2014-07-23 00:25:43</text:p>
          </table:table-cell>
          <table:table-cell office:value-type="string">
            <text:p>21.528 °C</text:p>
          </table:table-cell>
          <table:table-cell office:value-type="string">
            <text:p>21.522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2014-07-23 00:26:13</text:p>
          </table:table-cell>
          <table:table-cell office:value-type="string">
            <text:p>21.525 °C</text:p>
          </table:table-cell>
          <table:table-cell office:value-type="string">
            <text:p>21.519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2014-07-23 00:26:43</text:p>
          </table:table-cell>
          <table:table-cell office:value-type="string">
            <text:p>21.522 °C</text:p>
          </table:table-cell>
          <table:table-cell office:value-type="string">
            <text:p>21.516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string">
            <text:p>2014-07-23 00:27:13</text:p>
          </table:table-cell>
          <table:table-cell office:value-type="string">
            <text:p>21.521 °C</text:p>
          </table:table-cell>
          <table:table-cell office:value-type="string">
            <text:p>21.516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2014-07-23 00:27:43</text:p>
          </table:table-cell>
          <table:table-cell office:value-type="string">
            <text:p>21.519 °C</text:p>
          </table:table-cell>
          <table:table-cell office:value-type="string">
            <text:p>21.513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2014-07-23 00:28:13</text:p>
          </table:table-cell>
          <table:table-cell office:value-type="string">
            <text:p>21.515 °C</text:p>
          </table:table-cell>
          <table:table-cell office:value-type="string">
            <text:p>21.511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string">
            <text:p>2014-07-23 00:28:43</text:p>
          </table:table-cell>
          <table:table-cell office:value-type="string">
            <text:p>21.516 °C</text:p>
          </table:table-cell>
          <table:table-cell office:value-type="string">
            <text:p>21.512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string">
            <text:p>2014-07-23 00:29:13</text:p>
          </table:table-cell>
          <table:table-cell office:value-type="string">
            <text:p>21.513 °C</text:p>
          </table:table-cell>
          <table:table-cell office:value-type="string">
            <text:p>21.509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string">
            <text:p>2014-07-23 00:29:43</text:p>
          </table:table-cell>
          <table:table-cell office:value-type="string">
            <text:p>21.511 °C</text:p>
          </table:table-cell>
          <table:table-cell office:value-type="string">
            <text:p>21.509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string">
            <text:p>2014-07-23 00:30:13</text:p>
          </table:table-cell>
          <table:table-cell office:value-type="string">
            <text:p>21.509 °C</text:p>
          </table:table-cell>
          <table:table-cell office:value-type="string">
            <text:p>21.502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string">
            <text:p>2014-07-23 00:30:43</text:p>
          </table:table-cell>
          <table:table-cell office:value-type="string">
            <text:p>21.505 °C</text:p>
          </table:table-cell>
          <table:table-cell office:value-type="string">
            <text:p>21.502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office:value-type="string">
            <text:p>2014-07-23 00:31:13</text:p>
          </table:table-cell>
          <table:table-cell office:value-type="string">
            <text:p>21.503 °C</text:p>
          </table:table-cell>
          <table:table-cell office:value-type="string">
            <text:p>21.500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string">
            <text:p>2014-07-23 00:31:43</text:p>
          </table:table-cell>
          <table:table-cell office:value-type="string">
            <text:p>21.503 °C</text:p>
          </table:table-cell>
          <table:table-cell office:value-type="string">
            <text:p>21.498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string">
            <text:p>2014-07-23 00:32:13</text:p>
          </table:table-cell>
          <table:table-cell office:value-type="string">
            <text:p>21.500 °C</text:p>
          </table:table-cell>
          <table:table-cell office:value-type="string">
            <text:p>21.498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33">
            <text:p>1433</text:p>
          </table:table-cell>
          <table:table-cell office:value-type="string">
            <text:p>2014-07-23 00:32:43</text:p>
          </table:table-cell>
          <table:table-cell office:value-type="string">
            <text:p>21.499 °C</text:p>
          </table:table-cell>
          <table:table-cell office:value-type="string">
            <text:p>21.496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string">
            <text:p>2014-07-23 00:33:13</text:p>
          </table:table-cell>
          <table:table-cell office:value-type="string">
            <text:p>21.496 °C</text:p>
          </table:table-cell>
          <table:table-cell office:value-type="string">
            <text:p>21.493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string">
            <text:p>2014-07-23 00:33:43</text:p>
          </table:table-cell>
          <table:table-cell office:value-type="string">
            <text:p>21.495 °C</text:p>
          </table:table-cell>
          <table:table-cell office:value-type="string">
            <text:p>21.489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string">
            <text:p>2014-07-23 00:34:13</text:p>
          </table:table-cell>
          <table:table-cell office:value-type="string">
            <text:p>21.492 °C</text:p>
          </table:table-cell>
          <table:table-cell office:value-type="string">
            <text:p>21.488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2014-07-23 00:34:43</text:p>
          </table:table-cell>
          <table:table-cell office:value-type="string">
            <text:p>21.490 °C</text:p>
          </table:table-cell>
          <table:table-cell office:value-type="string">
            <text:p>21.486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2014-07-23 00:35:13</text:p>
          </table:table-cell>
          <table:table-cell office:value-type="string">
            <text:p>21.489 °C</text:p>
          </table:table-cell>
          <table:table-cell office:value-type="string">
            <text:p>21.483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39">
            <text:p>1439</text:p>
          </table:table-cell>
          <table:table-cell office:value-type="string">
            <text:p>2014-07-23 00:35:43</text:p>
          </table:table-cell>
          <table:table-cell office:value-type="string">
            <text:p>21.486 °C</text:p>
          </table:table-cell>
          <table:table-cell office:value-type="string">
            <text:p>21.482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2014-07-23 00:36:13</text:p>
          </table:table-cell>
          <table:table-cell office:value-type="string">
            <text:p>21.485 °C</text:p>
          </table:table-cell>
          <table:table-cell office:value-type="string">
            <text:p>21.480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41">
            <text:p>1441</text:p>
          </table:table-cell>
          <table:table-cell office:value-type="string">
            <text:p>2014-07-23 00:36:43</text:p>
          </table:table-cell>
          <table:table-cell office:value-type="string">
            <text:p>21.482 °C</text:p>
          </table:table-cell>
          <table:table-cell office:value-type="string">
            <text:p>21.473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office:value-type="string">
            <text:p>2014-07-23 00:37:13</text:p>
          </table:table-cell>
          <table:table-cell office:value-type="string">
            <text:p>21.482 °C</text:p>
          </table:table-cell>
          <table:table-cell office:value-type="string">
            <text:p>21.476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office:value-type="string">
            <text:p>2014-07-23 00:37:43</text:p>
          </table:table-cell>
          <table:table-cell office:value-type="string">
            <text:p>21.477 °C</text:p>
          </table:table-cell>
          <table:table-cell office:value-type="string">
            <text:p>21.476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string">
            <text:p>2014-07-23 00:38:13</text:p>
          </table:table-cell>
          <table:table-cell office:value-type="string">
            <text:p>21.476 °C</text:p>
          </table:table-cell>
          <table:table-cell office:value-type="string">
            <text:p>21.469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string">
            <text:p>2014-07-23 00:38:43</text:p>
          </table:table-cell>
          <table:table-cell office:value-type="string">
            <text:p>21.476 °C</text:p>
          </table:table-cell>
          <table:table-cell office:value-type="string">
            <text:p>21.470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string">
            <text:p>2014-07-23 00:39:13</text:p>
          </table:table-cell>
          <table:table-cell office:value-type="string">
            <text:p>21.473 °C</text:p>
          </table:table-cell>
          <table:table-cell office:value-type="string">
            <text:p>21.466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47">
            <text:p>1447</text:p>
          </table:table-cell>
          <table:table-cell office:value-type="string">
            <text:p>2014-07-23 00:39:43</text:p>
          </table:table-cell>
          <table:table-cell office:value-type="string">
            <text:p>21.472 °C</text:p>
          </table:table-cell>
          <table:table-cell office:value-type="string">
            <text:p>21.466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string">
            <text:p>2014-07-23 00:40:13</text:p>
          </table:table-cell>
          <table:table-cell office:value-type="string">
            <text:p>21.472 °C</text:p>
          </table:table-cell>
          <table:table-cell office:value-type="string">
            <text:p>21.464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string">
            <text:p>2014-07-23 00:40:43</text:p>
          </table:table-cell>
          <table:table-cell office:value-type="string">
            <text:p>21.467 °C</text:p>
          </table:table-cell>
          <table:table-cell office:value-type="string">
            <text:p>21.464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string">
            <text:p>2014-07-23 00:41:13</text:p>
          </table:table-cell>
          <table:table-cell office:value-type="string">
            <text:p>21.466 °C</text:p>
          </table:table-cell>
          <table:table-cell office:value-type="string">
            <text:p>21.463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string">
            <text:p>2014-07-23 00:41:43</text:p>
          </table:table-cell>
          <table:table-cell office:value-type="string">
            <text:p>21.466 °C</text:p>
          </table:table-cell>
          <table:table-cell office:value-type="string">
            <text:p>21.460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string">
            <text:p>2014-07-23 00:42:13</text:p>
          </table:table-cell>
          <table:table-cell office:value-type="string">
            <text:p>21.464 °C</text:p>
          </table:table-cell>
          <table:table-cell office:value-type="string">
            <text:p>21.457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string">
            <text:p>2014-07-23 00:42:43</text:p>
          </table:table-cell>
          <table:table-cell office:value-type="string">
            <text:p>21.462 °C</text:p>
          </table:table-cell>
          <table:table-cell office:value-type="string">
            <text:p>21.457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office:value-type="string">
            <text:p>2014-07-23 00:43:13</text:p>
          </table:table-cell>
          <table:table-cell office:value-type="string">
            <text:p>21.459 °C</text:p>
          </table:table-cell>
          <table:table-cell office:value-type="string">
            <text:p>21.456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string">
            <text:p>2014-07-23 00:43:43</text:p>
          </table:table-cell>
          <table:table-cell office:value-type="string">
            <text:p>21.457 °C</text:p>
          </table:table-cell>
          <table:table-cell office:value-type="string">
            <text:p>21.451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2014-07-23 00:44:13</text:p>
          </table:table-cell>
          <table:table-cell office:value-type="string">
            <text:p>21.454 °C</text:p>
          </table:table-cell>
          <table:table-cell office:value-type="string">
            <text:p>21.451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string">
            <text:p>2014-07-23 00:44:43</text:p>
          </table:table-cell>
          <table:table-cell office:value-type="string">
            <text:p>21.453 °C</text:p>
          </table:table-cell>
          <table:table-cell office:value-type="string">
            <text:p>21.449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office:value-type="string">
            <text:p>2014-07-23 00:45:13</text:p>
          </table:table-cell>
          <table:table-cell office:value-type="string">
            <text:p>21.451 °C</text:p>
          </table:table-cell>
          <table:table-cell office:value-type="string">
            <text:p>21.449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string">
            <text:p>2014-07-23 00:45:43</text:p>
          </table:table-cell>
          <table:table-cell office:value-type="string">
            <text:p>21.450 °C</text:p>
          </table:table-cell>
          <table:table-cell office:value-type="string">
            <text:p>21.446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string">
            <text:p>2014-07-23 00:46:13</text:p>
          </table:table-cell>
          <table:table-cell office:value-type="string">
            <text:p>21.449 °C</text:p>
          </table:table-cell>
          <table:table-cell office:value-type="string">
            <text:p>21.443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office:value-type="string">
            <text:p>2014-07-23 00:46:43</text:p>
          </table:table-cell>
          <table:table-cell office:value-type="string">
            <text:p>21.447 °C</text:p>
          </table:table-cell>
          <table:table-cell office:value-type="string">
            <text:p>21.444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62">
            <text:p>1462</text:p>
          </table:table-cell>
          <table:table-cell office:value-type="string">
            <text:p>2014-07-23 00:47:13</text:p>
          </table:table-cell>
          <table:table-cell office:value-type="string">
            <text:p>21.446 °C</text:p>
          </table:table-cell>
          <table:table-cell office:value-type="string">
            <text:p>21.443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string">
            <text:p>2014-07-23 00:47:43</text:p>
          </table:table-cell>
          <table:table-cell office:value-type="string">
            <text:p>21.447 °C</text:p>
          </table:table-cell>
          <table:table-cell office:value-type="string">
            <text:p>21.436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string">
            <text:p>2014-07-23 00:48:13</text:p>
          </table:table-cell>
          <table:table-cell office:value-type="string">
            <text:p>21.443 °C</text:p>
          </table:table-cell>
          <table:table-cell office:value-type="string">
            <text:p>21.437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string">
            <text:p>2014-07-23 00:48:43</text:p>
          </table:table-cell>
          <table:table-cell office:value-type="string">
            <text:p>21.439 °C</text:p>
          </table:table-cell>
          <table:table-cell office:value-type="string">
            <text:p>21.436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string">
            <text:p>2014-07-23 00:49:13</text:p>
          </table:table-cell>
          <table:table-cell table:number-columns-repeated="2" office:value-type="string">
            <text:p>21.437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string">
            <text:p>2014-07-23 00:49:43</text:p>
          </table:table-cell>
          <table:table-cell office:value-type="string">
            <text:p>21.437 °C</text:p>
          </table:table-cell>
          <table:table-cell office:value-type="string">
            <text:p>21.433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string">
            <text:p>2014-07-23 00:50:13</text:p>
          </table:table-cell>
          <table:table-cell office:value-type="string">
            <text:p>21.434 °C</text:p>
          </table:table-cell>
          <table:table-cell office:value-type="string">
            <text:p>21.430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69">
            <text:p>1469</text:p>
          </table:table-cell>
          <table:table-cell office:value-type="string">
            <text:p>2014-07-23 00:50:43</text:p>
          </table:table-cell>
          <table:table-cell office:value-type="string">
            <text:p>21.433 °C</text:p>
          </table:table-cell>
          <table:table-cell office:value-type="string">
            <text:p>21.427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string">
            <text:p>2014-07-23 00:51:13</text:p>
          </table:table-cell>
          <table:table-cell office:value-type="string">
            <text:p>21.431 °C</text:p>
          </table:table-cell>
          <table:table-cell office:value-type="string">
            <text:p>21.428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office:value-type="string">
            <text:p>2014-07-23 00:51:43</text:p>
          </table:table-cell>
          <table:table-cell office:value-type="string">
            <text:p>21.431 °C</text:p>
          </table:table-cell>
          <table:table-cell office:value-type="string">
            <text:p>21.426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string">
            <text:p>2014-07-23 00:52:13</text:p>
          </table:table-cell>
          <table:table-cell office:value-type="string">
            <text:p>21.430 °C</text:p>
          </table:table-cell>
          <table:table-cell office:value-type="string">
            <text:p>21.426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string">
            <text:p>2014-07-23 00:52:43</text:p>
          </table:table-cell>
          <table:table-cell office:value-type="string">
            <text:p>21.427 °C</text:p>
          </table:table-cell>
          <table:table-cell office:value-type="string">
            <text:p>21.421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office:value-type="string">
            <text:p>2014-07-23 00:53:13</text:p>
          </table:table-cell>
          <table:table-cell office:value-type="string">
            <text:p>21.423 °C</text:p>
          </table:table-cell>
          <table:table-cell office:value-type="string">
            <text:p>21.415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string">
            <text:p>2014-07-23 00:53:43</text:p>
          </table:table-cell>
          <table:table-cell office:value-type="string">
            <text:p>21.423 °C</text:p>
          </table:table-cell>
          <table:table-cell office:value-type="string">
            <text:p>21.418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string">
            <text:p>2014-07-23 00:54:13</text:p>
          </table:table-cell>
          <table:table-cell office:value-type="string">
            <text:p>21.421 °C</text:p>
          </table:table-cell>
          <table:table-cell office:value-type="string">
            <text:p>21.417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77">
            <text:p>1477</text:p>
          </table:table-cell>
          <table:table-cell office:value-type="string">
            <text:p>2014-07-23 00:54:43</text:p>
          </table:table-cell>
          <table:table-cell office:value-type="string">
            <text:p>21.420 °C</text:p>
          </table:table-cell>
          <table:table-cell office:value-type="string">
            <text:p>21.417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office:value-type="string">
            <text:p>2014-07-23 00:55:13</text:p>
          </table:table-cell>
          <table:table-cell office:value-type="string">
            <text:p>21.418 °C</text:p>
          </table:table-cell>
          <table:table-cell office:value-type="string">
            <text:p>21.413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string">
            <text:p>2014-07-23 00:55:43</text:p>
          </table:table-cell>
          <table:table-cell office:value-type="string">
            <text:p>21.415 °C</text:p>
          </table:table-cell>
          <table:table-cell office:value-type="string">
            <text:p>21.410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string">
            <text:p>2014-07-23 00:56:13</text:p>
          </table:table-cell>
          <table:table-cell office:value-type="string">
            <text:p>21.415 °C</text:p>
          </table:table-cell>
          <table:table-cell office:value-type="string">
            <text:p>21.413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2014-07-23 00:56:43</text:p>
          </table:table-cell>
          <table:table-cell office:value-type="string">
            <text:p>21.415 °C</text:p>
          </table:table-cell>
          <table:table-cell office:value-type="string">
            <text:p>21.410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office:value-type="string">
            <text:p>2014-07-23 00:57:13</text:p>
          </table:table-cell>
          <table:table-cell office:value-type="string">
            <text:p>21.413 °C</text:p>
          </table:table-cell>
          <table:table-cell office:value-type="string">
            <text:p>21.407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string">
            <text:p>2014-07-23 00:57:43</text:p>
          </table:table-cell>
          <table:table-cell office:value-type="string">
            <text:p>21.411 °C</text:p>
          </table:table-cell>
          <table:table-cell office:value-type="string">
            <text:p>21.405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string">
            <text:p>2014-07-23 00:58:13</text:p>
          </table:table-cell>
          <table:table-cell office:value-type="string">
            <text:p>21.408 °C</text:p>
          </table:table-cell>
          <table:table-cell office:value-type="string">
            <text:p>21.405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string">
            <text:p>2014-07-23 00:58:43</text:p>
          </table:table-cell>
          <table:table-cell office:value-type="string">
            <text:p>21.407 °C</text:p>
          </table:table-cell>
          <table:table-cell office:value-type="string">
            <text:p>21.403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string">
            <text:p>2014-07-23 00:59:13</text:p>
          </table:table-cell>
          <table:table-cell office:value-type="string">
            <text:p>21.405 °C</text:p>
          </table:table-cell>
          <table:table-cell office:value-type="string">
            <text:p>21.404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87">
            <text:p>1487</text:p>
          </table:table-cell>
          <table:table-cell office:value-type="string">
            <text:p>2014-07-23 00:59:43</text:p>
          </table:table-cell>
          <table:table-cell office:value-type="string">
            <text:p>21.404 °C</text:p>
          </table:table-cell>
          <table:table-cell office:value-type="string">
            <text:p>21.397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office:value-type="string">
            <text:p>2014-07-23 01:00:13</text:p>
          </table:table-cell>
          <table:table-cell office:value-type="string">
            <text:p>21.403 °C</text:p>
          </table:table-cell>
          <table:table-cell office:value-type="string">
            <text:p>21.395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string">
            <text:p>2014-07-23 01:00:43</text:p>
          </table:table-cell>
          <table:table-cell office:value-type="string">
            <text:p>21.400 °C</text:p>
          </table:table-cell>
          <table:table-cell office:value-type="string">
            <text:p>21.395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2014-07-23 01:01:13</text:p>
          </table:table-cell>
          <table:table-cell office:value-type="string">
            <text:p>21.398 °C</text:p>
          </table:table-cell>
          <table:table-cell office:value-type="string">
            <text:p>21.395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office:value-type="string">
            <text:p>2014-07-23 01:01:43</text:p>
          </table:table-cell>
          <table:table-cell office:value-type="string">
            <text:p>21.397 °C</text:p>
          </table:table-cell>
          <table:table-cell office:value-type="string">
            <text:p>21.394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string">
            <text:p>2014-07-23 01:02:13</text:p>
          </table:table-cell>
          <table:table-cell office:value-type="string">
            <text:p>21.395 °C</text:p>
          </table:table-cell>
          <table:table-cell office:value-type="string">
            <text:p>21.388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string">
            <text:p>2014-07-23 01:02:43</text:p>
          </table:table-cell>
          <table:table-cell office:value-type="string">
            <text:p>21.392 °C</text:p>
          </table:table-cell>
          <table:table-cell office:value-type="string">
            <text:p>21.390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string">
            <text:p>2014-07-23 01:03:13</text:p>
          </table:table-cell>
          <table:table-cell office:value-type="string">
            <text:p>21.392 °C</text:p>
          </table:table-cell>
          <table:table-cell office:value-type="string">
            <text:p>21.390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string">
            <text:p>2014-07-23 01:03:43</text:p>
          </table:table-cell>
          <table:table-cell office:value-type="string">
            <text:p>21.394 °C</text:p>
          </table:table-cell>
          <table:table-cell office:value-type="string">
            <text:p>21.388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2014-07-23 01:04:13</text:p>
          </table:table-cell>
          <table:table-cell office:value-type="string">
            <text:p>21.391 °C</text:p>
          </table:table-cell>
          <table:table-cell office:value-type="string">
            <text:p>21.385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office:value-type="string">
            <text:p>2014-07-23 01:04:43</text:p>
          </table:table-cell>
          <table:table-cell office:value-type="string">
            <text:p>21.388 °C</text:p>
          </table:table-cell>
          <table:table-cell office:value-type="string">
            <text:p>21.384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string">
            <text:p>2014-07-23 01:05:13</text:p>
          </table:table-cell>
          <table:table-cell office:value-type="string">
            <text:p>21.385 °C</text:p>
          </table:table-cell>
          <table:table-cell office:value-type="string">
            <text:p>21.381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string">
            <text:p>2014-07-23 01:05:43</text:p>
          </table:table-cell>
          <table:table-cell office:value-type="string">
            <text:p>21.384 °C</text:p>
          </table:table-cell>
          <table:table-cell office:value-type="string">
            <text:p>21.381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2014-07-23 01:06:13</text:p>
          </table:table-cell>
          <table:table-cell office:value-type="string">
            <text:p>21.382 °C</text:p>
          </table:table-cell>
          <table:table-cell office:value-type="string">
            <text:p>21.377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string">
            <text:p>2014-07-23 01:06:43</text:p>
          </table:table-cell>
          <table:table-cell office:value-type="string">
            <text:p>21.381 °C</text:p>
          </table:table-cell>
          <table:table-cell office:value-type="string">
            <text:p>21.377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string">
            <text:p>2014-07-23 01:07:13</text:p>
          </table:table-cell>
          <table:table-cell office:value-type="string">
            <text:p>21.379 °C</text:p>
          </table:table-cell>
          <table:table-cell office:value-type="string">
            <text:p>21.377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office:value-type="string">
            <text:p>2014-07-23 01:07:43</text:p>
          </table:table-cell>
          <table:table-cell office:value-type="string">
            <text:p>21.379 °C</text:p>
          </table:table-cell>
          <table:table-cell office:value-type="string">
            <text:p>21.374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string">
            <text:p>2014-07-23 01:08:13</text:p>
          </table:table-cell>
          <table:table-cell office:value-type="string">
            <text:p>21.379 °C</text:p>
          </table:table-cell>
          <table:table-cell office:value-type="string">
            <text:p>21.369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office:value-type="string">
            <text:p>2014-07-23 01:08:43</text:p>
          </table:table-cell>
          <table:table-cell office:value-type="string">
            <text:p>21.378 °C</text:p>
          </table:table-cell>
          <table:table-cell office:value-type="string">
            <text:p>21.371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string">
            <text:p>2014-07-23 01:09:13</text:p>
          </table:table-cell>
          <table:table-cell office:value-type="string">
            <text:p>21.374 °C</text:p>
          </table:table-cell>
          <table:table-cell office:value-type="string">
            <text:p>21.371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string">
            <text:p>2014-07-23 01:09:43</text:p>
          </table:table-cell>
          <table:table-cell office:value-type="string">
            <text:p>21.375 °C</text:p>
          </table:table-cell>
          <table:table-cell office:value-type="string">
            <text:p>21.367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office:value-type="string">
            <text:p>2014-07-23 01:10:13</text:p>
          </table:table-cell>
          <table:table-cell office:value-type="string">
            <text:p>21.374 °C</text:p>
          </table:table-cell>
          <table:table-cell office:value-type="string">
            <text:p>21.367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string">
            <text:p>2014-07-23 01:10:43</text:p>
          </table:table-cell>
          <table:table-cell office:value-type="string">
            <text:p>21.371 °C</text:p>
          </table:table-cell>
          <table:table-cell office:value-type="string">
            <text:p>21.368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string">
            <text:p>2014-07-23 01:11:13</text:p>
          </table:table-cell>
          <table:table-cell office:value-type="string">
            <text:p>21.371 °C</text:p>
          </table:table-cell>
          <table:table-cell office:value-type="string">
            <text:p>21.362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string">
            <text:p>2014-07-23 01:11:43</text:p>
          </table:table-cell>
          <table:table-cell office:value-type="string">
            <text:p>21.368 °C</text:p>
          </table:table-cell>
          <table:table-cell office:value-type="string">
            <text:p>21.364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string">
            <text:p>2014-07-23 01:12:13</text:p>
          </table:table-cell>
          <table:table-cell office:value-type="string">
            <text:p>21.365 °C</text:p>
          </table:table-cell>
          <table:table-cell office:value-type="string">
            <text:p>21.361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string">
            <text:p>2014-07-23 01:12:43</text:p>
          </table:table-cell>
          <table:table-cell office:value-type="string">
            <text:p>21.365 °C</text:p>
          </table:table-cell>
          <table:table-cell office:value-type="string">
            <text:p>21.359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office:value-type="string">
            <text:p>2014-07-23 01:13:13</text:p>
          </table:table-cell>
          <table:table-cell office:value-type="string">
            <text:p>21.362 °C</text:p>
          </table:table-cell>
          <table:table-cell office:value-type="string">
            <text:p>21.359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string">
            <text:p>2014-07-23 01:13:43</text:p>
          </table:table-cell>
          <table:table-cell office:value-type="string">
            <text:p>21.361 °C</text:p>
          </table:table-cell>
          <table:table-cell office:value-type="string">
            <text:p>21.359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office:value-type="string">
            <text:p>2014-07-23 01:14:13</text:p>
          </table:table-cell>
          <table:table-cell office:value-type="string">
            <text:p>21.359 °C</text:p>
          </table:table-cell>
          <table:table-cell office:value-type="string">
            <text:p>21.358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office:value-type="string">
            <text:p>2014-07-23 01:14:43</text:p>
          </table:table-cell>
          <table:table-cell office:value-type="string">
            <text:p>21.358 °C</text:p>
          </table:table-cell>
          <table:table-cell office:value-type="string">
            <text:p>21.355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string">
            <text:p>2014-07-23 01:15:13</text:p>
          </table:table-cell>
          <table:table-cell office:value-type="string">
            <text:p>21.356 °C</text:p>
          </table:table-cell>
          <table:table-cell office:value-type="string">
            <text:p>21.355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string">
            <text:p>2014-07-23 01:15:43</text:p>
          </table:table-cell>
          <table:table-cell office:value-type="string">
            <text:p>21.355 °C</text:p>
          </table:table-cell>
          <table:table-cell office:value-type="string">
            <text:p>21.352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string">
            <text:p>2014-07-23 01:16:13</text:p>
          </table:table-cell>
          <table:table-cell office:value-type="string">
            <text:p>21.354 °C</text:p>
          </table:table-cell>
          <table:table-cell office:value-type="string">
            <text:p>21.351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office:value-type="string">
            <text:p>2014-07-23 01:16:43</text:p>
          </table:table-cell>
          <table:table-cell office:value-type="string">
            <text:p>21.354 °C</text:p>
          </table:table-cell>
          <table:table-cell office:value-type="string">
            <text:p>21.351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string">
            <text:p>2014-07-23 01:17:13</text:p>
          </table:table-cell>
          <table:table-cell table:number-columns-repeated="2" office:value-type="string">
            <text:p>21.351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office:value-type="string">
            <text:p>2014-07-23 01:17:43</text:p>
          </table:table-cell>
          <table:table-cell office:value-type="string">
            <text:p>21.351 °C</text:p>
          </table:table-cell>
          <table:table-cell office:value-type="string">
            <text:p>21.345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string">
            <text:p>2014-07-23 01:18:13</text:p>
          </table:table-cell>
          <table:table-cell office:value-type="string">
            <text:p>21.349 °C</text:p>
          </table:table-cell>
          <table:table-cell office:value-type="string">
            <text:p>21.345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string">
            <text:p>2014-07-23 01:18:43</text:p>
          </table:table-cell>
          <table:table-cell office:value-type="string">
            <text:p>21.348 °C</text:p>
          </table:table-cell>
          <table:table-cell office:value-type="string">
            <text:p>21.341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string">
            <text:p>2014-07-23 01:19:13</text:p>
          </table:table-cell>
          <table:table-cell office:value-type="string">
            <text:p>21.346 °C</text:p>
          </table:table-cell>
          <table:table-cell office:value-type="string">
            <text:p>21.342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string">
            <text:p>2014-07-23 01:19:43</text:p>
          </table:table-cell>
          <table:table-cell office:value-type="string">
            <text:p>21.343 °C</text:p>
          </table:table-cell>
          <table:table-cell office:value-type="string">
            <text:p>21.339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string">
            <text:p>2014-07-23 01:20:13</text:p>
          </table:table-cell>
          <table:table-cell office:value-type="string">
            <text:p>21.342 °C</text:p>
          </table:table-cell>
          <table:table-cell office:value-type="string">
            <text:p>21.338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string">
            <text:p>2014-07-23 01:20:43</text:p>
          </table:table-cell>
          <table:table-cell office:value-type="string">
            <text:p>21.342 °C</text:p>
          </table:table-cell>
          <table:table-cell office:value-type="string">
            <text:p>21.339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string">
            <text:p>2014-07-23 01:21:13</text:p>
          </table:table-cell>
          <table:table-cell office:value-type="string">
            <text:p>21.341 °C</text:p>
          </table:table-cell>
          <table:table-cell office:value-type="string">
            <text:p>21.338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string">
            <text:p>2014-07-23 01:21:43</text:p>
          </table:table-cell>
          <table:table-cell office:value-type="string">
            <text:p>21.341 °C</text:p>
          </table:table-cell>
          <table:table-cell office:value-type="string">
            <text:p>21.336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office:value-type="string">
            <text:p>2014-07-23 01:22:13</text:p>
          </table:table-cell>
          <table:table-cell office:value-type="string">
            <text:p>21.338 °C</text:p>
          </table:table-cell>
          <table:table-cell office:value-type="string">
            <text:p>21.335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string">
            <text:p>2014-07-23 01:22:43</text:p>
          </table:table-cell>
          <table:table-cell office:value-type="string">
            <text:p>21.335 °C</text:p>
          </table:table-cell>
          <table:table-cell office:value-type="string">
            <text:p>21.333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string">
            <text:p>2014-07-23 01:23:13</text:p>
          </table:table-cell>
          <table:table-cell office:value-type="string">
            <text:p>21.333 °C</text:p>
          </table:table-cell>
          <table:table-cell office:value-type="string">
            <text:p>21.332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string">
            <text:p>2014-07-23 01:23:43</text:p>
          </table:table-cell>
          <table:table-cell office:value-type="string">
            <text:p>21.332 °C</text:p>
          </table:table-cell>
          <table:table-cell office:value-type="string">
            <text:p>21.329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string">
            <text:p>2014-07-23 01:24:13</text:p>
          </table:table-cell>
          <table:table-cell office:value-type="string">
            <text:p>21.332 °C</text:p>
          </table:table-cell>
          <table:table-cell office:value-type="string">
            <text:p>21.328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1537">
            <text:p>1537</text:p>
          </table:table-cell>
          <table:table-cell office:value-type="string">
            <text:p>2014-07-23 01:24:43</text:p>
          </table:table-cell>
          <table:table-cell office:value-type="string">
            <text:p>21.331 °C</text:p>
          </table:table-cell>
          <table:table-cell office:value-type="string">
            <text:p>21.328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38">
            <text:p>1538</text:p>
          </table:table-cell>
          <table:table-cell office:value-type="string">
            <text:p>2014-07-23 01:25:13</text:p>
          </table:table-cell>
          <table:table-cell office:value-type="string">
            <text:p>21.329 °C</text:p>
          </table:table-cell>
          <table:table-cell office:value-type="string">
            <text:p>21.326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office:value-type="string">
            <text:p>2014-07-23 01:25:43</text:p>
          </table:table-cell>
          <table:table-cell office:value-type="string">
            <text:p>21.329 °C</text:p>
          </table:table-cell>
          <table:table-cell office:value-type="string">
            <text:p>21.325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string">
            <text:p>2014-07-23 01:26:13</text:p>
          </table:table-cell>
          <table:table-cell office:value-type="string">
            <text:p>21.326 °C</text:p>
          </table:table-cell>
          <table:table-cell office:value-type="string">
            <text:p>21.325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41">
            <text:p>1541</text:p>
          </table:table-cell>
          <table:table-cell office:value-type="string">
            <text:p>2014-07-23 01:26:43</text:p>
          </table:table-cell>
          <table:table-cell office:value-type="string">
            <text:p>21.326 °C</text:p>
          </table:table-cell>
          <table:table-cell office:value-type="string">
            <text:p>21.320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string">
            <text:p>2014-07-23 01:27:13</text:p>
          </table:table-cell>
          <table:table-cell office:value-type="string">
            <text:p>21.325 °C</text:p>
          </table:table-cell>
          <table:table-cell office:value-type="string">
            <text:p>21.320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string">
            <text:p>2014-07-23 01:27:43</text:p>
          </table:table-cell>
          <table:table-cell office:value-type="string">
            <text:p>21.323 °C</text:p>
          </table:table-cell>
          <table:table-cell office:value-type="string">
            <text:p>21.320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string">
            <text:p>2014-07-23 01:28:13</text:p>
          </table:table-cell>
          <table:table-cell office:value-type="string">
            <text:p>21.322 °C</text:p>
          </table:table-cell>
          <table:table-cell office:value-type="string">
            <text:p>21.318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string">
            <text:p>2014-07-23 01:28:43</text:p>
          </table:table-cell>
          <table:table-cell office:value-type="string">
            <text:p>21.320 °C</text:p>
          </table:table-cell>
          <table:table-cell office:value-type="string">
            <text:p>21.315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office:value-type="string">
            <text:p>2014-07-23 01:29:13</text:p>
          </table:table-cell>
          <table:table-cell office:value-type="string">
            <text:p>21.318 °C</text:p>
          </table:table-cell>
          <table:table-cell office:value-type="string">
            <text:p>21.315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47">
            <text:p>1547</text:p>
          </table:table-cell>
          <table:table-cell office:value-type="string">
            <text:p>2014-07-23 01:29:43</text:p>
          </table:table-cell>
          <table:table-cell office:value-type="string">
            <text:p>21.319 °C</text:p>
          </table:table-cell>
          <table:table-cell office:value-type="string">
            <text:p>21.318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2014-07-23 01:30:13</text:p>
          </table:table-cell>
          <table:table-cell office:value-type="string">
            <text:p>21.318 °C</text:p>
          </table:table-cell>
          <table:table-cell office:value-type="string">
            <text:p>21.315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string">
            <text:p>2014-07-23 01:30:43</text:p>
          </table:table-cell>
          <table:table-cell table:number-columns-repeated="2" office:value-type="string">
            <text:p>21.316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2014-07-23 01:31:13</text:p>
          </table:table-cell>
          <table:table-cell office:value-type="string">
            <text:p>21.316 °C</text:p>
          </table:table-cell>
          <table:table-cell office:value-type="string">
            <text:p>21.315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office:value-type="string">
            <text:p>2014-07-23 01:31:43</text:p>
          </table:table-cell>
          <table:table-cell office:value-type="string">
            <text:p>21.316 °C</text:p>
          </table:table-cell>
          <table:table-cell office:value-type="string">
            <text:p>21.315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string">
            <text:p>2014-07-23 01:32:13</text:p>
          </table:table-cell>
          <table:table-cell office:value-type="string">
            <text:p>21.312 °C</text:p>
          </table:table-cell>
          <table:table-cell office:value-type="string">
            <text:p>21.309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1553">
            <text:p>1553</text:p>
          </table:table-cell>
          <table:table-cell office:value-type="string">
            <text:p>2014-07-23 01:32:43</text:p>
          </table:table-cell>
          <table:table-cell office:value-type="string">
            <text:p>21.313 °C</text:p>
          </table:table-cell>
          <table:table-cell office:value-type="string">
            <text:p>21.306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string">
            <text:p>2014-07-23 01:33:13</text:p>
          </table:table-cell>
          <table:table-cell office:value-type="string">
            <text:p>21.309 °C</text:p>
          </table:table-cell>
          <table:table-cell office:value-type="string">
            <text:p>21.306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1555">
            <text:p>1555</text:p>
          </table:table-cell>
          <table:table-cell office:value-type="string">
            <text:p>2014-07-23 01:33:43</text:p>
          </table:table-cell>
          <table:table-cell office:value-type="string">
            <text:p>21.306 °C</text:p>
          </table:table-cell>
          <table:table-cell office:value-type="string">
            <text:p>21.303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string">
            <text:p>2014-07-23 01:34:13</text:p>
          </table:table-cell>
          <table:table-cell office:value-type="string">
            <text:p>21.306 °C</text:p>
          </table:table-cell>
          <table:table-cell office:value-type="string">
            <text:p>21.302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office:value-type="string">
            <text:p>2014-07-23 01:34:43</text:p>
          </table:table-cell>
          <table:table-cell office:value-type="string">
            <text:p>21.305 °C</text:p>
          </table:table-cell>
          <table:table-cell office:value-type="string">
            <text:p>21.302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office:value-type="string">
            <text:p>2014-07-23 01:35:13</text:p>
          </table:table-cell>
          <table:table-cell office:value-type="string">
            <text:p>21.303 °C</text:p>
          </table:table-cell>
          <table:table-cell office:value-type="string">
            <text:p>21.300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string">
            <text:p>2014-07-23 01:35:43</text:p>
          </table:table-cell>
          <table:table-cell office:value-type="string">
            <text:p>21.302 °C</text:p>
          </table:table-cell>
          <table:table-cell office:value-type="string">
            <text:p>21.300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string">
            <text:p>2014-07-23 01:36:13</text:p>
          </table:table-cell>
          <table:table-cell office:value-type="string">
            <text:p>21.302 °C</text:p>
          </table:table-cell>
          <table:table-cell office:value-type="string">
            <text:p>21.297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61">
            <text:p>1561</text:p>
          </table:table-cell>
          <table:table-cell office:value-type="string">
            <text:p>2014-07-23 01:36:43</text:p>
          </table:table-cell>
          <table:table-cell office:value-type="string">
            <text:p>21.300 °C</text:p>
          </table:table-cell>
          <table:table-cell office:value-type="string">
            <text:p>21.297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office:value-type="string">
            <text:p>2014-07-23 01:37:13</text:p>
          </table:table-cell>
          <table:table-cell office:value-type="string">
            <text:p>21.302 °C</text:p>
          </table:table-cell>
          <table:table-cell office:value-type="string">
            <text:p>21.295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string">
            <text:p>2014-07-23 01:37:43</text:p>
          </table:table-cell>
          <table:table-cell office:value-type="string">
            <text:p>21.300 °C</text:p>
          </table:table-cell>
          <table:table-cell office:value-type="string">
            <text:p>21.295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string">
            <text:p>2014-07-23 01:38:13</text:p>
          </table:table-cell>
          <table:table-cell office:value-type="string">
            <text:p>21.299 °C</text:p>
          </table:table-cell>
          <table:table-cell office:value-type="string">
            <text:p>21.295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string">
            <text:p>2014-07-23 01:38:43</text:p>
          </table:table-cell>
          <table:table-cell office:value-type="string">
            <text:p>21.297 °C</text:p>
          </table:table-cell>
          <table:table-cell office:value-type="string">
            <text:p>21.293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2014-07-23 01:39:13</text:p>
          </table:table-cell>
          <table:table-cell office:value-type="string">
            <text:p>21.297 °C</text:p>
          </table:table-cell>
          <table:table-cell office:value-type="string">
            <text:p>21.290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office:value-type="string">
            <text:p>2014-07-23 01:39:43</text:p>
          </table:table-cell>
          <table:table-cell office:value-type="string">
            <text:p>21.293 °C</text:p>
          </table:table-cell>
          <table:table-cell office:value-type="string">
            <text:p>21.289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string">
            <text:p>2014-07-23 01:40:13</text:p>
          </table:table-cell>
          <table:table-cell office:value-type="string">
            <text:p>21.290 °C</text:p>
          </table:table-cell>
          <table:table-cell office:value-type="string">
            <text:p>21.287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69">
            <text:p>1569</text:p>
          </table:table-cell>
          <table:table-cell office:value-type="string">
            <text:p>2014-07-23 01:40:43</text:p>
          </table:table-cell>
          <table:table-cell office:value-type="string">
            <text:p>21.292 °C</text:p>
          </table:table-cell>
          <table:table-cell office:value-type="string">
            <text:p>21.287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string">
            <text:p>2014-07-23 01:41:13</text:p>
          </table:table-cell>
          <table:table-cell office:value-type="string">
            <text:p>21.292 °C</text:p>
          </table:table-cell>
          <table:table-cell office:value-type="string">
            <text:p>21.289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2014-07-23 01:41:43</text:p>
          </table:table-cell>
          <table:table-cell office:value-type="string">
            <text:p>21.289 °C</text:p>
          </table:table-cell>
          <table:table-cell office:value-type="string">
            <text:p>21.284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string">
            <text:p>2014-07-23 01:42:13</text:p>
          </table:table-cell>
          <table:table-cell office:value-type="string">
            <text:p>21.287 °C</text:p>
          </table:table-cell>
          <table:table-cell office:value-type="string">
            <text:p>21.283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string">
            <text:p>2014-07-23 01:42:43</text:p>
          </table:table-cell>
          <table:table-cell office:value-type="string">
            <text:p>21.286 °C</text:p>
          </table:table-cell>
          <table:table-cell office:value-type="string">
            <text:p>21.284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2014-07-23 01:43:13</text:p>
          </table:table-cell>
          <table:table-cell office:value-type="string">
            <text:p>21.286 °C</text:p>
          </table:table-cell>
          <table:table-cell office:value-type="string">
            <text:p>21.280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75">
            <text:p>1575</text:p>
          </table:table-cell>
          <table:table-cell office:value-type="string">
            <text:p>2014-07-23 01:43:43</text:p>
          </table:table-cell>
          <table:table-cell office:value-type="string">
            <text:p>21.286 °C</text:p>
          </table:table-cell>
          <table:table-cell office:value-type="string">
            <text:p>21.280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string">
            <text:p>2014-07-23 01:44:13</text:p>
          </table:table-cell>
          <table:table-cell office:value-type="string">
            <text:p>21.284 °C</text:p>
          </table:table-cell>
          <table:table-cell office:value-type="string">
            <text:p>21.282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office:value-type="string">
            <text:p>2014-07-23 01:44:43</text:p>
          </table:table-cell>
          <table:table-cell office:value-type="string">
            <text:p>21.283 °C</text:p>
          </table:table-cell>
          <table:table-cell office:value-type="string">
            <text:p>21.280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office:value-type="string">
            <text:p>2014-07-23 01:45:13</text:p>
          </table:table-cell>
          <table:table-cell office:value-type="string">
            <text:p>21.280 °C</text:p>
          </table:table-cell>
          <table:table-cell office:value-type="string">
            <text:p>21.276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office:value-type="string">
            <text:p>2014-07-23 01:45:43</text:p>
          </table:table-cell>
          <table:table-cell table:number-columns-repeated="2" office:value-type="string">
            <text:p>21.280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string">
            <text:p>2014-07-23 01:46:13</text:p>
          </table:table-cell>
          <table:table-cell office:value-type="string">
            <text:p>21.280 °C</text:p>
          </table:table-cell>
          <table:table-cell office:value-type="string">
            <text:p>21.273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2014-07-23 01:46:43</text:p>
          </table:table-cell>
          <table:table-cell office:value-type="string">
            <text:p>21.279 °C</text:p>
          </table:table-cell>
          <table:table-cell office:value-type="string">
            <text:p>21.276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2014-07-23 01:47:13</text:p>
          </table:table-cell>
          <table:table-cell office:value-type="string">
            <text:p>21.276 °C</text:p>
          </table:table-cell>
          <table:table-cell office:value-type="string">
            <text:p>21.271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string">
            <text:p>2014-07-23 01:47:43</text:p>
          </table:table-cell>
          <table:table-cell office:value-type="string">
            <text:p>21.274 °C</text:p>
          </table:table-cell>
          <table:table-cell office:value-type="string">
            <text:p>21.271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2014-07-23 01:48:13</text:p>
          </table:table-cell>
          <table:table-cell table:number-columns-repeated="2" office:value-type="string">
            <text:p>21.273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string">
            <text:p>2014-07-23 01:48:43</text:p>
          </table:table-cell>
          <table:table-cell office:value-type="string">
            <text:p>21.274 °C</text:p>
          </table:table-cell>
          <table:table-cell office:value-type="string">
            <text:p>21.273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office:value-type="string">
            <text:p>2014-07-23 01:49:13</text:p>
          </table:table-cell>
          <table:table-cell office:value-type="string">
            <text:p>21.273 °C</text:p>
          </table:table-cell>
          <table:table-cell office:value-type="string">
            <text:p>21.270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string">
            <text:p>2014-07-23 01:49:43</text:p>
          </table:table-cell>
          <table:table-cell office:value-type="string">
            <text:p>21.270 °C</text:p>
          </table:table-cell>
          <table:table-cell office:value-type="string">
            <text:p>21.266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string">
            <text:p>2014-07-23 01:50:13</text:p>
          </table:table-cell>
          <table:table-cell office:value-type="string">
            <text:p>21.269 °C</text:p>
          </table:table-cell>
          <table:table-cell office:value-type="string">
            <text:p>21.266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string">
            <text:p>2014-07-23 01:50:43</text:p>
          </table:table-cell>
          <table:table-cell office:value-type="string">
            <text:p>21.269 °C</text:p>
          </table:table-cell>
          <table:table-cell office:value-type="string">
            <text:p>21.263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2014-07-23 01:51:13</text:p>
          </table:table-cell>
          <table:table-cell office:value-type="string">
            <text:p>21.269 °C</text:p>
          </table:table-cell>
          <table:table-cell office:value-type="string">
            <text:p>21.266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string">
            <text:p>2014-07-23 01:51:43</text:p>
          </table:table-cell>
          <table:table-cell office:value-type="string">
            <text:p>21.267 °C</text:p>
          </table:table-cell>
          <table:table-cell office:value-type="string">
            <text:p>21.266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office:value-type="string">
            <text:p>2014-07-23 01:52:13</text:p>
          </table:table-cell>
          <table:table-cell office:value-type="string">
            <text:p>21.267 °C</text:p>
          </table:table-cell>
          <table:table-cell office:value-type="string">
            <text:p>21.260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string">
            <text:p>2014-07-23 01:52:43</text:p>
          </table:table-cell>
          <table:table-cell office:value-type="string">
            <text:p>21.264 °C</text:p>
          </table:table-cell>
          <table:table-cell office:value-type="string">
            <text:p>21.259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office:value-type="string">
            <text:p>2014-07-23 01:53:13</text:p>
          </table:table-cell>
          <table:table-cell office:value-type="string">
            <text:p>21.263 °C</text:p>
          </table:table-cell>
          <table:table-cell office:value-type="string">
            <text:p>21.261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office:value-type="string">
            <text:p>2014-07-23 01:53:43</text:p>
          </table:table-cell>
          <table:table-cell office:value-type="string">
            <text:p>21.261 °C</text:p>
          </table:table-cell>
          <table:table-cell office:value-type="string">
            <text:p>21.257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office:value-type="string">
            <text:p>2014-07-23 01:54:13</text:p>
          </table:table-cell>
          <table:table-cell office:value-type="string">
            <text:p>21.260 °C</text:p>
          </table:table-cell>
          <table:table-cell office:value-type="string">
            <text:p>21.257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2014-07-23 01:54:43</text:p>
          </table:table-cell>
          <table:table-cell office:value-type="string">
            <text:p>21.260 °C</text:p>
          </table:table-cell>
          <table:table-cell office:value-type="string">
            <text:p>21.251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string">
            <text:p>2014-07-23 01:55:13</text:p>
          </table:table-cell>
          <table:table-cell office:value-type="string">
            <text:p>21.257 °C</text:p>
          </table:table-cell>
          <table:table-cell office:value-type="string">
            <text:p>21.256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string">
            <text:p>2014-07-23 01:55:43</text:p>
          </table:table-cell>
          <table:table-cell office:value-type="string">
            <text:p>21.256 °C</text:p>
          </table:table-cell>
          <table:table-cell office:value-type="string">
            <text:p>21.254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2014-07-23 01:56:13</text:p>
          </table:table-cell>
          <table:table-cell office:value-type="string">
            <text:p>21.254 °C</text:p>
          </table:table-cell>
          <table:table-cell office:value-type="string">
            <text:p>21.253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string">
            <text:p>2014-07-23 01:56:43</text:p>
          </table:table-cell>
          <table:table-cell office:value-type="string">
            <text:p>21.253 °C</text:p>
          </table:table-cell>
          <table:table-cell office:value-type="string">
            <text:p>21.251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office:value-type="string">
            <text:p>2014-07-23 01:57:13</text:p>
          </table:table-cell>
          <table:table-cell office:value-type="string">
            <text:p>21.253 °C</text:p>
          </table:table-cell>
          <table:table-cell office:value-type="string">
            <text:p>21.248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office:value-type="string">
            <text:p>2014-07-23 01:57:43</text:p>
          </table:table-cell>
          <table:table-cell office:value-type="string">
            <text:p>21.253 °C</text:p>
          </table:table-cell>
          <table:table-cell office:value-type="string">
            <text:p>21.250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office:value-type="string">
            <text:p>2014-07-23 01:58:13</text:p>
          </table:table-cell>
          <table:table-cell office:value-type="string">
            <text:p>21.251 °C</text:p>
          </table:table-cell>
          <table:table-cell office:value-type="string">
            <text:p>21.250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string">
            <text:p>2014-07-23 01:58:43</text:p>
          </table:table-cell>
          <table:table-cell office:value-type="string">
            <text:p>21.251 °C</text:p>
          </table:table-cell>
          <table:table-cell office:value-type="string">
            <text:p>21.250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606">
            <text:p>1606</text:p>
          </table:table-cell>
          <table:table-cell office:value-type="string">
            <text:p>2014-07-23 01:59:13</text:p>
          </table:table-cell>
          <table:table-cell office:value-type="string">
            <text:p>21.250 °C</text:p>
          </table:table-cell>
          <table:table-cell office:value-type="string">
            <text:p>21.244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string">
            <text:p>2014-07-23 01:59:43</text:p>
          </table:table-cell>
          <table:table-cell office:value-type="string">
            <text:p>21.247 °C</text:p>
          </table:table-cell>
          <table:table-cell office:value-type="string">
            <text:p>21.246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string">
            <text:p>2014-07-23 02:00:13</text:p>
          </table:table-cell>
          <table:table-cell office:value-type="string">
            <text:p>21.246 °C</text:p>
          </table:table-cell>
          <table:table-cell office:value-type="string">
            <text:p>21.243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string">
            <text:p>2014-07-23 02:00:43</text:p>
          </table:table-cell>
          <table:table-cell office:value-type="string">
            <text:p>21.246 °C</text:p>
          </table:table-cell>
          <table:table-cell office:value-type="string">
            <text:p>21.241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string">
            <text:p>2014-07-23 02:01:13</text:p>
          </table:table-cell>
          <table:table-cell office:value-type="string">
            <text:p>21.244 °C</text:p>
          </table:table-cell>
          <table:table-cell office:value-type="string">
            <text:p>21.243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office:value-type="string">
            <text:p>2014-07-23 02:01:43</text:p>
          </table:table-cell>
          <table:table-cell office:value-type="string">
            <text:p>21.243 °C</text:p>
          </table:table-cell>
          <table:table-cell office:value-type="string">
            <text:p>21.240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2014-07-23 02:02:13</text:p>
          </table:table-cell>
          <table:table-cell table:number-columns-repeated="2" office:value-type="string">
            <text:p>21.243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office:value-type="string">
            <text:p>2014-07-23 02:02:43</text:p>
          </table:table-cell>
          <table:table-cell office:value-type="string">
            <text:p>21.244 °C</text:p>
          </table:table-cell>
          <table:table-cell office:value-type="string">
            <text:p>21.237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office:value-type="string">
            <text:p>2014-07-23 02:03:13</text:p>
          </table:table-cell>
          <table:table-cell office:value-type="string">
            <text:p>21.240 °C</text:p>
          </table:table-cell>
          <table:table-cell office:value-type="string">
            <text:p>21.237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office:value-type="string">
            <text:p>2014-07-23 02:03:43</text:p>
          </table:table-cell>
          <table:table-cell office:value-type="string">
            <text:p>21.240 °C</text:p>
          </table:table-cell>
          <table:table-cell office:value-type="string">
            <text:p>21.238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string">
            <text:p>2014-07-23 02:04:13</text:p>
          </table:table-cell>
          <table:table-cell office:value-type="string">
            <text:p>21.238 °C</text:p>
          </table:table-cell>
          <table:table-cell office:value-type="string">
            <text:p>21.237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office:value-type="string">
            <text:p>2014-07-23 02:04:43</text:p>
          </table:table-cell>
          <table:table-cell office:value-type="string">
            <text:p>21.237 °C</text:p>
          </table:table-cell>
          <table:table-cell office:value-type="string">
            <text:p>21.234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2014-07-23 02:05:13</text:p>
          </table:table-cell>
          <table:table-cell office:value-type="string">
            <text:p>21.237 °C</text:p>
          </table:table-cell>
          <table:table-cell office:value-type="string">
            <text:p>21.233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office:value-type="string">
            <text:p>2014-07-23 02:05:43</text:p>
          </table:table-cell>
          <table:table-cell office:value-type="string">
            <text:p>21.235 °C</text:p>
          </table:table-cell>
          <table:table-cell office:value-type="string">
            <text:p>21.234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string">
            <text:p>2014-07-23 02:06:13</text:p>
          </table:table-cell>
          <table:table-cell office:value-type="string">
            <text:p>21.237 °C</text:p>
          </table:table-cell>
          <table:table-cell office:value-type="string">
            <text:p>21.231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office:value-type="string">
            <text:p>2014-07-23 02:06:43</text:p>
          </table:table-cell>
          <table:table-cell office:value-type="string">
            <text:p>21.238 °C</text:p>
          </table:table-cell>
          <table:table-cell office:value-type="string">
            <text:p>21.228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office:value-type="string">
            <text:p>2014-07-23 02:07:13</text:p>
          </table:table-cell>
          <table:table-cell office:value-type="string">
            <text:p>21.234 °C</text:p>
          </table:table-cell>
          <table:table-cell office:value-type="string">
            <text:p>21.228 °C</text:p>
          </table:table-cell>
          <table:table-cell office:value-type="string">
            <text:p>75.3 %RH</text:p>
          </table:table-cell>
          <table:table-cell office:value-type="string">
            <text:p>75.0 %RH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office:value-type="string">
            <text:p>2014-07-23 02:07:43</text:p>
          </table:table-cell>
          <table:table-cell office:value-type="string">
            <text:p>21.234 °C</text:p>
          </table:table-cell>
          <table:table-cell office:value-type="string">
            <text:p>21.233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string">
            <text:p>2014-07-23 02:08:13</text:p>
          </table:table-cell>
          <table:table-cell office:value-type="string">
            <text:p>21.231 °C</text:p>
          </table:table-cell>
          <table:table-cell office:value-type="string">
            <text:p>21.228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2014-07-23 02:08:43</text:p>
          </table:table-cell>
          <table:table-cell office:value-type="string">
            <text:p>21.231 °C</text:p>
          </table:table-cell>
          <table:table-cell office:value-type="string">
            <text:p>21.230 °C</text:p>
          </table:table-cell>
          <table:table-cell office:value-type="string">
            <text:p>75.3 %RH</text:p>
          </table:table-cell>
          <table:table-cell office:value-type="string">
            <text:p>75.0 %RH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office:value-type="string">
            <text:p>2014-07-23 02:09:13</text:p>
          </table:table-cell>
          <table:table-cell office:value-type="string">
            <text:p>21.231 °C</text:p>
          </table:table-cell>
          <table:table-cell office:value-type="string">
            <text:p>21.228 °C</text:p>
          </table:table-cell>
          <table:table-cell office:value-type="string">
            <text:p>75.3 %RH</text:p>
          </table:table-cell>
          <table:table-cell office:value-type="string">
            <text:p>75.0 %RH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string">
            <text:p>2014-07-23 02:09:43</text:p>
          </table:table-cell>
          <table:table-cell office:value-type="string">
            <text:p>21.231 °C</text:p>
          </table:table-cell>
          <table:table-cell office:value-type="string">
            <text:p>21.227 °C</text:p>
          </table:table-cell>
          <table:table-cell office:value-type="string">
            <text:p>75.3 %RH</text:p>
          </table:table-cell>
          <table:table-cell office:value-type="string">
            <text:p>75.0 %RH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string">
            <text:p>2014-07-23 02:10:13</text:p>
          </table:table-cell>
          <table:table-cell office:value-type="string">
            <text:p>21.230 °C</text:p>
          </table:table-cell>
          <table:table-cell office:value-type="string">
            <text:p>21.224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office:value-type="string">
            <text:p>2014-07-23 02:10:43</text:p>
          </table:table-cell>
          <table:table-cell office:value-type="string">
            <text:p>21.228 °C</text:p>
          </table:table-cell>
          <table:table-cell office:value-type="string">
            <text:p>21.225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string">
            <text:p>2014-07-23 02:11:13</text:p>
          </table:table-cell>
          <table:table-cell office:value-type="string">
            <text:p>21.225 °C</text:p>
          </table:table-cell>
          <table:table-cell office:value-type="string">
            <text:p>21.223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string">
            <text:p>2014-07-23 02:11:43</text:p>
          </table:table-cell>
          <table:table-cell office:value-type="string">
            <text:p>21.224 °C</text:p>
          </table:table-cell>
          <table:table-cell office:value-type="string">
            <text:p>21.220 °C</text:p>
          </table:table-cell>
          <table:table-cell office:value-type="string">
            <text:p>75.3 %RH</text:p>
          </table:table-cell>
          <table:table-cell office:value-type="string">
            <text:p>75.0 %RH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string">
            <text:p>2014-07-23 02:12:13</text:p>
          </table:table-cell>
          <table:table-cell office:value-type="string">
            <text:p>21.225 °C</text:p>
          </table:table-cell>
          <table:table-cell office:value-type="string">
            <text:p>21.221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string">
            <text:p>2014-07-23 02:12:43</text:p>
          </table:table-cell>
          <table:table-cell office:value-type="string">
            <text:p>21.224 °C</text:p>
          </table:table-cell>
          <table:table-cell office:value-type="string">
            <text:p>21.218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string">
            <text:p>2014-07-23 02:13:13</text:p>
          </table:table-cell>
          <table:table-cell office:value-type="string">
            <text:p>21.224 °C</text:p>
          </table:table-cell>
          <table:table-cell office:value-type="string">
            <text:p>21.218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string">
            <text:p>2014-07-23 02:13:43</text:p>
          </table:table-cell>
          <table:table-cell table:number-columns-repeated="2" office:value-type="string">
            <text:p>21.225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string">
            <text:p>2014-07-23 02:14:13</text:p>
          </table:table-cell>
          <table:table-cell table:number-columns-repeated="2" office:value-type="string">
            <text:p>21.225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string">
            <text:p>2014-07-23 02:14:43</text:p>
          </table:table-cell>
          <table:table-cell office:value-type="string">
            <text:p>21.223 °C</text:p>
          </table:table-cell>
          <table:table-cell office:value-type="string">
            <text:p>21.215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office:value-type="string">
            <text:p>2014-07-23 02:15:13</text:p>
          </table:table-cell>
          <table:table-cell office:value-type="string">
            <text:p>21.223 °C</text:p>
          </table:table-cell>
          <table:table-cell office:value-type="string">
            <text:p>21.217 °C</text:p>
          </table:table-cell>
          <table:table-cell office:value-type="string">
            <text:p>75.3 %RH</text:p>
          </table:table-cell>
          <table:table-cell office:value-type="string">
            <text:p>75.0 %RH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2014-07-23 02:15:43</text:p>
          </table:table-cell>
          <table:table-cell office:value-type="string">
            <text:p>21.220 °C</text:p>
          </table:table-cell>
          <table:table-cell office:value-type="string">
            <text:p>21.217 °C</text:p>
          </table:table-cell>
          <table:table-cell office:value-type="string">
            <text:p>75.3 %RH</text:p>
          </table:table-cell>
          <table:table-cell office:value-type="string">
            <text:p>75.0 %RH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string">
            <text:p>2014-07-23 02:16:13</text:p>
          </table:table-cell>
          <table:table-cell office:value-type="string">
            <text:p>21.218 °C</text:p>
          </table:table-cell>
          <table:table-cell office:value-type="string">
            <text:p>21.212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string">
            <text:p>2014-07-23 02:16:43</text:p>
          </table:table-cell>
          <table:table-cell office:value-type="string">
            <text:p>21.217 °C</text:p>
          </table:table-cell>
          <table:table-cell office:value-type="string">
            <text:p>21.215 °C</text:p>
          </table:table-cell>
          <table:table-cell office:value-type="string">
            <text:p>75.3 %RH</text:p>
          </table:table-cell>
          <table:table-cell office:value-type="string">
            <text:p>75.0 %RH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office:value-type="string">
            <text:p>2014-07-23 02:17:13</text:p>
          </table:table-cell>
          <table:table-cell office:value-type="string">
            <text:p>21.218 °C</text:p>
          </table:table-cell>
          <table:table-cell office:value-type="string">
            <text:p>21.215 °C</text:p>
          </table:table-cell>
          <table:table-cell office:value-type="string">
            <text:p>75.3 %RH</text:p>
          </table:table-cell>
          <table:table-cell office:value-type="string">
            <text:p>75.0 %RH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office:value-type="string">
            <text:p>2014-07-23 02:17:43</text:p>
          </table:table-cell>
          <table:table-cell office:value-type="string">
            <text:p>21.217 °C</text:p>
          </table:table-cell>
          <table:table-cell office:value-type="string">
            <text:p>21.214 °C</text:p>
          </table:table-cell>
          <table:table-cell office:value-type="string">
            <text:p>75.3 %RH</text:p>
          </table:table-cell>
          <table:table-cell office:value-type="string">
            <text:p>75.0 %RH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office:value-type="string">
            <text:p>2014-07-23 02:18:13</text:p>
          </table:table-cell>
          <table:table-cell office:value-type="string">
            <text:p>21.215 °C</text:p>
          </table:table-cell>
          <table:table-cell office:value-type="string">
            <text:p>21.211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string">
            <text:p>2014-07-23 02:18:43</text:p>
          </table:table-cell>
          <table:table-cell office:value-type="string">
            <text:p>21.214 °C</text:p>
          </table:table-cell>
          <table:table-cell office:value-type="string">
            <text:p>21.208 °C</text:p>
          </table:table-cell>
          <table:table-cell office:value-type="string">
            <text:p>75.3 %RH</text:p>
          </table:table-cell>
          <table:table-cell office:value-type="string">
            <text:p>75.0 %RH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string">
            <text:p>2014-07-23 02:19:13</text:p>
          </table:table-cell>
          <table:table-cell office:value-type="string">
            <text:p>21.212 °C</text:p>
          </table:table-cell>
          <table:table-cell office:value-type="string">
            <text:p>21.210 °C</text:p>
          </table:table-cell>
          <table:table-cell office:value-type="string">
            <text:p>75.3 %RH</text:p>
          </table:table-cell>
          <table:table-cell office:value-type="string">
            <text:p>75.0 %RH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string">
            <text:p>2014-07-23 02:19:43</text:p>
          </table:table-cell>
          <table:table-cell office:value-type="string">
            <text:p>21.210 °C</text:p>
          </table:table-cell>
          <table:table-cell office:value-type="string">
            <text:p>21.208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string">
            <text:p>2014-07-23 02:20:13</text:p>
          </table:table-cell>
          <table:table-cell office:value-type="string">
            <text:p>21.210 °C</text:p>
          </table:table-cell>
          <table:table-cell office:value-type="string">
            <text:p>21.205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office:value-type="string">
            <text:p>2014-07-23 02:20:43</text:p>
          </table:table-cell>
          <table:table-cell office:value-type="string">
            <text:p>21.210 °C</text:p>
          </table:table-cell>
          <table:table-cell office:value-type="string">
            <text:p>21.205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string">
            <text:p>2014-07-23 02:21:13</text:p>
          </table:table-cell>
          <table:table-cell office:value-type="string">
            <text:p>21.210 °C</text:p>
          </table:table-cell>
          <table:table-cell office:value-type="string">
            <text:p>21.205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string">
            <text:p>2014-07-23 02:21:43</text:p>
          </table:table-cell>
          <table:table-cell office:value-type="string">
            <text:p>21.207 °C</text:p>
          </table:table-cell>
          <table:table-cell office:value-type="string">
            <text:p>21.205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string">
            <text:p>2014-07-23 02:22:13</text:p>
          </table:table-cell>
          <table:table-cell office:value-type="string">
            <text:p>21.207 °C</text:p>
          </table:table-cell>
          <table:table-cell office:value-type="string">
            <text:p>21.202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office:value-type="string">
            <text:p>2014-07-23 02:22:43</text:p>
          </table:table-cell>
          <table:table-cell office:value-type="string">
            <text:p>21.205 °C</text:p>
          </table:table-cell>
          <table:table-cell office:value-type="string">
            <text:p>21.201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office:value-type="string">
            <text:p>2014-07-23 02:23:13</text:p>
          </table:table-cell>
          <table:table-cell office:value-type="string">
            <text:p>21.204 °C</text:p>
          </table:table-cell>
          <table:table-cell office:value-type="string">
            <text:p>21.198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string">
            <text:p>2014-07-23 02:23:43</text:p>
          </table:table-cell>
          <table:table-cell office:value-type="string">
            <text:p>21.202 °C</text:p>
          </table:table-cell>
          <table:table-cell office:value-type="string">
            <text:p>21.199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office:value-type="string">
            <text:p>2014-07-23 02:24:13</text:p>
          </table:table-cell>
          <table:table-cell office:value-type="string">
            <text:p>21.201 °C</text:p>
          </table:table-cell>
          <table:table-cell office:value-type="string">
            <text:p>21.198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office:value-type="string">
            <text:p>2014-07-23 02:24:43</text:p>
          </table:table-cell>
          <table:table-cell office:value-type="string">
            <text:p>21.201 °C</text:p>
          </table:table-cell>
          <table:table-cell office:value-type="string">
            <text:p>21.197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office:value-type="string">
            <text:p>2014-07-23 02:25:13</text:p>
          </table:table-cell>
          <table:table-cell office:value-type="string">
            <text:p>21.201 °C</text:p>
          </table:table-cell>
          <table:table-cell office:value-type="string">
            <text:p>21.197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59">
            <text:p>1659</text:p>
          </table:table-cell>
          <table:table-cell office:value-type="string">
            <text:p>2014-07-23 02:25:43</text:p>
          </table:table-cell>
          <table:table-cell office:value-type="string">
            <text:p>21.199 °C</text:p>
          </table:table-cell>
          <table:table-cell office:value-type="string">
            <text:p>21.195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string">
            <text:p>2014-07-23 02:26:13</text:p>
          </table:table-cell>
          <table:table-cell office:value-type="string">
            <text:p>21.199 °C</text:p>
          </table:table-cell>
          <table:table-cell office:value-type="string">
            <text:p>21.191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office:value-type="string">
            <text:p>2014-07-23 02:26:43</text:p>
          </table:table-cell>
          <table:table-cell office:value-type="string">
            <text:p>21.195 °C</text:p>
          </table:table-cell>
          <table:table-cell office:value-type="string">
            <text:p>21.194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string">
            <text:p>2014-07-23 02:27:13</text:p>
          </table:table-cell>
          <table:table-cell office:value-type="string">
            <text:p>21.195 °C</text:p>
          </table:table-cell>
          <table:table-cell office:value-type="string">
            <text:p>21.192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office:value-type="string">
            <text:p>2014-07-23 02:27:43</text:p>
          </table:table-cell>
          <table:table-cell office:value-type="string">
            <text:p>21.194 °C</text:p>
          </table:table-cell>
          <table:table-cell office:value-type="string">
            <text:p>21.188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2014-07-23 02:28:13</text:p>
          </table:table-cell>
          <table:table-cell office:value-type="string">
            <text:p>21.195 °C</text:p>
          </table:table-cell>
          <table:table-cell office:value-type="string">
            <text:p>21.191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2014-07-23 02:28:43</text:p>
          </table:table-cell>
          <table:table-cell office:value-type="string">
            <text:p>21.195 °C</text:p>
          </table:table-cell>
          <table:table-cell office:value-type="string">
            <text:p>21.189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string">
            <text:p>2014-07-23 02:29:13</text:p>
          </table:table-cell>
          <table:table-cell office:value-type="string">
            <text:p>21.192 °C</text:p>
          </table:table-cell>
          <table:table-cell office:value-type="string">
            <text:p>21.188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string">
            <text:p>2014-07-23 02:29:43</text:p>
          </table:table-cell>
          <table:table-cell office:value-type="string">
            <text:p>21.191 °C</text:p>
          </table:table-cell>
          <table:table-cell office:value-type="string">
            <text:p>21.188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string">
            <text:p>2014-07-23 02:30:13</text:p>
          </table:table-cell>
          <table:table-cell office:value-type="string">
            <text:p>21.191 °C</text:p>
          </table:table-cell>
          <table:table-cell office:value-type="string">
            <text:p>21.189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office:value-type="string">
            <text:p>2014-07-23 02:30:43</text:p>
          </table:table-cell>
          <table:table-cell office:value-type="string">
            <text:p>21.191 °C</text:p>
          </table:table-cell>
          <table:table-cell office:value-type="string">
            <text:p>21.187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office:value-type="string">
            <text:p>2014-07-23 02:31:13</text:p>
          </table:table-cell>
          <table:table-cell office:value-type="string">
            <text:p>21.189 °C</text:p>
          </table:table-cell>
          <table:table-cell office:value-type="string">
            <text:p>21.187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office:value-type="string">
            <text:p>2014-07-23 02:31:43</text:p>
          </table:table-cell>
          <table:table-cell office:value-type="string">
            <text:p>21.188 °C</text:p>
          </table:table-cell>
          <table:table-cell office:value-type="string">
            <text:p>21.18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string">
            <text:p>2014-07-23 02:32:13</text:p>
          </table:table-cell>
          <table:table-cell office:value-type="string">
            <text:p>21.188 °C</text:p>
          </table:table-cell>
          <table:table-cell office:value-type="string">
            <text:p>21.184 °C</text:p>
          </table:table-cell>
          <table:table-cell office:value-type="string">
            <text:p>75.6 %RH</text:p>
          </table:table-cell>
          <table:table-cell office:value-type="string">
            <text:p>75.3 %RH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string">
            <text:p>2014-07-23 02:32:43</text:p>
          </table:table-cell>
          <table:table-cell office:value-type="string">
            <text:p>21.187 °C</text:p>
          </table:table-cell>
          <table:table-cell office:value-type="string">
            <text:p>21.184 °C</text:p>
          </table:table-cell>
          <table:table-cell office:value-type="string">
            <text:p>75.6 %RH</text:p>
          </table:table-cell>
          <table:table-cell office:value-type="string">
            <text:p>75.3 %RH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office:value-type="string">
            <text:p>2014-07-23 02:33:13</text:p>
          </table:table-cell>
          <table:table-cell office:value-type="string">
            <text:p>21.187 °C</text:p>
          </table:table-cell>
          <table:table-cell office:value-type="string">
            <text:p>21.184 °C</text:p>
          </table:table-cell>
          <table:table-cell office:value-type="string">
            <text:p>75.6 %RH</text:p>
          </table:table-cell>
          <table:table-cell office:value-type="string">
            <text:p>75.3 %RH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office:value-type="string">
            <text:p>2014-07-23 02:33:43</text:p>
          </table:table-cell>
          <table:table-cell office:value-type="string">
            <text:p>21.184 °C</text:p>
          </table:table-cell>
          <table:table-cell office:value-type="string">
            <text:p>21.18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string">
            <text:p>2014-07-23 02:34:13</text:p>
          </table:table-cell>
          <table:table-cell office:value-type="string">
            <text:p>21.184 °C</text:p>
          </table:table-cell>
          <table:table-cell office:value-type="string">
            <text:p>21.182 °C</text:p>
          </table:table-cell>
          <table:table-cell office:value-type="string">
            <text:p>75.6 %RH</text:p>
          </table:table-cell>
          <table:table-cell office:value-type="string">
            <text:p>75.3 %RH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office:value-type="string">
            <text:p>2014-07-23 02:34:43</text:p>
          </table:table-cell>
          <table:table-cell office:value-type="string">
            <text:p>21.182 °C</text:p>
          </table:table-cell>
          <table:table-cell office:value-type="string">
            <text:p>21.181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string">
            <text:p>2014-07-23 02:35:13</text:p>
          </table:table-cell>
          <table:table-cell office:value-type="string">
            <text:p>21.184 °C</text:p>
          </table:table-cell>
          <table:table-cell office:value-type="string">
            <text:p>21.178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string">
            <text:p>2014-07-23 02:35:43</text:p>
          </table:table-cell>
          <table:table-cell office:value-type="string">
            <text:p>21.181 °C</text:p>
          </table:table-cell>
          <table:table-cell office:value-type="string">
            <text:p>21.178 °C</text:p>
          </table:table-cell>
          <table:table-cell office:value-type="string">
            <text:p>75.6 %RH</text:p>
          </table:table-cell>
          <table:table-cell office:value-type="string">
            <text:p>75.3 %RH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string">
            <text:p>2014-07-23 02:36:13</text:p>
          </table:table-cell>
          <table:table-cell office:value-type="string">
            <text:p>21.179 °C</text:p>
          </table:table-cell>
          <table:table-cell office:value-type="string">
            <text:p>21.178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office:value-type="string">
            <text:p>2014-07-23 02:36:43</text:p>
          </table:table-cell>
          <table:table-cell office:value-type="string">
            <text:p>21.181 °C</text:p>
          </table:table-cell>
          <table:table-cell office:value-type="string">
            <text:p>21.175 °C</text:p>
          </table:table-cell>
          <table:table-cell office:value-type="string">
            <text:p>75.6 %RH</text:p>
          </table:table-cell>
          <table:table-cell office:value-type="string">
            <text:p>75.3 %RH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office:value-type="string">
            <text:p>2014-07-23 02:37:13</text:p>
          </table:table-cell>
          <table:table-cell office:value-type="string">
            <text:p>21.179 °C</text:p>
          </table:table-cell>
          <table:table-cell office:value-type="string">
            <text:p>21.176 °C</text:p>
          </table:table-cell>
          <table:table-cell office:value-type="string">
            <text:p>75.6 %RH</text:p>
          </table:table-cell>
          <table:table-cell office:value-type="string">
            <text:p>75.3 %RH</text:p>
          </table:table-cell>
        </table:table-row>
        <table:table-row table:style-name="ro1">
          <table:table-cell office:value-type="float" office:value="1683">
            <text:p>1683</text:p>
          </table:table-cell>
          <table:table-cell office:value-type="string">
            <text:p>2014-07-23 02:37:43</text:p>
          </table:table-cell>
          <table:table-cell office:value-type="string">
            <text:p>21.178 °C</text:p>
          </table:table-cell>
          <table:table-cell office:value-type="string">
            <text:p>21.174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string">
            <text:p>2014-07-23 02:38:13</text:p>
          </table:table-cell>
          <table:table-cell office:value-type="string">
            <text:p>21.176 °C</text:p>
          </table:table-cell>
          <table:table-cell office:value-type="string">
            <text:p>21.175 °C</text:p>
          </table:table-cell>
          <table:table-cell office:value-type="string">
            <text:p>75.6 %RH</text:p>
          </table:table-cell>
          <table:table-cell office:value-type="string">
            <text:p>75.3 %RH</text:p>
          </table:table-cell>
        </table:table-row>
        <table:table-row table:style-name="ro1">
          <table:table-cell office:value-type="float" office:value="1685">
            <text:p>1685</text:p>
          </table:table-cell>
          <table:table-cell office:value-type="string">
            <text:p>2014-07-23 02:38:43</text:p>
          </table:table-cell>
          <table:table-cell office:value-type="string">
            <text:p>21.176 °C</text:p>
          </table:table-cell>
          <table:table-cell office:value-type="string">
            <text:p>21.175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string">
            <text:p>2014-07-23 02:39:13</text:p>
          </table:table-cell>
          <table:table-cell office:value-type="string">
            <text:p>21.176 °C</text:p>
          </table:table-cell>
          <table:table-cell office:value-type="string">
            <text:p>21.172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2014-07-23 02:39:43</text:p>
          </table:table-cell>
          <table:table-cell office:value-type="string">
            <text:p>21.175 °C</text:p>
          </table:table-cell>
          <table:table-cell office:value-type="string">
            <text:p>21.172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string">
            <text:p>2014-07-23 02:40:13</text:p>
          </table:table-cell>
          <table:table-cell office:value-type="string">
            <text:p>21.174 °C</text:p>
          </table:table-cell>
          <table:table-cell office:value-type="string">
            <text:p>21.169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office:value-type="string">
            <text:p>2014-07-23 02:40:43</text:p>
          </table:table-cell>
          <table:table-cell office:value-type="string">
            <text:p>21.175 °C</text:p>
          </table:table-cell>
          <table:table-cell office:value-type="string">
            <text:p>21.169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string">
            <text:p>2014-07-23 02:41:13</text:p>
          </table:table-cell>
          <table:table-cell office:value-type="string">
            <text:p>21.172 °C</text:p>
          </table:table-cell>
          <table:table-cell office:value-type="string">
            <text:p>21.169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string">
            <text:p>2014-07-23 02:41:43</text:p>
          </table:table-cell>
          <table:table-cell office:value-type="string">
            <text:p>21.171 °C</text:p>
          </table:table-cell>
          <table:table-cell office:value-type="string">
            <text:p>21.169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string">
            <text:p>2014-07-23 02:42:13</text:p>
          </table:table-cell>
          <table:table-cell office:value-type="string">
            <text:p>21.171 °C</text:p>
          </table:table-cell>
          <table:table-cell office:value-type="string">
            <text:p>21.168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office:value-type="string">
            <text:p>2014-07-23 02:42:43</text:p>
          </table:table-cell>
          <table:table-cell table:number-columns-repeated="2" office:value-type="string">
            <text:p>21.169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office:value-type="string">
            <text:p>2014-07-23 02:43:13</text:p>
          </table:table-cell>
          <table:table-cell office:value-type="string">
            <text:p>21.168 °C</text:p>
          </table:table-cell>
          <table:table-cell office:value-type="string">
            <text:p>21.165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string">
            <text:p>2014-07-23 02:43:43</text:p>
          </table:table-cell>
          <table:table-cell office:value-type="string">
            <text:p>21.169 °C</text:p>
          </table:table-cell>
          <table:table-cell office:value-type="string">
            <text:p>21.162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office:value-type="string">
            <text:p>2014-07-23 02:44:13</text:p>
          </table:table-cell>
          <table:table-cell table:number-columns-repeated="2" office:value-type="string">
            <text:p>21.165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 office:value-type="string">
            <text:p>2014-07-23 02:44:43</text:p>
          </table:table-cell>
          <table:table-cell table:number-columns-repeated="2" office:value-type="string">
            <text:p>21.166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98">
            <text:p>1698</text:p>
          </table:table-cell>
          <table:table-cell office:value-type="string">
            <text:p>2014-07-23 02:45:13</text:p>
          </table:table-cell>
          <table:table-cell office:value-type="string">
            <text:p>21.166 °C</text:p>
          </table:table-cell>
          <table:table-cell office:value-type="string">
            <text:p>21.162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string">
            <text:p>2014-07-23 02:45:43</text:p>
          </table:table-cell>
          <table:table-cell office:value-type="string">
            <text:p>21.165 °C</text:p>
          </table:table-cell>
          <table:table-cell office:value-type="string">
            <text:p>21.159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2014-07-23 02:46:13</text:p>
          </table:table-cell>
          <table:table-cell table:number-columns-repeated="2" office:value-type="string">
            <text:p>21.165 °C</text:p>
          </table:table-cell>
          <table:table-cell office:value-type="string">
            <text:p>75.6 %RH</text:p>
          </table:table-cell>
          <table:table-cell office:value-type="string">
            <text:p>75.3 %RH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2014-07-23 02:46:43</text:p>
          </table:table-cell>
          <table:table-cell office:value-type="string">
            <text:p>21.163 °C</text:p>
          </table:table-cell>
          <table:table-cell office:value-type="string">
            <text:p>21.162 °C</text:p>
          </table:table-cell>
          <table:table-cell office:value-type="string">
            <text:p>75.6 %RH</text:p>
          </table:table-cell>
          <table:table-cell office:value-type="string">
            <text:p>75.3 %RH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string">
            <text:p>2014-07-23 02:47:13</text:p>
          </table:table-cell>
          <table:table-cell office:value-type="string">
            <text:p>21.162 °C</text:p>
          </table:table-cell>
          <table:table-cell office:value-type="string">
            <text:p>21.15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string">
            <text:p>2014-07-23 02:47:43</text:p>
          </table:table-cell>
          <table:table-cell office:value-type="string">
            <text:p>21.162 °C</text:p>
          </table:table-cell>
          <table:table-cell office:value-type="string">
            <text:p>21.15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04">
            <text:p>1704</text:p>
          </table:table-cell>
          <table:table-cell office:value-type="string">
            <text:p>2014-07-23 02:48:13</text:p>
          </table:table-cell>
          <table:table-cell office:value-type="string">
            <text:p>21.159 °C</text:p>
          </table:table-cell>
          <table:table-cell office:value-type="string">
            <text:p>21.15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05">
            <text:p>1705</text:p>
          </table:table-cell>
          <table:table-cell office:value-type="string">
            <text:p>2014-07-23 02:48:43</text:p>
          </table:table-cell>
          <table:table-cell office:value-type="string">
            <text:p>21.161 °C</text:p>
          </table:table-cell>
          <table:table-cell office:value-type="string">
            <text:p>21.15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office:value-type="string">
            <text:p>2014-07-23 02:49:13</text:p>
          </table:table-cell>
          <table:table-cell office:value-type="string">
            <text:p>21.161 °C</text:p>
          </table:table-cell>
          <table:table-cell office:value-type="string">
            <text:p>21.15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2014-07-23 02:49:43</text:p>
          </table:table-cell>
          <table:table-cell table:number-columns-repeated="2" office:value-type="string">
            <text:p>21.15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office:value-type="string">
            <text:p>2014-07-23 02:50:13</text:p>
          </table:table-cell>
          <table:table-cell office:value-type="string">
            <text:p>21.159 °C</text:p>
          </table:table-cell>
          <table:table-cell office:value-type="string">
            <text:p>21.15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09">
            <text:p>1709</text:p>
          </table:table-cell>
          <table:table-cell office:value-type="string">
            <text:p>2014-07-23 02:50:43</text:p>
          </table:table-cell>
          <table:table-cell office:value-type="string">
            <text:p>21.158 °C</text:p>
          </table:table-cell>
          <table:table-cell office:value-type="string">
            <text:p>21.15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2014-07-23 02:51:13</text:p>
          </table:table-cell>
          <table:table-cell office:value-type="string">
            <text:p>21.158 °C</text:p>
          </table:table-cell>
          <table:table-cell office:value-type="string">
            <text:p>21.15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11">
            <text:p>1711</text:p>
          </table:table-cell>
          <table:table-cell office:value-type="string">
            <text:p>2014-07-23 02:51:43</text:p>
          </table:table-cell>
          <table:table-cell office:value-type="string">
            <text:p>21.156 °C</text:p>
          </table:table-cell>
          <table:table-cell office:value-type="string">
            <text:p>21.15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string">
            <text:p>2014-07-23 02:52:13</text:p>
          </table:table-cell>
          <table:table-cell office:value-type="string">
            <text:p>21.158 °C</text:p>
          </table:table-cell>
          <table:table-cell office:value-type="string">
            <text:p>21.15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office:value-type="string">
            <text:p>2014-07-23 02:52:43</text:p>
          </table:table-cell>
          <table:table-cell office:value-type="string">
            <text:p>21.155 °C</text:p>
          </table:table-cell>
          <table:table-cell office:value-type="string">
            <text:p>21.15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14">
            <text:p>1714</text:p>
          </table:table-cell>
          <table:table-cell office:value-type="string">
            <text:p>2014-07-23 02:53:13</text:p>
          </table:table-cell>
          <table:table-cell office:value-type="string">
            <text:p>21.155 °C</text:p>
          </table:table-cell>
          <table:table-cell office:value-type="string">
            <text:p>21.14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office:value-type="string">
            <text:p>2014-07-23 02:53:43</text:p>
          </table:table-cell>
          <table:table-cell office:value-type="string">
            <text:p>21.155 °C</text:p>
          </table:table-cell>
          <table:table-cell office:value-type="string">
            <text:p>21.15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string">
            <text:p>2014-07-23 02:54:13</text:p>
          </table:table-cell>
          <table:table-cell office:value-type="string">
            <text:p>21.155 °C</text:p>
          </table:table-cell>
          <table:table-cell office:value-type="string">
            <text:p>21.15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17">
            <text:p>1717</text:p>
          </table:table-cell>
          <table:table-cell office:value-type="string">
            <text:p>2014-07-23 02:54:43</text:p>
          </table:table-cell>
          <table:table-cell office:value-type="string">
            <text:p>21.152 °C</text:p>
          </table:table-cell>
          <table:table-cell office:value-type="string">
            <text:p>21.15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18">
            <text:p>1718</text:p>
          </table:table-cell>
          <table:table-cell office:value-type="string">
            <text:p>2014-07-23 02:55:13</text:p>
          </table:table-cell>
          <table:table-cell office:value-type="string">
            <text:p>21.152 °C</text:p>
          </table:table-cell>
          <table:table-cell office:value-type="string">
            <text:p>21.14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string">
            <text:p>2014-07-23 02:55:43</text:p>
          </table:table-cell>
          <table:table-cell office:value-type="string">
            <text:p>21.151 °C</text:p>
          </table:table-cell>
          <table:table-cell office:value-type="string">
            <text:p>21.14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string">
            <text:p>2014-07-23 02:56:13</text:p>
          </table:table-cell>
          <table:table-cell office:value-type="string">
            <text:p>21.149 °C</text:p>
          </table:table-cell>
          <table:table-cell office:value-type="string">
            <text:p>21.14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string">
            <text:p>2014-07-23 02:56:43</text:p>
          </table:table-cell>
          <table:table-cell office:value-type="string">
            <text:p>21.148 °C</text:p>
          </table:table-cell>
          <table:table-cell office:value-type="string">
            <text:p>21.14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string">
            <text:p>2014-07-23 02:57:13</text:p>
          </table:table-cell>
          <table:table-cell office:value-type="string">
            <text:p>21.149 °C</text:p>
          </table:table-cell>
          <table:table-cell office:value-type="string">
            <text:p>21.14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string">
            <text:p>2014-07-23 02:57:43</text:p>
          </table:table-cell>
          <table:table-cell office:value-type="string">
            <text:p>21.146 °C</text:p>
          </table:table-cell>
          <table:table-cell office:value-type="string">
            <text:p>21.14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office:value-type="string">
            <text:p>2014-07-23 02:58:13</text:p>
          </table:table-cell>
          <table:table-cell office:value-type="string">
            <text:p>21.146 °C</text:p>
          </table:table-cell>
          <table:table-cell office:value-type="string">
            <text:p>21.14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string">
            <text:p>2014-07-23 02:58:43</text:p>
          </table:table-cell>
          <table:table-cell office:value-type="string">
            <text:p>21.146 °C</text:p>
          </table:table-cell>
          <table:table-cell office:value-type="string">
            <text:p>21.14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2014-07-23 02:59:13</text:p>
          </table:table-cell>
          <table:table-cell table:number-columns-repeated="2" office:value-type="string">
            <text:p>21.14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string">
            <text:p>2014-07-23 02:59:43</text:p>
          </table:table-cell>
          <table:table-cell table:number-columns-repeated="2" office:value-type="string">
            <text:p>21.14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string">
            <text:p>2014-07-23 03:00:13</text:p>
          </table:table-cell>
          <table:table-cell office:value-type="string">
            <text:p>21.146 °C</text:p>
          </table:table-cell>
          <table:table-cell office:value-type="string">
            <text:p>21.14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29">
            <text:p>1729</text:p>
          </table:table-cell>
          <table:table-cell office:value-type="string">
            <text:p>2014-07-23 03:00:43</text:p>
          </table:table-cell>
          <table:table-cell office:value-type="string">
            <text:p>21.146 °C</text:p>
          </table:table-cell>
          <table:table-cell office:value-type="string">
            <text:p>21.14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string">
            <text:p>2014-07-23 03:01:13</text:p>
          </table:table-cell>
          <table:table-cell office:value-type="string">
            <text:p>21.145 °C</text:p>
          </table:table-cell>
          <table:table-cell office:value-type="string">
            <text:p>21.14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31">
            <text:p>1731</text:p>
          </table:table-cell>
          <table:table-cell office:value-type="string">
            <text:p>2014-07-23 03:01:43</text:p>
          </table:table-cell>
          <table:table-cell office:value-type="string">
            <text:p>21.145 °C</text:p>
          </table:table-cell>
          <table:table-cell office:value-type="string">
            <text:p>21.13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office:value-type="string">
            <text:p>2014-07-23 03:02:13</text:p>
          </table:table-cell>
          <table:table-cell office:value-type="string">
            <text:p>21.145 °C</text:p>
          </table:table-cell>
          <table:table-cell office:value-type="string">
            <text:p>21.13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string">
            <text:p>2014-07-23 03:02:43</text:p>
          </table:table-cell>
          <table:table-cell office:value-type="string">
            <text:p>21.143 °C</text:p>
          </table:table-cell>
          <table:table-cell office:value-type="string">
            <text:p>21.13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office:value-type="string">
            <text:p>2014-07-23 03:03:13</text:p>
          </table:table-cell>
          <table:table-cell office:value-type="string">
            <text:p>21.142 °C</text:p>
          </table:table-cell>
          <table:table-cell office:value-type="string">
            <text:p>21.13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office:value-type="string">
            <text:p>2014-07-23 03:03:43</text:p>
          </table:table-cell>
          <table:table-cell office:value-type="string">
            <text:p>21.142 °C</text:p>
          </table:table-cell>
          <table:table-cell office:value-type="string">
            <text:p>21.13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office:value-type="string">
            <text:p>2014-07-23 03:04:13</text:p>
          </table:table-cell>
          <table:table-cell office:value-type="string">
            <text:p>21.142 °C</text:p>
          </table:table-cell>
          <table:table-cell office:value-type="string">
            <text:p>21.13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office:value-type="string">
            <text:p>2014-07-23 03:04:43</text:p>
          </table:table-cell>
          <table:table-cell office:value-type="string">
            <text:p>21.140 °C</text:p>
          </table:table-cell>
          <table:table-cell office:value-type="string">
            <text:p>21.13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string">
            <text:p>2014-07-23 03:05:13</text:p>
          </table:table-cell>
          <table:table-cell office:value-type="string">
            <text:p>21.139 °C</text:p>
          </table:table-cell>
          <table:table-cell office:value-type="string">
            <text:p>21.13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string">
            <text:p>2014-07-23 03:05:43</text:p>
          </table:table-cell>
          <table:table-cell office:value-type="string">
            <text:p>21.139 °C</text:p>
          </table:table-cell>
          <table:table-cell office:value-type="string">
            <text:p>21.13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string">
            <text:p>2014-07-23 03:06:13</text:p>
          </table:table-cell>
          <table:table-cell office:value-type="string">
            <text:p>21.138 °C</text:p>
          </table:table-cell>
          <table:table-cell office:value-type="string">
            <text:p>21.13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office:value-type="string">
            <text:p>2014-07-23 03:06:43</text:p>
          </table:table-cell>
          <table:table-cell office:value-type="string">
            <text:p>21.136 °C</text:p>
          </table:table-cell>
          <table:table-cell office:value-type="string">
            <text:p>21.13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office:value-type="string">
            <text:p>2014-07-23 03:07:13</text:p>
          </table:table-cell>
          <table:table-cell office:value-type="string">
            <text:p>21.138 °C</text:p>
          </table:table-cell>
          <table:table-cell office:value-type="string">
            <text:p>21.13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office:value-type="string">
            <text:p>2014-07-23 03:07:43</text:p>
          </table:table-cell>
          <table:table-cell office:value-type="string">
            <text:p>21.136 °C</text:p>
          </table:table-cell>
          <table:table-cell office:value-type="string">
            <text:p>21.13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string">
            <text:p>2014-07-23 03:08:13</text:p>
          </table:table-cell>
          <table:table-cell office:value-type="string">
            <text:p>21.135 °C</text:p>
          </table:table-cell>
          <table:table-cell office:value-type="string">
            <text:p>21.13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string">
            <text:p>2014-07-23 03:08:43</text:p>
          </table:table-cell>
          <table:table-cell office:value-type="string">
            <text:p>21.136 °C</text:p>
          </table:table-cell>
          <table:table-cell office:value-type="string">
            <text:p>21.12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office:value-type="string">
            <text:p>2014-07-23 03:09:13</text:p>
          </table:table-cell>
          <table:table-cell office:value-type="string">
            <text:p>21.133 °C</text:p>
          </table:table-cell>
          <table:table-cell office:value-type="string">
            <text:p>21.12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string">
            <text:p>2014-07-23 03:09:43</text:p>
          </table:table-cell>
          <table:table-cell office:value-type="string">
            <text:p>21.132 °C</text:p>
          </table:table-cell>
          <table:table-cell office:value-type="string">
            <text:p>21.12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string">
            <text:p>2014-07-23 03:10:13</text:p>
          </table:table-cell>
          <table:table-cell office:value-type="string">
            <text:p>21.130 °C</text:p>
          </table:table-cell>
          <table:table-cell office:value-type="string">
            <text:p>21.12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2014-07-23 03:10:43</text:p>
          </table:table-cell>
          <table:table-cell office:value-type="string">
            <text:p>21.130 °C</text:p>
          </table:table-cell>
          <table:table-cell office:value-type="string">
            <text:p>21.12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string">
            <text:p>2014-07-23 03:11:13</text:p>
          </table:table-cell>
          <table:table-cell office:value-type="string">
            <text:p>21.130 °C</text:p>
          </table:table-cell>
          <table:table-cell office:value-type="string">
            <text:p>21.12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51">
            <text:p>1751</text:p>
          </table:table-cell>
          <table:table-cell office:value-type="string">
            <text:p>2014-07-23 03:11:43</text:p>
          </table:table-cell>
          <table:table-cell office:value-type="string">
            <text:p>21.130 °C</text:p>
          </table:table-cell>
          <table:table-cell office:value-type="string">
            <text:p>21.12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string">
            <text:p>2014-07-23 03:12:13</text:p>
          </table:table-cell>
          <table:table-cell office:value-type="string">
            <text:p>21.129 °C</text:p>
          </table:table-cell>
          <table:table-cell office:value-type="string">
            <text:p>21.12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string">
            <text:p>2014-07-23 03:12:43</text:p>
          </table:table-cell>
          <table:table-cell office:value-type="string">
            <text:p>21.129 °C</text:p>
          </table:table-cell>
          <table:table-cell office:value-type="string">
            <text:p>21.12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string">
            <text:p>2014-07-23 03:13:13</text:p>
          </table:table-cell>
          <table:table-cell office:value-type="string">
            <text:p>21.129 °C</text:p>
          </table:table-cell>
          <table:table-cell office:value-type="string">
            <text:p>21.12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office:value-type="string">
            <text:p>2014-07-23 03:13:43</text:p>
          </table:table-cell>
          <table:table-cell office:value-type="string">
            <text:p>21.128 °C</text:p>
          </table:table-cell>
          <table:table-cell office:value-type="string">
            <text:p>21.12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office:value-type="string">
            <text:p>2014-07-23 03:14:13</text:p>
          </table:table-cell>
          <table:table-cell office:value-type="string">
            <text:p>21.129 °C</text:p>
          </table:table-cell>
          <table:table-cell office:value-type="string">
            <text:p>21.12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2014-07-23 03:14:43</text:p>
          </table:table-cell>
          <table:table-cell office:value-type="string">
            <text:p>21.128 °C</text:p>
          </table:table-cell>
          <table:table-cell office:value-type="string">
            <text:p>21.12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office:value-type="string">
            <text:p>2014-07-23 03:15:13</text:p>
          </table:table-cell>
          <table:table-cell office:value-type="string">
            <text:p>21.128 °C</text:p>
          </table:table-cell>
          <table:table-cell office:value-type="string">
            <text:p>21.12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59">
            <text:p>1759</text:p>
          </table:table-cell>
          <table:table-cell office:value-type="string">
            <text:p>2014-07-23 03:15:43</text:p>
          </table:table-cell>
          <table:table-cell office:value-type="string">
            <text:p>21.126 °C</text:p>
          </table:table-cell>
          <table:table-cell office:value-type="string">
            <text:p>21.12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string">
            <text:p>2014-07-23 03:16:13</text:p>
          </table:table-cell>
          <table:table-cell office:value-type="string">
            <text:p>21.126 °C</text:p>
          </table:table-cell>
          <table:table-cell office:value-type="string">
            <text:p>21.12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61">
            <text:p>1761</text:p>
          </table:table-cell>
          <table:table-cell office:value-type="string">
            <text:p>2014-07-23 03:16:43</text:p>
          </table:table-cell>
          <table:table-cell office:value-type="string">
            <text:p>21.126 °C</text:p>
          </table:table-cell>
          <table:table-cell office:value-type="string">
            <text:p>21.12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office:value-type="string">
            <text:p>2014-07-23 03:17:13</text:p>
          </table:table-cell>
          <table:table-cell office:value-type="string">
            <text:p>21.126 °C</text:p>
          </table:table-cell>
          <table:table-cell office:value-type="string">
            <text:p>21.12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office:value-type="string">
            <text:p>2014-07-23 03:17:43</text:p>
          </table:table-cell>
          <table:table-cell office:value-type="string">
            <text:p>21.129 °C</text:p>
          </table:table-cell>
          <table:table-cell office:value-type="string">
            <text:p>21.12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office:value-type="string">
            <text:p>2014-07-23 03:18:13</text:p>
          </table:table-cell>
          <table:table-cell office:value-type="string">
            <text:p>21.125 °C</text:p>
          </table:table-cell>
          <table:table-cell office:value-type="string">
            <text:p>21.12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string">
            <text:p>2014-07-23 03:18:43</text:p>
          </table:table-cell>
          <table:table-cell office:value-type="string">
            <text:p>21.125 °C</text:p>
          </table:table-cell>
          <table:table-cell office:value-type="string">
            <text:p>21.11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string">
            <text:p>2014-07-23 03:19:13</text:p>
          </table:table-cell>
          <table:table-cell office:value-type="string">
            <text:p>21.123 °C</text:p>
          </table:table-cell>
          <table:table-cell office:value-type="string">
            <text:p>21.12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office:value-type="string">
            <text:p>2014-07-23 03:19:43</text:p>
          </table:table-cell>
          <table:table-cell office:value-type="string">
            <text:p>21.122 °C</text:p>
          </table:table-cell>
          <table:table-cell office:value-type="string">
            <text:p>21.12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string">
            <text:p>2014-07-23 03:20:13</text:p>
          </table:table-cell>
          <table:table-cell office:value-type="string">
            <text:p>21.120 °C</text:p>
          </table:table-cell>
          <table:table-cell office:value-type="string">
            <text:p>21.11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string">
            <text:p>2014-07-23 03:20:43</text:p>
          </table:table-cell>
          <table:table-cell office:value-type="string">
            <text:p>21.120 °C</text:p>
          </table:table-cell>
          <table:table-cell office:value-type="string">
            <text:p>21.11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string">
            <text:p>2014-07-23 03:21:13</text:p>
          </table:table-cell>
          <table:table-cell office:value-type="string">
            <text:p>21.119 °C</text:p>
          </table:table-cell>
          <table:table-cell office:value-type="string">
            <text:p>21.11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office:value-type="string">
            <text:p>2014-07-23 03:21:43</text:p>
          </table:table-cell>
          <table:table-cell table:number-columns-repeated="2" office:value-type="string">
            <text:p>21.11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office:value-type="string">
            <text:p>2014-07-23 03:22:13</text:p>
          </table:table-cell>
          <table:table-cell office:value-type="string">
            <text:p>21.119 °C</text:p>
          </table:table-cell>
          <table:table-cell office:value-type="string">
            <text:p>21.11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office:value-type="string">
            <text:p>2014-07-23 03:22:43</text:p>
          </table:table-cell>
          <table:table-cell office:value-type="string">
            <text:p>21.117 °C</text:p>
          </table:table-cell>
          <table:table-cell office:value-type="string">
            <text:p>21.11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office:value-type="string">
            <text:p>2014-07-23 03:23:13</text:p>
          </table:table-cell>
          <table:table-cell office:value-type="string">
            <text:p>21.117 °C</text:p>
          </table:table-cell>
          <table:table-cell office:value-type="string">
            <text:p>21.11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string">
            <text:p>2014-07-23 03:23:43</text:p>
          </table:table-cell>
          <table:table-cell office:value-type="string">
            <text:p>21.116 °C</text:p>
          </table:table-cell>
          <table:table-cell office:value-type="string">
            <text:p>21.11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office:value-type="string">
            <text:p>2014-07-23 03:24:13</text:p>
          </table:table-cell>
          <table:table-cell office:value-type="string">
            <text:p>21.116 °C</text:p>
          </table:table-cell>
          <table:table-cell office:value-type="string">
            <text:p>21.11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string">
            <text:p>2014-07-23 03:24:43</text:p>
          </table:table-cell>
          <table:table-cell office:value-type="string">
            <text:p>21.116 °C</text:p>
          </table:table-cell>
          <table:table-cell office:value-type="string">
            <text:p>21.11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office:value-type="string">
            <text:p>2014-07-23 03:25:13</text:p>
          </table:table-cell>
          <table:table-cell office:value-type="string">
            <text:p>21.115 °C</text:p>
          </table:table-cell>
          <table:table-cell office:value-type="string">
            <text:p>21.11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2014-07-23 03:25:43</text:p>
          </table:table-cell>
          <table:table-cell office:value-type="string">
            <text:p>21.115 °C</text:p>
          </table:table-cell>
          <table:table-cell office:value-type="string">
            <text:p>21.11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string">
            <text:p>2014-07-23 03:26:13</text:p>
          </table:table-cell>
          <table:table-cell office:value-type="string">
            <text:p>21.115 °C</text:p>
          </table:table-cell>
          <table:table-cell office:value-type="string">
            <text:p>21.11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string">
            <text:p>2014-07-23 03:26:43</text:p>
          </table:table-cell>
          <table:table-cell office:value-type="string">
            <text:p>21.113 °C</text:p>
          </table:table-cell>
          <table:table-cell office:value-type="string">
            <text:p>21.11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string">
            <text:p>2014-07-23 03:27:13</text:p>
          </table:table-cell>
          <table:table-cell office:value-type="string">
            <text:p>21.112 °C</text:p>
          </table:table-cell>
          <table:table-cell office:value-type="string">
            <text:p>21.10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string">
            <text:p>2014-07-23 03:27:43</text:p>
          </table:table-cell>
          <table:table-cell office:value-type="string">
            <text:p>21.113 °C</text:p>
          </table:table-cell>
          <table:table-cell office:value-type="string">
            <text:p>21.11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string">
            <text:p>2014-07-23 03:28:13</text:p>
          </table:table-cell>
          <table:table-cell office:value-type="string">
            <text:p>21.113 °C</text:p>
          </table:table-cell>
          <table:table-cell office:value-type="string">
            <text:p>21.10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office:value-type="string">
            <text:p>2014-07-23 03:28:43</text:p>
          </table:table-cell>
          <table:table-cell office:value-type="string">
            <text:p>21.112 °C</text:p>
          </table:table-cell>
          <table:table-cell office:value-type="string">
            <text:p>21.11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string">
            <text:p>2014-07-23 03:29:13</text:p>
          </table:table-cell>
          <table:table-cell table:number-columns-repeated="2" office:value-type="string">
            <text:p>21.11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string">
            <text:p>2014-07-23 03:29:43</text:p>
          </table:table-cell>
          <table:table-cell office:value-type="string">
            <text:p>21.110 °C</text:p>
          </table:table-cell>
          <table:table-cell office:value-type="string">
            <text:p>21.10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string">
            <text:p>2014-07-23 03:30:13</text:p>
          </table:table-cell>
          <table:table-cell office:value-type="string">
            <text:p>21.110 °C</text:p>
          </table:table-cell>
          <table:table-cell office:value-type="string">
            <text:p>21.10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string">
            <text:p>2014-07-23 03:30:43</text:p>
          </table:table-cell>
          <table:table-cell office:value-type="string">
            <text:p>21.110 °C</text:p>
          </table:table-cell>
          <table:table-cell office:value-type="string">
            <text:p>21.10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office:value-type="string">
            <text:p>2014-07-23 03:31:13</text:p>
          </table:table-cell>
          <table:table-cell office:value-type="string">
            <text:p>21.109 °C</text:p>
          </table:table-cell>
          <table:table-cell office:value-type="string">
            <text:p>21.10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91">
            <text:p>1791</text:p>
          </table:table-cell>
          <table:table-cell office:value-type="string">
            <text:p>2014-07-23 03:31:43</text:p>
          </table:table-cell>
          <table:table-cell office:value-type="string">
            <text:p>21.110 °C</text:p>
          </table:table-cell>
          <table:table-cell office:value-type="string">
            <text:p>21.10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string">
            <text:p>2014-07-23 03:32:13</text:p>
          </table:table-cell>
          <table:table-cell office:value-type="string">
            <text:p>21.109 °C</text:p>
          </table:table-cell>
          <table:table-cell office:value-type="string">
            <text:p>21.09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string">
            <text:p>2014-07-23 03:32:43</text:p>
          </table:table-cell>
          <table:table-cell table:number-columns-repeated="2" office:value-type="string">
            <text:p>21.10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2014-07-23 03:33:13</text:p>
          </table:table-cell>
          <table:table-cell office:value-type="string">
            <text:p>21.109 °C</text:p>
          </table:table-cell>
          <table:table-cell office:value-type="string">
            <text:p>21.10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string">
            <text:p>2014-07-23 03:33:43</text:p>
          </table:table-cell>
          <table:table-cell table:number-columns-repeated="2" office:value-type="string">
            <text:p>21.10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string">
            <text:p>2014-07-23 03:34:13</text:p>
          </table:table-cell>
          <table:table-cell office:value-type="string">
            <text:p>21.106 °C</text:p>
          </table:table-cell>
          <table:table-cell office:value-type="string">
            <text:p>21.09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string">
            <text:p>2014-07-23 03:34:43</text:p>
          </table:table-cell>
          <table:table-cell office:value-type="string">
            <text:p>21.109 °C</text:p>
          </table:table-cell>
          <table:table-cell office:value-type="string">
            <text:p>21.10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office:value-type="string">
            <text:p>2014-07-23 03:35:13</text:p>
          </table:table-cell>
          <table:table-cell office:value-type="string">
            <text:p>21.104 °C</text:p>
          </table:table-cell>
          <table:table-cell office:value-type="string">
            <text:p>21.10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2014-07-23 03:35:43</text:p>
          </table:table-cell>
          <table:table-cell office:value-type="string">
            <text:p>21.106 °C</text:p>
          </table:table-cell>
          <table:table-cell office:value-type="string">
            <text:p>21.10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2014-07-23 03:36:13</text:p>
          </table:table-cell>
          <table:table-cell office:value-type="string">
            <text:p>21.104 °C</text:p>
          </table:table-cell>
          <table:table-cell office:value-type="string">
            <text:p>21.10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string">
            <text:p>2014-07-23 03:36:43</text:p>
          </table:table-cell>
          <table:table-cell office:value-type="string">
            <text:p>21.104 °C</text:p>
          </table:table-cell>
          <table:table-cell office:value-type="string">
            <text:p>21.10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string">
            <text:p>2014-07-23 03:37:13</text:p>
          </table:table-cell>
          <table:table-cell office:value-type="string">
            <text:p>21.104 °C</text:p>
          </table:table-cell>
          <table:table-cell office:value-type="string">
            <text:p>21.09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string">
            <text:p>2014-07-23 03:37:43</text:p>
          </table:table-cell>
          <table:table-cell office:value-type="string">
            <text:p>21.103 °C</text:p>
          </table:table-cell>
          <table:table-cell office:value-type="string">
            <text:p>21.09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string">
            <text:p>2014-07-23 03:38:13</text:p>
          </table:table-cell>
          <table:table-cell office:value-type="string">
            <text:p>21.102 °C</text:p>
          </table:table-cell>
          <table:table-cell office:value-type="string">
            <text:p>21.09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string">
            <text:p>2014-07-23 03:38:43</text:p>
          </table:table-cell>
          <table:table-cell office:value-type="string">
            <text:p>21.102 °C</text:p>
          </table:table-cell>
          <table:table-cell office:value-type="string">
            <text:p>21.09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office:value-type="string">
            <text:p>2014-07-23 03:39:13</text:p>
          </table:table-cell>
          <table:table-cell office:value-type="string">
            <text:p>21.103 °C</text:p>
          </table:table-cell>
          <table:table-cell office:value-type="string">
            <text:p>21.09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string">
            <text:p>2014-07-23 03:39:43</text:p>
          </table:table-cell>
          <table:table-cell office:value-type="string">
            <text:p>21.100 °C</text:p>
          </table:table-cell>
          <table:table-cell office:value-type="string">
            <text:p>21.09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string">
            <text:p>2014-07-23 03:40:13</text:p>
          </table:table-cell>
          <table:table-cell office:value-type="string">
            <text:p>21.099 °C</text:p>
          </table:table-cell>
          <table:table-cell office:value-type="string">
            <text:p>21.09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string">
            <text:p>2014-07-23 03:40:43</text:p>
          </table:table-cell>
          <table:table-cell office:value-type="string">
            <text:p>21.099 °C</text:p>
          </table:table-cell>
          <table:table-cell office:value-type="string">
            <text:p>21.09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2014-07-23 03:41:13</text:p>
          </table:table-cell>
          <table:table-cell office:value-type="string">
            <text:p>21.100 °C</text:p>
          </table:table-cell>
          <table:table-cell office:value-type="string">
            <text:p>21.09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string">
            <text:p>2014-07-23 03:41:43</text:p>
          </table:table-cell>
          <table:table-cell office:value-type="string">
            <text:p>21.100 °C</text:p>
          </table:table-cell>
          <table:table-cell office:value-type="string">
            <text:p>21.09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string">
            <text:p>2014-07-23 03:42:13</text:p>
          </table:table-cell>
          <table:table-cell office:value-type="string">
            <text:p>21.099 °C</text:p>
          </table:table-cell>
          <table:table-cell office:value-type="string">
            <text:p>21.09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string">
            <text:p>2014-07-23 03:42:43</text:p>
          </table:table-cell>
          <table:table-cell office:value-type="string">
            <text:p>21.097 °C</text:p>
          </table:table-cell>
          <table:table-cell office:value-type="string">
            <text:p>21.09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string">
            <text:p>2014-07-23 03:43:13</text:p>
          </table:table-cell>
          <table:table-cell office:value-type="string">
            <text:p>21.099 °C</text:p>
          </table:table-cell>
          <table:table-cell office:value-type="string">
            <text:p>21.09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string">
            <text:p>2014-07-23 03:43:43</text:p>
          </table:table-cell>
          <table:table-cell office:value-type="string">
            <text:p>21.097 °C</text:p>
          </table:table-cell>
          <table:table-cell office:value-type="string">
            <text:p>21.09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string">
            <text:p>2014-07-23 03:44:13</text:p>
          </table:table-cell>
          <table:table-cell office:value-type="string">
            <text:p>21.099 °C</text:p>
          </table:table-cell>
          <table:table-cell office:value-type="string">
            <text:p>21.09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string">
            <text:p>2014-07-23 03:44:43</text:p>
          </table:table-cell>
          <table:table-cell table:number-columns-repeated="2" office:value-type="string">
            <text:p>21.09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office:value-type="string">
            <text:p>2014-07-23 03:45:13</text:p>
          </table:table-cell>
          <table:table-cell office:value-type="string">
            <text:p>21.094 °C</text:p>
          </table:table-cell>
          <table:table-cell office:value-type="string">
            <text:p>21.09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office:value-type="string">
            <text:p>2014-07-23 03:45:43</text:p>
          </table:table-cell>
          <table:table-cell office:value-type="string">
            <text:p>21.097 °C</text:p>
          </table:table-cell>
          <table:table-cell office:value-type="string">
            <text:p>21.09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2014-07-23 03:46:13</text:p>
          </table:table-cell>
          <table:table-cell table:number-columns-repeated="2" office:value-type="string">
            <text:p>21.09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21">
            <text:p>1821</text:p>
          </table:table-cell>
          <table:table-cell office:value-type="string">
            <text:p>2014-07-23 03:46:43</text:p>
          </table:table-cell>
          <table:table-cell table:number-columns-repeated="2" office:value-type="string">
            <text:p>21.09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office:value-type="string">
            <text:p>2014-07-23 03:47:13</text:p>
          </table:table-cell>
          <table:table-cell office:value-type="string">
            <text:p>21.093 °C</text:p>
          </table:table-cell>
          <table:table-cell office:value-type="string">
            <text:p>21.08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string">
            <text:p>2014-07-23 03:47:43</text:p>
          </table:table-cell>
          <table:table-cell office:value-type="string">
            <text:p>21.092 °C</text:p>
          </table:table-cell>
          <table:table-cell office:value-type="string">
            <text:p>21.09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office:value-type="string">
            <text:p>2014-07-23 03:48:13</text:p>
          </table:table-cell>
          <table:table-cell office:value-type="string">
            <text:p>21.092 °C</text:p>
          </table:table-cell>
          <table:table-cell office:value-type="string">
            <text:p>21.08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office:value-type="string">
            <text:p>2014-07-23 03:48:43</text:p>
          </table:table-cell>
          <table:table-cell office:value-type="string">
            <text:p>21.094 °C</text:p>
          </table:table-cell>
          <table:table-cell office:value-type="string">
            <text:p>21.09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string">
            <text:p>2014-07-23 03:49:13</text:p>
          </table:table-cell>
          <table:table-cell office:value-type="string">
            <text:p>21.093 °C</text:p>
          </table:table-cell>
          <table:table-cell office:value-type="string">
            <text:p>21.09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office:value-type="string">
            <text:p>2014-07-23 03:49:43</text:p>
          </table:table-cell>
          <table:table-cell office:value-type="string">
            <text:p>21.093 °C</text:p>
          </table:table-cell>
          <table:table-cell office:value-type="string">
            <text:p>21.08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string">
            <text:p>2014-07-23 03:50:13</text:p>
          </table:table-cell>
          <table:table-cell office:value-type="string">
            <text:p>21.092 °C</text:p>
          </table:table-cell>
          <table:table-cell office:value-type="string">
            <text:p>21.09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2014-07-23 03:50:43</text:p>
          </table:table-cell>
          <table:table-cell office:value-type="string">
            <text:p>21.090 °C</text:p>
          </table:table-cell>
          <table:table-cell office:value-type="string">
            <text:p>21.08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2014-07-23 03:51:13</text:p>
          </table:table-cell>
          <table:table-cell office:value-type="string">
            <text:p>21.092 °C</text:p>
          </table:table-cell>
          <table:table-cell office:value-type="string">
            <text:p>21.08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office:value-type="string">
            <text:p>2014-07-23 03:51:43</text:p>
          </table:table-cell>
          <table:table-cell table:number-columns-repeated="2" office:value-type="string">
            <text:p>21.09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2014-07-23 03:52:13</text:p>
          </table:table-cell>
          <table:table-cell office:value-type="string">
            <text:p>21.090 °C</text:p>
          </table:table-cell>
          <table:table-cell office:value-type="string">
            <text:p>21.08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2014-07-23 03:52:43</text:p>
          </table:table-cell>
          <table:table-cell office:value-type="string">
            <text:p>21.090 °C</text:p>
          </table:table-cell>
          <table:table-cell office:value-type="string">
            <text:p>21.08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string">
            <text:p>2014-07-23 03:53:13</text:p>
          </table:table-cell>
          <table:table-cell office:value-type="string">
            <text:p>21.089 °C</text:p>
          </table:table-cell>
          <table:table-cell office:value-type="string">
            <text:p>21.08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string">
            <text:p>2014-07-23 03:53:43</text:p>
          </table:table-cell>
          <table:table-cell office:value-type="string">
            <text:p>21.089 °C</text:p>
          </table:table-cell>
          <table:table-cell office:value-type="string">
            <text:p>21.08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2014-07-23 03:54:13</text:p>
          </table:table-cell>
          <table:table-cell office:value-type="string">
            <text:p>21.090 °C</text:p>
          </table:table-cell>
          <table:table-cell office:value-type="string">
            <text:p>21.08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string">
            <text:p>2014-07-23 03:54:43</text:p>
          </table:table-cell>
          <table:table-cell office:value-type="string">
            <text:p>21.089 °C</text:p>
          </table:table-cell>
          <table:table-cell office:value-type="string">
            <text:p>21.08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string">
            <text:p>2014-07-23 03:55:13</text:p>
          </table:table-cell>
          <table:table-cell office:value-type="string">
            <text:p>21.087 °C</text:p>
          </table:table-cell>
          <table:table-cell office:value-type="string">
            <text:p>21.08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string">
            <text:p>2014-07-23 03:55:43</text:p>
          </table:table-cell>
          <table:table-cell office:value-type="string">
            <text:p>21.089 °C</text:p>
          </table:table-cell>
          <table:table-cell office:value-type="string">
            <text:p>21.08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2014-07-23 03:56:13</text:p>
          </table:table-cell>
          <table:table-cell office:value-type="string">
            <text:p>21.089 °C</text:p>
          </table:table-cell>
          <table:table-cell office:value-type="string">
            <text:p>21.08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string">
            <text:p>2014-07-23 03:56:43</text:p>
          </table:table-cell>
          <table:table-cell office:value-type="string">
            <text:p>21.087 °C</text:p>
          </table:table-cell>
          <table:table-cell office:value-type="string">
            <text:p>21.08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string">
            <text:p>2014-07-23 03:57:13</text:p>
          </table:table-cell>
          <table:table-cell office:value-type="string">
            <text:p>21.087 °C</text:p>
          </table:table-cell>
          <table:table-cell office:value-type="string">
            <text:p>21.08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2014-07-23 03:57:43</text:p>
          </table:table-cell>
          <table:table-cell office:value-type="string">
            <text:p>21.086 °C</text:p>
          </table:table-cell>
          <table:table-cell office:value-type="string">
            <text:p>21.08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office:value-type="string">
            <text:p>2014-07-23 03:58:13</text:p>
          </table:table-cell>
          <table:table-cell office:value-type="string">
            <text:p>21.086 °C</text:p>
          </table:table-cell>
          <table:table-cell office:value-type="string">
            <text:p>21.08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2014-07-23 03:58:43</text:p>
          </table:table-cell>
          <table:table-cell office:value-type="string">
            <text:p>21.086 °C</text:p>
          </table:table-cell>
          <table:table-cell office:value-type="string">
            <text:p>21.08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string">
            <text:p>2014-07-23 03:59:13</text:p>
          </table:table-cell>
          <table:table-cell office:value-type="string">
            <text:p>21.086 °C</text:p>
          </table:table-cell>
          <table:table-cell office:value-type="string">
            <text:p>21.08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string">
            <text:p>2014-07-23 03:59:43</text:p>
          </table:table-cell>
          <table:table-cell office:value-type="string">
            <text:p>21.084 °C</text:p>
          </table:table-cell>
          <table:table-cell office:value-type="string">
            <text:p>21.08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string">
            <text:p>2014-07-23 04:00:13</text:p>
          </table:table-cell>
          <table:table-cell office:value-type="string">
            <text:p>21.084 °C</text:p>
          </table:table-cell>
          <table:table-cell office:value-type="string">
            <text:p>21.08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office:value-type="string">
            <text:p>2014-07-23 04:00:43</text:p>
          </table:table-cell>
          <table:table-cell office:value-type="string">
            <text:p>21.086 °C</text:p>
          </table:table-cell>
          <table:table-cell office:value-type="string">
            <text:p>21.08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2014-07-23 04:01:13</text:p>
          </table:table-cell>
          <table:table-cell office:value-type="string">
            <text:p>21.084 °C</text:p>
          </table:table-cell>
          <table:table-cell office:value-type="string">
            <text:p>21.08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office:value-type="string">
            <text:p>2014-07-23 04:01:43</text:p>
          </table:table-cell>
          <table:table-cell office:value-type="string">
            <text:p>21.084 °C</text:p>
          </table:table-cell>
          <table:table-cell office:value-type="string">
            <text:p>21.07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2014-07-23 04:02:13</text:p>
          </table:table-cell>
          <table:table-cell office:value-type="string">
            <text:p>21.083 °C</text:p>
          </table:table-cell>
          <table:table-cell office:value-type="string">
            <text:p>21.07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office:value-type="string">
            <text:p>2014-07-23 04:02:43</text:p>
          </table:table-cell>
          <table:table-cell office:value-type="string">
            <text:p>21.081 °C</text:p>
          </table:table-cell>
          <table:table-cell office:value-type="string">
            <text:p>21.08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string">
            <text:p>2014-07-23 04:03:13</text:p>
          </table:table-cell>
          <table:table-cell table:number-columns-repeated="2" office:value-type="string">
            <text:p>21.08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office:value-type="string">
            <text:p>2014-07-23 04:03:43</text:p>
          </table:table-cell>
          <table:table-cell office:value-type="string">
            <text:p>21.081 °C</text:p>
          </table:table-cell>
          <table:table-cell office:value-type="string">
            <text:p>21.08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office:value-type="string">
            <text:p>2014-07-23 04:04:13</text:p>
          </table:table-cell>
          <table:table-cell office:value-type="string">
            <text:p>21.080 °C</text:p>
          </table:table-cell>
          <table:table-cell office:value-type="string">
            <text:p>21.07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string">
            <text:p>2014-07-23 04:04:43</text:p>
          </table:table-cell>
          <table:table-cell office:value-type="string">
            <text:p>21.079 °C</text:p>
          </table:table-cell>
          <table:table-cell office:value-type="string">
            <text:p>21.07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2014-07-23 04:05:13</text:p>
          </table:table-cell>
          <table:table-cell office:value-type="string">
            <text:p>21.080 °C</text:p>
          </table:table-cell>
          <table:table-cell office:value-type="string">
            <text:p>21.07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office:value-type="string">
            <text:p>2014-07-23 04:05:43</text:p>
          </table:table-cell>
          <table:table-cell office:value-type="string">
            <text:p>21.079 °C</text:p>
          </table:table-cell>
          <table:table-cell office:value-type="string">
            <text:p>21.077 °C</text:p>
          </table:table-cell>
          <table:table-cell office:value-type="string">
            <text:p>75.6 %RH</text:p>
          </table:table-cell>
          <table:table-cell office:value-type="string">
            <text:p>75.3 %RH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string">
            <text:p>2014-07-23 04:06:13</text:p>
          </table:table-cell>
          <table:table-cell office:value-type="string">
            <text:p>21.077 °C</text:p>
          </table:table-cell>
          <table:table-cell office:value-type="string">
            <text:p>21.076 °C</text:p>
          </table:table-cell>
          <table:table-cell office:value-type="string">
            <text:p>75.6 %RH</text:p>
          </table:table-cell>
          <table:table-cell office:value-type="string">
            <text:p>75.3 %RH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office:value-type="string">
            <text:p>2014-07-23 04:06:43</text:p>
          </table:table-cell>
          <table:table-cell office:value-type="string">
            <text:p>21.077 °C</text:p>
          </table:table-cell>
          <table:table-cell office:value-type="string">
            <text:p>21.074 °C</text:p>
          </table:table-cell>
          <table:table-cell office:value-type="string">
            <text:p>75.6 %RH</text:p>
          </table:table-cell>
          <table:table-cell office:value-type="string">
            <text:p>75.3 %RH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office:value-type="string">
            <text:p>2014-07-23 04:07:13</text:p>
          </table:table-cell>
          <table:table-cell office:value-type="string">
            <text:p>21.077 °C</text:p>
          </table:table-cell>
          <table:table-cell office:value-type="string">
            <text:p>21.076 °C</text:p>
          </table:table-cell>
          <table:table-cell office:value-type="string">
            <text:p>75.6 %RH</text:p>
          </table:table-cell>
          <table:table-cell office:value-type="string">
            <text:p>75.3 %RH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2014-07-23 04:07:43</text:p>
          </table:table-cell>
          <table:table-cell office:value-type="string">
            <text:p>21.079 °C</text:p>
          </table:table-cell>
          <table:table-cell office:value-type="string">
            <text:p>21.074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2014-07-23 04:08:13</text:p>
          </table:table-cell>
          <table:table-cell office:value-type="string">
            <text:p>21.077 °C</text:p>
          </table:table-cell>
          <table:table-cell office:value-type="string">
            <text:p>21.074 °C</text:p>
          </table:table-cell>
          <table:table-cell office:value-type="string">
            <text:p>75.6 %RH</text:p>
          </table:table-cell>
          <table:table-cell office:value-type="string">
            <text:p>75.3 %RH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string">
            <text:p>2014-07-23 04:08:43</text:p>
          </table:table-cell>
          <table:table-cell office:value-type="string">
            <text:p>21.077 °C</text:p>
          </table:table-cell>
          <table:table-cell office:value-type="string">
            <text:p>21.07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2014-07-23 04:09:13</text:p>
          </table:table-cell>
          <table:table-cell table:number-columns-repeated="2" office:value-type="string">
            <text:p>21.07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string">
            <text:p>2014-07-23 04:09:43</text:p>
          </table:table-cell>
          <table:table-cell office:value-type="string">
            <text:p>21.077 °C</text:p>
          </table:table-cell>
          <table:table-cell office:value-type="string">
            <text:p>21.07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office:value-type="string">
            <text:p>2014-07-23 04:10:13</text:p>
          </table:table-cell>
          <table:table-cell office:value-type="string">
            <text:p>21.076 °C</text:p>
          </table:table-cell>
          <table:table-cell office:value-type="string">
            <text:p>21.07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2014-07-23 04:10:43</text:p>
          </table:table-cell>
          <table:table-cell office:value-type="string">
            <text:p>21.077 °C</text:p>
          </table:table-cell>
          <table:table-cell office:value-type="string">
            <text:p>21.07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string">
            <text:p>2014-07-23 04:11:13</text:p>
          </table:table-cell>
          <table:table-cell office:value-type="string">
            <text:p>21.077 °C</text:p>
          </table:table-cell>
          <table:table-cell office:value-type="string">
            <text:p>21.07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2014-07-23 04:11:43</text:p>
          </table:table-cell>
          <table:table-cell office:value-type="string">
            <text:p>21.076 °C</text:p>
          </table:table-cell>
          <table:table-cell office:value-type="string">
            <text:p>21.07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2014-07-23 04:12:13</text:p>
          </table:table-cell>
          <table:table-cell office:value-type="string">
            <text:p>21.076 °C</text:p>
          </table:table-cell>
          <table:table-cell office:value-type="string">
            <text:p>21.07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2014-07-23 04:12:43</text:p>
          </table:table-cell>
          <table:table-cell office:value-type="string">
            <text:p>21.076 °C</text:p>
          </table:table-cell>
          <table:table-cell office:value-type="string">
            <text:p>21.07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2014-07-23 04:13:13</text:p>
          </table:table-cell>
          <table:table-cell office:value-type="string">
            <text:p>21.076 °C</text:p>
          </table:table-cell>
          <table:table-cell office:value-type="string">
            <text:p>21.07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2014-07-23 04:13:43</text:p>
          </table:table-cell>
          <table:table-cell office:value-type="string">
            <text:p>21.076 °C</text:p>
          </table:table-cell>
          <table:table-cell office:value-type="string">
            <text:p>21.07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2014-07-23 04:14:13</text:p>
          </table:table-cell>
          <table:table-cell office:value-type="string">
            <text:p>21.074 °C</text:p>
          </table:table-cell>
          <table:table-cell office:value-type="string">
            <text:p>21.07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2014-07-23 04:14:43</text:p>
          </table:table-cell>
          <table:table-cell office:value-type="string">
            <text:p>21.074 °C</text:p>
          </table:table-cell>
          <table:table-cell office:value-type="string">
            <text:p>21.06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2014-07-23 04:15:13</text:p>
          </table:table-cell>
          <table:table-cell table:number-columns-repeated="2" office:value-type="string">
            <text:p>21.07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string">
            <text:p>2014-07-23 04:15:43</text:p>
          </table:table-cell>
          <table:table-cell office:value-type="string">
            <text:p>21.073 °C</text:p>
          </table:table-cell>
          <table:table-cell office:value-type="string">
            <text:p>21.07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2014-07-23 04:16:13</text:p>
          </table:table-cell>
          <table:table-cell office:value-type="string">
            <text:p>21.074 °C</text:p>
          </table:table-cell>
          <table:table-cell office:value-type="string">
            <text:p>21.07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2014-07-23 04:16:43</text:p>
          </table:table-cell>
          <table:table-cell table:number-columns-repeated="2" office:value-type="string">
            <text:p>21.07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2014-07-23 04:17:13</text:p>
          </table:table-cell>
          <table:table-cell office:value-type="string">
            <text:p>21.073 °C</text:p>
          </table:table-cell>
          <table:table-cell office:value-type="string">
            <text:p>21.07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office:value-type="string">
            <text:p>2014-07-23 04:17:43</text:p>
          </table:table-cell>
          <table:table-cell office:value-type="string">
            <text:p>21.074 °C</text:p>
          </table:table-cell>
          <table:table-cell office:value-type="string">
            <text:p>21.07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string">
            <text:p>2014-07-23 04:18:13</text:p>
          </table:table-cell>
          <table:table-cell office:value-type="string">
            <text:p>21.073 °C</text:p>
          </table:table-cell>
          <table:table-cell office:value-type="string">
            <text:p>21.07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string">
            <text:p>2014-07-23 04:18:43</text:p>
          </table:table-cell>
          <table:table-cell table:number-columns-repeated="2" office:value-type="string">
            <text:p>21.07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office:value-type="string">
            <text:p>2014-07-23 04:19:13</text:p>
          </table:table-cell>
          <table:table-cell office:value-type="string">
            <text:p>21.071 °C</text:p>
          </table:table-cell>
          <table:table-cell office:value-type="string">
            <text:p>21.06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string">
            <text:p>2014-07-23 04:19:43</text:p>
          </table:table-cell>
          <table:table-cell office:value-type="string">
            <text:p>21.073 °C</text:p>
          </table:table-cell>
          <table:table-cell office:value-type="string">
            <text:p>21.06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string">
            <text:p>2014-07-23 04:20:13</text:p>
          </table:table-cell>
          <table:table-cell office:value-type="string">
            <text:p>21.073 °C</text:p>
          </table:table-cell>
          <table:table-cell office:value-type="string">
            <text:p>21.06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string">
            <text:p>2014-07-23 04:20:43</text:p>
          </table:table-cell>
          <table:table-cell office:value-type="string">
            <text:p>21.071 °C</text:p>
          </table:table-cell>
          <table:table-cell office:value-type="string">
            <text:p>21.06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2014-07-23 04:21:13</text:p>
          </table:table-cell>
          <table:table-cell office:value-type="string">
            <text:p>21.071 °C</text:p>
          </table:table-cell>
          <table:table-cell office:value-type="string">
            <text:p>21.06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2014-07-23 04:21:43</text:p>
          </table:table-cell>
          <table:table-cell office:value-type="string">
            <text:p>21.071 °C</text:p>
          </table:table-cell>
          <table:table-cell office:value-type="string">
            <text:p>21.06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string">
            <text:p>2014-07-23 04:22:13</text:p>
          </table:table-cell>
          <table:table-cell office:value-type="string">
            <text:p>21.071 °C</text:p>
          </table:table-cell>
          <table:table-cell office:value-type="string">
            <text:p>21.06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string">
            <text:p>2014-07-23 04:22:43</text:p>
          </table:table-cell>
          <table:table-cell table:number-columns-repeated="2" office:value-type="string">
            <text:p>21.07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2014-07-23 04:23:13</text:p>
          </table:table-cell>
          <table:table-cell office:value-type="string">
            <text:p>21.071 °C</text:p>
          </table:table-cell>
          <table:table-cell office:value-type="string">
            <text:p>21.06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2014-07-23 04:23:43</text:p>
          </table:table-cell>
          <table:table-cell office:value-type="string">
            <text:p>21.073 °C</text:p>
          </table:table-cell>
          <table:table-cell office:value-type="string">
            <text:p>21.06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2014-07-23 04:24:13</text:p>
          </table:table-cell>
          <table:table-cell office:value-type="string">
            <text:p>21.070 °C</text:p>
          </table:table-cell>
          <table:table-cell office:value-type="string">
            <text:p>21.06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2014-07-23 04:24:43</text:p>
          </table:table-cell>
          <table:table-cell office:value-type="string">
            <text:p>21.071 °C</text:p>
          </table:table-cell>
          <table:table-cell office:value-type="string">
            <text:p>21.06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2014-07-23 04:25:13</text:p>
          </table:table-cell>
          <table:table-cell office:value-type="string">
            <text:p>21.070 °C</text:p>
          </table:table-cell>
          <table:table-cell office:value-type="string">
            <text:p>21.06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2014-07-23 04:25:43</text:p>
          </table:table-cell>
          <table:table-cell office:value-type="string">
            <text:p>21.073 °C</text:p>
          </table:table-cell>
          <table:table-cell office:value-type="string">
            <text:p>21.06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2014-07-23 04:26:13</text:p>
          </table:table-cell>
          <table:table-cell table:number-columns-repeated="2" office:value-type="string">
            <text:p>21.07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2014-07-23 04:26:43</text:p>
          </table:table-cell>
          <table:table-cell office:value-type="string">
            <text:p>21.071 °C</text:p>
          </table:table-cell>
          <table:table-cell office:value-type="string">
            <text:p>21.06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2014-07-23 04:27:13</text:p>
          </table:table-cell>
          <table:table-cell office:value-type="string">
            <text:p>21.071 °C</text:p>
          </table:table-cell>
          <table:table-cell office:value-type="string">
            <text:p>21.063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2014-07-23 04:27:43</text:p>
          </table:table-cell>
          <table:table-cell office:value-type="string">
            <text:p>21.068 °C</text:p>
          </table:table-cell>
          <table:table-cell office:value-type="string">
            <text:p>21.063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2014-07-23 04:28:13</text:p>
          </table:table-cell>
          <table:table-cell office:value-type="string">
            <text:p>21.068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string">
            <text:p>2014-07-23 04:28:43</text:p>
          </table:table-cell>
          <table:table-cell office:value-type="string">
            <text:p>21.067 °C</text:p>
          </table:table-cell>
          <table:table-cell office:value-type="string">
            <text:p>21.06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2014-07-23 04:29:13</text:p>
          </table:table-cell>
          <table:table-cell office:value-type="string">
            <text:p>21.068 °C</text:p>
          </table:table-cell>
          <table:table-cell office:value-type="string">
            <text:p>21.06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2014-07-23 04:29:43</text:p>
          </table:table-cell>
          <table:table-cell office:value-type="string">
            <text:p>21.068 °C</text:p>
          </table:table-cell>
          <table:table-cell office:value-type="string">
            <text:p>21.06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2014-07-23 04:30:13</text:p>
          </table:table-cell>
          <table:table-cell office:value-type="string">
            <text:p>21.068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2014-07-23 04:30:43</text:p>
          </table:table-cell>
          <table:table-cell office:value-type="string">
            <text:p>21.068 °C</text:p>
          </table:table-cell>
          <table:table-cell office:value-type="string">
            <text:p>21.06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2014-07-23 04:31:13</text:p>
          </table:table-cell>
          <table:table-cell office:value-type="string">
            <text:p>21.068 °C</text:p>
          </table:table-cell>
          <table:table-cell office:value-type="string">
            <text:p>21.06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2014-07-23 04:31:43</text:p>
          </table:table-cell>
          <table:table-cell table:number-columns-repeated="2" office:value-type="string">
            <text:p>21.06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2014-07-23 04:32:13</text:p>
          </table:table-cell>
          <table:table-cell office:value-type="string">
            <text:p>21.067 °C</text:p>
          </table:table-cell>
          <table:table-cell office:value-type="string">
            <text:p>21.06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2014-07-23 04:32:43</text:p>
          </table:table-cell>
          <table:table-cell office:value-type="string">
            <text:p>21.068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2014-07-23 04:33:13</text:p>
          </table:table-cell>
          <table:table-cell office:value-type="string">
            <text:p>21.067 °C</text:p>
          </table:table-cell>
          <table:table-cell office:value-type="string">
            <text:p>21.06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string">
            <text:p>2014-07-23 04:33:43</text:p>
          </table:table-cell>
          <table:table-cell table:number-columns-repeated="2" office:value-type="string">
            <text:p>21.06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string">
            <text:p>2014-07-23 04:34:13</text:p>
          </table:table-cell>
          <table:table-cell office:value-type="string">
            <text:p>21.066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string">
            <text:p>2014-07-23 04:34:43</text:p>
          </table:table-cell>
          <table:table-cell office:value-type="string">
            <text:p>21.068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string">
            <text:p>2014-07-23 04:35:13</text:p>
          </table:table-cell>
          <table:table-cell office:value-type="string">
            <text:p>21.067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string">
            <text:p>2014-07-23 04:35:43</text:p>
          </table:table-cell>
          <table:table-cell office:value-type="string">
            <text:p>21.064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2014-07-23 04:36:13</text:p>
          </table:table-cell>
          <table:table-cell office:value-type="string">
            <text:p>21.067 °C</text:p>
          </table:table-cell>
          <table:table-cell office:value-type="string">
            <text:p>21.06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string">
            <text:p>2014-07-23 04:36:43</text:p>
          </table:table-cell>
          <table:table-cell office:value-type="string">
            <text:p>21.067 °C</text:p>
          </table:table-cell>
          <table:table-cell office:value-type="string">
            <text:p>21.06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2014-07-23 04:37:13</text:p>
          </table:table-cell>
          <table:table-cell office:value-type="string">
            <text:p>21.068 °C</text:p>
          </table:table-cell>
          <table:table-cell office:value-type="string">
            <text:p>21.06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string">
            <text:p>2014-07-23 04:37:43</text:p>
          </table:table-cell>
          <table:table-cell office:value-type="string">
            <text:p>21.067 °C</text:p>
          </table:table-cell>
          <table:table-cell office:value-type="string">
            <text:p>21.06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string">
            <text:p>2014-07-23 04:38:13</text:p>
          </table:table-cell>
          <table:table-cell office:value-type="string">
            <text:p>21.066 °C</text:p>
          </table:table-cell>
          <table:table-cell office:value-type="string">
            <text:p>21.06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2014-07-23 04:38:43</text:p>
          </table:table-cell>
          <table:table-cell office:value-type="string">
            <text:p>21.068 °C</text:p>
          </table:table-cell>
          <table:table-cell office:value-type="string">
            <text:p>21.06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string">
            <text:p>2014-07-23 04:39:13</text:p>
          </table:table-cell>
          <table:table-cell office:value-type="string">
            <text:p>21.066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string">
            <text:p>2014-07-23 04:39:43</text:p>
          </table:table-cell>
          <table:table-cell table:number-columns-repeated="2" office:value-type="string">
            <text:p>21.06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string">
            <text:p>2014-07-23 04:40:13</text:p>
          </table:table-cell>
          <table:table-cell office:value-type="string">
            <text:p>21.064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string">
            <text:p>2014-07-23 04:40:43</text:p>
          </table:table-cell>
          <table:table-cell office:value-type="string">
            <text:p>21.067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string">
            <text:p>2014-07-23 04:41:13</text:p>
          </table:table-cell>
          <table:table-cell office:value-type="string">
            <text:p>21.066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string">
            <text:p>2014-07-23 04:41:43</text:p>
          </table:table-cell>
          <table:table-cell office:value-type="string">
            <text:p>21.066 °C</text:p>
          </table:table-cell>
          <table:table-cell office:value-type="string">
            <text:p>21.06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string">
            <text:p>2014-07-23 04:42:13</text:p>
          </table:table-cell>
          <table:table-cell office:value-type="string">
            <text:p>21.066 °C</text:p>
          </table:table-cell>
          <table:table-cell office:value-type="string">
            <text:p>21.06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string">
            <text:p>2014-07-23 04:42:43</text:p>
          </table:table-cell>
          <table:table-cell office:value-type="string">
            <text:p>21.068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string">
            <text:p>2014-07-23 04:43:13</text:p>
          </table:table-cell>
          <table:table-cell office:value-type="string">
            <text:p>21.066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string">
            <text:p>2014-07-23 04:43:43</text:p>
          </table:table-cell>
          <table:table-cell office:value-type="string">
            <text:p>21.067 °C</text:p>
          </table:table-cell>
          <table:table-cell office:value-type="string">
            <text:p>21.06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string">
            <text:p>2014-07-23 04:44:13</text:p>
          </table:table-cell>
          <table:table-cell office:value-type="string">
            <text:p>21.066 °C</text:p>
          </table:table-cell>
          <table:table-cell office:value-type="string">
            <text:p>21.06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string">
            <text:p>2014-07-23 04:44:43</text:p>
          </table:table-cell>
          <table:table-cell office:value-type="string">
            <text:p>21.067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2014-07-23 04:45:13</text:p>
          </table:table-cell>
          <table:table-cell office:value-type="string">
            <text:p>21.067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string">
            <text:p>2014-07-23 04:45:43</text:p>
          </table:table-cell>
          <table:table-cell office:value-type="string">
            <text:p>21.066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string">
            <text:p>2014-07-23 04:46:13</text:p>
          </table:table-cell>
          <table:table-cell office:value-type="string">
            <text:p>21.066 °C</text:p>
          </table:table-cell>
          <table:table-cell office:value-type="string">
            <text:p>21.06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string">
            <text:p>2014-07-23 04:46:43</text:p>
          </table:table-cell>
          <table:table-cell office:value-type="string">
            <text:p>21.066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string">
            <text:p>2014-07-23 04:47:13</text:p>
          </table:table-cell>
          <table:table-cell office:value-type="string">
            <text:p>21.067 °C</text:p>
          </table:table-cell>
          <table:table-cell office:value-type="string">
            <text:p>21.06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string">
            <text:p>2014-07-23 04:47:43</text:p>
          </table:table-cell>
          <table:table-cell office:value-type="string">
            <text:p>21.067 °C</text:p>
          </table:table-cell>
          <table:table-cell office:value-type="string">
            <text:p>21.06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string">
            <text:p>2014-07-23 04:48:13</text:p>
          </table:table-cell>
          <table:table-cell office:value-type="string">
            <text:p>21.067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string">
            <text:p>2014-07-23 04:48:43</text:p>
          </table:table-cell>
          <table:table-cell office:value-type="string">
            <text:p>21.066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string">
            <text:p>2014-07-23 04:49:13</text:p>
          </table:table-cell>
          <table:table-cell table:number-columns-repeated="2" office:value-type="string">
            <text:p>21.06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string">
            <text:p>2014-07-23 04:49:43</text:p>
          </table:table-cell>
          <table:table-cell office:value-type="string">
            <text:p>21.066 °C</text:p>
          </table:table-cell>
          <table:table-cell office:value-type="string">
            <text:p>21.06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string">
            <text:p>2014-07-23 04:50:13</text:p>
          </table:table-cell>
          <table:table-cell office:value-type="string">
            <text:p>21.068 °C</text:p>
          </table:table-cell>
          <table:table-cell office:value-type="string">
            <text:p>21.06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string">
            <text:p>2014-07-23 04:50:43</text:p>
          </table:table-cell>
          <table:table-cell office:value-type="string">
            <text:p>21.066 °C</text:p>
          </table:table-cell>
          <table:table-cell office:value-type="string">
            <text:p>21.06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2014-07-23 04:51:13</text:p>
          </table:table-cell>
          <table:table-cell office:value-type="string">
            <text:p>21.066 °C</text:p>
          </table:table-cell>
          <table:table-cell office:value-type="string">
            <text:p>21.06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string">
            <text:p>2014-07-23 04:51:43</text:p>
          </table:table-cell>
          <table:table-cell office:value-type="string">
            <text:p>21.066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string">
            <text:p>2014-07-23 04:52:13</text:p>
          </table:table-cell>
          <table:table-cell office:value-type="string">
            <text:p>21.067 °C</text:p>
          </table:table-cell>
          <table:table-cell office:value-type="string">
            <text:p>21.06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string">
            <text:p>2014-07-23 04:52:43</text:p>
          </table:table-cell>
          <table:table-cell table:number-columns-repeated="2" office:value-type="string">
            <text:p>21.06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string">
            <text:p>2014-07-23 04:53:13</text:p>
          </table:table-cell>
          <table:table-cell office:value-type="string">
            <text:p>21.068 °C</text:p>
          </table:table-cell>
          <table:table-cell office:value-type="string">
            <text:p>21.06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string">
            <text:p>2014-07-23 04:53:43</text:p>
          </table:table-cell>
          <table:table-cell office:value-type="string">
            <text:p>21.066 °C</text:p>
          </table:table-cell>
          <table:table-cell office:value-type="string">
            <text:p>21.06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string">
            <text:p>2014-07-23 04:54:13</text:p>
          </table:table-cell>
          <table:table-cell office:value-type="string">
            <text:p>21.067 °C</text:p>
          </table:table-cell>
          <table:table-cell office:value-type="string">
            <text:p>21.06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2014-07-23 04:54:43</text:p>
          </table:table-cell>
          <table:table-cell office:value-type="string">
            <text:p>21.067 °C</text:p>
          </table:table-cell>
          <table:table-cell office:value-type="string">
            <text:p>21.06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2014-07-23 04:55:13</text:p>
          </table:table-cell>
          <table:table-cell table:number-columns-repeated="2" office:value-type="string">
            <text:p>21.06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string">
            <text:p>2014-07-23 04:55:43</text:p>
          </table:table-cell>
          <table:table-cell office:value-type="string">
            <text:p>21.066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2014-07-23 04:56:13</text:p>
          </table:table-cell>
          <table:table-cell office:value-type="string">
            <text:p>21.067 °C</text:p>
          </table:table-cell>
          <table:table-cell office:value-type="string">
            <text:p>21.061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string">
            <text:p>2014-07-23 04:56:43</text:p>
          </table:table-cell>
          <table:table-cell office:value-type="string">
            <text:p>21.067 °C</text:p>
          </table:table-cell>
          <table:table-cell office:value-type="string">
            <text:p>21.066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string">
            <text:p>2014-07-23 04:57:13</text:p>
          </table:table-cell>
          <table:table-cell office:value-type="string">
            <text:p>21.067 °C</text:p>
          </table:table-cell>
          <table:table-cell office:value-type="string">
            <text:p>21.064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string">
            <text:p>2014-07-23 04:57:43</text:p>
          </table:table-cell>
          <table:table-cell office:value-type="string">
            <text:p>21.067 °C</text:p>
          </table:table-cell>
          <table:table-cell office:value-type="string">
            <text:p>21.066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string">
            <text:p>2014-07-23 04:58:13</text:p>
          </table:table-cell>
          <table:table-cell office:value-type="string">
            <text:p>21.068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string">
            <text:p>2014-07-23 04:58:43</text:p>
          </table:table-cell>
          <table:table-cell office:value-type="string">
            <text:p>21.067 °C</text:p>
          </table:table-cell>
          <table:table-cell office:value-type="string">
            <text:p>21.06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2014-07-23 04:59:13</text:p>
          </table:table-cell>
          <table:table-cell table:number-columns-repeated="2" office:value-type="string">
            <text:p>21.067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string">
            <text:p>2014-07-23 04:59:43</text:p>
          </table:table-cell>
          <table:table-cell office:value-type="string">
            <text:p>21.067 °C</text:p>
          </table:table-cell>
          <table:table-cell office:value-type="string">
            <text:p>21.064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string">
            <text:p>2014-07-23 05:00:13</text:p>
          </table:table-cell>
          <table:table-cell office:value-type="string">
            <text:p>21.066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string">
            <text:p>2014-07-23 05:00:43</text:p>
          </table:table-cell>
          <table:table-cell office:value-type="string">
            <text:p>21.068 °C</text:p>
          </table:table-cell>
          <table:table-cell office:value-type="string">
            <text:p>21.06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2014-07-23 05:01:13</text:p>
          </table:table-cell>
          <table:table-cell office:value-type="string">
            <text:p>21.066 °C</text:p>
          </table:table-cell>
          <table:table-cell office:value-type="string">
            <text:p>21.06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2014-07-23 05:01:43</text:p>
          </table:table-cell>
          <table:table-cell table:number-columns-repeated="2" office:value-type="string">
            <text:p>21.06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string">
            <text:p>2014-07-23 05:02:13</text:p>
          </table:table-cell>
          <table:table-cell office:value-type="string">
            <text:p>21.067 °C</text:p>
          </table:table-cell>
          <table:table-cell office:value-type="string">
            <text:p>21.066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string">
            <text:p>2014-07-23 05:02:43</text:p>
          </table:table-cell>
          <table:table-cell office:value-type="string">
            <text:p>21.067 °C</text:p>
          </table:table-cell>
          <table:table-cell office:value-type="string">
            <text:p>21.06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string">
            <text:p>2014-07-23 05:03:13</text:p>
          </table:table-cell>
          <table:table-cell office:value-type="string">
            <text:p>21.067 °C</text:p>
          </table:table-cell>
          <table:table-cell office:value-type="string">
            <text:p>21.064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string">
            <text:p>2014-07-23 05:03:43</text:p>
          </table:table-cell>
          <table:table-cell office:value-type="string">
            <text:p>21.067 °C</text:p>
          </table:table-cell>
          <table:table-cell office:value-type="string">
            <text:p>21.063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string">
            <text:p>2014-07-23 05:04:13</text:p>
          </table:table-cell>
          <table:table-cell office:value-type="string">
            <text:p>21.067 °C</text:p>
          </table:table-cell>
          <table:table-cell office:value-type="string">
            <text:p>21.066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string">
            <text:p>2014-07-23 05:04:43</text:p>
          </table:table-cell>
          <table:table-cell office:value-type="string">
            <text:p>21.068 °C</text:p>
          </table:table-cell>
          <table:table-cell office:value-type="string">
            <text:p>21.06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string">
            <text:p>2014-07-23 05:05:13</text:p>
          </table:table-cell>
          <table:table-cell office:value-type="string">
            <text:p>21.068 °C</text:p>
          </table:table-cell>
          <table:table-cell office:value-type="string">
            <text:p>21.06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string">
            <text:p>2014-07-23 05:05:43</text:p>
          </table:table-cell>
          <table:table-cell office:value-type="string">
            <text:p>21.068 °C</text:p>
          </table:table-cell>
          <table:table-cell office:value-type="string">
            <text:p>21.06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2014-07-23 05:06:13</text:p>
          </table:table-cell>
          <table:table-cell office:value-type="string">
            <text:p>21.070 °C</text:p>
          </table:table-cell>
          <table:table-cell office:value-type="string">
            <text:p>21.06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string">
            <text:p>2014-07-23 05:06:43</text:p>
          </table:table-cell>
          <table:table-cell office:value-type="string">
            <text:p>21.070 °C</text:p>
          </table:table-cell>
          <table:table-cell office:value-type="string">
            <text:p>21.06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string">
            <text:p>2014-07-23 05:07:13</text:p>
          </table:table-cell>
          <table:table-cell office:value-type="string">
            <text:p>21.068 °C</text:p>
          </table:table-cell>
          <table:table-cell office:value-type="string">
            <text:p>21.066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string">
            <text:p>2014-07-23 05:07:43</text:p>
          </table:table-cell>
          <table:table-cell office:value-type="string">
            <text:p>21.067 °C</text:p>
          </table:table-cell>
          <table:table-cell office:value-type="string">
            <text:p>21.06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2014-07-23 05:08:13</text:p>
          </table:table-cell>
          <table:table-cell office:value-type="string">
            <text:p>21.068 °C</text:p>
          </table:table-cell>
          <table:table-cell office:value-type="string">
            <text:p>21.06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string">
            <text:p>2014-07-23 05:08:43</text:p>
          </table:table-cell>
          <table:table-cell office:value-type="string">
            <text:p>21.070 °C</text:p>
          </table:table-cell>
          <table:table-cell office:value-type="string">
            <text:p>21.06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string">
            <text:p>2014-07-23 05:09:13</text:p>
          </table:table-cell>
          <table:table-cell office:value-type="string">
            <text:p>21.068 °C</text:p>
          </table:table-cell>
          <table:table-cell office:value-type="string">
            <text:p>21.06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2014-07-23 05:09:43</text:p>
          </table:table-cell>
          <table:table-cell office:value-type="string">
            <text:p>21.068 °C</text:p>
          </table:table-cell>
          <table:table-cell office:value-type="string">
            <text:p>21.06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2014-07-23 05:10:13</text:p>
          </table:table-cell>
          <table:table-cell office:value-type="string">
            <text:p>21.068 °C</text:p>
          </table:table-cell>
          <table:table-cell office:value-type="string">
            <text:p>21.06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2014-07-23 05:10:43</text:p>
          </table:table-cell>
          <table:table-cell office:value-type="string">
            <text:p>21.068 °C</text:p>
          </table:table-cell>
          <table:table-cell office:value-type="string">
            <text:p>21.06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2014-07-23 05:11:13</text:p>
          </table:table-cell>
          <table:table-cell office:value-type="string">
            <text:p>21.068 °C</text:p>
          </table:table-cell>
          <table:table-cell office:value-type="string">
            <text:p>21.06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2014-07-23 05:11:43</text:p>
          </table:table-cell>
          <table:table-cell office:value-type="string">
            <text:p>21.070 °C</text:p>
          </table:table-cell>
          <table:table-cell office:value-type="string">
            <text:p>21.06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2014-07-23 05:12:13</text:p>
          </table:table-cell>
          <table:table-cell office:value-type="string">
            <text:p>21.070 °C</text:p>
          </table:table-cell>
          <table:table-cell office:value-type="string">
            <text:p>21.06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2014-07-23 05:12:43</text:p>
          </table:table-cell>
          <table:table-cell office:value-type="string">
            <text:p>21.070 °C</text:p>
          </table:table-cell>
          <table:table-cell office:value-type="string">
            <text:p>21.067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2014-07-23 05:13:13</text:p>
          </table:table-cell>
          <table:table-cell office:value-type="string">
            <text:p>21.070 °C</text:p>
          </table:table-cell>
          <table:table-cell office:value-type="string">
            <text:p>21.06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2014-07-23 05:13:43</text:p>
          </table:table-cell>
          <table:table-cell office:value-type="string">
            <text:p>21.071 °C</text:p>
          </table:table-cell>
          <table:table-cell office:value-type="string">
            <text:p>21.067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2014-07-23 05:14:13</text:p>
          </table:table-cell>
          <table:table-cell office:value-type="string">
            <text:p>21.070 °C</text:p>
          </table:table-cell>
          <table:table-cell office:value-type="string">
            <text:p>21.06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2014-07-23 05:14:43</text:p>
          </table:table-cell>
          <table:table-cell office:value-type="string">
            <text:p>21.070 °C</text:p>
          </table:table-cell>
          <table:table-cell office:value-type="string">
            <text:p>21.066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2014-07-23 05:15:13</text:p>
          </table:table-cell>
          <table:table-cell office:value-type="string">
            <text:p>21.071 °C</text:p>
          </table:table-cell>
          <table:table-cell office:value-type="string">
            <text:p>21.068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2014-07-23 05:15:43</text:p>
          </table:table-cell>
          <table:table-cell office:value-type="string">
            <text:p>21.071 °C</text:p>
          </table:table-cell>
          <table:table-cell office:value-type="string">
            <text:p>21.068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2014-07-23 05:16:13</text:p>
          </table:table-cell>
          <table:table-cell office:value-type="string">
            <text:p>21.070 °C</text:p>
          </table:table-cell>
          <table:table-cell office:value-type="string">
            <text:p>21.06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2014-07-23 05:16:43</text:p>
          </table:table-cell>
          <table:table-cell office:value-type="string">
            <text:p>21.073 °C</text:p>
          </table:table-cell>
          <table:table-cell office:value-type="string">
            <text:p>21.068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2014-07-23 05:17:13</text:p>
          </table:table-cell>
          <table:table-cell office:value-type="string">
            <text:p>21.073 °C</text:p>
          </table:table-cell>
          <table:table-cell office:value-type="string">
            <text:p>21.071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2014-07-23 05:17:43</text:p>
          </table:table-cell>
          <table:table-cell office:value-type="string">
            <text:p>21.073 °C</text:p>
          </table:table-cell>
          <table:table-cell office:value-type="string">
            <text:p>21.068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2014-07-23 05:18:13</text:p>
          </table:table-cell>
          <table:table-cell office:value-type="string">
            <text:p>21.073 °C</text:p>
          </table:table-cell>
          <table:table-cell office:value-type="string">
            <text:p>21.07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2014-07-23 05:18:43</text:p>
          </table:table-cell>
          <table:table-cell office:value-type="string">
            <text:p>21.073 °C</text:p>
          </table:table-cell>
          <table:table-cell office:value-type="string">
            <text:p>21.06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2014-07-23 05:19:13</text:p>
          </table:table-cell>
          <table:table-cell office:value-type="string">
            <text:p>21.073 °C</text:p>
          </table:table-cell>
          <table:table-cell office:value-type="string">
            <text:p>21.070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2014-07-23 05:19:43</text:p>
          </table:table-cell>
          <table:table-cell office:value-type="string">
            <text:p>21.074 °C</text:p>
          </table:table-cell>
          <table:table-cell office:value-type="string">
            <text:p>21.068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2014-07-23 05:20:13</text:p>
          </table:table-cell>
          <table:table-cell office:value-type="string">
            <text:p>21.074 °C</text:p>
          </table:table-cell>
          <table:table-cell office:value-type="string">
            <text:p>21.07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2014-07-23 05:20:43</text:p>
          </table:table-cell>
          <table:table-cell office:value-type="string">
            <text:p>21.074 °C</text:p>
          </table:table-cell>
          <table:table-cell office:value-type="string">
            <text:p>21.07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2014-07-23 05:21:13</text:p>
          </table:table-cell>
          <table:table-cell office:value-type="string">
            <text:p>21.074 °C</text:p>
          </table:table-cell>
          <table:table-cell office:value-type="string">
            <text:p>21.07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2014-07-23 05:21:43</text:p>
          </table:table-cell>
          <table:table-cell office:value-type="string">
            <text:p>21.076 °C</text:p>
          </table:table-cell>
          <table:table-cell office:value-type="string">
            <text:p>21.07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2014-07-23 05:22:13</text:p>
          </table:table-cell>
          <table:table-cell office:value-type="string">
            <text:p>21.076 °C</text:p>
          </table:table-cell>
          <table:table-cell office:value-type="string">
            <text:p>21.07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2014-07-23 05:22:43</text:p>
          </table:table-cell>
          <table:table-cell office:value-type="string">
            <text:p>21.077 °C</text:p>
          </table:table-cell>
          <table:table-cell office:value-type="string">
            <text:p>21.07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2014-07-23 05:23:13</text:p>
          </table:table-cell>
          <table:table-cell office:value-type="string">
            <text:p>21.076 °C</text:p>
          </table:table-cell>
          <table:table-cell office:value-type="string">
            <text:p>21.07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2014-07-23 05:23:43</text:p>
          </table:table-cell>
          <table:table-cell table:number-columns-repeated="2" office:value-type="string">
            <text:p>21.07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2014-07-23 05:24:13</text:p>
          </table:table-cell>
          <table:table-cell office:value-type="string">
            <text:p>21.076 °C</text:p>
          </table:table-cell>
          <table:table-cell office:value-type="string">
            <text:p>21.068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2014-07-23 05:24:43</text:p>
          </table:table-cell>
          <table:table-cell office:value-type="string">
            <text:p>21.076 °C</text:p>
          </table:table-cell>
          <table:table-cell office:value-type="string">
            <text:p>21.07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2014-07-23 05:25:13</text:p>
          </table:table-cell>
          <table:table-cell office:value-type="string">
            <text:p>21.076 °C</text:p>
          </table:table-cell>
          <table:table-cell office:value-type="string">
            <text:p>21.07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2014-07-23 05:25:43</text:p>
          </table:table-cell>
          <table:table-cell office:value-type="string">
            <text:p>21.076 °C</text:p>
          </table:table-cell>
          <table:table-cell office:value-type="string">
            <text:p>21.07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2014-07-23 05:26:13</text:p>
          </table:table-cell>
          <table:table-cell office:value-type="string">
            <text:p>21.074 °C</text:p>
          </table:table-cell>
          <table:table-cell office:value-type="string">
            <text:p>21.07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2014-07-23 05:26:43</text:p>
          </table:table-cell>
          <table:table-cell office:value-type="string">
            <text:p>21.074 °C</text:p>
          </table:table-cell>
          <table:table-cell office:value-type="string">
            <text:p>21.07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string">
            <text:p>2014-07-23 05:27:13</text:p>
          </table:table-cell>
          <table:table-cell office:value-type="string">
            <text:p>21.076 °C</text:p>
          </table:table-cell>
          <table:table-cell office:value-type="string">
            <text:p>21.07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office:value-type="string">
            <text:p>2014-07-23 05:27:43</text:p>
          </table:table-cell>
          <table:table-cell office:value-type="string">
            <text:p>21.074 °C</text:p>
          </table:table-cell>
          <table:table-cell office:value-type="string">
            <text:p>21.07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string">
            <text:p>2014-07-23 05:28:13</text:p>
          </table:table-cell>
          <table:table-cell office:value-type="string">
            <text:p>21.076 °C</text:p>
          </table:table-cell>
          <table:table-cell office:value-type="string">
            <text:p>21.07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string">
            <text:p>2014-07-23 05:28:43</text:p>
          </table:table-cell>
          <table:table-cell office:value-type="string">
            <text:p>21.074 °C</text:p>
          </table:table-cell>
          <table:table-cell office:value-type="string">
            <text:p>21.07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office:value-type="string">
            <text:p>2014-07-23 05:29:13</text:p>
          </table:table-cell>
          <table:table-cell table:number-columns-repeated="2" office:value-type="string">
            <text:p>21.074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string">
            <text:p>2014-07-23 05:29:43</text:p>
          </table:table-cell>
          <table:table-cell table:number-columns-repeated="2" office:value-type="string">
            <text:p>21.07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office:value-type="string">
            <text:p>2014-07-23 05:30:13</text:p>
          </table:table-cell>
          <table:table-cell office:value-type="string">
            <text:p>21.074 °C</text:p>
          </table:table-cell>
          <table:table-cell office:value-type="string">
            <text:p>21.07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 office:value-type="string">
            <text:p>2014-07-23 05:30:43</text:p>
          </table:table-cell>
          <table:table-cell office:value-type="string">
            <text:p>21.076 °C</text:p>
          </table:table-cell>
          <table:table-cell office:value-type="string">
            <text:p>21.071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string">
            <text:p>2014-07-23 05:31:13</text:p>
          </table:table-cell>
          <table:table-cell table:number-columns-repeated="2" office:value-type="string">
            <text:p>21.074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string">
            <text:p>2014-07-23 05:31:43</text:p>
          </table:table-cell>
          <table:table-cell office:value-type="string">
            <text:p>21.076 °C</text:p>
          </table:table-cell>
          <table:table-cell office:value-type="string">
            <text:p>21.07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string">
            <text:p>2014-07-23 05:32:13</text:p>
          </table:table-cell>
          <table:table-cell office:value-type="string">
            <text:p>21.076 °C</text:p>
          </table:table-cell>
          <table:table-cell office:value-type="string">
            <text:p>21.074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2014-07-23 05:32:43</text:p>
          </table:table-cell>
          <table:table-cell office:value-type="string">
            <text:p>21.076 °C</text:p>
          </table:table-cell>
          <table:table-cell office:value-type="string">
            <text:p>21.07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string">
            <text:p>2014-07-23 05:33:13</text:p>
          </table:table-cell>
          <table:table-cell office:value-type="string">
            <text:p>21.076 °C</text:p>
          </table:table-cell>
          <table:table-cell office:value-type="string">
            <text:p>21.07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string">
            <text:p>2014-07-23 05:33:43</text:p>
          </table:table-cell>
          <table:table-cell office:value-type="string">
            <text:p>21.077 °C</text:p>
          </table:table-cell>
          <table:table-cell office:value-type="string">
            <text:p>21.07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string">
            <text:p>2014-07-23 05:34:13</text:p>
          </table:table-cell>
          <table:table-cell office:value-type="string">
            <text:p>21.077 °C</text:p>
          </table:table-cell>
          <table:table-cell office:value-type="string">
            <text:p>21.07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string">
            <text:p>2014-07-23 05:34:43</text:p>
          </table:table-cell>
          <table:table-cell office:value-type="string">
            <text:p>21.077 °C</text:p>
          </table:table-cell>
          <table:table-cell office:value-type="string">
            <text:p>21.07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office:value-type="string">
            <text:p>2014-07-23 05:35:13</text:p>
          </table:table-cell>
          <table:table-cell office:value-type="string">
            <text:p>21.077 °C</text:p>
          </table:table-cell>
          <table:table-cell office:value-type="string">
            <text:p>21.07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office:value-type="string">
            <text:p>2014-07-23 05:35:43</text:p>
          </table:table-cell>
          <table:table-cell office:value-type="string">
            <text:p>21.079 °C</text:p>
          </table:table-cell>
          <table:table-cell office:value-type="string">
            <text:p>21.07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office:value-type="string">
            <text:p>2014-07-23 05:36:13</text:p>
          </table:table-cell>
          <table:table-cell office:value-type="string">
            <text:p>21.079 °C</text:p>
          </table:table-cell>
          <table:table-cell office:value-type="string">
            <text:p>21.074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041">
            <text:p>2041</text:p>
          </table:table-cell>
          <table:table-cell office:value-type="string">
            <text:p>2014-07-23 05:36:43</text:p>
          </table:table-cell>
          <table:table-cell office:value-type="string">
            <text:p>21.081 °C</text:p>
          </table:table-cell>
          <table:table-cell office:value-type="string">
            <text:p>21.076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042">
            <text:p>2042</text:p>
          </table:table-cell>
          <table:table-cell office:value-type="string">
            <text:p>2014-07-23 05:37:13</text:p>
          </table:table-cell>
          <table:table-cell office:value-type="string">
            <text:p>21.080 °C</text:p>
          </table:table-cell>
          <table:table-cell office:value-type="string">
            <text:p>21.077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043">
            <text:p>2043</text:p>
          </table:table-cell>
          <table:table-cell office:value-type="string">
            <text:p>2014-07-23 05:37:43</text:p>
          </table:table-cell>
          <table:table-cell office:value-type="string">
            <text:p>21.079 °C</text:p>
          </table:table-cell>
          <table:table-cell office:value-type="string">
            <text:p>21.073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044">
            <text:p>2044</text:p>
          </table:table-cell>
          <table:table-cell office:value-type="string">
            <text:p>2014-07-23 05:38:13</text:p>
          </table:table-cell>
          <table:table-cell office:value-type="string">
            <text:p>21.080 °C</text:p>
          </table:table-cell>
          <table:table-cell office:value-type="string">
            <text:p>21.07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045">
            <text:p>2045</text:p>
          </table:table-cell>
          <table:table-cell office:value-type="string">
            <text:p>2014-07-23 05:38:43</text:p>
          </table:table-cell>
          <table:table-cell office:value-type="string">
            <text:p>21.081 °C</text:p>
          </table:table-cell>
          <table:table-cell office:value-type="string">
            <text:p>21.07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046">
            <text:p>2046</text:p>
          </table:table-cell>
          <table:table-cell office:value-type="string">
            <text:p>2014-07-23 05:39:13</text:p>
          </table:table-cell>
          <table:table-cell table:number-columns-repeated="2" office:value-type="string">
            <text:p>21.07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office:value-type="string">
            <text:p>2014-07-23 05:39:43</text:p>
          </table:table-cell>
          <table:table-cell office:value-type="string">
            <text:p>21.079 °C</text:p>
          </table:table-cell>
          <table:table-cell office:value-type="string">
            <text:p>21.076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2014-07-23 05:40:13</text:p>
          </table:table-cell>
          <table:table-cell office:value-type="string">
            <text:p>21.080 °C</text:p>
          </table:table-cell>
          <table:table-cell office:value-type="string">
            <text:p>21.076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049">
            <text:p>2049</text:p>
          </table:table-cell>
          <table:table-cell office:value-type="string">
            <text:p>2014-07-23 05:40:43</text:p>
          </table:table-cell>
          <table:table-cell office:value-type="string">
            <text:p>21.080 °C</text:p>
          </table:table-cell>
          <table:table-cell office:value-type="string">
            <text:p>21.07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office:value-type="string">
            <text:p>2014-07-23 05:41:13</text:p>
          </table:table-cell>
          <table:table-cell office:value-type="string">
            <text:p>21.079 °C</text:p>
          </table:table-cell>
          <table:table-cell office:value-type="string">
            <text:p>21.074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051">
            <text:p>2051</text:p>
          </table:table-cell>
          <table:table-cell office:value-type="string">
            <text:p>2014-07-23 05:41:43</text:p>
          </table:table-cell>
          <table:table-cell office:value-type="string">
            <text:p>21.080 °C</text:p>
          </table:table-cell>
          <table:table-cell office:value-type="string">
            <text:p>21.07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52">
            <text:p>2052</text:p>
          </table:table-cell>
          <table:table-cell office:value-type="string">
            <text:p>2014-07-23 05:42:13</text:p>
          </table:table-cell>
          <table:table-cell office:value-type="string">
            <text:p>21.079 °C</text:p>
          </table:table-cell>
          <table:table-cell office:value-type="string">
            <text:p>21.07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53">
            <text:p>2053</text:p>
          </table:table-cell>
          <table:table-cell office:value-type="string">
            <text:p>2014-07-23 05:42:43</text:p>
          </table:table-cell>
          <table:table-cell office:value-type="string">
            <text:p>21.080 °C</text:p>
          </table:table-cell>
          <table:table-cell office:value-type="string">
            <text:p>21.07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54">
            <text:p>2054</text:p>
          </table:table-cell>
          <table:table-cell office:value-type="string">
            <text:p>2014-07-23 05:43:13</text:p>
          </table:table-cell>
          <table:table-cell office:value-type="string">
            <text:p>21.080 °C</text:p>
          </table:table-cell>
          <table:table-cell office:value-type="string">
            <text:p>21.07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55">
            <text:p>2055</text:p>
          </table:table-cell>
          <table:table-cell office:value-type="string">
            <text:p>2014-07-23 05:43:43</text:p>
          </table:table-cell>
          <table:table-cell office:value-type="string">
            <text:p>21.081 °C</text:p>
          </table:table-cell>
          <table:table-cell office:value-type="string">
            <text:p>21.07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56">
            <text:p>2056</text:p>
          </table:table-cell>
          <table:table-cell office:value-type="string">
            <text:p>2014-07-23 05:44:13</text:p>
          </table:table-cell>
          <table:table-cell office:value-type="string">
            <text:p>21.083 °C</text:p>
          </table:table-cell>
          <table:table-cell office:value-type="string">
            <text:p>21.07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string">
            <text:p>2014-07-23 05:44:43</text:p>
          </table:table-cell>
          <table:table-cell office:value-type="string">
            <text:p>21.081 °C</text:p>
          </table:table-cell>
          <table:table-cell office:value-type="string">
            <text:p>21.08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58">
            <text:p>2058</text:p>
          </table:table-cell>
          <table:table-cell office:value-type="string">
            <text:p>2014-07-23 05:45:13</text:p>
          </table:table-cell>
          <table:table-cell table:number-columns-repeated="2" office:value-type="string">
            <text:p>21.08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59">
            <text:p>2059</text:p>
          </table:table-cell>
          <table:table-cell office:value-type="string">
            <text:p>2014-07-23 05:45:43</text:p>
          </table:table-cell>
          <table:table-cell office:value-type="string">
            <text:p>21.081 °C</text:p>
          </table:table-cell>
          <table:table-cell office:value-type="string">
            <text:p>21.08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2014-07-23 05:46:13</text:p>
          </table:table-cell>
          <table:table-cell office:value-type="string">
            <text:p>21.084 °C</text:p>
          </table:table-cell>
          <table:table-cell office:value-type="string">
            <text:p>21.08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61">
            <text:p>2061</text:p>
          </table:table-cell>
          <table:table-cell office:value-type="string">
            <text:p>2014-07-23 05:46:43</text:p>
          </table:table-cell>
          <table:table-cell office:value-type="string">
            <text:p>21.083 °C</text:p>
          </table:table-cell>
          <table:table-cell office:value-type="string">
            <text:p>21.08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 office:value-type="string">
            <text:p>2014-07-23 05:47:13</text:p>
          </table:table-cell>
          <table:table-cell office:value-type="string">
            <text:p>21.081 °C</text:p>
          </table:table-cell>
          <table:table-cell office:value-type="string">
            <text:p>21.08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63">
            <text:p>2063</text:p>
          </table:table-cell>
          <table:table-cell office:value-type="string">
            <text:p>2014-07-23 05:47:43</text:p>
          </table:table-cell>
          <table:table-cell office:value-type="string">
            <text:p>21.083 °C</text:p>
          </table:table-cell>
          <table:table-cell office:value-type="string">
            <text:p>21.08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64">
            <text:p>2064</text:p>
          </table:table-cell>
          <table:table-cell office:value-type="string">
            <text:p>2014-07-23 05:48:13</text:p>
          </table:table-cell>
          <table:table-cell office:value-type="string">
            <text:p>21.084 °C</text:p>
          </table:table-cell>
          <table:table-cell office:value-type="string">
            <text:p>21.08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office:value-type="string">
            <text:p>2014-07-23 05:48:43</text:p>
          </table:table-cell>
          <table:table-cell office:value-type="string">
            <text:p>21.084 °C</text:p>
          </table:table-cell>
          <table:table-cell office:value-type="string">
            <text:p>21.08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66">
            <text:p>2066</text:p>
          </table:table-cell>
          <table:table-cell office:value-type="string">
            <text:p>2014-07-23 05:49:13</text:p>
          </table:table-cell>
          <table:table-cell office:value-type="string">
            <text:p>21.083 °C</text:p>
          </table:table-cell>
          <table:table-cell office:value-type="string">
            <text:p>21.08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67">
            <text:p>2067</text:p>
          </table:table-cell>
          <table:table-cell office:value-type="string">
            <text:p>2014-07-23 05:49:43</text:p>
          </table:table-cell>
          <table:table-cell office:value-type="string">
            <text:p>21.083 °C</text:p>
          </table:table-cell>
          <table:table-cell office:value-type="string">
            <text:p>21.08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string">
            <text:p>2014-07-23 05:50:13</text:p>
          </table:table-cell>
          <table:table-cell office:value-type="string">
            <text:p>21.084 °C</text:p>
          </table:table-cell>
          <table:table-cell office:value-type="string">
            <text:p>21.08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69">
            <text:p>2069</text:p>
          </table:table-cell>
          <table:table-cell office:value-type="string">
            <text:p>2014-07-23 05:50:43</text:p>
          </table:table-cell>
          <table:table-cell office:value-type="string">
            <text:p>21.087 °C</text:p>
          </table:table-cell>
          <table:table-cell office:value-type="string">
            <text:p>21.08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70">
            <text:p>2070</text:p>
          </table:table-cell>
          <table:table-cell office:value-type="string">
            <text:p>2014-07-23 05:51:13</text:p>
          </table:table-cell>
          <table:table-cell table:number-columns-repeated="2" office:value-type="string">
            <text:p>21.08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71">
            <text:p>2071</text:p>
          </table:table-cell>
          <table:table-cell office:value-type="string">
            <text:p>2014-07-23 05:51:43</text:p>
          </table:table-cell>
          <table:table-cell office:value-type="string">
            <text:p>21.086 °C</text:p>
          </table:table-cell>
          <table:table-cell office:value-type="string">
            <text:p>21.08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72">
            <text:p>2072</text:p>
          </table:table-cell>
          <table:table-cell office:value-type="string">
            <text:p>2014-07-23 05:52:13</text:p>
          </table:table-cell>
          <table:table-cell office:value-type="string">
            <text:p>21.086 °C</text:p>
          </table:table-cell>
          <table:table-cell office:value-type="string">
            <text:p>21.08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73">
            <text:p>2073</text:p>
          </table:table-cell>
          <table:table-cell office:value-type="string">
            <text:p>2014-07-23 05:52:43</text:p>
          </table:table-cell>
          <table:table-cell office:value-type="string">
            <text:p>21.086 °C</text:p>
          </table:table-cell>
          <table:table-cell office:value-type="string">
            <text:p>21.08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74">
            <text:p>2074</text:p>
          </table:table-cell>
          <table:table-cell office:value-type="string">
            <text:p>2014-07-23 05:53:13</text:p>
          </table:table-cell>
          <table:table-cell office:value-type="string">
            <text:p>21.086 °C</text:p>
          </table:table-cell>
          <table:table-cell office:value-type="string">
            <text:p>21.08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75">
            <text:p>2075</text:p>
          </table:table-cell>
          <table:table-cell office:value-type="string">
            <text:p>2014-07-23 05:53:43</text:p>
          </table:table-cell>
          <table:table-cell office:value-type="string">
            <text:p>21.087 °C</text:p>
          </table:table-cell>
          <table:table-cell office:value-type="string">
            <text:p>21.08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76">
            <text:p>2076</text:p>
          </table:table-cell>
          <table:table-cell office:value-type="string">
            <text:p>2014-07-23 05:54:13</text:p>
          </table:table-cell>
          <table:table-cell office:value-type="string">
            <text:p>21.087 °C</text:p>
          </table:table-cell>
          <table:table-cell office:value-type="string">
            <text:p>21.08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77">
            <text:p>2077</text:p>
          </table:table-cell>
          <table:table-cell office:value-type="string">
            <text:p>2014-07-23 05:54:43</text:p>
          </table:table-cell>
          <table:table-cell office:value-type="string">
            <text:p>21.087 °C</text:p>
          </table:table-cell>
          <table:table-cell office:value-type="string">
            <text:p>21.08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78">
            <text:p>2078</text:p>
          </table:table-cell>
          <table:table-cell office:value-type="string">
            <text:p>2014-07-23 05:55:13</text:p>
          </table:table-cell>
          <table:table-cell office:value-type="string">
            <text:p>21.089 °C</text:p>
          </table:table-cell>
          <table:table-cell office:value-type="string">
            <text:p>21.08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79">
            <text:p>2079</text:p>
          </table:table-cell>
          <table:table-cell office:value-type="string">
            <text:p>2014-07-23 05:55:43</text:p>
          </table:table-cell>
          <table:table-cell office:value-type="string">
            <text:p>21.089 °C</text:p>
          </table:table-cell>
          <table:table-cell office:value-type="string">
            <text:p>21.08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string">
            <text:p>2014-07-23 05:56:13</text:p>
          </table:table-cell>
          <table:table-cell office:value-type="string">
            <text:p>21.089 °C</text:p>
          </table:table-cell>
          <table:table-cell office:value-type="string">
            <text:p>21.08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81">
            <text:p>2081</text:p>
          </table:table-cell>
          <table:table-cell office:value-type="string">
            <text:p>2014-07-23 05:56:43</text:p>
          </table:table-cell>
          <table:table-cell office:value-type="string">
            <text:p>21.089 °C</text:p>
          </table:table-cell>
          <table:table-cell office:value-type="string">
            <text:p>21.08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82">
            <text:p>2082</text:p>
          </table:table-cell>
          <table:table-cell office:value-type="string">
            <text:p>2014-07-23 05:57:13</text:p>
          </table:table-cell>
          <table:table-cell office:value-type="string">
            <text:p>21.089 °C</text:p>
          </table:table-cell>
          <table:table-cell office:value-type="string">
            <text:p>21.08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83">
            <text:p>2083</text:p>
          </table:table-cell>
          <table:table-cell office:value-type="string">
            <text:p>2014-07-23 05:57:43</text:p>
          </table:table-cell>
          <table:table-cell office:value-type="string">
            <text:p>21.089 °C</text:p>
          </table:table-cell>
          <table:table-cell office:value-type="string">
            <text:p>21.08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string">
            <text:p>2014-07-23 05:58:13</text:p>
          </table:table-cell>
          <table:table-cell office:value-type="string">
            <text:p>21.087 °C</text:p>
          </table:table-cell>
          <table:table-cell office:value-type="string">
            <text:p>21.08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85">
            <text:p>2085</text:p>
          </table:table-cell>
          <table:table-cell office:value-type="string">
            <text:p>2014-07-23 05:58:43</text:p>
          </table:table-cell>
          <table:table-cell office:value-type="string">
            <text:p>21.089 °C</text:p>
          </table:table-cell>
          <table:table-cell office:value-type="string">
            <text:p>21.08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86">
            <text:p>2086</text:p>
          </table:table-cell>
          <table:table-cell office:value-type="string">
            <text:p>2014-07-23 05:59:13</text:p>
          </table:table-cell>
          <table:table-cell office:value-type="string">
            <text:p>21.089 °C</text:p>
          </table:table-cell>
          <table:table-cell office:value-type="string">
            <text:p>21.08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office:value-type="string">
            <text:p>2014-07-23 05:59:43</text:p>
          </table:table-cell>
          <table:table-cell office:value-type="string">
            <text:p>21.089 °C</text:p>
          </table:table-cell>
          <table:table-cell office:value-type="string">
            <text:p>21.08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88">
            <text:p>2088</text:p>
          </table:table-cell>
          <table:table-cell office:value-type="string">
            <text:p>2014-07-23 06:00:13</text:p>
          </table:table-cell>
          <table:table-cell office:value-type="string">
            <text:p>21.090 °C</text:p>
          </table:table-cell>
          <table:table-cell office:value-type="string">
            <text:p>21.08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89">
            <text:p>2089</text:p>
          </table:table-cell>
          <table:table-cell office:value-type="string">
            <text:p>2014-07-23 06:00:43</text:p>
          </table:table-cell>
          <table:table-cell office:value-type="string">
            <text:p>21.089 °C</text:p>
          </table:table-cell>
          <table:table-cell office:value-type="string">
            <text:p>21.08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90">
            <text:p>2090</text:p>
          </table:table-cell>
          <table:table-cell office:value-type="string">
            <text:p>2014-07-23 06:01:13</text:p>
          </table:table-cell>
          <table:table-cell office:value-type="string">
            <text:p>21.090 °C</text:p>
          </table:table-cell>
          <table:table-cell office:value-type="string">
            <text:p>21.08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office:value-type="string">
            <text:p>2014-07-23 06:01:43</text:p>
          </table:table-cell>
          <table:table-cell table:number-columns-repeated="2" office:value-type="string">
            <text:p>21.092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office:value-type="string">
            <text:p>2014-07-23 06:02:13</text:p>
          </table:table-cell>
          <table:table-cell table:number-columns-repeated="2" office:value-type="string">
            <text:p>21.09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string">
            <text:p>2014-07-23 06:02:43</text:p>
          </table:table-cell>
          <table:table-cell office:value-type="string">
            <text:p>21.092 °C</text:p>
          </table:table-cell>
          <table:table-cell office:value-type="string">
            <text:p>21.08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94">
            <text:p>2094</text:p>
          </table:table-cell>
          <table:table-cell office:value-type="string">
            <text:p>2014-07-23 06:03:13</text:p>
          </table:table-cell>
          <table:table-cell office:value-type="string">
            <text:p>21.093 °C</text:p>
          </table:table-cell>
          <table:table-cell office:value-type="string">
            <text:p>21.08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95">
            <text:p>2095</text:p>
          </table:table-cell>
          <table:table-cell office:value-type="string">
            <text:p>2014-07-23 06:03:43</text:p>
          </table:table-cell>
          <table:table-cell office:value-type="string">
            <text:p>21.092 °C</text:p>
          </table:table-cell>
          <table:table-cell office:value-type="string">
            <text:p>21.09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96">
            <text:p>2096</text:p>
          </table:table-cell>
          <table:table-cell office:value-type="string">
            <text:p>2014-07-23 06:04:13</text:p>
          </table:table-cell>
          <table:table-cell office:value-type="string">
            <text:p>21.092 °C</text:p>
          </table:table-cell>
          <table:table-cell office:value-type="string">
            <text:p>21.08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97">
            <text:p>2097</text:p>
          </table:table-cell>
          <table:table-cell office:value-type="string">
            <text:p>2014-07-23 06:04:43</text:p>
          </table:table-cell>
          <table:table-cell office:value-type="string">
            <text:p>21.094 °C</text:p>
          </table:table-cell>
          <table:table-cell office:value-type="string">
            <text:p>21.09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98">
            <text:p>2098</text:p>
          </table:table-cell>
          <table:table-cell office:value-type="string">
            <text:p>2014-07-23 06:05:13</text:p>
          </table:table-cell>
          <table:table-cell office:value-type="string">
            <text:p>21.092 °C</text:p>
          </table:table-cell>
          <table:table-cell office:value-type="string">
            <text:p>21.08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099">
            <text:p>2099</text:p>
          </table:table-cell>
          <table:table-cell office:value-type="string">
            <text:p>2014-07-23 06:05:43</text:p>
          </table:table-cell>
          <table:table-cell office:value-type="string">
            <text:p>21.093 °C</text:p>
          </table:table-cell>
          <table:table-cell office:value-type="string">
            <text:p>21.092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2014-07-23 06:06:13</text:p>
          </table:table-cell>
          <table:table-cell office:value-type="string">
            <text:p>21.093 °C</text:p>
          </table:table-cell>
          <table:table-cell office:value-type="string">
            <text:p>21.08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2014-07-23 06:06:43</text:p>
          </table:table-cell>
          <table:table-cell office:value-type="string">
            <text:p>21.093 °C</text:p>
          </table:table-cell>
          <table:table-cell office:value-type="string">
            <text:p>21.08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02">
            <text:p>2102</text:p>
          </table:table-cell>
          <table:table-cell office:value-type="string">
            <text:p>2014-07-23 06:07:13</text:p>
          </table:table-cell>
          <table:table-cell office:value-type="string">
            <text:p>21.093 °C</text:p>
          </table:table-cell>
          <table:table-cell office:value-type="string">
            <text:p>21.08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office:value-type="string">
            <text:p>2014-07-23 06:07:43</text:p>
          </table:table-cell>
          <table:table-cell office:value-type="string">
            <text:p>21.094 °C</text:p>
          </table:table-cell>
          <table:table-cell office:value-type="string">
            <text:p>21.09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04">
            <text:p>2104</text:p>
          </table:table-cell>
          <table:table-cell office:value-type="string">
            <text:p>2014-07-23 06:08:13</text:p>
          </table:table-cell>
          <table:table-cell office:value-type="string">
            <text:p>21.097 °C</text:p>
          </table:table-cell>
          <table:table-cell office:value-type="string">
            <text:p>21.092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05">
            <text:p>2105</text:p>
          </table:table-cell>
          <table:table-cell office:value-type="string">
            <text:p>2014-07-23 06:08:43</text:p>
          </table:table-cell>
          <table:table-cell office:value-type="string">
            <text:p>21.096 °C</text:p>
          </table:table-cell>
          <table:table-cell office:value-type="string">
            <text:p>21.09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06">
            <text:p>2106</text:p>
          </table:table-cell>
          <table:table-cell office:value-type="string">
            <text:p>2014-07-23 06:09:13</text:p>
          </table:table-cell>
          <table:table-cell office:value-type="string">
            <text:p>21.096 °C</text:p>
          </table:table-cell>
          <table:table-cell office:value-type="string">
            <text:p>21.08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07">
            <text:p>2107</text:p>
          </table:table-cell>
          <table:table-cell office:value-type="string">
            <text:p>2014-07-23 06:09:43</text:p>
          </table:table-cell>
          <table:table-cell office:value-type="string">
            <text:p>21.093 °C</text:p>
          </table:table-cell>
          <table:table-cell office:value-type="string">
            <text:p>21.09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string">
            <text:p>2014-07-23 06:10:13</text:p>
          </table:table-cell>
          <table:table-cell office:value-type="string">
            <text:p>21.096 °C</text:p>
          </table:table-cell>
          <table:table-cell office:value-type="string">
            <text:p>21.08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09">
            <text:p>2109</text:p>
          </table:table-cell>
          <table:table-cell office:value-type="string">
            <text:p>2014-07-23 06:10:43</text:p>
          </table:table-cell>
          <table:table-cell office:value-type="string">
            <text:p>21.096 °C</text:p>
          </table:table-cell>
          <table:table-cell office:value-type="string">
            <text:p>21.092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office:value-type="string">
            <text:p>2014-07-23 06:11:13</text:p>
          </table:table-cell>
          <table:table-cell office:value-type="string">
            <text:p>21.093 °C</text:p>
          </table:table-cell>
          <table:table-cell office:value-type="string">
            <text:p>21.092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11">
            <text:p>2111</text:p>
          </table:table-cell>
          <table:table-cell office:value-type="string">
            <text:p>2014-07-23 06:11:43</text:p>
          </table:table-cell>
          <table:table-cell office:value-type="string">
            <text:p>21.096 °C</text:p>
          </table:table-cell>
          <table:table-cell office:value-type="string">
            <text:p>21.08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string">
            <text:p>2014-07-23 06:12:13</text:p>
          </table:table-cell>
          <table:table-cell office:value-type="string">
            <text:p>21.096 °C</text:p>
          </table:table-cell>
          <table:table-cell office:value-type="string">
            <text:p>21.08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13">
            <text:p>2113</text:p>
          </table:table-cell>
          <table:table-cell office:value-type="string">
            <text:p>2014-07-23 06:12:43</text:p>
          </table:table-cell>
          <table:table-cell office:value-type="string">
            <text:p>21.096 °C</text:p>
          </table:table-cell>
          <table:table-cell office:value-type="string">
            <text:p>21.092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office:value-type="string">
            <text:p>2014-07-23 06:13:13</text:p>
          </table:table-cell>
          <table:table-cell office:value-type="string">
            <text:p>21.096 °C</text:p>
          </table:table-cell>
          <table:table-cell office:value-type="string">
            <text:p>21.08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15">
            <text:p>2115</text:p>
          </table:table-cell>
          <table:table-cell office:value-type="string">
            <text:p>2014-07-23 06:13:43</text:p>
          </table:table-cell>
          <table:table-cell office:value-type="string">
            <text:p>21.096 °C</text:p>
          </table:table-cell>
          <table:table-cell office:value-type="string">
            <text:p>21.09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16">
            <text:p>2116</text:p>
          </table:table-cell>
          <table:table-cell office:value-type="string">
            <text:p>2014-07-23 06:14:13</text:p>
          </table:table-cell>
          <table:table-cell office:value-type="string">
            <text:p>21.096 °C</text:p>
          </table:table-cell>
          <table:table-cell office:value-type="string">
            <text:p>21.09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17">
            <text:p>2117</text:p>
          </table:table-cell>
          <table:table-cell office:value-type="string">
            <text:p>2014-07-23 06:14:43</text:p>
          </table:table-cell>
          <table:table-cell office:value-type="string">
            <text:p>21.097 °C</text:p>
          </table:table-cell>
          <table:table-cell office:value-type="string">
            <text:p>21.09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18">
            <text:p>2118</text:p>
          </table:table-cell>
          <table:table-cell office:value-type="string">
            <text:p>2014-07-23 06:15:13</text:p>
          </table:table-cell>
          <table:table-cell office:value-type="string">
            <text:p>21.096 °C</text:p>
          </table:table-cell>
          <table:table-cell office:value-type="string">
            <text:p>21.09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19">
            <text:p>2119</text:p>
          </table:table-cell>
          <table:table-cell office:value-type="string">
            <text:p>2014-07-23 06:15:43</text:p>
          </table:table-cell>
          <table:table-cell office:value-type="string">
            <text:p>21.097 °C</text:p>
          </table:table-cell>
          <table:table-cell office:value-type="string">
            <text:p>21.09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20">
            <text:p>2120</text:p>
          </table:table-cell>
          <table:table-cell office:value-type="string">
            <text:p>2014-07-23 06:16:13</text:p>
          </table:table-cell>
          <table:table-cell office:value-type="string">
            <text:p>21.097 °C</text:p>
          </table:table-cell>
          <table:table-cell office:value-type="string">
            <text:p>21.09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21">
            <text:p>2121</text:p>
          </table:table-cell>
          <table:table-cell office:value-type="string">
            <text:p>2014-07-23 06:16:43</text:p>
          </table:table-cell>
          <table:table-cell office:value-type="string">
            <text:p>21.099 °C</text:p>
          </table:table-cell>
          <table:table-cell office:value-type="string">
            <text:p>21.09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22">
            <text:p>2122</text:p>
          </table:table-cell>
          <table:table-cell office:value-type="string">
            <text:p>2014-07-23 06:17:13</text:p>
          </table:table-cell>
          <table:table-cell office:value-type="string">
            <text:p>21.100 °C</text:p>
          </table:table-cell>
          <table:table-cell office:value-type="string">
            <text:p>21.09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23">
            <text:p>2123</text:p>
          </table:table-cell>
          <table:table-cell office:value-type="string">
            <text:p>2014-07-23 06:17:43</text:p>
          </table:table-cell>
          <table:table-cell office:value-type="string">
            <text:p>21.100 °C</text:p>
          </table:table-cell>
          <table:table-cell office:value-type="string">
            <text:p>21.09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office:value-type="string">
            <text:p>2014-07-23 06:18:13</text:p>
          </table:table-cell>
          <table:table-cell office:value-type="string">
            <text:p>21.099 °C</text:p>
          </table:table-cell>
          <table:table-cell office:value-type="string">
            <text:p>21.092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25">
            <text:p>2125</text:p>
          </table:table-cell>
          <table:table-cell office:value-type="string">
            <text:p>2014-07-23 06:18:43</text:p>
          </table:table-cell>
          <table:table-cell office:value-type="string">
            <text:p>21.097 °C</text:p>
          </table:table-cell>
          <table:table-cell office:value-type="string">
            <text:p>21.09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26">
            <text:p>2126</text:p>
          </table:table-cell>
          <table:table-cell office:value-type="string">
            <text:p>2014-07-23 06:19:13</text:p>
          </table:table-cell>
          <table:table-cell office:value-type="string">
            <text:p>21.097 °C</text:p>
          </table:table-cell>
          <table:table-cell office:value-type="string">
            <text:p>21.09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office:value-type="string">
            <text:p>2014-07-23 06:19:43</text:p>
          </table:table-cell>
          <table:table-cell office:value-type="string">
            <text:p>21.099 °C</text:p>
          </table:table-cell>
          <table:table-cell office:value-type="string">
            <text:p>21.09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string">
            <text:p>2014-07-23 06:20:13</text:p>
          </table:table-cell>
          <table:table-cell office:value-type="string">
            <text:p>21.099 °C</text:p>
          </table:table-cell>
          <table:table-cell office:value-type="string">
            <text:p>21.093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string">
            <text:p>2014-07-23 06:20:43</text:p>
          </table:table-cell>
          <table:table-cell office:value-type="string">
            <text:p>21.099 °C</text:p>
          </table:table-cell>
          <table:table-cell office:value-type="string">
            <text:p>21.09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30">
            <text:p>2130</text:p>
          </table:table-cell>
          <table:table-cell office:value-type="string">
            <text:p>2014-07-23 06:21:13</text:p>
          </table:table-cell>
          <table:table-cell office:value-type="string">
            <text:p>21.099 °C</text:p>
          </table:table-cell>
          <table:table-cell office:value-type="string">
            <text:p>21.096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string">
            <text:p>2014-07-23 06:21:43</text:p>
          </table:table-cell>
          <table:table-cell office:value-type="string">
            <text:p>21.100 °C</text:p>
          </table:table-cell>
          <table:table-cell office:value-type="string">
            <text:p>21.09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32">
            <text:p>2132</text:p>
          </table:table-cell>
          <table:table-cell office:value-type="string">
            <text:p>2014-07-23 06:22:13</text:p>
          </table:table-cell>
          <table:table-cell office:value-type="string">
            <text:p>21.102 °C</text:p>
          </table:table-cell>
          <table:table-cell office:value-type="string">
            <text:p>21.097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133">
            <text:p>2133</text:p>
          </table:table-cell>
          <table:table-cell office:value-type="string">
            <text:p>2014-07-23 06:22:43</text:p>
          </table:table-cell>
          <table:table-cell office:value-type="string">
            <text:p>21.103 °C</text:p>
          </table:table-cell>
          <table:table-cell office:value-type="string">
            <text:p>21.102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 office:value-type="string">
            <text:p>2014-07-23 06:23:13</text:p>
          </table:table-cell>
          <table:table-cell office:value-type="string">
            <text:p>21.102 °C</text:p>
          </table:table-cell>
          <table:table-cell office:value-type="string">
            <text:p>21.09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35">
            <text:p>2135</text:p>
          </table:table-cell>
          <table:table-cell office:value-type="string">
            <text:p>2014-07-23 06:23:43</text:p>
          </table:table-cell>
          <table:table-cell office:value-type="string">
            <text:p>21.103 °C</text:p>
          </table:table-cell>
          <table:table-cell office:value-type="string">
            <text:p>21.10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36">
            <text:p>2136</text:p>
          </table:table-cell>
          <table:table-cell office:value-type="string">
            <text:p>2014-07-23 06:24:13</text:p>
          </table:table-cell>
          <table:table-cell office:value-type="string">
            <text:p>21.103 °C</text:p>
          </table:table-cell>
          <table:table-cell office:value-type="string">
            <text:p>21.09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string">
            <text:p>2014-07-23 06:24:43</text:p>
          </table:table-cell>
          <table:table-cell office:value-type="string">
            <text:p>21.102 °C</text:p>
          </table:table-cell>
          <table:table-cell office:value-type="string">
            <text:p>21.10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38">
            <text:p>2138</text:p>
          </table:table-cell>
          <table:table-cell office:value-type="string">
            <text:p>2014-07-23 06:25:13</text:p>
          </table:table-cell>
          <table:table-cell office:value-type="string">
            <text:p>21.103 °C</text:p>
          </table:table-cell>
          <table:table-cell office:value-type="string">
            <text:p>21.10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string">
            <text:p>2014-07-23 06:25:43</text:p>
          </table:table-cell>
          <table:table-cell office:value-type="string">
            <text:p>21.102 °C</text:p>
          </table:table-cell>
          <table:table-cell office:value-type="string">
            <text:p>21.10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40">
            <text:p>2140</text:p>
          </table:table-cell>
          <table:table-cell office:value-type="string">
            <text:p>2014-07-23 06:26:13</text:p>
          </table:table-cell>
          <table:table-cell office:value-type="string">
            <text:p>21.103 °C</text:p>
          </table:table-cell>
          <table:table-cell office:value-type="string">
            <text:p>21.09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41">
            <text:p>2141</text:p>
          </table:table-cell>
          <table:table-cell office:value-type="string">
            <text:p>2014-07-23 06:26:43</text:p>
          </table:table-cell>
          <table:table-cell office:value-type="string">
            <text:p>21.103 °C</text:p>
          </table:table-cell>
          <table:table-cell office:value-type="string">
            <text:p>21.102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42">
            <text:p>2142</text:p>
          </table:table-cell>
          <table:table-cell office:value-type="string">
            <text:p>2014-07-23 06:27:13</text:p>
          </table:table-cell>
          <table:table-cell office:value-type="string">
            <text:p>21.104 °C</text:p>
          </table:table-cell>
          <table:table-cell office:value-type="string">
            <text:p>21.102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43">
            <text:p>2143</text:p>
          </table:table-cell>
          <table:table-cell office:value-type="string">
            <text:p>2014-07-23 06:27:43</text:p>
          </table:table-cell>
          <table:table-cell table:number-columns-repeated="2" office:value-type="string">
            <text:p>21.10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44">
            <text:p>2144</text:p>
          </table:table-cell>
          <table:table-cell office:value-type="string">
            <text:p>2014-07-23 06:28:13</text:p>
          </table:table-cell>
          <table:table-cell office:value-type="string">
            <text:p>21.107 °C</text:p>
          </table:table-cell>
          <table:table-cell office:value-type="string">
            <text:p>21.10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45">
            <text:p>2145</text:p>
          </table:table-cell>
          <table:table-cell office:value-type="string">
            <text:p>2014-07-23 06:28:43</text:p>
          </table:table-cell>
          <table:table-cell office:value-type="string">
            <text:p>21.106 °C</text:p>
          </table:table-cell>
          <table:table-cell office:value-type="string">
            <text:p>21.10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46">
            <text:p>2146</text:p>
          </table:table-cell>
          <table:table-cell office:value-type="string">
            <text:p>2014-07-23 06:29:13</text:p>
          </table:table-cell>
          <table:table-cell office:value-type="string">
            <text:p>21.107 °C</text:p>
          </table:table-cell>
          <table:table-cell office:value-type="string">
            <text:p>21.102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47">
            <text:p>2147</text:p>
          </table:table-cell>
          <table:table-cell office:value-type="string">
            <text:p>2014-07-23 06:29:43</text:p>
          </table:table-cell>
          <table:table-cell office:value-type="string">
            <text:p>21.109 °C</text:p>
          </table:table-cell>
          <table:table-cell office:value-type="string">
            <text:p>21.10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48">
            <text:p>2148</text:p>
          </table:table-cell>
          <table:table-cell office:value-type="string">
            <text:p>2014-07-23 06:30:13</text:p>
          </table:table-cell>
          <table:table-cell office:value-type="string">
            <text:p>21.109 °C</text:p>
          </table:table-cell>
          <table:table-cell office:value-type="string">
            <text:p>21.10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49">
            <text:p>2149</text:p>
          </table:table-cell>
          <table:table-cell office:value-type="string">
            <text:p>2014-07-23 06:30:43</text:p>
          </table:table-cell>
          <table:table-cell office:value-type="string">
            <text:p>21.109 °C</text:p>
          </table:table-cell>
          <table:table-cell office:value-type="string">
            <text:p>21.10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office:value-type="string">
            <text:p>2014-07-23 06:31:13</text:p>
          </table:table-cell>
          <table:table-cell office:value-type="string">
            <text:p>21.109 °C</text:p>
          </table:table-cell>
          <table:table-cell office:value-type="string">
            <text:p>21.10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51">
            <text:p>2151</text:p>
          </table:table-cell>
          <table:table-cell office:value-type="string">
            <text:p>2014-07-23 06:31:43</text:p>
          </table:table-cell>
          <table:table-cell office:value-type="string">
            <text:p>21.110 °C</text:p>
          </table:table-cell>
          <table:table-cell office:value-type="string">
            <text:p>21.10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office:value-type="string">
            <text:p>2014-07-23 06:32:13</text:p>
          </table:table-cell>
          <table:table-cell office:value-type="string">
            <text:p>21.110 °C</text:p>
          </table:table-cell>
          <table:table-cell office:value-type="string">
            <text:p>21.10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53">
            <text:p>2153</text:p>
          </table:table-cell>
          <table:table-cell office:value-type="string">
            <text:p>2014-07-23 06:32:43</text:p>
          </table:table-cell>
          <table:table-cell office:value-type="string">
            <text:p>21.110 °C</text:p>
          </table:table-cell>
          <table:table-cell office:value-type="string">
            <text:p>21.10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54">
            <text:p>2154</text:p>
          </table:table-cell>
          <table:table-cell office:value-type="string">
            <text:p>2014-07-23 06:33:13</text:p>
          </table:table-cell>
          <table:table-cell office:value-type="string">
            <text:p>21.110 °C</text:p>
          </table:table-cell>
          <table:table-cell office:value-type="string">
            <text:p>21.10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155">
            <text:p>2155</text:p>
          </table:table-cell>
          <table:table-cell office:value-type="string">
            <text:p>2014-07-23 06:33:43</text:p>
          </table:table-cell>
          <table:table-cell office:value-type="string">
            <text:p>21.113 °C</text:p>
          </table:table-cell>
          <table:table-cell office:value-type="string">
            <text:p>21.112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string">
            <text:p>2014-07-23 06:34:13</text:p>
          </table:table-cell>
          <table:table-cell office:value-type="string">
            <text:p>21.112 °C</text:p>
          </table:table-cell>
          <table:table-cell office:value-type="string">
            <text:p>21.11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57">
            <text:p>2157</text:p>
          </table:table-cell>
          <table:table-cell office:value-type="string">
            <text:p>2014-07-23 06:34:43</text:p>
          </table:table-cell>
          <table:table-cell office:value-type="string">
            <text:p>21.115 °C</text:p>
          </table:table-cell>
          <table:table-cell office:value-type="string">
            <text:p>21.10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2014-07-23 06:35:13</text:p>
          </table:table-cell>
          <table:table-cell office:value-type="string">
            <text:p>21.115 °C</text:p>
          </table:table-cell>
          <table:table-cell office:value-type="string">
            <text:p>21.11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59">
            <text:p>2159</text:p>
          </table:table-cell>
          <table:table-cell office:value-type="string">
            <text:p>2014-07-23 06:35:43</text:p>
          </table:table-cell>
          <table:table-cell table:number-columns-repeated="2" office:value-type="string">
            <text:p>21.11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office:value-type="string">
            <text:p>2014-07-23 06:36:13</text:p>
          </table:table-cell>
          <table:table-cell office:value-type="string">
            <text:p>21.115 °C</text:p>
          </table:table-cell>
          <table:table-cell office:value-type="string">
            <text:p>21.11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61">
            <text:p>2161</text:p>
          </table:table-cell>
          <table:table-cell office:value-type="string">
            <text:p>2014-07-23 06:36:43</text:p>
          </table:table-cell>
          <table:table-cell office:value-type="string">
            <text:p>21.116 °C</text:p>
          </table:table-cell>
          <table:table-cell office:value-type="string">
            <text:p>21.11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2014-07-23 06:37:13</text:p>
          </table:table-cell>
          <table:table-cell office:value-type="string">
            <text:p>21.116 °C</text:p>
          </table:table-cell>
          <table:table-cell office:value-type="string">
            <text:p>21.11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2014-07-23 06:37:43</text:p>
          </table:table-cell>
          <table:table-cell office:value-type="string">
            <text:p>21.115 °C</text:p>
          </table:table-cell>
          <table:table-cell office:value-type="string">
            <text:p>21.11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64">
            <text:p>2164</text:p>
          </table:table-cell>
          <table:table-cell office:value-type="string">
            <text:p>2014-07-23 06:38:13</text:p>
          </table:table-cell>
          <table:table-cell office:value-type="string">
            <text:p>21.117 °C</text:p>
          </table:table-cell>
          <table:table-cell office:value-type="string">
            <text:p>21.11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65">
            <text:p>2165</text:p>
          </table:table-cell>
          <table:table-cell office:value-type="string">
            <text:p>2014-07-23 06:38:43</text:p>
          </table:table-cell>
          <table:table-cell office:value-type="string">
            <text:p>21.119 °C</text:p>
          </table:table-cell>
          <table:table-cell office:value-type="string">
            <text:p>21.11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66">
            <text:p>2166</text:p>
          </table:table-cell>
          <table:table-cell office:value-type="string">
            <text:p>2014-07-23 06:39:13</text:p>
          </table:table-cell>
          <table:table-cell office:value-type="string">
            <text:p>21.120 °C</text:p>
          </table:table-cell>
          <table:table-cell office:value-type="string">
            <text:p>21.11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67">
            <text:p>2167</text:p>
          </table:table-cell>
          <table:table-cell office:value-type="string">
            <text:p>2014-07-23 06:39:43</text:p>
          </table:table-cell>
          <table:table-cell office:value-type="string">
            <text:p>21.122 °C</text:p>
          </table:table-cell>
          <table:table-cell office:value-type="string">
            <text:p>21.12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68">
            <text:p>2168</text:p>
          </table:table-cell>
          <table:table-cell office:value-type="string">
            <text:p>2014-07-23 06:40:13</text:p>
          </table:table-cell>
          <table:table-cell office:value-type="string">
            <text:p>21.123 °C</text:p>
          </table:table-cell>
          <table:table-cell office:value-type="string">
            <text:p>21.11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69">
            <text:p>2169</text:p>
          </table:table-cell>
          <table:table-cell office:value-type="string">
            <text:p>2014-07-23 06:40:43</text:p>
          </table:table-cell>
          <table:table-cell office:value-type="string">
            <text:p>21.123 °C</text:p>
          </table:table-cell>
          <table:table-cell office:value-type="string">
            <text:p>21.12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office:value-type="string">
            <text:p>2014-07-23 06:41:13</text:p>
          </table:table-cell>
          <table:table-cell office:value-type="string">
            <text:p>21.123 °C</text:p>
          </table:table-cell>
          <table:table-cell office:value-type="string">
            <text:p>21.11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71">
            <text:p>2171</text:p>
          </table:table-cell>
          <table:table-cell office:value-type="string">
            <text:p>2014-07-23 06:41:43</text:p>
          </table:table-cell>
          <table:table-cell office:value-type="string">
            <text:p>21.125 °C</text:p>
          </table:table-cell>
          <table:table-cell office:value-type="string">
            <text:p>21.11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72">
            <text:p>2172</text:p>
          </table:table-cell>
          <table:table-cell office:value-type="string">
            <text:p>2014-07-23 06:42:13</text:p>
          </table:table-cell>
          <table:table-cell office:value-type="string">
            <text:p>21.125 °C</text:p>
          </table:table-cell>
          <table:table-cell office:value-type="string">
            <text:p>21.12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73">
            <text:p>2173</text:p>
          </table:table-cell>
          <table:table-cell office:value-type="string">
            <text:p>2014-07-23 06:42:43</text:p>
          </table:table-cell>
          <table:table-cell office:value-type="string">
            <text:p>21.126 °C</text:p>
          </table:table-cell>
          <table:table-cell office:value-type="string">
            <text:p>21.12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74">
            <text:p>2174</text:p>
          </table:table-cell>
          <table:table-cell office:value-type="string">
            <text:p>2014-07-23 06:43:13</text:p>
          </table:table-cell>
          <table:table-cell office:value-type="string">
            <text:p>21.126 °C</text:p>
          </table:table-cell>
          <table:table-cell office:value-type="string">
            <text:p>21.12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75">
            <text:p>2175</text:p>
          </table:table-cell>
          <table:table-cell office:value-type="string">
            <text:p>2014-07-23 06:43:43</text:p>
          </table:table-cell>
          <table:table-cell table:number-columns-repeated="2" office:value-type="string">
            <text:p>21.12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76">
            <text:p>2176</text:p>
          </table:table-cell>
          <table:table-cell office:value-type="string">
            <text:p>2014-07-23 06:44:13</text:p>
          </table:table-cell>
          <table:table-cell office:value-type="string">
            <text:p>21.128 °C</text:p>
          </table:table-cell>
          <table:table-cell office:value-type="string">
            <text:p>21.12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77">
            <text:p>2177</text:p>
          </table:table-cell>
          <table:table-cell office:value-type="string">
            <text:p>2014-07-23 06:44:43</text:p>
          </table:table-cell>
          <table:table-cell office:value-type="string">
            <text:p>21.128 °C</text:p>
          </table:table-cell>
          <table:table-cell office:value-type="string">
            <text:p>21.12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78">
            <text:p>2178</text:p>
          </table:table-cell>
          <table:table-cell office:value-type="string">
            <text:p>2014-07-23 06:45:13</text:p>
          </table:table-cell>
          <table:table-cell office:value-type="string">
            <text:p>21.128 °C</text:p>
          </table:table-cell>
          <table:table-cell office:value-type="string">
            <text:p>21.12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79">
            <text:p>2179</text:p>
          </table:table-cell>
          <table:table-cell office:value-type="string">
            <text:p>2014-07-23 06:45:43</text:p>
          </table:table-cell>
          <table:table-cell office:value-type="string">
            <text:p>21.129 °C</text:p>
          </table:table-cell>
          <table:table-cell office:value-type="string">
            <text:p>21.12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office:value-type="string">
            <text:p>2014-07-23 06:46:13</text:p>
          </table:table-cell>
          <table:table-cell office:value-type="string">
            <text:p>21.132 °C</text:p>
          </table:table-cell>
          <table:table-cell office:value-type="string">
            <text:p>21.12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81">
            <text:p>2181</text:p>
          </table:table-cell>
          <table:table-cell office:value-type="string">
            <text:p>2014-07-23 06:46:43</text:p>
          </table:table-cell>
          <table:table-cell office:value-type="string">
            <text:p>21.133 °C</text:p>
          </table:table-cell>
          <table:table-cell office:value-type="string">
            <text:p>21.13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string">
            <text:p>2014-07-23 06:47:13</text:p>
          </table:table-cell>
          <table:table-cell office:value-type="string">
            <text:p>21.132 °C</text:p>
          </table:table-cell>
          <table:table-cell office:value-type="string">
            <text:p>21.13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string">
            <text:p>2014-07-23 06:47:43</text:p>
          </table:table-cell>
          <table:table-cell office:value-type="string">
            <text:p>21.133 °C</text:p>
          </table:table-cell>
          <table:table-cell office:value-type="string">
            <text:p>21.12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84">
            <text:p>2184</text:p>
          </table:table-cell>
          <table:table-cell office:value-type="string">
            <text:p>2014-07-23 06:48:13</text:p>
          </table:table-cell>
          <table:table-cell office:value-type="string">
            <text:p>21.132 °C</text:p>
          </table:table-cell>
          <table:table-cell office:value-type="string">
            <text:p>21.12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85">
            <text:p>2185</text:p>
          </table:table-cell>
          <table:table-cell office:value-type="string">
            <text:p>2014-07-23 06:48:43</text:p>
          </table:table-cell>
          <table:table-cell office:value-type="string">
            <text:p>21.133 °C</text:p>
          </table:table-cell>
          <table:table-cell office:value-type="string">
            <text:p>21.130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186">
            <text:p>2186</text:p>
          </table:table-cell>
          <table:table-cell office:value-type="string">
            <text:p>2014-07-23 06:49:13</text:p>
          </table:table-cell>
          <table:table-cell office:value-type="string">
            <text:p>21.135 °C</text:p>
          </table:table-cell>
          <table:table-cell office:value-type="string">
            <text:p>21.130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187">
            <text:p>2187</text:p>
          </table:table-cell>
          <table:table-cell office:value-type="string">
            <text:p>2014-07-23 06:49:43</text:p>
          </table:table-cell>
          <table:table-cell office:value-type="string">
            <text:p>21.135 °C</text:p>
          </table:table-cell>
          <table:table-cell office:value-type="string">
            <text:p>21.13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88">
            <text:p>2188</text:p>
          </table:table-cell>
          <table:table-cell office:value-type="string">
            <text:p>2014-07-23 06:50:13</text:p>
          </table:table-cell>
          <table:table-cell office:value-type="string">
            <text:p>21.138 °C</text:p>
          </table:table-cell>
          <table:table-cell office:value-type="string">
            <text:p>21.13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2014-07-23 06:50:43</text:p>
          </table:table-cell>
          <table:table-cell office:value-type="string">
            <text:p>21.138 °C</text:p>
          </table:table-cell>
          <table:table-cell office:value-type="string">
            <text:p>21.13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2014-07-23 06:51:13</text:p>
          </table:table-cell>
          <table:table-cell office:value-type="string">
            <text:p>21.138 °C</text:p>
          </table:table-cell>
          <table:table-cell office:value-type="string">
            <text:p>21.13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2014-07-23 06:51:43</text:p>
          </table:table-cell>
          <table:table-cell office:value-type="string">
            <text:p>21.136 °C</text:p>
          </table:table-cell>
          <table:table-cell office:value-type="string">
            <text:p>21.13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92">
            <text:p>2192</text:p>
          </table:table-cell>
          <table:table-cell office:value-type="string">
            <text:p>2014-07-23 06:52:13</text:p>
          </table:table-cell>
          <table:table-cell office:value-type="string">
            <text:p>21.139 °C</text:p>
          </table:table-cell>
          <table:table-cell office:value-type="string">
            <text:p>21.13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93">
            <text:p>2193</text:p>
          </table:table-cell>
          <table:table-cell office:value-type="string">
            <text:p>2014-07-23 06:52:43</text:p>
          </table:table-cell>
          <table:table-cell table:number-columns-repeated="2" office:value-type="string">
            <text:p>21.14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94">
            <text:p>2194</text:p>
          </table:table-cell>
          <table:table-cell office:value-type="string">
            <text:p>2014-07-23 06:53:13</text:p>
          </table:table-cell>
          <table:table-cell office:value-type="string">
            <text:p>21.143 °C</text:p>
          </table:table-cell>
          <table:table-cell office:value-type="string">
            <text:p>21.13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95">
            <text:p>2195</text:p>
          </table:table-cell>
          <table:table-cell office:value-type="string">
            <text:p>2014-07-23 06:53:43</text:p>
          </table:table-cell>
          <table:table-cell office:value-type="string">
            <text:p>21.143 °C</text:p>
          </table:table-cell>
          <table:table-cell office:value-type="string">
            <text:p>21.14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96">
            <text:p>2196</text:p>
          </table:table-cell>
          <table:table-cell office:value-type="string">
            <text:p>2014-07-23 06:54:13</text:p>
          </table:table-cell>
          <table:table-cell office:value-type="string">
            <text:p>21.143 °C</text:p>
          </table:table-cell>
          <table:table-cell office:value-type="string">
            <text:p>21.14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97">
            <text:p>2197</text:p>
          </table:table-cell>
          <table:table-cell office:value-type="string">
            <text:p>2014-07-23 06:54:43</text:p>
          </table:table-cell>
          <table:table-cell office:value-type="string">
            <text:p>21.145 °C</text:p>
          </table:table-cell>
          <table:table-cell office:value-type="string">
            <text:p>21.14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98">
            <text:p>2198</text:p>
          </table:table-cell>
          <table:table-cell office:value-type="string">
            <text:p>2014-07-23 06:55:13</text:p>
          </table:table-cell>
          <table:table-cell office:value-type="string">
            <text:p>21.145 °C</text:p>
          </table:table-cell>
          <table:table-cell office:value-type="string">
            <text:p>21.14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199">
            <text:p>2199</text:p>
          </table:table-cell>
          <table:table-cell office:value-type="string">
            <text:p>2014-07-23 06:55:43</text:p>
          </table:table-cell>
          <table:table-cell office:value-type="string">
            <text:p>21.146 °C</text:p>
          </table:table-cell>
          <table:table-cell office:value-type="string">
            <text:p>21.14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2014-07-23 06:56:13</text:p>
          </table:table-cell>
          <table:table-cell office:value-type="string">
            <text:p>21.148 °C</text:p>
          </table:table-cell>
          <table:table-cell office:value-type="string">
            <text:p>21.14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01">
            <text:p>2201</text:p>
          </table:table-cell>
          <table:table-cell office:value-type="string">
            <text:p>2014-07-23 06:56:43</text:p>
          </table:table-cell>
          <table:table-cell table:number-columns-repeated="2" office:value-type="string">
            <text:p>21.14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string">
            <text:p>2014-07-23 06:57:13</text:p>
          </table:table-cell>
          <table:table-cell office:value-type="string">
            <text:p>21.149 °C</text:p>
          </table:table-cell>
          <table:table-cell office:value-type="string">
            <text:p>21.14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03">
            <text:p>2203</text:p>
          </table:table-cell>
          <table:table-cell office:value-type="string">
            <text:p>2014-07-23 06:57:43</text:p>
          </table:table-cell>
          <table:table-cell table:number-columns-repeated="2" office:value-type="string">
            <text:p>21.14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04">
            <text:p>2204</text:p>
          </table:table-cell>
          <table:table-cell office:value-type="string">
            <text:p>2014-07-23 06:58:13</text:p>
          </table:table-cell>
          <table:table-cell table:number-columns-repeated="2" office:value-type="string">
            <text:p>21.15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05">
            <text:p>2205</text:p>
          </table:table-cell>
          <table:table-cell office:value-type="string">
            <text:p>2014-07-23 06:58:43</text:p>
          </table:table-cell>
          <table:table-cell table:number-columns-repeated="2" office:value-type="string">
            <text:p>21.15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06">
            <text:p>2206</text:p>
          </table:table-cell>
          <table:table-cell office:value-type="string">
            <text:p>2014-07-23 06:59:13</text:p>
          </table:table-cell>
          <table:table-cell office:value-type="string">
            <text:p>21.155 °C</text:p>
          </table:table-cell>
          <table:table-cell office:value-type="string">
            <text:p>21.14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07">
            <text:p>2207</text:p>
          </table:table-cell>
          <table:table-cell office:value-type="string">
            <text:p>2014-07-23 06:59:43</text:p>
          </table:table-cell>
          <table:table-cell office:value-type="string">
            <text:p>21.155 °C</text:p>
          </table:table-cell>
          <table:table-cell office:value-type="string">
            <text:p>21.15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2014-07-23 07:00:13</text:p>
          </table:table-cell>
          <table:table-cell office:value-type="string">
            <text:p>21.155 °C</text:p>
          </table:table-cell>
          <table:table-cell office:value-type="string">
            <text:p>21.15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09">
            <text:p>2209</text:p>
          </table:table-cell>
          <table:table-cell office:value-type="string">
            <text:p>2014-07-23 07:00:43</text:p>
          </table:table-cell>
          <table:table-cell office:value-type="string">
            <text:p>21.155 °C</text:p>
          </table:table-cell>
          <table:table-cell office:value-type="string">
            <text:p>21.15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office:value-type="string">
            <text:p>2014-07-23 07:01:13</text:p>
          </table:table-cell>
          <table:table-cell office:value-type="string">
            <text:p>21.158 °C</text:p>
          </table:table-cell>
          <table:table-cell office:value-type="string">
            <text:p>21.15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11">
            <text:p>2211</text:p>
          </table:table-cell>
          <table:table-cell office:value-type="string">
            <text:p>2014-07-23 07:01:43</text:p>
          </table:table-cell>
          <table:table-cell office:value-type="string">
            <text:p>21.159 °C</text:p>
          </table:table-cell>
          <table:table-cell office:value-type="string">
            <text:p>21.15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12">
            <text:p>2212</text:p>
          </table:table-cell>
          <table:table-cell office:value-type="string">
            <text:p>2014-07-23 07:02:13</text:p>
          </table:table-cell>
          <table:table-cell office:value-type="string">
            <text:p>21.159 °C</text:p>
          </table:table-cell>
          <table:table-cell office:value-type="string">
            <text:p>21.15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2014-07-23 07:02:43</text:p>
          </table:table-cell>
          <table:table-cell office:value-type="string">
            <text:p>21.159 °C</text:p>
          </table:table-cell>
          <table:table-cell office:value-type="string">
            <text:p>21.15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2014-07-23 07:03:13</text:p>
          </table:table-cell>
          <table:table-cell office:value-type="string">
            <text:p>21.161 °C</text:p>
          </table:table-cell>
          <table:table-cell office:value-type="string">
            <text:p>21.15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15">
            <text:p>2215</text:p>
          </table:table-cell>
          <table:table-cell office:value-type="string">
            <text:p>2014-07-23 07:03:43</text:p>
          </table:table-cell>
          <table:table-cell office:value-type="string">
            <text:p>21.162 °C</text:p>
          </table:table-cell>
          <table:table-cell office:value-type="string">
            <text:p>21.16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16">
            <text:p>2216</text:p>
          </table:table-cell>
          <table:table-cell office:value-type="string">
            <text:p>2014-07-23 07:04:13</text:p>
          </table:table-cell>
          <table:table-cell office:value-type="string">
            <text:p>21.162 °C</text:p>
          </table:table-cell>
          <table:table-cell office:value-type="string">
            <text:p>21.15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17">
            <text:p>2217</text:p>
          </table:table-cell>
          <table:table-cell office:value-type="string">
            <text:p>2014-07-23 07:04:43</text:p>
          </table:table-cell>
          <table:table-cell office:value-type="string">
            <text:p>21.165 °C</text:p>
          </table:table-cell>
          <table:table-cell office:value-type="string">
            <text:p>21.16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18">
            <text:p>2218</text:p>
          </table:table-cell>
          <table:table-cell office:value-type="string">
            <text:p>2014-07-23 07:05:13</text:p>
          </table:table-cell>
          <table:table-cell office:value-type="string">
            <text:p>21.166 °C</text:p>
          </table:table-cell>
          <table:table-cell office:value-type="string">
            <text:p>21.16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19">
            <text:p>2219</text:p>
          </table:table-cell>
          <table:table-cell office:value-type="string">
            <text:p>2014-07-23 07:05:43</text:p>
          </table:table-cell>
          <table:table-cell office:value-type="string">
            <text:p>21.166 °C</text:p>
          </table:table-cell>
          <table:table-cell office:value-type="string">
            <text:p>21.16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20">
            <text:p>2220</text:p>
          </table:table-cell>
          <table:table-cell office:value-type="string">
            <text:p>2014-07-23 07:06:13</text:p>
          </table:table-cell>
          <table:table-cell office:value-type="string">
            <text:p>21.168 °C</text:p>
          </table:table-cell>
          <table:table-cell office:value-type="string">
            <text:p>21.16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2014-07-23 07:06:43</text:p>
          </table:table-cell>
          <table:table-cell office:value-type="string">
            <text:p>21.168 °C</text:p>
          </table:table-cell>
          <table:table-cell office:value-type="string">
            <text:p>21.16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22">
            <text:p>2222</text:p>
          </table:table-cell>
          <table:table-cell office:value-type="string">
            <text:p>2014-07-23 07:07:13</text:p>
          </table:table-cell>
          <table:table-cell office:value-type="string">
            <text:p>21.169 °C</text:p>
          </table:table-cell>
          <table:table-cell office:value-type="string">
            <text:p>21.16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23">
            <text:p>2223</text:p>
          </table:table-cell>
          <table:table-cell office:value-type="string">
            <text:p>2014-07-23 07:07:43</text:p>
          </table:table-cell>
          <table:table-cell office:value-type="string">
            <text:p>21.169 °C</text:p>
          </table:table-cell>
          <table:table-cell office:value-type="string">
            <text:p>21.16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24">
            <text:p>2224</text:p>
          </table:table-cell>
          <table:table-cell office:value-type="string">
            <text:p>2014-07-23 07:08:13</text:p>
          </table:table-cell>
          <table:table-cell office:value-type="string">
            <text:p>21.171 °C</text:p>
          </table:table-cell>
          <table:table-cell office:value-type="string">
            <text:p>21.16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25">
            <text:p>2225</text:p>
          </table:table-cell>
          <table:table-cell office:value-type="string">
            <text:p>2014-07-23 07:08:43</text:p>
          </table:table-cell>
          <table:table-cell office:value-type="string">
            <text:p>21.171 °C</text:p>
          </table:table-cell>
          <table:table-cell office:value-type="string">
            <text:p>21.16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26">
            <text:p>2226</text:p>
          </table:table-cell>
          <table:table-cell office:value-type="string">
            <text:p>2014-07-23 07:09:13</text:p>
          </table:table-cell>
          <table:table-cell table:number-columns-repeated="2" office:value-type="string">
            <text:p>21.17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27">
            <text:p>2227</text:p>
          </table:table-cell>
          <table:table-cell office:value-type="string">
            <text:p>2014-07-23 07:09:43</text:p>
          </table:table-cell>
          <table:table-cell office:value-type="string">
            <text:p>21.175 °C</text:p>
          </table:table-cell>
          <table:table-cell office:value-type="string">
            <text:p>21.16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string">
            <text:p>2014-07-23 07:10:13</text:p>
          </table:table-cell>
          <table:table-cell table:number-columns-repeated="2" office:value-type="string">
            <text:p>21.17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string">
            <text:p>2014-07-23 07:10:43</text:p>
          </table:table-cell>
          <table:table-cell office:value-type="string">
            <text:p>21.176 °C</text:p>
          </table:table-cell>
          <table:table-cell office:value-type="string">
            <text:p>21.17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office:value-type="string">
            <text:p>2014-07-23 07:11:13</text:p>
          </table:table-cell>
          <table:table-cell table:number-columns-repeated="2" office:value-type="string">
            <text:p>21.17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31">
            <text:p>2231</text:p>
          </table:table-cell>
          <table:table-cell office:value-type="string">
            <text:p>2014-07-23 07:11:43</text:p>
          </table:table-cell>
          <table:table-cell office:value-type="string">
            <text:p>21.176 °C</text:p>
          </table:table-cell>
          <table:table-cell office:value-type="string">
            <text:p>21.17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32">
            <text:p>2232</text:p>
          </table:table-cell>
          <table:table-cell office:value-type="string">
            <text:p>2014-07-23 07:12:13</text:p>
          </table:table-cell>
          <table:table-cell table:number-columns-repeated="2" office:value-type="string">
            <text:p>21.17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33">
            <text:p>2233</text:p>
          </table:table-cell>
          <table:table-cell office:value-type="string">
            <text:p>2014-07-23 07:12:43</text:p>
          </table:table-cell>
          <table:table-cell office:value-type="string">
            <text:p>21.179 °C</text:p>
          </table:table-cell>
          <table:table-cell office:value-type="string">
            <text:p>21.176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office:value-type="string">
            <text:p>2014-07-23 07:13:13</text:p>
          </table:table-cell>
          <table:table-cell table:number-columns-repeated="2" office:value-type="string">
            <text:p>21.181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235">
            <text:p>2235</text:p>
          </table:table-cell>
          <table:table-cell office:value-type="string">
            <text:p>2014-07-23 07:13:43</text:p>
          </table:table-cell>
          <table:table-cell office:value-type="string">
            <text:p>21.182 °C</text:p>
          </table:table-cell>
          <table:table-cell office:value-type="string">
            <text:p>21.181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236">
            <text:p>2236</text:p>
          </table:table-cell>
          <table:table-cell office:value-type="string">
            <text:p>2014-07-23 07:14:13</text:p>
          </table:table-cell>
          <table:table-cell office:value-type="string">
            <text:p>21.184 °C</text:p>
          </table:table-cell>
          <table:table-cell office:value-type="string">
            <text:p>21.17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37">
            <text:p>2237</text:p>
          </table:table-cell>
          <table:table-cell office:value-type="string">
            <text:p>2014-07-23 07:14:43</text:p>
          </table:table-cell>
          <table:table-cell office:value-type="string">
            <text:p>21.184 °C</text:p>
          </table:table-cell>
          <table:table-cell office:value-type="string">
            <text:p>21.181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238">
            <text:p>2238</text:p>
          </table:table-cell>
          <table:table-cell office:value-type="string">
            <text:p>2014-07-23 07:15:13</text:p>
          </table:table-cell>
          <table:table-cell office:value-type="string">
            <text:p>21.185 °C</text:p>
          </table:table-cell>
          <table:table-cell office:value-type="string">
            <text:p>21.17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office:value-type="string">
            <text:p>2014-07-23 07:15:43</text:p>
          </table:table-cell>
          <table:table-cell office:value-type="string">
            <text:p>21.187 °C</text:p>
          </table:table-cell>
          <table:table-cell office:value-type="string">
            <text:p>21.18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40">
            <text:p>2240</text:p>
          </table:table-cell>
          <table:table-cell office:value-type="string">
            <text:p>2014-07-23 07:16:13</text:p>
          </table:table-cell>
          <table:table-cell office:value-type="string">
            <text:p>21.185 °C</text:p>
          </table:table-cell>
          <table:table-cell office:value-type="string">
            <text:p>21.18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41">
            <text:p>2241</text:p>
          </table:table-cell>
          <table:table-cell office:value-type="string">
            <text:p>2014-07-23 07:16:43</text:p>
          </table:table-cell>
          <table:table-cell office:value-type="string">
            <text:p>21.187 °C</text:p>
          </table:table-cell>
          <table:table-cell office:value-type="string">
            <text:p>21.18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42">
            <text:p>2242</text:p>
          </table:table-cell>
          <table:table-cell office:value-type="string">
            <text:p>2014-07-23 07:17:13</text:p>
          </table:table-cell>
          <table:table-cell office:value-type="string">
            <text:p>21.187 °C</text:p>
          </table:table-cell>
          <table:table-cell office:value-type="string">
            <text:p>21.18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43">
            <text:p>2243</text:p>
          </table:table-cell>
          <table:table-cell office:value-type="string">
            <text:p>2014-07-23 07:17:43</text:p>
          </table:table-cell>
          <table:table-cell table:number-columns-repeated="2" office:value-type="string">
            <text:p>21.18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string">
            <text:p>2014-07-23 07:18:13</text:p>
          </table:table-cell>
          <table:table-cell office:value-type="string">
            <text:p>21.191 °C</text:p>
          </table:table-cell>
          <table:table-cell office:value-type="string">
            <text:p>21.18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45">
            <text:p>2245</text:p>
          </table:table-cell>
          <table:table-cell office:value-type="string">
            <text:p>2014-07-23 07:18:43</text:p>
          </table:table-cell>
          <table:table-cell office:value-type="string">
            <text:p>21.192 °C</text:p>
          </table:table-cell>
          <table:table-cell office:value-type="string">
            <text:p>21.18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46">
            <text:p>2246</text:p>
          </table:table-cell>
          <table:table-cell office:value-type="string">
            <text:p>2014-07-23 07:19:13</text:p>
          </table:table-cell>
          <table:table-cell office:value-type="string">
            <text:p>21.192 °C</text:p>
          </table:table-cell>
          <table:table-cell office:value-type="string">
            <text:p>21.19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47">
            <text:p>2247</text:p>
          </table:table-cell>
          <table:table-cell office:value-type="string">
            <text:p>2014-07-23 07:19:43</text:p>
          </table:table-cell>
          <table:table-cell office:value-type="string">
            <text:p>21.195 °C</text:p>
          </table:table-cell>
          <table:table-cell office:value-type="string">
            <text:p>21.18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48">
            <text:p>2248</text:p>
          </table:table-cell>
          <table:table-cell office:value-type="string">
            <text:p>2014-07-23 07:20:13</text:p>
          </table:table-cell>
          <table:table-cell office:value-type="string">
            <text:p>21.197 °C</text:p>
          </table:table-cell>
          <table:table-cell office:value-type="string">
            <text:p>21.19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49">
            <text:p>2249</text:p>
          </table:table-cell>
          <table:table-cell office:value-type="string">
            <text:p>2014-07-23 07:20:43</text:p>
          </table:table-cell>
          <table:table-cell office:value-type="string">
            <text:p>21.198 °C</text:p>
          </table:table-cell>
          <table:table-cell office:value-type="string">
            <text:p>21.19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string">
            <text:p>2014-07-23 07:21:13</text:p>
          </table:table-cell>
          <table:table-cell office:value-type="string">
            <text:p>21.198 °C</text:p>
          </table:table-cell>
          <table:table-cell office:value-type="string">
            <text:p>21.19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51">
            <text:p>2251</text:p>
          </table:table-cell>
          <table:table-cell office:value-type="string">
            <text:p>2014-07-23 07:21:43</text:p>
          </table:table-cell>
          <table:table-cell office:value-type="string">
            <text:p>21.198 °C</text:p>
          </table:table-cell>
          <table:table-cell office:value-type="string">
            <text:p>21.19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52">
            <text:p>2252</text:p>
          </table:table-cell>
          <table:table-cell office:value-type="string">
            <text:p>2014-07-23 07:22:13</text:p>
          </table:table-cell>
          <table:table-cell office:value-type="string">
            <text:p>21.199 °C</text:p>
          </table:table-cell>
          <table:table-cell office:value-type="string">
            <text:p>21.19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53">
            <text:p>2253</text:p>
          </table:table-cell>
          <table:table-cell office:value-type="string">
            <text:p>2014-07-23 07:22:43</text:p>
          </table:table-cell>
          <table:table-cell office:value-type="string">
            <text:p>21.201 °C</text:p>
          </table:table-cell>
          <table:table-cell office:value-type="string">
            <text:p>21.19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54">
            <text:p>2254</text:p>
          </table:table-cell>
          <table:table-cell office:value-type="string">
            <text:p>2014-07-23 07:23:13</text:p>
          </table:table-cell>
          <table:table-cell office:value-type="string">
            <text:p>21.202 °C</text:p>
          </table:table-cell>
          <table:table-cell office:value-type="string">
            <text:p>21.19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55">
            <text:p>2255</text:p>
          </table:table-cell>
          <table:table-cell office:value-type="string">
            <text:p>2014-07-23 07:23:43</text:p>
          </table:table-cell>
          <table:table-cell table:number-columns-repeated="2" office:value-type="string">
            <text:p>21.20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56">
            <text:p>2256</text:p>
          </table:table-cell>
          <table:table-cell office:value-type="string">
            <text:p>2014-07-23 07:24:13</text:p>
          </table:table-cell>
          <table:table-cell office:value-type="string">
            <text:p>21.204 °C</text:p>
          </table:table-cell>
          <table:table-cell office:value-type="string">
            <text:p>21.20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57">
            <text:p>2257</text:p>
          </table:table-cell>
          <table:table-cell office:value-type="string">
            <text:p>2014-07-23 07:24:43</text:p>
          </table:table-cell>
          <table:table-cell office:value-type="string">
            <text:p>21.208 °C</text:p>
          </table:table-cell>
          <table:table-cell office:value-type="string">
            <text:p>21.20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58">
            <text:p>2258</text:p>
          </table:table-cell>
          <table:table-cell office:value-type="string">
            <text:p>2014-07-23 07:25:13</text:p>
          </table:table-cell>
          <table:table-cell table:number-columns-repeated="2" office:value-type="string">
            <text:p>21.20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59">
            <text:p>2259</text:p>
          </table:table-cell>
          <table:table-cell office:value-type="string">
            <text:p>2014-07-23 07:25:43</text:p>
          </table:table-cell>
          <table:table-cell table:number-columns-repeated="2" office:value-type="string">
            <text:p>21.207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2014-07-23 07:26:13</text:p>
          </table:table-cell>
          <table:table-cell office:value-type="string">
            <text:p>21.208 °C</text:p>
          </table:table-cell>
          <table:table-cell office:value-type="string">
            <text:p>21.20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61">
            <text:p>2261</text:p>
          </table:table-cell>
          <table:table-cell office:value-type="string">
            <text:p>2014-07-23 07:26:43</text:p>
          </table:table-cell>
          <table:table-cell table:number-columns-repeated="2" office:value-type="string">
            <text:p>21.20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62">
            <text:p>2262</text:p>
          </table:table-cell>
          <table:table-cell office:value-type="string">
            <text:p>2014-07-23 07:27:13</text:p>
          </table:table-cell>
          <table:table-cell office:value-type="string">
            <text:p>21.211 °C</text:p>
          </table:table-cell>
          <table:table-cell office:value-type="string">
            <text:p>21.20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63">
            <text:p>2263</text:p>
          </table:table-cell>
          <table:table-cell office:value-type="string">
            <text:p>2014-07-23 07:27:43</text:p>
          </table:table-cell>
          <table:table-cell office:value-type="string">
            <text:p>21.211 °C</text:p>
          </table:table-cell>
          <table:table-cell office:value-type="string">
            <text:p>21.21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64">
            <text:p>2264</text:p>
          </table:table-cell>
          <table:table-cell office:value-type="string">
            <text:p>2014-07-23 07:28:13</text:p>
          </table:table-cell>
          <table:table-cell office:value-type="string">
            <text:p>21.212 °C</text:p>
          </table:table-cell>
          <table:table-cell office:value-type="string">
            <text:p>21.21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65">
            <text:p>2265</text:p>
          </table:table-cell>
          <table:table-cell office:value-type="string">
            <text:p>2014-07-23 07:28:43</text:p>
          </table:table-cell>
          <table:table-cell office:value-type="string">
            <text:p>21.212 °C</text:p>
          </table:table-cell>
          <table:table-cell office:value-type="string">
            <text:p>21.21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66">
            <text:p>2266</text:p>
          </table:table-cell>
          <table:table-cell office:value-type="string">
            <text:p>2014-07-23 07:29:13</text:p>
          </table:table-cell>
          <table:table-cell office:value-type="string">
            <text:p>21.212 °C</text:p>
          </table:table-cell>
          <table:table-cell office:value-type="string">
            <text:p>21.21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67">
            <text:p>2267</text:p>
          </table:table-cell>
          <table:table-cell office:value-type="string">
            <text:p>2014-07-23 07:29:43</text:p>
          </table:table-cell>
          <table:table-cell office:value-type="string">
            <text:p>21.212 °C</text:p>
          </table:table-cell>
          <table:table-cell office:value-type="string">
            <text:p>21.21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68">
            <text:p>2268</text:p>
          </table:table-cell>
          <table:table-cell office:value-type="string">
            <text:p>2014-07-23 07:30:13</text:p>
          </table:table-cell>
          <table:table-cell office:value-type="string">
            <text:p>21.215 °C</text:p>
          </table:table-cell>
          <table:table-cell office:value-type="string">
            <text:p>21.21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office:value-type="string">
            <text:p>2014-07-23 07:30:43</text:p>
          </table:table-cell>
          <table:table-cell office:value-type="string">
            <text:p>21.217 °C</text:p>
          </table:table-cell>
          <table:table-cell office:value-type="string">
            <text:p>21.21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70">
            <text:p>2270</text:p>
          </table:table-cell>
          <table:table-cell office:value-type="string">
            <text:p>2014-07-23 07:31:13</text:p>
          </table:table-cell>
          <table:table-cell table:number-columns-repeated="2" office:value-type="string">
            <text:p>21.22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2014-07-23 07:31:43</text:p>
          </table:table-cell>
          <table:table-cell office:value-type="string">
            <text:p>21.221 °C</text:p>
          </table:table-cell>
          <table:table-cell office:value-type="string">
            <text:p>21.22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72">
            <text:p>2272</text:p>
          </table:table-cell>
          <table:table-cell office:value-type="string">
            <text:p>2014-07-23 07:32:13</text:p>
          </table:table-cell>
          <table:table-cell office:value-type="string">
            <text:p>21.221 °C</text:p>
          </table:table-cell>
          <table:table-cell office:value-type="string">
            <text:p>21.21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73">
            <text:p>2273</text:p>
          </table:table-cell>
          <table:table-cell office:value-type="string">
            <text:p>2014-07-23 07:32:43</text:p>
          </table:table-cell>
          <table:table-cell office:value-type="string">
            <text:p>21.221 °C</text:p>
          </table:table-cell>
          <table:table-cell office:value-type="string">
            <text:p>21.22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2014-07-23 07:33:13</text:p>
          </table:table-cell>
          <table:table-cell table:number-columns-repeated="2" office:value-type="string">
            <text:p>21.22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75">
            <text:p>2275</text:p>
          </table:table-cell>
          <table:table-cell office:value-type="string">
            <text:p>2014-07-23 07:33:43</text:p>
          </table:table-cell>
          <table:table-cell office:value-type="string">
            <text:p>21.225 °C</text:p>
          </table:table-cell>
          <table:table-cell office:value-type="string">
            <text:p>21.22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76">
            <text:p>2276</text:p>
          </table:table-cell>
          <table:table-cell office:value-type="string">
            <text:p>2014-07-23 07:34:13</text:p>
          </table:table-cell>
          <table:table-cell office:value-type="string">
            <text:p>21.228 °C</text:p>
          </table:table-cell>
          <table:table-cell office:value-type="string">
            <text:p>21.22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77">
            <text:p>2277</text:p>
          </table:table-cell>
          <table:table-cell office:value-type="string">
            <text:p>2014-07-23 07:34:43</text:p>
          </table:table-cell>
          <table:table-cell office:value-type="string">
            <text:p>21.228 °C</text:p>
          </table:table-cell>
          <table:table-cell office:value-type="string">
            <text:p>21.22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78">
            <text:p>2278</text:p>
          </table:table-cell>
          <table:table-cell office:value-type="string">
            <text:p>2014-07-23 07:35:13</text:p>
          </table:table-cell>
          <table:table-cell office:value-type="string">
            <text:p>21.227 °C</text:p>
          </table:table-cell>
          <table:table-cell office:value-type="string">
            <text:p>21.22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79">
            <text:p>2279</text:p>
          </table:table-cell>
          <table:table-cell office:value-type="string">
            <text:p>2014-07-23 07:35:43</text:p>
          </table:table-cell>
          <table:table-cell table:number-columns-repeated="2" office:value-type="string">
            <text:p>21.22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80">
            <text:p>2280</text:p>
          </table:table-cell>
          <table:table-cell office:value-type="string">
            <text:p>2014-07-23 07:36:13</text:p>
          </table:table-cell>
          <table:table-cell office:value-type="string">
            <text:p>21.228 °C</text:p>
          </table:table-cell>
          <table:table-cell office:value-type="string">
            <text:p>21.227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281">
            <text:p>2281</text:p>
          </table:table-cell>
          <table:table-cell office:value-type="string">
            <text:p>2014-07-23 07:36:43</text:p>
          </table:table-cell>
          <table:table-cell office:value-type="string">
            <text:p>21.228 °C</text:p>
          </table:table-cell>
          <table:table-cell office:value-type="string">
            <text:p>21.22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82">
            <text:p>2282</text:p>
          </table:table-cell>
          <table:table-cell office:value-type="string">
            <text:p>2014-07-23 07:37:13</text:p>
          </table:table-cell>
          <table:table-cell office:value-type="string">
            <text:p>21.230 °C</text:p>
          </table:table-cell>
          <table:table-cell office:value-type="string">
            <text:p>21.22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83">
            <text:p>2283</text:p>
          </table:table-cell>
          <table:table-cell office:value-type="string">
            <text:p>2014-07-23 07:37:43</text:p>
          </table:table-cell>
          <table:table-cell office:value-type="string">
            <text:p>21.231 °C</text:p>
          </table:table-cell>
          <table:table-cell office:value-type="string">
            <text:p>21.22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84">
            <text:p>2284</text:p>
          </table:table-cell>
          <table:table-cell office:value-type="string">
            <text:p>2014-07-23 07:38:13</text:p>
          </table:table-cell>
          <table:table-cell office:value-type="string">
            <text:p>21.233 °C</text:p>
          </table:table-cell>
          <table:table-cell office:value-type="string">
            <text:p>21.23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85">
            <text:p>2285</text:p>
          </table:table-cell>
          <table:table-cell office:value-type="string">
            <text:p>2014-07-23 07:38:43</text:p>
          </table:table-cell>
          <table:table-cell office:value-type="string">
            <text:p>21.234 °C</text:p>
          </table:table-cell>
          <table:table-cell office:value-type="string">
            <text:p>21.23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86">
            <text:p>2286</text:p>
          </table:table-cell>
          <table:table-cell office:value-type="string">
            <text:p>2014-07-23 07:39:13</text:p>
          </table:table-cell>
          <table:table-cell office:value-type="string">
            <text:p>21.235 °C</text:p>
          </table:table-cell>
          <table:table-cell office:value-type="string">
            <text:p>21.23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87">
            <text:p>2287</text:p>
          </table:table-cell>
          <table:table-cell office:value-type="string">
            <text:p>2014-07-23 07:39:43</text:p>
          </table:table-cell>
          <table:table-cell office:value-type="string">
            <text:p>21.237 °C</text:p>
          </table:table-cell>
          <table:table-cell office:value-type="string">
            <text:p>21.235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string">
            <text:p>2014-07-23 07:40:13</text:p>
          </table:table-cell>
          <table:table-cell office:value-type="string">
            <text:p>21.238 °C</text:p>
          </table:table-cell>
          <table:table-cell office:value-type="string">
            <text:p>21.237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289">
            <text:p>2289</text:p>
          </table:table-cell>
          <table:table-cell office:value-type="string">
            <text:p>2014-07-23 07:40:43</text:p>
          </table:table-cell>
          <table:table-cell table:number-columns-repeated="2" office:value-type="string">
            <text:p>21.240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290">
            <text:p>2290</text:p>
          </table:table-cell>
          <table:table-cell office:value-type="string">
            <text:p>2014-07-23 07:41:13</text:p>
          </table:table-cell>
          <table:table-cell office:value-type="string">
            <text:p>21.240 °C</text:p>
          </table:table-cell>
          <table:table-cell office:value-type="string">
            <text:p>21.23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string">
            <text:p>2014-07-23 07:41:43</text:p>
          </table:table-cell>
          <table:table-cell office:value-type="string">
            <text:p>21.241 °C</text:p>
          </table:table-cell>
          <table:table-cell office:value-type="string">
            <text:p>21.23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office:value-type="string">
            <text:p>2014-07-23 07:42:13</text:p>
          </table:table-cell>
          <table:table-cell office:value-type="string">
            <text:p>21.240 °C</text:p>
          </table:table-cell>
          <table:table-cell office:value-type="string">
            <text:p>21.23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string">
            <text:p>2014-07-23 07:42:43</text:p>
          </table:table-cell>
          <table:table-cell office:value-type="string">
            <text:p>21.240 °C</text:p>
          </table:table-cell>
          <table:table-cell office:value-type="string">
            <text:p>21.23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string">
            <text:p>2014-07-23 07:43:13</text:p>
          </table:table-cell>
          <table:table-cell office:value-type="string">
            <text:p>21.244 °C</text:p>
          </table:table-cell>
          <table:table-cell office:value-type="string">
            <text:p>21.23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2014-07-23 07:43:43</text:p>
          </table:table-cell>
          <table:table-cell table:number-columns-repeated="2" office:value-type="string">
            <text:p>21.24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string">
            <text:p>2014-07-23 07:44:13</text:p>
          </table:table-cell>
          <table:table-cell office:value-type="string">
            <text:p>21.247 °C</text:p>
          </table:table-cell>
          <table:table-cell office:value-type="string">
            <text:p>21.24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97">
            <text:p>2297</text:p>
          </table:table-cell>
          <table:table-cell office:value-type="string">
            <text:p>2014-07-23 07:44:43</text:p>
          </table:table-cell>
          <table:table-cell office:value-type="string">
            <text:p>21.247 °C</text:p>
          </table:table-cell>
          <table:table-cell office:value-type="string">
            <text:p>21.24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98">
            <text:p>2298</text:p>
          </table:table-cell>
          <table:table-cell office:value-type="string">
            <text:p>2014-07-23 07:45:13</text:p>
          </table:table-cell>
          <table:table-cell office:value-type="string">
            <text:p>21.248 °C</text:p>
          </table:table-cell>
          <table:table-cell office:value-type="string">
            <text:p>21.24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299">
            <text:p>2299</text:p>
          </table:table-cell>
          <table:table-cell office:value-type="string">
            <text:p>2014-07-23 07:45:43</text:p>
          </table:table-cell>
          <table:table-cell office:value-type="string">
            <text:p>21.248 °C</text:p>
          </table:table-cell>
          <table:table-cell office:value-type="string">
            <text:p>21.24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2014-07-23 07:46:13</text:p>
          </table:table-cell>
          <table:table-cell office:value-type="string">
            <text:p>21.250 °C</text:p>
          </table:table-cell>
          <table:table-cell office:value-type="string">
            <text:p>21.24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office:value-type="string">
            <text:p>2014-07-23 07:46:43</text:p>
          </table:table-cell>
          <table:table-cell office:value-type="string">
            <text:p>21.253 °C</text:p>
          </table:table-cell>
          <table:table-cell office:value-type="string">
            <text:p>21.248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02">
            <text:p>2302</text:p>
          </table:table-cell>
          <table:table-cell office:value-type="string">
            <text:p>2014-07-23 07:47:13</text:p>
          </table:table-cell>
          <table:table-cell office:value-type="string">
            <text:p>21.251 °C</text:p>
          </table:table-cell>
          <table:table-cell office:value-type="string">
            <text:p>21.25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03">
            <text:p>2303</text:p>
          </table:table-cell>
          <table:table-cell office:value-type="string">
            <text:p>2014-07-23 07:47:43</text:p>
          </table:table-cell>
          <table:table-cell office:value-type="string">
            <text:p>21.254 °C</text:p>
          </table:table-cell>
          <table:table-cell office:value-type="string">
            <text:p>21.25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04">
            <text:p>2304</text:p>
          </table:table-cell>
          <table:table-cell office:value-type="string">
            <text:p>2014-07-23 07:48:13</text:p>
          </table:table-cell>
          <table:table-cell office:value-type="string">
            <text:p>21.254 °C</text:p>
          </table:table-cell>
          <table:table-cell office:value-type="string">
            <text:p>21.25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05">
            <text:p>2305</text:p>
          </table:table-cell>
          <table:table-cell office:value-type="string">
            <text:p>2014-07-23 07:48:43</text:p>
          </table:table-cell>
          <table:table-cell table:number-columns-repeated="2" office:value-type="string">
            <text:p>21.25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06">
            <text:p>2306</text:p>
          </table:table-cell>
          <table:table-cell office:value-type="string">
            <text:p>2014-07-23 07:49:13</text:p>
          </table:table-cell>
          <table:table-cell office:value-type="string">
            <text:p>21.257 °C</text:p>
          </table:table-cell>
          <table:table-cell office:value-type="string">
            <text:p>21.25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07">
            <text:p>2307</text:p>
          </table:table-cell>
          <table:table-cell office:value-type="string">
            <text:p>2014-07-23 07:49:43</text:p>
          </table:table-cell>
          <table:table-cell office:value-type="string">
            <text:p>21.260 °C</text:p>
          </table:table-cell>
          <table:table-cell office:value-type="string">
            <text:p>21.25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08">
            <text:p>2308</text:p>
          </table:table-cell>
          <table:table-cell office:value-type="string">
            <text:p>2014-07-23 07:50:13</text:p>
          </table:table-cell>
          <table:table-cell table:number-columns-repeated="2" office:value-type="string">
            <text:p>21.26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09">
            <text:p>2309</text:p>
          </table:table-cell>
          <table:table-cell office:value-type="string">
            <text:p>2014-07-23 07:50:43</text:p>
          </table:table-cell>
          <table:table-cell office:value-type="string">
            <text:p>21.260 °C</text:p>
          </table:table-cell>
          <table:table-cell office:value-type="string">
            <text:p>21.25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string">
            <text:p>2014-07-23 07:51:13</text:p>
          </table:table-cell>
          <table:table-cell office:value-type="string">
            <text:p>21.260 °C</text:p>
          </table:table-cell>
          <table:table-cell office:value-type="string">
            <text:p>21.25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11">
            <text:p>2311</text:p>
          </table:table-cell>
          <table:table-cell office:value-type="string">
            <text:p>2014-07-23 07:51:43</text:p>
          </table:table-cell>
          <table:table-cell table:number-columns-repeated="2" office:value-type="string">
            <text:p>21.26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12">
            <text:p>2312</text:p>
          </table:table-cell>
          <table:table-cell office:value-type="string">
            <text:p>2014-07-23 07:52:13</text:p>
          </table:table-cell>
          <table:table-cell office:value-type="string">
            <text:p>21.261 °C</text:p>
          </table:table-cell>
          <table:table-cell office:value-type="string">
            <text:p>21.25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13">
            <text:p>2313</text:p>
          </table:table-cell>
          <table:table-cell office:value-type="string">
            <text:p>2014-07-23 07:52:43</text:p>
          </table:table-cell>
          <table:table-cell office:value-type="string">
            <text:p>21.263 °C</text:p>
          </table:table-cell>
          <table:table-cell office:value-type="string">
            <text:p>21.26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14">
            <text:p>2314</text:p>
          </table:table-cell>
          <table:table-cell office:value-type="string">
            <text:p>2014-07-23 07:53:13</text:p>
          </table:table-cell>
          <table:table-cell office:value-type="string">
            <text:p>21.263 °C</text:p>
          </table:table-cell>
          <table:table-cell office:value-type="string">
            <text:p>21.26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string">
            <text:p>2014-07-23 07:53:43</text:p>
          </table:table-cell>
          <table:table-cell office:value-type="string">
            <text:p>21.266 °C</text:p>
          </table:table-cell>
          <table:table-cell office:value-type="string">
            <text:p>21.26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16">
            <text:p>2316</text:p>
          </table:table-cell>
          <table:table-cell office:value-type="string">
            <text:p>2014-07-23 07:54:13</text:p>
          </table:table-cell>
          <table:table-cell table:number-columns-repeated="2" office:value-type="string">
            <text:p>21.266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17">
            <text:p>2317</text:p>
          </table:table-cell>
          <table:table-cell office:value-type="string">
            <text:p>2014-07-23 07:54:43</text:p>
          </table:table-cell>
          <table:table-cell office:value-type="string">
            <text:p>21.269 °C</text:p>
          </table:table-cell>
          <table:table-cell office:value-type="string">
            <text:p>21.264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18">
            <text:p>2318</text:p>
          </table:table-cell>
          <table:table-cell office:value-type="string">
            <text:p>2014-07-23 07:55:13</text:p>
          </table:table-cell>
          <table:table-cell office:value-type="string">
            <text:p>21.269 °C</text:p>
          </table:table-cell>
          <table:table-cell office:value-type="string">
            <text:p>21.267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19">
            <text:p>2319</text:p>
          </table:table-cell>
          <table:table-cell office:value-type="string">
            <text:p>2014-07-23 07:55:43</text:p>
          </table:table-cell>
          <table:table-cell office:value-type="string">
            <text:p>21.271 °C</text:p>
          </table:table-cell>
          <table:table-cell office:value-type="string">
            <text:p>21.269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string">
            <text:p>2014-07-23 07:56:13</text:p>
          </table:table-cell>
          <table:table-cell office:value-type="string">
            <text:p>21.270 °C</text:p>
          </table:table-cell>
          <table:table-cell office:value-type="string">
            <text:p>21.267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office:value-type="string">
            <text:p>2014-07-23 07:56:43</text:p>
          </table:table-cell>
          <table:table-cell office:value-type="string">
            <text:p>21.273 °C</text:p>
          </table:table-cell>
          <table:table-cell office:value-type="string">
            <text:p>21.26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22">
            <text:p>2322</text:p>
          </table:table-cell>
          <table:table-cell office:value-type="string">
            <text:p>2014-07-23 07:57:13</text:p>
          </table:table-cell>
          <table:table-cell office:value-type="string">
            <text:p>21.273 °C</text:p>
          </table:table-cell>
          <table:table-cell office:value-type="string">
            <text:p>21.26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string">
            <text:p>2014-07-23 07:57:43</text:p>
          </table:table-cell>
          <table:table-cell office:value-type="string">
            <text:p>21.273 °C</text:p>
          </table:table-cell>
          <table:table-cell office:value-type="string">
            <text:p>21.27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string">
            <text:p>2014-07-23 07:58:13</text:p>
          </table:table-cell>
          <table:table-cell office:value-type="string">
            <text:p>21.274 °C</text:p>
          </table:table-cell>
          <table:table-cell office:value-type="string">
            <text:p>21.27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25">
            <text:p>2325</text:p>
          </table:table-cell>
          <table:table-cell office:value-type="string">
            <text:p>2014-07-23 07:58:43</text:p>
          </table:table-cell>
          <table:table-cell office:value-type="string">
            <text:p>21.276 °C</text:p>
          </table:table-cell>
          <table:table-cell office:value-type="string">
            <text:p>21.27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26">
            <text:p>2326</text:p>
          </table:table-cell>
          <table:table-cell office:value-type="string">
            <text:p>2014-07-23 07:59:13</text:p>
          </table:table-cell>
          <table:table-cell office:value-type="string">
            <text:p>21.276 °C</text:p>
          </table:table-cell>
          <table:table-cell office:value-type="string">
            <text:p>21.27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27">
            <text:p>2327</text:p>
          </table:table-cell>
          <table:table-cell office:value-type="string">
            <text:p>2014-07-23 07:59:43</text:p>
          </table:table-cell>
          <table:table-cell table:number-columns-repeated="2" office:value-type="string">
            <text:p>21.27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28">
            <text:p>2328</text:p>
          </table:table-cell>
          <table:table-cell office:value-type="string">
            <text:p>2014-07-23 08:00:13</text:p>
          </table:table-cell>
          <table:table-cell office:value-type="string">
            <text:p>21.279 °C</text:p>
          </table:table-cell>
          <table:table-cell office:value-type="string">
            <text:p>21.27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29">
            <text:p>2329</text:p>
          </table:table-cell>
          <table:table-cell office:value-type="string">
            <text:p>2014-07-23 08:00:43</text:p>
          </table:table-cell>
          <table:table-cell office:value-type="string">
            <text:p>21.279 °C</text:p>
          </table:table-cell>
          <table:table-cell office:value-type="string">
            <text:p>21.27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office:value-type="string">
            <text:p>2014-07-23 08:01:13</text:p>
          </table:table-cell>
          <table:table-cell office:value-type="string">
            <text:p>21.283 °C</text:p>
          </table:table-cell>
          <table:table-cell office:value-type="string">
            <text:p>21.27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2014-07-23 08:01:43</text:p>
          </table:table-cell>
          <table:table-cell office:value-type="string">
            <text:p>21.283 °C</text:p>
          </table:table-cell>
          <table:table-cell office:value-type="string">
            <text:p>21.27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string">
            <text:p>2014-07-23 08:02:13</text:p>
          </table:table-cell>
          <table:table-cell office:value-type="string">
            <text:p>21.283 °C</text:p>
          </table:table-cell>
          <table:table-cell office:value-type="string">
            <text:p>21.282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33">
            <text:p>2333</text:p>
          </table:table-cell>
          <table:table-cell office:value-type="string">
            <text:p>2014-07-23 08:02:43</text:p>
          </table:table-cell>
          <table:table-cell office:value-type="string">
            <text:p>21.284 °C</text:p>
          </table:table-cell>
          <table:table-cell office:value-type="string">
            <text:p>21.282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34">
            <text:p>2334</text:p>
          </table:table-cell>
          <table:table-cell office:value-type="string">
            <text:p>2014-07-23 08:03:13</text:p>
          </table:table-cell>
          <table:table-cell office:value-type="string">
            <text:p>21.284 °C</text:p>
          </table:table-cell>
          <table:table-cell office:value-type="string">
            <text:p>21.28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35">
            <text:p>2335</text:p>
          </table:table-cell>
          <table:table-cell office:value-type="string">
            <text:p>2014-07-23 08:03:43</text:p>
          </table:table-cell>
          <table:table-cell office:value-type="string">
            <text:p>21.286 °C</text:p>
          </table:table-cell>
          <table:table-cell office:value-type="string">
            <text:p>21.28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36">
            <text:p>2336</text:p>
          </table:table-cell>
          <table:table-cell office:value-type="string">
            <text:p>2014-07-23 08:04:13</text:p>
          </table:table-cell>
          <table:table-cell office:value-type="string">
            <text:p>21.286 °C</text:p>
          </table:table-cell>
          <table:table-cell office:value-type="string">
            <text:p>21.28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37">
            <text:p>2337</text:p>
          </table:table-cell>
          <table:table-cell office:value-type="string">
            <text:p>2014-07-23 08:04:43</text:p>
          </table:table-cell>
          <table:table-cell office:value-type="string">
            <text:p>21.286 °C</text:p>
          </table:table-cell>
          <table:table-cell office:value-type="string">
            <text:p>21.28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38">
            <text:p>2338</text:p>
          </table:table-cell>
          <table:table-cell office:value-type="string">
            <text:p>2014-07-23 08:05:13</text:p>
          </table:table-cell>
          <table:table-cell office:value-type="string">
            <text:p>21.289 °C</text:p>
          </table:table-cell>
          <table:table-cell office:value-type="string">
            <text:p>21.28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39">
            <text:p>2339</text:p>
          </table:table-cell>
          <table:table-cell office:value-type="string">
            <text:p>2014-07-23 08:05:43</text:p>
          </table:table-cell>
          <table:table-cell office:value-type="string">
            <text:p>21.287 °C</text:p>
          </table:table-cell>
          <table:table-cell office:value-type="string">
            <text:p>21.28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40">
            <text:p>2340</text:p>
          </table:table-cell>
          <table:table-cell office:value-type="string">
            <text:p>2014-07-23 08:06:13</text:p>
          </table:table-cell>
          <table:table-cell office:value-type="string">
            <text:p>21.290 °C</text:p>
          </table:table-cell>
          <table:table-cell office:value-type="string">
            <text:p>21.28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41">
            <text:p>2341</text:p>
          </table:table-cell>
          <table:table-cell office:value-type="string">
            <text:p>2014-07-23 08:06:43</text:p>
          </table:table-cell>
          <table:table-cell office:value-type="string">
            <text:p>21.290 °C</text:p>
          </table:table-cell>
          <table:table-cell office:value-type="string">
            <text:p>21.28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office:value-type="string">
            <text:p>2014-07-23 08:07:13</text:p>
          </table:table-cell>
          <table:table-cell table:number-columns-repeated="2" office:value-type="string">
            <text:p>21.29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43">
            <text:p>2343</text:p>
          </table:table-cell>
          <table:table-cell office:value-type="string">
            <text:p>2014-07-23 08:07:43</text:p>
          </table:table-cell>
          <table:table-cell office:value-type="string">
            <text:p>21.290 °C</text:p>
          </table:table-cell>
          <table:table-cell office:value-type="string">
            <text:p>21.28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44">
            <text:p>2344</text:p>
          </table:table-cell>
          <table:table-cell office:value-type="string">
            <text:p>2014-07-23 08:08:13</text:p>
          </table:table-cell>
          <table:table-cell office:value-type="string">
            <text:p>21.292 °C</text:p>
          </table:table-cell>
          <table:table-cell office:value-type="string">
            <text:p>21.28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45">
            <text:p>2345</text:p>
          </table:table-cell>
          <table:table-cell office:value-type="string">
            <text:p>2014-07-23 08:08:43</text:p>
          </table:table-cell>
          <table:table-cell table:number-columns-repeated="2" office:value-type="string">
            <text:p>21.292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46">
            <text:p>2346</text:p>
          </table:table-cell>
          <table:table-cell office:value-type="string">
            <text:p>2014-07-23 08:09:13</text:p>
          </table:table-cell>
          <table:table-cell office:value-type="string">
            <text:p>21.293 °C</text:p>
          </table:table-cell>
          <table:table-cell office:value-type="string">
            <text:p>21.292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47">
            <text:p>2347</text:p>
          </table:table-cell>
          <table:table-cell office:value-type="string">
            <text:p>2014-07-23 08:09:43</text:p>
          </table:table-cell>
          <table:table-cell office:value-type="string">
            <text:p>21.295 °C</text:p>
          </table:table-cell>
          <table:table-cell office:value-type="string">
            <text:p>21.292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48">
            <text:p>2348</text:p>
          </table:table-cell>
          <table:table-cell office:value-type="string">
            <text:p>2014-07-23 08:10:13</text:p>
          </table:table-cell>
          <table:table-cell office:value-type="string">
            <text:p>21.300 °C</text:p>
          </table:table-cell>
          <table:table-cell office:value-type="string">
            <text:p>21.29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49">
            <text:p>2349</text:p>
          </table:table-cell>
          <table:table-cell office:value-type="string">
            <text:p>2014-07-23 08:10:43</text:p>
          </table:table-cell>
          <table:table-cell office:value-type="string">
            <text:p>21.303 °C</text:p>
          </table:table-cell>
          <table:table-cell office:value-type="string">
            <text:p>21.29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50">
            <text:p>2350</text:p>
          </table:table-cell>
          <table:table-cell office:value-type="string">
            <text:p>2014-07-23 08:11:13</text:p>
          </table:table-cell>
          <table:table-cell office:value-type="string">
            <text:p>21.300 °C</text:p>
          </table:table-cell>
          <table:table-cell office:value-type="string">
            <text:p>21.29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51">
            <text:p>2351</text:p>
          </table:table-cell>
          <table:table-cell office:value-type="string">
            <text:p>2014-07-23 08:11:43</text:p>
          </table:table-cell>
          <table:table-cell office:value-type="string">
            <text:p>21.302 °C</text:p>
          </table:table-cell>
          <table:table-cell office:value-type="string">
            <text:p>21.29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52">
            <text:p>2352</text:p>
          </table:table-cell>
          <table:table-cell office:value-type="string">
            <text:p>2014-07-23 08:12:13</text:p>
          </table:table-cell>
          <table:table-cell office:value-type="string">
            <text:p>21.302 °C</text:p>
          </table:table-cell>
          <table:table-cell office:value-type="string">
            <text:p>21.299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353">
            <text:p>2353</text:p>
          </table:table-cell>
          <table:table-cell office:value-type="string">
            <text:p>2014-07-23 08:12:43</text:p>
          </table:table-cell>
          <table:table-cell table:number-columns-repeated="2" office:value-type="string">
            <text:p>21.300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354">
            <text:p>2354</text:p>
          </table:table-cell>
          <table:table-cell office:value-type="string">
            <text:p>2014-07-23 08:13:13</text:p>
          </table:table-cell>
          <table:table-cell table:number-columns-repeated="2" office:value-type="string">
            <text:p>21.30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55">
            <text:p>2355</text:p>
          </table:table-cell>
          <table:table-cell office:value-type="string">
            <text:p>2014-07-23 08:13:43</text:p>
          </table:table-cell>
          <table:table-cell office:value-type="string">
            <text:p>21.303 °C</text:p>
          </table:table-cell>
          <table:table-cell office:value-type="string">
            <text:p>21.300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356">
            <text:p>2356</text:p>
          </table:table-cell>
          <table:table-cell office:value-type="string">
            <text:p>2014-07-23 08:14:13</text:p>
          </table:table-cell>
          <table:table-cell office:value-type="string">
            <text:p>21.305 °C</text:p>
          </table:table-cell>
          <table:table-cell office:value-type="string">
            <text:p>21.302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357">
            <text:p>2357</text:p>
          </table:table-cell>
          <table:table-cell office:value-type="string">
            <text:p>2014-07-23 08:14:43</text:p>
          </table:table-cell>
          <table:table-cell table:number-columns-repeated="2" office:value-type="string">
            <text:p>21.305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58">
            <text:p>2358</text:p>
          </table:table-cell>
          <table:table-cell office:value-type="string">
            <text:p>2014-07-23 08:15:13</text:p>
          </table:table-cell>
          <table:table-cell table:number-columns-repeated="2" office:value-type="string">
            <text:p>21.30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59">
            <text:p>2359</text:p>
          </table:table-cell>
          <table:table-cell office:value-type="string">
            <text:p>2014-07-23 08:15:43</text:p>
          </table:table-cell>
          <table:table-cell office:value-type="string">
            <text:p>21.306 °C</text:p>
          </table:table-cell>
          <table:table-cell office:value-type="string">
            <text:p>21.305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60">
            <text:p>2360</text:p>
          </table:table-cell>
          <table:table-cell office:value-type="string">
            <text:p>2014-07-23 08:16:13</text:p>
          </table:table-cell>
          <table:table-cell office:value-type="string">
            <text:p>21.309 °C</text:p>
          </table:table-cell>
          <table:table-cell office:value-type="string">
            <text:p>21.305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61">
            <text:p>2361</text:p>
          </table:table-cell>
          <table:table-cell office:value-type="string">
            <text:p>2014-07-23 08:16:43</text:p>
          </table:table-cell>
          <table:table-cell office:value-type="string">
            <text:p>21.310 °C</text:p>
          </table:table-cell>
          <table:table-cell office:value-type="string">
            <text:p>21.30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62">
            <text:p>2362</text:p>
          </table:table-cell>
          <table:table-cell office:value-type="string">
            <text:p>2014-07-23 08:17:13</text:p>
          </table:table-cell>
          <table:table-cell office:value-type="string">
            <text:p>21.309 °C</text:p>
          </table:table-cell>
          <table:table-cell office:value-type="string">
            <text:p>21.30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63">
            <text:p>2363</text:p>
          </table:table-cell>
          <table:table-cell office:value-type="string">
            <text:p>2014-07-23 08:17:43</text:p>
          </table:table-cell>
          <table:table-cell office:value-type="string">
            <text:p>21.310 °C</text:p>
          </table:table-cell>
          <table:table-cell office:value-type="string">
            <text:p>21.30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64">
            <text:p>2364</text:p>
          </table:table-cell>
          <table:table-cell office:value-type="string">
            <text:p>2014-07-23 08:18:13</text:p>
          </table:table-cell>
          <table:table-cell office:value-type="string">
            <text:p>21.312 °C</text:p>
          </table:table-cell>
          <table:table-cell office:value-type="string">
            <text:p>21.30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65">
            <text:p>2365</text:p>
          </table:table-cell>
          <table:table-cell office:value-type="string">
            <text:p>2014-07-23 08:18:43</text:p>
          </table:table-cell>
          <table:table-cell office:value-type="string">
            <text:p>21.313 °C</text:p>
          </table:table-cell>
          <table:table-cell office:value-type="string">
            <text:p>21.31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66">
            <text:p>2366</text:p>
          </table:table-cell>
          <table:table-cell office:value-type="string">
            <text:p>2014-07-23 08:19:13</text:p>
          </table:table-cell>
          <table:table-cell office:value-type="string">
            <text:p>21.313 °C</text:p>
          </table:table-cell>
          <table:table-cell office:value-type="string">
            <text:p>21.312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367">
            <text:p>2367</text:p>
          </table:table-cell>
          <table:table-cell office:value-type="string">
            <text:p>2014-07-23 08:19:43</text:p>
          </table:table-cell>
          <table:table-cell office:value-type="string">
            <text:p>21.315 °C</text:p>
          </table:table-cell>
          <table:table-cell office:value-type="string">
            <text:p>21.312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2014-07-23 08:20:13</text:p>
          </table:table-cell>
          <table:table-cell office:value-type="string">
            <text:p>21.315 °C</text:p>
          </table:table-cell>
          <table:table-cell office:value-type="string">
            <text:p>21.31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69">
            <text:p>2369</text:p>
          </table:table-cell>
          <table:table-cell office:value-type="string">
            <text:p>2014-07-23 08:20:43</text:p>
          </table:table-cell>
          <table:table-cell office:value-type="string">
            <text:p>21.318 °C</text:p>
          </table:table-cell>
          <table:table-cell office:value-type="string">
            <text:p>21.313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370">
            <text:p>2370</text:p>
          </table:table-cell>
          <table:table-cell office:value-type="string">
            <text:p>2014-07-23 08:21:13</text:p>
          </table:table-cell>
          <table:table-cell office:value-type="string">
            <text:p>21.316 °C</text:p>
          </table:table-cell>
          <table:table-cell office:value-type="string">
            <text:p>21.313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71">
            <text:p>2371</text:p>
          </table:table-cell>
          <table:table-cell office:value-type="string">
            <text:p>2014-07-23 08:21:43</text:p>
          </table:table-cell>
          <table:table-cell office:value-type="string">
            <text:p>21.318 °C</text:p>
          </table:table-cell>
          <table:table-cell office:value-type="string">
            <text:p>21.315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72">
            <text:p>2372</text:p>
          </table:table-cell>
          <table:table-cell office:value-type="string">
            <text:p>2014-07-23 08:22:13</text:p>
          </table:table-cell>
          <table:table-cell office:value-type="string">
            <text:p>21.319 °C</text:p>
          </table:table-cell>
          <table:table-cell office:value-type="string">
            <text:p>21.315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73">
            <text:p>2373</text:p>
          </table:table-cell>
          <table:table-cell office:value-type="string">
            <text:p>2014-07-23 08:22:43</text:p>
          </table:table-cell>
          <table:table-cell office:value-type="string">
            <text:p>21.319 °C</text:p>
          </table:table-cell>
          <table:table-cell office:value-type="string">
            <text:p>21.31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2014-07-23 08:23:13</text:p>
          </table:table-cell>
          <table:table-cell office:value-type="string">
            <text:p>21.319 °C</text:p>
          </table:table-cell>
          <table:table-cell office:value-type="string">
            <text:p>21.318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75">
            <text:p>2375</text:p>
          </table:table-cell>
          <table:table-cell office:value-type="string">
            <text:p>2014-07-23 08:23:43</text:p>
          </table:table-cell>
          <table:table-cell table:number-columns-repeated="2" office:value-type="string">
            <text:p>21.32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string">
            <text:p>2014-07-23 08:24:13</text:p>
          </table:table-cell>
          <table:table-cell table:number-columns-repeated="2" office:value-type="string">
            <text:p>21.322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office:value-type="string">
            <text:p>2014-07-23 08:24:43</text:p>
          </table:table-cell>
          <table:table-cell office:value-type="string">
            <text:p>21.322 °C</text:p>
          </table:table-cell>
          <table:table-cell office:value-type="string">
            <text:p>21.32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78">
            <text:p>2378</text:p>
          </table:table-cell>
          <table:table-cell office:value-type="string">
            <text:p>2014-07-23 08:25:13</text:p>
          </table:table-cell>
          <table:table-cell office:value-type="string">
            <text:p>21.325 °C</text:p>
          </table:table-cell>
          <table:table-cell office:value-type="string">
            <text:p>21.320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string">
            <text:p>2014-07-23 08:25:43</text:p>
          </table:table-cell>
          <table:table-cell office:value-type="string">
            <text:p>21.323 °C</text:p>
          </table:table-cell>
          <table:table-cell office:value-type="string">
            <text:p>21.31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2014-07-23 08:26:13</text:p>
          </table:table-cell>
          <table:table-cell office:value-type="string">
            <text:p>21.326 °C</text:p>
          </table:table-cell>
          <table:table-cell office:value-type="string">
            <text:p>21.322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81">
            <text:p>2381</text:p>
          </table:table-cell>
          <table:table-cell office:value-type="string">
            <text:p>2014-07-23 08:26:43</text:p>
          </table:table-cell>
          <table:table-cell office:value-type="string">
            <text:p>21.326 °C</text:p>
          </table:table-cell>
          <table:table-cell office:value-type="string">
            <text:p>21.325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2014-07-23 08:27:13</text:p>
          </table:table-cell>
          <table:table-cell office:value-type="string">
            <text:p>21.328 °C</text:p>
          </table:table-cell>
          <table:table-cell office:value-type="string">
            <text:p>21.322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383">
            <text:p>2383</text:p>
          </table:table-cell>
          <table:table-cell office:value-type="string">
            <text:p>2014-07-23 08:27:43</text:p>
          </table:table-cell>
          <table:table-cell office:value-type="string">
            <text:p>21.328 °C</text:p>
          </table:table-cell>
          <table:table-cell office:value-type="string">
            <text:p>21.323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384">
            <text:p>2384</text:p>
          </table:table-cell>
          <table:table-cell office:value-type="string">
            <text:p>2014-07-23 08:28:13</text:p>
          </table:table-cell>
          <table:table-cell table:number-columns-repeated="2" office:value-type="string">
            <text:p>21.329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385">
            <text:p>2385</text:p>
          </table:table-cell>
          <table:table-cell office:value-type="string">
            <text:p>2014-07-23 08:28:43</text:p>
          </table:table-cell>
          <table:table-cell office:value-type="string">
            <text:p>21.329 °C</text:p>
          </table:table-cell>
          <table:table-cell office:value-type="string">
            <text:p>21.328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2014-07-23 08:29:13</text:p>
          </table:table-cell>
          <table:table-cell table:number-columns-repeated="2" office:value-type="string">
            <text:p>21.33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2014-07-23 08:29:43</text:p>
          </table:table-cell>
          <table:table-cell office:value-type="string">
            <text:p>21.333 °C</text:p>
          </table:table-cell>
          <table:table-cell office:value-type="string">
            <text:p>21.32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88">
            <text:p>2388</text:p>
          </table:table-cell>
          <table:table-cell office:value-type="string">
            <text:p>2014-07-23 08:30:13</text:p>
          </table:table-cell>
          <table:table-cell office:value-type="string">
            <text:p>21.333 °C</text:p>
          </table:table-cell>
          <table:table-cell office:value-type="string">
            <text:p>21.33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2014-07-23 08:30:43</text:p>
          </table:table-cell>
          <table:table-cell office:value-type="string">
            <text:p>21.333 °C</text:p>
          </table:table-cell>
          <table:table-cell office:value-type="string">
            <text:p>21.33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office:value-type="string">
            <text:p>2014-07-23 08:31:13</text:p>
          </table:table-cell>
          <table:table-cell office:value-type="string">
            <text:p>21.336 °C</text:p>
          </table:table-cell>
          <table:table-cell office:value-type="string">
            <text:p>21.332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91">
            <text:p>2391</text:p>
          </table:table-cell>
          <table:table-cell office:value-type="string">
            <text:p>2014-07-23 08:31:43</text:p>
          </table:table-cell>
          <table:table-cell office:value-type="string">
            <text:p>21.335 °C</text:p>
          </table:table-cell>
          <table:table-cell office:value-type="string">
            <text:p>21.33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92">
            <text:p>2392</text:p>
          </table:table-cell>
          <table:table-cell office:value-type="string">
            <text:p>2014-07-23 08:32:13</text:p>
          </table:table-cell>
          <table:table-cell office:value-type="string">
            <text:p>21.338 °C</text:p>
          </table:table-cell>
          <table:table-cell office:value-type="string">
            <text:p>21.335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2014-07-23 08:32:43</text:p>
          </table:table-cell>
          <table:table-cell table:number-columns-repeated="2" office:value-type="string">
            <text:p>21.33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94">
            <text:p>2394</text:p>
          </table:table-cell>
          <table:table-cell office:value-type="string">
            <text:p>2014-07-23 08:33:13</text:p>
          </table:table-cell>
          <table:table-cell office:value-type="string">
            <text:p>21.339 °C</text:p>
          </table:table-cell>
          <table:table-cell office:value-type="string">
            <text:p>21.335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95">
            <text:p>2395</text:p>
          </table:table-cell>
          <table:table-cell office:value-type="string">
            <text:p>2014-07-23 08:33:43</text:p>
          </table:table-cell>
          <table:table-cell office:value-type="string">
            <text:p>21.341 °C</text:p>
          </table:table-cell>
          <table:table-cell office:value-type="string">
            <text:p>21.338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2014-07-23 08:34:13</text:p>
          </table:table-cell>
          <table:table-cell office:value-type="string">
            <text:p>21.341 °C</text:p>
          </table:table-cell>
          <table:table-cell office:value-type="string">
            <text:p>21.336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97">
            <text:p>2397</text:p>
          </table:table-cell>
          <table:table-cell office:value-type="string">
            <text:p>2014-07-23 08:34:43</text:p>
          </table:table-cell>
          <table:table-cell office:value-type="string">
            <text:p>21.343 °C</text:p>
          </table:table-cell>
          <table:table-cell office:value-type="string">
            <text:p>21.34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98">
            <text:p>2398</text:p>
          </table:table-cell>
          <table:table-cell office:value-type="string">
            <text:p>2014-07-23 08:35:13</text:p>
          </table:table-cell>
          <table:table-cell office:value-type="string">
            <text:p>21.346 °C</text:p>
          </table:table-cell>
          <table:table-cell office:value-type="string">
            <text:p>21.338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399">
            <text:p>2399</text:p>
          </table:table-cell>
          <table:table-cell office:value-type="string">
            <text:p>2014-07-23 08:35:43</text:p>
          </table:table-cell>
          <table:table-cell office:value-type="string">
            <text:p>21.349 °C</text:p>
          </table:table-cell>
          <table:table-cell office:value-type="string">
            <text:p>21.345 °C</text:p>
          </table:table-cell>
          <table:table-cell office:value-type="string">
            <text:p>76.1 %RH</text:p>
          </table:table-cell>
          <table:table-cell office:value-type="string">
            <text:p>75.8 %RH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2014-07-23 08:36:13</text:p>
          </table:table-cell>
          <table:table-cell office:value-type="string">
            <text:p>21.349 °C</text:p>
          </table:table-cell>
          <table:table-cell office:value-type="string">
            <text:p>21.346 °C</text:p>
          </table:table-cell>
          <table:table-cell table:number-columns-repeated="2" office:value-type="string">
            <text:p>76.1 %RH</text:p>
          </table:table-cell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2014-07-23 08:36:43</text:p>
          </table:table-cell>
          <table:table-cell table:number-columns-repeated="2" office:value-type="string">
            <text:p>21.348 °C</text:p>
          </table:table-cell>
          <table:table-cell table:number-columns-repeated="2" office:value-type="string">
            <text:p>76.1 %RH</text:p>
          </table:table-cell>
        </table:table-row>
        <table:table-row table:style-name="ro1">
          <table:table-cell office:value-type="float" office:value="2402">
            <text:p>2402</text:p>
          </table:table-cell>
          <table:table-cell office:value-type="string">
            <text:p>2014-07-23 08:37:13</text:p>
          </table:table-cell>
          <table:table-cell office:value-type="string">
            <text:p>21.351 °C</text:p>
          </table:table-cell>
          <table:table-cell office:value-type="string">
            <text:p>21.342 °C</text:p>
          </table:table-cell>
          <table:table-cell table:number-columns-repeated="2" office:value-type="string">
            <text:p>76.1 %RH</text:p>
          </table:table-cell>
        </table:table-row>
        <table:table-row table:style-name="ro1">
          <table:table-cell office:value-type="float" office:value="2403">
            <text:p>2403</text:p>
          </table:table-cell>
          <table:table-cell office:value-type="string">
            <text:p>2014-07-23 08:37:43</text:p>
          </table:table-cell>
          <table:table-cell office:value-type="string">
            <text:p>21.352 °C</text:p>
          </table:table-cell>
          <table:table-cell office:value-type="string">
            <text:p>21.348 °C</text:p>
          </table:table-cell>
          <table:table-cell table:number-columns-repeated="2" office:value-type="string">
            <text:p>76.1 %RH</text:p>
          </table:table-cell>
        </table:table-row>
        <table:table-row table:style-name="ro1">
          <table:table-cell office:value-type="float" office:value="2404">
            <text:p>2404</text:p>
          </table:table-cell>
          <table:table-cell office:value-type="string">
            <text:p>2014-07-23 08:38:13</text:p>
          </table:table-cell>
          <table:table-cell office:value-type="string">
            <text:p>21.352 °C</text:p>
          </table:table-cell>
          <table:table-cell office:value-type="string">
            <text:p>21.348 °C</text:p>
          </table:table-cell>
          <table:table-cell table:number-columns-repeated="2" office:value-type="string">
            <text:p>76.1 %RH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office:value-type="string">
            <text:p>2014-07-23 08:38:43</text:p>
          </table:table-cell>
          <table:table-cell office:value-type="string">
            <text:p>21.354 °C</text:p>
          </table:table-cell>
          <table:table-cell office:value-type="string">
            <text:p>21.351 °C</text:p>
          </table:table-cell>
          <table:table-cell office:value-type="string">
            <text:p>76.1 %RH</text:p>
          </table:table-cell>
          <table:table-cell office:value-type="string">
            <text:p>75.8 %RH</text:p>
          </table:table-cell>
        </table:table-row>
        <table:table-row table:style-name="ro1">
          <table:table-cell office:value-type="float" office:value="2406">
            <text:p>2406</text:p>
          </table:table-cell>
          <table:table-cell office:value-type="string">
            <text:p>2014-07-23 08:39:13</text:p>
          </table:table-cell>
          <table:table-cell office:value-type="string">
            <text:p>21.358 °C</text:p>
          </table:table-cell>
          <table:table-cell office:value-type="string">
            <text:p>21.355 °C</text:p>
          </table:table-cell>
          <table:table-cell table:number-columns-repeated="2" office:value-type="string">
            <text:p>76.1 %RH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office:value-type="string">
            <text:p>2014-07-23 08:39:43</text:p>
          </table:table-cell>
          <table:table-cell office:value-type="string">
            <text:p>21.359 °C</text:p>
          </table:table-cell>
          <table:table-cell office:value-type="string">
            <text:p>21.354 °C</text:p>
          </table:table-cell>
          <table:table-cell table:number-columns-repeated="2" office:value-type="string">
            <text:p>76.1 %RH</text:p>
          </table:table-cell>
        </table:table-row>
        <table:table-row table:style-name="ro1">
          <table:table-cell office:value-type="float" office:value="2408">
            <text:p>2408</text:p>
          </table:table-cell>
          <table:table-cell office:value-type="string">
            <text:p>2014-07-23 08:40:13</text:p>
          </table:table-cell>
          <table:table-cell office:value-type="string">
            <text:p>21.361 °C</text:p>
          </table:table-cell>
          <table:table-cell office:value-type="string">
            <text:p>21.356 °C</text:p>
          </table:table-cell>
          <table:table-cell table:number-columns-repeated="2" office:value-type="string">
            <text:p>76.1 %RH</text:p>
          </table:table-cell>
        </table:table-row>
        <table:table-row table:style-name="ro1">
          <table:table-cell office:value-type="float" office:value="2409">
            <text:p>2409</text:p>
          </table:table-cell>
          <table:table-cell office:value-type="string">
            <text:p>2014-07-23 08:40:43</text:p>
          </table:table-cell>
          <table:table-cell office:value-type="string">
            <text:p>21.361 °C</text:p>
          </table:table-cell>
          <table:table-cell office:value-type="string">
            <text:p>21.355 °C</text:p>
          </table:table-cell>
          <table:table-cell office:value-type="string">
            <text:p>76.1 %RH</text:p>
          </table:table-cell>
          <table:table-cell office:value-type="string">
            <text:p>75.8 %RH</text:p>
          </table:table-cell>
        </table:table-row>
        <table:table-row table:style-name="ro1">
          <table:table-cell office:value-type="float" office:value="2410">
            <text:p>2410</text:p>
          </table:table-cell>
          <table:table-cell office:value-type="string">
            <text:p>2014-07-23 08:41:13</text:p>
          </table:table-cell>
          <table:table-cell office:value-type="string">
            <text:p>21.365 °C</text:p>
          </table:table-cell>
          <table:table-cell office:value-type="string">
            <text:p>21.35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411">
            <text:p>2411</text:p>
          </table:table-cell>
          <table:table-cell office:value-type="string">
            <text:p>2014-07-23 08:41:43</text:p>
          </table:table-cell>
          <table:table-cell office:value-type="string">
            <text:p>21.367 °C</text:p>
          </table:table-cell>
          <table:table-cell office:value-type="string">
            <text:p>21.36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412">
            <text:p>2412</text:p>
          </table:table-cell>
          <table:table-cell office:value-type="string">
            <text:p>2014-07-23 08:42:13</text:p>
          </table:table-cell>
          <table:table-cell office:value-type="string">
            <text:p>21.367 °C</text:p>
          </table:table-cell>
          <table:table-cell office:value-type="string">
            <text:p>21.365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string">
            <text:p>2014-07-23 08:42:43</text:p>
          </table:table-cell>
          <table:table-cell office:value-type="string">
            <text:p>21.369 °C</text:p>
          </table:table-cell>
          <table:table-cell office:value-type="string">
            <text:p>21.36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414">
            <text:p>2414</text:p>
          </table:table-cell>
          <table:table-cell office:value-type="string">
            <text:p>2014-07-23 08:43:13</text:p>
          </table:table-cell>
          <table:table-cell office:value-type="string">
            <text:p>21.374 °C</text:p>
          </table:table-cell>
          <table:table-cell office:value-type="string">
            <text:p>21.36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415">
            <text:p>2415</text:p>
          </table:table-cell>
          <table:table-cell office:value-type="string">
            <text:p>2014-07-23 08:43:43</text:p>
          </table:table-cell>
          <table:table-cell office:value-type="string">
            <text:p>21.371 °C</text:p>
          </table:table-cell>
          <table:table-cell office:value-type="string">
            <text:p>21.367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416">
            <text:p>2416</text:p>
          </table:table-cell>
          <table:table-cell office:value-type="string">
            <text:p>2014-07-23 08:44:13</text:p>
          </table:table-cell>
          <table:table-cell office:value-type="string">
            <text:p>21.372 °C</text:p>
          </table:table-cell>
          <table:table-cell office:value-type="string">
            <text:p>21.368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office:value-type="string">
            <text:p>2014-07-23 08:44:43</text:p>
          </table:table-cell>
          <table:table-cell office:value-type="string">
            <text:p>21.377 °C</text:p>
          </table:table-cell>
          <table:table-cell office:value-type="string">
            <text:p>21.375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office:value-type="string">
            <text:p>2014-07-23 08:45:13</text:p>
          </table:table-cell>
          <table:table-cell office:value-type="string">
            <text:p>21.378 °C</text:p>
          </table:table-cell>
          <table:table-cell office:value-type="string">
            <text:p>21.37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419">
            <text:p>2419</text:p>
          </table:table-cell>
          <table:table-cell office:value-type="string">
            <text:p>2014-07-23 08:45:43</text:p>
          </table:table-cell>
          <table:table-cell office:value-type="string">
            <text:p>21.379 °C</text:p>
          </table:table-cell>
          <table:table-cell office:value-type="string">
            <text:p>21.378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string">
            <text:p>2014-07-23 08:46:13</text:p>
          </table:table-cell>
          <table:table-cell office:value-type="string">
            <text:p>21.381 °C</text:p>
          </table:table-cell>
          <table:table-cell office:value-type="string">
            <text:p>21.379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421">
            <text:p>2421</text:p>
          </table:table-cell>
          <table:table-cell office:value-type="string">
            <text:p>2014-07-23 08:46:43</text:p>
          </table:table-cell>
          <table:table-cell office:value-type="string">
            <text:p>21.384 °C</text:p>
          </table:table-cell>
          <table:table-cell office:value-type="string">
            <text:p>21.382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422">
            <text:p>2422</text:p>
          </table:table-cell>
          <table:table-cell office:value-type="string">
            <text:p>2014-07-23 08:47:13</text:p>
          </table:table-cell>
          <table:table-cell office:value-type="string">
            <text:p>21.384 °C</text:p>
          </table:table-cell>
          <table:table-cell office:value-type="string">
            <text:p>21.381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423">
            <text:p>2423</text:p>
          </table:table-cell>
          <table:table-cell office:value-type="string">
            <text:p>2014-07-23 08:47:43</text:p>
          </table:table-cell>
          <table:table-cell office:value-type="string">
            <text:p>21.385 °C</text:p>
          </table:table-cell>
          <table:table-cell office:value-type="string">
            <text:p>21.381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office:value-type="string">
            <text:p>2014-07-23 08:48:13</text:p>
          </table:table-cell>
          <table:table-cell table:number-columns-repeated="2" office:value-type="string">
            <text:p>21.384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425">
            <text:p>2425</text:p>
          </table:table-cell>
          <table:table-cell office:value-type="string">
            <text:p>2014-07-23 08:48:43</text:p>
          </table:table-cell>
          <table:table-cell office:value-type="string">
            <text:p>21.390 °C</text:p>
          </table:table-cell>
          <table:table-cell office:value-type="string">
            <text:p>21.385 °C</text:p>
          </table:table-cell>
          <table:table-cell table:number-columns-repeated="2" office:value-type="string">
            <text:p>75.8 %RH</text:p>
          </table:table-cell>
        </table:table-row>
        <table:table-row table:style-name="ro1">
          <table:table-cell office:value-type="float" office:value="2426">
            <text:p>2426</text:p>
          </table:table-cell>
          <table:table-cell office:value-type="string">
            <text:p>2014-07-23 08:49:13</text:p>
          </table:table-cell>
          <table:table-cell table:number-columns-repeated="2" office:value-type="string">
            <text:p>21.392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427">
            <text:p>2427</text:p>
          </table:table-cell>
          <table:table-cell office:value-type="string">
            <text:p>2014-07-23 08:49:43</text:p>
          </table:table-cell>
          <table:table-cell table:number-columns-repeated="2" office:value-type="string">
            <text:p>21.39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428">
            <text:p>2428</text:p>
          </table:table-cell>
          <table:table-cell office:value-type="string">
            <text:p>2014-07-23 08:50:13</text:p>
          </table:table-cell>
          <table:table-cell office:value-type="string">
            <text:p>21.391 °C</text:p>
          </table:table-cell>
          <table:table-cell office:value-type="string">
            <text:p>21.390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429">
            <text:p>2429</text:p>
          </table:table-cell>
          <table:table-cell office:value-type="string">
            <text:p>2014-07-23 08:50:43</text:p>
          </table:table-cell>
          <table:table-cell office:value-type="string">
            <text:p>21.392 °C</text:p>
          </table:table-cell>
          <table:table-cell office:value-type="string">
            <text:p>21.391 °C</text:p>
          </table:table-cell>
          <table:table-cell office:value-type="string">
            <text:p>75.8 %RH</text:p>
          </table:table-cell>
          <table:table-cell office:value-type="string">
            <text:p>75.6 %RH</text:p>
          </table:table-cell>
        </table:table-row>
        <table:table-row table:style-name="ro1">
          <table:table-cell office:value-type="float" office:value="2430">
            <text:p>2430</text:p>
          </table:table-cell>
          <table:table-cell office:value-type="string">
            <text:p>2014-07-23 08:51:13</text:p>
          </table:table-cell>
          <table:table-cell office:value-type="string">
            <text:p>21.394 °C</text:p>
          </table:table-cell>
          <table:table-cell office:value-type="string">
            <text:p>21.391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431">
            <text:p>2431</text:p>
          </table:table-cell>
          <table:table-cell office:value-type="string">
            <text:p>2014-07-23 08:51:43</text:p>
          </table:table-cell>
          <table:table-cell office:value-type="string">
            <text:p>21.397 °C</text:p>
          </table:table-cell>
          <table:table-cell office:value-type="string">
            <text:p>21.392 °C</text:p>
          </table:table-cell>
          <table:table-cell office:value-type="string">
            <text:p>75.6 %RH</text:p>
          </table:table-cell>
          <table:table-cell office:value-type="string">
            <text:p>75.3 %RH</text:p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string">
            <text:p>2014-07-23 08:52:13</text:p>
          </table:table-cell>
          <table:table-cell office:value-type="string">
            <text:p>21.397 °C</text:p>
          </table:table-cell>
          <table:table-cell office:value-type="string">
            <text:p>21.395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433">
            <text:p>2433</text:p>
          </table:table-cell>
          <table:table-cell office:value-type="string">
            <text:p>2014-07-23 08:52:43</text:p>
          </table:table-cell>
          <table:table-cell office:value-type="string">
            <text:p>21.397 °C</text:p>
          </table:table-cell>
          <table:table-cell office:value-type="string">
            <text:p>21.392 °C</text:p>
          </table:table-cell>
          <table:table-cell table:number-columns-repeated="2" office:value-type="string">
            <text:p>75.6 %RH</text:p>
          </table:table-cell>
        </table:table-row>
        <table:table-row table:style-name="ro1">
          <table:table-cell office:value-type="float" office:value="2434">
            <text:p>2434</text:p>
          </table:table-cell>
          <table:table-cell office:value-type="string">
            <text:p>2014-07-23 08:53:13</text:p>
          </table:table-cell>
          <table:table-cell office:value-type="string">
            <text:p>21.398 °C</text:p>
          </table:table-cell>
          <table:table-cell office:value-type="string">
            <text:p>21.395 °C</text:p>
          </table:table-cell>
          <table:table-cell office:value-type="string">
            <text:p>75.6 %RH</text:p>
          </table:table-cell>
          <table:table-cell office:value-type="string">
            <text:p>75.3 %RH</text:p>
          </table:table-cell>
        </table:table-row>
        <table:table-row table:style-name="ro1">
          <table:table-cell office:value-type="float" office:value="2435">
            <text:p>2435</text:p>
          </table:table-cell>
          <table:table-cell office:value-type="string">
            <text:p>2014-07-23 08:53:43</text:p>
          </table:table-cell>
          <table:table-cell office:value-type="string">
            <text:p>21.400 °C</text:p>
          </table:table-cell>
          <table:table-cell office:value-type="string">
            <text:p>21.397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2436">
            <text:p>2436</text:p>
          </table:table-cell>
          <table:table-cell office:value-type="string">
            <text:p>2014-07-23 08:54:13</text:p>
          </table:table-cell>
          <table:table-cell office:value-type="string">
            <text:p>21.401 °C</text:p>
          </table:table-cell>
          <table:table-cell office:value-type="string">
            <text:p>21.397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2437">
            <text:p>2437</text:p>
          </table:table-cell>
          <table:table-cell office:value-type="string">
            <text:p>2014-07-23 08:54:43</text:p>
          </table:table-cell>
          <table:table-cell office:value-type="string">
            <text:p>21.403 °C</text:p>
          </table:table-cell>
          <table:table-cell office:value-type="string">
            <text:p>21.400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2438">
            <text:p>2438</text:p>
          </table:table-cell>
          <table:table-cell office:value-type="string">
            <text:p>2014-07-23 08:55:13</text:p>
          </table:table-cell>
          <table:table-cell office:value-type="string">
            <text:p>21.403 °C</text:p>
          </table:table-cell>
          <table:table-cell office:value-type="string">
            <text:p>21.400 °C</text:p>
          </table:table-cell>
          <table:table-cell office:value-type="string">
            <text:p>75.6 %RH</text:p>
          </table:table-cell>
          <table:table-cell office:value-type="string">
            <text:p>75.3 %RH</text:p>
          </table:table-cell>
        </table:table-row>
        <table:table-row table:style-name="ro1">
          <table:table-cell office:value-type="float" office:value="2439">
            <text:p>2439</text:p>
          </table:table-cell>
          <table:table-cell office:value-type="string">
            <text:p>2014-07-23 08:55:43</text:p>
          </table:table-cell>
          <table:table-cell table:number-columns-repeated="2" office:value-type="string">
            <text:p>21.403 °C</text:p>
          </table:table-cell>
          <table:table-cell office:value-type="string">
            <text:p>75.6 %RH</text:p>
          </table:table-cell>
          <table:table-cell office:value-type="string">
            <text:p>75.3 %RH</text:p>
          </table:table-cell>
        </table:table-row>
        <table:table-row table:style-name="ro1">
          <table:table-cell office:value-type="float" office:value="2440">
            <text:p>2440</text:p>
          </table:table-cell>
          <table:table-cell office:value-type="string">
            <text:p>2014-07-23 08:56:13</text:p>
          </table:table-cell>
          <table:table-cell office:value-type="string">
            <text:p>21.407 °C</text:p>
          </table:table-cell>
          <table:table-cell office:value-type="string">
            <text:p>21.405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2441">
            <text:p>2441</text:p>
          </table:table-cell>
          <table:table-cell office:value-type="string">
            <text:p>2014-07-23 08:56:43</text:p>
          </table:table-cell>
          <table:table-cell office:value-type="string">
            <text:p>21.408 °C</text:p>
          </table:table-cell>
          <table:table-cell office:value-type="string">
            <text:p>21.404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string">
            <text:p>2014-07-23 08:57:13</text:p>
          </table:table-cell>
          <table:table-cell office:value-type="string">
            <text:p>21.410 °C</text:p>
          </table:table-cell>
          <table:table-cell office:value-type="string">
            <text:p>21.407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2443">
            <text:p>2443</text:p>
          </table:table-cell>
          <table:table-cell office:value-type="string">
            <text:p>2014-07-23 08:57:43</text:p>
          </table:table-cell>
          <table:table-cell office:value-type="string">
            <text:p>21.410 °C</text:p>
          </table:table-cell>
          <table:table-cell office:value-type="string">
            <text:p>21.408 °C</text:p>
          </table:table-cell>
          <table:table-cell table:number-columns-repeated="2" office:value-type="string">
            <text:p>75.3 %RH</text:p>
          </table:table-cell>
        </table:table-row>
        <table:table-row table:style-name="ro1">
          <table:table-cell office:value-type="float" office:value="2444">
            <text:p>2444</text:p>
          </table:table-cell>
          <table:table-cell office:value-type="string">
            <text:p>2014-07-23 08:58:13</text:p>
          </table:table-cell>
          <table:table-cell office:value-type="string">
            <text:p>21.414 °C</text:p>
          </table:table-cell>
          <table:table-cell office:value-type="string">
            <text:p>21.408 °C</text:p>
          </table:table-cell>
          <table:table-cell office:value-type="string">
            <text:p>75.3 %RH</text:p>
          </table:table-cell>
          <table:table-cell office:value-type="string">
            <text:p>75.0 %RH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office:value-type="string">
            <text:p>2014-07-23 08:58:43</text:p>
          </table:table-cell>
          <table:table-cell office:value-type="string">
            <text:p>21.415 °C</text:p>
          </table:table-cell>
          <table:table-cell office:value-type="string">
            <text:p>21.413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2446">
            <text:p>2446</text:p>
          </table:table-cell>
          <table:table-cell office:value-type="string">
            <text:p>2014-07-23 08:59:13</text:p>
          </table:table-cell>
          <table:table-cell office:value-type="string">
            <text:p>21.415 °C</text:p>
          </table:table-cell>
          <table:table-cell office:value-type="string">
            <text:p>21.413 °C</text:p>
          </table:table-cell>
          <table:table-cell office:value-type="string">
            <text:p>75.3 %RH</text:p>
          </table:table-cell>
          <table:table-cell office:value-type="string">
            <text:p>75.0 %RH</text:p>
          </table:table-cell>
        </table:table-row>
        <table:table-row table:style-name="ro1">
          <table:table-cell office:value-type="float" office:value="2447">
            <text:p>2447</text:p>
          </table:table-cell>
          <table:table-cell office:value-type="string">
            <text:p>2014-07-23 08:59:43</text:p>
          </table:table-cell>
          <table:table-cell office:value-type="string">
            <text:p>21.414 °C</text:p>
          </table:table-cell>
          <table:table-cell office:value-type="string">
            <text:p>21.410 °C</text:p>
          </table:table-cell>
          <table:table-cell office:value-type="string">
            <text:p>75.3 %RH</text:p>
          </table:table-cell>
          <table:table-cell office:value-type="string">
            <text:p>75.0 %RH</text:p>
          </table:table-cell>
        </table:table-row>
        <table:table-row table:style-name="ro1">
          <table:table-cell office:value-type="float" office:value="2448">
            <text:p>2448</text:p>
          </table:table-cell>
          <table:table-cell office:value-type="string">
            <text:p>2014-07-23 09:00:13</text:p>
          </table:table-cell>
          <table:table-cell office:value-type="string">
            <text:p>21.414 °C</text:p>
          </table:table-cell>
          <table:table-cell office:value-type="string">
            <text:p>21.413 °C</text:p>
          </table:table-cell>
          <table:table-cell office:value-type="string">
            <text:p>75.3 %RH</text:p>
          </table:table-cell>
          <table:table-cell office:value-type="string">
            <text:p>75.0 %RH</text:p>
          </table:table-cell>
        </table:table-row>
        <table:table-row table:style-name="ro1">
          <table:table-cell office:value-type="float" office:value="2449">
            <text:p>2449</text:p>
          </table:table-cell>
          <table:table-cell office:value-type="string">
            <text:p>2014-07-23 09:00:43</text:p>
          </table:table-cell>
          <table:table-cell office:value-type="string">
            <text:p>21.414 °C</text:p>
          </table:table-cell>
          <table:table-cell office:value-type="string">
            <text:p>21.411 °C</text:p>
          </table:table-cell>
          <table:table-cell office:value-type="string">
            <text:p>75.3 %RH</text:p>
          </table:table-cell>
          <table:table-cell office:value-type="string">
            <text:p>75.0 %RH</text:p>
          </table:table-cell>
        </table:table-row>
        <table:table-row table:style-name="ro1">
          <table:table-cell office:value-type="float" office:value="2450">
            <text:p>2450</text:p>
          </table:table-cell>
          <table:table-cell office:value-type="string">
            <text:p>2014-07-23 09:01:13</text:p>
          </table:table-cell>
          <table:table-cell table:number-columns-repeated="2" office:value-type="string">
            <text:p>21.414 °C</text:p>
          </table:table-cell>
          <table:table-cell office:value-type="string">
            <text:p>75.3 %RH</text:p>
          </table:table-cell>
          <table:table-cell office:value-type="string">
            <text:p>75.0 %RH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office:value-type="string">
            <text:p>2014-07-23 09:01:43</text:p>
          </table:table-cell>
          <table:table-cell table:number-columns-repeated="2" office:value-type="string">
            <text:p>21.415 °C</text:p>
          </table:table-cell>
          <table:table-cell office:value-type="string">
            <text:p>75.3 %RH</text:p>
          </table:table-cell>
          <table:table-cell office:value-type="string">
            <text:p>75.0 %RH</text:p>
          </table:table-cell>
        </table:table-row>
        <table:table-row table:style-name="ro1">
          <table:table-cell office:value-type="float" office:value="2452">
            <text:p>2452</text:p>
          </table:table-cell>
          <table:table-cell office:value-type="string">
            <text:p>2014-07-23 09:02:13</text:p>
          </table:table-cell>
          <table:table-cell office:value-type="string">
            <text:p>21.417 °C</text:p>
          </table:table-cell>
          <table:table-cell office:value-type="string">
            <text:p>21.413 °C</text:p>
          </table:table-cell>
          <table:table-cell office:value-type="string">
            <text:p>75.3 %RH</text:p>
          </table:table-cell>
          <table:table-cell office:value-type="string">
            <text:p>75.0 %RH</text:p>
          </table:table-cell>
        </table:table-row>
        <table:table-row table:style-name="ro1">
          <table:table-cell office:value-type="float" office:value="2453">
            <text:p>2453</text:p>
          </table:table-cell>
          <table:table-cell office:value-type="string">
            <text:p>2014-07-23 09:02:43</text:p>
          </table:table-cell>
          <table:table-cell office:value-type="string">
            <text:p>21.418 °C</text:p>
          </table:table-cell>
          <table:table-cell office:value-type="string">
            <text:p>21.415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2454">
            <text:p>2454</text:p>
          </table:table-cell>
          <table:table-cell office:value-type="string">
            <text:p>2014-07-23 09:03:13</text:p>
          </table:table-cell>
          <table:table-cell office:value-type="string">
            <text:p>21.418 °C</text:p>
          </table:table-cell>
          <table:table-cell office:value-type="string">
            <text:p>21.415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office:value-type="string">
            <text:p>2014-07-23 09:03:43</text:p>
          </table:table-cell>
          <table:table-cell office:value-type="string">
            <text:p>21.417 °C</text:p>
          </table:table-cell>
          <table:table-cell office:value-type="string">
            <text:p>21.415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2014-07-23 09:04:13</text:p>
          </table:table-cell>
          <table:table-cell office:value-type="string">
            <text:p>21.418 °C</text:p>
          </table:table-cell>
          <table:table-cell office:value-type="string">
            <text:p>21.417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2457">
            <text:p>2457</text:p>
          </table:table-cell>
          <table:table-cell office:value-type="string">
            <text:p>2014-07-23 09:04:43</text:p>
          </table:table-cell>
          <table:table-cell office:value-type="string">
            <text:p>21.420 °C</text:p>
          </table:table-cell>
          <table:table-cell office:value-type="string">
            <text:p>21.417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2458">
            <text:p>2458</text:p>
          </table:table-cell>
          <table:table-cell office:value-type="string">
            <text:p>2014-07-23 09:05:13</text:p>
          </table:table-cell>
          <table:table-cell office:value-type="string">
            <text:p>21.420 °C</text:p>
          </table:table-cell>
          <table:table-cell office:value-type="string">
            <text:p>21.418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2014-07-23 09:05:43</text:p>
          </table:table-cell>
          <table:table-cell office:value-type="string">
            <text:p>21.421 °C</text:p>
          </table:table-cell>
          <table:table-cell office:value-type="string">
            <text:p>21.418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2460">
            <text:p>2460</text:p>
          </table:table-cell>
          <table:table-cell office:value-type="string">
            <text:p>2014-07-23 09:06:13</text:p>
          </table:table-cell>
          <table:table-cell office:value-type="string">
            <text:p>21.423 °C</text:p>
          </table:table-cell>
          <table:table-cell office:value-type="string">
            <text:p>21.421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2461">
            <text:p>2461</text:p>
          </table:table-cell>
          <table:table-cell office:value-type="string">
            <text:p>2014-07-23 09:06:43</text:p>
          </table:table-cell>
          <table:table-cell office:value-type="string">
            <text:p>21.423 °C</text:p>
          </table:table-cell>
          <table:table-cell office:value-type="string">
            <text:p>21.421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office:value-type="string">
            <text:p>2014-07-23 09:07:13</text:p>
          </table:table-cell>
          <table:table-cell office:value-type="string">
            <text:p>21.427 °C</text:p>
          </table:table-cell>
          <table:table-cell office:value-type="string">
            <text:p>21.424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63">
            <text:p>2463</text:p>
          </table:table-cell>
          <table:table-cell office:value-type="string">
            <text:p>2014-07-23 09:07:43</text:p>
          </table:table-cell>
          <table:table-cell office:value-type="string">
            <text:p>21.427 °C</text:p>
          </table:table-cell>
          <table:table-cell office:value-type="string">
            <text:p>21.426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string">
            <text:p>2014-07-23 09:08:13</text:p>
          </table:table-cell>
          <table:table-cell office:value-type="string">
            <text:p>21.427 °C</text:p>
          </table:table-cell>
          <table:table-cell office:value-type="string">
            <text:p>21.424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2465">
            <text:p>2465</text:p>
          </table:table-cell>
          <table:table-cell office:value-type="string">
            <text:p>2014-07-23 09:08:43</text:p>
          </table:table-cell>
          <table:table-cell office:value-type="string">
            <text:p>21.426 °C</text:p>
          </table:table-cell>
          <table:table-cell office:value-type="string">
            <text:p>21.424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2466">
            <text:p>2466</text:p>
          </table:table-cell>
          <table:table-cell office:value-type="string">
            <text:p>2014-07-23 09:09:13</text:p>
          </table:table-cell>
          <table:table-cell office:value-type="string">
            <text:p>21.427 °C</text:p>
          </table:table-cell>
          <table:table-cell office:value-type="string">
            <text:p>21.426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2467">
            <text:p>2467</text:p>
          </table:table-cell>
          <table:table-cell office:value-type="string">
            <text:p>2014-07-23 09:09:43</text:p>
          </table:table-cell>
          <table:table-cell office:value-type="string">
            <text:p>21.427 °C</text:p>
          </table:table-cell>
          <table:table-cell office:value-type="string">
            <text:p>21.426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2468">
            <text:p>2468</text:p>
          </table:table-cell>
          <table:table-cell office:value-type="string">
            <text:p>2014-07-23 09:10:13</text:p>
          </table:table-cell>
          <table:table-cell office:value-type="string">
            <text:p>21.427 °C</text:p>
          </table:table-cell>
          <table:table-cell office:value-type="string">
            <text:p>21.424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2469">
            <text:p>2469</text:p>
          </table:table-cell>
          <table:table-cell office:value-type="string">
            <text:p>2014-07-23 09:10:43</text:p>
          </table:table-cell>
          <table:table-cell office:value-type="string">
            <text:p>21.428 °C</text:p>
          </table:table-cell>
          <table:table-cell office:value-type="string">
            <text:p>21.426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2470">
            <text:p>2470</text:p>
          </table:table-cell>
          <table:table-cell office:value-type="string">
            <text:p>2014-07-23 09:11:13</text:p>
          </table:table-cell>
          <table:table-cell office:value-type="string">
            <text:p>21.428 °C</text:p>
          </table:table-cell>
          <table:table-cell office:value-type="string">
            <text:p>21.424 °C</text:p>
          </table:table-cell>
          <table:table-cell table:number-columns-repeated="2" office:value-type="string">
            <text:p>75.0 %RH</text:p>
          </table:table-cell>
        </table:table-row>
        <table:table-row table:style-name="ro1">
          <table:table-cell office:value-type="float" office:value="2471">
            <text:p>2471</text:p>
          </table:table-cell>
          <table:table-cell office:value-type="string">
            <text:p>2014-07-23 09:11:43</text:p>
          </table:table-cell>
          <table:table-cell table:number-columns-repeated="2" office:value-type="string">
            <text:p>21.428 °C</text:p>
          </table:table-cell>
          <table:table-cell office:value-type="string">
            <text:p>75.0 %RH</text:p>
          </table:table-cell>
          <table:table-cell office:value-type="string">
            <text:p>74.7 %RH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string">
            <text:p>2014-07-23 09:12:13</text:p>
          </table:table-cell>
          <table:table-cell table:number-columns-repeated="2" office:value-type="string">
            <text:p>21.430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73">
            <text:p>2473</text:p>
          </table:table-cell>
          <table:table-cell office:value-type="string">
            <text:p>2014-07-23 09:12:43</text:p>
          </table:table-cell>
          <table:table-cell office:value-type="string">
            <text:p>21.431 °C</text:p>
          </table:table-cell>
          <table:table-cell office:value-type="string">
            <text:p>21.430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74">
            <text:p>2474</text:p>
          </table:table-cell>
          <table:table-cell office:value-type="string">
            <text:p>2014-07-23 09:13:13</text:p>
          </table:table-cell>
          <table:table-cell office:value-type="string">
            <text:p>21.431 °C</text:p>
          </table:table-cell>
          <table:table-cell office:value-type="string">
            <text:p>21.428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75">
            <text:p>2475</text:p>
          </table:table-cell>
          <table:table-cell office:value-type="string">
            <text:p>2014-07-23 09:13:43</text:p>
          </table:table-cell>
          <table:table-cell table:number-columns-repeated="2" office:value-type="string">
            <text:p>21.431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76">
            <text:p>2476</text:p>
          </table:table-cell>
          <table:table-cell office:value-type="string">
            <text:p>2014-07-23 09:14:13</text:p>
          </table:table-cell>
          <table:table-cell office:value-type="string">
            <text:p>21.433 °C</text:p>
          </table:table-cell>
          <table:table-cell office:value-type="string">
            <text:p>21.430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77">
            <text:p>2477</text:p>
          </table:table-cell>
          <table:table-cell office:value-type="string">
            <text:p>2014-07-23 09:14:43</text:p>
          </table:table-cell>
          <table:table-cell office:value-type="string">
            <text:p>21.431 °C</text:p>
          </table:table-cell>
          <table:table-cell office:value-type="string">
            <text:p>21.428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78">
            <text:p>2478</text:p>
          </table:table-cell>
          <table:table-cell office:value-type="string">
            <text:p>2014-07-23 09:15:13</text:p>
          </table:table-cell>
          <table:table-cell office:value-type="string">
            <text:p>21.434 °C</text:p>
          </table:table-cell>
          <table:table-cell office:value-type="string">
            <text:p>21.430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79">
            <text:p>2479</text:p>
          </table:table-cell>
          <table:table-cell office:value-type="string">
            <text:p>2014-07-23 09:15:43</text:p>
          </table:table-cell>
          <table:table-cell office:value-type="string">
            <text:p>21.434 °C</text:p>
          </table:table-cell>
          <table:table-cell office:value-type="string">
            <text:p>21.428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office:value-type="string">
            <text:p>2014-07-23 09:16:13</text:p>
          </table:table-cell>
          <table:table-cell office:value-type="string">
            <text:p>21.436 °C</text:p>
          </table:table-cell>
          <table:table-cell office:value-type="string">
            <text:p>21.431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81">
            <text:p>2481</text:p>
          </table:table-cell>
          <table:table-cell office:value-type="string">
            <text:p>2014-07-23 09:16:43</text:p>
          </table:table-cell>
          <table:table-cell table:number-columns-repeated="2" office:value-type="string">
            <text:p>21.436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82">
            <text:p>2482</text:p>
          </table:table-cell>
          <table:table-cell office:value-type="string">
            <text:p>2014-07-23 09:17:13</text:p>
          </table:table-cell>
          <table:table-cell office:value-type="string">
            <text:p>21.437 °C</text:p>
          </table:table-cell>
          <table:table-cell office:value-type="string">
            <text:p>21.436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83">
            <text:p>2483</text:p>
          </table:table-cell>
          <table:table-cell office:value-type="string">
            <text:p>2014-07-23 09:17:43</text:p>
          </table:table-cell>
          <table:table-cell office:value-type="string">
            <text:p>21.437 °C</text:p>
          </table:table-cell>
          <table:table-cell office:value-type="string">
            <text:p>21.436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84">
            <text:p>2484</text:p>
          </table:table-cell>
          <table:table-cell office:value-type="string">
            <text:p>2014-07-23 09:18:13</text:p>
          </table:table-cell>
          <table:table-cell office:value-type="string">
            <text:p>21.439 °C</text:p>
          </table:table-cell>
          <table:table-cell office:value-type="string">
            <text:p>21.434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85">
            <text:p>2485</text:p>
          </table:table-cell>
          <table:table-cell office:value-type="string">
            <text:p>2014-07-23 09:18:43</text:p>
          </table:table-cell>
          <table:table-cell table:number-columns-repeated="2" office:value-type="string">
            <text:p>21.439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86">
            <text:p>2486</text:p>
          </table:table-cell>
          <table:table-cell office:value-type="string">
            <text:p>2014-07-23 09:19:13</text:p>
          </table:table-cell>
          <table:table-cell office:value-type="string">
            <text:p>21.439 °C</text:p>
          </table:table-cell>
          <table:table-cell office:value-type="string">
            <text:p>21.436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87">
            <text:p>2487</text:p>
          </table:table-cell>
          <table:table-cell office:value-type="string">
            <text:p>2014-07-23 09:19:43</text:p>
          </table:table-cell>
          <table:table-cell office:value-type="string">
            <text:p>21.439 °C</text:p>
          </table:table-cell>
          <table:table-cell office:value-type="string">
            <text:p>21.437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88">
            <text:p>2488</text:p>
          </table:table-cell>
          <table:table-cell office:value-type="string">
            <text:p>2014-07-23 09:20:13</text:p>
          </table:table-cell>
          <table:table-cell office:value-type="string">
            <text:p>21.440 °C</text:p>
          </table:table-cell>
          <table:table-cell office:value-type="string">
            <text:p>21.437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89">
            <text:p>2489</text:p>
          </table:table-cell>
          <table:table-cell office:value-type="string">
            <text:p>2014-07-23 09:20:43</text:p>
          </table:table-cell>
          <table:table-cell office:value-type="string">
            <text:p>21.441 °C</text:p>
          </table:table-cell>
          <table:table-cell office:value-type="string">
            <text:p>21.439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90">
            <text:p>2490</text:p>
          </table:table-cell>
          <table:table-cell office:value-type="string">
            <text:p>2014-07-23 09:21:13</text:p>
          </table:table-cell>
          <table:table-cell office:value-type="string">
            <text:p>21.446 °C</text:p>
          </table:table-cell>
          <table:table-cell office:value-type="string">
            <text:p>21.437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91">
            <text:p>2491</text:p>
          </table:table-cell>
          <table:table-cell office:value-type="string">
            <text:p>2014-07-23 09:21:43</text:p>
          </table:table-cell>
          <table:table-cell office:value-type="string">
            <text:p>21.443 °C</text:p>
          </table:table-cell>
          <table:table-cell office:value-type="string">
            <text:p>21.441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492">
            <text:p>2492</text:p>
          </table:table-cell>
          <table:table-cell office:value-type="string">
            <text:p>2014-07-23 09:22:13</text:p>
          </table:table-cell>
          <table:table-cell office:value-type="string">
            <text:p>21.444 °C</text:p>
          </table:table-cell>
          <table:table-cell office:value-type="string">
            <text:p>21.441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93">
            <text:p>2493</text:p>
          </table:table-cell>
          <table:table-cell office:value-type="string">
            <text:p>2014-07-23 09:22:43</text:p>
          </table:table-cell>
          <table:table-cell office:value-type="string">
            <text:p>21.444 °C</text:p>
          </table:table-cell>
          <table:table-cell office:value-type="string">
            <text:p>21.443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94">
            <text:p>2494</text:p>
          </table:table-cell>
          <table:table-cell office:value-type="string">
            <text:p>2014-07-23 09:23:13</text:p>
          </table:table-cell>
          <table:table-cell office:value-type="string">
            <text:p>21.446 °C</text:p>
          </table:table-cell>
          <table:table-cell office:value-type="string">
            <text:p>21.443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95">
            <text:p>2495</text:p>
          </table:table-cell>
          <table:table-cell office:value-type="string">
            <text:p>2014-07-23 09:23:43</text:p>
          </table:table-cell>
          <table:table-cell office:value-type="string">
            <text:p>21.446 °C</text:p>
          </table:table-cell>
          <table:table-cell office:value-type="string">
            <text:p>21.444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496">
            <text:p>2496</text:p>
          </table:table-cell>
          <table:table-cell office:value-type="string">
            <text:p>2014-07-23 09:24:13</text:p>
          </table:table-cell>
          <table:table-cell office:value-type="string">
            <text:p>21.449 °C</text:p>
          </table:table-cell>
          <table:table-cell office:value-type="string">
            <text:p>21.444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497">
            <text:p>2497</text:p>
          </table:table-cell>
          <table:table-cell office:value-type="string">
            <text:p>2014-07-23 09:24:43</text:p>
          </table:table-cell>
          <table:table-cell office:value-type="string">
            <text:p>21.446 °C</text:p>
          </table:table-cell>
          <table:table-cell office:value-type="string">
            <text:p>21.444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498">
            <text:p>2498</text:p>
          </table:table-cell>
          <table:table-cell office:value-type="string">
            <text:p>2014-07-23 09:25:13</text:p>
          </table:table-cell>
          <table:table-cell office:value-type="string">
            <text:p>21.450 °C</text:p>
          </table:table-cell>
          <table:table-cell office:value-type="string">
            <text:p>21.449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499">
            <text:p>2499</text:p>
          </table:table-cell>
          <table:table-cell office:value-type="string">
            <text:p>2014-07-23 09:25:43</text:p>
          </table:table-cell>
          <table:table-cell table:number-columns-repeated="2" office:value-type="string">
            <text:p>21.450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2014-07-23 09:26:13</text:p>
          </table:table-cell>
          <table:table-cell table:number-columns-repeated="2" office:value-type="string">
            <text:p>21.450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office:value-type="string">
            <text:p>2014-07-23 09:26:43</text:p>
          </table:table-cell>
          <table:table-cell office:value-type="string">
            <text:p>21.451 °C</text:p>
          </table:table-cell>
          <table:table-cell office:value-type="string">
            <text:p>21.450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02">
            <text:p>2502</text:p>
          </table:table-cell>
          <table:table-cell office:value-type="string">
            <text:p>2014-07-23 09:27:13</text:p>
          </table:table-cell>
          <table:table-cell office:value-type="string">
            <text:p>21.453 °C</text:p>
          </table:table-cell>
          <table:table-cell office:value-type="string">
            <text:p>21.450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03">
            <text:p>2503</text:p>
          </table:table-cell>
          <table:table-cell office:value-type="string">
            <text:p>2014-07-23 09:27:43</text:p>
          </table:table-cell>
          <table:table-cell office:value-type="string">
            <text:p>21.453 °C</text:p>
          </table:table-cell>
          <table:table-cell office:value-type="string">
            <text:p>21.451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04">
            <text:p>2504</text:p>
          </table:table-cell>
          <table:table-cell office:value-type="string">
            <text:p>2014-07-23 09:28:13</text:p>
          </table:table-cell>
          <table:table-cell office:value-type="string">
            <text:p>21.454 °C</text:p>
          </table:table-cell>
          <table:table-cell office:value-type="string">
            <text:p>21.450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05">
            <text:p>2505</text:p>
          </table:table-cell>
          <table:table-cell office:value-type="string">
            <text:p>2014-07-23 09:28:43</text:p>
          </table:table-cell>
          <table:table-cell table:number-columns-repeated="2" office:value-type="string">
            <text:p>21.456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06">
            <text:p>2506</text:p>
          </table:table-cell>
          <table:table-cell office:value-type="string">
            <text:p>2014-07-23 09:29:13</text:p>
          </table:table-cell>
          <table:table-cell office:value-type="string">
            <text:p>21.456 °C</text:p>
          </table:table-cell>
          <table:table-cell office:value-type="string">
            <text:p>21.453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string">
            <text:p>2014-07-23 09:29:43</text:p>
          </table:table-cell>
          <table:table-cell office:value-type="string">
            <text:p>21.456 °C</text:p>
          </table:table-cell>
          <table:table-cell office:value-type="string">
            <text:p>21.454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string">
            <text:p>2014-07-23 09:30:13</text:p>
          </table:table-cell>
          <table:table-cell office:value-type="string">
            <text:p>21.457 °C</text:p>
          </table:table-cell>
          <table:table-cell office:value-type="string">
            <text:p>21.454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09">
            <text:p>2509</text:p>
          </table:table-cell>
          <table:table-cell office:value-type="string">
            <text:p>2014-07-23 09:30:43</text:p>
          </table:table-cell>
          <table:table-cell office:value-type="string">
            <text:p>21.460 °C</text:p>
          </table:table-cell>
          <table:table-cell office:value-type="string">
            <text:p>21.457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10">
            <text:p>2510</text:p>
          </table:table-cell>
          <table:table-cell office:value-type="string">
            <text:p>2014-07-23 09:31:13</text:p>
          </table:table-cell>
          <table:table-cell office:value-type="string">
            <text:p>21.460 °C</text:p>
          </table:table-cell>
          <table:table-cell office:value-type="string">
            <text:p>21.456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2014-07-23 09:31:43</text:p>
          </table:table-cell>
          <table:table-cell office:value-type="string">
            <text:p>21.459 °C</text:p>
          </table:table-cell>
          <table:table-cell office:value-type="string">
            <text:p>21.456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12">
            <text:p>2512</text:p>
          </table:table-cell>
          <table:table-cell office:value-type="string">
            <text:p>2014-07-23 09:32:13</text:p>
          </table:table-cell>
          <table:table-cell office:value-type="string">
            <text:p>21.464 °C</text:p>
          </table:table-cell>
          <table:table-cell office:value-type="string">
            <text:p>21.460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office:value-type="string">
            <text:p>2014-07-23 09:32:43</text:p>
          </table:table-cell>
          <table:table-cell office:value-type="string">
            <text:p>21.463 °C</text:p>
          </table:table-cell>
          <table:table-cell office:value-type="string">
            <text:p>21.459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string">
            <text:p>2014-07-23 09:33:13</text:p>
          </table:table-cell>
          <table:table-cell office:value-type="string">
            <text:p>21.463 °C</text:p>
          </table:table-cell>
          <table:table-cell office:value-type="string">
            <text:p>21.460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office:value-type="string">
            <text:p>2014-07-23 09:33:43</text:p>
          </table:table-cell>
          <table:table-cell office:value-type="string">
            <text:p>21.466 °C</text:p>
          </table:table-cell>
          <table:table-cell office:value-type="string">
            <text:p>21.460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string">
            <text:p>2014-07-23 09:34:13</text:p>
          </table:table-cell>
          <table:table-cell table:number-columns-repeated="2" office:value-type="string">
            <text:p>21.466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string">
            <text:p>2014-07-23 09:34:43</text:p>
          </table:table-cell>
          <table:table-cell office:value-type="string">
            <text:p>21.469 °C</text:p>
          </table:table-cell>
          <table:table-cell office:value-type="string">
            <text:p>21.467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string">
            <text:p>2014-07-23 09:35:13</text:p>
          </table:table-cell>
          <table:table-cell office:value-type="string">
            <text:p>21.470 °C</text:p>
          </table:table-cell>
          <table:table-cell office:value-type="string">
            <text:p>21.467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office:value-type="string">
            <text:p>2014-07-23 09:35:43</text:p>
          </table:table-cell>
          <table:table-cell office:value-type="string">
            <text:p>21.472 °C</text:p>
          </table:table-cell>
          <table:table-cell office:value-type="string">
            <text:p>21.469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office:value-type="string">
            <text:p>2014-07-23 09:36:13</text:p>
          </table:table-cell>
          <table:table-cell office:value-type="string">
            <text:p>21.470 °C</text:p>
          </table:table-cell>
          <table:table-cell office:value-type="string">
            <text:p>21.469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21">
            <text:p>2521</text:p>
          </table:table-cell>
          <table:table-cell office:value-type="string">
            <text:p>2014-07-23 09:36:43</text:p>
          </table:table-cell>
          <table:table-cell office:value-type="string">
            <text:p>21.472 °C</text:p>
          </table:table-cell>
          <table:table-cell office:value-type="string">
            <text:p>21.467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22">
            <text:p>2522</text:p>
          </table:table-cell>
          <table:table-cell office:value-type="string">
            <text:p>2014-07-23 09:37:13</text:p>
          </table:table-cell>
          <table:table-cell office:value-type="string">
            <text:p>21.472 °C</text:p>
          </table:table-cell>
          <table:table-cell office:value-type="string">
            <text:p>21.470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23">
            <text:p>2523</text:p>
          </table:table-cell>
          <table:table-cell office:value-type="string">
            <text:p>2014-07-23 09:37:43</text:p>
          </table:table-cell>
          <table:table-cell office:value-type="string">
            <text:p>21.473 °C</text:p>
          </table:table-cell>
          <table:table-cell office:value-type="string">
            <text:p>21.470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office:value-type="string">
            <text:p>2014-07-23 09:38:13</text:p>
          </table:table-cell>
          <table:table-cell office:value-type="string">
            <text:p>21.476 °C</text:p>
          </table:table-cell>
          <table:table-cell office:value-type="string">
            <text:p>21.469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25">
            <text:p>2525</text:p>
          </table:table-cell>
          <table:table-cell office:value-type="string">
            <text:p>2014-07-23 09:38:43</text:p>
          </table:table-cell>
          <table:table-cell office:value-type="string">
            <text:p>21.476 °C</text:p>
          </table:table-cell>
          <table:table-cell office:value-type="string">
            <text:p>21.470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26">
            <text:p>2526</text:p>
          </table:table-cell>
          <table:table-cell office:value-type="string">
            <text:p>2014-07-23 09:39:13</text:p>
          </table:table-cell>
          <table:table-cell office:value-type="string">
            <text:p>21.477 °C</text:p>
          </table:table-cell>
          <table:table-cell office:value-type="string">
            <text:p>21.476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27">
            <text:p>2527</text:p>
          </table:table-cell>
          <table:table-cell office:value-type="string">
            <text:p>2014-07-23 09:39:43</text:p>
          </table:table-cell>
          <table:table-cell office:value-type="string">
            <text:p>21.479 °C</text:p>
          </table:table-cell>
          <table:table-cell office:value-type="string">
            <text:p>21.475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office:value-type="string">
            <text:p>2014-07-23 09:40:13</text:p>
          </table:table-cell>
          <table:table-cell office:value-type="string">
            <text:p>21.480 °C</text:p>
          </table:table-cell>
          <table:table-cell office:value-type="string">
            <text:p>21.476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29">
            <text:p>2529</text:p>
          </table:table-cell>
          <table:table-cell office:value-type="string">
            <text:p>2014-07-23 09:40:43</text:p>
          </table:table-cell>
          <table:table-cell office:value-type="string">
            <text:p>21.480 °C</text:p>
          </table:table-cell>
          <table:table-cell office:value-type="string">
            <text:p>21.479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30">
            <text:p>2530</text:p>
          </table:table-cell>
          <table:table-cell office:value-type="string">
            <text:p>2014-07-23 09:41:13</text:p>
          </table:table-cell>
          <table:table-cell table:number-columns-repeated="2" office:value-type="string">
            <text:p>21.482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31">
            <text:p>2531</text:p>
          </table:table-cell>
          <table:table-cell office:value-type="string">
            <text:p>2014-07-23 09:41:43</text:p>
          </table:table-cell>
          <table:table-cell office:value-type="string">
            <text:p>21.482 °C</text:p>
          </table:table-cell>
          <table:table-cell office:value-type="string">
            <text:p>21.479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office:value-type="string">
            <text:p>2014-07-23 09:42:13</text:p>
          </table:table-cell>
          <table:table-cell office:value-type="string">
            <text:p>21.482 °C</text:p>
          </table:table-cell>
          <table:table-cell office:value-type="string">
            <text:p>21.477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33">
            <text:p>2533</text:p>
          </table:table-cell>
          <table:table-cell office:value-type="string">
            <text:p>2014-07-23 09:42:43</text:p>
          </table:table-cell>
          <table:table-cell office:value-type="string">
            <text:p>21.486 °C</text:p>
          </table:table-cell>
          <table:table-cell office:value-type="string">
            <text:p>21.483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34">
            <text:p>2534</text:p>
          </table:table-cell>
          <table:table-cell office:value-type="string">
            <text:p>2014-07-23 09:43:13</text:p>
          </table:table-cell>
          <table:table-cell office:value-type="string">
            <text:p>21.485 °C</text:p>
          </table:table-cell>
          <table:table-cell office:value-type="string">
            <text:p>21.483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office:value-type="string">
            <text:p>2014-07-23 09:43:43</text:p>
          </table:table-cell>
          <table:table-cell office:value-type="string">
            <text:p>21.485 °C</text:p>
          </table:table-cell>
          <table:table-cell office:value-type="string">
            <text:p>21.482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36">
            <text:p>2536</text:p>
          </table:table-cell>
          <table:table-cell office:value-type="string">
            <text:p>2014-07-23 09:44:13</text:p>
          </table:table-cell>
          <table:table-cell office:value-type="string">
            <text:p>21.486 °C</text:p>
          </table:table-cell>
          <table:table-cell office:value-type="string">
            <text:p>21.485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2014-07-23 09:44:43</text:p>
          </table:table-cell>
          <table:table-cell office:value-type="string">
            <text:p>21.489 °C</text:p>
          </table:table-cell>
          <table:table-cell office:value-type="string">
            <text:p>21.486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38">
            <text:p>2538</text:p>
          </table:table-cell>
          <table:table-cell office:value-type="string">
            <text:p>2014-07-23 09:45:13</text:p>
          </table:table-cell>
          <table:table-cell table:number-columns-repeated="2" office:value-type="string">
            <text:p>21.489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39">
            <text:p>2539</text:p>
          </table:table-cell>
          <table:table-cell office:value-type="string">
            <text:p>2014-07-23 09:45:43</text:p>
          </table:table-cell>
          <table:table-cell office:value-type="string">
            <text:p>21.490 °C</text:p>
          </table:table-cell>
          <table:table-cell office:value-type="string">
            <text:p>21.486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40">
            <text:p>2540</text:p>
          </table:table-cell>
          <table:table-cell office:value-type="string">
            <text:p>2014-07-23 09:46:13</text:p>
          </table:table-cell>
          <table:table-cell office:value-type="string">
            <text:p>21.492 °C</text:p>
          </table:table-cell>
          <table:table-cell office:value-type="string">
            <text:p>21.489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41">
            <text:p>2541</text:p>
          </table:table-cell>
          <table:table-cell office:value-type="string">
            <text:p>2014-07-23 09:46:43</text:p>
          </table:table-cell>
          <table:table-cell table:number-columns-repeated="2" office:value-type="string">
            <text:p>21.492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string">
            <text:p>2014-07-23 09:47:13</text:p>
          </table:table-cell>
          <table:table-cell office:value-type="string">
            <text:p>21.493 °C</text:p>
          </table:table-cell>
          <table:table-cell office:value-type="string">
            <text:p>21.490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43">
            <text:p>2543</text:p>
          </table:table-cell>
          <table:table-cell office:value-type="string">
            <text:p>2014-07-23 09:47:43</text:p>
          </table:table-cell>
          <table:table-cell office:value-type="string">
            <text:p>21.495 °C</text:p>
          </table:table-cell>
          <table:table-cell office:value-type="string">
            <text:p>21.490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string">
            <text:p>2014-07-23 09:48:13</text:p>
          </table:table-cell>
          <table:table-cell office:value-type="string">
            <text:p>21.498 °C</text:p>
          </table:table-cell>
          <table:table-cell office:value-type="string">
            <text:p>21.493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545">
            <text:p>2545</text:p>
          </table:table-cell>
          <table:table-cell office:value-type="string">
            <text:p>2014-07-23 09:48:43</text:p>
          </table:table-cell>
          <table:table-cell office:value-type="string">
            <text:p>21.498 °C</text:p>
          </table:table-cell>
          <table:table-cell office:value-type="string">
            <text:p>21.495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46">
            <text:p>2546</text:p>
          </table:table-cell>
          <table:table-cell office:value-type="string">
            <text:p>2014-07-23 09:49:13</text:p>
          </table:table-cell>
          <table:table-cell office:value-type="string">
            <text:p>21.499 °C</text:p>
          </table:table-cell>
          <table:table-cell office:value-type="string">
            <text:p>21.495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547">
            <text:p>2547</text:p>
          </table:table-cell>
          <table:table-cell office:value-type="string">
            <text:p>2014-07-23 09:49:43</text:p>
          </table:table-cell>
          <table:table-cell office:value-type="string">
            <text:p>21.499 °C</text:p>
          </table:table-cell>
          <table:table-cell office:value-type="string">
            <text:p>21.495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548">
            <text:p>2548</text:p>
          </table:table-cell>
          <table:table-cell office:value-type="string">
            <text:p>2014-07-23 09:50:13</text:p>
          </table:table-cell>
          <table:table-cell table:number-columns-repeated="2" office:value-type="string">
            <text:p>21.500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549">
            <text:p>2549</text:p>
          </table:table-cell>
          <table:table-cell office:value-type="string">
            <text:p>2014-07-23 09:50:43</text:p>
          </table:table-cell>
          <table:table-cell office:value-type="string">
            <text:p>21.502 °C</text:p>
          </table:table-cell>
          <table:table-cell office:value-type="string">
            <text:p>21.498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550">
            <text:p>2550</text:p>
          </table:table-cell>
          <table:table-cell office:value-type="string">
            <text:p>2014-07-23 09:51:13</text:p>
          </table:table-cell>
          <table:table-cell table:number-columns-repeated="2" office:value-type="string">
            <text:p>21.503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551">
            <text:p>2551</text:p>
          </table:table-cell>
          <table:table-cell office:value-type="string">
            <text:p>2014-07-23 09:51:43</text:p>
          </table:table-cell>
          <table:table-cell table:number-columns-repeated="2" office:value-type="string">
            <text:p>21.503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string">
            <text:p>2014-07-23 09:52:13</text:p>
          </table:table-cell>
          <table:table-cell office:value-type="string">
            <text:p>21.505 °C</text:p>
          </table:table-cell>
          <table:table-cell office:value-type="string">
            <text:p>21.502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553">
            <text:p>2553</text:p>
          </table:table-cell>
          <table:table-cell office:value-type="string">
            <text:p>2014-07-23 09:52:43</text:p>
          </table:table-cell>
          <table:table-cell office:value-type="string">
            <text:p>21.506 °C</text:p>
          </table:table-cell>
          <table:table-cell office:value-type="string">
            <text:p>21.502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554">
            <text:p>2554</text:p>
          </table:table-cell>
          <table:table-cell office:value-type="string">
            <text:p>2014-07-23 09:53:13</text:p>
          </table:table-cell>
          <table:table-cell office:value-type="string">
            <text:p>21.508 °C</text:p>
          </table:table-cell>
          <table:table-cell office:value-type="string">
            <text:p>21.503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555">
            <text:p>2555</text:p>
          </table:table-cell>
          <table:table-cell office:value-type="string">
            <text:p>2014-07-23 09:53:43</text:p>
          </table:table-cell>
          <table:table-cell office:value-type="string">
            <text:p>21.509 °C</text:p>
          </table:table-cell>
          <table:table-cell office:value-type="string">
            <text:p>21.505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office:value-type="string">
            <text:p>2014-07-23 09:54:13</text:p>
          </table:table-cell>
          <table:table-cell office:value-type="string">
            <text:p>21.511 °C</text:p>
          </table:table-cell>
          <table:table-cell office:value-type="string">
            <text:p>21.508 °C</text:p>
          </table:table-cell>
          <table:table-cell table:number-columns-repeated="2" office:value-type="string">
            <text:p>74.7 %RH</text:p>
          </table:table-cell>
        </table:table-row>
        <table:table-row table:style-name="ro1">
          <table:table-cell office:value-type="float" office:value="2557">
            <text:p>2557</text:p>
          </table:table-cell>
          <table:table-cell office:value-type="string">
            <text:p>2014-07-23 09:54:43</text:p>
          </table:table-cell>
          <table:table-cell office:value-type="string">
            <text:p>21.511 °C</text:p>
          </table:table-cell>
          <table:table-cell office:value-type="string">
            <text:p>21.508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58">
            <text:p>2558</text:p>
          </table:table-cell>
          <table:table-cell office:value-type="string">
            <text:p>2014-07-23 09:55:13</text:p>
          </table:table-cell>
          <table:table-cell office:value-type="string">
            <text:p>21.512 °C</text:p>
          </table:table-cell>
          <table:table-cell office:value-type="string">
            <text:p>21.506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59">
            <text:p>2559</text:p>
          </table:table-cell>
          <table:table-cell office:value-type="string">
            <text:p>2014-07-23 09:55:43</text:p>
          </table:table-cell>
          <table:table-cell office:value-type="string">
            <text:p>21.512 °C</text:p>
          </table:table-cell>
          <table:table-cell office:value-type="string">
            <text:p>21.508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string">
            <text:p>2014-07-23 09:56:13</text:p>
          </table:table-cell>
          <table:table-cell office:value-type="string">
            <text:p>21.515 °C</text:p>
          </table:table-cell>
          <table:table-cell office:value-type="string">
            <text:p>21.512 °C</text:p>
          </table:table-cell>
          <table:table-cell office:value-type="string">
            <text:p>74.7 %RH</text:p>
          </table:table-cell>
          <table:table-cell office:value-type="string">
            <text:p>74.5 %RH</text:p>
          </table:table-cell>
        </table:table-row>
        <table:table-row table:style-name="ro1">
          <table:table-cell office:value-type="float" office:value="2561">
            <text:p>2561</text:p>
          </table:table-cell>
          <table:table-cell office:value-type="string">
            <text:p>2014-07-23 09:56:43</text:p>
          </table:table-cell>
          <table:table-cell office:value-type="string">
            <text:p>21.516 °C</text:p>
          </table:table-cell>
          <table:table-cell office:value-type="string">
            <text:p>21.513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62">
            <text:p>2562</text:p>
          </table:table-cell>
          <table:table-cell office:value-type="string">
            <text:p>2014-07-23 09:57:13</text:p>
          </table:table-cell>
          <table:table-cell office:value-type="string">
            <text:p>21.515 °C</text:p>
          </table:table-cell>
          <table:table-cell office:value-type="string">
            <text:p>21.512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63">
            <text:p>2563</text:p>
          </table:table-cell>
          <table:table-cell office:value-type="string">
            <text:p>2014-07-23 09:57:43</text:p>
          </table:table-cell>
          <table:table-cell office:value-type="string">
            <text:p>21.515 °C</text:p>
          </table:table-cell>
          <table:table-cell office:value-type="string">
            <text:p>21.512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64">
            <text:p>2564</text:p>
          </table:table-cell>
          <table:table-cell office:value-type="string">
            <text:p>2014-07-23 09:58:13</text:p>
          </table:table-cell>
          <table:table-cell office:value-type="string">
            <text:p>21.516 °C</text:p>
          </table:table-cell>
          <table:table-cell office:value-type="string">
            <text:p>21.515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65">
            <text:p>2565</text:p>
          </table:table-cell>
          <table:table-cell office:value-type="string">
            <text:p>2014-07-23 09:58:43</text:p>
          </table:table-cell>
          <table:table-cell table:number-columns-repeated="2" office:value-type="string">
            <text:p>21.516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66">
            <text:p>2566</text:p>
          </table:table-cell>
          <table:table-cell office:value-type="string">
            <text:p>2014-07-23 09:59:13</text:p>
          </table:table-cell>
          <table:table-cell office:value-type="string">
            <text:p>21.518 °C</text:p>
          </table:table-cell>
          <table:table-cell office:value-type="string">
            <text:p>21.516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67">
            <text:p>2567</text:p>
          </table:table-cell>
          <table:table-cell office:value-type="string">
            <text:p>2014-07-23 09:59:43</text:p>
          </table:table-cell>
          <table:table-cell office:value-type="string">
            <text:p>21.518 °C</text:p>
          </table:table-cell>
          <table:table-cell office:value-type="string">
            <text:p>21.513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68">
            <text:p>2568</text:p>
          </table:table-cell>
          <table:table-cell office:value-type="string">
            <text:p>2014-07-23 10:00:13</text:p>
          </table:table-cell>
          <table:table-cell office:value-type="string">
            <text:p>21.519 °C</text:p>
          </table:table-cell>
          <table:table-cell office:value-type="string">
            <text:p>21.515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69">
            <text:p>2569</text:p>
          </table:table-cell>
          <table:table-cell office:value-type="string">
            <text:p>2014-07-23 10:00:43</text:p>
          </table:table-cell>
          <table:table-cell office:value-type="string">
            <text:p>21.521 °C</text:p>
          </table:table-cell>
          <table:table-cell office:value-type="string">
            <text:p>21.519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70">
            <text:p>2570</text:p>
          </table:table-cell>
          <table:table-cell office:value-type="string">
            <text:p>2014-07-23 10:01:13</text:p>
          </table:table-cell>
          <table:table-cell office:value-type="string">
            <text:p>21.519 °C</text:p>
          </table:table-cell>
          <table:table-cell office:value-type="string">
            <text:p>21.516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2014-07-23 10:01:43</text:p>
          </table:table-cell>
          <table:table-cell office:value-type="string">
            <text:p>21.524 °C</text:p>
          </table:table-cell>
          <table:table-cell office:value-type="string">
            <text:p>21.518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 office:value-type="string">
            <text:p>2014-07-23 10:02:13</text:p>
          </table:table-cell>
          <table:table-cell office:value-type="string">
            <text:p>21.522 °C</text:p>
          </table:table-cell>
          <table:table-cell office:value-type="string">
            <text:p>21.515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73">
            <text:p>2573</text:p>
          </table:table-cell>
          <table:table-cell office:value-type="string">
            <text:p>2014-07-23 10:02:43</text:p>
          </table:table-cell>
          <table:table-cell office:value-type="string">
            <text:p>21.522 °C</text:p>
          </table:table-cell>
          <table:table-cell office:value-type="string">
            <text:p>21.521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74">
            <text:p>2574</text:p>
          </table:table-cell>
          <table:table-cell office:value-type="string">
            <text:p>2014-07-23 10:03:13</text:p>
          </table:table-cell>
          <table:table-cell table:number-columns-repeated="2" office:value-type="string">
            <text:p>21.525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75">
            <text:p>2575</text:p>
          </table:table-cell>
          <table:table-cell office:value-type="string">
            <text:p>2014-07-23 10:03:43</text:p>
          </table:table-cell>
          <table:table-cell office:value-type="string">
            <text:p>21.526 °C</text:p>
          </table:table-cell>
          <table:table-cell office:value-type="string">
            <text:p>21.524 °C</text:p>
          </table:table-cell>
          <table:table-cell office:value-type="string">
            <text:p>74.5 %RH</text:p>
          </table:table-cell>
          <table:table-cell office:value-type="string">
            <text:p>74.2 %RH</text:p>
          </table:table-cell>
        </table:table-row>
        <table:table-row table:style-name="ro1">
          <table:table-cell office:value-type="float" office:value="2576">
            <text:p>2576</text:p>
          </table:table-cell>
          <table:table-cell office:value-type="string">
            <text:p>2014-07-23 10:04:13</text:p>
          </table:table-cell>
          <table:table-cell office:value-type="string">
            <text:p>21.525 °C</text:p>
          </table:table-cell>
          <table:table-cell office:value-type="string">
            <text:p>21.522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577">
            <text:p>2577</text:p>
          </table:table-cell>
          <table:table-cell office:value-type="string">
            <text:p>2014-07-23 10:04:43</text:p>
          </table:table-cell>
          <table:table-cell office:value-type="string">
            <text:p>21.526 °C</text:p>
          </table:table-cell>
          <table:table-cell office:value-type="string">
            <text:p>21.524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78">
            <text:p>2578</text:p>
          </table:table-cell>
          <table:table-cell office:value-type="string">
            <text:p>2014-07-23 10:05:13</text:p>
          </table:table-cell>
          <table:table-cell office:value-type="string">
            <text:p>21.528 °C</text:p>
          </table:table-cell>
          <table:table-cell office:value-type="string">
            <text:p>21.525 °C</text:p>
          </table:table-cell>
          <table:table-cell office:value-type="string">
            <text:p>74.5 %RH</text:p>
          </table:table-cell>
          <table:table-cell office:value-type="string">
            <text:p>74.2 %RH</text:p>
          </table:table-cell>
        </table:table-row>
        <table:table-row table:style-name="ro1">
          <table:table-cell office:value-type="float" office:value="2579">
            <text:p>2579</text:p>
          </table:table-cell>
          <table:table-cell office:value-type="string">
            <text:p>2014-07-23 10:05:43</text:p>
          </table:table-cell>
          <table:table-cell table:number-columns-repeated="2" office:value-type="string">
            <text:p>21.528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80">
            <text:p>2580</text:p>
          </table:table-cell>
          <table:table-cell office:value-type="string">
            <text:p>2014-07-23 10:06:13</text:p>
          </table:table-cell>
          <table:table-cell office:value-type="string">
            <text:p>21.528 °C</text:p>
          </table:table-cell>
          <table:table-cell office:value-type="string">
            <text:p>21.522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81">
            <text:p>2581</text:p>
          </table:table-cell>
          <table:table-cell office:value-type="string">
            <text:p>2014-07-23 10:06:43</text:p>
          </table:table-cell>
          <table:table-cell office:value-type="string">
            <text:p>21.526 °C</text:p>
          </table:table-cell>
          <table:table-cell office:value-type="string">
            <text:p>21.524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office:value-type="string">
            <text:p>2014-07-23 10:07:13</text:p>
          </table:table-cell>
          <table:table-cell office:value-type="string">
            <text:p>21.528 °C</text:p>
          </table:table-cell>
          <table:table-cell office:value-type="string">
            <text:p>21.524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83">
            <text:p>2583</text:p>
          </table:table-cell>
          <table:table-cell office:value-type="string">
            <text:p>2014-07-23 10:07:43</text:p>
          </table:table-cell>
          <table:table-cell office:value-type="string">
            <text:p>21.526 °C</text:p>
          </table:table-cell>
          <table:table-cell office:value-type="string">
            <text:p>21.524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office:value-type="string">
            <text:p>2014-07-23 10:08:13</text:p>
          </table:table-cell>
          <table:table-cell office:value-type="string">
            <text:p>21.528 °C</text:p>
          </table:table-cell>
          <table:table-cell office:value-type="string">
            <text:p>21.525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office:value-type="string">
            <text:p>2014-07-23 10:08:43</text:p>
          </table:table-cell>
          <table:table-cell office:value-type="string">
            <text:p>21.528 °C</text:p>
          </table:table-cell>
          <table:table-cell office:value-type="string">
            <text:p>21.524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86">
            <text:p>2586</text:p>
          </table:table-cell>
          <table:table-cell office:value-type="string">
            <text:p>2014-07-23 10:09:13</text:p>
          </table:table-cell>
          <table:table-cell office:value-type="string">
            <text:p>21.529 °C</text:p>
          </table:table-cell>
          <table:table-cell office:value-type="string">
            <text:p>21.525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87">
            <text:p>2587</text:p>
          </table:table-cell>
          <table:table-cell office:value-type="string">
            <text:p>2014-07-23 10:09:43</text:p>
          </table:table-cell>
          <table:table-cell office:value-type="string">
            <text:p>21.528 °C</text:p>
          </table:table-cell>
          <table:table-cell office:value-type="string">
            <text:p>21.525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88">
            <text:p>2588</text:p>
          </table:table-cell>
          <table:table-cell office:value-type="string">
            <text:p>2014-07-23 10:10:13</text:p>
          </table:table-cell>
          <table:table-cell office:value-type="string">
            <text:p>21.531 °C</text:p>
          </table:table-cell>
          <table:table-cell office:value-type="string">
            <text:p>21.525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89">
            <text:p>2589</text:p>
          </table:table-cell>
          <table:table-cell office:value-type="string">
            <text:p>2014-07-23 10:10:43</text:p>
          </table:table-cell>
          <table:table-cell office:value-type="string">
            <text:p>21.531 °C</text:p>
          </table:table-cell>
          <table:table-cell office:value-type="string">
            <text:p>21.526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90">
            <text:p>2590</text:p>
          </table:table-cell>
          <table:table-cell office:value-type="string">
            <text:p>2014-07-23 10:11:13</text:p>
          </table:table-cell>
          <table:table-cell office:value-type="string">
            <text:p>21.531 °C</text:p>
          </table:table-cell>
          <table:table-cell office:value-type="string">
            <text:p>21.526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91">
            <text:p>2591</text:p>
          </table:table-cell>
          <table:table-cell office:value-type="string">
            <text:p>2014-07-23 10:11:43</text:p>
          </table:table-cell>
          <table:table-cell office:value-type="string">
            <text:p>21.534 °C</text:p>
          </table:table-cell>
          <table:table-cell office:value-type="string">
            <text:p>21.531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2014-07-23 10:12:13</text:p>
          </table:table-cell>
          <table:table-cell office:value-type="string">
            <text:p>21.532 °C</text:p>
          </table:table-cell>
          <table:table-cell office:value-type="string">
            <text:p>21.529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93">
            <text:p>2593</text:p>
          </table:table-cell>
          <table:table-cell office:value-type="string">
            <text:p>2014-07-23 10:12:43</text:p>
          </table:table-cell>
          <table:table-cell office:value-type="string">
            <text:p>21.532 °C</text:p>
          </table:table-cell>
          <table:table-cell office:value-type="string">
            <text:p>21.526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94">
            <text:p>2594</text:p>
          </table:table-cell>
          <table:table-cell office:value-type="string">
            <text:p>2014-07-23 10:13:13</text:p>
          </table:table-cell>
          <table:table-cell office:value-type="string">
            <text:p>21.535 °C</text:p>
          </table:table-cell>
          <table:table-cell office:value-type="string">
            <text:p>21.531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595">
            <text:p>2595</text:p>
          </table:table-cell>
          <table:table-cell office:value-type="string">
            <text:p>2014-07-23 10:13:43</text:p>
          </table:table-cell>
          <table:table-cell office:value-type="string">
            <text:p>21.532 °C</text:p>
          </table:table-cell>
          <table:table-cell office:value-type="string">
            <text:p>21.528 °C</text:p>
          </table:table-cell>
          <table:table-cell office:value-type="string">
            <text:p>74.5 %RH</text:p>
          </table:table-cell>
          <table:table-cell office:value-type="string">
            <text:p>74.2 %RH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string">
            <text:p>2014-07-23 10:14:13</text:p>
          </table:table-cell>
          <table:table-cell office:value-type="string">
            <text:p>21.534 °C</text:p>
          </table:table-cell>
          <table:table-cell office:value-type="string">
            <text:p>21.531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597">
            <text:p>2597</text:p>
          </table:table-cell>
          <table:table-cell office:value-type="string">
            <text:p>2014-07-23 10:14:43</text:p>
          </table:table-cell>
          <table:table-cell office:value-type="string">
            <text:p>21.532 °C</text:p>
          </table:table-cell>
          <table:table-cell office:value-type="string">
            <text:p>21.529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598">
            <text:p>2598</text:p>
          </table:table-cell>
          <table:table-cell office:value-type="string">
            <text:p>2014-07-23 10:15:13</text:p>
          </table:table-cell>
          <table:table-cell office:value-type="string">
            <text:p>21.532 °C</text:p>
          </table:table-cell>
          <table:table-cell office:value-type="string">
            <text:p>21.531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599">
            <text:p>2599</text:p>
          </table:table-cell>
          <table:table-cell office:value-type="string">
            <text:p>2014-07-23 10:15:43</text:p>
          </table:table-cell>
          <table:table-cell office:value-type="string">
            <text:p>21.534 °C</text:p>
          </table:table-cell>
          <table:table-cell office:value-type="string">
            <text:p>21.529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2014-07-23 10:16:13</text:p>
          </table:table-cell>
          <table:table-cell office:value-type="string">
            <text:p>21.534 °C</text:p>
          </table:table-cell>
          <table:table-cell office:value-type="string">
            <text:p>21.532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01">
            <text:p>2601</text:p>
          </table:table-cell>
          <table:table-cell office:value-type="string">
            <text:p>2014-07-23 10:16:43</text:p>
          </table:table-cell>
          <table:table-cell office:value-type="string">
            <text:p>21.535 °C</text:p>
          </table:table-cell>
          <table:table-cell office:value-type="string">
            <text:p>21.529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02">
            <text:p>2602</text:p>
          </table:table-cell>
          <table:table-cell office:value-type="string">
            <text:p>2014-07-23 10:17:13</text:p>
          </table:table-cell>
          <table:table-cell office:value-type="string">
            <text:p>21.535 °C</text:p>
          </table:table-cell>
          <table:table-cell office:value-type="string">
            <text:p>21.529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03">
            <text:p>2603</text:p>
          </table:table-cell>
          <table:table-cell office:value-type="string">
            <text:p>2014-07-23 10:17:43</text:p>
          </table:table-cell>
          <table:table-cell table:number-columns-repeated="2" office:value-type="string">
            <text:p>21.535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04">
            <text:p>2604</text:p>
          </table:table-cell>
          <table:table-cell office:value-type="string">
            <text:p>2014-07-23 10:18:13</text:p>
          </table:table-cell>
          <table:table-cell office:value-type="string">
            <text:p>21.535 °C</text:p>
          </table:table-cell>
          <table:table-cell office:value-type="string">
            <text:p>21.532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05">
            <text:p>2605</text:p>
          </table:table-cell>
          <table:table-cell office:value-type="string">
            <text:p>2014-07-23 10:18:43</text:p>
          </table:table-cell>
          <table:table-cell office:value-type="string">
            <text:p>21.536 °C</text:p>
          </table:table-cell>
          <table:table-cell office:value-type="string">
            <text:p>21.532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06">
            <text:p>2606</text:p>
          </table:table-cell>
          <table:table-cell office:value-type="string">
            <text:p>2014-07-23 10:19:13</text:p>
          </table:table-cell>
          <table:table-cell office:value-type="string">
            <text:p>21.536 °C</text:p>
          </table:table-cell>
          <table:table-cell office:value-type="string">
            <text:p>21.532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07">
            <text:p>2607</text:p>
          </table:table-cell>
          <table:table-cell office:value-type="string">
            <text:p>2014-07-23 10:19:43</text:p>
          </table:table-cell>
          <table:table-cell office:value-type="string">
            <text:p>21.536 °C</text:p>
          </table:table-cell>
          <table:table-cell office:value-type="string">
            <text:p>21.532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08">
            <text:p>2608</text:p>
          </table:table-cell>
          <table:table-cell office:value-type="string">
            <text:p>2014-07-23 10:20:13</text:p>
          </table:table-cell>
          <table:table-cell office:value-type="string">
            <text:p>21.536 °C</text:p>
          </table:table-cell>
          <table:table-cell office:value-type="string">
            <text:p>21.534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09">
            <text:p>2609</text:p>
          </table:table-cell>
          <table:table-cell office:value-type="string">
            <text:p>2014-07-23 10:20:43</text:p>
          </table:table-cell>
          <table:table-cell office:value-type="string">
            <text:p>21.536 °C</text:p>
          </table:table-cell>
          <table:table-cell office:value-type="string">
            <text:p>21.532 °C</text:p>
          </table:table-cell>
          <table:table-cell office:value-type="string">
            <text:p>74.5 %RH</text:p>
          </table:table-cell>
          <table:table-cell office:value-type="string">
            <text:p>74.2 %RH</text:p>
          </table:table-cell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2014-07-23 10:21:13</text:p>
          </table:table-cell>
          <table:table-cell office:value-type="string">
            <text:p>21.536 °C</text:p>
          </table:table-cell>
          <table:table-cell office:value-type="string">
            <text:p>21.535 °C</text:p>
          </table:table-cell>
          <table:table-cell office:value-type="string">
            <text:p>74.5 %RH</text:p>
          </table:table-cell>
          <table:table-cell office:value-type="string">
            <text:p>74.2 %RH</text:p>
          </table:table-cell>
        </table:table-row>
        <table:table-row table:style-name="ro1">
          <table:table-cell office:value-type="float" office:value="2611">
            <text:p>2611</text:p>
          </table:table-cell>
          <table:table-cell office:value-type="string">
            <text:p>2014-07-23 10:21:43</text:p>
          </table:table-cell>
          <table:table-cell office:value-type="string">
            <text:p>21.535 °C</text:p>
          </table:table-cell>
          <table:table-cell office:value-type="string">
            <text:p>21.532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office:value-type="string">
            <text:p>2014-07-23 10:22:13</text:p>
          </table:table-cell>
          <table:table-cell table:number-columns-repeated="2" office:value-type="string">
            <text:p>21.536 °C</text:p>
          </table:table-cell>
          <table:table-cell table:number-columns-repeated="2" office:value-type="string">
            <text:p>74.5 %RH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office:value-type="string">
            <text:p>2014-07-23 10:22:43</text:p>
          </table:table-cell>
          <table:table-cell office:value-type="string">
            <text:p>21.538 °C</text:p>
          </table:table-cell>
          <table:table-cell office:value-type="string">
            <text:p>21.534 °C</text:p>
          </table:table-cell>
          <table:table-cell office:value-type="string">
            <text:p>74.5 %RH</text:p>
          </table:table-cell>
          <table:table-cell office:value-type="string">
            <text:p>74.2 %RH</text:p>
          </table:table-cell>
        </table:table-row>
        <table:table-row table:style-name="ro1">
          <table:table-cell office:value-type="float" office:value="2614">
            <text:p>2614</text:p>
          </table:table-cell>
          <table:table-cell office:value-type="string">
            <text:p>2014-07-23 10:23:13</text:p>
          </table:table-cell>
          <table:table-cell office:value-type="string">
            <text:p>21.536 °C</text:p>
          </table:table-cell>
          <table:table-cell office:value-type="string">
            <text:p>21.534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15">
            <text:p>2615</text:p>
          </table:table-cell>
          <table:table-cell office:value-type="string">
            <text:p>2014-07-23 10:23:43</text:p>
          </table:table-cell>
          <table:table-cell office:value-type="string">
            <text:p>21.536 °C</text:p>
          </table:table-cell>
          <table:table-cell office:value-type="string">
            <text:p>21.535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16">
            <text:p>2616</text:p>
          </table:table-cell>
          <table:table-cell office:value-type="string">
            <text:p>2014-07-23 10:24:13</text:p>
          </table:table-cell>
          <table:table-cell table:number-columns-repeated="2" office:value-type="string">
            <text:p>21.538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17">
            <text:p>2617</text:p>
          </table:table-cell>
          <table:table-cell office:value-type="string">
            <text:p>2014-07-23 10:24:43</text:p>
          </table:table-cell>
          <table:table-cell office:value-type="string">
            <text:p>21.535 °C</text:p>
          </table:table-cell>
          <table:table-cell office:value-type="string">
            <text:p>21.534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2014-07-23 10:25:13</text:p>
          </table:table-cell>
          <table:table-cell office:value-type="string">
            <text:p>21.538 °C</text:p>
          </table:table-cell>
          <table:table-cell office:value-type="string">
            <text:p>21.534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office:value-type="string">
            <text:p>2014-07-23 10:25:43</text:p>
          </table:table-cell>
          <table:table-cell office:value-type="string">
            <text:p>21.536 °C</text:p>
          </table:table-cell>
          <table:table-cell office:value-type="string">
            <text:p>21.535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office:value-type="string">
            <text:p>2014-07-23 10:26:13</text:p>
          </table:table-cell>
          <table:table-cell table:number-columns-repeated="2" office:value-type="string">
            <text:p>21.538 °C</text:p>
          </table:table-cell>
          <table:table-cell office:value-type="string">
            <text:p>74.2 %RH</text:p>
          </table:table-cell>
          <table:table-cell office:value-type="string">
            <text:p>73.9 %RH</text:p>
          </table:table-cell>
        </table:table-row>
        <table:table-row table:style-name="ro1">
          <table:table-cell office:value-type="float" office:value="2621">
            <text:p>2621</text:p>
          </table:table-cell>
          <table:table-cell office:value-type="string">
            <text:p>2014-07-23 10:26:43</text:p>
          </table:table-cell>
          <table:table-cell office:value-type="string">
            <text:p>21.538 °C</text:p>
          </table:table-cell>
          <table:table-cell office:value-type="string">
            <text:p>21.535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string">
            <text:p>2014-07-23 10:27:13</text:p>
          </table:table-cell>
          <table:table-cell office:value-type="string">
            <text:p>21.538 °C</text:p>
          </table:table-cell>
          <table:table-cell office:value-type="string">
            <text:p>21.535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23">
            <text:p>2623</text:p>
          </table:table-cell>
          <table:table-cell office:value-type="string">
            <text:p>2014-07-23 10:27:43</text:p>
          </table:table-cell>
          <table:table-cell office:value-type="string">
            <text:p>21.539 °C</text:p>
          </table:table-cell>
          <table:table-cell office:value-type="string">
            <text:p>21.538 °C</text:p>
          </table:table-cell>
          <table:table-cell office:value-type="string">
            <text:p>74.5 %RH</text:p>
          </table:table-cell>
          <table:table-cell office:value-type="string">
            <text:p>73.9 %RH</text:p>
          </table:table-cell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2014-07-23 10:28:13</text:p>
          </table:table-cell>
          <table:table-cell office:value-type="string">
            <text:p>21.539 °C</text:p>
          </table:table-cell>
          <table:table-cell office:value-type="string">
            <text:p>21.534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25">
            <text:p>2625</text:p>
          </table:table-cell>
          <table:table-cell office:value-type="string">
            <text:p>2014-07-23 10:28:43</text:p>
          </table:table-cell>
          <table:table-cell office:value-type="string">
            <text:p>21.539 °C</text:p>
          </table:table-cell>
          <table:table-cell office:value-type="string">
            <text:p>21.535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office:value-type="string">
            <text:p>2014-07-23 10:29:13</text:p>
          </table:table-cell>
          <table:table-cell office:value-type="string">
            <text:p>21.539 °C</text:p>
          </table:table-cell>
          <table:table-cell office:value-type="string">
            <text:p>21.536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27">
            <text:p>2627</text:p>
          </table:table-cell>
          <table:table-cell office:value-type="string">
            <text:p>2014-07-23 10:29:43</text:p>
          </table:table-cell>
          <table:table-cell office:value-type="string">
            <text:p>21.539 °C</text:p>
          </table:table-cell>
          <table:table-cell office:value-type="string">
            <text:p>21.536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28">
            <text:p>2628</text:p>
          </table:table-cell>
          <table:table-cell office:value-type="string">
            <text:p>2014-07-23 10:30:13</text:p>
          </table:table-cell>
          <table:table-cell office:value-type="string">
            <text:p>21.539 °C</text:p>
          </table:table-cell>
          <table:table-cell office:value-type="string">
            <text:p>21.536 °C</text:p>
          </table:table-cell>
          <table:table-cell office:value-type="string">
            <text:p>74.5 %RH</text:p>
          </table:table-cell>
          <table:table-cell office:value-type="string">
            <text:p>73.9 %RH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string">
            <text:p>2014-07-23 10:30:43</text:p>
          </table:table-cell>
          <table:table-cell office:value-type="string">
            <text:p>21.542 °C</text:p>
          </table:table-cell>
          <table:table-cell office:value-type="string">
            <text:p>21.539 °C</text:p>
          </table:table-cell>
          <table:table-cell office:value-type="string">
            <text:p>74.2 %RH</text:p>
          </table:table-cell>
          <table:table-cell office:value-type="string">
            <text:p>73.9 %RH</text:p>
          </table:table-cell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2014-07-23 10:31:13</text:p>
          </table:table-cell>
          <table:table-cell office:value-type="string">
            <text:p>21.542 °C</text:p>
          </table:table-cell>
          <table:table-cell office:value-type="string">
            <text:p>21.536 °C</text:p>
          </table:table-cell>
          <table:table-cell office:value-type="string">
            <text:p>74.2 %RH</text:p>
          </table:table-cell>
          <table:table-cell office:value-type="string">
            <text:p>73.9 %RH</text:p>
          </table:table-cell>
        </table:table-row>
        <table:table-row table:style-name="ro1">
          <table:table-cell office:value-type="float" office:value="2631">
            <text:p>2631</text:p>
          </table:table-cell>
          <table:table-cell office:value-type="string">
            <text:p>2014-07-23 10:31:43</text:p>
          </table:table-cell>
          <table:table-cell office:value-type="string">
            <text:p>21.542 °C</text:p>
          </table:table-cell>
          <table:table-cell office:value-type="string">
            <text:p>21.539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32">
            <text:p>2632</text:p>
          </table:table-cell>
          <table:table-cell office:value-type="string">
            <text:p>2014-07-23 10:32:13</text:p>
          </table:table-cell>
          <table:table-cell office:value-type="string">
            <text:p>21.544 °C</text:p>
          </table:table-cell>
          <table:table-cell office:value-type="string">
            <text:p>21.542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33">
            <text:p>2633</text:p>
          </table:table-cell>
          <table:table-cell office:value-type="string">
            <text:p>2014-07-23 10:32:43</text:p>
          </table:table-cell>
          <table:table-cell office:value-type="string">
            <text:p>21.545 °C</text:p>
          </table:table-cell>
          <table:table-cell office:value-type="string">
            <text:p>21.542 °C</text:p>
          </table:table-cell>
          <table:table-cell office:value-type="string">
            <text:p>74.5 %RH</text:p>
          </table:table-cell>
          <table:table-cell office:value-type="string">
            <text:p>73.9 %RH</text:p>
          </table:table-cell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2014-07-23 10:33:13</text:p>
          </table:table-cell>
          <table:table-cell office:value-type="string">
            <text:p>21.545 °C</text:p>
          </table:table-cell>
          <table:table-cell office:value-type="string">
            <text:p>21.539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35">
            <text:p>2635</text:p>
          </table:table-cell>
          <table:table-cell office:value-type="string">
            <text:p>2014-07-23 10:33:43</text:p>
          </table:table-cell>
          <table:table-cell office:value-type="string">
            <text:p>21.544 °C</text:p>
          </table:table-cell>
          <table:table-cell office:value-type="string">
            <text:p>21.542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36">
            <text:p>2636</text:p>
          </table:table-cell>
          <table:table-cell office:value-type="string">
            <text:p>2014-07-23 10:34:13</text:p>
          </table:table-cell>
          <table:table-cell office:value-type="string">
            <text:p>21.544 °C</text:p>
          </table:table-cell>
          <table:table-cell office:value-type="string">
            <text:p>21.539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37">
            <text:p>2637</text:p>
          </table:table-cell>
          <table:table-cell office:value-type="string">
            <text:p>2014-07-23 10:34:43</text:p>
          </table:table-cell>
          <table:table-cell office:value-type="string">
            <text:p>21.545 °C</text:p>
          </table:table-cell>
          <table:table-cell office:value-type="string">
            <text:p>21.542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38">
            <text:p>2638</text:p>
          </table:table-cell>
          <table:table-cell office:value-type="string">
            <text:p>2014-07-23 10:35:13</text:p>
          </table:table-cell>
          <table:table-cell office:value-type="string">
            <text:p>21.545 °C</text:p>
          </table:table-cell>
          <table:table-cell office:value-type="string">
            <text:p>21.544 °C</text:p>
          </table:table-cell>
          <table:table-cell office:value-type="string">
            <text:p>74.2 %RH</text:p>
          </table:table-cell>
          <table:table-cell office:value-type="string">
            <text:p>73.9 %RH</text:p>
          </table:table-cell>
        </table:table-row>
        <table:table-row table:style-name="ro1">
          <table:table-cell office:value-type="float" office:value="2639">
            <text:p>2639</text:p>
          </table:table-cell>
          <table:table-cell office:value-type="string">
            <text:p>2014-07-23 10:35:43</text:p>
          </table:table-cell>
          <table:table-cell table:number-columns-repeated="2" office:value-type="string">
            <text:p>21.547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string">
            <text:p>2014-07-23 10:36:13</text:p>
          </table:table-cell>
          <table:table-cell table:number-columns-repeated="2" office:value-type="string">
            <text:p>21.545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41">
            <text:p>2641</text:p>
          </table:table-cell>
          <table:table-cell office:value-type="string">
            <text:p>2014-07-23 10:36:43</text:p>
          </table:table-cell>
          <table:table-cell office:value-type="string">
            <text:p>21.547 °C</text:p>
          </table:table-cell>
          <table:table-cell office:value-type="string">
            <text:p>21.544 °C</text:p>
          </table:table-cell>
          <table:table-cell office:value-type="string">
            <text:p>74.2 %RH</text:p>
          </table:table-cell>
          <table:table-cell office:value-type="string">
            <text:p>73.9 %RH</text:p>
          </table:table-cell>
        </table:table-row>
        <table:table-row table:style-name="ro1">
          <table:table-cell office:value-type="float" office:value="2642">
            <text:p>2642</text:p>
          </table:table-cell>
          <table:table-cell office:value-type="string">
            <text:p>2014-07-23 10:37:13</text:p>
          </table:table-cell>
          <table:table-cell office:value-type="string">
            <text:p>21.548 °C</text:p>
          </table:table-cell>
          <table:table-cell office:value-type="string">
            <text:p>21.547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43">
            <text:p>2643</text:p>
          </table:table-cell>
          <table:table-cell office:value-type="string">
            <text:p>2014-07-23 10:37:43</text:p>
          </table:table-cell>
          <table:table-cell office:value-type="string">
            <text:p>21.548 °C</text:p>
          </table:table-cell>
          <table:table-cell office:value-type="string">
            <text:p>21.544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44">
            <text:p>2644</text:p>
          </table:table-cell>
          <table:table-cell office:value-type="string">
            <text:p>2014-07-23 10:38:13</text:p>
          </table:table-cell>
          <table:table-cell office:value-type="string">
            <text:p>21.549 °C</text:p>
          </table:table-cell>
          <table:table-cell office:value-type="string">
            <text:p>21.547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2014-07-23 10:38:43</text:p>
          </table:table-cell>
          <table:table-cell office:value-type="string">
            <text:p>21.549 °C</text:p>
          </table:table-cell>
          <table:table-cell office:value-type="string">
            <text:p>21.548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46">
            <text:p>2646</text:p>
          </table:table-cell>
          <table:table-cell office:value-type="string">
            <text:p>2014-07-23 10:39:13</text:p>
          </table:table-cell>
          <table:table-cell office:value-type="string">
            <text:p>21.551 °C</text:p>
          </table:table-cell>
          <table:table-cell office:value-type="string">
            <text:p>21.548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47">
            <text:p>2647</text:p>
          </table:table-cell>
          <table:table-cell office:value-type="string">
            <text:p>2014-07-23 10:39:43</text:p>
          </table:table-cell>
          <table:table-cell office:value-type="string">
            <text:p>21.551 °C</text:p>
          </table:table-cell>
          <table:table-cell office:value-type="string">
            <text:p>21.549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48">
            <text:p>2648</text:p>
          </table:table-cell>
          <table:table-cell office:value-type="string">
            <text:p>2014-07-23 10:40:13</text:p>
          </table:table-cell>
          <table:table-cell office:value-type="string">
            <text:p>21.552 °C</text:p>
          </table:table-cell>
          <table:table-cell office:value-type="string">
            <text:p>21.548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49">
            <text:p>2649</text:p>
          </table:table-cell>
          <table:table-cell office:value-type="string">
            <text:p>2014-07-23 10:40:43</text:p>
          </table:table-cell>
          <table:table-cell office:value-type="string">
            <text:p>21.552 °C</text:p>
          </table:table-cell>
          <table:table-cell office:value-type="string">
            <text:p>21.548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50">
            <text:p>2650</text:p>
          </table:table-cell>
          <table:table-cell office:value-type="string">
            <text:p>2014-07-23 10:41:13</text:p>
          </table:table-cell>
          <table:table-cell office:value-type="string">
            <text:p>21.554 °C</text:p>
          </table:table-cell>
          <table:table-cell office:value-type="string">
            <text:p>21.549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2014-07-23 10:41:43</text:p>
          </table:table-cell>
          <table:table-cell office:value-type="string">
            <text:p>21.557 °C</text:p>
          </table:table-cell>
          <table:table-cell office:value-type="string">
            <text:p>21.551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52">
            <text:p>2652</text:p>
          </table:table-cell>
          <table:table-cell office:value-type="string">
            <text:p>2014-07-23 10:42:13</text:p>
          </table:table-cell>
          <table:table-cell office:value-type="string">
            <text:p>21.557 °C</text:p>
          </table:table-cell>
          <table:table-cell office:value-type="string">
            <text:p>21.554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53">
            <text:p>2653</text:p>
          </table:table-cell>
          <table:table-cell office:value-type="string">
            <text:p>2014-07-23 10:42:43</text:p>
          </table:table-cell>
          <table:table-cell office:value-type="string">
            <text:p>21.558 °C</text:p>
          </table:table-cell>
          <table:table-cell office:value-type="string">
            <text:p>21.554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office:value-type="string">
            <text:p>2014-07-23 10:43:13</text:p>
          </table:table-cell>
          <table:table-cell office:value-type="string">
            <text:p>21.557 °C</text:p>
          </table:table-cell>
          <table:table-cell office:value-type="string">
            <text:p>21.552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55">
            <text:p>2655</text:p>
          </table:table-cell>
          <table:table-cell office:value-type="string">
            <text:p>2014-07-23 10:43:43</text:p>
          </table:table-cell>
          <table:table-cell office:value-type="string">
            <text:p>21.558 °C</text:p>
          </table:table-cell>
          <table:table-cell office:value-type="string">
            <text:p>21.557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56">
            <text:p>2656</text:p>
          </table:table-cell>
          <table:table-cell office:value-type="string">
            <text:p>2014-07-23 10:44:13</text:p>
          </table:table-cell>
          <table:table-cell table:number-columns-repeated="2" office:value-type="string">
            <text:p>21.558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57">
            <text:p>2657</text:p>
          </table:table-cell>
          <table:table-cell office:value-type="string">
            <text:p>2014-07-23 10:44:43</text:p>
          </table:table-cell>
          <table:table-cell office:value-type="string">
            <text:p>21.560 °C</text:p>
          </table:table-cell>
          <table:table-cell office:value-type="string">
            <text:p>21.557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58">
            <text:p>2658</text:p>
          </table:table-cell>
          <table:table-cell office:value-type="string">
            <text:p>2014-07-23 10:45:13</text:p>
          </table:table-cell>
          <table:table-cell office:value-type="string">
            <text:p>21.561 °C</text:p>
          </table:table-cell>
          <table:table-cell office:value-type="string">
            <text:p>21.558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59">
            <text:p>2659</text:p>
          </table:table-cell>
          <table:table-cell office:value-type="string">
            <text:p>2014-07-23 10:45:43</text:p>
          </table:table-cell>
          <table:table-cell office:value-type="string">
            <text:p>21.560 °C</text:p>
          </table:table-cell>
          <table:table-cell office:value-type="string">
            <text:p>21.557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office:value-type="string">
            <text:p>2014-07-23 10:46:13</text:p>
          </table:table-cell>
          <table:table-cell office:value-type="string">
            <text:p>21.560 °C</text:p>
          </table:table-cell>
          <table:table-cell office:value-type="string">
            <text:p>21.558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61">
            <text:p>2661</text:p>
          </table:table-cell>
          <table:table-cell office:value-type="string">
            <text:p>2014-07-23 10:46:43</text:p>
          </table:table-cell>
          <table:table-cell office:value-type="string">
            <text:p>21.561 °C</text:p>
          </table:table-cell>
          <table:table-cell office:value-type="string">
            <text:p>21.558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62">
            <text:p>2662</text:p>
          </table:table-cell>
          <table:table-cell office:value-type="string">
            <text:p>2014-07-23 10:47:13</text:p>
          </table:table-cell>
          <table:table-cell office:value-type="string">
            <text:p>21.562 °C</text:p>
          </table:table-cell>
          <table:table-cell office:value-type="string">
            <text:p>21.560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63">
            <text:p>2663</text:p>
          </table:table-cell>
          <table:table-cell office:value-type="string">
            <text:p>2014-07-23 10:47:43</text:p>
          </table:table-cell>
          <table:table-cell office:value-type="string">
            <text:p>21.564 °C</text:p>
          </table:table-cell>
          <table:table-cell office:value-type="string">
            <text:p>21.562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64">
            <text:p>2664</text:p>
          </table:table-cell>
          <table:table-cell office:value-type="string">
            <text:p>2014-07-23 10:48:13</text:p>
          </table:table-cell>
          <table:table-cell office:value-type="string">
            <text:p>21.564 °C</text:p>
          </table:table-cell>
          <table:table-cell office:value-type="string">
            <text:p>21.562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65">
            <text:p>2665</text:p>
          </table:table-cell>
          <table:table-cell office:value-type="string">
            <text:p>2014-07-23 10:48:43</text:p>
          </table:table-cell>
          <table:table-cell office:value-type="string">
            <text:p>21.567 °C</text:p>
          </table:table-cell>
          <table:table-cell office:value-type="string">
            <text:p>21.561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66">
            <text:p>2666</text:p>
          </table:table-cell>
          <table:table-cell office:value-type="string">
            <text:p>2014-07-23 10:49:13</text:p>
          </table:table-cell>
          <table:table-cell office:value-type="string">
            <text:p>21.568 °C</text:p>
          </table:table-cell>
          <table:table-cell office:value-type="string">
            <text:p>21.565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67">
            <text:p>2667</text:p>
          </table:table-cell>
          <table:table-cell office:value-type="string">
            <text:p>2014-07-23 10:49:43</text:p>
          </table:table-cell>
          <table:table-cell table:number-columns-repeated="2" office:value-type="string">
            <text:p>21.567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68">
            <text:p>2668</text:p>
          </table:table-cell>
          <table:table-cell office:value-type="string">
            <text:p>2014-07-23 10:50:13</text:p>
          </table:table-cell>
          <table:table-cell office:value-type="string">
            <text:p>21.568 °C</text:p>
          </table:table-cell>
          <table:table-cell office:value-type="string">
            <text:p>21.565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69">
            <text:p>2669</text:p>
          </table:table-cell>
          <table:table-cell office:value-type="string">
            <text:p>2014-07-23 10:50:43</text:p>
          </table:table-cell>
          <table:table-cell office:value-type="string">
            <text:p>21.570 °C</text:p>
          </table:table-cell>
          <table:table-cell office:value-type="string">
            <text:p>21.567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string">
            <text:p>2014-07-23 10:51:13</text:p>
          </table:table-cell>
          <table:table-cell table:number-columns-repeated="2" office:value-type="string">
            <text:p>21.568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office:value-type="string">
            <text:p>2014-07-23 10:51:43</text:p>
          </table:table-cell>
          <table:table-cell office:value-type="string">
            <text:p>21.571 °C</text:p>
          </table:table-cell>
          <table:table-cell office:value-type="string">
            <text:p>21.568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office:value-type="string">
            <text:p>2014-07-23 10:52:13</text:p>
          </table:table-cell>
          <table:table-cell office:value-type="string">
            <text:p>21.574 °C</text:p>
          </table:table-cell>
          <table:table-cell office:value-type="string">
            <text:p>21.567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73">
            <text:p>2673</text:p>
          </table:table-cell>
          <table:table-cell office:value-type="string">
            <text:p>2014-07-23 10:52:43</text:p>
          </table:table-cell>
          <table:table-cell office:value-type="string">
            <text:p>21.574 °C</text:p>
          </table:table-cell>
          <table:table-cell office:value-type="string">
            <text:p>21.568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office:value-type="string">
            <text:p>2014-07-23 10:53:13</text:p>
          </table:table-cell>
          <table:table-cell office:value-type="string">
            <text:p>21.574 °C</text:p>
          </table:table-cell>
          <table:table-cell office:value-type="string">
            <text:p>21.573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office:value-type="string">
            <text:p>2014-07-23 10:53:43</text:p>
          </table:table-cell>
          <table:table-cell table:number-columns-repeated="2" office:value-type="string">
            <text:p>21.574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76">
            <text:p>2676</text:p>
          </table:table-cell>
          <table:table-cell office:value-type="string">
            <text:p>2014-07-23 10:54:13</text:p>
          </table:table-cell>
          <table:table-cell office:value-type="string">
            <text:p>21.575 °C</text:p>
          </table:table-cell>
          <table:table-cell office:value-type="string">
            <text:p>21.573 °C</text:p>
          </table:table-cell>
          <table:table-cell table:number-columns-repeated="2" office:value-type="string">
            <text:p>74.2 %RH</text:p>
          </table:table-cell>
        </table:table-row>
        <table:table-row table:style-name="ro1">
          <table:table-cell office:value-type="float" office:value="2677">
            <text:p>2677</text:p>
          </table:table-cell>
          <table:table-cell office:value-type="string">
            <text:p>2014-07-23 10:54:43</text:p>
          </table:table-cell>
          <table:table-cell office:value-type="string">
            <text:p>21.577 °C</text:p>
          </table:table-cell>
          <table:table-cell office:value-type="string">
            <text:p>21.573 °C</text:p>
          </table:table-cell>
          <table:table-cell office:value-type="string">
            <text:p>74.2 %RH</text:p>
          </table:table-cell>
          <table:table-cell office:value-type="string">
            <text:p>66.2 %RH</text:p>
          </table:table-cell>
        </table:table-row>
        <table:table-row table:style-name="ro1">
          <table:table-cell office:value-type="float" office:value="2678">
            <text:p>2678</text:p>
          </table:table-cell>
          <table:table-cell office:value-type="string">
            <text:p>2014-07-23 10:55:13</text:p>
          </table:table-cell>
          <table:table-cell office:value-type="string">
            <text:p>21.596 °C</text:p>
          </table:table-cell>
          <table:table-cell office:value-type="string">
            <text:p>21.594 °C</text:p>
          </table:table-cell>
          <table:table-cell office:value-type="string">
            <text:p>66.0 %RH</text:p>
          </table:table-cell>
          <table:table-cell office:value-type="string">
            <text:p>62.0 %RH</text:p>
          </table:table-cell>
        </table:table-row>
        <table:table-row table:style-name="ro1">
          <table:table-cell office:value-type="float" office:value="2679">
            <text:p>2679</text:p>
          </table:table-cell>
          <table:table-cell office:value-type="string">
            <text:p>2014-07-23 10:55:43</text:p>
          </table:table-cell>
          <table:table-cell office:value-type="string">
            <text:p>21.616 °C</text:p>
          </table:table-cell>
          <table:table-cell office:value-type="string">
            <text:p>21.611 °C</text:p>
          </table:table-cell>
          <table:table-cell office:value-type="string">
            <text:p>61.8 %RH</text:p>
          </table:table-cell>
          <table:table-cell office:value-type="string">
            <text:p>61.0 %RH</text:p>
          </table:table-cell>
        </table:table-row>
        <table:table-row table:style-name="ro1">
          <table:table-cell office:value-type="float" office:value="2680">
            <text:p>2680</text:p>
          </table:table-cell>
          <table:table-cell office:value-type="string">
            <text:p>2014-07-23 10:56:13</text:p>
          </table:table-cell>
          <table:table-cell table:number-columns-repeated="2" office:value-type="string">
            <text:p>21.650 °C</text:p>
          </table:table-cell>
          <table:table-cell office:value-type="string">
            <text:p>61.0 %RH</text:p>
          </table:table-cell>
          <table:table-cell office:value-type="string">
            <text:p>60.2 %RH</text:p>
          </table:table-cell>
        </table:table-row>
        <table:table-row table:style-name="ro1">
          <table:table-cell office:value-type="float" office:value="2681">
            <text:p>2681</text:p>
          </table:table-cell>
          <table:table-cell office:value-type="string">
            <text:p>2014-07-23 10:56:43</text:p>
          </table:table-cell>
          <table:table-cell table:number-columns-repeated="2" office:value-type="string">
            <text:p>21.673 °C</text:p>
          </table:table-cell>
          <table:table-cell office:value-type="string">
            <text:p>60.2 %RH</text:p>
          </table:table-cell>
          <table:table-cell office:value-type="string">
            <text:p>59.4 %RH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string">
            <text:p>2014-07-23 10:57:13</text:p>
          </table:table-cell>
          <table:table-cell office:value-type="string">
            <text:p>21.705 °C</text:p>
          </table:table-cell>
          <table:table-cell office:value-type="string">
            <text:p>21.704 °C</text:p>
          </table:table-cell>
          <table:table-cell office:value-type="string">
            <text:p>59.6 %RH</text:p>
          </table:table-cell>
          <table:table-cell office:value-type="string">
            <text:p>58.3 %RH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office:value-type="string">
            <text:p>2014-07-23 10:57:43</text:p>
          </table:table-cell>
          <table:table-cell office:value-type="string">
            <text:p>21.737 °C</text:p>
          </table:table-cell>
          <table:table-cell office:value-type="string">
            <text:p>21.735 °C</text:p>
          </table:table-cell>
          <table:table-cell office:value-type="string">
            <text:p>58.6 %RH</text:p>
          </table:table-cell>
          <table:table-cell office:value-type="string">
            <text:p>58.1 %RH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string">
            <text:p>2014-07-23 10:58:13</text:p>
          </table:table-cell>
          <table:table-cell office:value-type="string">
            <text:p>21.774 °C</text:p>
          </table:table-cell>
          <table:table-cell office:value-type="string">
            <text:p>21.773 °C</text:p>
          </table:table-cell>
          <table:table-cell office:value-type="string">
            <text:p>58.1 %RH</text:p>
          </table:table-cell>
          <table:table-cell office:value-type="string">
            <text:p>57.6 %RH</text:p>
          </table:table-cell>
        </table:table-row>
        <table:table-row table:style-name="ro1">
          <table:table-cell office:value-type="float" office:value="2685">
            <text:p>2685</text:p>
          </table:table-cell>
          <table:table-cell office:value-type="string">
            <text:p>2014-07-23 10:58:43</text:p>
          </table:table-cell>
          <table:table-cell office:value-type="string">
            <text:p>21.809 °C</text:p>
          </table:table-cell>
          <table:table-cell office:value-type="string">
            <text:p>21.807 °C</text:p>
          </table:table-cell>
          <table:table-cell office:value-type="string">
            <text:p>57.6 %RH</text:p>
          </table:table-cell>
          <table:table-cell office:value-type="string">
            <text:p>57.3 %RH</text:p>
          </table:table-cell>
        </table:table-row>
        <table:table-row table:style-name="ro1">
          <table:table-cell office:value-type="float" office:value="2686">
            <text:p>2686</text:p>
          </table:table-cell>
          <table:table-cell office:value-type="string">
            <text:p>2014-07-23 10:59:13</text:p>
          </table:table-cell>
          <table:table-cell table:number-columns-repeated="2" office:value-type="string">
            <text:p>21.839 °C</text:p>
          </table:table-cell>
          <table:table-cell office:value-type="string">
            <text:p>57.6 %RH</text:p>
          </table:table-cell>
          <table:table-cell office:value-type="string">
            <text:p>56.6 %RH</text:p>
          </table:table-cell>
        </table:table-row>
        <table:table-row table:style-name="ro1">
          <table:table-cell office:value-type="float" office:value="2687">
            <text:p>2687</text:p>
          </table:table-cell>
          <table:table-cell office:value-type="string">
            <text:p>2014-07-23 10:59:43</text:p>
          </table:table-cell>
          <table:table-cell table:number-columns-repeated="2" office:value-type="string">
            <text:p>21.872 °C</text:p>
          </table:table-cell>
          <table:table-cell table:number-columns-repeated="2" office:value-type="string">
            <text:p>56.6 %RH</text:p>
          </table:table-cell>
        </table:table-row>
        <table:table-row table:style-name="ro1">
          <table:table-cell office:value-type="float" office:value="2688">
            <text:p>2688</text:p>
          </table:table-cell>
          <table:table-cell office:value-type="string">
            <text:p>2014-07-23 11:00:13</text:p>
          </table:table-cell>
          <table:table-cell table:number-columns-repeated="2" office:value-type="string">
            <text:p>21.907 °C</text:p>
          </table:table-cell>
          <table:table-cell table:number-columns-repeated="2" office:value-type="string">
            <text:p>56.8 %RH</text:p>
          </table:table-cell>
        </table:table-row>
        <table:table-row table:style-name="ro1">
          <table:table-cell office:value-type="float" office:value="2689">
            <text:p>2689</text:p>
          </table:table-cell>
          <table:table-cell office:value-type="string">
            <text:p>2014-07-23 11:00:43</text:p>
          </table:table-cell>
          <table:table-cell office:value-type="string">
            <text:p>21.946 °C</text:p>
          </table:table-cell>
          <table:table-cell office:value-type="string">
            <text:p>21.944 °C</text:p>
          </table:table-cell>
          <table:table-cell office:value-type="string">
            <text:p>56.8 %RH</text:p>
          </table:table-cell>
          <table:table-cell office:value-type="string">
            <text:p>56.3 %RH</text:p>
          </table:table-cell>
        </table:table-row>
        <table:table-row table:style-name="ro1">
          <table:table-cell office:value-type="float" office:value="2690">
            <text:p>2690</text:p>
          </table:table-cell>
          <table:table-cell office:value-type="string">
            <text:p>2014-07-23 11:01:13</text:p>
          </table:table-cell>
          <table:table-cell table:number-columns-repeated="2" office:value-type="string">
            <text:p>21.985 °C</text:p>
          </table:table-cell>
          <table:table-cell office:value-type="string">
            <text:p>56.3 %RH</text:p>
          </table:table-cell>
          <table:table-cell office:value-type="string">
            <text:p>56.1 %RH</text:p>
          </table:table-cell>
        </table:table-row>
        <table:table-row table:style-name="ro1">
          <table:table-cell office:value-type="float" office:value="2691">
            <text:p>2691</text:p>
          </table:table-cell>
          <table:table-cell office:value-type="string">
            <text:p>2014-07-23 11:01:43</text:p>
          </table:table-cell>
          <table:table-cell table:number-columns-repeated="2" office:value-type="string">
            <text:p>22.034 °C</text:p>
          </table:table-cell>
          <table:table-cell office:value-type="string">
            <text:p>56.8 %RH</text:p>
          </table:table-cell>
          <table:table-cell office:value-type="string">
            <text:p>56.3 %RH</text:p>
          </table:table-cell>
        </table:table-row>
        <table:table-row table:style-name="ro1">
          <table:table-cell office:value-type="float" office:value="2692">
            <text:p>2692</text:p>
          </table:table-cell>
          <table:table-cell office:value-type="string">
            <text:p>2014-07-23 11:02:13</text:p>
          </table:table-cell>
          <table:table-cell table:number-columns-repeated="2" office:value-type="string">
            <text:p>22.090 °C</text:p>
          </table:table-cell>
          <table:table-cell office:value-type="string">
            <text:p>56.6 %RH</text:p>
          </table:table-cell>
          <table:table-cell office:value-type="string">
            <text:p>56.3 %RH</text:p>
          </table:table-cell>
        </table:table-row>
        <table:table-row table:style-name="ro1">
          <table:table-cell office:value-type="float" office:value="2693">
            <text:p>2693</text:p>
          </table:table-cell>
          <table:table-cell office:value-type="string">
            <text:p>2014-07-23 11:02:43</text:p>
          </table:table-cell>
          <table:table-cell table:number-columns-repeated="2" office:value-type="string">
            <text:p>22.145 °C</text:p>
          </table:table-cell>
          <table:table-cell table:number-columns-repeated="2" office:value-type="string">
            <text:p>57.6 %RH</text:p>
          </table:table-cell>
        </table:table-row>
        <table:table-row table:style-name="ro1">
          <table:table-cell office:value-type="float" office:value="2694">
            <text:p>2694</text:p>
          </table:table-cell>
          <table:table-cell office:value-type="string">
            <text:p>2014-07-23 11:03:13</text:p>
          </table:table-cell>
          <table:table-cell table:number-columns-repeated="2" office:value-type="string">
            <text:p>22.196 °C</text:p>
          </table:table-cell>
          <table:table-cell office:value-type="string">
            <text:p>57.6 %RH</text:p>
          </table:table-cell>
          <table:table-cell office:value-type="string">
            <text:p>55.8 %RH</text:p>
          </table:table-cell>
        </table:table-row>
        <table:table-row table:style-name="ro1">
          <table:table-cell office:value-type="float" office:value="2695">
            <text:p>2695</text:p>
          </table:table-cell>
          <table:table-cell office:value-type="string">
            <text:p>2014-07-23 11:03:43</text:p>
          </table:table-cell>
          <table:table-cell table:number-columns-repeated="2" office:value-type="string">
            <text:p>22.240 °C</text:p>
          </table:table-cell>
          <table:table-cell office:value-type="string">
            <text:p>56.8 %RH</text:p>
          </table:table-cell>
          <table:table-cell office:value-type="string">
            <text:p>56.3 %RH</text:p>
          </table:table-cell>
        </table:table-row>
        <table:table-row table:style-name="ro1">
          <table:table-cell office:value-type="float" office:value="2696">
            <text:p>2696</text:p>
          </table:table-cell>
          <table:table-cell office:value-type="string">
            <text:p>2014-07-23 11:04:13</text:p>
          </table:table-cell>
          <table:table-cell table:number-columns-repeated="2" office:value-type="string">
            <text:p>22.289 °C</text:p>
          </table:table-cell>
          <table:table-cell office:value-type="string">
            <text:p>56.3 %RH</text:p>
          </table:table-cell>
          <table:table-cell office:value-type="string">
            <text:p>55.6 %RH</text:p>
          </table:table-cell>
        </table:table-row>
        <table:table-row table:style-name="ro1">
          <table:table-cell office:value-type="float" office:value="2697">
            <text:p>2697</text:p>
          </table:table-cell>
          <table:table-cell office:value-type="string">
            <text:p>2014-07-23 11:04:43</text:p>
          </table:table-cell>
          <table:table-cell table:number-columns-repeated="2" office:value-type="string">
            <text:p>22.327 °C</text:p>
          </table:table-cell>
          <table:table-cell office:value-type="string">
            <text:p>56.3 %RH</text:p>
          </table:table-cell>
          <table:table-cell office:value-type="string">
            <text:p>56.1 %RH</text:p>
          </table:table-cell>
        </table:table-row>
        <table:table-row table:style-name="ro1">
          <table:table-cell office:value-type="float" office:value="2698">
            <text:p>2698</text:p>
          </table:table-cell>
          <table:table-cell office:value-type="string">
            <text:p>2014-07-23 11:05:13</text:p>
          </table:table-cell>
          <table:table-cell table:number-columns-repeated="2" office:value-type="string">
            <text:p>22.365 °C</text:p>
          </table:table-cell>
          <table:table-cell office:value-type="string">
            <text:p>56.3 %RH</text:p>
          </table:table-cell>
          <table:table-cell office:value-type="string">
            <text:p>55.6 %RH</text:p>
          </table:table-cell>
        </table:table-row>
        <table:table-row table:style-name="ro1">
          <table:table-cell office:value-type="float" office:value="2699">
            <text:p>2699</text:p>
          </table:table-cell>
          <table:table-cell office:value-type="string">
            <text:p>2014-07-23 11:05:43</text:p>
          </table:table-cell>
          <table:table-cell table:number-columns-repeated="2" office:value-type="string">
            <text:p>22.396 °C</text:p>
          </table:table-cell>
          <table:table-cell office:value-type="string">
            <text:p>55.8 %RH</text:p>
          </table:table-cell>
          <table:table-cell office:value-type="string">
            <text:p>55.1 %RH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2014-07-23 11:06:13</text:p>
          </table:table-cell>
          <table:table-cell office:value-type="string">
            <text:p>22.424 °C</text:p>
          </table:table-cell>
          <table:table-cell office:value-type="string">
            <text:p>22.422 °C</text:p>
          </table:table-cell>
          <table:table-cell office:value-type="string">
            <text:p>55.1 %RH</text:p>
          </table:table-cell>
          <table:table-cell office:value-type="string">
            <text:p>54.6 %RH</text:p>
          </table:table-cell>
        </table:table-row>
        <table:table-row table:style-name="ro1">
          <table:table-cell office:value-type="float" office:value="2701">
            <text:p>2701</text:p>
          </table:table-cell>
          <table:table-cell office:value-type="string">
            <text:p>2014-07-23 11:06:43</text:p>
          </table:table-cell>
          <table:table-cell table:number-columns-repeated="2" office:value-type="string">
            <text:p>22.454 °C</text:p>
          </table:table-cell>
          <table:table-cell table:number-columns-repeated="2" office:value-type="string">
            <text:p>54.6 %RH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string">
            <text:p>2014-07-23 11:07:13</text:p>
          </table:table-cell>
          <table:table-cell table:number-columns-repeated="2" office:value-type="string">
            <text:p>22.486 °C</text:p>
          </table:table-cell>
          <table:table-cell office:value-type="string">
            <text:p>55.3 %RH</text:p>
          </table:table-cell>
          <table:table-cell office:value-type="string">
            <text:p>55.1 %RH</text:p>
          </table:table-cell>
        </table:table-row>
        <table:table-row table:style-name="ro1">
          <table:table-cell office:value-type="float" office:value="2703">
            <text:p>2703</text:p>
          </table:table-cell>
          <table:table-cell office:value-type="string">
            <text:p>2014-07-23 11:07:43</text:p>
          </table:table-cell>
          <table:table-cell table:number-columns-repeated="2" office:value-type="string">
            <text:p>22.518 °C</text:p>
          </table:table-cell>
          <table:table-cell office:value-type="string">
            <text:p>55.6 %RH</text:p>
          </table:table-cell>
          <table:table-cell office:value-type="string">
            <text:p>54.8 %RH</text:p>
          </table:table-cell>
        </table:table-row>
        <table:table-row table:style-name="ro1">
          <table:table-cell office:value-type="float" office:value="2704">
            <text:p>2704</text:p>
          </table:table-cell>
          <table:table-cell office:value-type="string">
            <text:p>2014-07-23 11:08:13</text:p>
          </table:table-cell>
          <table:table-cell table:number-columns-repeated="2" office:value-type="string">
            <text:p>22.551 °C</text:p>
          </table:table-cell>
          <table:table-cell office:value-type="string">
            <text:p>55.1 %RH</text:p>
          </table:table-cell>
          <table:table-cell office:value-type="string">
            <text:p>54.8 %RH</text:p>
          </table:table-cell>
        </table:table-row>
        <table:table-row table:style-name="ro1">
          <table:table-cell office:value-type="float" office:value="2705">
            <text:p>2705</text:p>
          </table:table-cell>
          <table:table-cell office:value-type="string">
            <text:p>2014-07-23 11:08:43</text:p>
          </table:table-cell>
          <table:table-cell table:number-columns-repeated="2" office:value-type="string">
            <text:p>22.584 °C</text:p>
          </table:table-cell>
          <table:table-cell office:value-type="string">
            <text:p>55.1 %RH</text:p>
          </table:table-cell>
          <table:table-cell office:value-type="string">
            <text:p>54.0 %RH</text:p>
          </table:table-cell>
        </table:table-row>
        <table:table-row table:style-name="ro1">
          <table:table-cell office:value-type="float" office:value="2706">
            <text:p>2706</text:p>
          </table:table-cell>
          <table:table-cell office:value-type="string">
            <text:p>2014-07-23 11:09:13</text:p>
          </table:table-cell>
          <table:table-cell table:number-columns-repeated="2" office:value-type="string">
            <text:p>22.620 °C</text:p>
          </table:table-cell>
          <table:table-cell table:number-columns-repeated="2" office:value-type="string">
            <text:p>54.0 %RH</text:p>
          </table:table-cell>
        </table:table-row>
        <table:table-row table:style-name="ro1">
          <table:table-cell office:value-type="float" office:value="2707">
            <text:p>2707</text:p>
          </table:table-cell>
          <table:table-cell office:value-type="string">
            <text:p>2014-07-23 11:09:43</text:p>
          </table:table-cell>
          <table:table-cell table:number-columns-repeated="2" office:value-type="string">
            <text:p>22.664 °C</text:p>
          </table:table-cell>
          <table:table-cell office:value-type="string">
            <text:p>54.0 %RH</text:p>
          </table:table-cell>
          <table:table-cell office:value-type="string">
            <text:p>53.5 %RH</text:p>
          </table:table-cell>
        </table:table-row>
        <table:table-row table:style-name="ro1">
          <table:table-cell office:value-type="float" office:value="2708">
            <text:p>2708</text:p>
          </table:table-cell>
          <table:table-cell office:value-type="string">
            <text:p>2014-07-23 11:10:13</text:p>
          </table:table-cell>
          <table:table-cell office:value-type="string">
            <text:p>22.707 °C</text:p>
          </table:table-cell>
          <table:table-cell office:value-type="string">
            <text:p>22.701 °C</text:p>
          </table:table-cell>
          <table:table-cell table:number-columns-repeated="2" office:value-type="string">
            <text:p>53.8 %RH</text:p>
          </table:table-cell>
        </table:table-row>
        <table:table-row table:style-name="ro1">
          <table:table-cell office:value-type="float" office:value="2709">
            <text:p>2709</text:p>
          </table:table-cell>
          <table:table-cell office:value-type="string">
            <text:p>2014-07-23 11:10:43</text:p>
          </table:table-cell>
          <table:table-cell table:number-columns-repeated="2" office:value-type="string">
            <text:p>22.739 °C</text:p>
          </table:table-cell>
          <table:table-cell table:number-columns-repeated="2" office:value-type="string">
            <text:p>53.8 %RH</text:p>
          </table:table-cell>
        </table:table-row>
        <table:table-row table:style-name="ro1">
          <table:table-cell office:value-type="float" office:value="2710">
            <text:p>2710</text:p>
          </table:table-cell>
          <table:table-cell office:value-type="string">
            <text:p>2014-07-23 11:11:13</text:p>
          </table:table-cell>
          <table:table-cell table:number-columns-repeated="2" office:value-type="string">
            <text:p>22.762 °C</text:p>
          </table:table-cell>
          <table:table-cell office:value-type="string">
            <text:p>53.8 %RH</text:p>
          </table:table-cell>
          <table:table-cell office:value-type="string">
            <text:p>53.5 %RH</text:p>
          </table:table-cell>
        </table:table-row>
        <table:table-row table:style-name="ro1">
          <table:table-cell office:value-type="float" office:value="2711">
            <text:p>2711</text:p>
          </table:table-cell>
          <table:table-cell office:value-type="string">
            <text:p>2014-07-23 11:11:43</text:p>
          </table:table-cell>
          <table:table-cell table:number-columns-repeated="2" office:value-type="string">
            <text:p>22.782 °C</text:p>
          </table:table-cell>
          <table:table-cell table:number-columns-repeated="2" office:value-type="string">
            <text:p>53.8 %RH</text:p>
          </table:table-cell>
        </table:table-row>
        <table:table-row table:style-name="ro1">
          <table:table-cell office:value-type="float" office:value="2712">
            <text:p>2712</text:p>
          </table:table-cell>
          <table:table-cell office:value-type="string">
            <text:p>2014-07-23 11:12:13</text:p>
          </table:table-cell>
          <table:table-cell table:number-columns-repeated="2" office:value-type="string">
            <text:p>22.802 °C</text:p>
          </table:table-cell>
          <table:table-cell office:value-type="string">
            <text:p>53.8 %RH</text:p>
          </table:table-cell>
          <table:table-cell office:value-type="string">
            <text:p>53.0 %RH</text:p>
          </table:table-cell>
        </table:table-row>
        <table:table-row table:style-name="ro1">
          <table:table-cell office:value-type="float" office:value="2713">
            <text:p>2713</text:p>
          </table:table-cell>
          <table:table-cell office:value-type="string">
            <text:p>2014-07-23 11:12:43</text:p>
          </table:table-cell>
          <table:table-cell office:value-type="string">
            <text:p>22.821 °C</text:p>
          </table:table-cell>
          <table:table-cell office:value-type="string">
            <text:p>22.818 °C</text:p>
          </table:table-cell>
          <table:table-cell office:value-type="string">
            <text:p>53.0 %RH</text:p>
          </table:table-cell>
          <table:table-cell office:value-type="string">
            <text:p>52.8 %RH</text:p>
          </table:table-cell>
        </table:table-row>
        <table:table-row table:style-name="ro1">
          <table:table-cell office:value-type="float" office:value="2714">
            <text:p>2714</text:p>
          </table:table-cell>
          <table:table-cell office:value-type="string">
            <text:p>2014-07-23 11:13:13</text:p>
          </table:table-cell>
          <table:table-cell office:value-type="string">
            <text:p>22.829 °C</text:p>
          </table:table-cell>
          <table:table-cell office:value-type="string">
            <text:p>22.827 °C</text:p>
          </table:table-cell>
          <table:table-cell office:value-type="string">
            <text:p>53.0 %RH</text:p>
          </table:table-cell>
          <table:table-cell office:value-type="string">
            <text:p>52.8 %RH</text:p>
          </table:table-cell>
        </table:table-row>
        <table:table-row table:style-name="ro1">
          <table:table-cell office:value-type="float" office:value="2715">
            <text:p>2715</text:p>
          </table:table-cell>
          <table:table-cell office:value-type="string">
            <text:p>2014-07-23 11:13:43</text:p>
          </table:table-cell>
          <table:table-cell office:value-type="string">
            <text:p>22.840 °C</text:p>
          </table:table-cell>
          <table:table-cell office:value-type="string">
            <text:p>22.839 °C</text:p>
          </table:table-cell>
          <table:table-cell table:number-columns-repeated="2" office:value-type="string">
            <text:p>53.0 %RH</text:p>
          </table:table-cell>
        </table:table-row>
        <table:table-row table:style-name="ro1">
          <table:table-cell office:value-type="float" office:value="2716">
            <text:p>2716</text:p>
          </table:table-cell>
          <table:table-cell office:value-type="string">
            <text:p>2014-07-23 11:14:13</text:p>
          </table:table-cell>
          <table:table-cell table:number-columns-repeated="2" office:value-type="string">
            <text:p>22.878 °C</text:p>
          </table:table-cell>
          <table:table-cell office:value-type="string">
            <text:p>53.8 %RH</text:p>
          </table:table-cell>
          <table:table-cell office:value-type="string">
            <text:p>53.3 %RH</text:p>
          </table:table-cell>
        </table:table-row>
        <table:table-row table:style-name="ro1">
          <table:table-cell office:value-type="float" office:value="2717">
            <text:p>2717</text:p>
          </table:table-cell>
          <table:table-cell office:value-type="string">
            <text:p>2014-07-23 11:14:43</text:p>
          </table:table-cell>
          <table:table-cell table:number-columns-repeated="2" office:value-type="string">
            <text:p>22.930 °C</text:p>
          </table:table-cell>
          <table:table-cell office:value-type="string">
            <text:p>53.3 %RH</text:p>
          </table:table-cell>
          <table:table-cell office:value-type="string">
            <text:p>52.3 %RH</text:p>
          </table:table-cell>
        </table:table-row>
        <table:table-row table:style-name="ro1">
          <table:table-cell office:value-type="float" office:value="2718">
            <text:p>2718</text:p>
          </table:table-cell>
          <table:table-cell office:value-type="string">
            <text:p>2014-07-23 11:15:13</text:p>
          </table:table-cell>
          <table:table-cell table:number-columns-repeated="2" office:value-type="string">
            <text:p>22.965 °C</text:p>
          </table:table-cell>
          <table:table-cell table:number-columns-repeated="2" office:value-type="string">
            <text:p>52.3 %RH</text:p>
          </table:table-cell>
        </table:table-row>
        <table:table-row table:style-name="ro1">
          <table:table-cell office:value-type="float" office:value="2719">
            <text:p>2719</text:p>
          </table:table-cell>
          <table:table-cell office:value-type="string">
            <text:p>2014-07-23 11:15:43</text:p>
          </table:table-cell>
          <table:table-cell table:number-columns-repeated="2" office:value-type="string">
            <text:p>22.983 °C</text:p>
          </table:table-cell>
          <table:table-cell office:value-type="string">
            <text:p>52.5 %RH</text:p>
          </table:table-cell>
          <table:table-cell office:value-type="string">
            <text:p>52.0 %RH</text:p>
          </table:table-cell>
        </table:table-row>
        <table:table-row table:style-name="ro1">
          <table:table-cell office:value-type="float" office:value="2720">
            <text:p>2720</text:p>
          </table:table-cell>
          <table:table-cell office:value-type="string">
            <text:p>2014-07-23 11:16:13</text:p>
          </table:table-cell>
          <table:table-cell table:number-columns-repeated="2" office:value-type="string">
            <text:p>22.996 °C</text:p>
          </table:table-cell>
          <table:table-cell office:value-type="string">
            <text:p>52.3 %RH</text:p>
          </table:table-cell>
          <table:table-cell office:value-type="string">
            <text:p>52.0 %RH</text:p>
          </table:table-cell>
        </table:table-row>
        <table:table-row table:style-name="ro1">
          <table:table-cell office:value-type="float" office:value="2721">
            <text:p>2721</text:p>
          </table:table-cell>
          <table:table-cell office:value-type="string">
            <text:p>2014-07-23 11:16:43</text:p>
          </table:table-cell>
          <table:table-cell table:number-columns-repeated="2" office:value-type="string">
            <text:p>23.009 °C</text:p>
          </table:table-cell>
          <table:table-cell office:value-type="string">
            <text:p>52.5 %RH</text:p>
          </table:table-cell>
          <table:table-cell office:value-type="string">
            <text:p>52.3 %RH</text:p>
          </table:table-cell>
        </table:table-row>
        <table:table-row table:style-name="ro1">
          <table:table-cell office:value-type="float" office:value="2722">
            <text:p>2722</text:p>
          </table:table-cell>
          <table:table-cell office:value-type="string">
            <text:p>2014-07-23 11:17:13</text:p>
          </table:table-cell>
          <table:table-cell office:value-type="string">
            <text:p>23.024 °C</text:p>
          </table:table-cell>
          <table:table-cell office:value-type="string">
            <text:p>23.020 °C</text:p>
          </table:table-cell>
          <table:table-cell office:value-type="string">
            <text:p>52.3 %RH</text:p>
          </table:table-cell>
          <table:table-cell office:value-type="string">
            <text:p>51.8 %RH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string">
            <text:p>2014-07-23 11:17:43</text:p>
          </table:table-cell>
          <table:table-cell table:number-columns-repeated="2" office:value-type="string">
            <text:p>23.034 °C</text:p>
          </table:table-cell>
          <table:table-cell table:number-columns-repeated="2" office:value-type="string">
            <text:p>52.3 %RH</text:p>
          </table:table-cell>
        </table:table-row>
        <table:table-row table:style-name="ro1">
          <table:table-cell office:value-type="float" office:value="2724">
            <text:p>2724</text:p>
          </table:table-cell>
          <table:table-cell office:value-type="string">
            <text:p>2014-07-23 11:18:13</text:p>
          </table:table-cell>
          <table:table-cell table:number-columns-repeated="2" office:value-type="string">
            <text:p>23.049 °C</text:p>
          </table:table-cell>
          <table:table-cell table:number-columns-repeated="2" office:value-type="string">
            <text:p>53.0 %RH</text:p>
          </table:table-cell>
        </table:table-row>
        <table:table-row table:style-name="ro1">
          <table:table-cell office:value-type="float" office:value="2725">
            <text:p>2725</text:p>
          </table:table-cell>
          <table:table-cell office:value-type="string">
            <text:p>2014-07-23 11:18:43</text:p>
          </table:table-cell>
          <table:table-cell table:number-columns-repeated="2" office:value-type="string">
            <text:p>23.062 °C</text:p>
          </table:table-cell>
          <table:table-cell office:value-type="string">
            <text:p>52.8 %RH</text:p>
          </table:table-cell>
          <table:table-cell office:value-type="string">
            <text:p>52.3 %RH</text:p>
          </table:table-cell>
        </table:table-row>
        <table:table-row table:style-name="ro1">
          <table:table-cell office:value-type="float" office:value="2726">
            <text:p>2726</text:p>
          </table:table-cell>
          <table:table-cell office:value-type="string">
            <text:p>2014-07-23 11:19:13</text:p>
          </table:table-cell>
          <table:table-cell office:value-type="string">
            <text:p>23.075 °C</text:p>
          </table:table-cell>
          <table:table-cell office:value-type="string">
            <text:p>23.073 °C</text:p>
          </table:table-cell>
          <table:table-cell table:number-columns-repeated="2" office:value-type="string">
            <text:p>53.0 %RH</text:p>
          </table:table-cell>
        </table:table-row>
        <table:table-row table:style-name="ro1">
          <table:table-cell office:value-type="float" office:value="2727">
            <text:p>2727</text:p>
          </table:table-cell>
          <table:table-cell office:value-type="string">
            <text:p>2014-07-23 11:19:43</text:p>
          </table:table-cell>
          <table:table-cell office:value-type="string">
            <text:p>23.089 °C</text:p>
          </table:table-cell>
          <table:table-cell office:value-type="string">
            <text:p>23.088 °C</text:p>
          </table:table-cell>
          <table:table-cell office:value-type="string">
            <text:p>53.3 %RH</text:p>
          </table:table-cell>
          <table:table-cell office:value-type="string">
            <text:p>51.8 %RH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2014-07-23 11:20:13</text:p>
          </table:table-cell>
          <table:table-cell table:number-columns-repeated="2" office:value-type="string">
            <text:p>23.099 °C</text:p>
          </table:table-cell>
          <table:table-cell office:value-type="string">
            <text:p>52.0 %RH</text:p>
          </table:table-cell>
          <table:table-cell office:value-type="string">
            <text:p>51.8 %RH</text:p>
          </table:table-cell>
        </table:table-row>
        <table:table-row table:style-name="ro1">
          <table:table-cell office:value-type="float" office:value="2729">
            <text:p>2729</text:p>
          </table:table-cell>
          <table:table-cell office:value-type="string">
            <text:p>2014-07-23 11:20:43</text:p>
          </table:table-cell>
          <table:table-cell office:value-type="string">
            <text:p>23.108 °C</text:p>
          </table:table-cell>
          <table:table-cell office:value-type="string">
            <text:p>23.106 °C</text:p>
          </table:table-cell>
          <table:table-cell office:value-type="string">
            <text:p>52.3 %RH</text:p>
          </table:table-cell>
          <table:table-cell office:value-type="string">
            <text:p>52.0 %RH</text:p>
          </table:table-cell>
        </table:table-row>
        <table:table-row table:style-name="ro1">
          <table:table-cell office:value-type="float" office:value="2730">
            <text:p>2730</text:p>
          </table:table-cell>
          <table:table-cell office:value-type="string">
            <text:p>2014-07-23 11:21:13</text:p>
          </table:table-cell>
          <table:table-cell office:value-type="string">
            <text:p>23.122 °C</text:p>
          </table:table-cell>
          <table:table-cell office:value-type="string">
            <text:p>23.119 °C</text:p>
          </table:table-cell>
          <table:table-cell office:value-type="string">
            <text:p>52.3 %RH</text:p>
          </table:table-cell>
          <table:table-cell office:value-type="string">
            <text:p>52.0 %RH</text:p>
          </table:table-cell>
        </table:table-row>
        <table:table-row table:style-name="ro1">
          <table:table-cell office:value-type="float" office:value="2731">
            <text:p>2731</text:p>
          </table:table-cell>
          <table:table-cell office:value-type="string">
            <text:p>2014-07-23 11:21:43</text:p>
          </table:table-cell>
          <table:table-cell table:number-columns-repeated="2" office:value-type="string">
            <text:p>23.137 °C</text:p>
          </table:table-cell>
          <table:table-cell office:value-type="string">
            <text:p>52.0 %RH</text:p>
          </table:table-cell>
          <table:table-cell office:value-type="string">
            <text:p>51.8 %RH</text:p>
          </table:table-cell>
        </table:table-row>
        <table:table-row table:style-name="ro1">
          <table:table-cell office:value-type="float" office:value="2732">
            <text:p>2732</text:p>
          </table:table-cell>
          <table:table-cell office:value-type="string">
            <text:p>2014-07-23 11:22:13</text:p>
          </table:table-cell>
          <table:table-cell table:number-columns-repeated="2" office:value-type="string">
            <text:p>23.153 °C</text:p>
          </table:table-cell>
          <table:table-cell office:value-type="string">
            <text:p>52.0 %RH</text:p>
          </table:table-cell>
          <table:table-cell office:value-type="string">
            <text:p>51.8 %RH</text:p>
          </table:table-cell>
        </table:table-row>
        <table:table-row table:style-name="ro1">
          <table:table-cell office:value-type="float" office:value="2733">
            <text:p>2733</text:p>
          </table:table-cell>
          <table:table-cell office:value-type="string">
            <text:p>2014-07-23 11:22:43</text:p>
          </table:table-cell>
          <table:table-cell table:number-columns-repeated="2" office:value-type="string">
            <text:p>23.172 °C</text:p>
          </table:table-cell>
          <table:table-cell office:value-type="string">
            <text:p>52.0 %RH</text:p>
          </table:table-cell>
          <table:table-cell office:value-type="string">
            <text:p>51.8 %RH</text:p>
          </table:table-cell>
        </table:table-row>
        <table:table-row table:style-name="ro1">
          <table:table-cell office:value-type="float" office:value="2734">
            <text:p>2734</text:p>
          </table:table-cell>
          <table:table-cell office:value-type="string">
            <text:p>2014-07-23 11:23:13</text:p>
          </table:table-cell>
          <table:table-cell table:number-columns-repeated="2" office:value-type="string">
            <text:p>23.188 °C</text:p>
          </table:table-cell>
          <table:table-cell office:value-type="string">
            <text:p>51.8 %RH</text:p>
          </table:table-cell>
          <table:table-cell office:value-type="string">
            <text:p>51.5 %RH</text:p>
          </table:table-cell>
        </table:table-row>
        <table:table-row table:style-name="ro1">
          <table:table-cell office:value-type="float" office:value="2735">
            <text:p>2735</text:p>
          </table:table-cell>
          <table:table-cell office:value-type="string">
            <text:p>2014-07-23 11:23:43</text:p>
          </table:table-cell>
          <table:table-cell table:number-columns-repeated="2" office:value-type="string">
            <text:p>23.203 °C</text:p>
          </table:table-cell>
          <table:table-cell table:number-columns-repeated="2" office:value-type="string">
            <text:p>52.0 %RH</text:p>
          </table:table-cell>
        </table:table-row>
        <table:table-row table:style-name="ro1">
          <table:table-cell office:value-type="float" office:value="2736">
            <text:p>2736</text:p>
          </table:table-cell>
          <table:table-cell office:value-type="string">
            <text:p>2014-07-23 11:24:13</text:p>
          </table:table-cell>
          <table:table-cell table:number-columns-repeated="2" office:value-type="string">
            <text:p>23.217 °C</text:p>
          </table:table-cell>
          <table:table-cell office:value-type="string">
            <text:p>52.0 %RH</text:p>
          </table:table-cell>
          <table:table-cell office:value-type="string">
            <text:p>51.5 %RH</text:p>
          </table:table-cell>
        </table:table-row>
        <table:table-row table:style-name="ro1">
          <table:table-cell office:value-type="float" office:value="2737">
            <text:p>2737</text:p>
          </table:table-cell>
          <table:table-cell office:value-type="string">
            <text:p>2014-07-23 11:24:43</text:p>
          </table:table-cell>
          <table:table-cell table:number-columns-repeated="2" office:value-type="string">
            <text:p>23.232 °C</text:p>
          </table:table-cell>
          <table:table-cell table:number-columns-repeated="2" office:value-type="string">
            <text:p>51.8 %RH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string">
            <text:p>2014-07-23 11:25:13</text:p>
          </table:table-cell>
          <table:table-cell table:number-columns-repeated="2" office:value-type="string">
            <text:p>23.246 °C</text:p>
          </table:table-cell>
          <table:table-cell table:number-columns-repeated="2" office:value-type="string">
            <text:p>51.8 %RH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string">
            <text:p>2014-07-23 11:25:43</text:p>
          </table:table-cell>
          <table:table-cell office:value-type="string">
            <text:p>23.261 °C</text:p>
          </table:table-cell>
          <table:table-cell office:value-type="string">
            <text:p>23.259 °C</text:p>
          </table:table-cell>
          <table:table-cell office:value-type="string">
            <text:p>51.8 %RH</text:p>
          </table:table-cell>
          <table:table-cell office:value-type="string">
            <text:p>51.3 %RH</text:p>
          </table:table-cell>
        </table:table-row>
        <table:table-row table:style-name="ro1">
          <table:table-cell office:value-type="float" office:value="2740">
            <text:p>2740</text:p>
          </table:table-cell>
          <table:table-cell office:value-type="string">
            <text:p>2014-07-23 11:26:13</text:p>
          </table:table-cell>
          <table:table-cell table:number-columns-repeated="2" office:value-type="string">
            <text:p>23.274 °C</text:p>
          </table:table-cell>
          <table:table-cell office:value-type="string">
            <text:p>51.8 %RH</text:p>
          </table:table-cell>
          <table:table-cell office:value-type="string">
            <text:p>51.5 %RH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string">
            <text:p>2014-07-23 11:26:43</text:p>
          </table:table-cell>
          <table:table-cell office:value-type="string">
            <text:p>23.290 °C</text:p>
          </table:table-cell>
          <table:table-cell office:value-type="string">
            <text:p>23.288 °C</text:p>
          </table:table-cell>
          <table:table-cell office:value-type="string">
            <text:p>51.8 %RH</text:p>
          </table:table-cell>
          <table:table-cell office:value-type="string">
            <text:p>51.5 %RH</text:p>
          </table:table-cell>
        </table:table-row>
        <table:table-row table:style-name="ro1">
          <table:table-cell office:value-type="float" office:value="2742">
            <text:p>2742</text:p>
          </table:table-cell>
          <table:table-cell office:value-type="string">
            <text:p>2014-07-23 11:27:13</text:p>
          </table:table-cell>
          <table:table-cell office:value-type="string">
            <text:p>23.305 °C</text:p>
          </table:table-cell>
          <table:table-cell office:value-type="string">
            <text:p>23.302 °C</text:p>
          </table:table-cell>
          <table:table-cell table:number-columns-repeated="2" office:value-type="string">
            <text:p>51.5 %RH</text:p>
          </table:table-cell>
        </table:table-row>
        <table:table-row table:style-name="ro1">
          <table:table-cell office:value-type="float" office:value="2743">
            <text:p>2743</text:p>
          </table:table-cell>
          <table:table-cell office:value-type="string">
            <text:p>2014-07-23 11:27:43</text:p>
          </table:table-cell>
          <table:table-cell office:value-type="string">
            <text:p>23.318 °C</text:p>
          </table:table-cell>
          <table:table-cell office:value-type="string">
            <text:p>23.317 °C</text:p>
          </table:table-cell>
          <table:table-cell office:value-type="string">
            <text:p>51.5 %RH</text:p>
          </table:table-cell>
          <table:table-cell office:value-type="string">
            <text:p>51.3 %RH</text:p>
          </table:table-cell>
        </table:table-row>
        <table:table-row table:style-name="ro1">
          <table:table-cell office:value-type="float" office:value="2744">
            <text:p>2744</text:p>
          </table:table-cell>
          <table:table-cell office:value-type="string">
            <text:p>2014-07-23 11:28:13</text:p>
          </table:table-cell>
          <table:table-cell table:number-columns-repeated="2" office:value-type="string">
            <text:p>23.331 °C</text:p>
          </table:table-cell>
          <table:table-cell office:value-type="string">
            <text:p>51.3 %RH</text:p>
          </table:table-cell>
          <table:table-cell office:value-type="string">
            <text:p>51.0 %RH</text:p>
          </table:table-cell>
        </table:table-row>
        <table:table-row table:style-name="ro1">
          <table:table-cell office:value-type="float" office:value="2745">
            <text:p>2745</text:p>
          </table:table-cell>
          <table:table-cell office:value-type="string">
            <text:p>2014-07-23 11:28:43</text:p>
          </table:table-cell>
          <table:table-cell table:number-columns-repeated="2" office:value-type="string">
            <text:p>23.346 °C</text:p>
          </table:table-cell>
          <table:table-cell table:number-columns-repeated="2" office:value-type="string">
            <text:p>51.5 %RH</text:p>
          </table:table-cell>
        </table:table-row>
        <table:table-row table:style-name="ro1">
          <table:table-cell office:value-type="float" office:value="2746">
            <text:p>2746</text:p>
          </table:table-cell>
          <table:table-cell office:value-type="string">
            <text:p>2014-07-23 11:29:13</text:p>
          </table:table-cell>
          <table:table-cell table:number-columns-repeated="2" office:value-type="string">
            <text:p>23.356 °C</text:p>
          </table:table-cell>
          <table:table-cell office:value-type="string">
            <text:p>51.5 %RH</text:p>
          </table:table-cell>
          <table:table-cell office:value-type="string">
            <text:p>51.0 %RH</text:p>
          </table:table-cell>
        </table:table-row>
        <table:table-row table:style-name="ro1">
          <table:table-cell office:value-type="float" office:value="2747">
            <text:p>2747</text:p>
          </table:table-cell>
          <table:table-cell office:value-type="string">
            <text:p>2014-07-23 11:29:43</text:p>
          </table:table-cell>
          <table:table-cell office:value-type="string">
            <text:p>23.367 °C</text:p>
          </table:table-cell>
          <table:table-cell office:value-type="string">
            <text:p>23.366 °C</text:p>
          </table:table-cell>
          <table:table-cell office:value-type="string">
            <text:p>51.0 %RH</text:p>
          </table:table-cell>
          <table:table-cell office:value-type="string">
            <text:p>50.5 %RH</text:p>
          </table:table-cell>
        </table:table-row>
        <table:table-row table:style-name="ro1">
          <table:table-cell office:value-type="float" office:value="2748">
            <text:p>2748</text:p>
          </table:table-cell>
          <table:table-cell office:value-type="string">
            <text:p>2014-07-23 11:30:13</text:p>
          </table:table-cell>
          <table:table-cell office:value-type="string">
            <text:p>23.379 °C</text:p>
          </table:table-cell>
          <table:table-cell office:value-type="string">
            <text:p>23.376 °C</text:p>
          </table:table-cell>
          <table:table-cell table:number-columns-repeated="2" office:value-type="string">
            <text:p>50.8 %RH</text:p>
          </table:table-cell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2014-07-23 11:30:43</text:p>
          </table:table-cell>
          <table:table-cell office:value-type="string">
            <text:p>23.389 °C</text:p>
          </table:table-cell>
          <table:table-cell office:value-type="string">
            <text:p>23.386 °C</text:p>
          </table:table-cell>
          <table:table-cell office:value-type="string">
            <text:p>50.8 %RH</text:p>
          </table:table-cell>
          <table:table-cell office:value-type="string">
            <text:p>50.5 %RH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office:value-type="string">
            <text:p>2014-07-23 11:31:13</text:p>
          </table:table-cell>
          <table:table-cell office:value-type="string">
            <text:p>23.399 °C</text:p>
          </table:table-cell>
          <table:table-cell office:value-type="string">
            <text:p>23.398 °C</text:p>
          </table:table-cell>
          <table:table-cell table:number-columns-repeated="2" office:value-type="string">
            <text:p>50.5 %RH</text:p>
          </table:table-cell>
        </table:table-row>
        <table:table-row table:style-name="ro1">
          <table:table-cell office:value-type="float" office:value="2751">
            <text:p>2751</text:p>
          </table:table-cell>
          <table:table-cell office:value-type="string">
            <text:p>2014-07-23 11:31:43</text:p>
          </table:table-cell>
          <table:table-cell office:value-type="string">
            <text:p>23.409 °C</text:p>
          </table:table-cell>
          <table:table-cell office:value-type="string">
            <text:p>23.408 °C</text:p>
          </table:table-cell>
          <table:table-cell table:number-columns-repeated="2" office:value-type="string">
            <text:p>50.5 %RH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office:value-type="string">
            <text:p>2014-07-23 11:32:13</text:p>
          </table:table-cell>
          <table:table-cell table:number-columns-repeated="2" office:value-type="string">
            <text:p>23.418 °C</text:p>
          </table:table-cell>
          <table:table-cell table:number-columns-repeated="2" office:value-type="string">
            <text:p>50.5 %RH</text:p>
          </table:table-cell>
        </table:table-row>
        <table:table-row table:style-name="ro1">
          <table:table-cell office:value-type="float" office:value="2753">
            <text:p>2753</text:p>
          </table:table-cell>
          <table:table-cell office:value-type="string">
            <text:p>2014-07-23 11:32:43</text:p>
          </table:table-cell>
          <table:table-cell office:value-type="string">
            <text:p>23.428 °C</text:p>
          </table:table-cell>
          <table:table-cell office:value-type="string">
            <text:p>23.427 °C</text:p>
          </table:table-cell>
          <table:table-cell table:number-columns-repeated="2" office:value-type="string">
            <text:p>50.5 %RH</text:p>
          </table:table-cell>
        </table:table-row>
        <table:table-row table:style-name="ro1">
          <table:table-cell office:value-type="float" office:value="2754">
            <text:p>2754</text:p>
          </table:table-cell>
          <table:table-cell office:value-type="string">
            <text:p>2014-07-23 11:33:13</text:p>
          </table:table-cell>
          <table:table-cell table:number-columns-repeated="2" office:value-type="string">
            <text:p>23.441 °C</text:p>
          </table:table-cell>
          <table:table-cell table:number-columns-repeated="2" office:value-type="string">
            <text:p>50.5 %RH</text:p>
          </table:table-cell>
        </table:table-row>
        <table:table-row table:style-name="ro1">
          <table:table-cell office:value-type="float" office:value="2755">
            <text:p>2755</text:p>
          </table:table-cell>
          <table:table-cell office:value-type="string">
            <text:p>2014-07-23 11:33:43</text:p>
          </table:table-cell>
          <table:table-cell office:value-type="string">
            <text:p>23.451 °C</text:p>
          </table:table-cell>
          <table:table-cell office:value-type="string">
            <text:p>23.450 °C</text:p>
          </table:table-cell>
          <table:table-cell office:value-type="string">
            <text:p>50.5 %RH</text:p>
          </table:table-cell>
          <table:table-cell office:value-type="string">
            <text:p>50.3 %RH</text:p>
          </table:table-cell>
        </table:table-row>
        <table:table-row table:style-name="ro1">
          <table:table-cell office:value-type="float" office:value="2756">
            <text:p>2756</text:p>
          </table:table-cell>
          <table:table-cell office:value-type="string">
            <text:p>2014-07-23 11:34:13</text:p>
          </table:table-cell>
          <table:table-cell office:value-type="string">
            <text:p>23.463 °C</text:p>
          </table:table-cell>
          <table:table-cell office:value-type="string">
            <text:p>23.462 °C</text:p>
          </table:table-cell>
          <table:table-cell table:number-columns-repeated="2" office:value-type="string">
            <text:p>50.5 %RH</text:p>
          </table:table-cell>
        </table:table-row>
        <table:table-row table:style-name="ro1">
          <table:table-cell office:value-type="float" office:value="2757">
            <text:p>2757</text:p>
          </table:table-cell>
          <table:table-cell office:value-type="string">
            <text:p>2014-07-23 11:34:43</text:p>
          </table:table-cell>
          <table:table-cell office:value-type="string">
            <text:p>23.473 °C</text:p>
          </table:table-cell>
          <table:table-cell office:value-type="string">
            <text:p>23.472 °C</text:p>
          </table:table-cell>
          <table:table-cell office:value-type="string">
            <text:p>50.5 %RH</text:p>
          </table:table-cell>
          <table:table-cell office:value-type="string">
            <text:p>50.3 %RH</text:p>
          </table:table-cell>
        </table:table-row>
        <table:table-row table:style-name="ro1">
          <table:table-cell office:value-type="float" office:value="2758">
            <text:p>2758</text:p>
          </table:table-cell>
          <table:table-cell office:value-type="string">
            <text:p>2014-07-23 11:35:13</text:p>
          </table:table-cell>
          <table:table-cell office:value-type="string">
            <text:p>23.483 °C</text:p>
          </table:table-cell>
          <table:table-cell office:value-type="string">
            <text:p>23.482 °C</text:p>
          </table:table-cell>
          <table:table-cell office:value-type="string">
            <text:p>50.5 %RH</text:p>
          </table:table-cell>
          <table:table-cell office:value-type="string">
            <text:p>49.8 %RH</text:p>
          </table:table-cell>
        </table:table-row>
        <table:table-row table:style-name="ro1">
          <table:table-cell office:value-type="float" office:value="2759">
            <text:p>2759</text:p>
          </table:table-cell>
          <table:table-cell office:value-type="string">
            <text:p>2014-07-23 11:35:43</text:p>
          </table:table-cell>
          <table:table-cell table:number-columns-repeated="2" office:value-type="string">
            <text:p>23.493 °C</text:p>
          </table:table-cell>
          <table:table-cell table:number-columns-repeated="2" office:value-type="string">
            <text:p>50.3 %RH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office:value-type="string">
            <text:p>2014-07-23 11:36:13</text:p>
          </table:table-cell>
          <table:table-cell office:value-type="string">
            <text:p>23.502 °C</text:p>
          </table:table-cell>
          <table:table-cell office:value-type="string">
            <text:p>23.501 °C</text:p>
          </table:table-cell>
          <table:table-cell table:number-columns-repeated="2" office:value-type="string">
            <text:p>50.3 %RH</text:p>
          </table:table-cell>
        </table:table-row>
        <table:table-row table:style-name="ro1">
          <table:table-cell office:value-type="float" office:value="2761">
            <text:p>2761</text:p>
          </table:table-cell>
          <table:table-cell office:value-type="string">
            <text:p>2014-07-23 11:36:43</text:p>
          </table:table-cell>
          <table:table-cell office:value-type="string">
            <text:p>23.514 °C</text:p>
          </table:table-cell>
          <table:table-cell office:value-type="string">
            <text:p>23.512 °C</text:p>
          </table:table-cell>
          <table:table-cell table:number-columns-repeated="2" office:value-type="string">
            <text:p>50.8 %RH</text:p>
          </table:table-cell>
        </table:table-row>
        <table:table-row table:style-name="ro1">
          <table:table-cell office:value-type="float" office:value="2762">
            <text:p>2762</text:p>
          </table:table-cell>
          <table:table-cell office:value-type="string">
            <text:p>2014-07-23 11:37:13</text:p>
          </table:table-cell>
          <table:table-cell table:number-columns-repeated="2" office:value-type="string">
            <text:p>23.524 °C</text:p>
          </table:table-cell>
          <table:table-cell office:value-type="string">
            <text:p>50.8 %RH</text:p>
          </table:table-cell>
          <table:table-cell office:value-type="string">
            <text:p>50.0 %RH</text:p>
          </table:table-cell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2014-07-23 11:37:43</text:p>
          </table:table-cell>
          <table:table-cell office:value-type="string">
            <text:p>23.531 °C</text:p>
          </table:table-cell>
          <table:table-cell office:value-type="string">
            <text:p>23.530 °C</text:p>
          </table:table-cell>
          <table:table-cell table:number-columns-repeated="2" office:value-type="string">
            <text:p>50.0 %RH</text:p>
          </table:table-cell>
        </table:table-row>
        <table:table-row table:style-name="ro1">
          <table:table-cell office:value-type="float" office:value="2764">
            <text:p>2764</text:p>
          </table:table-cell>
          <table:table-cell office:value-type="string">
            <text:p>2014-07-23 11:38:13</text:p>
          </table:table-cell>
          <table:table-cell office:value-type="string">
            <text:p>23.537 °C</text:p>
          </table:table-cell>
          <table:table-cell office:value-type="string">
            <text:p>23.535 °C</text:p>
          </table:table-cell>
          <table:table-cell office:value-type="string">
            <text:p>50.0 %RH</text:p>
          </table:table-cell>
          <table:table-cell office:value-type="string">
            <text:p>49.8 %RH</text:p>
          </table:table-cell>
        </table:table-row>
        <table:table-row table:style-name="ro1">
          <table:table-cell office:value-type="float" office:value="2765">
            <text:p>2765</text:p>
          </table:table-cell>
          <table:table-cell office:value-type="string">
            <text:p>2014-07-23 11:38:43</text:p>
          </table:table-cell>
          <table:table-cell table:number-columns-repeated="2" office:value-type="string">
            <text:p>23.546 °C</text:p>
          </table:table-cell>
          <table:table-cell office:value-type="string">
            <text:p>50.0 %RH</text:p>
          </table:table-cell>
          <table:table-cell office:value-type="string">
            <text:p>49.8 %RH</text:p>
          </table:table-cell>
        </table:table-row>
        <table:table-row table:style-name="ro1">
          <table:table-cell office:value-type="float" office:value="2766">
            <text:p>2766</text:p>
          </table:table-cell>
          <table:table-cell office:value-type="string">
            <text:p>2014-07-23 11:39:13</text:p>
          </table:table-cell>
          <table:table-cell table:number-columns-repeated="2" office:value-type="string">
            <text:p>23.551 °C</text:p>
          </table:table-cell>
          <table:table-cell table:number-columns-repeated="2" office:value-type="string">
            <text:p>49.8 %RH</text:p>
          </table:table-cell>
        </table:table-row>
        <table:table-row table:style-name="ro1">
          <table:table-cell office:value-type="float" office:value="2767">
            <text:p>2767</text:p>
          </table:table-cell>
          <table:table-cell office:value-type="string">
            <text:p>2014-07-23 11:39:43</text:p>
          </table:table-cell>
          <table:table-cell office:value-type="string">
            <text:p>23.562 °C</text:p>
          </table:table-cell>
          <table:table-cell office:value-type="string">
            <text:p>23.560 °C</text:p>
          </table:table-cell>
          <table:table-cell office:value-type="string">
            <text:p>50.3 %RH</text:p>
          </table:table-cell>
          <table:table-cell office:value-type="string">
            <text:p>50.0 %RH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office:value-type="string">
            <text:p>2014-07-23 11:40:13</text:p>
          </table:table-cell>
          <table:table-cell office:value-type="string">
            <text:p>23.570 °C</text:p>
          </table:table-cell>
          <table:table-cell office:value-type="string">
            <text:p>23.569 °C</text:p>
          </table:table-cell>
          <table:table-cell office:value-type="string">
            <text:p>50.0 %RH</text:p>
          </table:table-cell>
          <table:table-cell office:value-type="string">
            <text:p>49.5 %RH</text:p>
          </table:table-cell>
        </table:table-row>
        <table:table-row table:style-name="ro1">
          <table:table-cell office:value-type="float" office:value="2769">
            <text:p>2769</text:p>
          </table:table-cell>
          <table:table-cell office:value-type="string">
            <text:p>2014-07-23 11:40:43</text:p>
          </table:table-cell>
          <table:table-cell office:value-type="string">
            <text:p>23.578 °C</text:p>
          </table:table-cell>
          <table:table-cell office:value-type="string">
            <text:p>23.576 °C</text:p>
          </table:table-cell>
          <table:table-cell office:value-type="string">
            <text:p>50.0 %RH</text:p>
          </table:table-cell>
          <table:table-cell office:value-type="string">
            <text:p>49.8 %RH</text:p>
          </table:table-cell>
        </table:table-row>
        <table:table-row table:style-name="ro1">
          <table:table-cell office:value-type="float" office:value="2770">
            <text:p>2770</text:p>
          </table:table-cell>
          <table:table-cell office:value-type="string">
            <text:p>2014-07-23 11:41:13</text:p>
          </table:table-cell>
          <table:table-cell office:value-type="string">
            <text:p>23.589 °C</text:p>
          </table:table-cell>
          <table:table-cell office:value-type="string">
            <text:p>23.585 °C</text:p>
          </table:table-cell>
          <table:table-cell office:value-type="string">
            <text:p>49.8 %RH</text:p>
          </table:table-cell>
          <table:table-cell office:value-type="string">
            <text:p>49.5 %RH</text:p>
          </table:table-cell>
        </table:table-row>
        <table:table-row table:style-name="ro1">
          <table:table-cell office:value-type="float" office:value="2771">
            <text:p>2771</text:p>
          </table:table-cell>
          <table:table-cell office:value-type="string">
            <text:p>2014-07-23 11:41:43</text:p>
          </table:table-cell>
          <table:table-cell office:value-type="string">
            <text:p>23.594 °C</text:p>
          </table:table-cell>
          <table:table-cell office:value-type="string">
            <text:p>23.592 °C</text:p>
          </table:table-cell>
          <table:table-cell office:value-type="string">
            <text:p>50.3 %RH</text:p>
          </table:table-cell>
          <table:table-cell office:value-type="string">
            <text:p>50.0 %RH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string">
            <text:p>2014-07-23 11:42:13</text:p>
          </table:table-cell>
          <table:table-cell table:number-columns-repeated="2" office:value-type="string">
            <text:p>23.598 °C</text:p>
          </table:table-cell>
          <table:table-cell table:number-columns-repeated="2" office:value-type="string">
            <text:p>50.0 %RH</text:p>
          </table:table-cell>
        </table:table-row>
        <table:table-row table:style-name="ro1">
          <table:table-cell office:value-type="float" office:value="2773">
            <text:p>2773</text:p>
          </table:table-cell>
          <table:table-cell office:value-type="string">
            <text:p>2014-07-23 11:42:43</text:p>
          </table:table-cell>
          <table:table-cell table:number-columns-repeated="2" office:value-type="string">
            <text:p>23.604 °C</text:p>
          </table:table-cell>
          <table:table-cell office:value-type="string">
            <text:p>50.0 %RH</text:p>
          </table:table-cell>
          <table:table-cell office:value-type="string">
            <text:p>49.8 %RH</text:p>
          </table:table-cell>
        </table:table-row>
        <table:table-row table:style-name="ro1">
          <table:table-cell office:value-type="float" office:value="2774">
            <text:p>2774</text:p>
          </table:table-cell>
          <table:table-cell office:value-type="string">
            <text:p>2014-07-23 11:43:13</text:p>
          </table:table-cell>
          <table:table-cell office:value-type="string">
            <text:p>23.612 °C</text:p>
          </table:table-cell>
          <table:table-cell office:value-type="string">
            <text:p>23.611 °C</text:p>
          </table:table-cell>
          <table:table-cell office:value-type="string">
            <text:p>50.0 %RH</text:p>
          </table:table-cell>
          <table:table-cell office:value-type="string">
            <text:p>49.5 %RH</text:p>
          </table:table-cell>
        </table:table-row>
        <table:table-row table:style-name="ro1">
          <table:table-cell office:value-type="float" office:value="2775">
            <text:p>2775</text:p>
          </table:table-cell>
          <table:table-cell office:value-type="string">
            <text:p>2014-07-23 11:43:43</text:p>
          </table:table-cell>
          <table:table-cell office:value-type="string">
            <text:p>23.621 °C</text:p>
          </table:table-cell>
          <table:table-cell office:value-type="string">
            <text:p>23.618 °C</text:p>
          </table:table-cell>
          <table:table-cell table:number-columns-repeated="2" office:value-type="string">
            <text:p>49.5 %RH</text:p>
          </table:table-cell>
        </table:table-row>
        <table:table-row table:style-name="ro1">
          <table:table-cell office:value-type="float" office:value="2776">
            <text:p>2776</text:p>
          </table:table-cell>
          <table:table-cell office:value-type="string">
            <text:p>2014-07-23 11:44:13</text:p>
          </table:table-cell>
          <table:table-cell office:value-type="string">
            <text:p>23.628 °C</text:p>
          </table:table-cell>
          <table:table-cell office:value-type="string">
            <text:p>23.625 °C</text:p>
          </table:table-cell>
          <table:table-cell table:number-columns-repeated="2" office:value-type="string">
            <text:p>49.8 %RH</text:p>
          </table:table-cell>
        </table:table-row>
        <table:table-row table:style-name="ro1">
          <table:table-cell office:value-type="float" office:value="2777">
            <text:p>2777</text:p>
          </table:table-cell>
          <table:table-cell office:value-type="string">
            <text:p>2014-07-23 11:44:43</text:p>
          </table:table-cell>
          <table:table-cell table:number-columns-repeated="2" office:value-type="string">
            <text:p>23.637 °C</text:p>
          </table:table-cell>
          <table:table-cell office:value-type="string">
            <text:p>49.8 %RH</text:p>
          </table:table-cell>
          <table:table-cell office:value-type="string">
            <text:p>49.5 %RH</text:p>
          </table:table-cell>
        </table:table-row>
        <table:table-row table:style-name="ro1">
          <table:table-cell office:value-type="float" office:value="2778">
            <text:p>2778</text:p>
          </table:table-cell>
          <table:table-cell office:value-type="string">
            <text:p>2014-07-23 11:45:13</text:p>
          </table:table-cell>
          <table:table-cell table:number-columns-repeated="2" office:value-type="string">
            <text:p>23.641 °C</text:p>
          </table:table-cell>
          <table:table-cell office:value-type="string">
            <text:p>49.8 %RH</text:p>
          </table:table-cell>
          <table:table-cell office:value-type="string">
            <text:p>49.5 %RH</text:p>
          </table:table-cell>
        </table:table-row>
        <table:table-row table:style-name="ro1">
          <table:table-cell office:value-type="float" office:value="2779">
            <text:p>2779</text:p>
          </table:table-cell>
          <table:table-cell office:value-type="string">
            <text:p>2014-07-23 11:45:43</text:p>
          </table:table-cell>
          <table:table-cell table:number-columns-repeated="2" office:value-type="string">
            <text:p>23.653 °C</text:p>
          </table:table-cell>
          <table:table-cell table:number-columns-repeated="2" office:value-type="string">
            <text:p>49.5 %RH</text:p>
          </table:table-cell>
        </table:table-row>
        <table:table-row table:style-name="ro1">
          <table:table-cell office:value-type="float" office:value="2780">
            <text:p>2780</text:p>
          </table:table-cell>
          <table:table-cell office:value-type="string">
            <text:p>2014-07-23 11:46:13</text:p>
          </table:table-cell>
          <table:table-cell table:number-columns-repeated="2" office:value-type="string">
            <text:p>23.659 °C</text:p>
          </table:table-cell>
          <table:table-cell office:value-type="string">
            <text:p>50.8 %RH</text:p>
          </table:table-cell>
          <table:table-cell office:value-type="string">
            <text:p>50.5 %RH</text:p>
          </table:table-cell>
        </table:table-row>
        <table:table-row table:style-name="ro1">
          <table:table-cell office:value-type="float" office:value="2781">
            <text:p>2781</text:p>
          </table:table-cell>
          <table:table-cell office:value-type="string">
            <text:p>2014-07-23 11:46:43</text:p>
          </table:table-cell>
          <table:table-cell office:value-type="string">
            <text:p>23.666 °C</text:p>
          </table:table-cell>
          <table:table-cell office:value-type="string">
            <text:p>23.665 °C</text:p>
          </table:table-cell>
          <table:table-cell office:value-type="string">
            <text:p>50.5 %RH</text:p>
          </table:table-cell>
          <table:table-cell office:value-type="string">
            <text:p>49.5 %RH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string">
            <text:p>2014-07-23 11:47:13</text:p>
          </table:table-cell>
          <table:table-cell office:value-type="string">
            <text:p>23.679 °C</text:p>
          </table:table-cell>
          <table:table-cell office:value-type="string">
            <text:p>23.673 °C</text:p>
          </table:table-cell>
          <table:table-cell office:value-type="string">
            <text:p>49.5 %RH</text:p>
          </table:table-cell>
          <table:table-cell office:value-type="string">
            <text:p>49.0 %RH</text:p>
          </table:table-cell>
        </table:table-row>
        <table:table-row table:style-name="ro1">
          <table:table-cell office:value-type="float" office:value="2783">
            <text:p>2783</text:p>
          </table:table-cell>
          <table:table-cell office:value-type="string">
            <text:p>2014-07-23 11:47:43</text:p>
          </table:table-cell>
          <table:table-cell table:number-columns-repeated="2" office:value-type="string">
            <text:p>23.682 °C</text:p>
          </table:table-cell>
          <table:table-cell office:value-type="string">
            <text:p>49.2 %RH</text:p>
          </table:table-cell>
          <table:table-cell office:value-type="string">
            <text:p>48.7 %RH</text:p>
          </table:table-cell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2014-07-23 11:48:13</text:p>
          </table:table-cell>
          <table:table-cell office:value-type="string">
            <text:p>23.689 °C</text:p>
          </table:table-cell>
          <table:table-cell office:value-type="string">
            <text:p>23.686 °C</text:p>
          </table:table-cell>
          <table:table-cell office:value-type="string">
            <text:p>49.5 %RH</text:p>
          </table:table-cell>
          <table:table-cell office:value-type="string">
            <text:p>49.2 %RH</text:p>
          </table:table-cell>
        </table:table-row>
        <table:table-row table:style-name="ro1">
          <table:table-cell office:value-type="float" office:value="2785">
            <text:p>2785</text:p>
          </table:table-cell>
          <table:table-cell office:value-type="string">
            <text:p>2014-07-23 11:48:43</text:p>
          </table:table-cell>
          <table:table-cell table:number-columns-repeated="2" office:value-type="string">
            <text:p>23.697 °C</text:p>
          </table:table-cell>
          <table:table-cell office:value-type="string">
            <text:p>49.5 %RH</text:p>
          </table:table-cell>
          <table:table-cell office:value-type="string">
            <text:p>49.2 %RH</text:p>
          </table:table-cell>
        </table:table-row>
        <table:table-row table:style-name="ro1">
          <table:table-cell office:value-type="float" office:value="2786">
            <text:p>2786</text:p>
          </table:table-cell>
          <table:table-cell office:value-type="string">
            <text:p>2014-07-23 11:49:13</text:p>
          </table:table-cell>
          <table:table-cell office:value-type="string">
            <text:p>23.699 °C</text:p>
          </table:table-cell>
          <table:table-cell office:value-type="string">
            <text:p>23.697 °C</text:p>
          </table:table-cell>
          <table:table-cell table:number-columns-repeated="2" office:value-type="string">
            <text:p>49.2 %RH</text:p>
          </table:table-cell>
        </table:table-row>
        <table:table-row table:style-name="ro1">
          <table:table-cell office:value-type="float" office:value="2787">
            <text:p>2787</text:p>
          </table:table-cell>
          <table:table-cell office:value-type="string">
            <text:p>2014-07-23 11:49:43</text:p>
          </table:table-cell>
          <table:table-cell office:value-type="string">
            <text:p>23.705 °C</text:p>
          </table:table-cell>
          <table:table-cell office:value-type="string">
            <text:p>23.704 °C</text:p>
          </table:table-cell>
          <table:table-cell office:value-type="string">
            <text:p>49.5 %RH</text:p>
          </table:table-cell>
          <table:table-cell office:value-type="string">
            <text:p>49.2 %RH</text:p>
          </table:table-cell>
        </table:table-row>
        <table:table-row table:style-name="ro1">
          <table:table-cell office:value-type="float" office:value="2788">
            <text:p>2788</text:p>
          </table:table-cell>
          <table:table-cell office:value-type="string">
            <text:p>2014-07-23 11:50:13</text:p>
          </table:table-cell>
          <table:table-cell office:value-type="string">
            <text:p>23.707 °C</text:p>
          </table:table-cell>
          <table:table-cell office:value-type="string">
            <text:p>23.705 °C</text:p>
          </table:table-cell>
          <table:table-cell office:value-type="string">
            <text:p>49.2 %RH</text:p>
          </table:table-cell>
          <table:table-cell office:value-type="string">
            <text:p>49.0 %RH</text:p>
          </table:table-cell>
        </table:table-row>
        <table:table-row table:style-name="ro1">
          <table:table-cell office:value-type="float" office:value="2789">
            <text:p>2789</text:p>
          </table:table-cell>
          <table:table-cell office:value-type="string">
            <text:p>2014-07-23 11:50:43</text:p>
          </table:table-cell>
          <table:table-cell office:value-type="string">
            <text:p>23.707 °C</text:p>
          </table:table-cell>
          <table:table-cell office:value-type="string">
            <text:p>23.701 °C</text:p>
          </table:table-cell>
          <table:table-cell office:value-type="string">
            <text:p>49.0 %RH</text:p>
          </table:table-cell>
          <table:table-cell office:value-type="string">
            <text:p>48.7 %RH</text:p>
          </table:table-cell>
        </table:table-row>
        <table:table-row table:style-name="ro1">
          <table:table-cell office:value-type="float" office:value="2790">
            <text:p>2790</text:p>
          </table:table-cell>
          <table:table-cell office:value-type="string">
            <text:p>2014-07-23 11:51:13</text:p>
          </table:table-cell>
          <table:table-cell office:value-type="string">
            <text:p>23.702 °C</text:p>
          </table:table-cell>
          <table:table-cell office:value-type="string">
            <text:p>23.695 °C</text:p>
          </table:table-cell>
          <table:table-cell table:number-columns-repeated="2" office:value-type="string">
            <text:p>48.7 %RH</text:p>
          </table:table-cell>
        </table:table-row>
        <table:table-row table:style-name="ro1">
          <table:table-cell office:value-type="float" office:value="2791">
            <text:p>2791</text:p>
          </table:table-cell>
          <table:table-cell office:value-type="string">
            <text:p>2014-07-23 11:51:43</text:p>
          </table:table-cell>
          <table:table-cell office:value-type="string">
            <text:p>23.698 °C</text:p>
          </table:table-cell>
          <table:table-cell office:value-type="string">
            <text:p>23.689 °C</text:p>
          </table:table-cell>
          <table:table-cell table:number-columns-repeated="2" office:value-type="string">
            <text:p>48.7 %RH</text:p>
          </table:table-cell>
        </table:table-row>
        <table:table-row table:style-name="ro1">
          <table:table-cell office:value-type="float" office:value="2792">
            <text:p>2792</text:p>
          </table:table-cell>
          <table:table-cell office:value-type="string">
            <text:p>2014-07-23 11:52:13</text:p>
          </table:table-cell>
          <table:table-cell office:value-type="string">
            <text:p>23.692 °C</text:p>
          </table:table-cell>
          <table:table-cell office:value-type="string">
            <text:p>23.685 °C</text:p>
          </table:table-cell>
          <table:table-cell office:value-type="string">
            <text:p>49.0 %RH</text:p>
          </table:table-cell>
          <table:table-cell office:value-type="string">
            <text:p>48.5 %RH</text:p>
          </table:table-cell>
        </table:table-row>
        <table:table-row table:style-name="ro1">
          <table:table-cell office:value-type="float" office:value="2793">
            <text:p>2793</text:p>
          </table:table-cell>
          <table:table-cell office:value-type="string">
            <text:p>2014-07-23 11:52:43</text:p>
          </table:table-cell>
          <table:table-cell office:value-type="string">
            <text:p>23.685 °C</text:p>
          </table:table-cell>
          <table:table-cell office:value-type="string">
            <text:p>23.682 °C</text:p>
          </table:table-cell>
          <table:table-cell office:value-type="string">
            <text:p>49.5 %RH</text:p>
          </table:table-cell>
          <table:table-cell office:value-type="string">
            <text:p>49.2 %RH</text:p>
          </table:table-cell>
        </table:table-row>
        <table:table-row table:style-name="ro1">
          <table:table-cell office:value-type="float" office:value="2794">
            <text:p>2794</text:p>
          </table:table-cell>
          <table:table-cell office:value-type="string">
            <text:p>2014-07-23 11:53:13</text:p>
          </table:table-cell>
          <table:table-cell office:value-type="string">
            <text:p>23.692 °C</text:p>
          </table:table-cell>
          <table:table-cell office:value-type="string">
            <text:p>23.691 °C</text:p>
          </table:table-cell>
          <table:table-cell office:value-type="string">
            <text:p>49.2 %RH</text:p>
          </table:table-cell>
          <table:table-cell office:value-type="string">
            <text:p>48.7 %RH</text:p>
          </table:table-cell>
        </table:table-row>
        <table:table-row table:style-name="ro1">
          <table:table-cell office:value-type="float" office:value="2795">
            <text:p>2795</text:p>
          </table:table-cell>
          <table:table-cell office:value-type="string">
            <text:p>2014-07-23 11:53:43</text:p>
          </table:table-cell>
          <table:table-cell table:number-columns-repeated="2" office:value-type="string">
            <text:p>23.704 °C</text:p>
          </table:table-cell>
          <table:table-cell table:number-columns-repeated="2" office:value-type="string">
            <text:p>48.7 %RH</text:p>
          </table:table-cell>
        </table:table-row>
        <table:table-row table:style-name="ro1">
          <table:table-cell office:value-type="float" office:value="2796">
            <text:p>2796</text:p>
          </table:table-cell>
          <table:table-cell office:value-type="string">
            <text:p>2014-07-23 11:54:13</text:p>
          </table:table-cell>
          <table:table-cell office:value-type="string">
            <text:p>23.710 °C</text:p>
          </table:table-cell>
          <table:table-cell office:value-type="string">
            <text:p>23.708 °C</text:p>
          </table:table-cell>
          <table:table-cell office:value-type="string">
            <text:p>48.7 %RH</text:p>
          </table:table-cell>
          <table:table-cell office:value-type="string">
            <text:p>48.5 %RH</text:p>
          </table:table-cell>
        </table:table-row>
        <table:table-row table:style-name="ro1">
          <table:table-cell office:value-type="float" office:value="2797">
            <text:p>2797</text:p>
          </table:table-cell>
          <table:table-cell office:value-type="string">
            <text:p>2014-07-23 11:54:43</text:p>
          </table:table-cell>
          <table:table-cell office:value-type="string">
            <text:p>23.715 °C</text:p>
          </table:table-cell>
          <table:table-cell office:value-type="string">
            <text:p>23.711 °C</text:p>
          </table:table-cell>
          <table:table-cell table:number-columns-repeated="2" office:value-type="string">
            <text:p>48.5 %RH</text:p>
          </table:table-cell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2014-07-23 11:55:13</text:p>
          </table:table-cell>
          <table:table-cell office:value-type="string">
            <text:p>23.718 °C</text:p>
          </table:table-cell>
          <table:table-cell office:value-type="string">
            <text:p>23.717 °C</text:p>
          </table:table-cell>
          <table:table-cell office:value-type="string">
            <text:p>48.5 %RH</text:p>
          </table:table-cell>
          <table:table-cell office:value-type="string">
            <text:p>48.2 %RH</text:p>
          </table:table-cell>
        </table:table-row>
        <table:table-row table:style-name="ro1">
          <table:table-cell office:value-type="float" office:value="2799">
            <text:p>2799</text:p>
          </table:table-cell>
          <table:table-cell office:value-type="string">
            <text:p>2014-07-23 11:55:43</text:p>
          </table:table-cell>
          <table:table-cell table:number-columns-repeated="2" office:value-type="string">
            <text:p>23.724 °C</text:p>
          </table:table-cell>
          <table:table-cell office:value-type="string">
            <text:p>48.5 %RH</text:p>
          </table:table-cell>
          <table:table-cell office:value-type="string">
            <text:p>48.2 %RH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2014-07-23 11:56:13</text:p>
          </table:table-cell>
          <table:table-cell office:value-type="string">
            <text:p>23.731 °C</text:p>
          </table:table-cell>
          <table:table-cell office:value-type="string">
            <text:p>23.730 °C</text:p>
          </table:table-cell>
          <table:table-cell office:value-type="string">
            <text:p>48.2 %RH</text:p>
          </table:table-cell>
          <table:table-cell office:value-type="string">
            <text:p>47.7 %RH</text:p>
          </table:table-cell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2014-07-23 11:56:43</text:p>
          </table:table-cell>
          <table:table-cell table:number-columns-repeated="2" office:value-type="string">
            <text:p>23.736 °C</text:p>
          </table:table-cell>
          <table:table-cell office:value-type="string">
            <text:p>48.0 %RH</text:p>
          </table:table-cell>
          <table:table-cell office:value-type="string">
            <text:p>47.7 %RH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string">
            <text:p>2014-07-23 11:57:13</text:p>
          </table:table-cell>
          <table:table-cell office:value-type="string">
            <text:p>23.744 °C</text:p>
          </table:table-cell>
          <table:table-cell office:value-type="string">
            <text:p>23.743 °C</text:p>
          </table:table-cell>
          <table:table-cell office:value-type="string">
            <text:p>47.7 %RH</text:p>
          </table:table-cell>
          <table:table-cell office:value-type="string">
            <text:p>47.5 %RH</text:p>
          </table:table-cell>
        </table:table-row>
        <table:table-row table:style-name="ro1">
          <table:table-cell office:value-type="float" office:value="2803">
            <text:p>2803</text:p>
          </table:table-cell>
          <table:table-cell office:value-type="string">
            <text:p>2014-07-23 11:57:43</text:p>
          </table:table-cell>
          <table:table-cell office:value-type="string">
            <text:p>23.749 °C</text:p>
          </table:table-cell>
          <table:table-cell office:value-type="string">
            <text:p>23.747 °C</text:p>
          </table:table-cell>
          <table:table-cell office:value-type="string">
            <text:p>47.5 %RH</text:p>
          </table:table-cell>
          <table:table-cell office:value-type="string">
            <text:p>47.2 %RH</text:p>
          </table:table-cell>
        </table:table-row>
        <table:table-row table:style-name="ro1">
          <table:table-cell office:value-type="float" office:value="2804">
            <text:p>2804</text:p>
          </table:table-cell>
          <table:table-cell office:value-type="string">
            <text:p>2014-07-23 11:58:13</text:p>
          </table:table-cell>
          <table:table-cell table:number-columns-repeated="2" office:value-type="string">
            <text:p>23.753 °C</text:p>
          </table:table-cell>
          <table:table-cell office:value-type="string">
            <text:p>47.5 %RH</text:p>
          </table:table-cell>
          <table:table-cell office:value-type="string">
            <text:p>47.2 %RH</text:p>
          </table:table-cell>
        </table:table-row>
        <table:table-row table:style-name="ro1">
          <table:table-cell office:value-type="float" office:value="2805">
            <text:p>2805</text:p>
          </table:table-cell>
          <table:table-cell office:value-type="string">
            <text:p>2014-07-23 11:58:43</text:p>
          </table:table-cell>
          <table:table-cell office:value-type="string">
            <text:p>23.760 °C</text:p>
          </table:table-cell>
          <table:table-cell office:value-type="string">
            <text:p>23.759 °C</text:p>
          </table:table-cell>
          <table:table-cell office:value-type="string">
            <text:p>47.5 %RH</text:p>
          </table:table-cell>
          <table:table-cell office:value-type="string">
            <text:p>47.0 %RH</text:p>
          </table:table-cell>
        </table:table-row>
        <table:table-row table:style-name="ro1">
          <table:table-cell office:value-type="float" office:value="2806">
            <text:p>2806</text:p>
          </table:table-cell>
          <table:table-cell office:value-type="string">
            <text:p>2014-07-23 11:59:13</text:p>
          </table:table-cell>
          <table:table-cell office:value-type="string">
            <text:p>23.765 °C</text:p>
          </table:table-cell>
          <table:table-cell office:value-type="string">
            <text:p>23.762 °C</text:p>
          </table:table-cell>
          <table:table-cell office:value-type="string">
            <text:p>47.2 %RH</text:p>
          </table:table-cell>
          <table:table-cell office:value-type="string">
            <text:p>47.0 %RH</text:p>
          </table:table-cell>
        </table:table-row>
        <table:table-row table:style-name="ro1">
          <table:table-cell office:value-type="float" office:value="2807">
            <text:p>2807</text:p>
          </table:table-cell>
          <table:table-cell office:value-type="string">
            <text:p>2014-07-23 11:59:43</text:p>
          </table:table-cell>
          <table:table-cell table:number-columns-repeated="2" office:value-type="string">
            <text:p>23.771 °C</text:p>
          </table:table-cell>
          <table:table-cell office:value-type="string">
            <text:p>47.2 %RH</text:p>
          </table:table-cell>
          <table:table-cell office:value-type="string">
            <text:p>47.0 %RH</text:p>
          </table:table-cell>
        </table:table-row>
        <table:table-row table:style-name="ro1">
          <table:table-cell office:value-type="float" office:value="2808">
            <text:p>2808</text:p>
          </table:table-cell>
          <table:table-cell office:value-type="string">
            <text:p>2014-07-23 12:00:13</text:p>
          </table:table-cell>
          <table:table-cell table:number-columns-repeated="2" office:value-type="string">
            <text:p>23.772 °C</text:p>
          </table:table-cell>
          <table:table-cell office:value-type="string">
            <text:p>47.0 %RH</text:p>
          </table:table-cell>
          <table:table-cell office:value-type="string">
            <text:p>46.7 %RH</text:p>
          </table:table-cell>
        </table:table-row>
        <table:table-row table:style-name="ro1">
          <table:table-cell office:value-type="float" office:value="2809">
            <text:p>2809</text:p>
          </table:table-cell>
          <table:table-cell office:value-type="string">
            <text:p>2014-07-23 12:00:43</text:p>
          </table:table-cell>
          <table:table-cell office:value-type="string">
            <text:p>23.776 °C</text:p>
          </table:table-cell>
          <table:table-cell office:value-type="string">
            <text:p>23.775 °C</text:p>
          </table:table-cell>
          <table:table-cell table:number-columns-repeated="2" office:value-type="string">
            <text:p>47.0 %RH</text:p>
          </table:table-cell>
        </table:table-row>
        <table:table-row table:style-name="ro1">
          <table:table-cell office:value-type="float" office:value="2810">
            <text:p>2810</text:p>
          </table:table-cell>
          <table:table-cell office:value-type="string">
            <text:p>2014-07-23 12:01:13</text:p>
          </table:table-cell>
          <table:table-cell table:number-columns-repeated="2" office:value-type="string">
            <text:p>23.782 °C</text:p>
          </table:table-cell>
          <table:table-cell office:value-type="string">
            <text:p>47.0 %RH</text:p>
          </table:table-cell>
          <table:table-cell office:value-type="string">
            <text:p>46.7 %RH</text:p>
          </table:table-cell>
        </table:table-row>
        <table:table-row table:style-name="ro1">
          <table:table-cell office:value-type="float" office:value="2811">
            <text:p>2811</text:p>
          </table:table-cell>
          <table:table-cell office:value-type="string">
            <text:p>2014-07-23 12:01:43</text:p>
          </table:table-cell>
          <table:table-cell office:value-type="string">
            <text:p>23.787 °C</text:p>
          </table:table-cell>
          <table:table-cell office:value-type="string">
            <text:p>23.776 °C</text:p>
          </table:table-cell>
          <table:table-cell office:value-type="string">
            <text:p>46.7 %RH</text:p>
          </table:table-cell>
          <table:table-cell office:value-type="string">
            <text:p>46.5 %RH</text:p>
          </table:table-cell>
        </table:table-row>
        <table:table-row table:style-name="ro1">
          <table:table-cell office:value-type="float" office:value="2812">
            <text:p>2812</text:p>
          </table:table-cell>
          <table:table-cell office:value-type="string">
            <text:p>2014-07-23 12:02:13</text:p>
          </table:table-cell>
          <table:table-cell office:value-type="string">
            <text:p>23.788 °C</text:p>
          </table:table-cell>
          <table:table-cell office:value-type="string">
            <text:p>23.787 °C</text:p>
          </table:table-cell>
          <table:table-cell office:value-type="string">
            <text:p>46.7 %RH</text:p>
          </table:table-cell>
          <table:table-cell office:value-type="string">
            <text:p>46.5 %RH</text:p>
          </table:table-cell>
        </table:table-row>
        <table:table-row table:style-name="ro1">
          <table:table-cell office:value-type="float" office:value="2813">
            <text:p>2813</text:p>
          </table:table-cell>
          <table:table-cell office:value-type="string">
            <text:p>2014-07-23 12:02:43</text:p>
          </table:table-cell>
          <table:table-cell office:value-type="string">
            <text:p>23.792 °C</text:p>
          </table:table-cell>
          <table:table-cell office:value-type="string">
            <text:p>23.791 °C</text:p>
          </table:table-cell>
          <table:table-cell table:number-columns-repeated="2" office:value-type="string">
            <text:p>46.5 %RH</text:p>
          </table:table-cell>
        </table:table-row>
        <table:table-row table:style-name="ro1">
          <table:table-cell office:value-type="float" office:value="2814">
            <text:p>2814</text:p>
          </table:table-cell>
          <table:table-cell office:value-type="string">
            <text:p>2014-07-23 12:03:13</text:p>
          </table:table-cell>
          <table:table-cell office:value-type="string">
            <text:p>23.801 °C</text:p>
          </table:table-cell>
          <table:table-cell office:value-type="string">
            <text:p>23.797 °C</text:p>
          </table:table-cell>
          <table:table-cell office:value-type="string">
            <text:p>46.7 %RH</text:p>
          </table:table-cell>
          <table:table-cell office:value-type="string">
            <text:p>46.2 %RH</text:p>
          </table:table-cell>
        </table:table-row>
        <table:table-row table:style-name="ro1">
          <table:table-cell office:value-type="float" office:value="2815">
            <text:p>2815</text:p>
          </table:table-cell>
          <table:table-cell office:value-type="string">
            <text:p>2014-07-23 12:03:43</text:p>
          </table:table-cell>
          <table:table-cell office:value-type="string">
            <text:p>23.804 °C</text:p>
          </table:table-cell>
          <table:table-cell office:value-type="string">
            <text:p>23.803 °C</text:p>
          </table:table-cell>
          <table:table-cell table:number-columns-repeated="2" office:value-type="string">
            <text:p>46.5 %RH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2014-07-23 12:04:13</text:p>
          </table:table-cell>
          <table:table-cell table:number-columns-repeated="2" office:value-type="string">
            <text:p>23.803 °C</text:p>
          </table:table-cell>
          <table:table-cell office:value-type="string">
            <text:p>46.2 %RH</text:p>
          </table:table-cell>
          <table:table-cell office:value-type="string">
            <text:p>46.0 %RH</text:p>
          </table:table-cell>
        </table:table-row>
        <table:table-row table:style-name="ro1">
          <table:table-cell office:value-type="float" office:value="2817">
            <text:p>2817</text:p>
          </table:table-cell>
          <table:table-cell office:value-type="string">
            <text:p>2014-07-23 12:04:43</text:p>
          </table:table-cell>
          <table:table-cell office:value-type="string">
            <text:p>23.805 °C</text:p>
          </table:table-cell>
          <table:table-cell office:value-type="string">
            <text:p>23.804 °C</text:p>
          </table:table-cell>
          <table:table-cell office:value-type="string">
            <text:p>46.2 %RH</text:p>
          </table:table-cell>
          <table:table-cell office:value-type="string">
            <text:p>46.0 %RH</text:p>
          </table:table-cell>
        </table:table-row>
        <table:table-row table:style-name="ro1">
          <table:table-cell office:value-type="float" office:value="2818">
            <text:p>2818</text:p>
          </table:table-cell>
          <table:table-cell office:value-type="string">
            <text:p>2014-07-23 12:05:13</text:p>
          </table:table-cell>
          <table:table-cell office:value-type="string">
            <text:p>23.807 °C</text:p>
          </table:table-cell>
          <table:table-cell office:value-type="string">
            <text:p>23.804 °C</text:p>
          </table:table-cell>
          <table:table-cell office:value-type="string">
            <text:p>46.2 %RH</text:p>
          </table:table-cell>
          <table:table-cell office:value-type="string">
            <text:p>46.0 %RH</text:p>
          </table:table-cell>
        </table:table-row>
        <table:table-row table:style-name="ro1">
          <table:table-cell office:value-type="float" office:value="2819">
            <text:p>2819</text:p>
          </table:table-cell>
          <table:table-cell office:value-type="string">
            <text:p>2014-07-23 12:05:43</text:p>
          </table:table-cell>
          <table:table-cell office:value-type="string">
            <text:p>23.808 °C</text:p>
          </table:table-cell>
          <table:table-cell office:value-type="string">
            <text:p>23.807 °C</text:p>
          </table:table-cell>
          <table:table-cell table:number-columns-repeated="2" office:value-type="string">
            <text:p>46.0 %RH</text:p>
          </table:table-cell>
        </table:table-row>
        <table:table-row table:style-name="ro1">
          <table:table-cell office:value-type="float" office:value="2820">
            <text:p>2820</text:p>
          </table:table-cell>
          <table:table-cell office:value-type="string">
            <text:p>2014-07-23 12:06:13</text:p>
          </table:table-cell>
          <table:table-cell office:value-type="string">
            <text:p>23.808 °C</text:p>
          </table:table-cell>
          <table:table-cell office:value-type="string">
            <text:p>23.807 °C</text:p>
          </table:table-cell>
          <table:table-cell office:value-type="string">
            <text:p>46.0 %RH</text:p>
          </table:table-cell>
          <table:table-cell office:value-type="string">
            <text:p>45.7 %RH</text:p>
          </table:table-cell>
        </table:table-row>
        <table:table-row table:style-name="ro1">
          <table:table-cell office:value-type="float" office:value="2821">
            <text:p>2821</text:p>
          </table:table-cell>
          <table:table-cell office:value-type="string">
            <text:p>2014-07-23 12:06:43</text:p>
          </table:table-cell>
          <table:table-cell table:number-columns-repeated="2" office:value-type="string">
            <text:p>23.813 °C</text:p>
          </table:table-cell>
          <table:table-cell office:value-type="string">
            <text:p>46.0 %RH</text:p>
          </table:table-cell>
          <table:table-cell office:value-type="string">
            <text:p>45.7 %RH</text:p>
          </table:table-cell>
        </table:table-row>
        <table:table-row table:style-name="ro1">
          <table:table-cell office:value-type="float" office:value="2822">
            <text:p>2822</text:p>
          </table:table-cell>
          <table:table-cell office:value-type="string">
            <text:p>2014-07-23 12:07:13</text:p>
          </table:table-cell>
          <table:table-cell office:value-type="string">
            <text:p>23.819 °C</text:p>
          </table:table-cell>
          <table:table-cell office:value-type="string">
            <text:p>23.817 °C</text:p>
          </table:table-cell>
          <table:table-cell table:number-columns-repeated="2" office:value-type="string">
            <text:p>46.0 %RH</text:p>
          </table:table-cell>
        </table:table-row>
        <table:table-row table:style-name="ro1">
          <table:table-cell office:value-type="float" office:value="2823">
            <text:p>2823</text:p>
          </table:table-cell>
          <table:table-cell office:value-type="string">
            <text:p>2014-07-23 12:07:43</text:p>
          </table:table-cell>
          <table:table-cell table:number-columns-repeated="2" office:value-type="string">
            <text:p>23.823 °C</text:p>
          </table:table-cell>
          <table:table-cell office:value-type="string">
            <text:p>46.0 %RH</text:p>
          </table:table-cell>
          <table:table-cell office:value-type="string">
            <text:p>45.7 %RH</text:p>
          </table:table-cell>
        </table:table-row>
        <table:table-row table:style-name="ro1">
          <table:table-cell office:value-type="float" office:value="2824">
            <text:p>2824</text:p>
          </table:table-cell>
          <table:table-cell office:value-type="string">
            <text:p>2014-07-23 12:08:13</text:p>
          </table:table-cell>
          <table:table-cell table:number-columns-repeated="2" office:value-type="string">
            <text:p>23.826 °C</text:p>
          </table:table-cell>
          <table:table-cell table:number-columns-repeated="2" office:value-type="string">
            <text:p>46.0 %RH</text:p>
          </table:table-cell>
        </table:table-row>
        <table:table-row table:style-name="ro1">
          <table:table-cell office:value-type="float" office:value="2825">
            <text:p>2825</text:p>
          </table:table-cell>
          <table:table-cell office:value-type="string">
            <text:p>2014-07-23 12:08:43</text:p>
          </table:table-cell>
          <table:table-cell office:value-type="string">
            <text:p>23.827 °C</text:p>
          </table:table-cell>
          <table:table-cell office:value-type="string">
            <text:p>23.826 °C</text:p>
          </table:table-cell>
          <table:table-cell office:value-type="string">
            <text:p>46.2 %RH</text:p>
          </table:table-cell>
          <table:table-cell office:value-type="string">
            <text:p>46.0 %RH</text:p>
          </table:table-cell>
        </table:table-row>
        <table:table-row table:style-name="ro1">
          <table:table-cell office:value-type="float" office:value="2826">
            <text:p>2826</text:p>
          </table:table-cell>
          <table:table-cell office:value-type="string">
            <text:p>2014-07-23 12:09:13</text:p>
          </table:table-cell>
          <table:table-cell office:value-type="string">
            <text:p>23.830 °C</text:p>
          </table:table-cell>
          <table:table-cell office:value-type="string">
            <text:p>23.829 °C</text:p>
          </table:table-cell>
          <table:table-cell table:number-columns-repeated="2" office:value-type="string">
            <text:p>46.0 %RH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string">
            <text:p>2014-07-23 12:09:43</text:p>
          </table:table-cell>
          <table:table-cell office:value-type="string">
            <text:p>23.833 °C</text:p>
          </table:table-cell>
          <table:table-cell office:value-type="string">
            <text:p>23.832 °C</text:p>
          </table:table-cell>
          <table:table-cell office:value-type="string">
            <text:p>46.2 %RH</text:p>
          </table:table-cell>
          <table:table-cell office:value-type="string">
            <text:p>46.0 %RH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office:value-type="string">
            <text:p>2014-07-23 12:10:13</text:p>
          </table:table-cell>
          <table:table-cell table:number-columns-repeated="2" office:value-type="string">
            <text:p>23.835 °C</text:p>
          </table:table-cell>
          <table:table-cell office:value-type="string">
            <text:p>46.2 %RH</text:p>
          </table:table-cell>
          <table:table-cell office:value-type="string">
            <text:p>46.0 %RH</text:p>
          </table:table-cell>
        </table:table-row>
        <table:table-row table:style-name="ro1">
          <table:table-cell office:value-type="float" office:value="2829">
            <text:p>2829</text:p>
          </table:table-cell>
          <table:table-cell office:value-type="string">
            <text:p>2014-07-23 12:10:43</text:p>
          </table:table-cell>
          <table:table-cell office:value-type="string">
            <text:p>23.837 °C</text:p>
          </table:table-cell>
          <table:table-cell office:value-type="string">
            <text:p>23.835 °C</text:p>
          </table:table-cell>
          <table:table-cell office:value-type="string">
            <text:p>46.0 %RH</text:p>
          </table:table-cell>
          <table:table-cell office:value-type="string">
            <text:p>45.7 %RH</text:p>
          </table:table-cell>
        </table:table-row>
        <table:table-row table:style-name="ro1">
          <table:table-cell office:value-type="float" office:value="2830">
            <text:p>2830</text:p>
          </table:table-cell>
          <table:table-cell office:value-type="string">
            <text:p>2014-07-23 12:11:13</text:p>
          </table:table-cell>
          <table:table-cell office:value-type="string">
            <text:p>23.837 °C</text:p>
          </table:table-cell>
          <table:table-cell office:value-type="string">
            <text:p>23.836 °C</text:p>
          </table:table-cell>
          <table:table-cell table:number-columns-repeated="2" office:value-type="string">
            <text:p>45.7 %RH</text:p>
          </table:table-cell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2014-07-23 12:11:43</text:p>
          </table:table-cell>
          <table:table-cell office:value-type="string">
            <text:p>23.839 °C</text:p>
          </table:table-cell>
          <table:table-cell office:value-type="string">
            <text:p>23.836 °C</text:p>
          </table:table-cell>
          <table:table-cell office:value-type="string">
            <text:p>45.7 %RH</text:p>
          </table:table-cell>
          <table:table-cell office:value-type="string">
            <text:p>45.5 %RH</text:p>
          </table:table-cell>
        </table:table-row>
        <table:table-row table:style-name="ro1">
          <table:table-cell office:value-type="float" office:value="2832">
            <text:p>2832</text:p>
          </table:table-cell>
          <table:table-cell office:value-type="string">
            <text:p>2014-07-23 12:12:13</text:p>
          </table:table-cell>
          <table:table-cell office:value-type="string">
            <text:p>23.842 °C</text:p>
          </table:table-cell>
          <table:table-cell office:value-type="string">
            <text:p>23.837 °C</text:p>
          </table:table-cell>
          <table:table-cell office:value-type="string">
            <text:p>45.7 %RH</text:p>
          </table:table-cell>
          <table:table-cell office:value-type="string">
            <text:p>45.5 %RH</text:p>
          </table:table-cell>
        </table:table-row>
        <table:table-row table:style-name="ro1">
          <table:table-cell office:value-type="float" office:value="2833">
            <text:p>2833</text:p>
          </table:table-cell>
          <table:table-cell office:value-type="string">
            <text:p>2014-07-23 12:12:43</text:p>
          </table:table-cell>
          <table:table-cell office:value-type="string">
            <text:p>23.842 °C</text:p>
          </table:table-cell>
          <table:table-cell office:value-type="string">
            <text:p>23.837 °C</text:p>
          </table:table-cell>
          <table:table-cell table:number-columns-repeated="2" office:value-type="string">
            <text:p>45.5 %RH</text:p>
          </table:table-cell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2014-07-23 12:13:13</text:p>
          </table:table-cell>
          <table:table-cell office:value-type="string">
            <text:p>23.840 °C</text:p>
          </table:table-cell>
          <table:table-cell office:value-type="string">
            <text:p>23.839 °C</text:p>
          </table:table-cell>
          <table:table-cell office:value-type="string">
            <text:p>45.5 %RH</text:p>
          </table:table-cell>
          <table:table-cell office:value-type="string">
            <text:p>45.2 %RH</text:p>
          </table:table-cell>
        </table:table-row>
        <table:table-row table:style-name="ro1">
          <table:table-cell office:value-type="float" office:value="2835">
            <text:p>2835</text:p>
          </table:table-cell>
          <table:table-cell office:value-type="string">
            <text:p>2014-07-23 12:13:43</text:p>
          </table:table-cell>
          <table:table-cell office:value-type="string">
            <text:p>23.840 °C</text:p>
          </table:table-cell>
          <table:table-cell office:value-type="string">
            <text:p>23.839 °C</text:p>
          </table:table-cell>
          <table:table-cell table:number-columns-repeated="2" office:value-type="string">
            <text:p>45.5 %RH</text:p>
          </table:table-cell>
        </table:table-row>
        <table:table-row table:style-name="ro1">
          <table:table-cell office:value-type="float" office:value="2836">
            <text:p>2836</text:p>
          </table:table-cell>
          <table:table-cell office:value-type="string">
            <text:p>2014-07-23 12:14:13</text:p>
          </table:table-cell>
          <table:table-cell office:value-type="string">
            <text:p>23.842 °C</text:p>
          </table:table-cell>
          <table:table-cell office:value-type="string">
            <text:p>23.840 °C</text:p>
          </table:table-cell>
          <table:table-cell table:number-columns-repeated="2" office:value-type="string">
            <text:p>45.5 %RH</text:p>
          </table:table-cell>
        </table:table-row>
        <table:table-row table:style-name="ro1">
          <table:table-cell office:value-type="float" office:value="2837">
            <text:p>2837</text:p>
          </table:table-cell>
          <table:table-cell office:value-type="string">
            <text:p>2014-07-23 12:14:43</text:p>
          </table:table-cell>
          <table:table-cell office:value-type="string">
            <text:p>23.840 °C</text:p>
          </table:table-cell>
          <table:table-cell office:value-type="string">
            <text:p>23.839 °C</text:p>
          </table:table-cell>
          <table:table-cell office:value-type="string">
            <text:p>45.5 %RH</text:p>
          </table:table-cell>
          <table:table-cell office:value-type="string">
            <text:p>45.2 %RH</text:p>
          </table:table-cell>
        </table:table-row>
        <table:table-row table:style-name="ro1">
          <table:table-cell office:value-type="float" office:value="2838">
            <text:p>2838</text:p>
          </table:table-cell>
          <table:table-cell office:value-type="string">
            <text:p>2014-07-23 12:15:13</text:p>
          </table:table-cell>
          <table:table-cell office:value-type="string">
            <text:p>23.840 °C</text:p>
          </table:table-cell>
          <table:table-cell office:value-type="string">
            <text:p>23.837 °C</text:p>
          </table:table-cell>
          <table:table-cell table:number-columns-repeated="2" office:value-type="string">
            <text:p>45.2 %RH</text:p>
          </table:table-cell>
        </table:table-row>
        <table:table-row table:style-name="ro1">
          <table:table-cell office:value-type="float" office:value="2839">
            <text:p>2839</text:p>
          </table:table-cell>
          <table:table-cell office:value-type="string">
            <text:p>2014-07-23 12:15:43</text:p>
          </table:table-cell>
          <table:table-cell office:value-type="string">
            <text:p>23.842 °C</text:p>
          </table:table-cell>
          <table:table-cell office:value-type="string">
            <text:p>23.836 °C</text:p>
          </table:table-cell>
          <table:table-cell office:value-type="string">
            <text:p>45.2 %RH</text:p>
          </table:table-cell>
          <table:table-cell office:value-type="string">
            <text:p>45.0 %RH</text:p>
          </table:table-cell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2014-07-23 12:16:13</text:p>
          </table:table-cell>
          <table:table-cell office:value-type="string">
            <text:p>23.840 °C</text:p>
          </table:table-cell>
          <table:table-cell office:value-type="string">
            <text:p>23.837 °C</text:p>
          </table:table-cell>
          <table:table-cell office:value-type="string">
            <text:p>45.2 %RH</text:p>
          </table:table-cell>
          <table:table-cell office:value-type="string">
            <text:p>45.0 %RH</text:p>
          </table:table-cell>
        </table:table-row>
        <table:table-row table:style-name="ro1">
          <table:table-cell office:value-type="float" office:value="2841">
            <text:p>2841</text:p>
          </table:table-cell>
          <table:table-cell office:value-type="string">
            <text:p>2014-07-23 12:16:43</text:p>
          </table:table-cell>
          <table:table-cell office:value-type="string">
            <text:p>23.839 °C</text:p>
          </table:table-cell>
          <table:table-cell office:value-type="string">
            <text:p>23.837 °C</text:p>
          </table:table-cell>
          <table:table-cell table:number-columns-repeated="2" office:value-type="string">
            <text:p>45.0 %RH</text:p>
          </table:table-cell>
        </table:table-row>
        <table:table-row table:style-name="ro1">
          <table:table-cell office:value-type="float" office:value="2842">
            <text:p>2842</text:p>
          </table:table-cell>
          <table:table-cell office:value-type="string">
            <text:p>2014-07-23 12:17:13</text:p>
          </table:table-cell>
          <table:table-cell office:value-type="string">
            <text:p>23.839 °C</text:p>
          </table:table-cell>
          <table:table-cell office:value-type="string">
            <text:p>23.836 °C</text:p>
          </table:table-cell>
          <table:table-cell table:number-columns-repeated="2" office:value-type="string">
            <text:p>45.2 %RH</text:p>
          </table:table-cell>
        </table:table-row>
        <table:table-row table:style-name="ro1">
          <table:table-cell office:value-type="float" office:value="2843">
            <text:p>2843</text:p>
          </table:table-cell>
          <table:table-cell office:value-type="string">
            <text:p>2014-07-23 12:17:43</text:p>
          </table:table-cell>
          <table:table-cell office:value-type="string">
            <text:p>23.839 °C</text:p>
          </table:table-cell>
          <table:table-cell office:value-type="string">
            <text:p>23.837 °C</text:p>
          </table:table-cell>
          <table:table-cell table:number-columns-repeated="2" office:value-type="string">
            <text:p>45.2 %RH</text:p>
          </table:table-cell>
        </table:table-row>
        <table:table-row table:style-name="ro1">
          <table:table-cell office:value-type="float" office:value="2844">
            <text:p>2844</text:p>
          </table:table-cell>
          <table:table-cell office:value-type="string">
            <text:p>2014-07-23 12:18:13</text:p>
          </table:table-cell>
          <table:table-cell office:value-type="string">
            <text:p>23.837 °C</text:p>
          </table:table-cell>
          <table:table-cell office:value-type="string">
            <text:p>23.836 °C</text:p>
          </table:table-cell>
          <table:table-cell office:value-type="string">
            <text:p>45.5 %RH</text:p>
          </table:table-cell>
          <table:table-cell office:value-type="string">
            <text:p>45.2 %RH</text:p>
          </table:table-cell>
        </table:table-row>
        <table:table-row table:style-name="ro1">
          <table:table-cell office:value-type="float" office:value="2845">
            <text:p>2845</text:p>
          </table:table-cell>
          <table:table-cell office:value-type="string">
            <text:p>2014-07-23 12:18:43</text:p>
          </table:table-cell>
          <table:table-cell office:value-type="string">
            <text:p>23.836 °C</text:p>
          </table:table-cell>
          <table:table-cell office:value-type="string">
            <text:p>23.833 °C</text:p>
          </table:table-cell>
          <table:table-cell table:number-columns-repeated="2" office:value-type="string">
            <text:p>45.5 %RH</text:p>
          </table:table-cell>
        </table:table-row>
        <table:table-row table:style-name="ro1">
          <table:table-cell office:value-type="float" office:value="2846">
            <text:p>2846</text:p>
          </table:table-cell>
          <table:table-cell office:value-type="string">
            <text:p>2014-07-23 12:19:13</text:p>
          </table:table-cell>
          <table:table-cell office:value-type="string">
            <text:p>23.836 °C</text:p>
          </table:table-cell>
          <table:table-cell office:value-type="string">
            <text:p>23.833 °C</text:p>
          </table:table-cell>
          <table:table-cell office:value-type="string">
            <text:p>45.5 %RH</text:p>
          </table:table-cell>
          <table:table-cell office:value-type="string">
            <text:p>45.2 %RH</text:p>
          </table:table-cell>
        </table:table-row>
        <table:table-row table:style-name="ro1">
          <table:table-cell office:value-type="float" office:value="2847">
            <text:p>2847</text:p>
          </table:table-cell>
          <table:table-cell office:value-type="string">
            <text:p>2014-07-23 12:19:43</text:p>
          </table:table-cell>
          <table:table-cell office:value-type="string">
            <text:p>23.836 °C</text:p>
          </table:table-cell>
          <table:table-cell office:value-type="string">
            <text:p>23.833 °C</text:p>
          </table:table-cell>
          <table:table-cell table:number-columns-repeated="2" office:value-type="string">
            <text:p>45.2 %RH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string">
            <text:p>2014-07-23 12:20:13</text:p>
          </table:table-cell>
          <table:table-cell office:value-type="string">
            <text:p>23.833 °C</text:p>
          </table:table-cell>
          <table:table-cell office:value-type="string">
            <text:p>23.830 °C</text:p>
          </table:table-cell>
          <table:table-cell office:value-type="string">
            <text:p>45.2 %RH</text:p>
          </table:table-cell>
          <table:table-cell office:value-type="string">
            <text:p>45.0 %RH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string">
            <text:p>2014-07-23 12:20:43</text:p>
          </table:table-cell>
          <table:table-cell office:value-type="string">
            <text:p>23.832 °C</text:p>
          </table:table-cell>
          <table:table-cell office:value-type="string">
            <text:p>23.830 °C</text:p>
          </table:table-cell>
          <table:table-cell office:value-type="string">
            <text:p>45.2 %RH</text:p>
          </table:table-cell>
          <table:table-cell office:value-type="string">
            <text:p>45.0 %RH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string">
            <text:p>2014-07-23 12:21:13</text:p>
          </table:table-cell>
          <table:table-cell office:value-type="string">
            <text:p>23.832 °C</text:p>
          </table:table-cell>
          <table:table-cell office:value-type="string">
            <text:p>23.829 °C</text:p>
          </table:table-cell>
          <table:table-cell table:number-columns-repeated="2" office:value-type="string">
            <text:p>45.0 %RH</text:p>
          </table:table-cell>
        </table:table-row>
        <table:table-row table:style-name="ro1">
          <table:table-cell office:value-type="float" office:value="2851">
            <text:p>2851</text:p>
          </table:table-cell>
          <table:table-cell office:value-type="string">
            <text:p>2014-07-23 12:21:43</text:p>
          </table:table-cell>
          <table:table-cell office:value-type="string">
            <text:p>23.832 °C</text:p>
          </table:table-cell>
          <table:table-cell office:value-type="string">
            <text:p>23.829 °C</text:p>
          </table:table-cell>
          <table:table-cell table:number-columns-repeated="2" office:value-type="string">
            <text:p>45.0 %RH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string">
            <text:p>2014-07-23 12:22:13</text:p>
          </table:table-cell>
          <table:table-cell office:value-type="string">
            <text:p>23.829 °C</text:p>
          </table:table-cell>
          <table:table-cell office:value-type="string">
            <text:p>23.824 °C</text:p>
          </table:table-cell>
          <table:table-cell table:number-columns-repeated="2" office:value-type="string">
            <text:p>45.0 %RH</text:p>
          </table:table-cell>
        </table:table-row>
        <table:table-row table:style-name="ro1">
          <table:table-cell office:value-type="float" office:value="2853">
            <text:p>2853</text:p>
          </table:table-cell>
          <table:table-cell office:value-type="string">
            <text:p>2014-07-23 12:22:43</text:p>
          </table:table-cell>
          <table:table-cell office:value-type="string">
            <text:p>23.826 °C</text:p>
          </table:table-cell>
          <table:table-cell office:value-type="string">
            <text:p>23.823 °C</text:p>
          </table:table-cell>
          <table:table-cell office:value-type="string">
            <text:p>45.0 %RH</text:p>
          </table:table-cell>
          <table:table-cell office:value-type="string">
            <text:p>44.7 %RH</text:p>
          </table:table-cell>
        </table:table-row>
        <table:table-row table:style-name="ro1">
          <table:table-cell office:value-type="float" office:value="2854">
            <text:p>2854</text:p>
          </table:table-cell>
          <table:table-cell office:value-type="string">
            <text:p>2014-07-23 12:23:13</text:p>
          </table:table-cell>
          <table:table-cell office:value-type="string">
            <text:p>23.824 °C</text:p>
          </table:table-cell>
          <table:table-cell office:value-type="string">
            <text:p>23.819 °C</text:p>
          </table:table-cell>
          <table:table-cell office:value-type="string">
            <text:p>45.0 %RH</text:p>
          </table:table-cell>
          <table:table-cell office:value-type="string">
            <text:p>44.7 %RH</text:p>
          </table:table-cell>
        </table:table-row>
        <table:table-row table:style-name="ro1">
          <table:table-cell office:value-type="float" office:value="2855">
            <text:p>2855</text:p>
          </table:table-cell>
          <table:table-cell office:value-type="string">
            <text:p>2014-07-23 12:23:43</text:p>
          </table:table-cell>
          <table:table-cell office:value-type="string">
            <text:p>23.820 °C</text:p>
          </table:table-cell>
          <table:table-cell office:value-type="string">
            <text:p>23.817 °C</text:p>
          </table:table-cell>
          <table:table-cell table:number-columns-repeated="2" office:value-type="string">
            <text:p>45.0 %RH</text:p>
          </table:table-cell>
        </table:table-row>
        <table:table-row table:style-name="ro1">
          <table:table-cell office:value-type="float" office:value="2856">
            <text:p>2856</text:p>
          </table:table-cell>
          <table:table-cell office:value-type="string">
            <text:p>2014-07-23 12:24:13</text:p>
          </table:table-cell>
          <table:table-cell office:value-type="string">
            <text:p>23.819 °C</text:p>
          </table:table-cell>
          <table:table-cell office:value-type="string">
            <text:p>23.816 °C</text:p>
          </table:table-cell>
          <table:table-cell office:value-type="string">
            <text:p>45.0 %RH</text:p>
          </table:table-cell>
          <table:table-cell office:value-type="string">
            <text:p>44.7 %RH</text:p>
          </table:table-cell>
        </table:table-row>
        <table:table-row table:style-name="ro1">
          <table:table-cell office:value-type="float" office:value="2857">
            <text:p>2857</text:p>
          </table:table-cell>
          <table:table-cell office:value-type="string">
            <text:p>2014-07-23 12:24:43</text:p>
          </table:table-cell>
          <table:table-cell office:value-type="string">
            <text:p>23.816 °C</text:p>
          </table:table-cell>
          <table:table-cell office:value-type="string">
            <text:p>23.813 °C</text:p>
          </table:table-cell>
          <table:table-cell table:number-columns-repeated="2" office:value-type="string">
            <text:p>44.7 %RH</text:p>
          </table:table-cell>
        </table:table-row>
        <table:table-row table:style-name="ro1">
          <table:table-cell office:value-type="float" office:value="2858">
            <text:p>2858</text:p>
          </table:table-cell>
          <table:table-cell office:value-type="string">
            <text:p>2014-07-23 12:25:13</text:p>
          </table:table-cell>
          <table:table-cell office:value-type="string">
            <text:p>23.814 °C</text:p>
          </table:table-cell>
          <table:table-cell office:value-type="string">
            <text:p>23.811 °C</text:p>
          </table:table-cell>
          <table:table-cell table:number-columns-repeated="2" office:value-type="string">
            <text:p>45.0 %RH</text:p>
          </table:table-cell>
        </table:table-row>
        <table:table-row table:style-name="ro1">
          <table:table-cell office:value-type="float" office:value="2859">
            <text:p>2859</text:p>
          </table:table-cell>
          <table:table-cell office:value-type="string">
            <text:p>2014-07-23 12:25:43</text:p>
          </table:table-cell>
          <table:table-cell office:value-type="string">
            <text:p>23.813 °C</text:p>
          </table:table-cell>
          <table:table-cell office:value-type="string">
            <text:p>23.807 °C</text:p>
          </table:table-cell>
          <table:table-cell office:value-type="string">
            <text:p>45.0 %RH</text:p>
          </table:table-cell>
          <table:table-cell office:value-type="string">
            <text:p>44.7 %RH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string">
            <text:p>2014-07-23 12:26:13</text:p>
          </table:table-cell>
          <table:table-cell office:value-type="string">
            <text:p>23.808 °C</text:p>
          </table:table-cell>
          <table:table-cell office:value-type="string">
            <text:p>23.805 °C</text:p>
          </table:table-cell>
          <table:table-cell table:number-columns-repeated="2" office:value-type="string">
            <text:p>44.7 %RH</text:p>
          </table:table-cell>
        </table:table-row>
        <table:table-row table:style-name="ro1">
          <table:table-cell office:value-type="float" office:value="2861">
            <text:p>2861</text:p>
          </table:table-cell>
          <table:table-cell office:value-type="string">
            <text:p>2014-07-23 12:26:43</text:p>
          </table:table-cell>
          <table:table-cell office:value-type="string">
            <text:p>23.807 °C</text:p>
          </table:table-cell>
          <table:table-cell office:value-type="string">
            <text:p>23.803 °C</text:p>
          </table:table-cell>
          <table:table-cell table:number-columns-repeated="2" office:value-type="string">
            <text:p>44.7 %RH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string">
            <text:p>2014-07-23 12:27:13</text:p>
          </table:table-cell>
          <table:table-cell office:value-type="string">
            <text:p>23.801 °C</text:p>
          </table:table-cell>
          <table:table-cell office:value-type="string">
            <text:p>23.798 °C</text:p>
          </table:table-cell>
          <table:table-cell table:number-columns-repeated="2" office:value-type="string">
            <text:p>45.0 %RH</text:p>
          </table:table-cell>
        </table:table-row>
        <table:table-row table:style-name="ro1">
          <table:table-cell office:value-type="float" office:value="2863">
            <text:p>2863</text:p>
          </table:table-cell>
          <table:table-cell office:value-type="string">
            <text:p>2014-07-23 12:27:43</text:p>
          </table:table-cell>
          <table:table-cell office:value-type="string">
            <text:p>23.798 °C</text:p>
          </table:table-cell>
          <table:table-cell office:value-type="string">
            <text:p>23.794 °C</text:p>
          </table:table-cell>
          <table:table-cell table:number-columns-repeated="2" office:value-type="string">
            <text:p>45.0 %RH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office:value-type="string">
            <text:p>2014-07-23 12:28:13</text:p>
          </table:table-cell>
          <table:table-cell office:value-type="string">
            <text:p>23.794 °C</text:p>
          </table:table-cell>
          <table:table-cell office:value-type="string">
            <text:p>23.791 °C</text:p>
          </table:table-cell>
          <table:table-cell office:value-type="string">
            <text:p>45.2 %RH</text:p>
          </table:table-cell>
          <table:table-cell office:value-type="string">
            <text:p>45.0 %RH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office:value-type="string">
            <text:p>2014-07-23 12:28:43</text:p>
          </table:table-cell>
          <table:table-cell office:value-type="string">
            <text:p>23.792 °C</text:p>
          </table:table-cell>
          <table:table-cell office:value-type="string">
            <text:p>23.790 °C</text:p>
          </table:table-cell>
          <table:table-cell office:value-type="string">
            <text:p>45.2 %RH</text:p>
          </table:table-cell>
          <table:table-cell office:value-type="string">
            <text:p>45.0 %RH</text:p>
          </table:table-cell>
        </table:table-row>
        <table:table-row table:style-name="ro1">
          <table:table-cell office:value-type="float" office:value="2866">
            <text:p>2866</text:p>
          </table:table-cell>
          <table:table-cell office:value-type="string">
            <text:p>2014-07-23 12:29:13</text:p>
          </table:table-cell>
          <table:table-cell office:value-type="string">
            <text:p>23.788 °C</text:p>
          </table:table-cell>
          <table:table-cell office:value-type="string">
            <text:p>23.787 °C</text:p>
          </table:table-cell>
          <table:table-cell office:value-type="string">
            <text:p>45.2 %RH</text:p>
          </table:table-cell>
          <table:table-cell office:value-type="string">
            <text:p>45.0 %RH</text:p>
          </table:table-cell>
        </table:table-row>
        <table:table-row table:style-name="ro1">
          <table:table-cell office:value-type="float" office:value="2867">
            <text:p>2867</text:p>
          </table:table-cell>
          <table:table-cell office:value-type="string">
            <text:p>2014-07-23 12:29:43</text:p>
          </table:table-cell>
          <table:table-cell office:value-type="string">
            <text:p>23.790 °C</text:p>
          </table:table-cell>
          <table:table-cell office:value-type="string">
            <text:p>23.787 °C</text:p>
          </table:table-cell>
          <table:table-cell office:value-type="string">
            <text:p>45.2 %RH</text:p>
          </table:table-cell>
          <table:table-cell office:value-type="string">
            <text:p>45.0 %RH</text:p>
          </table:table-cell>
        </table:table-row>
        <table:table-row table:style-name="ro1">
          <table:table-cell office:value-type="float" office:value="2868">
            <text:p>2868</text:p>
          </table:table-cell>
          <table:table-cell office:value-type="string">
            <text:p>2014-07-23 12:30:13</text:p>
          </table:table-cell>
          <table:table-cell office:value-type="string">
            <text:p>23.788 °C</text:p>
          </table:table-cell>
          <table:table-cell office:value-type="string">
            <text:p>23.784 °C</text:p>
          </table:table-cell>
          <table:table-cell table:number-columns-repeated="2" office:value-type="string">
            <text:p>45.0 %RH</text:p>
          </table:table-cell>
        </table:table-row>
        <table:table-row table:style-name="ro1">
          <table:table-cell office:value-type="float" office:value="2869">
            <text:p>2869</text:p>
          </table:table-cell>
          <table:table-cell office:value-type="string">
            <text:p>2014-07-23 12:30:43</text:p>
          </table:table-cell>
          <table:table-cell office:value-type="string">
            <text:p>23.785 °C</text:p>
          </table:table-cell>
          <table:table-cell office:value-type="string">
            <text:p>23.782 °C</text:p>
          </table:table-cell>
          <table:table-cell office:value-type="string">
            <text:p>45.2 %RH</text:p>
          </table:table-cell>
          <table:table-cell office:value-type="string">
            <text:p>45.0 %RH</text:p>
          </table:table-cell>
        </table:table-row>
        <table:table-row table:style-name="ro1">
          <table:table-cell office:value-type="float" office:value="2870">
            <text:p>2870</text:p>
          </table:table-cell>
          <table:table-cell office:value-type="string">
            <text:p>2014-07-23 12:31:13</text:p>
          </table:table-cell>
          <table:table-cell office:value-type="string">
            <text:p>23.784 °C</text:p>
          </table:table-cell>
          <table:table-cell office:value-type="string">
            <text:p>23.779 °C</text:p>
          </table:table-cell>
          <table:table-cell office:value-type="string">
            <text:p>45.2 %RH</text:p>
          </table:table-cell>
          <table:table-cell office:value-type="string">
            <text:p>45.0 %RH</text:p>
          </table:table-cell>
        </table:table-row>
        <table:table-row table:style-name="ro1">
          <table:table-cell office:value-type="float" office:value="2871">
            <text:p>2871</text:p>
          </table:table-cell>
          <table:table-cell office:value-type="string">
            <text:p>2014-07-23 12:31:43</text:p>
          </table:table-cell>
          <table:table-cell office:value-type="string">
            <text:p>23.782 °C</text:p>
          </table:table-cell>
          <table:table-cell office:value-type="string">
            <text:p>23.779 °C</text:p>
          </table:table-cell>
          <table:table-cell table:number-columns-repeated="2" office:value-type="string">
            <text:p>45.0 %RH</text:p>
          </table:table-cell>
        </table:table-row>
        <table:table-row table:style-name="ro1">
          <table:table-cell office:value-type="float" office:value="2872">
            <text:p>2872</text:p>
          </table:table-cell>
          <table:table-cell office:value-type="string">
            <text:p>2014-07-23 12:32:13</text:p>
          </table:table-cell>
          <table:table-cell office:value-type="string">
            <text:p>23.781 °C</text:p>
          </table:table-cell>
          <table:table-cell office:value-type="string">
            <text:p>23.778 °C</text:p>
          </table:table-cell>
          <table:table-cell table:number-columns-repeated="2" office:value-type="string">
            <text:p>45.0 %RH</text:p>
          </table:table-cell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2014-07-23 12:32:43</text:p>
          </table:table-cell>
          <table:table-cell table:number-columns-repeated="2" office:value-type="string">
            <text:p>23.779 °C</text:p>
          </table:table-cell>
          <table:table-cell table:number-columns-repeated="2" office:value-type="string">
            <text:p>45.0 %RH</text:p>
          </table:table-cell>
        </table:table-row>
        <table:table-row table:style-name="ro1">
          <table:table-cell office:value-type="float" office:value="2874">
            <text:p>2874</text:p>
          </table:table-cell>
          <table:table-cell office:value-type="string">
            <text:p>2014-07-23 12:33:13</text:p>
          </table:table-cell>
          <table:table-cell office:value-type="string">
            <text:p>23.778 °C</text:p>
          </table:table-cell>
          <table:table-cell office:value-type="string">
            <text:p>23.775 °C</text:p>
          </table:table-cell>
          <table:table-cell table:number-columns-repeated="2" office:value-type="string">
            <text:p>45.0 %RH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string">
            <text:p>2014-07-23 12:33:43</text:p>
          </table:table-cell>
          <table:table-cell office:value-type="string">
            <text:p>23.778 °C</text:p>
          </table:table-cell>
          <table:table-cell office:value-type="string">
            <text:p>23.775 °C</text:p>
          </table:table-cell>
          <table:table-cell office:value-type="string">
            <text:p>45.5 %RH</text:p>
          </table:table-cell>
          <table:table-cell office:value-type="string">
            <text:p>45.2 %RH</text:p>
          </table:table-cell>
        </table:table-row>
        <table:table-row table:style-name="ro1">
          <table:table-cell office:value-type="float" office:value="2876">
            <text:p>2876</text:p>
          </table:table-cell>
          <table:table-cell office:value-type="string">
            <text:p>2014-07-23 12:34:13</text:p>
          </table:table-cell>
          <table:table-cell office:value-type="string">
            <text:p>23.776 °C</text:p>
          </table:table-cell>
          <table:table-cell office:value-type="string">
            <text:p>23.774 °C</text:p>
          </table:table-cell>
          <table:table-cell table:number-columns-repeated="2" office:value-type="string">
            <text:p>46.0 %RH</text:p>
          </table:table-cell>
        </table:table-row>
        <table:table-row table:style-name="ro1">
          <table:table-cell office:value-type="float" office:value="2877">
            <text:p>2877</text:p>
          </table:table-cell>
          <table:table-cell office:value-type="string">
            <text:p>2014-07-23 12:34:43</text:p>
          </table:table-cell>
          <table:table-cell office:value-type="string">
            <text:p>23.775 °C</text:p>
          </table:table-cell>
          <table:table-cell office:value-type="string">
            <text:p>23.771 °C</text:p>
          </table:table-cell>
          <table:table-cell office:value-type="string">
            <text:p>46.2 %RH</text:p>
          </table:table-cell>
          <table:table-cell office:value-type="string">
            <text:p>46.0 %RH</text:p>
          </table:table-cell>
        </table:table-row>
        <table:table-row table:style-name="ro1">
          <table:table-cell office:value-type="float" office:value="2878">
            <text:p>2878</text:p>
          </table:table-cell>
          <table:table-cell office:value-type="string">
            <text:p>2014-07-23 12:35:13</text:p>
          </table:table-cell>
          <table:table-cell office:value-type="string">
            <text:p>23.772 °C</text:p>
          </table:table-cell>
          <table:table-cell office:value-type="string">
            <text:p>23.765 °C</text:p>
          </table:table-cell>
          <table:table-cell office:value-type="string">
            <text:p>46.7 %RH</text:p>
          </table:table-cell>
          <table:table-cell office:value-type="string">
            <text:p>46.5 %RH</text:p>
          </table:table-cell>
        </table:table-row>
        <table:table-row table:style-name="ro1">
          <table:table-cell office:value-type="float" office:value="2879">
            <text:p>2879</text:p>
          </table:table-cell>
          <table:table-cell office:value-type="string">
            <text:p>2014-07-23 12:35:43</text:p>
          </table:table-cell>
          <table:table-cell office:value-type="string">
            <text:p>23.775 °C</text:p>
          </table:table-cell>
          <table:table-cell office:value-type="string">
            <text:p>23.772 °C</text:p>
          </table:table-cell>
          <table:table-cell table:number-columns-repeated="2" office:value-type="string">
            <text:p>49.0 %RH</text:p>
          </table:table-cell>
        </table:table-row>
        <table:table-row table:style-name="ro1">
          <table:table-cell office:value-type="float" office:value="2880">
            <text:p>2880</text:p>
          </table:table-cell>
          <table:table-cell office:value-type="string">
            <text:p>2014-07-23 12:36:13</text:p>
          </table:table-cell>
          <table:table-cell table:number-columns-repeated="2" office:value-type="string">
            <text:p>23.804 °C</text:p>
          </table:table-cell>
          <table:table-cell office:value-type="string">
            <text:p>49.8 %RH</text:p>
          </table:table-cell>
          <table:table-cell office:value-type="string">
            <text:p>45.7 %RH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string">
            <text:p>2014-07-23 12:36:43</text:p>
          </table:table-cell>
          <table:table-cell table:number-columns-repeated="2" office:value-type="string">
            <text:p>23.829 °C</text:p>
          </table:table-cell>
          <table:table-cell table:number-columns-repeated="2" office:value-type="string">
            <text:p>45.7 %R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1T12:46:26</dc:date>
    <dc:creator>SKT </dc:creator>
    <meta:document-statistic meta:table-count="1" meta:cell-count="17309" meta:object-count="0"/>
    <meta:generator>LibreOffice/3.5$Linux_X86_64 LibreOffice_project/350m1$Build-2</meta:generator>
  </office:meta>
</office:document-meta>
</file>